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9" style:family="table-column">
      <style:table-column-properties fo:break-before="auto" style:column-width="31.04mm"/>
    </style:style>
    <style:style style:name="co10" style:family="table-column">
      <style:table-column-properties fo:break-before="auto" style:column-width="231.19mm"/>
    </style:style>
    <style:style style:name="co11" style:family="table-column">
      <style:table-column-properties fo:break-before="auto" style:column-width="61.75mm"/>
    </style:style>
    <style:style style:name="co16" style:family="table-column">
      <style:table-column-properties fo:break-before="auto" style:column-width="27.43mm"/>
    </style:style>
    <style:style style:name="co17" style:family="table-column">
      <style:table-column-properties fo:break-before="auto" style:column-width="43.59mm"/>
    </style:style>
    <style:style style:name="co18" style:family="table-column">
      <style:table-column-properties fo:break-before="auto" style:column-width="33.3mm"/>
    </style:style>
    <style:style style:name="co19" style:family="table-column">
      <style:table-column-properties fo:break-before="auto" style:column-width="50.45mm"/>
    </style:style>
    <style:style style:name="co20" style:family="table-column">
      <style:table-column-properties fo:break-before="auto" style:column-width="40.98mm"/>
    </style:style>
    <style:style style:name="co21" style:family="table-column">
      <style:table-column-properties fo:break-before="auto" style:column-width="44.17mm"/>
    </style:style>
    <style:style style:name="co22" style:family="table-column">
      <style:table-column-properties fo:break-before="auto" style:column-width="31.96mm"/>
    </style:style>
    <style:style style:name="co23" style:family="table-column">
      <style:table-column-properties fo:break-before="auto" style:column-width="50.27mm"/>
    </style:style>
    <style:style style:name="co24" style:family="table-column">
      <style:table-column-properties fo:break-before="auto" style:column-width="22.95mm"/>
    </style:style>
    <style:style style:name="co25" style:family="table-column">
      <style:table-column-properties fo:break-before="auto" style:column-width="26.32mm"/>
    </style:style>
    <style:style style:name="co26" style:family="table-column">
      <style:table-column-properties fo:break-before="auto" style:column-width="21.78mm"/>
    </style:style>
    <style:style style:name="co27" style:family="table-column">
      <style:table-column-properties fo:break-before="auto" style:column-width="148.47mm"/>
    </style:style>
    <style:style style:name="co28" style:family="table-column">
      <style:table-column-properties fo:break-before="auto" style:column-width="28.43mm"/>
    </style:style>
    <style:style style:name="co29" style:family="table-column">
      <style:table-column-properties fo:break-before="auto" style:column-width="26.44mm"/>
    </style:style>
    <style:style style:name="co30" style:family="table-column">
      <style:table-column-properties fo:break-before="auto" style:column-width="16.47mm"/>
    </style:style>
    <style:style style:name="co31" style:family="table-column">
      <style:table-column-properties fo:break-before="auto" style:column-width="67.26mm"/>
    </style:style>
    <style:style style:name="co32" style:family="table-column">
      <style:table-column-properties fo:break-before="auto" style:column-width="100.15mm"/>
    </style:style>
    <style:style style:name="co33" style:family="table-column">
      <style:table-column-properties fo:break-before="auto" style:column-width="39.39mm"/>
    </style:style>
    <style:style style:name="co34" style:family="table-column">
      <style:table-column-properties fo:break-before="auto" style:column-width="39.07mm"/>
    </style:style>
    <style:style style:name="co35" style:family="table-column">
      <style:table-column-properties fo:break-before="auto" style:column-width="45.26mm"/>
    </style:style>
    <style:style style:name="co36" style:family="table-column">
      <style:table-column-properties fo:break-before="auto" style:column-width="102.59mm"/>
    </style:style>
    <style:style style:name="co37" style:family="table-column">
      <style:table-column-properties fo:break-before="auto" style:column-width="55.49mm"/>
    </style:style>
    <style:style style:name="ro1" style:family="table-row">
      <style:table-row-properties style:row-height="4.52mm" fo:break-before="auto" style:use-optimal-row-height="true"/>
    </style:style>
    <style:style style:name="ro4" style:family="table-row">
      <style:table-row-properties style:row-height="8.2mm" fo:break-before="auto" style:use-optimal-row-height="true"/>
    </style:style>
    <style:style style:name="ro5" style:family="table-row">
      <style:table-row-properties style:row-height="78.33mm" fo:break-before="auto" style:use-optimal-row-height="true"/>
    </style:style>
    <style:style style:name="ro6" style:family="table-row">
      <style:table-row-properties style:row-height="27.68mm" fo:break-before="auto" style:use-optimal-row-height="true"/>
    </style:style>
    <style:style style:name="ro7" style:family="table-row">
      <style:table-row-properties style:row-height="8.73mm" fo:break-before="auto" style:use-optimal-row-height="true"/>
    </style:style>
    <style:style style:name="ro8" style:family="table-row">
      <style:table-row-properties style:row-height="4.64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58" style:family="table-cell" style:parent-style-name="Default">
      <style:table-cell-properties fo:border="0.06pt solid #000000"/>
    </style:style>
    <style:style style:name="ce163" style:family="table-cell" style:parent-style-name="Default">
      <style:table-cell-properties fo:background-color="transparent" fo:border="0.06pt solid #000000"/>
    </style:style>
    <style:style style:name="ce164" style:family="table-cell" style:parent-style-name="Default">
      <style:table-cell-properties fo:background-color="#fff200" fo:border="0.06pt solid #000000"/>
    </style:style>
    <style:style style:name="ce260" style:family="table-cell" style:parent-style-name="Default">
      <style:table-cell-properties fo:background-color="#c7a0cb"/>
    </style:style>
    <style:style style:name="ce261" style:family="table-cell" style:parent-style-name="Default">
      <style:table-cell-properties fo:background-color="#bce4e5"/>
    </style:style>
    <style:style style:name="ce262" style:family="table-cell" style:parent-style-name="Default">
      <style:table-cell-properties fo:background-color="#bcaed5"/>
    </style:style>
    <style:style style:name="ce263" style:family="table-cell" style:parent-style-name="Default">
      <style:table-cell-properties fo:background-color="#fff200"/>
    </style:style>
    <style:style style:name="ce264" style:family="table-cell" style:parent-style-name="Default">
      <style:table-cell-properties fo:background-color="transparent"/>
    </style:style>
    <style:style style:name="ce265" style:family="table-cell" style:parent-style-name="Default">
      <style:table-cell-properties fo:background-color="#fcd3c1"/>
    </style:style>
    <style:style style:name="ce266" style:family="table-cell" style:parent-style-name="Default">
      <style:table-cell-properties fo:background-color="#ffff00"/>
    </style:style>
    <style:style style:name="ce267" style:family="table-cell" style:parent-style-name="Default">
      <style:table-cell-properties fo:background-color="#cccccc"/>
      <style:text-properties fo:font-weight="bold" style:font-weight-asian="bold" style:font-weight-complex="bold"/>
    </style:style>
    <style:style style:name="ce268" style:family="table-cell" style:parent-style-name="Default" style:data-style-name="N36"/>
    <style:style style:name="ce269" style:family="table-cell" style:parent-style-name="Default" style:data-style-name="N36">
      <style:table-cell-properties fo:background-color="#c7a0cb"/>
    </style:style>
    <style:style style:name="ce270" style:family="table-cell" style:parent-style-name="Default" style:data-style-name="N36">
      <style:table-cell-properties fo:background-color="#bce4e5"/>
    </style:style>
    <style:style style:name="ce307" style:family="table-cell" style:parent-style-name="Default" style:data-style-name="N36">
      <style:table-cell-properties fo:background-color="#bcaed5"/>
    </style:style>
    <style:style style:name="ce308" style:family="table-cell" style:parent-style-name="Default" style:data-style-name="N36">
      <style:table-cell-properties fo:background-color="#faa61a"/>
    </style:style>
    <style:style style:name="ce309" style:family="table-cell" style:parent-style-name="Default" style:data-style-name="N36">
      <style:table-cell-properties fo:background-color="#fff200"/>
    </style:style>
    <style:style style:name="ce310" style:family="table-cell" style:parent-style-name="Default" style:data-style-name="N36">
      <style:table-cell-properties fo:background-color="#c7a0cb"/>
      <style:text-properties style:use-window-font-color="true" style:text-underline-style="solid" style:text-underline-width="auto" style:text-underline-color="font-color"/>
    </style:style>
    <style:style style:name="ce311" style:family="table-cell" style:parent-style-name="Default" style:data-style-name="N36">
      <style:table-cell-properties fo:background-color="transparent"/>
    </style:style>
    <style:style style:name="ce312" style:family="table-cell" style:parent-style-name="Default" style:data-style-name="N36">
      <style:table-cell-properties fo:background-color="#dddddd"/>
    </style:style>
    <style:style style:name="ce313" style:family="table-cell" style:parent-style-name="Default" style:data-style-name="N36">
      <style:table-cell-properties fo:background-color="#dddddd" fo:border="none"/>
    </style:style>
    <style:style style:name="ce314" style:family="table-cell" style:parent-style-name="Default" style:data-style-name="N36">
      <style:table-cell-properties fo:background-color="transparent" fo:border="none"/>
    </style:style>
    <style:style style:name="ce315" style:family="table-cell" style:parent-style-name="Default" style:data-style-name="N36">
      <style:table-cell-properties fo:background-color="#c7a0cb" fo:border="none"/>
    </style:style>
    <style:style style:name="ce316" style:family="table-cell" style:parent-style-name="Default" style:data-style-name="N36">
      <style:table-cell-properties fo:background-color="#fff200" fo:border="none"/>
    </style:style>
    <style:style style:name="ce317" style:family="table-cell" style:parent-style-name="Default" style:data-style-name="N36">
      <style:table-cell-properties fo:background-color="#fcd3c1" fo:border="none"/>
    </style:style>
    <style:style style:name="ce318" style:family="table-cell" style:parent-style-name="Default" style:data-style-name="N36">
      <style:table-cell-properties fo:background-color="#ffff00" fo:border="none"/>
    </style:style>
    <style:style style:name="ce319" style:family="table-cell" style:parent-style-name="Default" style:data-style-name="N0"/>
    <style:style style:name="ce320" style:family="table-cell" style:parent-style-name="Default">
      <style:table-cell-properties fo:background-color="#faa61a"/>
    </style:style>
    <style:style style:name="ce343" style:family="table-cell" style:parent-style-name="Default">
      <style:table-cell-properties fo:background-color="#c7a0cb"/>
      <style:text-properties style:use-window-font-color="true" style:text-underline-style="solid" style:text-underline-width="auto" style:text-underline-color="font-color"/>
    </style:style>
    <style:style style:name="ce344" style:family="table-cell" style:parent-style-name="Default">
      <style:table-cell-properties fo:background-color="#dddddd"/>
    </style:style>
    <style:style style:name="ce345" style:family="table-cell" style:parent-style-name="Default">
      <style:table-cell-properties fo:background-color="#dddddd" fo:border="none"/>
    </style:style>
    <style:style style:name="ce346" style:family="table-cell" style:parent-style-name="Default">
      <style:table-cell-properties fo:background-color="transparent" fo:border="none"/>
    </style:style>
    <style:style style:name="ce347" style:family="table-cell" style:parent-style-name="Default">
      <style:table-cell-properties fo:background-color="#c7a0cb" fo:border="none"/>
    </style:style>
    <style:style style:name="ce348" style:family="table-cell" style:parent-style-name="Default">
      <style:table-cell-properties fo:background-color="transparent" fo:border="non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fff200" fo:border="none"/>
    </style:style>
    <style:style style:name="ce350" style:family="table-cell" style:parent-style-name="Default">
      <style:table-cell-properties fo:background-color="#fcd3c1" fo:border="none"/>
    </style:style>
    <style:style style:name="ce351" style:family="table-cell" style:parent-style-name="Default">
      <style:table-cell-properties fo:background-color="#ffff00" fo:border="none"/>
    </style:style>
    <style:style style:name="ce352" style:family="table-cell" style:parent-style-name="Default" style:data-style-name="N104"/>
    <style:style style:name="ce353" style:family="table-cell" style:parent-style-name="Default" style:data-style-name="N104">
      <style:table-cell-properties fo:background-color="#c7a0cb"/>
    </style:style>
    <style:style style:name="ce354" style:family="table-cell" style:parent-style-name="Default" style:data-style-name="N104">
      <style:table-cell-properties fo:background-color="#bce4e5"/>
    </style:style>
    <style:style style:name="ce355" style:family="table-cell" style:parent-style-name="Default" style:data-style-name="N104">
      <style:table-cell-properties fo:background-color="#bcaed5"/>
    </style:style>
    <style:style style:name="ce356" style:family="table-cell" style:parent-style-name="Default" style:data-style-name="N104">
      <style:table-cell-properties fo:background-color="#faa61a"/>
    </style:style>
    <style:style style:name="ce357" style:family="table-cell" style:parent-style-name="Default" style:data-style-name="N104">
      <style:table-cell-properties fo:background-color="#fff200"/>
    </style:style>
    <style:style style:name="ce358" style:family="table-cell" style:parent-style-name="Default" style:data-style-name="N104">
      <style:table-cell-properties fo:background-color="#c7a0cb"/>
      <style:text-properties style:use-window-font-color="true" style:text-underline-style="solid" style:text-underline-width="auto" style:text-underline-color="font-color"/>
    </style:style>
    <style:style style:name="ce359" style:family="table-cell" style:parent-style-name="Default" style:data-style-name="N104">
      <style:table-cell-properties fo:background-color="transparent"/>
    </style:style>
    <style:style style:name="ce360" style:family="table-cell" style:parent-style-name="Default" style:data-style-name="N104">
      <style:table-cell-properties fo:background-color="#dddddd"/>
    </style:style>
    <style:style style:name="ce361" style:family="table-cell" style:parent-style-name="Default" style:data-style-name="N104">
      <style:table-cell-properties fo:background-color="#dddddd" fo:border="none"/>
    </style:style>
    <style:style style:name="ce362" style:family="table-cell" style:parent-style-name="Default" style:data-style-name="N104">
      <style:table-cell-properties fo:background-color="transparent" fo:border="none"/>
    </style:style>
    <style:style style:name="ce363" style:family="table-cell" style:parent-style-name="Default" style:data-style-name="N104">
      <style:table-cell-properties fo:background-color="#c7a0cb" fo:border="none"/>
    </style:style>
    <style:style style:name="ce364" style:family="table-cell" style:parent-style-name="Default" style:data-style-name="N104">
      <style:table-cell-properties fo:background-color="#fff200" fo:border="none"/>
    </style:style>
    <style:style style:name="ce365" style:family="table-cell" style:parent-style-name="Default" style:data-style-name="N104">
      <style:table-cell-properties fo:background-color="#fcd3c1" fo:border="none"/>
    </style:style>
    <style:style style:name="ce366" style:family="table-cell" style:parent-style-name="Default" style:data-style-name="N104">
      <style:table-cell-properties fo:background-color="#ffff00" fo:border="none"/>
    </style:style>
    <style:style style:name="ce367" style:family="table-cell" style:parent-style-name="Default" style:data-style-name="N30"/>
    <style:style style:name="ce368" style:family="table-cell" style:parent-style-name="Default" style:data-style-name="N30">
      <style:table-cell-properties fo:background-color="#c7a0cb"/>
    </style:style>
    <style:style style:name="ce369" style:family="table-cell" style:parent-style-name="Default" style:data-style-name="N30">
      <style:table-cell-properties fo:background-color="#bce4e5"/>
    </style:style>
    <style:style style:name="ce370" style:family="table-cell" style:parent-style-name="Default" style:data-style-name="N30">
      <style:table-cell-properties fo:background-color="#bcaed5"/>
    </style:style>
    <style:style style:name="ce371" style:family="table-cell" style:parent-style-name="Default" style:data-style-name="N30">
      <style:table-cell-properties fo:background-color="#faa61a"/>
    </style:style>
    <style:style style:name="ce372" style:family="table-cell" style:parent-style-name="Default" style:data-style-name="N30">
      <style:table-cell-properties fo:background-color="#fff200"/>
    </style:style>
    <style:style style:name="ce374" style:family="table-cell" style:parent-style-name="Default" style:data-style-name="N104">
      <style:table-cell-properties fo:background-color="#cccccc"/>
      <style:text-properties fo:font-weight="bold" style:font-weight-asian="bold" style:font-weight-complex="bold"/>
    </style:style>
    <style:style style:name="ce375" style:family="table-cell" style:parent-style-name="Default">
      <style:table-cell-properties fo:background-color="#fff200"/>
      <style:text-properties style:use-window-font-color="true" style:text-underline-style="solid" style:text-underline-width="auto" style:text-underline-color="font-color"/>
    </style:style>
    <style:style style:name="ce381" style:family="table-cell" style:parent-style-name="Default">
      <style:table-cell-properties fo:background-color="transparent"/>
      <style:text-properties style:use-window-font-color="true" style:text-underline-style="solid" style:text-underline-width="auto" style:text-underline-color="font-color"/>
    </style:style>
    <style:style style:name="ce382" style:family="table-cell" style:parent-style-name="Default">
      <style:table-cell-properties fo:background-color="#ffff00"/>
      <style:text-properties style:use-window-font-color="true" style:text-underline-style="solid" style:text-underline-width="auto" style:text-underline-color="font-color"/>
    </style:style>
    <style:style style:name="ce383" style:family="table-cell" style:parent-style-name="Default">
      <style:table-cell-properties fo:background-color="#dddddd"/>
      <style:text-properties style:font-name="Arial" fo:font-weight="bold" style:font-weight-asian="bold" style:font-weight-complex="bold"/>
    </style:style>
    <style:style style:name="ce384" style:family="table-cell" style:parent-style-name="Default">
      <style:text-properties style:font-name="Arial"/>
    </style:style>
    <style:style style:name="ce385"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7" style:family="table-cell" style:parent-style-name="Default">
      <style:text-properties style:font-name="Arial" fo:font-weight="normal" style:font-weight-asian="normal" style:font-weight-complex="normal"/>
    </style:style>
    <style:style style:name="ce388" style:family="table-cell" style:parent-style-name="Default" style:data-style-name="N100">
      <style:table-cell-properties fo:background-color="#dddddd" style:text-align-source="fix" style:repeat-content="false"/>
      <style:paragraph-properties fo:text-align="start" fo:margin-left="0mm"/>
      <style:text-properties style:font-name="Arial" fo:font-weight="bold" style:font-weight-asian="bold" style:font-weight-complex="bold"/>
    </style:style>
    <style:style style:name="ce389" style:family="table-cell" style:parent-style-name="Default" style:data-style-name="N100">
      <style:table-cell-properties style:text-align-source="fix" style:repeat-content="false"/>
      <style:paragraph-properties fo:text-align="start" fo:margin-left="0mm"/>
      <style:text-properties style:font-name="Arial" fo:font-weight="normal" style:font-weight-asian="normal" style:font-weight-complex="normal"/>
    </style:style>
    <style:style style:name="ce390" style:family="table-cell" style:parent-style-name="Default" style:data-style-name="N100">
      <style:table-cell-properties style:text-align-source="fix" style:repeat-content="false"/>
      <style:paragraph-properties fo:text-align="start" fo:margin-left="0mm"/>
      <style:text-properties style:font-name="Arial" fo:font-weight="normal" style:font-name-asian="SimSun" style:font-weight-asian="normal" style:font-name-complex="Mangal" style:font-weight-complex="normal"/>
    </style:style>
    <style:style style:name="ce391"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2" style:family="table-cell" style:parent-style-name="Default" style:data-style-name="N36">
      <style:table-cell-properties fo:background-color="#fcd4d1"/>
    </style:style>
    <style:style style:name="ce403" style:family="table-cell" style:parent-style-name="Default" style:data-style-name="N104">
      <style:table-cell-properties fo:background-color="#fcd4d1"/>
    </style:style>
    <style:style style:name="ce404" style:family="table-cell" style:parent-style-name="Default">
      <style:table-cell-properties fo:background-color="#fcd4d1"/>
    </style:style>
    <style:style style:name="ce40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dddddd" fo:border="0.06pt solid #000000"/>
      <style:text-properties fo:font-weight="bold" style:font-weight-asian="bold" style:font-weight-complex="bold"/>
    </style:style>
    <style:style style:name="ce155" style:family="table-cell" style:parent-style-name="Default">
      <style:table-cell-properties fo:border="0.06pt solid #000000"/>
    </style:style>
    <style:style style:name="ce4" style:family="table-cell" style:parent-style-name="Default" style:data-style-name="N0">
      <style:table-cell-properties fo:border="0.06pt solid #000000"/>
    </style:style>
    <style:style style:name="ce5" style:family="table-cell" style:parent-style-name="Default" style:data-style-name="N0">
      <style:table-cell-properties fo:background-color="#bce4e5" fo:border="0.06pt solid #000000"/>
    </style:style>
    <style:style style:name="ce6" style:family="table-cell" style:parent-style-name="Default">
      <style:table-cell-properties fo:border="0.06pt solid #000000"/>
      <style:text-properties style:font-name="Liberation Sans" style:font-name-asian="SimSun" style:font-name-complex="Mangal"/>
    </style:style>
    <style:style style:name="ce161" style:family="table-cell" style:parent-style-name="Default">
      <style:table-cell-properties fo:background-color="transparent" fo:border="0.06pt solid #000000"/>
    </style:style>
    <style:style style:name="ce162" style:family="table-cell" style:parent-style-name="Default">
      <style:table-cell-properties fo:background-color="#fff200" fo:border="0.06pt solid #000000"/>
    </style:style>
    <style:style style:name="ce13" style:family="table-cell" style:parent-style-name="Default">
      <style:table-cell-properties fo:background-color="#bce4e5" fo:border="0.06pt solid #000000"/>
    </style:style>
    <style:style style:name="ce14" style:family="table-cell" style:parent-style-name="Default">
      <style:table-cell-properties fo:border="0.06pt solid #000000"/>
      <style:text-properties fo:font-weight="normal" style:font-weight-asian="normal" style:font-weight-complex="normal"/>
    </style:style>
    <style:style style:name="ce160" style:family="table-cell" style:parent-style-name="Default">
      <style:table-cell-properties fo:background-color="#00b6bd" fo:border="0.06pt solid #000000"/>
      <style:text-properties fo:font-weight="normal" style:font-weight-asian="normal" style:font-weight-complex="normal"/>
    </style:style>
    <style:style style:name="ce23" style:family="table-cell" style:parent-style-name="Default">
      <style:table-cell-properties fo:background-color="transparent" fo:border="0.06pt solid #000000"/>
      <style:text-properties fo:font-weight="normal" style:font-weight-asian="normal" style:font-weight-complex="normal"/>
    </style:style>
    <style:style style:name="ce24" style:family="table-cell" style:parent-style-name="Default">
      <style:table-cell-properties fo:background-color="#dddddd" fo:border="0.06pt solid #000000"/>
      <style:text-properties fo:font-weight="normal" style:font-weight-asian="normal" style:font-weight-complex="normal"/>
    </style:style>
    <style:style style:name="ce25" style:family="table-cell" style:parent-style-name="Default">
      <style:table-cell-properties fo:background-color="transparent" fo:border="0.06pt solid #000000"/>
      <style:text-properties style:use-window-font-color="true"/>
    </style:style>
    <style:style style:name="ce28" style:family="table-cell" style:parent-style-name="Default">
      <style:table-cell-properties fo:background-color="#ef413d" fo:border="0.06pt solid #000000"/>
    </style:style>
    <style:style style:name="ce21" style:family="table-cell" style:parent-style-name="Default">
      <style:table-cell-properties fo:background-color="#fcd4d1" fo:border="0.06pt solid #000000"/>
    </style:style>
    <style:style style:name="ce26" style:family="table-cell" style:parent-style-name="Default">
      <style:table-cell-properties fo:background-color="#ffe5ca" fo:border="0.06pt solid #000000"/>
    </style:style>
    <style:style style:name="ce31" style:family="table-cell" style:parent-style-name="Default" style:data-style-name="N36">
      <style:table-cell-properties fo:background-color="#dddddd" fo:border="0.06pt solid #000000"/>
      <style:text-properties fo:font-weight="bold" style:font-weight-asian="bold" style:font-weight-complex="bold"/>
    </style:style>
    <style:style style:name="ce33" style:family="table-cell" style:parent-style-name="Default" style:data-style-name="N36">
      <style:table-cell-properties fo:border="0.06pt solid #000000"/>
    </style:style>
    <style:style style:name="ce34" style:family="table-cell" style:parent-style-name="Default" style:data-style-name="N36">
      <style:table-cell-properties fo:background-color="#bce4e5" fo:border="0.06pt solid #000000"/>
    </style:style>
    <style:style style:name="ce40" style:family="table-cell" style:parent-style-name="Default" style:data-style-name="N36">
      <style:table-cell-properties fo:background-color="transparent" fo:border="0.06pt solid #000000"/>
    </style:style>
    <style:style style:name="ce41" style:family="table-cell" style:parent-style-name="Default" style:data-style-name="N36">
      <style:table-cell-properties fo:background-color="#fff200" fo:border="0.06pt solid #000000"/>
    </style:style>
    <style:style style:name="ce42" style:family="table-cell" style:parent-style-name="Default" style:data-style-name="N36">
      <style:table-cell-properties fo:background-color="transparent" fo:border="0.06pt solid #000000"/>
      <style:text-properties fo:font-weight="normal" style:font-weight-asian="normal" style:font-weight-complex="normal"/>
    </style:style>
    <style:style style:name="ce172" style:family="table-cell" style:parent-style-name="Default" style:data-style-name="N36">
      <style:table-cell-properties fo:background-color="#00b6bd" fo:border="0.06pt solid #000000"/>
      <style:text-properties fo:font-weight="normal" style:font-weight-asian="normal" style:font-weight-complex="normal"/>
    </style:style>
    <style:style style:name="ce44" style:family="table-cell" style:parent-style-name="Default" style:data-style-name="N36">
      <style:table-cell-properties fo:background-color="#dddddd" fo:border="0.06pt solid #000000"/>
      <style:text-properties fo:font-weight="normal" style:font-weight-asian="normal" style:font-weight-complex="normal"/>
    </style:style>
    <style:style style:name="ce47" style:family="table-cell" style:parent-style-name="Default" style:data-style-name="N36">
      <style:table-cell-properties fo:background-color="transparent" fo:border="0.06pt solid #000000"/>
      <style:text-properties style:use-window-font-color="true"/>
    </style:style>
    <style:style style:name="ce49" style:family="table-cell" style:parent-style-name="Default" style:data-style-name="N36">
      <style:table-cell-properties fo:background-color="#ef413d" fo:border="0.06pt solid #000000"/>
    </style:style>
    <style:style style:name="ce45" style:family="table-cell" style:parent-style-name="Default" style:data-style-name="N36">
      <style:table-cell-properties fo:background-color="#fcd4d1" fo:border="0.06pt solid #000000"/>
    </style:style>
    <style:style style:name="ce48" style:family="table-cell" style:parent-style-name="Default" style:data-style-name="N36">
      <style:table-cell-properties fo:background-color="#ffe5ca" fo:border="0.06pt solid #000000"/>
    </style:style>
    <style:style style:name="ce50" style:family="table-cell" style:parent-style-name="Default" style:data-style-name="N40">
      <style:table-cell-properties fo:background-color="#dddddd" fo:border="0.06pt solid #000000"/>
      <style:text-properties fo:font-weight="bold" style:font-weight-asian="bold" style:font-weight-complex="bold"/>
    </style:style>
    <style:style style:name="ce51" style:family="table-cell" style:parent-style-name="Default" style:data-style-name="N40">
      <style:table-cell-properties fo:border="0.06pt solid #000000"/>
    </style:style>
    <style:style style:name="ce52" style:family="table-cell" style:parent-style-name="Default" style:data-style-name="N40">
      <style:table-cell-properties fo:background-color="#bce4e5" fo:border="0.06pt solid #000000"/>
    </style:style>
    <style:style style:name="ce53" style:family="table-cell" style:parent-style-name="Default" style:data-style-name="N40">
      <style:table-cell-properties fo:background-color="transparent" fo:border="0.06pt solid #000000"/>
    </style:style>
    <style:style style:name="ce55" style:family="table-cell" style:parent-style-name="Default" style:data-style-name="N40">
      <style:table-cell-properties fo:background-color="#fff200" fo:border="0.06pt solid #000000"/>
    </style:style>
    <style:style style:name="ce56" style:family="table-cell" style:parent-style-name="Default" style:data-style-name="N40">
      <style:table-cell-properties fo:background-color="transparent" fo:border="0.06pt solid #000000"/>
      <style:text-properties fo:font-weight="normal" style:font-weight-asian="normal" style:font-weight-complex="normal"/>
    </style:style>
    <style:style style:name="ce183" style:family="table-cell" style:parent-style-name="Default" style:data-style-name="N40">
      <style:table-cell-properties fo:background-color="#00b6bd" fo:border="0.06pt solid #000000"/>
      <style:text-properties fo:font-weight="normal" style:font-weight-asian="normal" style:font-weight-complex="normal"/>
    </style:style>
    <style:style style:name="ce57" style:family="table-cell" style:parent-style-name="Default" style:data-style-name="N40">
      <style:table-cell-properties fo:background-color="#dddddd" fo:border="0.06pt solid #000000"/>
      <style:text-properties fo:font-weight="normal" style:font-weight-asian="normal" style:font-weight-complex="normal"/>
    </style:style>
    <style:style style:name="ce59" style:family="table-cell" style:parent-style-name="Default" style:data-style-name="N40">
      <style:table-cell-properties fo:background-color="transparent" fo:border="0.06pt solid #000000"/>
      <style:text-properties style:use-window-font-color="true"/>
    </style:style>
    <style:style style:name="ce62" style:family="table-cell" style:parent-style-name="Default" style:data-style-name="N40">
      <style:table-cell-properties fo:background-color="#ef413d" fo:border="0.06pt solid #000000"/>
    </style:style>
    <style:style style:name="ce77" style:family="table-cell" style:parent-style-name="Default" style:data-style-name="N40">
      <style:table-cell-properties fo:background-color="#fcd4d1" fo:border="0.06pt solid #000000"/>
    </style:style>
    <style:style style:name="ce87" style:family="table-cell" style:parent-style-name="Default" style:data-style-name="N40">
      <style:table-cell-properties fo:background-color="#ffe5ca" fo:border="0.06pt solid #000000"/>
    </style:style>
    <style:style style:name="ce63" style:family="table-cell" style:parent-style-name="Default" style:data-style-name="N0">
      <style:table-cell-properties fo:background-color="#dddddd" fo:border="0.06pt solid #000000"/>
      <style:text-properties fo:font-weight="bold" style:font-weight-asian="bold" style:font-weight-complex="bold"/>
    </style:style>
    <style:style style:name="ce206" style:family="table-cell" style:parent-style-name="Default" style:data-style-name="N0">
      <style:table-cell-properties fo:background-color="transparent" fo:border="0.06pt solid #000000"/>
    </style:style>
    <style:style style:name="ce85" style:family="table-cell" style:parent-style-name="Default" style:data-style-name="N0">
      <style:table-cell-properties fo:background-color="#fff200" fo:border="0.06pt solid #000000"/>
    </style:style>
    <style:style style:name="ce66" style:family="table-cell" style:parent-style-name="Default" style:data-style-name="N0">
      <style:table-cell-properties fo:background-color="transparent" fo:border="0.06pt solid #000000"/>
      <style:text-properties fo:font-weight="normal" style:font-weight-asian="normal" style:font-weight-complex="normal"/>
    </style:style>
    <style:style style:name="ce192" style:family="table-cell" style:parent-style-name="Default" style:data-style-name="N0">
      <style:table-cell-properties fo:background-color="#00b6bd" fo:border="0.06pt solid #000000"/>
      <style:text-properties fo:font-weight="normal" style:font-weight-asian="normal" style:font-weight-complex="normal"/>
    </style:style>
    <style:style style:name="ce67" style:family="table-cell" style:parent-style-name="Default" style:data-style-name="N0">
      <style:table-cell-properties fo:background-color="#dddddd" fo:border="0.06pt solid #000000"/>
      <style:text-properties fo:font-weight="normal" style:font-weight-asian="normal" style:font-weight-complex="normal"/>
    </style:style>
    <style:style style:name="ce69" style:family="table-cell" style:parent-style-name="Default" style:data-style-name="N0">
      <style:table-cell-properties fo:background-color="transparent" fo:border="0.06pt solid #000000"/>
      <style:text-properties style:use-window-font-color="true"/>
    </style:style>
    <style:style style:name="ce70" style:family="table-cell" style:parent-style-name="Default" style:data-style-name="N0">
      <style:table-cell-properties fo:background-color="#ef413d" fo:border="0.06pt solid #000000"/>
    </style:style>
    <style:style style:name="ce104" style:family="table-cell" style:parent-style-name="Default" style:data-style-name="N0">
      <style:table-cell-properties fo:background-color="#fcd4d1" fo:border="0.06pt solid #000000"/>
    </style:style>
    <style:style style:name="ce111" style:family="table-cell" style:parent-style-name="Default" style:data-style-name="N0">
      <style:table-cell-properties fo:background-color="#ffe5ca" fo:border="0.06pt solid #000000"/>
    </style:style>
    <style:style style:name="ce72" style:family="table-cell" style:parent-style-name="Default" style:data-style-name="N2">
      <style:table-cell-properties fo:background-color="#dddddd" fo:border="0.06pt solid #000000"/>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2">
      <style:table-cell-properties fo:background-color="#bce4e5" fo:border="0.06pt solid #000000"/>
    </style:style>
    <style:style style:name="ce75" style:family="table-cell" style:parent-style-name="Default" style:data-style-name="N2">
      <style:table-cell-properties fo:background-color="transparent" fo:border="0.06pt solid #000000"/>
    </style:style>
    <style:style style:name="ce78" style:family="table-cell" style:parent-style-name="Default" style:data-style-name="N2">
      <style:table-cell-properties fo:background-color="#fff200" fo:border="0.06pt solid #000000"/>
    </style:style>
    <style:style style:name="ce79" style:family="table-cell" style:parent-style-name="Default" style:data-style-name="N2">
      <style:table-cell-properties fo:background-color="transparent" fo:border="0.06pt solid #000000"/>
      <style:text-properties fo:font-weight="normal" style:font-weight-asian="normal" style:font-weight-complex="normal"/>
    </style:style>
    <style:style style:name="ce203" style:family="table-cell" style:parent-style-name="Default" style:data-style-name="N2">
      <style:table-cell-properties fo:background-color="#00b6bd" fo:border="0.06pt solid #000000"/>
      <style:text-properties fo:font-weight="normal" style:font-weight-asian="normal" style:font-weight-complex="normal"/>
    </style:style>
    <style:style style:name="ce80" style:family="table-cell" style:parent-style-name="Default" style:data-style-name="N2">
      <style:table-cell-properties fo:background-color="#dddddd" fo:border="0.06pt solid #000000"/>
      <style:text-properties fo:font-weight="normal" style:font-weight-asian="normal" style:font-weight-complex="normal"/>
    </style:style>
    <style:style style:name="ce82" style:family="table-cell" style:parent-style-name="Default" style:data-style-name="N2">
      <style:table-cell-properties fo:background-color="transparent" fo:border="0.06pt solid #000000"/>
      <style:text-properties style:use-window-font-color="true"/>
    </style:style>
    <style:style style:name="ce84" style:family="table-cell" style:parent-style-name="Default" style:data-style-name="N2">
      <style:table-cell-properties fo:background-color="#ef413d" fo:border="0.06pt solid #000000"/>
    </style:style>
    <style:style style:name="ce125" style:family="table-cell" style:parent-style-name="Default" style:data-style-name="N2">
      <style:table-cell-properties fo:background-color="#fcd4d1" fo:border="0.06pt solid #000000"/>
    </style:style>
    <style:style style:name="ce130" style:family="table-cell" style:parent-style-name="Default" style:data-style-name="N2">
      <style:table-cell-properties fo:background-color="#ffe5ca" fo:border="0.06pt solid #000000"/>
    </style:style>
    <style:style style:name="ce86" style:family="table-cell" style:parent-style-name="Default" style:data-style-name="N104">
      <style:table-cell-properties fo:border="0.06pt solid #000000"/>
    </style:style>
    <style:style style:name="ce88" style:family="table-cell" style:parent-style-name="Default" style:data-style-name="N104">
      <style:table-cell-properties fo:background-color="#bce4e5" fo:border="0.06pt solid #000000"/>
    </style:style>
    <style:style style:name="ce89" style:family="table-cell" style:parent-style-name="Default" style:data-style-name="N104">
      <style:table-cell-properties fo:background-color="transparent" fo:border="0.06pt solid #000000"/>
    </style:style>
    <style:style style:name="ce90" style:family="table-cell" style:parent-style-name="Default" style:data-style-name="N104">
      <style:table-cell-properties fo:background-color="#fff200" fo:border="0.06pt solid #000000"/>
    </style:style>
    <style:style style:name="ce91" style:family="table-cell" style:parent-style-name="Default" style:data-style-name="N104">
      <style:table-cell-properties fo:background-color="transparent" fo:border="0.06pt solid #000000"/>
      <style:text-properties fo:font-weight="normal" style:font-weight-asian="normal" style:font-weight-complex="normal"/>
    </style:style>
    <style:style style:name="ce213" style:family="table-cell" style:parent-style-name="Default" style:data-style-name="N104">
      <style:table-cell-properties fo:background-color="#00b6bd" fo:border="0.06pt solid #000000"/>
      <style:text-properties fo:font-weight="normal" style:font-weight-asian="normal" style:font-weight-complex="normal"/>
    </style:style>
    <style:style style:name="ce92" style:family="table-cell" style:parent-style-name="Default" style:data-style-name="N104">
      <style:table-cell-properties fo:background-color="#dddddd" fo:border="0.06pt solid #000000"/>
      <style:text-properties fo:font-weight="normal" style:font-weight-asian="normal" style:font-weight-complex="normal"/>
    </style:style>
    <style:style style:name="ce96" style:family="table-cell" style:parent-style-name="Default" style:data-style-name="N104">
      <style:table-cell-properties fo:background-color="transparent" fo:border="0.06pt solid #000000"/>
      <style:text-properties style:use-window-font-color="true"/>
    </style:style>
    <style:style style:name="ce135" style:family="table-cell" style:parent-style-name="Default" style:data-style-name="N104">
      <style:table-cell-properties fo:background-color="#fcd4d1" fo:border="0.06pt solid #000000"/>
    </style:style>
    <style:style style:name="ce141" style:family="table-cell" style:parent-style-name="Default" style:data-style-name="N104">
      <style:table-cell-properties fo:background-color="#ffe5ca" fo:border="0.06pt solid #000000"/>
    </style:style>
    <style:style style:name="ce98" style:family="table-cell" style:parent-style-name="Default" style:data-style-name="N104">
      <style:table-cell-properties fo:background-color="#dddddd" fo:border="0.06pt solid #000000"/>
      <style:text-properties fo:font-weight="bold" style:font-weight-asian="bold" style:font-weight-complex="bold"/>
    </style:style>
    <style:style style:name="ce99" style:family="table-cell" style:parent-style-name="Default" style:data-style-name="N104">
      <style:table-cell-properties fo:background-color="#ef413d" fo:border="0.06pt solid #000000"/>
    </style:style>
    <style:style style:name="ce100" style:family="table-cell" style:parent-style-name="Default" style:data-style-name="N37">
      <style:table-cell-properties fo:background-color="transparent" fo:border="0.06pt solid #000000"/>
    </style:style>
    <style:style style:name="ce102" style:family="table-cell" style:parent-style-name="Default" style:data-style-name="N37">
      <style:table-cell-properties fo:border="0.06pt solid #000000"/>
    </style:style>
    <style:style style:name="ce108" style:family="table-cell" style:parent-style-name="Default" style:data-style-name="N37">
      <style:table-cell-properties fo:background-color="#bce4e5" fo:border="0.06pt solid #000000"/>
    </style:style>
    <style:style style:name="ce109" style:family="table-cell" style:parent-style-name="Default" style:data-style-name="N37">
      <style:table-cell-properties fo:background-color="transparent" fo:border="0.06pt solid #000000"/>
      <style:text-properties fo:font-weight="normal" style:font-weight-asian="normal" style:font-weight-complex="normal"/>
    </style:style>
    <style:style style:name="ce223" style:family="table-cell" style:parent-style-name="Default" style:data-style-name="N37">
      <style:table-cell-properties fo:background-color="#00b6bd" fo:border="0.06pt solid #000000"/>
      <style:text-properties fo:font-weight="normal" style:font-weight-asian="normal" style:font-weight-complex="normal"/>
    </style:style>
    <style:style style:name="ce114" style:family="table-cell" style:parent-style-name="Default" style:data-style-name="N37">
      <style:table-cell-properties fo:background-color="#dddddd" fo:border="0.06pt solid #000000"/>
      <style:text-properties fo:font-weight="normal" style:font-weight-asian="normal" style:font-weight-complex="normal"/>
    </style:style>
    <style:style style:name="ce117" style:family="table-cell" style:parent-style-name="Default" style:data-style-name="N37">
      <style:table-cell-properties fo:background-color="#fff200" fo:border="0.06pt solid #000000"/>
    </style:style>
    <style:style style:name="ce11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104">
      <style:table-cell-properties fo:background-color="#00b6bd" fo:border="0.06pt solid #000000"/>
    </style:style>
    <style:style style:name="ce251" style:family="table-cell" style:parent-style-name="Default">
      <style:table-cell-properties fo:background-color="#c7a0cb"/>
    </style:style>
    <style:style style:name="ce252" style:family="table-cell" style:parent-style-name="Default">
      <style:table-cell-properties fo:background-color="#bce4e5"/>
    </style:style>
    <style:style style:name="ce253" style:family="table-cell" style:parent-style-name="Default">
      <style:table-cell-properties fo:background-color="#bcaed5"/>
    </style:style>
    <style:style style:name="ce254" style:family="table-cell" style:parent-style-name="Default">
      <style:table-cell-properties fo:background-color="#fff200"/>
    </style:style>
    <style:style style:name="ce255" style:family="table-cell" style:parent-style-name="Default">
      <style:table-cell-properties fo:background-color="transparent"/>
    </style:style>
    <style:style style:name="ce256" style:family="table-cell" style:parent-style-name="Default">
      <style:table-cell-properties fo:background-color="#fcd3c1"/>
    </style:style>
    <style:style style:name="ce257" style:family="table-cell" style:parent-style-name="Default">
      <style:table-cell-properties fo:background-color="#ffff00"/>
    </style:style>
    <style:style style:name="ce258" style:family="table-cell" style:parent-style-name="Default">
      <style:table-cell-properties fo:background-color="#cccccc"/>
      <style:text-properties fo:font-weight="bold" style:font-weight-asian="bold" style:font-weight-complex="bold"/>
    </style:style>
    <style:style style:name="ce259" style:family="table-cell" style:parent-style-name="Default" style:data-style-name="N36"/>
    <style:style style:name="ce271" style:family="table-cell" style:parent-style-name="Default" style:data-style-name="N36">
      <style:table-cell-properties fo:background-color="#c7a0cb"/>
    </style:style>
    <style:style style:name="ce272" style:family="table-cell" style:parent-style-name="Default" style:data-style-name="N36">
      <style:table-cell-properties fo:background-color="#bce4e5"/>
    </style:style>
    <style:style style:name="ce273" style:family="table-cell" style:parent-style-name="Default" style:data-style-name="N36">
      <style:table-cell-properties fo:background-color="#bcaed5"/>
    </style:style>
    <style:style style:name="ce274" style:family="table-cell" style:parent-style-name="Default" style:data-style-name="N36">
      <style:table-cell-properties fo:background-color="#faa61a"/>
    </style:style>
    <style:style style:name="ce275" style:family="table-cell" style:parent-style-name="Default" style:data-style-name="N36">
      <style:table-cell-properties fo:background-color="#fff200"/>
    </style:style>
    <style:style style:name="ce276" style:family="table-cell" style:parent-style-name="Default" style:data-style-name="N36">
      <style:table-cell-properties fo:background-color="#c7a0cb"/>
      <style:text-properties style:use-window-font-color="true" style:text-underline-style="solid" style:text-underline-width="auto" style:text-underline-color="font-color"/>
    </style:style>
    <style:style style:name="ce277" style:family="table-cell" style:parent-style-name="Default" style:data-style-name="N36">
      <style:table-cell-properties fo:background-color="transparent"/>
    </style:style>
    <style:style style:name="ce278" style:family="table-cell" style:parent-style-name="Default" style:data-style-name="N36">
      <style:table-cell-properties fo:background-color="#dddddd"/>
    </style:style>
    <style:style style:name="ce279" style:family="table-cell" style:parent-style-name="Default" style:data-style-name="N36">
      <style:table-cell-properties fo:background-color="#dddddd" fo:border="none"/>
    </style:style>
    <style:style style:name="ce280" style:family="table-cell" style:parent-style-name="Default" style:data-style-name="N36">
      <style:table-cell-properties fo:background-color="transparent" fo:border="none"/>
    </style:style>
    <style:style style:name="ce281" style:family="table-cell" style:parent-style-name="Default" style:data-style-name="N36">
      <style:table-cell-properties fo:background-color="#c7a0cb" fo:border="none"/>
    </style:style>
    <style:style style:name="ce282" style:family="table-cell" style:parent-style-name="Default" style:data-style-name="N36">
      <style:table-cell-properties fo:background-color="#fff200" fo:border="none"/>
    </style:style>
    <style:style style:name="ce283" style:family="table-cell" style:parent-style-name="Default" style:data-style-name="N36">
      <style:table-cell-properties fo:background-color="#fcd3c1" fo:border="none"/>
    </style:style>
    <style:style style:name="ce284" style:family="table-cell" style:parent-style-name="Default" style:data-style-name="N36">
      <style:table-cell-properties fo:background-color="#ffff00" fo:border="none"/>
    </style:style>
    <style:style style:name="ce285" style:family="table-cell" style:parent-style-name="Default" style:data-style-name="N0"/>
    <style:style style:name="ce286" style:family="table-cell" style:parent-style-name="Default">
      <style:table-cell-properties fo:background-color="#faa61a"/>
    </style:style>
    <style:style style:name="ce287" style:family="table-cell" style:parent-style-name="Default">
      <style:table-cell-properties fo:background-color="#c7a0cb"/>
      <style:text-properties style:use-window-font-color="true" style:text-underline-style="solid" style:text-underline-width="auto" style:text-underline-color="font-color"/>
    </style:style>
    <style:style style:name="ce288" style:family="table-cell" style:parent-style-name="Default">
      <style:table-cell-properties fo:background-color="#dddddd"/>
    </style:style>
    <style:style style:name="ce289" style:family="table-cell" style:parent-style-name="Default">
      <style:table-cell-properties fo:background-color="#dddddd" fo:border="none"/>
    </style:style>
    <style:style style:name="ce290" style:family="table-cell" style:parent-style-name="Default">
      <style:table-cell-properties fo:background-color="transparent" fo:border="none"/>
    </style:style>
    <style:style style:name="ce291" style:family="table-cell" style:parent-style-name="Default">
      <style:table-cell-properties fo:background-color="#c7a0cb" fo:border="none"/>
    </style:style>
    <style:style style:name="ce292" style:family="table-cell" style:parent-style-name="Default">
      <style:table-cell-properties fo:background-color="transparent" fo:border="non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fff200" fo:border="none"/>
    </style:style>
    <style:style style:name="ce294" style:family="table-cell" style:parent-style-name="Default">
      <style:table-cell-properties fo:background-color="#fcd3c1" fo:border="none"/>
    </style:style>
    <style:style style:name="ce295" style:family="table-cell" style:parent-style-name="Default">
      <style:table-cell-properties fo:background-color="#ffff00" fo:border="none"/>
    </style:style>
    <style:style style:name="ce296" style:family="table-cell" style:parent-style-name="Default" style:data-style-name="N104"/>
    <style:style style:name="ce297" style:family="table-cell" style:parent-style-name="Default" style:data-style-name="N104">
      <style:table-cell-properties fo:background-color="#c7a0cb"/>
    </style:style>
    <style:style style:name="ce298" style:family="table-cell" style:parent-style-name="Default" style:data-style-name="N104">
      <style:table-cell-properties fo:background-color="#bce4e5"/>
    </style:style>
    <style:style style:name="ce299" style:family="table-cell" style:parent-style-name="Default" style:data-style-name="N104">
      <style:table-cell-properties fo:background-color="#bcaed5"/>
    </style:style>
    <style:style style:name="ce300" style:family="table-cell" style:parent-style-name="Default" style:data-style-name="N104">
      <style:table-cell-properties fo:background-color="#faa61a"/>
    </style:style>
    <style:style style:name="ce301" style:family="table-cell" style:parent-style-name="Default" style:data-style-name="N104">
      <style:table-cell-properties fo:background-color="#fff200"/>
    </style:style>
    <style:style style:name="ce302" style:family="table-cell" style:parent-style-name="Default" style:data-style-name="N104">
      <style:table-cell-properties fo:background-color="#c7a0cb"/>
      <style:text-properties style:use-window-font-color="true" style:text-underline-style="solid" style:text-underline-width="auto" style:text-underline-color="font-color"/>
    </style:style>
    <style:style style:name="ce303" style:family="table-cell" style:parent-style-name="Default" style:data-style-name="N104">
      <style:table-cell-properties fo:background-color="transparent"/>
    </style:style>
    <style:style style:name="ce304" style:family="table-cell" style:parent-style-name="Default" style:data-style-name="N104">
      <style:table-cell-properties fo:background-color="#dddddd"/>
    </style:style>
    <style:style style:name="ce305" style:family="table-cell" style:parent-style-name="Default" style:data-style-name="N104">
      <style:table-cell-properties fo:background-color="#dddddd" fo:border="none"/>
    </style:style>
    <style:style style:name="ce306" style:family="table-cell" style:parent-style-name="Default" style:data-style-name="N104">
      <style:table-cell-properties fo:background-color="transparent" fo:border="none"/>
    </style:style>
    <style:style style:name="ce321" style:family="table-cell" style:parent-style-name="Default" style:data-style-name="N104">
      <style:table-cell-properties fo:background-color="#c7a0cb" fo:border="none"/>
    </style:style>
    <style:style style:name="ce322" style:family="table-cell" style:parent-style-name="Default" style:data-style-name="N104">
      <style:table-cell-properties fo:background-color="#fff200" fo:border="none"/>
    </style:style>
    <style:style style:name="ce323" style:family="table-cell" style:parent-style-name="Default" style:data-style-name="N104">
      <style:table-cell-properties fo:background-color="#fcd3c1" fo:border="none"/>
    </style:style>
    <style:style style:name="ce324" style:family="table-cell" style:parent-style-name="Default" style:data-style-name="N104">
      <style:table-cell-properties fo:background-color="#ffff00" fo:border="none"/>
    </style:style>
    <style:style style:name="ce325" style:family="table-cell" style:parent-style-name="Default" style:data-style-name="N30"/>
    <style:style style:name="ce326" style:family="table-cell" style:parent-style-name="Default" style:data-style-name="N30">
      <style:table-cell-properties fo:background-color="#c7a0cb"/>
    </style:style>
    <style:style style:name="ce327" style:family="table-cell" style:parent-style-name="Default" style:data-style-name="N30">
      <style:table-cell-properties fo:background-color="#bce4e5"/>
    </style:style>
    <style:style style:name="ce328" style:family="table-cell" style:parent-style-name="Default" style:data-style-name="N30">
      <style:table-cell-properties fo:background-color="#bcaed5"/>
    </style:style>
    <style:style style:name="ce329" style:family="table-cell" style:parent-style-name="Default" style:data-style-name="N30">
      <style:table-cell-properties fo:background-color="#faa61a"/>
    </style:style>
    <style:style style:name="ce330" style:family="table-cell" style:parent-style-name="Default" style:data-style-name="N30">
      <style:table-cell-properties fo:background-color="#fff200"/>
    </style:style>
    <style:style style:name="ce331" style:family="table-cell" style:parent-style-name="Default" style:data-style-name="N104">
      <style:table-cell-properties fo:background-color="#cccccc"/>
      <style:text-properties fo:font-weight="bold" style:font-weight-asian="bold" style:font-weight-complex="bold"/>
    </style:style>
    <style:style style:name="ce332" style:family="table-cell" style:parent-style-name="Default">
      <style:table-cell-properties fo:background-color="#fff200"/>
      <style:text-properties style:use-window-font-color="true" style:text-underline-style="solid" style:text-underline-width="auto" style:text-underline-color="font-color"/>
    </style:style>
    <style:style style:name="ce333" style:family="table-cell" style:parent-style-name="Default">
      <style:table-cell-properties fo:background-color="transparent"/>
      <style:text-properties style:use-window-font-color="true" style:text-underline-style="solid" style:text-underline-width="auto" style:text-underline-color="font-color"/>
    </style:style>
    <style:style style:name="ce334" style:family="table-cell" style:parent-style-name="Default">
      <style:table-cell-properties fo:background-color="#ffff00"/>
      <style:text-properties style:use-window-font-color="true" style:text-underline-style="solid" style:text-underline-width="auto" style:text-underline-color="font-color"/>
    </style:style>
    <style:style style:name="ce335" style:family="table-cell" style:parent-style-name="Default">
      <style:table-cell-properties fo:background-color="#dddddd"/>
      <style:text-properties style:font-name="Arial" fo:font-weight="bold" style:font-weight-asian="bold" style:font-weight-complex="bold"/>
    </style:style>
    <style:style style:name="ce336" style:family="table-cell" style:parent-style-name="Default">
      <style:text-properties style:font-name="Arial"/>
    </style:style>
    <style:style style:name="ce33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9" style:family="table-cell" style:parent-style-name="Default">
      <style:text-properties style:font-name="Arial" fo:font-weight="normal" style:font-weight-asian="normal" style:font-weight-complex="normal"/>
    </style:style>
    <style:style style:name="ce340" style:family="table-cell" style:parent-style-name="Default" style:data-style-name="N100">
      <style:table-cell-properties fo:background-color="#dddddd" style:text-align-source="fix" style:repeat-content="false"/>
      <style:paragraph-properties fo:text-align="start" fo:margin-left="0mm"/>
      <style:text-properties style:font-name="Arial" fo:font-weight="bold" style:font-weight-asian="bold" style:font-weight-complex="bold"/>
    </style:style>
    <style:style style:name="ce341" style:family="table-cell" style:parent-style-name="Default" style:data-style-name="N100">
      <style:table-cell-properties style:text-align-source="fix" style:repeat-content="false"/>
      <style:paragraph-properties fo:text-align="start" fo:margin-left="0mm"/>
      <style:text-properties style:font-name="Arial" fo:font-weight="normal" style:font-weight-asian="normal" style:font-weight-complex="normal"/>
    </style:style>
    <style:style style:name="ce342" style:family="table-cell" style:parent-style-name="Default" style:data-style-name="N100">
      <style:table-cell-properties style:text-align-source="fix" style:repeat-content="false"/>
      <style:paragraph-properties fo:text-align="start" fo:margin-left="0mm"/>
      <style:text-properties style:font-name="Arial" fo:font-weight="normal" style:font-name-asian="SimSun" style:font-weight-asian="normal" style:font-name-complex="Mangal" style:font-weight-complex="normal"/>
    </style:style>
    <style:style style:name="ce373"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dddddd"/>
      <style:text-properties style:font-name="Arial" fo:font-size="10pt" fo:font-weight="bold" style:font-size-asian="10pt" style:font-weight-asian="bold" style:font-size-complex="10pt" style:font-weight-complex="bold"/>
    </style:style>
    <style:style style:name="ce377" style:family="table-cell" style:parent-style-name="Default">
      <style:text-properties style:font-name="Arial" fo:font-size="10pt" style:font-size-asian="10pt" style:font-size-complex="10pt"/>
    </style:style>
    <style:style style:name="ce120" style:family="table-cell" style:parent-style-name="Default">
      <style:text-properties style:font-name="Arial" fo:font-size="10pt" style:text-underline-style="solid" style:text-underline-width="auto" style:text-underline-color="font-color" style:font-name-asian="SimSun" style:font-size-asian="10pt" style:font-name-complex="Mangal" style:font-size-complex="10pt"/>
    </style:style>
    <style:style style:name="ce121" style:family="table-cell" style:parent-style-name="Default">
      <style:text-properties style:font-name="Arial" fo:font-size="10pt" style:font-name-asian="SimSun" style:font-size-asian="10pt" style:font-name-complex="Mangal" style:font-size-complex="10pt"/>
    </style:style>
    <style:style style:name="ce113" style:family="table-cell" style:parent-style-name="Defaul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fo:color="#202020" style:font-name="Noto Sans" fo:font-size="8.10000038146973pt" style:font-name-asian="Noto Sans" style:font-size-asian="8.10000038146973pt" style:font-name-complex="Noto Sans" style:font-size-complex="8.10000038146973pt"/>
    </style:style>
    <style:style style:name="ce168" style:family="table-cell" style:parent-style-name="Default" style:data-style-name="N100">
      <style:table-cell-properties fo:background-color="#dddddd"/>
      <style:text-properties style:font-name="Arial" fo:font-size="10pt" fo:font-weight="bold" style:font-size-asian="10pt" style:font-weight-asian="bold" style:font-size-complex="10pt" style:font-weight-complex="bold"/>
    </style:style>
    <style:style style:name="ce169" style:family="table-cell" style:parent-style-name="Default" style:data-style-name="N100">
      <style:text-properties style:font-name="Arial" fo:font-size="10pt" style:font-size-asian="10pt" style:font-size-complex="10pt"/>
    </style:style>
    <style:style style:name="ce170" style:family="table-cell" style:parent-style-name="Default" style:data-style-name="N100">
      <style:text-properties style:font-name="Arial" fo:font-size="10pt" style:font-name-asian="SimSun" style:font-size-asian="10pt" style:font-name-complex="Mangal" style:font-size-complex="10pt"/>
    </style:style>
    <style:style style:name="ce146" style:family="table-cell" style:parent-style-name="Default">
      <style:text-properties fo:color="#202020" style:text-outline="false" style:text-line-through-style="none" style:text-line-through-type="none" style:font-name="Noto Sans" fo:font-size="8.10000038146973pt" fo:language="none" fo:country="none" fo:font-style="normal" fo:text-shadow="none" style:text-underline-style="none" fo:font-weight="normal" style:text-underline-mode="continuous" style:text-overline-mode="continuous" style:text-line-through-mode="continuous" style:font-name-asian="Noto Sans" style:font-size-asian="8.10000038146973pt" style:language-asian="none" style:country-asian="none" style:font-style-asian="normal" style:font-weight-asian="normal" style:font-name-complex="Noto Sans" style:font-size-complex="8.10000038146973pt"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36">
      <style:table-cell-properties fo:background-color="#fcd4d1"/>
    </style:style>
    <style:style style:name="ce398" style:family="table-cell" style:parent-style-name="Default" style:data-style-name="N104">
      <style:table-cell-properties fo:background-color="#fcd4d1"/>
    </style:style>
    <style:style style:name="ce399" style:family="table-cell" style:parent-style-name="Default">
      <style:table-cell-properties fo:background-color="#fcd4d1"/>
    </style:style>
    <style:style style:name="ce40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1"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GB" style:language-asian="zh" style:country-asian="CN" style:language-complex="hi" style:country-complex="IN" style:font-name-asian="Noto Sans" style:font-name-complex="Noto Sans" style:font-size-asian="8.10000038146973pt" style:font-size-complex="8.1000003814697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content-validations>
        <table:content-validation table:name="val1" table:condition="of:cell-content-is-in-list([Addresses.$E$2:.$E$38])" table:allow-empty-cell="true" table:display-list="sort-ascending" table:base-cell-address="JobSchedules.F2">
          <table:error-message table:message-type="stop" table:display="true"/>
        </table:content-validation>
        <table:content-validation table:name="val2" table:condition="of:cell-content-is-in-list([Addresses.$E$2:.$E$40])" table:allow-empty-cell="true" table:display-list="sort-ascending" table:base-cell-address="JobSchedules.F35">
          <table:error-message table:message-type="stop" table:display="true"/>
        </table:content-validation>
        <table:content-validation table:name="val3" table:condition="of:cell-content-is-in-list([Addresses.$E$2:.$E$200])" table:allow-empty-cell="true" table:display-list="sort-ascending" table:base-cell-address="JobSchedules.F35">
          <table:error-message table:message-type="stop" table:display="true"/>
        </table:content-validation>
        <table:content-validation table:name="val4" table:condition="of:cell-content-is-in-list([Addresses.$E$2:.$E$399])" table:allow-empty-cell="true" table:display-list="sort-ascending" table:base-cell-address="JobSchedules.F77">
          <table:error-message table:message-type="stop" table:display="true"/>
        </table:content-validation>
        <table:content-validation table:name="val5" table:condition="of:cell-content-is-in-list([Addresses.$E$2:.$E$399])" table:allow-empty-cell="true" table:display-list="sort-ascending" table:base-cell-address="JobSchedules.F78">
          <table:error-message table:message-type="stop" table:display="true"/>
        </table:content-validation>
        <table:content-validation table:name="val6" table:condition="of:cell-content-is-in-list([Addresses.$E$2:.$E$398])" table:allow-empty-cell="true" table:display-list="sort-ascending" table:base-cell-address="JobSchedules.F88">
          <table:error-message table:message-type="stop" table:display="true"/>
        </table:content-validation>
        <table:content-validation table:name="val7" table:condition="of:cell-content-is-in-list([Company.$A$2:.$A$4000])" table:allow-empty-cell="true" table:display-list="sort-ascending" table:base-cell-address="Addresses.A2">
          <table:error-message table:message-type="stop" table:display="true"/>
        </table:content-validation>
        <table:content-validation table:name="val8" table:condition="of:cell-content-is-in-list([Company.$A$2:.$A$20])" table:allow-empty-cell="true" table:display-list="sort-ascending" table:base-cell-address="Addresses.A35">
          <table:error-message table:message-type="stop" table:display="true"/>
        </table:content-validation>
        <table:content-validation table:name="val9" table:condition="of:cell-content-is-in-list([Company.$A$2:.$A$39])" table:allow-empty-cell="true" table:display-list="sort-ascending" table:base-cell-address="Addresses.A48">
          <table:error-message table:message-type="stop" table:display="true"/>
        </table:content-validation>
        <table:content-validation table:name="val10" table:condition="of:cell-content-is-in-list([Company.$A$2:.$A$39])" table:allow-empty-cell="true" table:display-list="sort-ascending" table:base-cell-address="Addresses.A51">
          <table:error-message table:message-type="stop" table:display="true"/>
        </table:content-validation>
        <table:content-validation table:name="val11" table:condition="of:cell-content-is-in-list([Company.$A$2:.$A$79])" table:allow-empty-cell="true" table:display-list="sort-ascending" table:base-cell-address="Addresses.A58">
          <table:error-message table:message-type="stop" table:display="true"/>
        </table:content-validation>
        <table:content-validation table:name="val12" table:condition="of:cell-content-is-in-list([Company.$A$2:.$A$79])" table:allow-empty-cell="true" table:display-list="sort-ascending" table:base-cell-address="Addresses.A72">
          <table:error-message table:message-type="stop" table:display="true"/>
        </table:content-validation>
        <table:content-validation table:name="val13" table:condition="of:cell-content-is-in-list([Company.$A$2:.$A$81])" table:allow-empty-cell="true" table:display-list="sort-ascending" table:base-cell-address="Addresses.A81">
          <table:error-message table:message-type="stop" table:display="true"/>
        </table:content-validation>
        <table:content-validation table:name="val14" table:condition="of:cell-content-is-in-list([JobSchedules.$A$2:.$A$40])" table:allow-empty-cell="true" table:display-list="sort-ascending" table:base-cell-address="Company.A86">
          <table:error-message table:message-type="stop" table:display="true"/>
        </table:content-validation>
        <table:content-validation table:name="val15" table:condition="of:cell-content-is-in-list([JobSchedules.$A$2:.$A$400])" table:allow-empty-cell="true" table:display-list="sort-ascending" table:base-cell-address="Company.A89">
          <table:error-message table:message-type="stop" table:display="true"/>
        </table:content-validation>
        <table:content-validation table:name="val16" table:condition="of:cell-content-is-in-list([JobSchedules.$A$2:.$A$400])" table:allow-empty-cell="true" table:display-list="sort-ascending" table:base-cell-address="Company.A96">
          <table:error-message table:message-type="stop" table:display="true"/>
        </table:content-validation>
        <table:content-validation table:name="val17" table:condition="of:cell-content-is-in-list([JobSchedules.$A$2:.$A$400])" table:allow-empty-cell="true" table:display-list="sort-ascending" table:base-cell-address="Company.A132">
          <table:error-message table:message-type="stop" table:display="true"/>
        </table:content-validation>
        <table:content-validation table:name="val18" table:condition="of:cell-content-is-in-list([Company.$A$2:.$A$400])" table:allow-empty-cell="true" table:display-list="sort-ascending" table:base-cell-address="Addresses.A174">
          <table:error-message table:message-type="stop" table:display="true"/>
        </table:content-validation>
        <table:content-validation table:name="val19" table:condition="of:cell-content-is-in-list([Company.$A$2:.$A$4000])" table:allow-empty-cell="true" table:display-list="sort-ascending" table:base-cell-address="Addresses.A180">
          <table:error-message table:message-type="stop" table:display="true"/>
        </table:content-validation>
        <table:content-validation table:name="val20" table:condition="of:cell-content-is-in-list([Company.$A$2:.$A$4000])" table:allow-empty-cell="true" table:display-list="sort-ascending" table:base-cell-address="Addresses.A189">
          <table:error-message table:message-type="stop" table:display="true"/>
        </table:content-validation>
        <table:content-validation table:name="val21" table:condition="of:cell-content-is-in-list([Company.$A$2:.$A$4000])" table:allow-empty-cell="true" table:display-list="sort-ascending" table:base-cell-address="Addresses.A194">
          <table:error-message table:message-type="stop" table:display="true"/>
        </table:content-validation>
      </table:content-validations>
      <table:table table:name="JobSchedul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55"/>
        <table:table-column table:style-name="co24" table:default-cell-style-name="ce33"/>
        <table:table-column table:style-name="co25" table:default-cell-style-name="ce51"/>
        <table:table-column table:style-name="co26" table:default-cell-style-name="ce33"/>
        <table:table-column table:style-name="co1" table:default-cell-style-name="ce51"/>
        <table:table-column table:style-name="co27" table:default-cell-style-name="ce4"/>
        <table:table-column table:style-name="co28" table:default-cell-style-name="ce51"/>
        <table:table-column table:style-name="co1" table:default-cell-style-name="ce73"/>
        <table:table-column table:style-name="co1" table:default-cell-style-name="ce155"/>
        <table:table-column table:style-name="co29" table:default-cell-style-name="ce86"/>
        <table:table-column table:style-name="co1" table:number-columns-repeated="3" table:default-cell-style-name="ce155"/>
        <table:table-column table:style-name="co30" table:default-cell-style-name="ce155"/>
        <table:table-column table:style-name="co1" table:default-cell-style-name="ce86"/>
        <table:table-column table:style-name="co1" table:number-columns-repeated="1009" table:default-cell-style-name="ce155"/>
        <table:table-row table:style-name="ro1">
          <table:table-cell table:style-name="ce1" office:value-type="string" calcext:value-type="string">
            <text:p>JobNumber</text:p>
          </table:table-cell>
          <table:table-cell table:style-name="ce31" office:value-type="string" calcext:value-type="string">
            <text:p>Date Start</text:p>
          </table:table-cell>
          <table:table-cell table:style-name="ce50" office:value-type="string" calcext:value-type="string">
            <text:p>Time Start</text:p>
          </table:table-cell>
          <table:table-cell table:style-name="ce31" office:value-type="string" calcext:value-type="string">
            <text:p>Date End</text:p>
          </table:table-cell>
          <table:table-cell table:style-name="ce50" office:value-type="string" calcext:value-type="string">
            <text:p>Time End</text:p>
          </table:table-cell>
          <table:table-cell table:style-name="ce63" office:value-type="string" calcext:value-type="string">
            <text:p>location</text:p>
          </table:table-cell>
          <table:table-cell table:style-name="ce50" office:value-type="string" calcext:value-type="string">
            <text:p>Duration</text:p>
          </table:table-cell>
          <table:table-cell table:style-name="ce72" office:value-type="string" calcext:value-type="string">
            <text:p>Base10</text:p>
          </table:table-cell>
          <table:table-cell table:style-name="ce1" office:value-type="string" calcext:value-type="string">
            <text:p>Predicted</text:p>
          </table:table-cell>
          <table:table-cell table:style-name="ce98" office:value-type="string" calcext:value-type="string">
            <text:p>Paid Amount</text:p>
          </table:table-cell>
          <table:table-cell table:style-name="ce1" office:value-type="string" calcext:value-type="string">
            <text:p>Paid Date</text:p>
          </table:table-cell>
          <table:table-cell table:style-name="ce1" office:value-type="string" calcext:value-type="string">
            <text:p>Period</text:p>
          </table:table-cell>
          <table:table-cell table:style-name="ce1" office:value-type="string" calcext:value-type="string">
            <text:p>Diff</text:p>
          </table:table-cell>
          <table:table-cell table:style-name="ce1" office:value-type="string" calcext:value-type="string">
            <text:p>MiscSum</text:p>
          </table:table-cell>
          <table:table-cell table:style-name="ce98" office:value-type="string" calcext:value-type="string">
            <text:p>SumPeriod</text:p>
          </table:table-cell>
          <table:table-cell table:style-name="ce1" office:value-type="string" calcext:value-type="string">
            <text:p>Pay Rate/Hour</text:p>
          </table:table-cell>
          <table:table-cell table:style-name="ce1" table:number-columns-repeated="1007"/>
          <table:table-cell/>
        </table:table-row>
        <table:table-row table:style-name="ro1">
          <table:table-cell office:value-type="float" office:value="985323" calcext:value-type="float">
            <text:p>985323</text:p>
          </table:table-cell>
          <table:table-cell office:value-type="date" office:date-value="2017-08-29" calcext:value-type="date">
            <text:p>29/08/2017</text:p>
          </table:table-cell>
          <table:table-cell office:value-type="time" office:time-value="PT16H30M00S" calcext:value-type="time">
            <text:p>16:30</text:p>
          </table:table-cell>
          <table:table-cell office:value-type="date" office:date-value="2017-08-30" calcext:value-type="date">
            <text:p>30/08/2017</text:p>
          </table:table-cell>
          <table:table-cell office:value-type="time" office:time-value="PT00H50M00S" calcext:value-type="time">
            <text:p>00:50</text:p>
          </table:table-cell>
          <table:table-cell table:content-validation-name="val1" office:value-type="string" calcext:value-type="string">
            <text:p>Superdrug,Units 1-4, Trinity Parade High Street Hounslow Middlesex,TW3 1HG</text:p>
          </table:table-cell>
          <table:table-cell table:formula="of:=[.E2]-[.C2]+([.D2]&gt;[.B2])" office:value-type="time" office:time-value="PT08H20M00S" calcext:value-type="time">
            <text:p>08:20</text:p>
          </table:table-cell>
          <table:table-cell table:formula="of:=[.G2]*24-0.3" office:value-type="float" office:value="8.03333333333333" calcext:value-type="float">
            <text:p>8.03</text:p>
          </table:table-cell>
          <table:table-cell table:style-name="ce86" table:formula="of:=[.H2]*[.$P$2]" office:value-type="currency" office:currency="GBP" office:value="60.25" calcext:value-type="currency">
            <text:p>£60.25</text:p>
          </table:table-cell>
          <table:table-cell office:value-type="currency" office:currency="GBP" office:value="60" calcext:value-type="currency">
            <text:p>£6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2]-[.I2]"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0539" calcext:value-type="float">
            <text:p>970539</text:p>
          </table:table-cell>
          <table:table-cell office:value-type="date" office:date-value="2017-09-04" calcext:value-type="date">
            <text:p>04/09/2017</text:p>
          </table:table-cell>
          <table:table-cell office:value-type="time" office:time-value="PT17H30M00S" calcext:value-type="time">
            <text:p>17:30</text:p>
          </table:table-cell>
          <table:table-cell office:value-type="date" office:date-value="2017-09-05" calcext:value-type="date">
            <text:p>05/09/2017</text:p>
          </table:table-cell>
          <table:table-cell office:value-type="time" office:time-value="PT01H30M00S" calcext:value-type="time">
            <text:p>01:30</text:p>
          </table:table-cell>
          <table:table-cell table:content-validation-name="val1" office:value-type="string" calcext:value-type="string">
            <text:p>Poundland Limited,Limited 163-165 Balham High Road Balham,SW12 8BG</text:p>
          </table:table-cell>
          <table:table-cell table:formula="of:=[.E3]-[.C3]+([.D3]&gt;[.B3])" office:value-type="time" office:time-value="PT08H00M00S" calcext:value-type="time">
            <text:p>08:00</text:p>
          </table:table-cell>
          <table:table-cell table:formula="of:=[.G3]*24-0.3" office:value-type="float" office:value="7.7" calcext:value-type="float">
            <text:p>7.70</text:p>
          </table:table-cell>
          <table:table-cell table:style-name="ce86" table:formula="of:=[.H3]*7.5" office:value-type="currency" office:currency="GBP" office:value="57.75" calcext:value-type="currency">
            <text:p>£57.75</text:p>
          </table:table-cell>
          <table:table-cell office:value-type="currency" office:currency="GBP" office:value="57.5" calcext:value-type="currency">
            <text:p>£5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3]-[.I3]"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76" calcext:value-type="float">
            <text:p>985276</text:p>
          </table:table-cell>
          <table:table-cell office:value-type="date" office:date-value="2017-09-05" calcext:value-type="date">
            <text:p>05/09/2017</text:p>
          </table:table-cell>
          <table:table-cell office:value-type="time" office:time-value="PT16H30M00S" calcext:value-type="time">
            <text:p>16:30</text:p>
          </table:table-cell>
          <table:table-cell office:value-type="date" office:date-value="2017-09-06" calcext:value-type="date">
            <text:p>06/09/2017</text:p>
          </table:table-cell>
          <table:table-cell office:value-type="time" office:time-value="PT03H15M00S" calcext:value-type="time">
            <text:p>03:15</text:p>
          </table:table-cell>
          <table:table-cell table:content-validation-name="val1" office:value-type="string" calcext:value-type="string">
            <text:p>Superdrug,297-301, Station Rd Harrow Middlesex,HA1 2TA</text:p>
          </table:table-cell>
          <table:table-cell table:formula="of:=[.E4]-[.C4]+([.D4]&gt;[.B4])" office:value-type="time" office:time-value="PT10H45M00S" calcext:value-type="time">
            <text:p>10:45</text:p>
          </table:table-cell>
          <table:table-cell table:formula="of:=[.G4]*24-0.3" office:value-type="float" office:value="10.45" calcext:value-type="float">
            <text:p>10.45</text:p>
          </table:table-cell>
          <table:table-cell table:style-name="ce86" table:formula="of:=[.H4]*7.5" office:value-type="currency" office:currency="GBP" office:value="78.375" calcext:value-type="currency">
            <text:p>£78.38</text:p>
          </table:table-cell>
          <table:table-cell office:value-type="currency" office:currency="GBP" office:value="77.5" calcext:value-type="currency">
            <text:p>£7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4]-[.I4]" office:value-type="currency" office:currency="GBP" office:value="-0.875" calcext:value-type="currency">
            <text:p>-£0.8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46" calcext:value-type="float">
            <text:p>966946</text:p>
          </table:table-cell>
          <table:table-cell office:value-type="date" office:date-value="2017-09-06" calcext:value-type="date">
            <text:p>06/09/2017</text:p>
          </table:table-cell>
          <table:table-cell office:value-type="time" office:time-value="PT17H00M00S" calcext:value-type="time">
            <text:p>17:00</text:p>
          </table:table-cell>
          <table:table-cell office:value-type="date" office:date-value="2017-09-06" calcext:value-type="date">
            <text:p>06/09/2017</text:p>
          </table:table-cell>
          <table:table-cell office:value-type="time" office:time-value="PT22H21M00S" calcext:value-type="time">
            <text:p>22:21</text:p>
          </table:table-cell>
          <table:table-cell table:content-validation-name="val1" office:value-type="string" calcext:value-type="string">
            <text:p>Paperchase Limited ,62 Northcote Road Northcote Road,SW11 1PA</text:p>
          </table:table-cell>
          <table:table-cell table:formula="of:=[.E5]-[.C5]+([.D5]&gt;[.B5])" office:value-type="time" office:time-value="PT05H21M00S" calcext:value-type="time">
            <text:p>05:21</text:p>
          </table:table-cell>
          <table:table-cell table:formula="of:=[.G5]*24-0.3" office:value-type="float" office:value="5.05" calcext:value-type="float">
            <text:p>5.05</text:p>
          </table:table-cell>
          <table:table-cell table:style-name="ce86" table:formula="of:=[.H5]*7.5" office:value-type="currency" office:currency="GBP" office:value="37.875" calcext:value-type="currency">
            <text:p>£37.88</text:p>
          </table:table-cell>
          <table:table-cell office:value-type="currency" office:currency="GBP" office:value="40" calcext:value-type="currency">
            <text:p>£4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5]-[.I5]" office:value-type="currency" office:currency="GBP" office:value="2.12500000000002" calcext:value-type="currency">
            <text:p>£2.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7941" calcext:value-type="float">
            <text:p>987941</text:p>
          </table:table-cell>
          <table:table-cell office:value-type="date" office:date-value="2017-09-07" calcext:value-type="date">
            <text:p>07/09/2017</text:p>
          </table:table-cell>
          <table:table-cell office:value-type="time" office:time-value="PT16H30M00S" calcext:value-type="time">
            <text:p>16:30</text:p>
          </table:table-cell>
          <table:table-cell office:value-type="date" office:date-value="2017-09-07" calcext:value-type="date">
            <text:p>07/09/2017</text:p>
          </table:table-cell>
          <table:table-cell office:value-type="time" office:time-value="PT23H20M00S" calcext:value-type="time">
            <text:p>23:20</text:p>
          </table:table-cell>
          <table:table-cell table:content-validation-name="val1" office:value-type="string" calcext:value-type="string">
            <text:p>Wilkinson Group PLC,90- 94 The Broadway West Ealing,W13 0SA</text:p>
          </table:table-cell>
          <table:table-cell table:formula="of:=[.E6]-[.C6]+([.D6]&gt;[.B6])" office:value-type="time" office:time-value="PT06H50M00S" calcext:value-type="time">
            <text:p>06:50</text:p>
          </table:table-cell>
          <table:table-cell table:formula="of:=[.G6]*24-0.3" office:value-type="float" office:value="6.53333333333333" calcext:value-type="float">
            <text:p>6.53</text:p>
          </table:table-cell>
          <table:table-cell table:style-name="ce86" table:formula="of:=[.H6]*7.5" office:value-type="currency" office:currency="GBP" office:value="49" calcext:value-type="currency">
            <text:p>£49.00</text:p>
          </table:table-cell>
          <table:table-cell office:value-type="currency" office:currency="GBP" office:value="59.38" calcext:value-type="currency">
            <text:p>£59.38</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6]-[.I6]" office:value-type="currency" office:currency="GBP" office:value="10.38" calcext:value-type="currency">
            <text:p>£10.38</text:p>
          </table:table-cell>
          <table:table-cell/>
          <table:table-cell table:formula="of:=SUM([.J2:.J6])" office:value-type="currency" office:currency="GBP" office:value="294.38" calcext:value-type="currency">
            <text:p>£294.38</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4" office:value-type="float" office:value="974102" calcext:value-type="float">
            <text:p>974102</text:p>
          </table:table-cell>
          <table:table-cell office:value-type="date" office:date-value="2017-09-11" calcext:value-type="date">
            <text:p>11/09/2017</text:p>
          </table:table-cell>
          <table:table-cell office:value-type="time" office:time-value="PT14H00M00S" calcext:value-type="time">
            <text:p>14:00</text:p>
          </table:table-cell>
          <table:table-cell office:value-type="date" office:date-value="2017-09-11" calcext:value-type="date">
            <text:p>11/09/2017</text:p>
          </table:table-cell>
          <table:table-cell office:value-type="time" office:time-value="PT21H30M00S" calcext:value-type="time">
            <text:p>21:30</text:p>
          </table:table-cell>
          <table:table-cell table:content-validation-name="val1" office:value-type="string" calcext:value-type="string">
            <text:p>Homebase Group Limited,Weir Road, Wimbledon, London,SW19 8UG</text:p>
          </table:table-cell>
          <table:table-cell table:formula="of:=[.E7]-[.C7]+([.D7]&gt;[.B7])" office:value-type="time" office:time-value="PT07H30M00S" calcext:value-type="time">
            <text:p>07:30</text:p>
          </table:table-cell>
          <table:table-cell table:formula="of:=[.G7]*24-0.3" office:value-type="float" office:value="7.2" calcext:value-type="float">
            <text:p>7.20</text:p>
          </table:table-cell>
          <table:table-cell table:style-name="ce86" table:formula="of:=[.H7]*7.5" office:value-type="currency" office:currency="GBP" office:value="54" calcext:value-type="currency">
            <text:p>£54.00</text:p>
          </table:table-cell>
          <table:table-cell office:value-type="currency" office:currency="GBP" office:value="57.5" calcext:value-type="currency">
            <text:p>£57.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7]-[.I7]" office:value-type="currency" office:currency="GBP" office:value="3.5" calcext:value-type="currency">
            <text:p>£3.5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03" calcext:value-type="float">
            <text:p>974103</text:p>
          </table:table-cell>
          <table:table-cell office:value-type="date" office:date-value="2017-09-12" calcext:value-type="date">
            <text:p>12/09/2017</text:p>
          </table:table-cell>
          <table:table-cell office:value-type="time" office:time-value="PT14H00M00S" calcext:value-type="time">
            <text:p>14:00</text:p>
          </table:table-cell>
          <table:table-cell office:value-type="date" office:date-value="2017-09-12" calcext:value-type="date">
            <text:p>12/09/2017</text:p>
          </table:table-cell>
          <table:table-cell office:value-type="time" office:time-value="PT18H00M00S" calcext:value-type="time">
            <text:p>18:00</text:p>
          </table:table-cell>
          <table:table-cell table:content-validation-name="val1" office:value-type="string" calcext:value-type="string">
            <text:p>Homebase Group Limited,The Causeway, Staines,TW18 3AP</text:p>
          </table:table-cell>
          <table:table-cell table:formula="of:=[.E8]-[.C8]+([.D8]&gt;[.B8])" office:value-type="time" office:time-value="PT04H00M00S" calcext:value-type="time">
            <text:p>04:00</text:p>
          </table:table-cell>
          <table:table-cell table:formula="of:=[.G8]*24-0.3" office:value-type="float" office:value="3.7" calcext:value-type="float">
            <text:p>3.70</text:p>
          </table:table-cell>
          <table:table-cell table:style-name="ce86" table:formula="of:=[.H8]*7.5" office:value-type="currency" office:currency="GBP" office:value="27.75" calcext:value-type="currency">
            <text:p>£27.75</text:p>
          </table:table-cell>
          <table:table-cell office:value-type="currency" office:currency="GBP" office:value="30" calcext:value-type="currency">
            <text:p>£30.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8]-[.I8]" office:value-type="currency" office:currency="GBP" office:value="2.25000000000001"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597" calcext:value-type="float">
            <text:p>957597</text:p>
          </table:table-cell>
          <table:table-cell office:value-type="date" office:date-value="2017-09-14" calcext:value-type="date">
            <text:p>14/09/2017</text:p>
          </table:table-cell>
          <table:table-cell office:value-type="time" office:time-value="PT06H00M00S" calcext:value-type="time">
            <text:p>06:00</text:p>
          </table:table-cell>
          <table:table-cell office:value-type="date" office:date-value="2017-09-14" calcext:value-type="date">
            <text:p>14/09/2017</text:p>
          </table:table-cell>
          <table:table-cell office:value-type="time" office:time-value="PT15H15M00S" calcext:value-type="time">
            <text:p>15:15</text:p>
          </table:table-cell>
          <table:table-cell table:content-validation-name="val1" office:value-type="string" calcext:value-type="string">
            <text:p>Co-Op Group Limited, Retail (Raynes Park) 68 - 74 Coombe Lane Raynes Park London, SW20 0AX</text:p>
          </table:table-cell>
          <table:table-cell table:formula="of:=[.E9]-[.C9]+([.D9]&gt;[.B9])" office:value-type="time" office:time-value="PT09H15M00S" calcext:value-type="time">
            <text:p>09:15</text:p>
          </table:table-cell>
          <table:table-cell table:formula="of:=[.G9]*24-0.3" office:value-type="float" office:value="8.95" calcext:value-type="float">
            <text:p>8.95</text:p>
          </table:table-cell>
          <table:table-cell table:style-name="ce86" table:formula="of:=[.H9]*7.5" office:value-type="currency" office:currency="GBP" office:value="67.125" calcext:value-type="currency">
            <text:p>£67.13</text:p>
          </table:table-cell>
          <table:table-cell office:value-type="currency" office:currency="GBP" office:value="66.88" calcext:value-type="currency">
            <text:p>£66.88</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9]-[.I9]" office:value-type="currency" office:currency="GBP" office:value="-0.24500000000000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1097" calcext:value-type="float">
            <text:p>961097</text:p>
          </table:table-cell>
          <table:table-cell office:value-type="date" office:date-value="2017-09-17" calcext:value-type="date">
            <text:p>17/09/2017</text:p>
          </table:table-cell>
          <table:table-cell office:value-type="time" office:time-value="PT13H00M00S" calcext:value-type="time">
            <text:p>13:00</text:p>
          </table:table-cell>
          <table:table-cell office:value-type="date" office:date-value="2017-09-17" calcext:value-type="date">
            <text:p>17/09/2017</text:p>
          </table:table-cell>
          <table:table-cell office:value-type="time" office:time-value="PT22H00M00S" calcext:value-type="time">
            <text:p>22:00</text:p>
          </table:table-cell>
          <table:table-cell table:content-validation-name="val1" office:value-type="string" calcext:value-type="string">
            <text:p>Harvey Nichols Group Limited,109 - 125 Knightsbridge London,SW1X 7RJ</text:p>
          </table:table-cell>
          <table:table-cell table:formula="of:=[.E10]-[.C10]+([.D10]&gt;[.B10])" office:value-type="time" office:time-value="PT09H00M00S" calcext:value-type="time">
            <text:p>09:00</text:p>
          </table:table-cell>
          <table:table-cell table:formula="of:=[.G10]*24-0.3" office:value-type="float" office:value="8.7" calcext:value-type="float">
            <text:p>8.70</text:p>
          </table:table-cell>
          <table:table-cell table:style-name="ce86" table:formula="of:=[.H10]*7.5" office:value-type="currency" office:currency="GBP" office:value="65.25" calcext:value-type="currency">
            <text:p>£65.25</text:p>
          </table:table-cell>
          <table:table-cell office:value-type="currency" office:currency="GBP" office:value="72.5" calcext:value-type="currency">
            <text:p>£72.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0]-[.I10]" office:value-type="currency" office:currency="GBP" office:value="7.25" calcext:value-type="currency">
            <text:p>£7.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57" calcext:value-type="float">
            <text:p>966957</text:p>
          </table:table-cell>
          <table:table-cell office:value-type="date" office:date-value="2017-09-19" calcext:value-type="date">
            <text:p>19/09/2017</text:p>
          </table:table-cell>
          <table:table-cell office:value-type="time" office:time-value="PT16H00M00S" calcext:value-type="time">
            <text:p>16:00</text:p>
          </table:table-cell>
          <table:table-cell office:value-type="date" office:date-value="2017-09-19" calcext:value-type="date">
            <text:p>19/09/2017</text:p>
          </table:table-cell>
          <table:table-cell office:value-type="time" office:time-value="PT22H19M00S" calcext:value-type="time">
            <text:p>22:19</text:p>
          </table:table-cell>
          <table:table-cell table:content-validation-name="val1" office:value-type="string" calcext:value-type="string">
            <text:p>Paperchase Limited ,346 - 348 High Road Chiswick London,W4 5TA</text:p>
          </table:table-cell>
          <table:table-cell table:formula="of:=[.E11]-[.C11]+([.D11]&gt;[.B11])" office:value-type="time" office:time-value="PT06H19M00S" calcext:value-type="time">
            <text:p>06:19</text:p>
          </table:table-cell>
          <table:table-cell table:formula="of:=[.G11]*24-0.3" office:value-type="float" office:value="6.01666666666667" calcext:value-type="float">
            <text:p>6.02</text:p>
          </table:table-cell>
          <table:table-cell table:style-name="ce86" table:formula="of:=[.H11]*7.5" office:value-type="currency" office:currency="GBP" office:value="45.125" calcext:value-type="currency">
            <text:p>£45.13</text:p>
          </table:table-cell>
          <table:table-cell office:value-type="currency" office:currency="GBP" office:value="45" calcext:value-type="currency">
            <text:p>£45.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1]-[.I11]" office:value-type="currency" office:currency="GBP" office:value="-0.124999999999993" calcext:value-type="currency">
            <text:p>-£0.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81" calcext:value-type="float">
            <text:p>955181</text:p>
          </table:table-cell>
          <table:table-cell office:value-type="date" office:date-value="2017-09-27" calcext:value-type="date">
            <text:p>27/09/2017</text:p>
          </table:table-cell>
          <table:table-cell office:value-type="time" office:time-value="PT06H00M00S" calcext:value-type="time">
            <text:p>06:00</text:p>
          </table:table-cell>
          <table:table-cell office:value-type="date" office:date-value="2017-09-27" calcext:value-type="date">
            <text:p>27/09/2017</text:p>
          </table:table-cell>
          <table:table-cell office:value-type="time" office:time-value="PT15H20M00S" calcext:value-type="time">
            <text:p>15:20</text:p>
          </table:table-cell>
          <table:table-cell table:content-validation-name="val1" office:value-type="string" calcext:value-type="string">
            <text:p>Co-Op Group Limited,Retail (fulham North End Road) North End Road London,SW6 1NJ</text:p>
          </table:table-cell>
          <table:table-cell table:formula="of:=[.E12]-[.C12]+([.D12]&gt;[.B12])" office:value-type="time" office:time-value="PT09H20M00S" calcext:value-type="time">
            <text:p>09:20</text:p>
          </table:table-cell>
          <table:table-cell table:formula="of:=[.G12]*24-0.3" office:value-type="float" office:value="9.03333333333333" calcext:value-type="float">
            <text:p>9.03</text:p>
          </table:table-cell>
          <table:table-cell table:style-name="ce86" table:formula="of:=[.H12]*7.5" office:value-type="currency" office:currency="GBP" office:value="67.75" calcext:value-type="currency">
            <text:p>£67.75</text:p>
          </table:table-cell>
          <table:table-cell office:value-type="currency" office:currency="GBP" office:value="60" calcext:value-type="currency">
            <text:p>£60.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2]-[.I12]" office:value-type="currency" office:currency="GBP" office:value="-7.74999999999999" calcext:value-type="currency">
            <text:p>-£7.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393" calcext:value-type="float">
            <text:p>962393</text:p>
          </table:table-cell>
          <table:table-cell office:value-type="date" office:date-value="2017-09-28" calcext:value-type="date">
            <text:p>28/09/2017</text:p>
          </table:table-cell>
          <table:table-cell office:value-type="time" office:time-value="PT20H30M00S" calcext:value-type="time">
            <text:p>20:30</text:p>
          </table:table-cell>
          <table:table-cell office:value-type="date" office:date-value="2017-09-29" calcext:value-type="date">
            <text:p>29/09/2017</text:p>
          </table:table-cell>
          <table:table-cell office:value-type="time" office:time-value="PT01H45M00S" calcext:value-type="time">
            <text:p>01:45</text:p>
          </table:table-cell>
          <table:table-cell table:content-validation-name="val1" office:value-type="string" calcext:value-type="string">
            <text:p>Waterstones Booksellers Limited,82 Gower Street London,WC1E 6EQ</text:p>
          </table:table-cell>
          <table:table-cell table:formula="of:=[.E13]-[.C13]+([.D13]&gt;[.B13])" office:value-type="time" office:time-value="PT05H15M00S" calcext:value-type="time">
            <text:p>05:15</text:p>
          </table:table-cell>
          <table:table-cell table:formula="of:=[.G13]*24-0.3" office:value-type="float" office:value="4.95" calcext:value-type="float">
            <text:p>4.95</text:p>
          </table:table-cell>
          <table:table-cell table:style-name="ce86" table:formula="of:=[.H13]*7.5" office:value-type="currency" office:currency="GBP" office:value="37.125" calcext:value-type="currency">
            <text:p>£37.13</text:p>
          </table:table-cell>
          <table:table-cell office:value-type="currency" office:currency="GBP" office:value="39.38" calcext:value-type="currency">
            <text:p>£39.38</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3]-[.I13]" office:value-type="currency" office:currency="GBP" office:value="2.25500000000002"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5" calcext:value-type="float">
            <text:p>974115</text:p>
          </table:table-cell>
          <table:table-cell office:value-type="date" office:date-value="2017-10-03" calcext:value-type="date">
            <text:p>03/10/2017</text:p>
          </table:table-cell>
          <table:table-cell office:value-type="time" office:time-value="PT13H30M00S" calcext:value-type="time">
            <text:p>13:30</text:p>
          </table:table-cell>
          <table:table-cell office:value-type="date" office:date-value="2017-10-03" calcext:value-type="date">
            <text:p>03/10/2017</text:p>
          </table:table-cell>
          <table:table-cell office:value-type="time" office:time-value="PT19H30M00S" calcext:value-type="time">
            <text:p>19:30</text:p>
          </table:table-cell>
          <table:table-cell table:content-validation-name="val1" office:value-type="string" calcext:value-type="string">
            <text:p>Homebase Group Limited,10 Beckenham Hill Road, Catford,SE6 3NU</text:p>
          </table:table-cell>
          <table:table-cell table:formula="of:=[.E14]-[.C14]+([.D14]&gt;[.B14])" office:value-type="time" office:time-value="PT06H00M00S" calcext:value-type="time">
            <text:p>06:00</text:p>
          </table:table-cell>
          <table:table-cell table:formula="of:=[.G14]*24-0.3" office:value-type="float" office:value="5.7" calcext:value-type="float">
            <text:p>5.70</text:p>
          </table:table-cell>
          <table:table-cell table:style-name="ce86" table:formula="of:=[.H14]*7.5" office:value-type="currency" office:currency="GBP" office:value="42.75" calcext:value-type="currency">
            <text:p>£42.75</text:p>
          </table:table-cell>
          <table:table-cell office:value-type="currency" office:currency="GBP" office:value="43.75" calcext:value-type="currency">
            <text:p>£43.75</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4]-[.I14]" office:value-type="currency" office:currency="GBP" office:value="1" calcext:value-type="currency">
            <text:p>£1.0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672" calcext:value-type="float">
            <text:p>980672</text:p>
          </table:table-cell>
          <table:table-cell office:value-type="date" office:date-value="2017-10-04" calcext:value-type="date">
            <text:p>04/10/2017</text:p>
          </table:table-cell>
          <table:table-cell office:value-type="time" office:time-value="PT18H30M00S" calcext:value-type="time">
            <text:p>18:30</text:p>
          </table:table-cell>
          <table:table-cell office:value-type="date" office:date-value="2017-10-05" calcext:value-type="date">
            <text:p>05/10/2017</text:p>
          </table:table-cell>
          <table:table-cell office:value-type="time" office:time-value="PT02H10M00S" calcext:value-type="time">
            <text:p>02:10</text:p>
          </table:table-cell>
          <table:table-cell table:content-validation-name="val1" office:value-type="string" calcext:value-type="string">
            <text:p>Poundland Limited,78-80 High Street The Exchange Putney London,SW15 1RB </text:p>
          </table:table-cell>
          <table:table-cell table:formula="of:=[.E15]-[.C15]+([.D15]&gt;[.B15])" office:value-type="time" office:time-value="PT07H40M00S" calcext:value-type="time">
            <text:p>07:40</text:p>
          </table:table-cell>
          <table:table-cell table:formula="of:=[.G15]*24-0.3" office:value-type="float" office:value="7.36666666666667" calcext:value-type="float">
            <text:p>7.37</text:p>
          </table:table-cell>
          <table:table-cell table:style-name="ce86" table:formula="of:=[.H15]*7.5" office:value-type="currency" office:currency="GBP" office:value="55.25" calcext:value-type="currency">
            <text:p>£55.25</text:p>
          </table:table-cell>
          <table:table-cell office:value-type="currency" office:currency="GBP" office:value="55" calcext:value-type="currency">
            <text:p>£55.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5]-[.I15]" office:value-type="currency" office:currency="GBP" office:value="-0.25" calcext:value-type="currency">
            <text:p>-£0.25</text:p>
          </table:table-cell>
          <table:table-cell/>
          <table:table-cell table:formula="of:=SUM([.J7:.J15])" office:value-type="currency" office:currency="GBP" office:value="470.01" calcext:value-type="currency">
            <text:p>£470.01</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8" calcext:value-type="float">
            <text:p>974118</text:p>
          </table:table-cell>
          <table:table-cell office:value-type="date" office:date-value="2017-10-11" calcext:value-type="date">
            <text:p>11/10/2017</text:p>
          </table:table-cell>
          <table:table-cell office:value-type="time" office:time-value="PT13H30M00S" calcext:value-type="time">
            <text:p>13:30</text:p>
          </table:table-cell>
          <table:table-cell office:value-type="date" office:date-value="2017-10-11" calcext:value-type="date">
            <text:p>11/10/2017</text:p>
          </table:table-cell>
          <table:table-cell office:value-type="time" office:time-value="PT21H43M00S" calcext:value-type="time">
            <text:p>21:43</text:p>
          </table:table-cell>
          <table:table-cell table:content-validation-name="val1" office:value-type="string" calcext:value-type="string">
            <text:p>Homebase Group Limited,Kingston, 229-253 Kingston Road, New Malden,KT3 3SW</text:p>
          </table:table-cell>
          <table:table-cell table:formula="of:=[.E16]-[.C16]+([.D16]&gt;[.B16])" office:value-type="time" office:time-value="PT08H13M00S" calcext:value-type="time">
            <text:p>08:13</text:p>
          </table:table-cell>
          <table:table-cell table:formula="of:=[.G16]*24-0.3" office:value-type="float" office:value="7.91666666666667" calcext:value-type="float">
            <text:p>7.92</text:p>
          </table:table-cell>
          <table:table-cell table:style-name="ce86" table:formula="of:=[.H16]*7.5" office:value-type="currency" office:currency="GBP" office:value="59.375" calcext:value-type="currency">
            <text:p>£59.38</text:p>
          </table:table-cell>
          <table:table-cell office:value-type="currency" office:currency="GBP" office:value="60" calcext:value-type="currency">
            <text:p>£60.00</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6]-[.I16]" office:value-type="currency" office:currency="GBP" office:value="0.625" calcext:value-type="currency">
            <text:p>£0.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621" calcext:value-type="float">
            <text:p>957621</text:p>
          </table:table-cell>
          <table:table-cell office:value-type="date" office:date-value="2017-10-16" calcext:value-type="date">
            <text:p>16/10/2017</text:p>
          </table:table-cell>
          <table:table-cell office:value-type="time" office:time-value="PT09H55M00S" calcext:value-type="time">
            <text:p>09:55</text:p>
          </table:table-cell>
          <table:table-cell office:value-type="date" office:date-value="2017-10-16" calcext:value-type="date">
            <text:p>16/10/2017</text:p>
          </table:table-cell>
          <table:table-cell office:value-type="time" office:time-value="PT15H44M00S" calcext:value-type="time">
            <text:p>15:44</text:p>
          </table:table-cell>
          <table:table-cell table:content-validation-name="val1" office:value-type="string" calcext:value-type="string">
            <text:p>Co-Op Group Limited,Food, 276-288 Kingston Road, Wimbledon Chase,SW20 8LX</text:p>
          </table:table-cell>
          <table:table-cell table:formula="of:=[.E17]-[.C17]+([.D17]&gt;[.B17])" office:value-type="time" office:time-value="PT05H49M00S" calcext:value-type="time">
            <text:p>05:49</text:p>
          </table:table-cell>
          <table:table-cell table:formula="of:=[.G17]*24-0.3" office:value-type="float" office:value="5.51666666666667" calcext:value-type="float">
            <text:p>5.52</text:p>
          </table:table-cell>
          <table:table-cell table:style-name="ce86" table:formula="of:=[.H17]*7.5" office:value-type="currency" office:currency="GBP" office:value="41.375" calcext:value-type="currency">
            <text:p>£41.38</text:p>
          </table:table-cell>
          <table:table-cell office:value-type="currency" office:currency="GBP" office:value="43.75" calcext:value-type="currency">
            <text:p>£43.7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7]-[.I17]" office:value-type="currency" office:currency="GBP" office:value="2.37499999999999" calcext:value-type="currency">
            <text:p>£2.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5" office:value-type="float" office:value="962384" calcext:value-type="float">
            <text:p>962384</text:p>
          </table:table-cell>
          <table:table-cell table:style-name="ce34" office:value-type="date" office:date-value="2017-10-17" calcext:value-type="date">
            <text:p>17/10/2017</text:p>
          </table:table-cell>
          <table:table-cell table:style-name="ce52" office:value-type="time" office:time-value="PT21H55M00S" calcext:value-type="time">
            <text:p>21:55</text:p>
          </table:table-cell>
          <table:table-cell table:style-name="ce34" office:value-type="date" office:date-value="2017-10-18" calcext:value-type="date">
            <text:p>18/10/2017</text:p>
          </table:table-cell>
          <table:table-cell table:style-name="ce52" office:value-type="time" office:time-value="PT00H45M00S" calcext:value-type="time">
            <text:p>00:45</text:p>
          </table:table-cell>
          <table:table-cell table:style-name="ce5" table:content-validation-name="val1" office:value-type="string" calcext:value-type="string">
            <text:p>Waterstones Booksellers Limited,Hatchards Unit 1, St Pancras Euston Road London,N1C 4QP</text:p>
          </table:table-cell>
          <table:table-cell table:style-name="ce52" table:formula="of:=[.E18]-[.C18]+([.D18]&gt;[.B18])" office:value-type="time" office:time-value="PT02H50M00S" calcext:value-type="time">
            <text:p>02:50</text:p>
          </table:table-cell>
          <table:table-cell table:style-name="ce74" table:formula="of:=[.G18]*24-0.3" office:value-type="float" office:value="2.53333333333333" calcext:value-type="float">
            <text:p>2.53</text:p>
          </table:table-cell>
          <table:table-cell table:style-name="ce88" table:formula="of:=[.H18]*7.5" office:value-type="currency" office:currency="GBP" office:value="19" calcext:value-type="currency">
            <text:p>£19.00</text:p>
          </table:table-cell>
          <table:table-cell table:style-name="ce88" office:value-type="currency" office:currency="GBP" office:value="30" calcext:value-type="currency">
            <text:p>£30.00</text:p>
          </table:table-cell>
          <table:table-cell table:style-name="ce34" office:value-type="date" office:date-value="2017-11-03" calcext:value-type="date">
            <text:p>03/11/2017</text:p>
          </table:table-cell>
          <table:table-cell table:style-name="ce13" office:value-type="float" office:value="16" calcext:value-type="float">
            <text:p>16</text:p>
          </table:table-cell>
          <table:table-cell table:style-name="ce88" table:formula="of:=[.J18]-[.I18]" office:value-type="currency" office:currency="GBP" office:value="11" calcext:value-type="currency">
            <text:p>£11.00</text:p>
          </table:table-cell>
          <table:table-cell table:style-name="ce13"/>
          <table:table-cell table:style-name="ce88"/>
          <table:table-cell table:style-name="ce86" office:value-type="currency" office:currency="GBP" office:value="7.5" calcext:value-type="currency">
            <text:p>£7.50</text:p>
          </table:table-cell>
          <table:table-cell table:style-name="ce13" table:number-columns-repeated="1008"/>
        </table:table-row>
        <table:table-row table:style-name="ro1">
          <table:table-cell office:value-type="float" office:value="972007" calcext:value-type="float">
            <text:p>972007</text:p>
          </table:table-cell>
          <table:table-cell office:value-type="date" office:date-value="2017-10-20" calcext:value-type="date">
            <text:p>20/10/2017</text:p>
          </table:table-cell>
          <table:table-cell office:value-type="time" office:time-value="PT07H30M00S" calcext:value-type="time">
            <text:p>07:30</text:p>
          </table:table-cell>
          <table:table-cell office:value-type="date" office:date-value="2017-10-20" calcext:value-type="date">
            <text:p>20/10/2017</text:p>
          </table:table-cell>
          <table:table-cell office:value-type="time" office:time-value="PT18H00M00S" calcext:value-type="time">
            <text:p>18:00</text:p>
          </table:table-cell>
          <table:table-cell table:content-validation-name="val1" office:value-type="string" calcext:value-type="string">
            <text:p>Euro Car Parts Limited,Fulton Road, Wembley Industrial Estate, Wembley, Middlesex,HA9 0TF</text:p>
          </table:table-cell>
          <table:table-cell table:formula="of:=[.E19]-[.C19]+([.D19]&gt;[.B19])" office:value-type="time" office:time-value="PT10H30M00S" calcext:value-type="time">
            <text:p>10:30</text:p>
          </table:table-cell>
          <table:table-cell table:formula="of:=[.G19]*24-0.3" office:value-type="float" office:value="10.2" calcext:value-type="float">
            <text:p>10.20</text:p>
          </table:table-cell>
          <table:table-cell table:style-name="ce86" table:formula="of:=[.H19]*7.5" office:value-type="currency" office:currency="GBP" office:value="76.5" calcext:value-type="currency">
            <text:p>£76.50</text:p>
          </table:table-cell>
          <table:table-cell office:value-type="currency" office:currency="GBP" office:value="76.25" calcext:value-type="currency">
            <text:p>£76.2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9]-[.I19]" office:value-type="currency" office:currency="GBP" office:value="-0.2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6" office:value-type="float" office:value="974124" calcext:value-type="float">
            <text:p>974124</text:p>
          </table:table-cell>
          <table:table-cell office:value-type="date" office:date-value="2017-10-24" calcext:value-type="date">
            <text:p>24/10/2017</text:p>
          </table:table-cell>
          <table:table-cell office:value-type="time" office:time-value="PT13H30M00S" calcext:value-type="time">
            <text:p>13:30</text:p>
          </table:table-cell>
          <table:table-cell office:value-type="date" office:date-value="2017-10-24" calcext:value-type="date">
            <text:p>24/10/2017</text:p>
          </table:table-cell>
          <table:table-cell office:value-type="time" office:time-value="PT21H12M00S" calcext:value-type="time">
            <text:p>21:12</text:p>
          </table:table-cell>
          <table:table-cell table:content-validation-name="val1" office:value-type="string" calcext:value-type="string">
            <text:p>Homebase Group Limited,241 Kidbrooke Park Road, Kidbrooke, London,SE3 9PP</text:p>
          </table:table-cell>
          <table:table-cell table:formula="of:=[.E20]-[.C20]+([.D20]&gt;[.B20])" office:value-type="time" office:time-value="PT07H42M00S" calcext:value-type="time">
            <text:p>07:42</text:p>
          </table:table-cell>
          <table:table-cell table:formula="of:=[.G20]*24-0.3" office:value-type="float" office:value="7.4" calcext:value-type="float">
            <text:p>7.40</text:p>
          </table:table-cell>
          <table:table-cell table:style-name="ce86" table:formula="of:=[.H20]*7.5" office:value-type="currency" office:currency="GBP" office:value="55.5" calcext:value-type="currency">
            <text:p>£55.50</text:p>
          </table:table-cell>
          <table:table-cell office:value-type="currency" office:currency="GBP" office:value="55.63" calcext:value-type="currency">
            <text:p>£55.63</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0]-[.I20]" office:value-type="currency" office:currency="GBP" office:value="0.13000000000001" calcext:value-type="currency">
            <text:p>£0.13</text:p>
          </table:table-cell>
          <table:table-cell table:style-name="ce86" table:formula="of:=SUM([.M2:.M19])" office:value-type="currency" office:currency="GBP" office:value="32.7650000000001" calcext:value-type="currency">
            <text:p>£32.77</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36" calcext:value-type="float">
            <text:p>985236</text:p>
          </table:table-cell>
          <table:table-cell office:value-type="date" office:date-value="2017-10-25" calcext:value-type="date">
            <text:p>25/10/2017</text:p>
          </table:table-cell>
          <table:table-cell office:value-type="time" office:time-value="PT13H10M00S" calcext:value-type="time">
            <text:p>13:10</text:p>
          </table:table-cell>
          <table:table-cell office:value-type="date" office:date-value="2017-10-26" calcext:value-type="date">
            <text:p>26/10/2017</text:p>
          </table:table-cell>
          <table:table-cell office:value-type="time" office:time-value="PT00H50M00S" calcext:value-type="time">
            <text:p>00:50</text:p>
          </table:table-cell>
          <table:table-cell table:content-validation-name="val1" office:value-type="string" calcext:value-type="string">
            <text:p>Superdrug,2-8, Station Road, Hayes,UB3 4DA</text:p>
          </table:table-cell>
          <table:table-cell table:formula="of:=[.E21]-[.C21]+([.D21]&gt;[.B21])" office:value-type="time" office:time-value="PT11H40M00S" calcext:value-type="time">
            <text:p>11:40</text:p>
          </table:table-cell>
          <table:table-cell table:formula="of:=[.G21]*24-0.3" office:value-type="float" office:value="11.3666666666667" calcext:value-type="float">
            <text:p>11.37</text:p>
          </table:table-cell>
          <table:table-cell table:style-name="ce86" table:formula="of:=[.H21]*7.5" office:value-type="currency" office:currency="GBP" office:value="85.25" calcext:value-type="currency">
            <text:p>£85.25</text:p>
          </table:table-cell>
          <table:table-cell office:value-type="currency" office:currency="GBP" office:value="72.5" calcext:value-type="currency">
            <text:p>£7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1]-[.I21]" office:value-type="currency" office:currency="GBP" office:value="-12.75" calcext:value-type="currency">
            <text:p>-£12.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23" calcext:value-type="float">
            <text:p>501323</text:p>
          </table:table-cell>
          <table:table-cell office:value-type="date" office:date-value="2017-10-28" calcext:value-type="date">
            <text:p>28/10/2017</text:p>
          </table:table-cell>
          <table:table-cell office:value-type="time" office:time-value="PT07H00M00S" calcext:value-type="time">
            <text:p>07:00</text:p>
          </table:table-cell>
          <table:table-cell office:value-type="date" office:date-value="2017-10-28" calcext:value-type="date">
            <text:p>28/10/2017</text:p>
          </table:table-cell>
          <table:table-cell office:value-type="time" office:time-value="PT10H45M00S" calcext:value-type="time">
            <text:p>10:45</text:p>
          </table:table-cell>
          <table:table-cell table:content-validation-name="val1" office:value-type="string" calcext:value-type="string">
            <text:p>Outdoor And Cycle Concepts Ltd,Cotswold Outdoor, 56-58 Garratt Lane, Southside Shopping Centre, Wandsworth, London,SW18 4TF</text:p>
          </table:table-cell>
          <table:table-cell table:formula="of:=[.E22]-[.C22]+([.D22]&gt;[.B22])" office:value-type="time" office:time-value="PT03H45M00S" calcext:value-type="time">
            <text:p>03:45</text:p>
          </table:table-cell>
          <table:table-cell table:formula="of:=[.G22]*24-0.3" office:value-type="float" office:value="3.45" calcext:value-type="float">
            <text:p>3.45</text:p>
          </table:table-cell>
          <table:table-cell table:style-name="ce86" table:formula="of:=[.H22]*7.5" office:value-type="currency" office:currency="GBP" office:value="25.875" calcext:value-type="currency">
            <text:p>£25.88</text:p>
          </table:table-cell>
          <table:table-cell office:value-type="currency" office:currency="GBP" office:value="42.5" calcext:value-type="currency">
            <text:p>£4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2]-[.I22]" office:value-type="currency" office:currency="GBP" office:value="16.625" calcext:value-type="currency">
            <text:p>£16.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329" calcext:value-type="float">
            <text:p>985329</text:p>
          </table:table-cell>
          <table:table-cell office:value-type="date" office:date-value="2017-10-31" calcext:value-type="date">
            <text:p>31/10/2017</text:p>
          </table:table-cell>
          <table:table-cell office:value-type="time" office:time-value="PT16H00M00S" calcext:value-type="time">
            <text:p>16:00</text:p>
          </table:table-cell>
          <table:table-cell office:value-type="date" office:date-value="2017-11-01" calcext:value-type="date">
            <text:p>01/11/2017</text:p>
          </table:table-cell>
          <table:table-cell office:value-type="time" office:time-value="PT00H57M00S" calcext:value-type="time">
            <text:p>00:57</text:p>
          </table:table-cell>
          <table:table-cell table:content-validation-name="val1" office:value-type="string" calcext:value-type="string">
            <text:p>Superdrug,138-140 Rushey Green, Catford, London,SE6 4HQ</text:p>
          </table:table-cell>
          <table:table-cell table:formula="of:=[.E23]-[.C23]+([.D23]&gt;[.B23])" office:value-type="time" office:time-value="PT08H57M00S" calcext:value-type="time">
            <text:p>08:57</text:p>
          </table:table-cell>
          <table:table-cell table:formula="of:=[.G23]*24-0.3" office:value-type="float" office:value="8.65" calcext:value-type="float">
            <text:p>8.65</text:p>
          </table:table-cell>
          <table:table-cell table:style-name="ce86" table:formula="of:=[.H23]*7.5" office:value-type="currency" office:currency="GBP" office:value="64.875" calcext:value-type="currency">
            <text:p>£64.88</text:p>
          </table:table-cell>
          <table:table-cell office:value-type="currency" office:currency="GBP" office:value="65" calcext:value-type="currency">
            <text:p>£65.0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3]-[.I23]" office:value-type="currency" office:currency="GBP" office:value="0.125000000000014" calcext:value-type="currency">
            <text:p>£0.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2" calcext:value-type="float">
            <text:p>975572</text:p>
          </table:table-cell>
          <table:table-cell office:value-type="date" office:date-value="2017-11-03" calcext:value-type="date">
            <text:p>03/11/2017</text:p>
          </table:table-cell>
          <table:table-cell office:value-type="time" office:time-value="PT12H45M00S" calcext:value-type="time">
            <text:p>12:45</text:p>
          </table:table-cell>
          <table:table-cell office:value-type="date" office:date-value="2017-11-03" calcext:value-type="date">
            <text:p>03/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4]-[.C24]+([.D24]&gt;[.B24])" office:value-type="time" office:time-value="PT09H15M00S" calcext:value-type="time">
            <text:p>09:15</text:p>
          </table:table-cell>
          <table:table-cell table:formula="of:=[.G24]*24-0.3" office:value-type="float" office:value="8.95" calcext:value-type="float">
            <text:p>8.95</text:p>
          </table:table-cell>
          <table:table-cell table:style-name="ce86" table:formula="of:=[.H24]*7.5" office:value-type="currency" office:currency="GBP" office:value="67.125" calcext:value-type="currency">
            <text:p>£67.13</text:p>
          </table:table-cell>
          <table:table-cell office:value-type="currency" office:currency="GBP" office:value="68.75" calcext:value-type="currency">
            <text:p>£68.75</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4]-[.I24]" office:value-type="currency" office:currency="GBP" office:value="1.625" calcext:value-type="currency">
            <text:p>£1.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5" calcext:value-type="float">
            <text:p>975575</text:p>
          </table:table-cell>
          <table:table-cell office:value-type="date" office:date-value="2017-11-04" calcext:value-type="date">
            <text:p>04/11/2017</text:p>
          </table:table-cell>
          <table:table-cell office:value-type="time" office:time-value="PT11H10M00S" calcext:value-type="time">
            <text:p>11:10</text:p>
          </table:table-cell>
          <table:table-cell office:value-type="date" office:date-value="2017-11-04" calcext:value-type="date">
            <text:p>04/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5]-[.C25]+([.D25]&gt;[.B25])" office:value-type="time" office:time-value="PT10H50M00S" calcext:value-type="time">
            <text:p>10:50</text:p>
          </table:table-cell>
          <table:table-cell table:formula="of:=[.G25]*24-0.3" office:value-type="float" office:value="10.5333333333333" calcext:value-type="float">
            <text:p>10.53</text:p>
          </table:table-cell>
          <table:table-cell table:style-name="ce86" table:formula="of:=[.H25]*7.5" office:value-type="currency" office:currency="GBP" office:value="79" calcext:value-type="currency">
            <text:p>£79.00</text:p>
          </table:table-cell>
          <table:table-cell office:value-type="currency" office:currency="GBP" office:value="77.5" calcext:value-type="currency">
            <text:p>£77.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5]-[.I25]" office:value-type="currency" office:currency="GBP" office:value="-1.5" calcext:value-type="currency">
            <text:p>-£1.50</text:p>
          </table:table-cell>
          <table:table-cell table:style-name="ce86" table:formula="of:=SUM([.M21:.M24])" office:value-type="currency" office:currency="GBP" office:value="5.62500000000001" calcext:value-type="currency">
            <text:p>£5.63</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897" calcext:value-type="float">
            <text:p>980897</text:p>
          </table:table-cell>
          <table:table-cell office:value-type="date" office:date-value="2017-11-06" calcext:value-type="date">
            <text:p>06/11/2017</text:p>
          </table:table-cell>
          <table:table-cell office:value-type="time" office:time-value="PT16H00M00S" calcext:value-type="time">
            <text:p>16:00</text:p>
          </table:table-cell>
          <table:table-cell office:value-type="date" office:date-value="2017-11-04" calcext:value-type="date">
            <text:p>04/11/2017</text:p>
          </table:table-cell>
          <table:table-cell office:value-type="time" office:time-value="PT22H09M00S" calcext:value-type="time">
            <text:p>22:09</text:p>
          </table:table-cell>
          <table:table-cell table:content-validation-name="val1" office:value-type="string" calcext:value-type="string">
            <text:p>Poundland Limited,530-536 High Rd, London,N17 9SX</text:p>
          </table:table-cell>
          <table:table-cell table:formula="of:=[.E26]-[.C26]+([.D26]&gt;[.B26])" office:value-type="time" office:time-value="PT06H09M00S" calcext:value-type="time">
            <text:p>06:09</text:p>
          </table:table-cell>
          <table:table-cell table:formula="of:=[.G26]*24-0.3" office:value-type="float" office:value="5.85" calcext:value-type="float">
            <text:p>5.85</text:p>
          </table:table-cell>
          <table:table-cell table:style-name="ce86" table:formula="of:=[.H26]*7.5" office:value-type="currency" office:currency="GBP" office:value="43.875" calcext:value-type="currency">
            <text:p>£43.88</text:p>
          </table:table-cell>
          <table:table-cell office:value-type="currency" office:currency="GBP" office:value="42.75" calcext:value-type="currency">
            <text:p>£42.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6]-[.I26]" office:value-type="currency" office:currency="GBP" office:value="-1.125" calcext:value-type="currency">
            <text:p>-£1.13</text:p>
          </table:table-cell>
          <table:table-cell table:style-name="ce118"/>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90" calcext:value-type="float">
            <text:p>955190</text:p>
          </table:table-cell>
          <table:table-cell office:value-type="date" office:date-value="2017-11-07" calcext:value-type="date">
            <text:p>07/11/2017</text:p>
          </table:table-cell>
          <table:table-cell office:value-type="time" office:time-value="PT06H00M00S" calcext:value-type="time">
            <text:p>06:00</text:p>
          </table:table-cell>
          <table:table-cell office:value-type="date" office:date-value="2017-11-07" calcext:value-type="date">
            <text:p>07/11/2017</text:p>
          </table:table-cell>
          <table:table-cell office:value-type="time" office:time-value="PT11H00M00S" calcext:value-type="time">
            <text:p>11:00</text:p>
          </table:table-cell>
          <table:table-cell table:content-validation-name="val1" office:value-type="string" calcext:value-type="string">
            <text:p>Co-Op Group Limited,Retail, 471-487 Kings Road, Chelsea, London, SW10 0LU,</text:p>
          </table:table-cell>
          <table:table-cell table:formula="of:=[.E27]-[.C27]+([.D27]&gt;[.B27])" office:value-type="time" office:time-value="PT05H00M00S" calcext:value-type="time">
            <text:p>05:00</text:p>
          </table:table-cell>
          <table:table-cell table:formula="of:=[.G27]*24-0.3" office:value-type="float" office:value="4.7" calcext:value-type="float">
            <text:p>4.70</text:p>
          </table:table-cell>
          <table:table-cell table:style-name="ce86" table:formula="of:=[.H27]*7.5" office:value-type="currency" office:currency="GBP" office:value="35.25" calcext:value-type="currency">
            <text:p>£35.25</text:p>
          </table:table-cell>
          <table:table-cell office:value-type="currency" office:currency="GBP" office:value="39.38" calcext:value-type="currency">
            <text:p>£39.38</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7]-[.I27]" office:value-type="currency" office:currency="GBP" office:value="4.13" calcext:value-type="currency">
            <text:p>£4.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1506" calcext:value-type="float">
            <text:p>981506</text:p>
          </table:table-cell>
          <table:table-cell table:style-name="ce40" office:value-type="date" office:date-value="2017-11-08" calcext:value-type="date">
            <text:p>08/11/2017</text:p>
          </table:table-cell>
          <table:table-cell table:style-name="ce53" office:value-type="time" office:time-value="PT19H30M00S" calcext:value-type="time">
            <text:p>19:30</text:p>
          </table:table-cell>
          <table:table-cell table:style-name="ce40" office:value-type="date" office:date-value="2017-11-09" calcext:value-type="date">
            <text:p>09/11/2017</text:p>
          </table:table-cell>
          <table:table-cell table:style-name="ce53" office:value-type="time" office:time-value="PT02H30M00S" calcext:value-type="time">
            <text:p>02:30</text:p>
          </table:table-cell>
          <table:table-cell table:style-name="ce206" table:content-validation-name="val1" office:value-type="string" calcext:value-type="string">
            <text:p>W H Smith Plc,Victoria Railway Station, Victoria Street, London,SW1E 5ND</text:p>
          </table:table-cell>
          <table:table-cell table:style-name="ce53" table:formula="of:=[.E28]-[.C28]+([.D28]&gt;[.B28])" office:value-type="time" office:time-value="PT07H00M00S" calcext:value-type="time">
            <text:p>07:00</text:p>
          </table:table-cell>
          <table:table-cell table:formula="of:=[.G28]*24-0.3" office:value-type="float" office:value="6.7" calcext:value-type="float">
            <text:p>6.70</text:p>
          </table:table-cell>
          <table:table-cell table:style-name="ce89" table:formula="of:=[.H28]*7.5" office:value-type="currency" office:currency="GBP" office:value="50.25" calcext:value-type="currency">
            <text:p>£50.25</text:p>
          </table:table-cell>
          <table:table-cell table:style-name="ce89" office:value-type="currency" office:currency="GBP" office:value="55" calcext:value-type="currency">
            <text:p>£55.0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8]-[.I28]" office:value-type="currency" office:currency="GBP" office:value="4.75000000000001"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4744" calcext:value-type="float">
            <text:p>984744</text:p>
          </table:table-cell>
          <table:table-cell table:style-name="ce40" office:value-type="date" office:date-value="2017-11-09" calcext:value-type="date">
            <text:p>09/11/2017</text:p>
          </table:table-cell>
          <table:table-cell table:style-name="ce53" office:value-type="time" office:time-value="PT12H30M00S" calcext:value-type="time">
            <text:p>12:30</text:p>
          </table:table-cell>
          <table:table-cell table:style-name="ce40" office:value-type="date" office:date-value="2017-11-09" calcext:value-type="date">
            <text:p>09/11/2017</text:p>
          </table:table-cell>
          <table:table-cell table:style-name="ce53" office:value-type="time" office:time-value="PT20H35M00S" calcext:value-type="time">
            <text:p>20:35</text:p>
          </table:table-cell>
          <table:table-cell table:style-name="ce206" table:content-validation-name="val1" office:value-type="string" calcext:value-type="string">
            <text:p>Savers Health and Beauty Limited,118-120 High Street, Acton, London,W3 6QX</text:p>
          </table:table-cell>
          <table:table-cell table:style-name="ce53" table:formula="of:=[.E29]-[.C29]+([.D29]&gt;[.B29])" office:value-type="time" office:time-value="PT08H05M00S" calcext:value-type="time">
            <text:p>08:05</text:p>
          </table:table-cell>
          <table:table-cell table:formula="of:=[.G29]*24-0.3" office:value-type="float" office:value="7.78333333333333" calcext:value-type="float">
            <text:p>7.78</text:p>
          </table:table-cell>
          <table:table-cell table:style-name="ce89" table:formula="of:=[.H29]*7.5" office:value-type="currency" office:currency="GBP" office:value="58.375" calcext:value-type="currency">
            <text:p>£58.38</text:p>
          </table:table-cell>
          <table:table-cell table:style-name="ce89" office:value-type="currency" office:currency="GBP" office:value="57.5" calcext:value-type="currency">
            <text:p>£5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9]-[.I29]" office:value-type="currency" office:currency="GBP" office:value="-0.875000000000007" calcext:value-type="currency">
            <text:p>-£0.8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57648" calcext:value-type="float">
            <text:p>957648</text:p>
          </table:table-cell>
          <table:table-cell table:style-name="ce40" office:value-type="date" office:date-value="2017-11-13" calcext:value-type="date">
            <text:p>13/11/2017</text:p>
          </table:table-cell>
          <table:table-cell table:style-name="ce53" office:value-type="time" office:time-value="PT06H00M00S" calcext:value-type="time">
            <text:p>06:00</text:p>
          </table:table-cell>
          <table:table-cell table:style-name="ce40" office:value-type="date" office:date-value="2017-11-13" calcext:value-type="date">
            <text:p>13/11/2017</text:p>
          </table:table-cell>
          <table:table-cell table:style-name="ce53" office:value-type="time" office:time-value="PT11H05M00S" calcext:value-type="time">
            <text:p>11:05</text:p>
          </table:table-cell>
          <table:table-cell table:style-name="ce206" table:content-validation-name="val1" office:value-type="string" calcext:value-type="string">
            <text:p>Co-Op Group Limited,271-273 City Road, Islington, London,EC1V 1LA</text:p>
          </table:table-cell>
          <table:table-cell table:style-name="ce53" table:formula="of:=[.E30]-[.C30]+([.D30]&gt;[.B30])" office:value-type="time" office:time-value="PT05H05M00S" calcext:value-type="time">
            <text:p>05:05</text:p>
          </table:table-cell>
          <table:table-cell table:formula="of:=[.G30]*24-0.3" office:value-type="float" office:value="4.78333333333333" calcext:value-type="float">
            <text:p>4.78</text:p>
          </table:table-cell>
          <table:table-cell table:style-name="ce89" table:formula="of:=[.H30]*7.5" office:value-type="currency" office:currency="GBP" office:value="35.875" calcext:value-type="currency">
            <text:p>£35.88</text:p>
          </table:table-cell>
          <table:table-cell table:style-name="ce89" office:value-type="currency" office:currency="GBP" office:value="38.75" calcext:value-type="currency">
            <text:p>£38.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0]-[.I30]" office:value-type="currency" office:currency="GBP" office:value="2.87500000000001" calcext:value-type="currency">
            <text:p>£2.8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974130" calcext:value-type="float">
            <text:p>974130</text:p>
          </table:table-cell>
          <table:table-cell table:style-name="ce40" office:value-type="date" office:date-value="2017-11-14" calcext:value-type="date">
            <text:p>14/11/2017</text:p>
          </table:table-cell>
          <table:table-cell table:style-name="ce53" office:value-type="time" office:time-value="PT15H07M00S" calcext:value-type="time">
            <text:p>15:07</text:p>
          </table:table-cell>
          <table:table-cell table:style-name="ce40" office:value-type="date" office:date-value="2017-11-14" calcext:value-type="date">
            <text:p>14/11/2017</text:p>
          </table:table-cell>
          <table:table-cell table:style-name="ce53" office:value-type="time" office:time-value="PT21H35M00S" calcext:value-type="time">
            <text:p>21:35</text:p>
          </table:table-cell>
          <table:table-cell table:style-name="ce206" table:content-validation-name="val1" office:value-type="string" calcext:value-type="string">
            <text:p>Homebase Group Limited,Swandon way, Wandsworth, London,SW18 1EW</text:p>
          </table:table-cell>
          <table:table-cell table:style-name="ce53" table:formula="of:=[.E31]-[.C31]+([.D31]&gt;[.B31])" office:value-type="time" office:time-value="PT06H28M00S" calcext:value-type="time">
            <text:p>06:28</text:p>
          </table:table-cell>
          <table:table-cell table:formula="of:=[.G31]*24-0.3" office:value-type="float" office:value="6.16666666666667" calcext:value-type="float">
            <text:p>6.17</text:p>
          </table:table-cell>
          <table:table-cell table:style-name="ce89" table:formula="of:=[.H31]*7.5" office:value-type="currency" office:currency="GBP" office:value="46.25" calcext:value-type="currency">
            <text:p>£46.25</text:p>
          </table:table-cell>
          <table:table-cell table:style-name="ce89" office:value-type="currency" office:currency="GBP" office:value="47.5" calcext:value-type="currency">
            <text:p>£4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1]-[.I31]" office:value-type="currency" office:currency="GBP" office:value="1.24999999999999" calcext:value-type="currency">
            <text:p>£1.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62398" calcext:value-type="float">
            <text:p>962398</text:p>
          </table:table-cell>
          <table:table-cell table:style-name="ce40" office:value-type="date" office:date-value="2017-11-15" calcext:value-type="date">
            <text:p>15/11/2017</text:p>
          </table:table-cell>
          <table:table-cell table:style-name="ce53" office:value-type="time" office:time-value="PT19H45M00S" calcext:value-type="time">
            <text:p>19:45</text:p>
          </table:table-cell>
          <table:table-cell table:style-name="ce40" office:value-type="date" office:date-value="2017-11-16" calcext:value-type="date">
            <text:p>16/11/2017</text:p>
          </table:table-cell>
          <table:table-cell table:style-name="ce53" office:value-type="time" office:time-value="PT01H20M00S" calcext:value-type="time">
            <text:p>01:20</text:p>
          </table:table-cell>
          <table:table-cell table:style-name="ce206" table:content-validation-name="val1" office:value-type="string" calcext:value-type="string">
            <text:p>Waterstones Booksellers Limited,The Grand Building, Trafalgar Square, London, London,WC2N 5EJ</text:p>
          </table:table-cell>
          <table:table-cell table:style-name="ce53" table:formula="of:=[.E32]-[.C32]+([.D32]&gt;[.B32])" office:value-type="time" office:time-value="PT05H35M00S" calcext:value-type="time">
            <text:p>05:35</text:p>
          </table:table-cell>
          <table:table-cell table:formula="of:=[.G32]*24-0.3" office:value-type="float" office:value="5.28333333333334" calcext:value-type="float">
            <text:p>5.28</text:p>
          </table:table-cell>
          <table:table-cell table:style-name="ce89" table:formula="of:=[.H32]*7.5" office:value-type="currency" office:currency="GBP" office:value="39.625" calcext:value-type="currency">
            <text:p>£39.63</text:p>
          </table:table-cell>
          <table:table-cell table:style-name="ce89" office:value-type="currency" office:currency="GBP" office:value="43.13" calcext:value-type="currency">
            <text:p>£43.13</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2]-[.I32]" office:value-type="currency" office:currency="GBP" office:value="3.50499999999999" calcext:value-type="currency">
            <text:p>£3.5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4351" calcext:value-type="float">
            <text:p>984351</text:p>
          </table:table-cell>
          <table:table-cell table:style-name="ce40" office:value-type="date" office:date-value="2017-11-17" calcext:value-type="date">
            <text:p>17/11/2017</text:p>
          </table:table-cell>
          <table:table-cell table:style-name="ce53" office:value-type="time" office:time-value="PT16H00M00S" calcext:value-type="time">
            <text:p>16:00</text:p>
          </table:table-cell>
          <table:table-cell table:style-name="ce40" office:value-type="date" office:date-value="2017-11-17" calcext:value-type="date">
            <text:p>17/11/2017</text:p>
          </table:table-cell>
          <table:table-cell table:style-name="ce53" office:value-type="time" office:time-value="PT23H40M00S" calcext:value-type="time">
            <text:p>23:40</text:p>
          </table:table-cell>
          <table:table-cell table:style-name="ce206" table:content-validation-name="val1" office:value-type="string" calcext:value-type="string">
            <text:p>Superdrug,228 Southwark Park Road, Bermondsey, London,SE16 3RW</text:p>
          </table:table-cell>
          <table:table-cell table:style-name="ce53" table:formula="of:=[.E33]-[.C33]+([.D33]&gt;[.B33])" office:value-type="time" office:time-value="PT07H40M00S" calcext:value-type="time">
            <text:p>07:40</text:p>
          </table:table-cell>
          <table:table-cell table:formula="of:=[.G33]*24-0.3" office:value-type="float" office:value="7.36666666666667" calcext:value-type="float">
            <text:p>7.37</text:p>
          </table:table-cell>
          <table:table-cell table:style-name="ce89" table:formula="of:=[.H33]*7.5" office:value-type="currency" office:currency="GBP" office:value="55.25" calcext:value-type="currency">
            <text:p>£55.25</text:p>
          </table:table-cell>
          <table:table-cell table:style-name="ce89" office:value-type="currency" office:currency="GBP" office:value="61.25" calcext:value-type="currency">
            <text:p>£61.2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3]-[.I33]" office:value-type="currency" office:currency="GBP" office:value="5.99999999999999" calcext:value-type="currency">
            <text:p>£6.00</text:p>
          </table:table-cell>
          <table:table-cell table:style-name="ce86" table:formula="of:=SUM([.M29:.M32])" office:value-type="currency" office:currency="GBP" office:value="6.75499999999998" calcext:value-type="currency">
            <text:p>£6.75</text:p>
          </table:table-cell>
          <table:table-cell table:style-name="ce89" table:formula="of:=SUM([.J16:.J33])" office:value-type="currency" office:currency="GBP" office:value="977.14" calcext:value-type="currency">
            <text:p>£977.14</text:p>
          </table:table-cell>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980390" calcext:value-type="float">
            <text:p>980390</text:p>
          </table:table-cell>
          <table:table-cell office:value-type="date" office:date-value="2017-11-20" calcext:value-type="date">
            <text:p>20/11/2017</text:p>
          </table:table-cell>
          <table:table-cell office:value-type="time" office:time-value="PT16H30M00S" calcext:value-type="time">
            <text:p>16:30</text:p>
          </table:table-cell>
          <table:table-cell office:value-type="date" office:date-value="2017-11-20" calcext:value-type="date">
            <text:p>20/11/2017</text:p>
          </table:table-cell>
          <table:table-cell office:value-type="time" office:time-value="PT23H40M00S" calcext:value-type="time">
            <text:p>23:40</text:p>
          </table:table-cell>
          <table:table-cell table:style-name="ce206" table:content-validation-name="val2" office:value-type="string" calcext:value-type="string">
            <text:p>Poundland Limited,172-176 Kilbur High Road, Kilburn,NW6 4JD</text:p>
          </table:table-cell>
          <table:table-cell table:style-name="ce53" table:formula="of:=[.E34]-[.C34]+([.D34]&gt;[.B34])" office:value-type="time" office:time-value="PT07H10M00S" calcext:value-type="time">
            <text:p>07:10</text:p>
          </table:table-cell>
          <table:table-cell table:formula="of:=[.G34]*24-0.3" office:value-type="float" office:value="6.86666666666667" calcext:value-type="float">
            <text:p>6.87</text:p>
          </table:table-cell>
          <table:table-cell table:style-name="ce89" table:formula="of:=[.H34]*7.5" office:value-type="currency" office:currency="GBP" office:value="51.5" calcext:value-type="currency">
            <text:p>£51.50</text:p>
          </table:table-cell>
          <table:table-cell office:value-type="currency" office:currency="GBP" office:value="51.88" calcext:value-type="currency">
            <text:p>£51.88</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4]-[.I34]" office:value-type="currency" office:currency="GBP" office:value="0.379999999999995" calcext:value-type="currency">
            <text:p>£0.3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10" calcext:value-type="float">
            <text:p>501310</text:p>
          </table:table-cell>
          <table:table-cell office:value-type="date" office:date-value="2017-11-22" calcext:value-type="date">
            <text:p>22/11/2017</text:p>
          </table:table-cell>
          <table:table-cell office:value-type="time" office:time-value="PT17H30M00S" calcext:value-type="time">
            <text:p>17:30</text:p>
          </table:table-cell>
          <table:table-cell office:value-type="date" office:date-value="2017-11-23" calcext:value-type="date">
            <text:p>23/11/2017</text:p>
          </table:table-cell>
          <table:table-cell office:value-type="time" office:time-value="PT00H41M00S" calcext:value-type="time">
            <text:p>00:41</text:p>
          </table:table-cell>
          <table:table-cell table:style-name="ce206" table:content-validation-name="val3" office:value-type="string" calcext:value-type="string">
            <text:p>Poundland Limited,435-441 High Road, Wembley, London,HA9 7AE</text:p>
          </table:table-cell>
          <table:table-cell table:style-name="ce53" table:formula="of:=[.E35]-[.C35]+([.D35]&gt;[.B35])" office:value-type="time" office:time-value="PT07H11M00S" calcext:value-type="time">
            <text:p>07:11</text:p>
          </table:table-cell>
          <table:table-cell table:formula="of:=[.G35]*24-0.3" office:value-type="float" office:value="6.88333333333333" calcext:value-type="float">
            <text:p>6.88</text:p>
          </table:table-cell>
          <table:table-cell table:style-name="ce89" table:formula="of:=[.H35]*7.5" office:value-type="currency" office:currency="GBP" office:value="51.625" calcext:value-type="currency">
            <text:p>£51.63</text:p>
          </table:table-cell>
          <table:table-cell office:value-type="currency" office:currency="GBP" office:value="50" calcext:value-type="currency">
            <text:p>£5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5]-[.I35]" office:value-type="currency" office:currency="GBP" office:value="-1.62499999999999" calcext:value-type="currency">
            <text:p>-£1.6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618" calcext:value-type="float">
            <text:p>980618</text:p>
          </table:table-cell>
          <table:table-cell table:style-name="ce40" office:value-type="date" office:date-value="2017-11-28" calcext:value-type="date">
            <text:p>28/11/2017</text:p>
          </table:table-cell>
          <table:table-cell table:style-name="ce53" office:value-type="time" office:time-value="PT16H00M00S" calcext:value-type="time">
            <text:p>16:00</text:p>
          </table:table-cell>
          <table:table-cell table:style-name="ce40" office:value-type="date" office:date-value="2017-11-28" calcext:value-type="date">
            <text:p>28/11/2017</text:p>
          </table:table-cell>
          <table:table-cell table:style-name="ce53" office:value-type="time" office:time-value="PT23H40M00S" calcext:value-type="time">
            <text:p>23:40</text:p>
          </table:table-cell>
          <table:table-cell table:style-name="ce206" table:content-validation-name="val3" office:value-type="string" calcext:value-type="string">
            <text:p>Poundland Limited,106-110 High Street, New Malden, Surrey,KT3 4EU</text:p>
          </table:table-cell>
          <table:table-cell table:style-name="ce53" table:formula="of:=[.E36]-[.C36]+([.D36]&gt;[.B36])" office:value-type="time" office:time-value="PT07H40M00S" calcext:value-type="time">
            <text:p>07:40</text:p>
          </table:table-cell>
          <table:table-cell table:formula="of:=[.G36]*24-0.3" office:value-type="float" office:value="7.36666666666667" calcext:value-type="float">
            <text:p>7.37</text:p>
          </table:table-cell>
          <table:table-cell table:style-name="ce89" table:formula="of:=[.H36]*7.5" office:value-type="currency" office:currency="GBP" office:value="55.25" calcext:value-type="currency">
            <text:p>£55.25</text:p>
          </table:table-cell>
          <table:table-cell table:style-name="ce89" office:value-type="currency" office:currency="GBP" office:value="55.63" calcext:value-type="currency">
            <text:p>£55.6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6]-[.I36]" office:value-type="currency" office:currency="GBP" office:value="0.379999999999988" calcext:value-type="currency">
            <text:p>£0.3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0662" calcext:value-type="float">
            <text:p>980662</text:p>
          </table:table-cell>
          <table:table-cell table:style-name="ce40" office:value-type="date" office:date-value="2017-11-29" calcext:value-type="date">
            <text:p>29/11/2017</text:p>
          </table:table-cell>
          <table:table-cell table:style-name="ce53" office:value-type="time" office:time-value="PT17H30M00S" calcext:value-type="time">
            <text:p>17:30</text:p>
          </table:table-cell>
          <table:table-cell table:style-name="ce40" office:value-type="date" office:date-value="2017-11-30" calcext:value-type="date">
            <text:p>30/11/2017</text:p>
          </table:table-cell>
          <table:table-cell table:style-name="ce53" office:value-type="time" office:time-value="PT03H43M00S" calcext:value-type="time">
            <text:p>03:43</text:p>
          </table:table-cell>
          <table:table-cell table:style-name="ce206" table:content-validation-name="val3" office:value-type="string" calcext:value-type="string">
            <text:p>Poundland Limited,Unit 1, 49/63 King Street, Hammersmith, Greater London,W6 9HW</text:p>
          </table:table-cell>
          <table:table-cell table:style-name="ce53" table:formula="of:=[.E37]-[.C37]+([.D37]&gt;[.B37])" office:value-type="time" office:time-value="PT10H13M00S" calcext:value-type="time">
            <text:p>10:13</text:p>
          </table:table-cell>
          <table:table-cell table:formula="of:=[.G37]*24-0.3" office:value-type="float" office:value="9.91666666666666" calcext:value-type="float">
            <text:p>9.92</text:p>
          </table:table-cell>
          <table:table-cell table:style-name="ce89" table:formula="of:=[.H37]*7.5" office:value-type="currency" office:currency="GBP" office:value="74.375" calcext:value-type="currency">
            <text:p>£74.38</text:p>
          </table:table-cell>
          <table:table-cell table:style-name="ce89" office:value-type="currency" office:currency="GBP" office:value="71.25" calcext:value-type="currency">
            <text:p>£71.25</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7]-[.I37]" office:value-type="currency" office:currency="GBP" office:value="-3.12499999999999" calcext:value-type="currency">
            <text:p>-£3.1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4391" calcext:value-type="float">
            <text:p>504391</text:p>
          </table:table-cell>
          <table:table-cell table:style-name="ce40" office:value-type="date" office:date-value="2017-12-01" calcext:value-type="date">
            <text:p>01/12/2017</text:p>
          </table:table-cell>
          <table:table-cell table:style-name="ce53" office:value-type="time" office:time-value="PT07H00M00S" calcext:value-type="time">
            <text:p>07:00</text:p>
          </table:table-cell>
          <table:table-cell table:style-name="ce40" office:value-type="date" office:date-value="2017-12-01" calcext:value-type="date">
            <text:p>01/12/2017</text:p>
          </table:table-cell>
          <table:table-cell table:style-name="ce53" office:value-type="time" office:time-value="PT11H25M00S" calcext:value-type="time">
            <text:p>11:25</text:p>
          </table:table-cell>
          <table:table-cell table:style-name="ce206" table:content-validation-name="val3" office:value-type="string" calcext:value-type="string">
            <text:p>L K Bennett Limited,Unit 18-21, Duke Of York Square, London,SW3 4SG</text:p>
          </table:table-cell>
          <table:table-cell table:style-name="ce53" table:formula="of:=[.E38]-[.C38]+([.D38]&gt;[.B38])" office:value-type="time" office:time-value="PT04H25M00S" calcext:value-type="time">
            <text:p>04:25</text:p>
          </table:table-cell>
          <table:table-cell table:formula="of:=[.G38]*24-0.3" office:value-type="float" office:value="4.11666666666667" calcext:value-type="float">
            <text:p>4.12</text:p>
          </table:table-cell>
          <table:table-cell table:style-name="ce89" table:formula="of:=[.H38]*7.5" office:value-type="currency" office:currency="GBP" office:value="30.875" calcext:value-type="currency">
            <text:p>£30.88</text:p>
          </table:table-cell>
          <table:table-cell table:style-name="ce89" office:value-type="currency" office:currency="GBP" office:value="33.13" calcext:value-type="currency">
            <text:p>£33.1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8]-[.I38]" office:value-type="currency" office:currency="GBP" office:value="2.25500000000001"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4432" calcext:value-type="float">
            <text:p>504432</text:p>
          </table:table-cell>
          <table:table-cell table:style-name="ce40" office:value-type="date" office:date-value="2017-12-02" calcext:value-type="date">
            <text:p>02/12/2017</text:p>
          </table:table-cell>
          <table:table-cell table:style-name="ce53" office:value-type="time" office:time-value="PT15H00M00S" calcext:value-type="time">
            <text:p>15:00</text:p>
          </table:table-cell>
          <table:table-cell table:style-name="ce40" office:value-type="date" office:date-value="2017-12-02" calcext:value-type="date">
            <text:p>02/12/2017</text:p>
          </table:table-cell>
          <table:table-cell table:style-name="ce53" office:value-type="time" office:time-value="PT23H19M00S" calcext:value-type="time">
            <text:p>23:19</text:p>
          </table:table-cell>
          <table:table-cell table:style-name="ce206" table:content-validation-name="val3" office:value-type="string" calcext:value-type="string">
            <text:p>Leyland SDM Limited,347-349 Kings Road, Chelsea, London,SW3 5UZ</text:p>
          </table:table-cell>
          <table:table-cell table:style-name="ce53" table:formula="of:=[.E39]-[.C39]+([.D39]&gt;[.B39])" office:value-type="time" office:time-value="PT08H19M00S" calcext:value-type="time">
            <text:p>08:19</text:p>
          </table:table-cell>
          <table:table-cell table:formula="of:=[.G39]*24-0.3" office:value-type="float" office:value="8.01666666666667" calcext:value-type="float">
            <text:p>8.02</text:p>
          </table:table-cell>
          <table:table-cell table:style-name="ce89" table:formula="of:=[.H39]*7.5" office:value-type="currency" office:currency="GBP" office:value="60.125" calcext:value-type="currency">
            <text:p>£60.13</text:p>
          </table:table-cell>
          <table:table-cell table:style-name="ce89" office:value-type="currency" office:currency="GBP" office:value="60" calcext:value-type="currency">
            <text:p>£6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9]-[.I39]" office:value-type="currency" office:currency="GBP" office:value="-0.124999999999993" calcext:value-type="currency">
            <text:p>-£0.12</text:p>
          </table:table-cell>
          <table:table-cell table:style-name="ce86"/>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5192" calcext:value-type="float">
            <text:p>505192</text:p>
          </table:table-cell>
          <table:table-cell table:style-name="ce40" office:value-type="date" office:date-value="2017-12-06" calcext:value-type="date">
            <text:p>06/12/2017</text:p>
          </table:table-cell>
          <table:table-cell table:style-name="ce53" office:value-type="time" office:time-value="PT14H30M00S" calcext:value-type="time">
            <text:p>14:30</text:p>
          </table:table-cell>
          <table:table-cell table:style-name="ce40" office:value-type="date" office:date-value="2017-12-06" calcext:value-type="date">
            <text:p>06/12/2017</text:p>
          </table:table-cell>
          <table:table-cell table:style-name="ce53" office:value-type="time" office:time-value="PT19H50M00S" calcext:value-type="time">
            <text:p>19:50</text:p>
          </table:table-cell>
          <table:table-cell table:style-name="ce206" table:content-validation-name="val3" office:value-type="string" calcext:value-type="string">
            <text:p>Wilkinson Group PLC,The Broadway, Wimbledon, London,SW19 1QD</text:p>
          </table:table-cell>
          <table:table-cell table:style-name="ce53" table:formula="of:=[.E40]-[.C40]+([.D40]&gt;[.B40])" office:value-type="time" office:time-value="PT05H20M00S" calcext:value-type="time">
            <text:p>05:20</text:p>
          </table:table-cell>
          <table:table-cell table:formula="of:=[.G40]*24-0.3" office:value-type="float" office:value="5.03333333333333" calcext:value-type="float">
            <text:p>5.03</text:p>
          </table:table-cell>
          <table:table-cell table:style-name="ce89" table:formula="of:=[.H40]*7.5" office:value-type="currency" office:currency="GBP" office:value="37.75" calcext:value-type="currency">
            <text:p>£37.75</text:p>
          </table:table-cell>
          <table:table-cell table:style-name="ce89" office:value-type="currency" office:currency="GBP" office:value="59.38" calcext:value-type="currency">
            <text:p>£5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0]-[.I40]" office:value-type="currency" office:currency="GBP" office:value="21.63" calcext:value-type="currency">
            <text:p>£21.63</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92009" calcext:value-type="float">
            <text:p>992009</text:p>
          </table:table-cell>
          <table:table-cell table:style-name="ce40" office:value-type="date" office:date-value="2017-12-12" calcext:value-type="date">
            <text:p>12/12/2017</text:p>
          </table:table-cell>
          <table:table-cell table:style-name="ce53" office:value-type="time" office:time-value="PT07H30M00S" calcext:value-type="time">
            <text:p>07:30</text:p>
          </table:table-cell>
          <table:table-cell table:style-name="ce40" office:value-type="date" office:date-value="2018-12-12" calcext:value-type="date">
            <text:p>12/12/2018</text:p>
          </table:table-cell>
          <table:table-cell table:style-name="ce53" office:value-type="time" office:time-value="PT15H30M00S" calcext:value-type="time">
            <text:p>15:30</text:p>
          </table:table-cell>
          <table:table-cell table:style-name="ce206" table:content-validation-name="val3" office:value-type="string" calcext:value-type="string">
            <text:p>Euro Car Parts Limited,Units 3 &amp; 4 , Block 2, Woolwich Dockyard Industrial Estate, WoolwichLondon,SE18 5PQ</text:p>
          </table:table-cell>
          <table:table-cell table:style-name="ce53" table:formula="of:=[.E41]-[.C41]+([.D41]&gt;[.B41])" office:value-type="time" office:time-value="PT32H00M00S" calcext:value-type="time">
            <text:p>08:00</text:p>
          </table:table-cell>
          <table:table-cell table:formula="of:=[.G41]*24-0.3" office:value-type="float" office:value="31.7" calcext:value-type="float">
            <text:p>31.70</text:p>
          </table:table-cell>
          <table:table-cell table:style-name="ce89" table:formula="of:=8*7.5" office:value-type="currency" office:currency="GBP" office:value="60" calcext:value-type="currency">
            <text:p>£60.00</text:p>
          </table:table-cell>
          <table:table-cell table:style-name="ce89" office:value-type="currency" office:currency="GBP" office:value="69.38" calcext:value-type="currency">
            <text:p>£6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1]-[.I41]" office:value-type="currency" office:currency="GBP" office:value="9.38" calcext:value-type="currency">
            <text:p>£9.38</text:p>
          </table:table-cell>
          <table:table-cell table:style-name="ce86" table:formula="of:=SUM([.M40:.M41])" office:value-type="currency" office:currency="GBP" office:value="31.01" calcext:value-type="currency">
            <text:p>£31.01</text:p>
          </table:table-cell>
          <table:table-cell table:style-name="ce89" table:formula="of:=SUM([.J34:.J41])" office:value-type="currency" office:currency="GBP" office:value="450.65" calcext:value-type="currency">
            <text:p>£450.65</text:p>
          </table:table-cell>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table:table-cell table:style-name="ce40"/>
          <table:table-cell table:style-name="ce53"/>
          <table:table-cell table:style-name="ce40"/>
          <table:table-cell table:style-name="ce53"/>
          <table:table-cell table:style-name="ce206" table:content-validation-name="val3"/>
          <table:table-cell table:style-name="ce53"/>
          <table:table-cell table:style-name="ce75"/>
          <table:table-cell table:style-name="ce89"/>
          <table:table-cell table:style-name="ce89" office:value-type="currency" office:currency="GBP" office:value="240" calcext:value-type="currency">
            <text:p>£240.00</text:p>
          </table:table-cell>
          <table:table-cell table:style-name="ce33" office:value-type="date" office:date-value="2018-01-12" calcext:value-type="date">
            <text:p>12/01/2018</text:p>
          </table:table-cell>
          <table:table-cell table:style-name="ce161" office:value-type="float" office:value="21" calcext:value-type="float">
            <text:p>21</text:p>
          </table:table-cell>
          <table:table-cell table:style-name="ce86"/>
          <table:table-cell table:style-name="ce86" office:value-type="string" calcext:value-type="string">
            <text:p>Holidays (4)</text:p>
          </table:table-cell>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503443" calcext:value-type="float">
            <text:p>503443</text:p>
          </table:table-cell>
          <table:table-cell office:value-type="date" office:date-value="2018-01-06" calcext:value-type="date">
            <text:p>06/01/2018</text:p>
          </table:table-cell>
          <table:table-cell office:value-type="time" office:time-value="PT08H00M00S" calcext:value-type="time">
            <text:p>08:00</text:p>
          </table:table-cell>
          <table:table-cell office:value-type="date" office:date-value="2018-01-06" calcext:value-type="date">
            <text:p>06/01/2018</text:p>
          </table:table-cell>
          <table:table-cell office:value-type="time" office:time-value="PT12H45M00S" calcext:value-type="time">
            <text:p>12:45</text:p>
          </table:table-cell>
          <table:table-cell table:style-name="ce206" table:content-validation-name="val3" office:value-type="string" calcext:value-type="string">
            <text:p>Trotters Childrenswear &amp; Accessories Ltd,3 Gorst Road, London,NW10 6LA</text:p>
          </table:table-cell>
          <table:table-cell table:style-name="ce53" table:formula="of:=[.E43]-[.C43]+([.D43]&gt;[.B43])" office:value-type="time" office:time-value="PT04H45M00S" calcext:value-type="time">
            <text:p>04:45</text:p>
          </table:table-cell>
          <table:table-cell table:style-name="ce75" table:formula="of:=[.G43]*24-0.3" office:value-type="float" office:value="4.45" calcext:value-type="float">
            <text:p>4.45</text:p>
          </table:table-cell>
          <table:table-cell table:style-name="ce89" table:formula="of:=[.H43]*7.5" office:value-type="currency" office:currency="GBP" office:value="33.375" calcext:value-type="currency">
            <text:p>£33.38</text:p>
          </table:table-cell>
          <table:table-cell office:value-type="currency" office:currency="GBP" office:value="35.63" calcext:value-type="currency">
            <text:p>£35.63</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3]-[.I43]" office:value-type="currency" office:currency="GBP" office:value="2.255"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2461" calcext:value-type="float">
            <text:p>522461</text:p>
          </table:table-cell>
          <table:table-cell office:value-type="date" office:date-value="2018-01-08" calcext:value-type="date">
            <text:p>08/01/2018</text:p>
          </table:table-cell>
          <table:table-cell office:value-type="time" office:time-value="PT17H00M00S" calcext:value-type="time">
            <text:p>17:00</text:p>
          </table:table-cell>
          <table:table-cell office:value-type="date" office:date-value="2018-01-08" calcext:value-type="date">
            <text:p>08/01/2018</text:p>
          </table:table-cell>
          <table:table-cell office:value-type="time" office:time-value="PT23H17M00S" calcext:value-type="time">
            <text:p>23:17</text:p>
          </table:table-cell>
          <table:table-cell table:style-name="ce206" table:content-validation-name="val3" office:value-type="string" calcext:value-type="string">
            <text:p>Poundland Limited,435/441 High Road, Middlesex, Wembley,HA9 7AE</text:p>
          </table:table-cell>
          <table:table-cell table:style-name="ce53" table:formula="of:=[.E44]-[.C44]+([.D44]&gt;[.B44])" office:value-type="time" office:time-value="PT06H17M00S" calcext:value-type="time">
            <text:p>06:17</text:p>
          </table:table-cell>
          <table:table-cell table:style-name="ce75" table:formula="of:=[.G44]*24-0.3" office:value-type="float" office:value="5.98333333333333" calcext:value-type="float">
            <text:p>5.98</text:p>
          </table:table-cell>
          <table:table-cell table:style-name="ce89" table:formula="of:=[.H44]*7.5" office:value-type="currency" office:currency="GBP" office:value="44.875" calcext:value-type="currency">
            <text:p>£44.88</text:p>
          </table:table-cell>
          <table:table-cell office:value-type="currency" office:currency="GBP" office:value="43.75" calcext:value-type="currency">
            <text:p>£43.7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4]-[.I44]" office:value-type="currency" office:currency="GBP" office:value="-1.12499999999999" calcext:value-type="currency">
            <text:p>-£1.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1107" calcext:value-type="float">
            <text:p>981107</text:p>
          </table:table-cell>
          <table:table-cell office:value-type="date" office:date-value="2018-01-09" calcext:value-type="date">
            <text:p>09/01/2018</text:p>
          </table:table-cell>
          <table:table-cell office:value-type="time" office:time-value="PT16H00M00S" calcext:value-type="time">
            <text:p>16:00</text:p>
          </table:table-cell>
          <table:table-cell office:value-type="date" office:date-value="2018-01-09" calcext:value-type="date">
            <text:p>09/01/2018</text:p>
          </table:table-cell>
          <table:table-cell office:value-type="time" office:time-value="PT21H30M00S" calcext:value-type="time">
            <text:p>21:30</text:p>
          </table:table-cell>
          <table:table-cell table:style-name="ce206" table:content-validation-name="val3" office:value-type="string" calcext:value-type="string">
            <text:p>Poundland Limited,55-57 Powis Street, Woolwich, London,SE18 6HZ</text:p>
          </table:table-cell>
          <table:table-cell table:style-name="ce53" table:formula="of:=[.E45]-[.C45]+([.D45]&gt;[.B45])" office:value-type="time" office:time-value="PT05H30M00S" calcext:value-type="time">
            <text:p>05:30</text:p>
          </table:table-cell>
          <table:table-cell table:style-name="ce75" table:formula="of:=[.G45]*24-0.3" office:value-type="float" office:value="5.2" calcext:value-type="float">
            <text:p>5.20</text:p>
          </table:table-cell>
          <table:table-cell table:style-name="ce89" table:formula="of:=[.H45]*7.5" office:value-type="currency" office:currency="GBP" office:value="39" calcext:value-type="currency">
            <text:p>£39.00</text:p>
          </table:table-cell>
          <table:table-cell office:value-type="currency" office:currency="GBP" office:value="41.25" calcext:value-type="currency">
            <text:p>£4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5]-[.I45]" office:value-type="currency" office:currency="GBP" office:value="2.24999999999999"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539" calcext:value-type="float">
            <text:p>980539</text:p>
          </table:table-cell>
          <table:table-cell office:value-type="date" office:date-value="2018-01-10" calcext:value-type="date">
            <text:p>10/01/2018</text:p>
          </table:table-cell>
          <table:table-cell office:value-type="time" office:time-value="PT17H30M00S" calcext:value-type="time">
            <text:p>17:30</text:p>
          </table:table-cell>
          <table:table-cell office:value-type="date" office:date-value="2018-01-10" calcext:value-type="date">
            <text:p>10/01/2018</text:p>
          </table:table-cell>
          <table:table-cell office:value-type="time" office:time-value="PT22H20M00S" calcext:value-type="time">
            <text:p>22:20</text:p>
          </table:table-cell>
          <table:table-cell table:style-name="ce206" table:content-validation-name="val3" office:value-type="string" calcext:value-type="string">
            <text:p>Poundland Limited,Unit 323, Elephant And Castle Shopping Centre, Elephant And Castle, London,SE1 6TB</text:p>
          </table:table-cell>
          <table:table-cell table:style-name="ce53" table:formula="of:=[.E46]-[.C46]+([.D46]&gt;[.B46])" office:value-type="time" office:time-value="PT04H50M00S" calcext:value-type="time">
            <text:p>04:50</text:p>
          </table:table-cell>
          <table:table-cell table:style-name="ce75" table:formula="of:=[.G46]*24-0.3" office:value-type="float" office:value="4.53333333333333" calcext:value-type="float">
            <text:p>4.53</text:p>
          </table:table-cell>
          <table:table-cell table:style-name="ce89" table:formula="of:=[.H46]*7.5" office:value-type="currency" office:currency="GBP" office:value="34" calcext:value-type="currency">
            <text:p>£34.00</text:p>
          </table:table-cell>
          <table:table-cell office:value-type="currency" office:currency="GBP" office:value="36.25" calcext:value-type="currency">
            <text:p>£36.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6]-[.I46]" office:value-type="currency" office:currency="GBP" office:value="2.25000000000003"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631" calcext:value-type="float">
            <text:p>975631</text:p>
          </table:table-cell>
          <table:table-cell office:value-type="date" office:date-value="2018-01-14" calcext:value-type="date">
            <text:p>14/01/2018</text:p>
          </table:table-cell>
          <table:table-cell office:value-type="time" office:time-value="PT20H30M00S" calcext:value-type="time">
            <text:p>20:30</text:p>
          </table:table-cell>
          <table:table-cell office:value-type="date" office:date-value="2018-01-15" calcext:value-type="date">
            <text:p>15/01/2018</text:p>
          </table:table-cell>
          <table:table-cell office:value-type="time" office:time-value="PT05H00M00S" calcext:value-type="time">
            <text:p>05:00</text:p>
          </table:table-cell>
          <table:table-cell table:style-name="ce206" table:content-validation-name="val3" office:value-type="string" calcext:value-type="string">
            <text:p>Top Shop Group Limited,Oxford Circus, 36-38 Great Castle Street, West End, Greater London,W1W 8LG</text:p>
          </table:table-cell>
          <table:table-cell table:style-name="ce53" table:formula="of:=[.E47]-[.C47]+([.D47]&gt;[.B47])" office:value-type="time" office:time-value="PT08H30M00S" calcext:value-type="time">
            <text:p>08:30</text:p>
          </table:table-cell>
          <table:table-cell table:style-name="ce75" table:formula="of:=[.G47]*24" office:value-type="float" office:value="8.5" calcext:value-type="float">
            <text:p>8.50</text:p>
          </table:table-cell>
          <table:table-cell table:style-name="ce89" table:formula="of:=[.H47]*7.5" office:value-type="currency" office:currency="GBP" office:value="63.75" calcext:value-type="currency">
            <text:p>£63.75</text:p>
          </table:table-cell>
          <table:table-cell office:value-type="currency" office:currency="GBP" office:value="61.25" calcext:value-type="currency">
            <text:p>£6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7]-[.I47]" office:value-type="currency" office:currency="GBP" office:value="-2.5" calcext:value-type="currency">
            <text:p>-£2.50</text:p>
          </table:table-cell>
          <table:table-cell/>
          <table:table-cell table:formula="of:=SUM([.J42:.J47])" office:value-type="currency" office:currency="GBP" office:value="458.13" calcext:value-type="currency">
            <text:p>£458.13</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04489" calcext:value-type="float">
            <text:p>504489</text:p>
          </table:table-cell>
          <table:table-cell table:style-name="ce40" office:value-type="date" office:date-value="2018-01-16" calcext:value-type="date">
            <text:p>16/01/2018</text:p>
          </table:table-cell>
          <table:table-cell table:style-name="ce53" office:value-type="time" office:time-value="PT16H30M00S" calcext:value-type="time">
            <text:p>16:30</text:p>
          </table:table-cell>
          <table:table-cell table:style-name="ce40" office:value-type="date" office:date-value="2018-01-16" calcext:value-type="date">
            <text:p>16/01/2018</text:p>
          </table:table-cell>
          <table:table-cell table:style-name="ce53" office:value-type="time" office:time-value="PT20H50M00S" calcext:value-type="time">
            <text:p>20:50</text:p>
          </table:table-cell>
          <table:table-cell table:style-name="ce206" table:content-validation-name="val3" office:value-type="string" calcext:value-type="string">
            <text:p>Oliver Bonas,101-103 Balham High Rd, London,SW12 9AP</text:p>
          </table:table-cell>
          <table:table-cell table:style-name="ce53" table:formula="of:=[.E48]-[.C48]+([.D48]&gt;[.B48])" office:value-type="time" office:time-value="PT04H20M00S" calcext:value-type="time">
            <text:p>04:20</text:p>
          </table:table-cell>
          <table:table-cell table:style-name="ce75" table:formula="of:=[.G48]*24-0.3" office:value-type="float" office:value="4.03333333333333" calcext:value-type="float">
            <text:p>4.03</text:p>
          </table:table-cell>
          <table:table-cell table:style-name="ce89" table:formula="of:=[.H48]*7.5" office:value-type="currency" office:currency="GBP" office:value="30.25" calcext:value-type="currency">
            <text:p>£30.25</text:p>
          </table:table-cell>
          <table:table-cell table:style-name="ce89" office:value-type="currency" office:currency="GBP" office:value="32.5" calcext:value-type="currency">
            <text:p>£3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8]-[.I48]" office:value-type="currency" office:currency="GBP" office:value="2.24999999999999" calcext:value-type="currency">
            <text:p>£2.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4499" calcext:value-type="float">
            <text:p>504499</text:p>
          </table:table-cell>
          <table:table-cell table:style-name="ce40" office:value-type="date" office:date-value="2018-01-17" calcext:value-type="date">
            <text:p>17/01/2018</text:p>
          </table:table-cell>
          <table:table-cell table:style-name="ce53" office:value-type="time" office:time-value="PT16H30M00S" calcext:value-type="time">
            <text:p>16:30</text:p>
          </table:table-cell>
          <table:table-cell table:style-name="ce40" office:value-type="date" office:date-value="2018-01-17" calcext:value-type="date">
            <text:p>17/01/2018</text:p>
          </table:table-cell>
          <table:table-cell table:style-name="ce53" office:value-type="time" office:time-value="PT21H45M00S" calcext:value-type="time">
            <text:p>21:45</text:p>
          </table:table-cell>
          <table:table-cell table:style-name="ce206" table:content-validation-name="val3" office:value-type="string" calcext:value-type="string">
            <text:p>Oliver Bonas,Unit 50 South Mall, Southside Shopping Centre, Wandsworth, London,SW18 4TE</text:p>
          </table:table-cell>
          <table:table-cell table:style-name="ce53" table:formula="of:=[.E49]-[.C49]+([.D49]&gt;[.B49])" office:value-type="time" office:time-value="PT05H15M00S" calcext:value-type="time">
            <text:p>05:15</text:p>
          </table:table-cell>
          <table:table-cell table:style-name="ce75" table:formula="of:=[.G49]*24-0.3" office:value-type="float" office:value="4.95" calcext:value-type="float">
            <text:p>4.95</text:p>
          </table:table-cell>
          <table:table-cell table:style-name="ce89" table:formula="of:=[.H49]*7.5" office:value-type="currency" office:currency="GBP" office:value="37.125" calcext:value-type="currency">
            <text:p>£37.13</text:p>
          </table:table-cell>
          <table:table-cell table:style-name="ce89" office:value-type="currency" office:currency="GBP" office:value="39.38" calcext:value-type="currency">
            <text:p>£39.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9]-[.I49]"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0593" calcext:value-type="float">
            <text:p>980593</text:p>
          </table:table-cell>
          <table:table-cell table:style-name="ce40" office:value-type="date" office:date-value="2018-01-22" calcext:value-type="date">
            <text:p>22/01/2018</text:p>
          </table:table-cell>
          <table:table-cell table:style-name="ce53" office:value-type="time" office:time-value="PT17H00M00S" calcext:value-type="time">
            <text:p>17:00</text:p>
          </table:table-cell>
          <table:table-cell table:style-name="ce40" office:value-type="date" office:date-value="2018-01-22" calcext:value-type="date">
            <text:p>22/01/2018</text:p>
          </table:table-cell>
          <table:table-cell table:style-name="ce53" office:value-type="time" office:time-value="PT23H00M00S" calcext:value-type="time">
            <text:p>23:00</text:p>
          </table:table-cell>
          <table:table-cell table:style-name="ce206" table:content-validation-name="val3" office:value-type="string" calcext:value-type="string">
            <text:p>Poundland Limited,39-41 Seven Sisters Road, Holloway, London,N7 6AX</text:p>
          </table:table-cell>
          <table:table-cell table:style-name="ce53" table:formula="of:=[.E50]-[.C50]+([.D50]&gt;[.B50])" office:value-type="time" office:time-value="PT06H00M00S" calcext:value-type="time">
            <text:p>06:00</text:p>
          </table:table-cell>
          <table:table-cell table:style-name="ce75" table:formula="of:=[.G50]*24-0.3" office:value-type="float" office:value="5.7" calcext:value-type="float">
            <text:p>5.70</text:p>
          </table:table-cell>
          <table:table-cell table:style-name="ce89" table:formula="of:=[.H50]*7.5" office:value-type="currency" office:currency="GBP" office:value="42.75" calcext:value-type="currency">
            <text:p>£42.75</text:p>
          </table:table-cell>
          <table:table-cell table:style-name="ce89" office:value-type="currency" office:currency="GBP" office:value="42.5" calcext:value-type="currency">
            <text:p>£4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0]-[.I50]" office:value-type="currency" office:currency="GBP" office:value="-0.25"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0503" calcext:value-type="float">
            <text:p>980503</text:p>
          </table:table-cell>
          <table:table-cell table:style-name="ce40" office:value-type="date" office:date-value="2018-01-23" calcext:value-type="date">
            <text:p>23/01/2018</text:p>
          </table:table-cell>
          <table:table-cell table:style-name="ce53" office:value-type="time" office:time-value="PT15H30M00S" calcext:value-type="time">
            <text:p>15:30</text:p>
          </table:table-cell>
          <table:table-cell table:style-name="ce40" office:value-type="date" office:date-value="2018-01-23" calcext:value-type="date">
            <text:p>23/01/2018</text:p>
          </table:table-cell>
          <table:table-cell table:style-name="ce53" office:value-type="time" office:time-value="PT21H25M00S" calcext:value-type="time">
            <text:p>21:25</text:p>
          </table:table-cell>
          <table:table-cell table:style-name="ce206" table:content-validation-name="val3" office:value-type="string" calcext:value-type="string">
            <text:p>Poundland Limited,435/441 High Road, Middlesex, Wembley,HA9 7AE</text:p>
          </table:table-cell>
          <table:table-cell table:style-name="ce53" table:formula="of:=[.E51]-[.C51]+([.D51]&gt;[.B51])" office:value-type="time" office:time-value="PT05H55M00S" calcext:value-type="time">
            <text:p>05:55</text:p>
          </table:table-cell>
          <table:table-cell table:style-name="ce75" table:formula="of:=[.G51]*24-0.3" office:value-type="float" office:value="5.61666666666667" calcext:value-type="float">
            <text:p>5.62</text:p>
          </table:table-cell>
          <table:table-cell table:style-name="ce89" table:formula="of:=[.H51]*7.5" office:value-type="currency" office:currency="GBP" office:value="42.125" calcext:value-type="currency">
            <text:p>£42.13</text:p>
          </table:table-cell>
          <table:table-cell table:style-name="ce89" office:value-type="currency" office:currency="GBP" office:value="44.38" calcext:value-type="currency">
            <text:p>£44.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1]-[.I51]"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0551" calcext:value-type="float">
            <text:p>980551</text:p>
          </table:table-cell>
          <table:table-cell table:style-name="ce40" office:value-type="date" office:date-value="2018-01-24" calcext:value-type="date">
            <text:p>24/01/2018</text:p>
          </table:table-cell>
          <table:table-cell table:style-name="ce53" office:value-type="time" office:time-value="PT18H00M00S" calcext:value-type="time">
            <text:p>18:00</text:p>
          </table:table-cell>
          <table:table-cell table:style-name="ce40" office:value-type="date" office:date-value="2018-01-24" calcext:value-type="date">
            <text:p>24/01/2018</text:p>
          </table:table-cell>
          <table:table-cell table:style-name="ce53" office:value-type="time" office:time-value="PT20H10M00S" calcext:value-type="time">
            <text:p>20:10</text:p>
          </table:table-cell>
          <table:table-cell table:style-name="ce206" table:content-validation-name="val3" office:value-type="string" calcext:value-type="string">
            <text:p>Poundland Limited, Units 2-4 The Broadway, West 12 Shopping Centre, Shepherds Bush, London,W12 8PP</text:p>
          </table:table-cell>
          <table:table-cell table:style-name="ce53" table:formula="of:=[.E52]-[.C52]+([.D52]&gt;[.B52])" office:value-type="time" office:time-value="PT02H10M00S" calcext:value-type="time">
            <text:p>02:10</text:p>
          </table:table-cell>
          <table:table-cell table:style-name="ce75" table:formula="of:=[.G52]*24-0.3" office:value-type="float" office:value="1.86666666666667" calcext:value-type="float">
            <text:p>1.87</text:p>
          </table:table-cell>
          <table:table-cell table:style-name="ce89" table:formula="of:=[.H52]*7.5" office:value-type="currency" office:currency="GBP" office:value="14" calcext:value-type="currency">
            <text:p>£14.00</text:p>
          </table:table-cell>
          <table:table-cell table:style-name="ce89" office:value-type="currency" office:currency="GBP" office:value="30" calcext:value-type="currency">
            <text:p>£30.0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2]-[.I52]" office:value-type="currency" office:currency="GBP" office:value="16" calcext:value-type="currency">
            <text:p>£16.0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980954" calcext:value-type="float">
            <text:p>980954</text:p>
          </table:table-cell>
          <table:table-cell table:style-name="ce40" office:value-type="date" office:date-value="2018-01-25" calcext:value-type="date">
            <text:p>25/01/2018</text:p>
          </table:table-cell>
          <table:table-cell table:style-name="ce53" office:value-type="time" office:time-value="PT16H30M00S" calcext:value-type="time">
            <text:p>16:30</text:p>
          </table:table-cell>
          <table:table-cell table:style-name="ce40" office:value-type="date" office:date-value="2018-01-25" calcext:value-type="date">
            <text:p>25/01/2018</text:p>
          </table:table-cell>
          <table:table-cell table:style-name="ce53" office:value-type="time" office:time-value="PT22H45M00S" calcext:value-type="time">
            <text:p>22:45</text:p>
          </table:table-cell>
          <table:table-cell table:style-name="ce206" table:content-validation-name="val3" office:value-type="string" calcext:value-type="string">
            <text:p>Poundland Limited,131-135 Burnt Oak Broadway, Edgware,HA8 5EL</text:p>
          </table:table-cell>
          <table:table-cell table:style-name="ce53" table:formula="of:=[.E53]-[.C53]+([.D53]&gt;[.B53])" office:value-type="time" office:time-value="PT06H15M00S" calcext:value-type="time">
            <text:p>06:15</text:p>
          </table:table-cell>
          <table:table-cell table:style-name="ce75" table:formula="of:=[.G53]*24-0.3" office:value-type="float" office:value="5.95" calcext:value-type="float">
            <text:p>5.95</text:p>
          </table:table-cell>
          <table:table-cell table:style-name="ce89" table:formula="of:=[.H53]*7.5" office:value-type="currency" office:currency="GBP" office:value="44.625" calcext:value-type="currency">
            <text:p>£44.63</text:p>
          </table:table-cell>
          <table:table-cell table:style-name="ce89" office:value-type="currency" office:currency="GBP" office:value="43.13" calcext:value-type="currency">
            <text:p>£43.13</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3]-[.I53]" office:value-type="currency" office:currency="GBP" office:value="-1.49499999999999" calcext:value-type="currency">
            <text:p>-£1.49</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0091" calcext:value-type="float">
            <text:p>500091</text:p>
          </table:table-cell>
          <table:table-cell table:style-name="ce40" office:value-type="date" office:date-value="2018-01-30" calcext:value-type="date">
            <text:p>30/01/2018</text:p>
          </table:table-cell>
          <table:table-cell table:style-name="ce53" office:value-type="time" office:time-value="PT06H00M00S" calcext:value-type="time">
            <text:p>06:00</text:p>
          </table:table-cell>
          <table:table-cell table:style-name="ce40" office:value-type="date" office:date-value="2018-01-30" calcext:value-type="date">
            <text:p>30/01/2018</text:p>
          </table:table-cell>
          <table:table-cell table:style-name="ce53" office:value-type="time" office:time-value="PT15H03M00S" calcext:value-type="time">
            <text:p>15:03</text:p>
          </table:table-cell>
          <table:table-cell table:style-name="ce206" table:content-validation-name="val3" office:value-type="string" calcext:value-type="string">
            <text:p>All Saints Retail Limited,Unit 6, Bellingham Way, Larkfield, Aylesford, Kent,ME20 6SQ</text:p>
          </table:table-cell>
          <table:table-cell table:style-name="ce53" table:formula="of:=[.E54]-[.C54]+([.D54]&gt;[.B54])" office:value-type="time" office:time-value="PT09H03M00S" calcext:value-type="time">
            <text:p>09:03</text:p>
          </table:table-cell>
          <table:table-cell table:style-name="ce75" table:formula="of:=[.G54]*24-0.3" office:value-type="float" office:value="8.75" calcext:value-type="float">
            <text:p>8.75</text:p>
          </table:table-cell>
          <table:table-cell table:style-name="ce89" table:formula="of:=[.H54]*7.5" office:value-type="currency" office:currency="GBP" office:value="65.625" calcext:value-type="currency">
            <text:p>£65.63</text:p>
          </table:table-cell>
          <table:table-cell table:style-name="ce89" office:value-type="currency" office:currency="GBP" office:value="66.88" calcext:value-type="currency">
            <text:p>£66.8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4]-[.I54]" office:value-type="currency" office:currency="GBP" office:value="1.255" calcext:value-type="currency">
            <text:p>£1.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0093" calcext:value-type="float">
            <text:p>500093</text:p>
          </table:table-cell>
          <table:table-cell table:style-name="ce40" office:value-type="date" office:date-value="2018-01-31" calcext:value-type="date">
            <text:p>31/01/2018</text:p>
          </table:table-cell>
          <table:table-cell table:style-name="ce53" office:value-type="time" office:time-value="PT06H00M00S" calcext:value-type="time">
            <text:p>06:00</text:p>
          </table:table-cell>
          <table:table-cell table:style-name="ce40" office:value-type="date" office:date-value="2018-01-31" calcext:value-type="date">
            <text:p>31/01/2018</text:p>
          </table:table-cell>
          <table:table-cell table:style-name="ce53" office:value-type="time" office:time-value="PT14H30M00S" calcext:value-type="time">
            <text:p>14:30</text:p>
          </table:table-cell>
          <table:table-cell table:style-name="ce206" table:content-validation-name="val3" office:value-type="string" calcext:value-type="string">
            <text:p>All Saints Retail Limited,Unit 6, Bellingham Way, Larkfield, Aylesford, Kent,ME20 6SQ</text:p>
          </table:table-cell>
          <table:table-cell table:style-name="ce53" table:formula="of:=[.E55]-[.C55]+([.D55]&gt;[.B55])" office:value-type="time" office:time-value="PT08H30M00S" calcext:value-type="time">
            <text:p>08:30</text:p>
          </table:table-cell>
          <table:table-cell table:style-name="ce75" table:formula="of:=[.G55]*24-0.3" office:value-type="float" office:value="8.2" calcext:value-type="float">
            <text:p>8.20</text:p>
          </table:table-cell>
          <table:table-cell table:style-name="ce89" table:formula="of:=[.H55]*7.5" office:value-type="currency" office:currency="GBP" office:value="61.5" calcext:value-type="currency">
            <text:p>£61.50</text:p>
          </table:table-cell>
          <table:table-cell table:style-name="ce89" office:value-type="currency" office:currency="GBP" office:value="63.12" calcext:value-type="currency">
            <text:p>£63.12</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5]-[.I55]" office:value-type="currency" office:currency="GBP" office:value="1.61999999999999" calcext:value-type="currency">
            <text:p>£1.6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7021" calcext:value-type="float">
            <text:p>507021</text:p>
          </table:table-cell>
          <table:table-cell table:style-name="ce40" office:value-type="date" office:date-value="2018-02-04" calcext:value-type="date">
            <text:p>04/02/2018</text:p>
          </table:table-cell>
          <table:table-cell table:style-name="ce53" office:value-type="time" office:time-value="PT17H30M00S" calcext:value-type="time">
            <text:p>17:30</text:p>
          </table:table-cell>
          <table:table-cell table:style-name="ce40" office:value-type="date" office:date-value="2018-02-04" calcext:value-type="date">
            <text:p>04/02/2018</text:p>
          </table:table-cell>
          <table:table-cell table:style-name="ce53" office:value-type="time" office:time-value="PT21H10M00S" calcext:value-type="time">
            <text:p>21:10</text:p>
          </table:table-cell>
          <table:table-cell table:style-name="ce206" table:content-validation-name="val3" office:value-type="string" calcext:value-type="string">
            <text:p>Burberry Limited,121 Regent Street, London,W1B 4TB</text:p>
          </table:table-cell>
          <table:table-cell table:style-name="ce53" table:formula="of:=[.E56]-[.C56]+([.D56]&gt;[.B56])" office:value-type="time" office:time-value="PT03H40M00S" calcext:value-type="time">
            <text:p>03:40</text:p>
          </table:table-cell>
          <table:table-cell table:style-name="ce75" table:formula="of:=[.G56]*24-0.3" office:value-type="float" office:value="3.36666666666666" calcext:value-type="float">
            <text:p>3.37</text:p>
          </table:table-cell>
          <table:table-cell table:style-name="ce89" table:formula="of:=[.H56]*7.5" office:value-type="currency" office:currency="GBP" office:value="25.25" calcext:value-type="currency">
            <text:p>£25.25</text:p>
          </table:table-cell>
          <table:table-cell table:style-name="ce89" office:value-type="currency" office:currency="GBP" office:value="30" calcext:value-type="currency">
            <text:p>£30.00</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6]-[.I56]" office:value-type="currency" office:currency="GBP" office:value="4.75000000000002"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980971" calcext:value-type="float">
            <text:p>980971</text:p>
          </table:table-cell>
          <table:table-cell office:value-type="date" office:date-value="2018-02-05" calcext:value-type="date">
            <text:p>05/02/2018</text:p>
          </table:table-cell>
          <table:table-cell office:value-type="time" office:time-value="PT17H00M00S" calcext:value-type="time">
            <text:p>17:00</text:p>
          </table:table-cell>
          <table:table-cell office:value-type="date" office:date-value="2018-02-05" calcext:value-type="date">
            <text:p>05/02/2018</text:p>
          </table:table-cell>
          <table:table-cell office:value-type="time" office:time-value="PT23H56M00S" calcext:value-type="time">
            <text:p>23:56</text:p>
          </table:table-cell>
          <table:table-cell table:style-name="ce206" table:content-validation-name="val3" office:value-type="string" calcext:value-type="string">
            <text:p>Poundland Limited,420 Brixton Road, Brixton, London,SW9 7AE</text:p>
          </table:table-cell>
          <table:table-cell table:style-name="ce53" table:formula="of:=[.E57]-[.C57]+([.D57]&gt;[.B57])" office:value-type="time" office:time-value="PT06H56M00S" calcext:value-type="time">
            <text:p>06:56</text:p>
          </table:table-cell>
          <table:table-cell table:style-name="ce75" table:formula="of:=[.G57]*24-0.3" office:value-type="float" office:value="6.63333333333333" calcext:value-type="float">
            <text:p>6.63</text:p>
          </table:table-cell>
          <table:table-cell table:style-name="ce89" table:formula="of:=[.H57]*7.5" office:value-type="currency" office:currency="GBP" office:value="49.75" calcext:value-type="currency">
            <text:p>£49.75</text:p>
          </table:table-cell>
          <table:table-cell office:value-type="currency" office:currency="GBP" office:value="44.38" calcext:value-type="currency">
            <text:p>£44.3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7]-[.I57]" office:value-type="currency" office:currency="GBP" office:value="-5.37" calcext:value-type="currency">
            <text:p>-£5.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62406" calcext:value-type="float">
            <text:p>962406</text:p>
          </table:table-cell>
          <table:table-cell table:style-name="ce40" office:value-type="date" office:date-value="2018-02-06" calcext:value-type="date">
            <text:p>06/02/2018</text:p>
          </table:table-cell>
          <table:table-cell table:style-name="ce53" office:value-type="time" office:time-value="PT18H15M00S" calcext:value-type="time">
            <text:p>18:15</text:p>
          </table:table-cell>
          <table:table-cell table:style-name="ce40" office:value-type="date" office:date-value="2018-02-07" calcext:value-type="date">
            <text:p>07/02/2018</text:p>
          </table:table-cell>
          <table:table-cell table:style-name="ce53" office:value-type="time" office:time-value="PT01H20M00S" calcext:value-type="time">
            <text:p>01:20</text:p>
          </table:table-cell>
          <table:table-cell table:style-name="ce206" table:content-validation-name="val3" office:value-type="string" calcext:value-type="string">
            <text:p>Waterstones Booksellers Limited,2-6, Hill Street, Richmond, Surrey,TW10 6UA</text:p>
          </table:table-cell>
          <table:table-cell table:style-name="ce53" table:formula="of:=[.E58]-[.C58]+([.D58]&gt;[.B58])" office:value-type="time" office:time-value="PT07H05M00S" calcext:value-type="time">
            <text:p>07:05</text:p>
          </table:table-cell>
          <table:table-cell table:style-name="ce75" table:formula="of:=[.G58]*24-0.3" office:value-type="float" office:value="6.78333333333334" calcext:value-type="float">
            <text:p>6.78</text:p>
          </table:table-cell>
          <table:table-cell table:style-name="ce89" table:formula="of:=[.H58]*7.5" office:value-type="currency" office:currency="GBP" office:value="50.875" calcext:value-type="currency">
            <text:p>£50.88</text:p>
          </table:table-cell>
          <table:table-cell table:style-name="ce89" office:value-type="currency" office:currency="GBP" office:value="50.63" calcext:value-type="currency">
            <text:p>£50.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8]-[.I58]" office:value-type="currency" office:currency="GBP" office:value="-0.245000000000012"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979065" calcext:value-type="float">
            <text:p>979065</text:p>
          </table:table-cell>
          <table:table-cell office:value-type="date" office:date-value="2018-02-07" calcext:value-type="date">
            <text:p>07/02/2018</text:p>
          </table:table-cell>
          <table:table-cell office:value-type="time" office:time-value="PT14H00M00S" calcext:value-type="time">
            <text:p>14:00</text:p>
          </table:table-cell>
          <table:table-cell office:value-type="date" office:date-value="2018-02-07" calcext:value-type="date">
            <text:p>07/02/2018</text:p>
          </table:table-cell>
          <table:table-cell office:value-type="time" office:time-value="PT18H00M00S" calcext:value-type="time">
            <text:p>18:00</text:p>
          </table:table-cell>
          <table:table-cell table:style-name="ce206" table:content-validation-name="val3" office:value-type="string" calcext:value-type="string">
            <text:p>Boots UK Limited,122 Holborn, London,EC1N 2TD</text:p>
          </table:table-cell>
          <table:table-cell table:style-name="ce53" table:formula="of:=[.E59]-[.C59]+([.D59]&gt;[.B59])" office:value-type="time" office:time-value="PT04H00M00S" calcext:value-type="time">
            <text:p>04:00</text:p>
          </table:table-cell>
          <table:table-cell table:style-name="ce75" table:formula="of:=[.G59]*24-0.3" office:value-type="float" office:value="3.7" calcext:value-type="float">
            <text:p>3.70</text:p>
          </table:table-cell>
          <table:table-cell table:style-name="ce89" table:formula="of:=[.H59]*7.5" office:value-type="currency" office:currency="GBP" office:value="27.75" calcext:value-type="currency">
            <text:p>£27.75</text:p>
          </table:table-cell>
          <table:table-cell office:value-type="currency" office:currency="GBP" office:value="79.37" calcext:value-type="currency">
            <text:p>£79.37</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SUM([.I59:.I60])-[.J59]" office:value-type="currency" office:currency="GBP" office:value="-8.24499999999999" calcext:value-type="currency">
            <text:p>-£8.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776" calcext:value-type="float">
            <text:p>980776</text:p>
          </table:table-cell>
          <table:table-cell table:style-name="ce40" office:value-type="date" office:date-value="2018-02-07" calcext:value-type="date">
            <text:p>07/02/2018</text:p>
          </table:table-cell>
          <table:table-cell table:style-name="ce53" office:value-type="time" office:time-value="PT19H10M00S" calcext:value-type="time">
            <text:p>19:10</text:p>
          </table:table-cell>
          <table:table-cell table:style-name="ce40" office:value-type="date" office:date-value="2018-02-08" calcext:value-type="date">
            <text:p>08/02/2018</text:p>
          </table:table-cell>
          <table:table-cell table:style-name="ce53" office:value-type="time" office:time-value="PT01H15M00S" calcext:value-type="time">
            <text:p>01:15</text:p>
          </table:table-cell>
          <table:table-cell table:style-name="ce206" table:content-validation-name="val3" office:value-type="string" calcext:value-type="string">
            <text:p>Poundland Limited,44-50A, The Broadway Shopping Centre, Southall, Middlesex,UB1 1QB</text:p>
          </table:table-cell>
          <table:table-cell table:style-name="ce53" table:formula="of:=[.E60]-[.C60]+([.D60]&gt;[.B60])" office:value-type="time" office:time-value="PT06H05M00S" calcext:value-type="time">
            <text:p>06:05</text:p>
          </table:table-cell>
          <table:table-cell table:style-name="ce75" table:formula="of:=[.G60]*24-0.3" office:value-type="float" office:value="5.78333333333334" calcext:value-type="float">
            <text:p>5.78</text:p>
          </table:table-cell>
          <table:table-cell table:style-name="ce89" table:formula="of:=[.H60]*7.5" office:value-type="currency" office:currency="GBP" office:value="43.375" calcext:value-type="currency">
            <text:p>£43.38</text:p>
          </table:table-cell>
          <table:table-cell table:style-name="ce89"/>
          <table:table-cell table:style-name="ce100" office:value-type="date" office:date-value="2018-02-23" calcext:value-type="date">
            <text:p>23/02/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980948" calcext:value-type="float">
            <text:p>980948</text:p>
          </table:table-cell>
          <table:table-cell office:value-type="date" office:date-value="2018-02-08" calcext:value-type="date">
            <text:p>08/02/2018</text:p>
          </table:table-cell>
          <table:table-cell office:value-type="time" office:time-value="PT17H30M00S" calcext:value-type="time">
            <text:p>17:30</text:p>
          </table:table-cell>
          <table:table-cell office:value-type="date" office:date-value="2018-02-09" calcext:value-type="date">
            <text:p>09/02/2018</text:p>
          </table:table-cell>
          <table:table-cell office:value-type="time" office:time-value="PT01H15M00S" calcext:value-type="time">
            <text:p>01:15</text:p>
          </table:table-cell>
          <table:table-cell table:style-name="ce206" table:content-validation-name="val3" office:value-type="string" calcext:value-type="string">
            <text:p>Poundland Limited,148 Streatham High Road, Streatham, London,SW16 1DF</text:p>
          </table:table-cell>
          <table:table-cell table:style-name="ce53" table:formula="of:=[.E61]-[.C61]+([.D61]&gt;[.B61])" office:value-type="time" office:time-value="PT07H45M00S" calcext:value-type="time">
            <text:p>07:45</text:p>
          </table:table-cell>
          <table:table-cell table:style-name="ce75" table:formula="of:=[.G61]*24-0.3" office:value-type="float" office:value="7.45" calcext:value-type="float">
            <text:p>7.45</text:p>
          </table:table-cell>
          <table:table-cell table:style-name="ce89" table:formula="of:=[.H61]*7.5" office:value-type="currency" office:currency="GBP" office:value="55.875" calcext:value-type="currency">
            <text:p>£55.88</text:p>
          </table:table-cell>
          <table:table-cell office:value-type="currency" office:currency="GBP" office:value="55.63" calcext:value-type="currency">
            <text:p>£55.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61]-[.I61]" office:value-type="currency" office:currency="GBP" office:value="-0.24499999999999" calcext:value-type="currency">
            <text:p>-£0.24</text:p>
          </table:table-cell>
          <table:table-cell/>
          <table:table-cell table:formula="of:=SUM([.J48:.J61])" office:value-type="currency" office:currency="GBP" office:value="621.9" calcext:value-type="currency">
            <text:p>£621.90</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7852" calcext:value-type="float">
            <text:p>517852</text:p>
          </table:table-cell>
          <table:table-cell office:value-type="date" office:date-value="2018-02-13" calcext:value-type="date">
            <text:p>13/02/2018</text:p>
          </table:table-cell>
          <table:table-cell office:value-type="time" office:time-value="PT13H00M00S" calcext:value-type="time">
            <text:p>13:00</text:p>
          </table:table-cell>
          <table:table-cell office:value-type="date" office:date-value="2018-02-13" calcext:value-type="date">
            <text:p>13/02/2018</text:p>
          </table:table-cell>
          <table:table-cell office:value-type="time" office:time-value="PT22H45M00S" calcext:value-type="time">
            <text:p>22:45</text:p>
          </table:table-cell>
          <table:table-cell table:style-name="ce206" table:content-validation-name="val3" office:value-type="string" calcext:value-type="string">
            <text:p>Superdrug,150 High Street, Sutton, Surrey,SM1 1NS</text:p>
          </table:table-cell>
          <table:table-cell table:style-name="ce53" table:formula="of:=[.E62]-[.C62]+([.D62]&gt;[.B62])" office:value-type="time" office:time-value="PT09H45M00S" calcext:value-type="time">
            <text:p>09:45</text:p>
          </table:table-cell>
          <table:table-cell table:style-name="ce75" table:formula="of:=[.G62]*24-0.3" office:value-type="float" office:value="9.45" calcext:value-type="float">
            <text:p>9.45</text:p>
          </table:table-cell>
          <table:table-cell table:style-name="ce89" table:formula="of:=[.H62]*7.5" office:value-type="currency" office:currency="GBP" office:value="70.875" calcext:value-type="currency">
            <text:p>£70.88</text:p>
          </table:table-cell>
          <table:table-cell office:value-type="currency" office:currency="GBP" office:value="70" calcext:value-type="currency">
            <text:p>£70.0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739" calcext:value-type="float">
            <text:p>518739</text:p>
          </table:table-cell>
          <table:table-cell office:value-type="date" office:date-value="2018-02-14" calcext:value-type="date">
            <text:p>14/02/2018</text:p>
          </table:table-cell>
          <table:table-cell office:value-type="time" office:time-value="PT16H15M00S" calcext:value-type="time">
            <text:p>16:15</text:p>
          </table:table-cell>
          <table:table-cell office:value-type="date" office:date-value="2018-02-14" calcext:value-type="date">
            <text:p>14/02/2018</text:p>
          </table:table-cell>
          <table:table-cell office:value-type="time" office:time-value="PT23H59M00S" calcext:value-type="time">
            <text:p>23:59</text:p>
          </table:table-cell>
          <table:table-cell table:style-name="ce206" table:content-validation-name="val3" office:value-type="string" calcext:value-type="string">
            <text:p>Superdrug,371-375, Walworth Road, Walworth, London,SE17 2AL</text:p>
          </table:table-cell>
          <table:table-cell table:style-name="ce53" table:formula="of:=[.E63]-[.C63]+([.D63]&gt;[.B63])" office:value-type="time" office:time-value="PT07H44M00S" calcext:value-type="time">
            <text:p>07:44</text:p>
          </table:table-cell>
          <table:table-cell table:style-name="ce75" table:formula="of:=[.G63]*24-0.3" office:value-type="float" office:value="7.43333333333334" calcext:value-type="float">
            <text:p>7.43</text:p>
          </table:table-cell>
          <table:table-cell table:style-name="ce89" table:formula="of:=[.H63]*7.5" office:value-type="currency" office:currency="GBP" office:value="55.75" calcext:value-type="currency">
            <text:p>£55.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7698" calcext:value-type="float">
            <text:p>517698</text:p>
          </table:table-cell>
          <table:table-cell table:style-name="ce41" office:value-type="date" office:date-value="2018-02-15" calcext:value-type="date">
            <text:p>15/02/2018</text:p>
          </table:table-cell>
          <table:table-cell table:style-name="ce55" office:value-type="time" office:time-value="PT14H00M00S" calcext:value-type="time">
            <text:p>14:00</text:p>
          </table:table-cell>
          <table:table-cell table:style-name="ce41" office:value-type="date" office:date-value="2018-02-15" calcext:value-type="date">
            <text:p>15/02/2018</text:p>
          </table:table-cell>
          <table:table-cell table:style-name="ce55" office:value-type="time" office:time-value="PT22H53M00S" calcext:value-type="time">
            <text:p>22:53</text:p>
          </table:table-cell>
          <table:table-cell table:style-name="ce85" table:content-validation-name="val3" office:value-type="string" calcext:value-type="string">
            <text:p>Superdrug,2-8, Station Road, Hayes,UB3 4DA</text:p>
          </table:table-cell>
          <table:table-cell table:style-name="ce55" table:formula="of:=[.E64]-[.C64]+([.D64]&gt;[.B64])" office:value-type="time" office:time-value="PT08H53M00S" calcext:value-type="time">
            <text:p>08:53</text:p>
          </table:table-cell>
          <table:table-cell table:style-name="ce78" table:formula="of:=[.G64]*24-0.3" office:value-type="float" office:value="8.58333333333333" calcext:value-type="float">
            <text:p>8.58</text:p>
          </table:table-cell>
          <table:table-cell table:style-name="ce90" table:formula="of:=[.H64]*7.5" office:value-type="currency" office:currency="GBP" office:value="64.375" calcext:value-type="currency">
            <text:p>£64.38</text:p>
          </table:table-cell>
          <table:table-cell table:style-name="ce90"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1008"/>
        </table:table-row>
        <table:table-row table:style-name="ro1">
          <table:table-cell office:value-type="float" office:value="508001" calcext:value-type="float">
            <text:p>508001</text:p>
          </table:table-cell>
          <table:table-cell office:value-type="date" office:date-value="2018-02-20" calcext:value-type="date">
            <text:p>20/02/2018</text:p>
          </table:table-cell>
          <table:table-cell office:value-type="time" office:time-value="PT06H00M00S" calcext:value-type="time">
            <text:p>06:00</text:p>
          </table:table-cell>
          <table:table-cell office:value-type="date" office:date-value="2018-02-20" calcext:value-type="date">
            <text:p>20/02/2018</text:p>
          </table:table-cell>
          <table:table-cell office:value-type="time" office:time-value="PT11H54M00S" calcext:value-type="time">
            <text:p>11:54</text:p>
          </table:table-cell>
          <table:table-cell table:style-name="ce206" table:content-validation-name="val3" office:value-type="string" calcext:value-type="string">
            <text:p>Co-Op Group Limited,27-37 Battersea Bridge Road Battersea London,SW11 3BA</text:p>
          </table:table-cell>
          <table:table-cell table:style-name="ce53" table:formula="of:=[.E65]-[.C65]+([.D65]&gt;[.B65])" office:value-type="time" office:time-value="PT05H54M00S" calcext:value-type="time">
            <text:p>05:54</text:p>
          </table:table-cell>
          <table:table-cell table:style-name="ce75" table:formula="of:=[.G65]*24-0.3" office:value-type="float" office:value="5.6" calcext:value-type="float">
            <text:p>5.60</text:p>
          </table:table-cell>
          <table:table-cell table:style-name="ce89" table:formula="of:=[.H65]*7.5" office:value-type="currency" office:currency="GBP" office:value="42" calcext:value-type="currency">
            <text:p>£42.00</text:p>
          </table:table-cell>
          <table:table-cell office:value-type="currency" office:currency="GBP" office:value="43.75" calcext:value-type="currency">
            <text:p>£43.75</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7470" calcext:value-type="float">
            <text:p>527470</text:p>
          </table:table-cell>
          <table:table-cell office:value-type="date" office:date-value="2018-02-21" calcext:value-type="date">
            <text:p>21/02/2018</text:p>
          </table:table-cell>
          <table:table-cell office:value-type="time" office:time-value="PT15H30M00S" calcext:value-type="time">
            <text:p>15:30</text:p>
          </table:table-cell>
          <table:table-cell office:value-type="date" office:date-value="2018-02-21" calcext:value-type="date">
            <text:p>21/02/2018</text:p>
          </table:table-cell>
          <table:table-cell office:value-type="time" office:time-value="PT23H30M00S" calcext:value-type="time">
            <text:p>23:30</text:p>
          </table:table-cell>
          <table:table-cell table:style-name="ce206" table:content-validation-name="val3" office:value-type="string" calcext:value-type="string">
            <text:p>Poundland Limited,Unit 12a/13 Pentagon Shopping Centre Chatham Kent,ME4 4HY </text:p>
          </table:table-cell>
          <table:table-cell table:style-name="ce53" table:formula="of:=[.E66]-[.C66]+([.D66]&gt;[.B66])" office:value-type="time" office:time-value="PT08H00M00S" calcext:value-type="time">
            <text:p>08:00</text:p>
          </table:table-cell>
          <table:table-cell table:style-name="ce75" table:formula="of:=[.G66]*24-0.3" office:value-type="float" office:value="7.7" calcext:value-type="float">
            <text:p>7.70</text:p>
          </table:table-cell>
          <table:table-cell table:style-name="ce89" table:formula="of:=[.H66]*7.5" office:value-type="currency" office:currency="GBP" office:value="57.75" calcext:value-type="currency">
            <text:p>£57.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19165" calcext:value-type="float">
            <text:p>519165</text:p>
          </table:table-cell>
          <table:table-cell table:style-name="ce40" office:value-type="date" office:date-value="2018-02-25" calcext:value-type="date">
            <text:p>25/02/2018</text:p>
          </table:table-cell>
          <table:table-cell table:style-name="ce53" office:value-type="time" office:time-value="PT18H00M00S" calcext:value-type="time">
            <text:p>18:00</text:p>
          </table:table-cell>
          <table:table-cell table:style-name="ce40" office:value-type="date" office:date-value="2018-02-26" calcext:value-type="date">
            <text:p>26/02/2018</text:p>
          </table:table-cell>
          <table:table-cell table:style-name="ce53" office:value-type="time" office:time-value="PT04H15M00S" calcext:value-type="time">
            <text:p>04:15</text:p>
          </table:table-cell>
          <table:table-cell table:style-name="ce206" table:content-validation-name="val3" office:value-type="string" calcext:value-type="string">
            <text:p>Superdrug,Unit 2, 128/134 Queensway, London,W2 6LS</text:p>
          </table:table-cell>
          <table:table-cell table:style-name="ce53" table:formula="of:=[.E67]-[.C67]+([.D67]&gt;[.B67])" office:value-type="time" office:time-value="PT10H15M00S" calcext:value-type="time">
            <text:p>10:15</text:p>
          </table:table-cell>
          <table:table-cell table:style-name="ce75" table:formula="of:=[.G67]*24-0.3" office:value-type="float" office:value="9.95" calcext:value-type="float">
            <text:p>9.95</text:p>
          </table:table-cell>
          <table:table-cell table:style-name="ce89" table:formula="of:=[.H67]*7.5" office:value-type="currency" office:currency="GBP" office:value="74.625" calcext:value-type="currency">
            <text:p>£74.63</text:p>
          </table:table-cell>
          <table:table-cell table:style-name="ce89" office:value-type="currency" office:currency="GBP" office:value="74.38" calcext:value-type="currency">
            <text:p>£74.38</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3" office:value-type="float" office:value="980378" calcext:value-type="float">
            <text:p>980378</text:p>
          </table:table-cell>
          <table:table-cell table:style-name="ce34" office:value-type="date" office:date-value="2018-02-26" calcext:value-type="date">
            <text:p>26/02/2018</text:p>
          </table:table-cell>
          <table:table-cell table:style-name="ce52" office:value-type="time" office:time-value="PT16H30M00S" calcext:value-type="time">
            <text:p>16:30</text:p>
          </table:table-cell>
          <table:table-cell table:style-name="ce34" office:value-type="date" office:date-value="2018-02-26" calcext:value-type="date">
            <text:p>26/02/2018</text:p>
          </table:table-cell>
          <table:table-cell table:style-name="ce52" office:value-type="time" office:time-value="PT23H30M00S" calcext:value-type="time">
            <text:p>23:30</text:p>
          </table:table-cell>
          <table:table-cell table:style-name="ce5" table:content-validation-name="val3" office:value-type="string" calcext:value-type="string">
            <text:p>Poundland Limited,Unit 37, Central Mall, The Wandsworth Shopping Centre, Wandsworth,SW18 4TE</text:p>
          </table:table-cell>
          <table:table-cell table:style-name="ce52" table:formula="of:=[.E68]-[.C68]+([.D68]&gt;[.B68])" office:value-type="time" office:time-value="PT07H00M00S" calcext:value-type="time">
            <text:p>07:00</text:p>
          </table:table-cell>
          <table:table-cell table:style-name="ce74" table:formula="of:=[.G68]*24-0.3" office:value-type="float" office:value="6.7" calcext:value-type="float">
            <text:p>6.70</text:p>
          </table:table-cell>
          <table:table-cell table:style-name="ce88" table:formula="of:=[.H68]*7.5" office:value-type="currency" office:currency="GBP" office:value="50.25" calcext:value-type="currency">
            <text:p>£50.25</text:p>
          </table:table-cell>
          <table:table-cell table:style-name="ce88" office:value-type="currency" office:currency="GBP" office:value="50" calcext:value-type="currency">
            <text:p>£50.00</text:p>
          </table:table-cell>
          <table:table-cell table:style-name="ce108" office:value-type="date" office:date-value="2018-03-23" calcext:value-type="date">
            <text:p>23/03/18</text:p>
          </table:table-cell>
          <table:table-cell table:style-name="ce13" office:value-type="float" office:value="26" calcext:value-type="float">
            <text:p>26</text:p>
          </table:table-cell>
          <table:table-cell table:style-name="ce13" table:number-columns-repeated="2"/>
          <table:table-cell table:style-name="ce88"/>
          <table:table-cell table:style-name="ce86" office:value-type="currency" office:currency="GBP" office:value="7.5" calcext:value-type="currency">
            <text:p>£7.50</text:p>
          </table:table-cell>
          <table:table-cell table:style-name="ce13" table:number-columns-repeated="1008"/>
        </table:table-row>
        <table:table-row table:style-name="ro1">
          <table:table-cell office:value-type="float" office:value="979567" calcext:value-type="float">
            <text:p>979567</text:p>
          </table:table-cell>
          <table:table-cell office:value-type="date" office:date-value="2018-02-27" calcext:value-type="date">
            <text:p>27/02/2018</text:p>
          </table:table-cell>
          <table:table-cell office:value-type="time" office:time-value="PT14H00M00S" calcext:value-type="time">
            <text:p>14:00</text:p>
          </table:table-cell>
          <table:table-cell office:value-type="date" office:date-value="2018-02-27" calcext:value-type="date">
            <text:p>27/02/2018</text:p>
          </table:table-cell>
          <table:table-cell office:value-type="time" office:time-value="PT22H20M00S" calcext:value-type="time">
            <text:p>22:20</text:p>
          </table:table-cell>
          <table:table-cell table:style-name="ce206" table:content-validation-name="val3" office:value-type="string" calcext:value-type="string">
            <text:p>Boots UK Limited,128 The Chimes Shopping Centre, High Street, Uxbridge, Middlesex,UB8 1GA</text:p>
          </table:table-cell>
          <table:table-cell table:style-name="ce53" table:formula="of:=[.E69]-[.C69]+([.D69]&gt;[.B69])" office:value-type="time" office:time-value="PT08H20M00S" calcext:value-type="time">
            <text:p>08:20</text:p>
          </table:table-cell>
          <table:table-cell table:style-name="ce75" table:formula="of:=[.G69]*24-0.3" office:value-type="float" office:value="8.03333333333333" calcext:value-type="float">
            <text:p>8.03</text:p>
          </table:table-cell>
          <table:table-cell table:style-name="ce89" table:formula="of:=[.H69]*7.5" office:value-type="currency" office:currency="GBP" office:value="60.25" calcext:value-type="currency">
            <text:p>£60.25</text:p>
          </table:table-cell>
          <table:table-cell office:value-type="currency" office:currency="GBP" office:value="60" calcext:value-type="currency">
            <text:p>£60.00</text:p>
          </table:table-cell>
          <table:table-cell table:style-name="ce102" office:value-type="date" office:date-value="2018-03-23" calcext:value-type="date">
            <text:p>23/03/18</text:p>
          </table:table-cell>
          <table:table-cell office:value-type="float" office:value="26" calcext:value-type="float">
            <text:p>26</text:p>
          </table:table-cell>
          <table:table-cell table:number-columns-repeated="2"/>
          <table:table-cell table:formula="of:=SUM([.J62:.J69])" office:value-type="currency" office:currency="GBP" office:value="470.63" calcext:value-type="currency">
            <text:p>£470.63</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417" calcext:value-type="float">
            <text:p>962417</text:p>
          </table:table-cell>
          <table:table-cell office:value-type="date" office:date-value="2018-03-15" calcext:value-type="date">
            <text:p>15/03/2018</text:p>
          </table:table-cell>
          <table:table-cell office:value-type="time" office:time-value="PT20H45M00S" calcext:value-type="time">
            <text:p>20:45</text:p>
          </table:table-cell>
          <table:table-cell office:value-type="date" office:date-value="2018-03-16" calcext:value-type="date">
            <text:p>16/03/2018</text:p>
          </table:table-cell>
          <table:table-cell office:value-type="time" office:time-value="PT05H00M00S" calcext:value-type="time">
            <text:p>05:00</text:p>
          </table:table-cell>
          <table:table-cell table:style-name="ce206" table:content-validation-name="val3" office:value-type="string" calcext:value-type="string">
            <text:p>Waterstones Booksellers Limited,82 Gower Street London,WC1E 6EQ</text:p>
          </table:table-cell>
          <table:table-cell table:style-name="ce53" table:formula="of:=[.E70]-[.C70]+([.D70]&gt;[.B70])" office:value-type="time" office:time-value="PT08H15M00S" calcext:value-type="time">
            <text:p>08:15</text:p>
          </table:table-cell>
          <table:table-cell table:style-name="ce75" table:formula="of:=[.G70]*24-0.3" office:value-type="float" office:value="7.95" calcext:value-type="float">
            <text:p>7.95</text:p>
          </table:table-cell>
          <table:table-cell table:style-name="ce89" table:formula="of:=[.H70]*7.5" office:value-type="currency" office:currency="GBP" office:value="59.625" calcext:value-type="currency">
            <text:p>£59.63</text:p>
          </table:table-cell>
          <table:table-cell office:value-type="currency" office:currency="GBP" office:value="59.38" calcext:value-type="currency">
            <text:p>£59.38</text:p>
          </table:table-cell>
          <table:table-cell table:style-name="ce102" office:value-type="date" office:date-value="2018-04-06" calcext:value-type="date">
            <text:p>06/04/18</text:p>
          </table:table-cell>
          <table:table-cell office:value-type="string" calcext:value-type="string">
            <text:p>01/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4" office:value-type="float" office:value="530323" calcext:value-type="float">
            <text:p>530323</text:p>
          </table:table-cell>
          <table:table-cell table:style-name="ce42" office:value-type="date" office:date-value="2018-08-09" calcext:value-type="date">
            <text:p>09/08/2018</text:p>
          </table:table-cell>
          <table:table-cell table:style-name="ce56" office:value-type="time" office:time-value="PT16H00M00S" calcext:value-type="time">
            <text:p>16:00</text:p>
          </table:table-cell>
          <table:table-cell table:style-name="ce42" office:value-type="date" office:date-value="2018-08-09" calcext:value-type="date">
            <text:p>09/08/2018</text:p>
          </table:table-cell>
          <table:table-cell table:style-name="ce56" office:value-type="time" office:time-value="PT23H15M00S" calcext:value-type="time">
            <text:p>23:15</text:p>
          </table:table-cell>
          <table:table-cell table:style-name="ce66" table:content-validation-name="val3" office:value-type="string" calcext:value-type="string">
            <text:p>Poundland Limited,48-54 St Stephens Street Norwich Norfolk,NR1 3SH</text:p>
          </table:table-cell>
          <table:table-cell table:style-name="ce56" table:formula="of:=[.E71]-[.C71]+([.D71]&gt;[.B71])" office:value-type="time" office:time-value="PT07H15M00S" calcext:value-type="time">
            <text:p>07:15</text:p>
          </table:table-cell>
          <table:table-cell table:style-name="ce79" table:formula="of:=[.G71]*24-0.3" office:value-type="float" office:value="6.95" calcext:value-type="float">
            <text:p>6.95</text:p>
          </table:table-cell>
          <table:table-cell table:style-name="ce91" table:formula="of:=[.H71]*7.5" office:value-type="currency" office:currency="GBP" office:value="52.125" calcext:value-type="currency">
            <text:p>£52.13</text:p>
          </table:table-cell>
          <table:table-cell table:style-name="ce91" office:value-type="currency" office:currency="GBP" office:value="56.12" calcext:value-type="currency">
            <text:p>£56.12</text:p>
          </table:table-cell>
          <table:table-cell table:style-name="ce109" office:value-type="date" office:date-value="2018-08-24" calcext:value-type="date">
            <text:p>24/08/18</text:p>
          </table:table-cell>
          <table:table-cell table:style-name="ce23" office:value-type="string" calcext:value-type="string">
            <text:p>11/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1008"/>
        </table:table-row>
        <table:table-row table:style-name="ro1">
          <table:table-cell table:style-name="ce160" office:value-type="float" office:value="518802" calcext:value-type="float">
            <text:p>518802</text:p>
          </table:table-cell>
          <table:table-cell table:style-name="ce172" office:value-type="date" office:date-value="2018-08-10" calcext:value-type="date">
            <text:p>10/08/2018</text:p>
          </table:table-cell>
          <table:table-cell table:style-name="ce183" office:value-type="time" office:time-value="PT16H00M00S" calcext:value-type="time">
            <text:p>16:00</text:p>
          </table:table-cell>
          <table:table-cell table:style-name="ce172" office:value-type="date" office:date-value="2018-08-10" calcext:value-type="date">
            <text:p>10/08/2018</text:p>
          </table:table-cell>
          <table:table-cell table:style-name="ce183" office:value-type="time" office:time-value="PT23H28M00S" calcext:value-type="time">
            <text:p>23:28</text:p>
          </table:table-cell>
          <table:table-cell table:style-name="ce192" table:content-validation-name="val3" office:value-type="string" calcext:value-type="string">
            <text:p>Superdrug,37-39 Broad Street Teddington,TW11 8QZ</text:p>
          </table:table-cell>
          <table:table-cell table:style-name="ce183" table:formula="of:=[.E72]-[.C72]+([.D72]&gt;[.B72])" office:value-type="time" office:time-value="PT07H28M00S" calcext:value-type="time">
            <text:p>07:28</text:p>
          </table:table-cell>
          <table:table-cell table:style-name="ce203" table:formula="of:=[.G72]*24-0.3" office:value-type="float" office:value="7.16666666666667" calcext:value-type="float">
            <text:p>7.17</text:p>
          </table:table-cell>
          <table:table-cell table:style-name="ce213" table:formula="of:=[.H72]*7.5" office:value-type="currency" office:currency="GBP" office:value="53.75" calcext:value-type="currency">
            <text:p>£53.75</text:p>
          </table:table-cell>
          <table:table-cell table:style-name="ce213" office:value-type="currency" office:currency="GBP" office:value="54.16" calcext:value-type="currency">
            <text:p>£54.16</text:p>
          </table:table-cell>
          <table:table-cell table:style-name="ce223" office:value-type="date" office:date-value="2018-08-24" calcext:value-type="date">
            <text:p>24/08/18</text:p>
          </table:table-cell>
          <table:table-cell table:style-name="ce160" office:value-type="string" calcext:value-type="string">
            <text:p>11/2018</text:p>
          </table:table-cell>
          <table:table-cell table:style-name="ce160" table:number-columns-repeated="2"/>
          <table:table-cell table:style-name="ce213" table:formula="of:=SUM([.J71:.J72])" office:value-type="currency" office:currency="GBP" office:value="110.28" calcext:value-type="currency">
            <text:p>£110.28</text:p>
          </table:table-cell>
          <table:table-cell table:style-name="ce227" office:value-type="currency" office:currency="GBP" office:value="7.5" calcext:value-type="currency">
            <text:p>£7.50</text:p>
          </table:table-cell>
          <table:table-cell table:style-name="ce160" office:value-type="string" calcext:value-type="string">
            <text:p>Got iPhone 7 from Duyen</text:p>
          </table:table-cell>
          <table:table-cell table:style-name="ce160" table:number-columns-repeated="1007"/>
        </table:table-row>
        <table:table-row table:style-name="ro1">
          <table:table-cell table:style-name="ce23" office:value-type="float" office:value="539197" calcext:value-type="float">
            <text:p>539197</text:p>
          </table:table-cell>
          <table:table-cell table:style-name="ce42" office:value-type="date" office:date-value="2018-08-13" calcext:value-type="date">
            <text:p>13/08/2018</text:p>
          </table:table-cell>
          <table:table-cell table:style-name="ce56" office:value-type="time" office:time-value="PT18H31M00S" calcext:value-type="time">
            <text:p>18:31</text:p>
          </table:table-cell>
          <table:table-cell table:style-name="ce42" office:value-type="date" office:date-value="2018-08-17" calcext:value-type="date">
            <text:p>17/08/2018</text:p>
          </table:table-cell>
          <table:table-cell table:style-name="ce56" office:value-type="time" office:time-value="PT01H03M00S" calcext:value-type="time">
            <text:p>01:03</text:p>
          </table:table-cell>
          <table:table-cell table:style-name="ce66" table:content-validation-name="val3" office:value-type="string" calcext:value-type="string">
            <text:p>Superdrug,40 Clarence St, Kingston upon Thames,KT1 1NR</text:p>
          </table:table-cell>
          <table:table-cell table:style-name="ce56" table:formula="of:=[.E73]-[.C73]+([.D73]&gt;[.B73])" office:value-type="time" office:time-value="PT06H32M00S" calcext:value-type="time">
            <text:p>06:32</text:p>
          </table:table-cell>
          <table:table-cell table:style-name="ce79" table:formula="of:=[.G73]*24-0.3" office:value-type="float" office:value="6.23333333333333" calcext:value-type="float">
            <text:p>6.23</text:p>
          </table:table-cell>
          <table:table-cell table:style-name="ce91" table:formula="of:=[.H73]*7.5" office:value-type="currency" office:currency="GBP" office:value="46.75" calcext:value-type="currency">
            <text:p>£46.75</text:p>
          </table:table-cell>
          <table:table-cell table:style-name="ce91" office:value-type="currency" office:currency="GBP" office:value="48.29" calcext:value-type="currency">
            <text:p>£48.29</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1008"/>
        </table:table-row>
        <table:table-row table:style-name="ro1">
          <table:table-cell table:style-name="ce23" office:value-type="float" office:value="530335" calcext:value-type="float">
            <text:p>530335</text:p>
          </table:table-cell>
          <table:table-cell table:style-name="ce42" office:value-type="date" office:date-value="2018-08-15" calcext:value-type="date">
            <text:p>15/08/2018</text:p>
          </table:table-cell>
          <table:table-cell table:style-name="ce56" office:value-type="time" office:time-value="PT17H30M00S" calcext:value-type="time">
            <text:p>17:30</text:p>
          </table:table-cell>
          <table:table-cell table:style-name="ce42" office:value-type="date" office:date-value="2018-08-16" calcext:value-type="date">
            <text:p>16/08/2018</text:p>
          </table:table-cell>
          <table:table-cell table:style-name="ce56" office:value-type="time" office:time-value="PT00H05M00S" calcext:value-type="time">
            <text:p>00:05</text:p>
          </table:table-cell>
          <table:table-cell table:style-name="ce66" table:content-validation-name="val3" office:value-type="string" calcext:value-type="string">
            <text:p>Poundland Limited,44-50A The Broadway Shopping Centre, Southall,UB1 1QB</text:p>
          </table:table-cell>
          <table:table-cell table:style-name="ce56" table:formula="of:=[.E74]-[.C74]+([.D74]&gt;[.B74])" office:value-type="time" office:time-value="PT06H35M00S" calcext:value-type="time">
            <text:p>06:35</text:p>
          </table:table-cell>
          <table:table-cell table:style-name="ce79" table:formula="of:=[.G74]*24-0.3" office:value-type="float" office:value="6.28333333333333" calcext:value-type="float">
            <text:p>6.28</text:p>
          </table:table-cell>
          <table:table-cell table:style-name="ce91" table:formula="of:=[.H74]*7.5" office:value-type="currency" office:currency="GBP" office:value="47.125" calcext:value-type="currency">
            <text:p>£47.13</text:p>
          </table:table-cell>
          <table:table-cell table:style-name="ce91" office:value-type="currency" office:currency="GBP" office:value="50.24" calcext:value-type="currency">
            <text:p>£50.24</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1008"/>
        </table:table-row>
        <table:table-row table:style-name="ro1">
          <table:table-cell table:style-name="ce24" office:value-type="float" office:value="518223" calcext:value-type="float">
            <text:p>518223</text:p>
          </table:table-cell>
          <table:table-cell table:style-name="ce44" office:value-type="date" office:date-value="2018-08-17" calcext:value-type="date">
            <text:p>17/08/2018</text:p>
          </table:table-cell>
          <table:table-cell table:style-name="ce57" office:value-type="time" office:time-value="PT15H01M00S" calcext:value-type="time">
            <text:p>15:01</text:p>
          </table:table-cell>
          <table:table-cell table:style-name="ce44" office:value-type="date" office:date-value="2018-08-17" calcext:value-type="date">
            <text:p>17/08/2018</text:p>
          </table:table-cell>
          <table:table-cell table:style-name="ce57" office:value-type="time" office:time-value="PT20H50M00S" calcext:value-type="time">
            <text:p>20:50</text:p>
          </table:table-cell>
          <table:table-cell table:style-name="ce67" table:content-validation-name="val3" office:value-type="string" calcext:value-type="string">
            <text:p>Superdrug,125 High Street, Penge, London,SE20 7DS</text:p>
          </table:table-cell>
          <table:table-cell table:style-name="ce57" table:formula="of:=[.E75]-[.C75]+([.D75]&gt;[.B75])" office:value-type="time" office:time-value="PT05H49M00S" calcext:value-type="time">
            <text:p>05:49</text:p>
          </table:table-cell>
          <table:table-cell table:style-name="ce80" table:formula="of:=[.G75]*24-0.3" office:value-type="float" office:value="5.51666666666667" calcext:value-type="float">
            <text:p>5.52</text:p>
          </table:table-cell>
          <table:table-cell table:style-name="ce92" table:formula="of:=[.H75]*7.5" office:value-type="currency" office:currency="GBP" office:value="41.375" calcext:value-type="currency">
            <text:p>£41.38</text:p>
          </table:table-cell>
          <table:table-cell table:style-name="ce92" office:value-type="currency" office:currency="GBP" office:value="46.33" calcext:value-type="currency">
            <text:p>£46.33</text:p>
          </table:table-cell>
          <table:table-cell table:style-name="ce114" office:value-type="date" office:date-value="2018-09-07" calcext:value-type="date">
            <text:p>07/09/18</text:p>
          </table:table-cell>
          <table:table-cell table:style-name="ce23" office:value-type="string" calcext:value-type="string">
            <text:p>12/2018</text:p>
          </table:table-cell>
          <table:table-cell table:style-name="ce24" table:number-columns-repeated="2"/>
          <table:table-cell table:style-name="ce92"/>
          <table:table-cell table:style-name="ce86" office:value-type="currency" office:currency="GBP" office:value="7.5" calcext:value-type="currency">
            <text:p>£7.50</text:p>
          </table:table-cell>
          <table:table-cell table:style-name="ce24" table:number-columns-repeated="1008"/>
        </table:table-row>
        <table:table-row table:style-name="ro1">
          <table:table-cell table:style-name="ce161" office:value-type="float" office:value="530239" calcext:value-type="float">
            <text:p>530239</text:p>
          </table:table-cell>
          <table:table-cell table:style-name="ce40" office:value-type="date" office:date-value="2018-08-20" calcext:value-type="date">
            <text:p>20/08/2018</text:p>
          </table:table-cell>
          <table:table-cell table:style-name="ce53" office:value-type="time" office:time-value="PT18H00M00S" calcext:value-type="time">
            <text:p>18:00</text:p>
          </table:table-cell>
          <table:table-cell table:style-name="ce40" office:value-type="date" office:date-value="2018-05-20" calcext:value-type="date">
            <text:p>20/05/2018</text:p>
          </table:table-cell>
          <table:table-cell table:style-name="ce53" office:value-type="time" office:time-value="PT23H30M00S" calcext:value-type="time">
            <text:p>23:30</text:p>
          </table:table-cell>
          <table:table-cell table:style-name="ce206" table:content-validation-name="val3" office:value-type="string" calcext:value-type="string">
            <text:p>Poundland Limited,Unit 1, 49/63 King Street, Hammersmith, Greater London,W6 9HW</text:p>
          </table:table-cell>
          <table:table-cell table:style-name="ce53" table:formula="of:=[.E76]-[.C76]+([.D76]&gt;[.B76])" office:value-type="time" office:time-value="PT05H30M00S" calcext:value-type="time">
            <text:p>05:30</text:p>
          </table:table-cell>
          <table:table-cell table:style-name="ce75" table:formula="of:=[.G76]*24-0.3" office:value-type="float" office:value="5.2" calcext:value-type="float">
            <text:p>5.20</text:p>
          </table:table-cell>
          <table:table-cell table:style-name="ce89" table:formula="of:=[.H76]*7.5" office:value-type="currency" office:currency="GBP" office:value="39" calcext:value-type="currency">
            <text:p>£39.00</text:p>
          </table:table-cell>
          <table:table-cell table:style-name="ce89" office:value-type="currency" office:currency="GBP" office:value="40.46" calcext:value-type="currency">
            <text:p>£40.46</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0352" calcext:value-type="float">
            <text:p>530352</text:p>
          </table:table-cell>
          <table:table-cell table:style-name="ce40" office:value-type="date" office:date-value="2018-08-21" calcext:value-type="date">
            <text:p>21/08/2018</text:p>
          </table:table-cell>
          <table:table-cell table:style-name="ce53" office:value-type="time" office:time-value="PT18H30M00S" calcext:value-type="time">
            <text:p>18:30</text:p>
          </table:table-cell>
          <table:table-cell table:style-name="ce40" office:value-type="date" office:date-value="2018-08-22" calcext:value-type="date">
            <text:p>22/08/2018</text:p>
          </table:table-cell>
          <table:table-cell table:style-name="ce53" office:value-type="time" office:time-value="PT02H42M00S" calcext:value-type="time">
            <text:p>02:42</text:p>
          </table:table-cell>
          <table:table-cell table:style-name="ce206" table:content-validation-name="val4" office:value-type="string" calcext:value-type="string">
            <text:p>Poundland Limited,57-63 Tooting High Street, Tooting, London ,SW17 0SP</text:p>
          </table:table-cell>
          <table:table-cell table:style-name="ce53" table:formula="of:=[.E77]-[.C77]+([.D77]&gt;[.B77])" office:value-type="time" office:time-value="PT08H12M00S" calcext:value-type="time">
            <text:p>08:12</text:p>
          </table:table-cell>
          <table:table-cell table:style-name="ce75" table:formula="of:=[.G77]*24-0.3" office:value-type="float" office:value="7.9" calcext:value-type="float">
            <text:p>7.90</text:p>
          </table:table-cell>
          <table:table-cell table:style-name="ce89" table:formula="of:=[.H77]*7.5" office:value-type="currency" office:currency="GBP" office:value="59.25" calcext:value-type="currency">
            <text:p>£59.25</text:p>
          </table:table-cell>
          <table:table-cell table:style-name="ce89" office:value-type="currency" office:currency="GBP" office:value="62.64" calcext:value-type="currency">
            <text:p>£62.64</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8567" calcext:value-type="float">
            <text:p>538567</text:p>
          </table:table-cell>
          <table:table-cell table:style-name="ce40" office:value-type="date" office:date-value="2018-08-24" calcext:value-type="date">
            <text:p>24/08/2018</text:p>
          </table:table-cell>
          <table:table-cell table:style-name="ce53" office:value-type="time" office:time-value="PT07H00M00S" calcext:value-type="time">
            <text:p>07:00</text:p>
          </table:table-cell>
          <table:table-cell table:style-name="ce40" office:value-type="date" office:date-value="2018-08-24" calcext:value-type="date">
            <text:p>24/08/2018</text:p>
          </table:table-cell>
          <table:table-cell table:style-name="ce53" office:value-type="time" office:time-value="PT09H25M00S" calcext:value-type="time">
            <text:p>09:25</text:p>
          </table:table-cell>
          <table:table-cell table:style-name="ce206" table:content-validation-name="val5" office:value-type="string" calcext:value-type="string">
            <text:p>Hallhuber GmbH,Ariel Way, Westfield, White City, London,W12 7GF</text:p>
          </table:table-cell>
          <table:table-cell table:style-name="ce53" table:formula="of:=[.E78]-[.C78]+([.D78]&gt;[.B78])" office:value-type="time" office:time-value="PT02H25M00S" calcext:value-type="time">
            <text:p>02:25</text:p>
          </table:table-cell>
          <table:table-cell table:style-name="ce75" table:formula="of:=[.G78]*24-0.3" office:value-type="float" office:value="2.11666666666667" calcext:value-type="float">
            <text:p>2.12</text:p>
          </table:table-cell>
          <table:table-cell table:style-name="ce89" table:formula="of:=[.H78]*7.5" office:value-type="currency" office:currency="GBP" office:value="15.875" calcext:value-type="currency">
            <text:p>£15.88</text:p>
          </table:table-cell>
          <table:table-cell table:style-name="ce89" office:value-type="currency" office:currency="GBP" office:value="31.32" calcext:value-type="currency">
            <text:p>£31.32</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formula="of:=SUM([.J73:.J78])" office:value-type="currency" office:currency="GBP" office:value="279.28" calcext:value-type="currency">
            <text:p>£279.28</text:p>
          </table:table-cell>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509833" calcext:value-type="float">
            <text:p>509833</text:p>
          </table:table-cell>
          <table:table-cell office:value-type="date" office:date-value="2018-08-29" calcext:value-type="date">
            <text:p>29/08/2018</text:p>
          </table:table-cell>
          <table:table-cell office:value-type="time" office:time-value="PT15H30M00S" calcext:value-type="time">
            <text:p>15:30</text:p>
          </table:table-cell>
          <table:table-cell office:value-type="date" office:date-value="2018-08-28" calcext:value-type="date">
            <text:p>28/08/2018</text:p>
          </table:table-cell>
          <table:table-cell office:value-type="time" office:time-value="PT18H00M00S" calcext:value-type="time">
            <text:p>18:00</text:p>
          </table:table-cell>
          <table:table-cell table:style-name="ce206" table:content-validation-name="val5" office:value-type="string" calcext:value-type="string">
            <text:p>Co-Op Group Limited,4 Buckhold Rd, London,SW18 4JS</text:p>
          </table:table-cell>
          <table:table-cell table:style-name="ce53" table:formula="of:=[.E79]-[.C79]+([.D79]&gt;[.B79])" office:value-type="time" office:time-value="PT02H30M00S" calcext:value-type="time">
            <text:p>02:30</text:p>
          </table:table-cell>
          <table:table-cell table:style-name="ce75" table:formula="of:=[.G79]*24-0.3" office:value-type="float" office:value="2.2" calcext:value-type="float">
            <text:p>2.20</text:p>
          </table:table-cell>
          <table:table-cell table:style-name="ce89" table:formula="of:=[.H79]*7.5" office:value-type="currency" office:currency="GBP" office:value="16.5" calcext:value-type="currency">
            <text:p>£16.50</text:p>
          </table:table-cell>
          <table:table-cell office:value-type="currency" office:currency="GBP" office:value="54.16" calcext:value-type="currency">
            <text:p>£54.16</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4890" calcext:value-type="float">
            <text:p>524890</text:p>
          </table:table-cell>
          <table:table-cell office:value-type="date" office:date-value="2018-08-29" calcext:value-type="date">
            <text:p>29/08/2018</text:p>
          </table:table-cell>
          <table:table-cell office:value-type="time" office:time-value="PT18H35M00S" calcext:value-type="time">
            <text:p>18:35</text:p>
          </table:table-cell>
          <table:table-cell office:value-type="date" office:date-value="2018-08-29" calcext:value-type="date">
            <text:p>29/08/2018</text:p>
          </table:table-cell>
          <table:table-cell office:value-type="time" office:time-value="PT22H40M00S" calcext:value-type="time">
            <text:p>22:40</text:p>
          </table:table-cell>
          <table:table-cell table:style-name="ce206" table:content-validation-name="val5" office:value-type="string" calcext:value-type="string">
            <text:p>Paperchase Limited ,62 Northcote Road Northcote Road,SW11 1PA</text:p>
          </table:table-cell>
          <table:table-cell table:style-name="ce53" table:formula="of:=[.E80]-[.C80]+([.D80]&gt;[.B80])" office:value-type="time" office:time-value="PT04H05M00S" calcext:value-type="time">
            <text:p>04:05</text:p>
          </table:table-cell>
          <table:table-cell table:style-name="ce75" table:formula="of:=[.G80]*24-0.3" office:value-type="float" office:value="3.78333333333333" calcext:value-type="float">
            <text:p>3.78</text:p>
          </table:table-cell>
          <table:table-cell table:style-name="ce89" table:formula="of:=[.H80]*7.5" office:value-type="currency" office:currency="GBP" office:value="28.375" calcext:value-type="currency">
            <text:p>£28.38</text:p>
          </table:table-cell>
          <table:table-cell table:number-columns-repeated="6"/>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38563" calcext:value-type="float">
            <text:p>538563</text:p>
          </table:table-cell>
          <table:table-cell table:style-name="ce40" office:value-type="date" office:date-value="2018-08-31" calcext:value-type="date">
            <text:p>31/08/2018</text:p>
          </table:table-cell>
          <table:table-cell table:style-name="ce53" office:value-type="time" office:time-value="PT07H00M00S" calcext:value-type="time">
            <text:p>07:00</text:p>
          </table:table-cell>
          <table:table-cell table:style-name="ce40" office:value-type="date" office:date-value="2018-08-31" calcext:value-type="date">
            <text:p>31/08/2018</text:p>
          </table:table-cell>
          <table:table-cell table:style-name="ce53" office:value-type="time" office:time-value="PT09H00M00S" calcext:value-type="time">
            <text:p>09:00</text:p>
          </table:table-cell>
          <table:table-cell table:style-name="ce206" table:content-validation-name="val5" office:value-type="string" calcext:value-type="string">
            <text:p>Hallhuber GmbH,C/O House of Fraser, 101 Victoria St, Victoria, London,SW1E 6QT</text:p>
          </table:table-cell>
          <table:table-cell table:style-name="ce53" table:formula="of:=[.E81]-[.C81]+([.D81]&gt;[.B81])" office:value-type="time" office:time-value="PT02H00M00S" calcext:value-type="time">
            <text:p>02:00</text:p>
          </table:table-cell>
          <table:table-cell table:style-name="ce75" table:formula="of:=[.G81]*24-0.3" office:value-type="float" office:value="1.7" calcext:value-type="float">
            <text:p>1.70</text:p>
          </table:table-cell>
          <table:table-cell table:style-name="ce89" table:formula="of:=[.H81]*7.5" office:value-type="currency" office:currency="GBP" office:value="12.75" calcext:value-type="currency">
            <text:p>£12.75</text:p>
          </table:table-cell>
          <table:table-cell table:style-name="ce89" office:value-type="currency" office:currency="GBP" office:value="31.32" calcext:value-type="currency">
            <text:p>£31.32</text:p>
          </table:table-cell>
          <table:table-cell table:style-name="ce100" office:value-type="date" office:date-value="2018-09-21" calcext:value-type="date">
            <text:p>21/09/18</text:p>
          </table:table-cell>
          <table:table-cell table:style-name="ce161" office:value-type="string" calcext:value-type="string">
            <text:p>13/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546922" calcext:value-type="float">
            <text:p>546922</text:p>
          </table:table-cell>
          <table:table-cell office:value-type="date" office:date-value="2018-08-31" calcext:value-type="date">
            <text:p>31/08/2018</text:p>
          </table:table-cell>
          <table:table-cell office:value-type="time" office:time-value="PT10H00M00S" calcext:value-type="time">
            <text:p>10:00</text:p>
          </table:table-cell>
          <table:table-cell office:value-type="date" office:date-value="2018-08-31" calcext:value-type="date">
            <text:p>31/08/2018</text:p>
          </table:table-cell>
          <table:table-cell office:value-type="time" office:time-value="PT11H00M00S" calcext:value-type="time">
            <text:p>11:00</text:p>
          </table:table-cell>
          <table:table-cell table:style-name="ce206" table:content-validation-name="val3" office:value-type="string" calcext:value-type="string">
            <text:p>Ford Sports &amp; Social Club,W H S T Pass Collection Collecting / Swiping Security Passes, Ford Sports &amp; Social Club, Newbury Park, Aldborough Road South, Newbury Park, Ilford, IG3 8HG,IG3 8HG</text:p>
          </table:table-cell>
          <table:table-cell table:style-name="ce53" table:formula="of:=[.E82]-[.C82]+([.D82]&gt;[.B82])" office:value-type="time" office:time-value="PT01H00M00S" calcext:value-type="time">
            <text:p>01:00</text:p>
          </table:table-cell>
          <table:table-cell table:style-name="ce75" table:formula="of:=[.G82]*24-0.3" office:value-type="float" office:value="0.699999999999999" calcext:value-type="float">
            <text:p>0.70</text:p>
          </table:table-cell>
          <table:table-cell table:style-name="ce89" table:formula="of:=[.H82]*7.5" office:value-type="currency" office:currency="GBP" office:value="5.24999999999999" calcext:value-type="currency">
            <text:p>£5.25</text:p>
          </table:table-cell>
          <table:table-cell table:style-name="ce155"/>
          <table:table-cell table:number-columns-repeated="2"/>
          <table:table-cell table:style-name="ce86" office:value-type="string" calcext:value-type="string">
            <text:p>register for heathrow’s passes</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8234" calcext:value-type="float">
            <text:p>518234</text:p>
          </table:table-cell>
          <table:table-cell table:style-name="ce41" office:value-type="date" office:date-value="2018-09-03" calcext:value-type="date">
            <text:p>03/09/2018</text:p>
          </table:table-cell>
          <table:table-cell table:style-name="ce55" office:value-type="time" office:time-value="PT14H30M00S" calcext:value-type="time">
            <text:p>14:30</text:p>
          </table:table-cell>
          <table:table-cell table:style-name="ce41" office:value-type="date" office:date-value="2018-09-03" calcext:value-type="date">
            <text:p>03/09/2018</text:p>
          </table:table-cell>
          <table:table-cell table:style-name="ce55" office:value-type="time" office:time-value="PT21H30M00S" calcext:value-type="time">
            <text:p>21:30</text:p>
          </table:table-cell>
          <table:table-cell table:style-name="ce85" table:content-validation-name="val3" office:value-type="string" calcext:value-type="string">
            <text:p>Superdrug,6-8 Upper Wickham Lane, Welling, Kent,DA16 3HE</text:p>
          </table:table-cell>
          <table:table-cell table:style-name="ce55" table:formula="of:=[.E83]-[.C83]+([.D83]&gt;[.B83])" office:value-type="time" office:time-value="PT07H00M00S" calcext:value-type="time">
            <text:p>07:00</text:p>
          </table:table-cell>
          <table:table-cell table:style-name="ce78" table:formula="of:=[.G83]*24-0.3" office:value-type="float" office:value="6.7" calcext:value-type="float">
            <text:p>6.70</text:p>
          </table:table-cell>
          <table:table-cell table:style-name="ce90" table:formula="of:=[.H83]*7.5" office:value-type="currency" office:currency="GBP" office:value="50.25" calcext:value-type="currency">
            <text:p>£50.25</text:p>
          </table:table-cell>
          <table:table-cell table:style-name="ce90" office:value-type="currency" office:currency="GBP" office:value="52.2" calcext:value-type="currency">
            <text:p>£52.20</text:p>
          </table:table-cell>
          <table:table-cell table:style-name="ce117" office:value-type="date" office:date-value="2018-09-21" calcext:value-type="date">
            <text:p>21/09/18</text:p>
          </table:table-cell>
          <table:table-cell table:style-name="ce162" office:value-type="string" calcext:value-type="string">
            <text:p>13/2018</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1008"/>
        </table:table-row>
        <table:table-row table:style-name="ro1">
          <table:table-cell office:value-type="float" office:value="509940" calcext:value-type="float">
            <text:p>509940</text:p>
          </table:table-cell>
          <table:table-cell office:value-type="date" office:date-value="2018-09-05" calcext:value-type="date">
            <text:p>05/09/2018</text:p>
          </table:table-cell>
          <table:table-cell office:value-type="time" office:time-value="PT06H15M00S" calcext:value-type="time">
            <text:p>06:15</text:p>
          </table:table-cell>
          <table:table-cell office:value-type="date" office:date-value="2018-09-05" calcext:value-type="date">
            <text:p>05/09/2018</text:p>
          </table:table-cell>
          <table:table-cell office:value-type="time" office:time-value="PT16H08M00S" calcext:value-type="time">
            <text:p>16:08</text:p>
          </table:table-cell>
          <table:table-cell table:style-name="ce206" table:content-validation-name="val3" office:value-type="string" calcext:value-type="string">
            <text:p>Co-Op Group Limited,Co-Op Group Retail(Shoreditch), 185 Old Street, London,EC1V 9NP</text:p>
          </table:table-cell>
          <table:table-cell table:style-name="ce53" table:formula="of:=[.E84]-[.C84]+([.D84]&gt;[.B84])" office:value-type="time" office:time-value="PT09H53M00S" calcext:value-type="time">
            <text:p>09:53</text:p>
          </table:table-cell>
          <table:table-cell table:style-name="ce75" table:formula="of:=[.G84]*24-0.3" office:value-type="float" office:value="9.58333333333333" calcext:value-type="float">
            <text:p>9.58</text:p>
          </table:table-cell>
          <table:table-cell table:style-name="ce89" table:formula="of:=[.H84]*7.5" office:value-type="currency" office:currency="GBP" office:value="71.875" calcext:value-type="currency">
            <text:p>£71.88</text:p>
          </table:table-cell>
          <table:table-cell office:value-type="currency" office:currency="GBP" office:value="78.95" calcext:value-type="currency">
            <text:p>£78.95</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33678" calcext:value-type="float">
            <text:p>533678</text:p>
          </table:table-cell>
          <table:table-cell office:value-type="date" office:date-value="2018-09-06" calcext:value-type="date">
            <text:p>06/09/2018</text:p>
          </table:table-cell>
          <table:table-cell office:value-type="time" office:time-value="PT08H30M00S" calcext:value-type="time">
            <text:p>08:30</text:p>
          </table:table-cell>
          <table:table-cell office:value-type="date" office:date-value="2018-09-06" calcext:value-type="date">
            <text:p>06/09/2018</text:p>
          </table:table-cell>
          <table:table-cell office:value-type="time" office:time-value="PT16H30M00S" calcext:value-type="time">
            <text:p>16:30</text:p>
          </table:table-cell>
          <table:table-cell table:style-name="ce206"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85]-[.C85]+([.D85]&gt;[.B85])" office:value-type="time" office:time-value="PT08H00M00S" calcext:value-type="time">
            <text:p>08:00</text:p>
          </table:table-cell>
          <table:table-cell table:style-name="ce75" table:formula="of:=[.G85]*24-0.3" office:value-type="float" office:value="7.7" calcext:value-type="float">
            <text:p>7.70</text:p>
          </table:table-cell>
          <table:table-cell table:style-name="ce89" table:formula="of:=[.H85]*7.5" office:value-type="currency" office:currency="GBP" office:value="57.75" calcext:value-type="currency">
            <text:p>£57.75</text:p>
          </table:table-cell>
          <table:table-cell office:value-type="currency" office:currency="GBP" office:value="44.37" calcext:value-type="currency">
            <text:p>£44.37</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9748" calcext:value-type="float">
            <text:p>509748</text:p>
          </table:table-cell>
          <table:table-cell office:value-type="date" office:date-value="2018-09-10" calcext:value-type="date">
            <text:p>10/09/2018</text:p>
          </table:table-cell>
          <table:table-cell office:value-type="time" office:time-value="PT06H13M00S" calcext:value-type="time">
            <text:p>06:13</text:p>
          </table:table-cell>
          <table:table-cell office:value-type="date" office:date-value="2018-09-10" calcext:value-type="date">
            <text:p>10/09/2018</text:p>
          </table:table-cell>
          <table:table-cell office:value-type="time" office:time-value="PT19H35M00S" calcext:value-type="time">
            <text:p>19:35</text:p>
          </table:table-cell>
          <table:table-cell table:style-name="ce206" table:content-validation-name="val3" office:value-type="string" calcext:value-type="string">
            <text:p>Co-Op Group Limited,Retail (fulham North End Road) North End Road London,SW6 1NJ</text:p>
          </table:table-cell>
          <table:table-cell table:style-name="ce53" table:formula="of:=[.E86]-[.C86]+([.D86]&gt;[.B86])" office:value-type="time" office:time-value="PT13H22M00S" calcext:value-type="time">
            <text:p>13:22</text:p>
          </table:table-cell>
          <table:table-cell table:style-name="ce75" table:formula="of:=[.G86]*24-0.3" office:value-type="float" office:value="13.0666666666667" calcext:value-type="float">
            <text:p>13.07</text:p>
          </table:table-cell>
          <table:table-cell table:style-name="ce89" table:formula="of:=[.H86]*7.5" office:value-type="currency" office:currency="GBP" office:value="98" calcext:value-type="currency">
            <text:p>£98.00</text:p>
          </table:table-cell>
          <table:table-cell office:value-type="currency" office:currency="GBP" office:value="102.44" calcext:value-type="currency">
            <text:p>£102.44</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9193" calcext:value-type="float">
            <text:p>519193</text:p>
          </table:table-cell>
          <table:table-cell office:value-type="date" office:date-value="2018-09-12" calcext:value-type="date">
            <text:p>12/09/2018</text:p>
          </table:table-cell>
          <table:table-cell office:value-type="time" office:time-value="PT15H30M00S" calcext:value-type="time">
            <text:p>15:30</text:p>
          </table:table-cell>
          <table:table-cell office:value-type="date" office:date-value="2018-09-12" calcext:value-type="date">
            <text:p>12/09/2018</text:p>
          </table:table-cell>
          <table:table-cell office:value-type="time" office:time-value="PT22H45M00S" calcext:value-type="time">
            <text:p>22:45</text:p>
          </table:table-cell>
          <table:table-cell table:style-name="ce206" table:content-validation-name="val3" office:value-type="string" calcext:value-type="string">
            <text:p>Superdrug,Centre Court Shopping Centre, 104/105, London,SW19 8YE</text:p>
          </table:table-cell>
          <table:table-cell table:style-name="ce53" table:formula="of:=[.E87]-[.C87]+([.D87]&gt;[.B87])" office:value-type="time" office:time-value="PT07H15M00S" calcext:value-type="time">
            <text:p>07:15</text:p>
          </table:table-cell>
          <table:table-cell table:style-name="ce75" table:formula="of:=[.G87]*24-0.3" office:value-type="float" office:value="6.95" calcext:value-type="float">
            <text:p>6.95</text:p>
          </table:table-cell>
          <table:table-cell table:style-name="ce89" table:formula="of:=[.H87]*7.5" office:value-type="currency" office:currency="GBP" office:value="52.125" calcext:value-type="currency">
            <text:p>£52.13</text:p>
          </table:table-cell>
          <table:table-cell office:value-type="currency" office:currency="GBP" office:value="54.81" calcext:value-type="currency">
            <text:p>£54.81</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627" calcext:value-type="float">
            <text:p>518627</text:p>
          </table:table-cell>
          <table:table-cell office:value-type="date" office:date-value="2018-09-14" calcext:value-type="date">
            <text:p>14/09/2018</text:p>
          </table:table-cell>
          <table:table-cell office:value-type="time" office:time-value="PT15H30M00S" calcext:value-type="time">
            <text:p>15:30</text:p>
          </table:table-cell>
          <table:table-cell office:value-type="date" office:date-value="2018-09-14" calcext:value-type="date">
            <text:p>14/09/2018</text:p>
          </table:table-cell>
          <table:table-cell office:value-type="time" office:time-value="PT23H27M00S" calcext:value-type="time">
            <text:p>23:27</text:p>
          </table:table-cell>
          <table:table-cell table:style-name="ce206" table:content-validation-name="val6" office:value-type="string" calcext:value-type="string">
            <text:p>Superdrug,Unit 2, The Bull, 262 Upper Richmond Rd, London,SW14 7JE</text:p>
          </table:table-cell>
          <table:table-cell table:style-name="ce53" table:formula="of:=[.E88]-[.C88]+([.D88]&gt;[.B88])" office:value-type="time" office:time-value="PT07H57M00S" calcext:value-type="time">
            <text:p>07:57</text:p>
          </table:table-cell>
          <table:table-cell table:style-name="ce75" table:formula="of:=[.G88]*24-0.3" office:value-type="float" office:value="7.65" calcext:value-type="float">
            <text:p>7.65</text:p>
          </table:table-cell>
          <table:table-cell table:style-name="ce89" table:formula="of:=[.H88]*7.5" office:value-type="currency" office:currency="GBP" office:value="57.375" calcext:value-type="currency">
            <text:p>£57.38</text:p>
          </table:table-cell>
          <table:table-cell office:value-type="currency" office:currency="GBP" office:value="60.68" calcext:value-type="currency">
            <text:p>£60.68</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47576" calcext:value-type="float">
            <text:p>547576</text:p>
          </table:table-cell>
          <table:table-cell table:style-name="ce40" office:value-type="date" office:date-value="2018-09-15" calcext:value-type="date">
            <text:p>15/09/2018</text:p>
          </table:table-cell>
          <table:table-cell table:style-name="ce53" office:value-type="time" office:time-value="PT14H00M00S" calcext:value-type="time">
            <text:p>14:00</text:p>
          </table:table-cell>
          <table:table-cell table:style-name="ce40" office:value-type="date" office:date-value="2018-09-15" calcext:value-type="date">
            <text:p>15/09/2018</text:p>
          </table:table-cell>
          <table:table-cell table:style-name="ce53" office:value-type="time" office:time-value="PT19H43M00S" calcext:value-type="time">
            <text:p>19:43</text:p>
          </table:table-cell>
          <table:table-cell table:style-name="ce206" table:content-validation-name="val3" office:value-type="string" calcext:value-type="string">
            <text:p>Heal’s PLC,49-51 Eden St, Kingston upon Thames,KT1 1BW</text:p>
          </table:table-cell>
          <table:table-cell table:style-name="ce53" table:formula="of:=[.E89]-[.C89]+([.D89]&gt;[.B89])" office:value-type="time" office:time-value="PT05H43M00S" calcext:value-type="time">
            <text:p>05:43</text:p>
          </table:table-cell>
          <table:table-cell table:style-name="ce75" table:formula="of:=[.G89]*24-0.3" office:value-type="float" office:value="5.41666666666667" calcext:value-type="float">
            <text:p>5.42</text:p>
          </table:table-cell>
          <table:table-cell table:style-name="ce89" table:formula="of:=[.H89]*7.5" office:value-type="currency" office:currency="GBP" office:value="40.625" calcext:value-type="currency">
            <text:p>£40.63</text:p>
          </table:table-cell>
          <table:table-cell table:style-name="ce89" office:value-type="currency" office:currency="GBP" office:value="45.02" calcext:value-type="currency">
            <text:p>£45.02</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7532" calcext:value-type="float">
            <text:p>537532</text:p>
          </table:table-cell>
          <table:table-cell table:style-name="ce40" office:value-type="date" office:date-value="2018-09-17" calcext:value-type="date">
            <text:p>17/09/2018</text:p>
          </table:table-cell>
          <table:table-cell table:style-name="ce53" office:value-type="time" office:time-value="PT14H00M00S" calcext:value-type="time">
            <text:p>14:00</text:p>
          </table:table-cell>
          <table:table-cell table:style-name="ce40" office:value-type="date" office:date-value="2018-09-18" calcext:value-type="date">
            <text:p>18/09/2018</text:p>
          </table:table-cell>
          <table:table-cell table:style-name="ce53" office:value-type="time" office:time-value="PT01H40M00S" calcext:value-type="time">
            <text:p>01:40</text:p>
          </table:table-cell>
          <table:table-cell table:style-name="ce206" table:content-validation-name="val3" office:value-type="string" calcext:value-type="string">
            <text:p>W H Smith Plc,(Travel) Heathrow Airport, Terminal 2, Hounslow,TW6 1LN</text:p>
          </table:table-cell>
          <table:table-cell table:style-name="ce53" table:formula="of:=[.E90]-[.C90]+([.D90]&gt;[.B90])" office:value-type="time" office:time-value="PT11H40M00S" calcext:value-type="time">
            <text:p>11:40</text:p>
          </table:table-cell>
          <table:table-cell table:style-name="ce75" table:formula="of:=[.G90]*24-0.3" office:value-type="float" office:value="11.3666666666667" calcext:value-type="float">
            <text:p>11.37</text:p>
          </table:table-cell>
          <table:table-cell table:style-name="ce89" table:formula="of:=[.H90]*7.5" office:value-type="currency" office:currency="GBP" office:value="85.25" calcext:value-type="currency">
            <text:p>£85.25</text:p>
          </table:table-cell>
          <table:table-cell table:style-name="ce89" office:value-type="currency" office:currency="GBP" office:value="87.44" calcext:value-type="currency">
            <text:p>£87.44</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10142" calcext:value-type="float">
            <text:p>510142</text:p>
          </table:table-cell>
          <table:table-cell table:style-name="ce40" office:value-type="date" office:date-value="2018-09-19" calcext:value-type="date">
            <text:p>19/09/2018</text:p>
          </table:table-cell>
          <table:table-cell table:style-name="ce53" office:value-type="time" office:time-value="PT06H45M00S" calcext:value-type="time">
            <text:p>06:45</text:p>
          </table:table-cell>
          <table:table-cell table:style-name="ce40" office:value-type="date" office:date-value="2018-09-19" calcext:value-type="date">
            <text:p>19/09/2018</text:p>
          </table:table-cell>
          <table:table-cell table:style-name="ce53" office:value-type="time" office:time-value="PT16H35M00S" calcext:value-type="time">
            <text:p>16:35</text:p>
          </table:table-cell>
          <table:table-cell table:style-name="ce206" table:content-validation-name="val3" office:value-type="string" calcext:value-type="string">
            <text:p>Co-Op Group Limited,Battersea - Chatfield Road, 8-40 Chatfield Road, Battersea, London,SW11 3SE</text:p>
          </table:table-cell>
          <table:table-cell table:style-name="ce53" table:formula="of:=[.E91]-[.C91]+([.D91]&gt;[.B91])" office:value-type="time" office:time-value="PT09H50M00S" calcext:value-type="time">
            <text:p>09:50</text:p>
          </table:table-cell>
          <table:table-cell table:style-name="ce75" table:formula="of:=[.G91]*24-0.3" office:value-type="float" office:value="9.53333333333333" calcext:value-type="float">
            <text:p>9.53</text:p>
          </table:table-cell>
          <table:table-cell table:style-name="ce89" table:formula="of:=[.H91]*7.5" office:value-type="currency" office:currency="GBP" office:value="71.5" calcext:value-type="currency">
            <text:p>£71.50</text:p>
          </table:table-cell>
          <table:table-cell table:style-name="ce89" office:value-type="currency" office:currency="GBP" office:value="77.65" calcext:value-type="currency">
            <text:p>£77.65</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formula="of:=SUM([.J79:.J91])" office:value-type="currency" office:currency="GBP" office:value="689.04" calcext:value-type="currency">
            <text:p>£689.04</text:p>
          </table:table-cell>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7575" calcext:value-type="float">
            <text:p>537575</text:p>
          </table:table-cell>
          <table:table-cell table:style-name="ce40" office:value-type="date" office:date-value="2018-09-24" calcext:value-type="date">
            <text:p>24/09/2018</text:p>
          </table:table-cell>
          <table:table-cell table:style-name="ce53" office:value-type="time" office:time-value="PT16H30M00S" calcext:value-type="time">
            <text:p>16:30</text:p>
          </table:table-cell>
          <table:table-cell table:style-name="ce40" office:value-type="date" office:date-value="2018-09-24" calcext:value-type="date">
            <text:p>24/09/2018</text:p>
          </table:table-cell>
          <table:table-cell table:style-name="ce53" office:value-type="time" office:time-value="PT20H00M00S" calcext:value-type="time">
            <text:p>20:00</text:p>
          </table:table-cell>
          <table:table-cell table:style-name="ce206" table:content-validation-name="val3" office:value-type="string" calcext:value-type="string">
            <text:p>Space NK Limited,Space N K, 34 Hill Street, Richmond, Surrey,TW9 1TW</text:p>
          </table:table-cell>
          <table:table-cell table:style-name="ce53" table:formula="of:=[.E92]-[.C92]+([.D92]&gt;[.B92])" office:value-type="time" office:time-value="PT03H30M00S" calcext:value-type="time">
            <text:p>03:30</text:p>
          </table:table-cell>
          <table:table-cell table:style-name="ce75" table:formula="of:=[.G92]*24-0.3" office:value-type="float" office:value="3.2" calcext:value-type="float">
            <text:p>3.20</text:p>
          </table:table-cell>
          <table:table-cell table:style-name="ce89" table:formula="of:=[.H92]*7.5" office:value-type="currency" office:currency="GBP" office:value="24" calcext:value-type="currency">
            <text:p>£24.00</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46813" calcext:value-type="float">
            <text:p>546813</text:p>
          </table:table-cell>
          <table:table-cell table:style-name="ce40" office:value-type="date" office:date-value="2018-09-26" calcext:value-type="date">
            <text:p>26/09/2018</text:p>
          </table:table-cell>
          <table:table-cell table:style-name="ce53" office:value-type="time" office:time-value="PT06H00M00S" calcext:value-type="time">
            <text:p>06:00</text:p>
          </table:table-cell>
          <table:table-cell table:style-name="ce40" office:value-type="date" office:date-value="2018-09-26" calcext:value-type="date">
            <text:p>26/09/2018</text:p>
          </table:table-cell>
          <table:table-cell table:style-name="ce53" office:value-type="time" office:time-value="PT15H04M00S" calcext:value-type="time">
            <text:p>15:04</text:p>
          </table:table-cell>
          <table:table-cell table:style-name="ce206" table:content-validation-name="val3" office:value-type="string" calcext:value-type="string">
            <text:p>Co-Op Group Limited,193 Balham High Road, London,SW12 9BE</text:p>
          </table:table-cell>
          <table:table-cell table:style-name="ce53" table:formula="of:=[.E93]-[.C93]+([.D93]&gt;[.B93])" office:value-type="time" office:time-value="PT09H04M00S" calcext:value-type="time">
            <text:p>09:04</text:p>
          </table:table-cell>
          <table:table-cell table:style-name="ce75" table:formula="of:=[.G93]*24-0.3" office:value-type="float" office:value="8.76666666666667" calcext:value-type="float">
            <text:p>8.77</text:p>
          </table:table-cell>
          <table:table-cell table:style-name="ce89" table:formula="of:=[.H93]*7.5" office:value-type="currency" office:currency="GBP" office:value="65.75" calcext:value-type="currency">
            <text:p>£65.75</text:p>
          </table:table-cell>
          <table:table-cell table:style-name="ce89" office:value-type="currency" office:currency="GBP" office:value="67.21" calcext:value-type="currency">
            <text:p>£67.21</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7605" calcext:value-type="float">
            <text:p>537605</text:p>
          </table:table-cell>
          <table:table-cell table:style-name="ce40" office:value-type="date" office:date-value="2018-09-28" calcext:value-type="date">
            <text:p>28/09/2018</text:p>
          </table:table-cell>
          <table:table-cell table:style-name="ce53" office:value-type="time" office:time-value="PT17H00M00S" calcext:value-type="time">
            <text:p>17:00</text:p>
          </table:table-cell>
          <table:table-cell table:style-name="ce40" office:value-type="date" office:date-value="2018-09-28" calcext:value-type="date">
            <text:p>28/09/2018</text:p>
          </table:table-cell>
          <table:table-cell table:style-name="ce53" office:value-type="time" office:time-value="PT21H25M00S" calcext:value-type="time">
            <text:p>21:25</text:p>
          </table:table-cell>
          <table:table-cell table:style-name="ce206" table:content-validation-name="val3" office:value-type="string" calcext:value-type="string">
            <text:p>Space NK Limited,205 New King's Rd, Fulham, London,SW6 4SR</text:p>
          </table:table-cell>
          <table:table-cell table:style-name="ce53" table:formula="of:=[.E94]-[.C94]+([.D94]&gt;[.B94])" office:value-type="time" office:time-value="PT04H25M00S" calcext:value-type="time">
            <text:p>04:25</text:p>
          </table:table-cell>
          <table:table-cell table:style-name="ce75" table:formula="of:=[.G94]*24-0.3" office:value-type="float" office:value="4.11666666666667" calcext:value-type="float">
            <text:p>4.12</text:p>
          </table:table-cell>
          <table:table-cell table:style-name="ce89" table:formula="of:=[.H94]*7.5" office:value-type="currency" office:currency="GBP" office:value="30.875" calcext:value-type="currency">
            <text:p>£30.88</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10304" calcext:value-type="float">
            <text:p>510304</text:p>
          </table:table-cell>
          <table:table-cell table:style-name="ce40" office:value-type="date" office:date-value="2018-10-01" calcext:value-type="date">
            <text:p>01/10/2018</text:p>
          </table:table-cell>
          <table:table-cell table:style-name="ce53" office:value-type="time" office:time-value="PT11H25M00S" calcext:value-type="time">
            <text:p>11:25</text:p>
          </table:table-cell>
          <table:table-cell table:style-name="ce40" office:value-type="date" office:date-value="2018-10-01" calcext:value-type="date">
            <text:p>01/10/2018</text:p>
          </table:table-cell>
          <table:table-cell table:style-name="ce53" office:value-type="time" office:time-value="PT15H15M00S" calcext:value-type="time">
            <text:p>15:15</text:p>
          </table:table-cell>
          <table:table-cell table:style-name="ce206" table:content-validation-name="val3" office:value-type="string" calcext:value-type="string">
            <text:p>Co-Op Group Limited,215-221 Preston Rd, Wembley,HA9 8NF</text:p>
          </table:table-cell>
          <table:table-cell table:style-name="ce53" table:formula="of:=[.E95]-[.C95]+([.D95]&gt;[.B95])" office:value-type="time" office:time-value="PT03H50M00S" calcext:value-type="time">
            <text:p>03:50</text:p>
          </table:table-cell>
          <table:table-cell table:style-name="ce75" table:formula="of:=[.G95]*24-0.3" office:value-type="float" office:value="3.53333333333333" calcext:value-type="float">
            <text:p>3.53</text:p>
          </table:table-cell>
          <table:table-cell table:style-name="ce89" table:formula="of:=[.H95]*7.5" office:value-type="currency" office:currency="GBP" office:value="26.5" calcext:value-type="currency">
            <text:p>£26.50</text:p>
          </table:table-cell>
          <table:table-cell table:style-name="ce89" office:value-type="currency" office:currency="GBP" office:value="29.65" calcext:value-type="currency">
            <text:p>£29.65</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7580" calcext:value-type="float">
            <text:p>537580</text:p>
          </table:table-cell>
          <table:table-cell table:style-name="ce40" office:value-type="date" office:date-value="2018-10-01" calcext:value-type="date">
            <text:p>01/10/2018</text:p>
          </table:table-cell>
          <table:table-cell table:style-name="ce53" office:value-type="time" office:time-value="PT17H00M00S" calcext:value-type="time">
            <text:p>17:00</text:p>
          </table:table-cell>
          <table:table-cell table:style-name="ce40" office:value-type="date" office:date-value="2018-10-01" calcext:value-type="date">
            <text:p>01/10/2018</text:p>
          </table:table-cell>
          <table:table-cell table:style-name="ce53" office:value-type="time" office:time-value="PT21H30M00S" calcext:value-type="time">
            <text:p>21:30</text:p>
          </table:table-cell>
          <table:table-cell table:style-name="ce206" table:content-validation-name="val3" office:value-type="string" calcext:value-type="string">
            <text:p>Space NK Limited,3 Kensington Church Street, London,W8 4LB</text:p>
          </table:table-cell>
          <table:table-cell table:style-name="ce53" table:formula="of:=[.E96]-[.C96]+([.D96]&gt;[.B96])" office:value-type="time" office:time-value="PT04H30M00S" calcext:value-type="time">
            <text:p>04:30</text:p>
          </table:table-cell>
          <table:table-cell table:style-name="ce75" table:formula="of:=[.G96]*24-0.3" office:value-type="float" office:value="4.2" calcext:value-type="float">
            <text:p>4.20</text:p>
          </table:table-cell>
          <table:table-cell table:style-name="ce89" table:formula="of:=[.H96]*7.5" office:value-type="currency" office:currency="GBP" office:value="31.5" calcext:value-type="currency">
            <text:p>£31.50</text:p>
          </table:table-cell>
          <table:table-cell table:style-name="ce89" office:value-type="currency" office:currency="GBP" office:value="47.34" calcext:value-type="currency">
            <text:p>£47.34</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03979" calcext:value-type="float">
            <text:p>503979</text:p>
          </table:table-cell>
          <table:table-cell table:style-name="ce40" office:value-type="date" office:date-value="2018-10-03" calcext:value-type="date">
            <text:p>03/10/2018</text:p>
          </table:table-cell>
          <table:table-cell table:style-name="ce53" office:value-type="time" office:time-value="PT06H45M00S" calcext:value-type="time">
            <text:p>06:45</text:p>
          </table:table-cell>
          <table:table-cell table:style-name="ce40" office:value-type="date" office:date-value="2018-10-03" calcext:value-type="date">
            <text:p>03/10/2018</text:p>
          </table:table-cell>
          <table:table-cell table:style-name="ce53" office:value-type="time" office:time-value="PT13H25M00S" calcext:value-type="time">
            <text:p>13:25</text:p>
          </table:table-cell>
          <table:table-cell table:style-name="ce206" table:content-validation-name="val3" office:value-type="string" calcext:value-type="string">
            <text:p>Claires Accessories Uk Ltd,Unit 12, Wembley Park Boulevard, London Designer Outlet, Wembley,London,HA9 0TG</text:p>
          </table:table-cell>
          <table:table-cell table:style-name="ce53" table:formula="of:=[.E97]-[.C97]+([.D97]&gt;[.B97])" office:value-type="time" office:time-value="PT06H40M00S" calcext:value-type="time">
            <text:p>06:40</text:p>
          </table:table-cell>
          <table:table-cell table:style-name="ce75" table:formula="of:=[.G97]*24-0.3" office:value-type="float" office:value="6.36666666666667" calcext:value-type="float">
            <text:p>6.37</text:p>
          </table:table-cell>
          <table:table-cell table:style-name="ce89" table:formula="of:=[.H97]*7.5" office:value-type="currency" office:currency="GBP" office:value="47.75" calcext:value-type="currency">
            <text:p>£47.75</text:p>
          </table:table-cell>
          <table:table-cell table:style-name="ce89" office:value-type="currency" office:currency="GBP" office:value="48.29" calcext:value-type="currency">
            <text:p>£48.2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22731" calcext:value-type="float">
            <text:p>522731</text:p>
          </table:table-cell>
          <table:table-cell table:style-name="ce40" office:value-type="date" office:date-value="2018-10-05" calcext:value-type="date">
            <text:p>05/10/2018</text:p>
          </table:table-cell>
          <table:table-cell table:style-name="ce53" office:value-type="time" office:time-value="PT07H45M00S" calcext:value-type="time">
            <text:p>07:45</text:p>
          </table:table-cell>
          <table:table-cell table:style-name="ce40" office:value-type="date" office:date-value="2018-10-05" calcext:value-type="date">
            <text:p>05/10/2018</text:p>
          </table:table-cell>
          <table:table-cell table:style-name="ce53" office:value-type="time" office:time-value="PT16H00M00S" calcext:value-type="time">
            <text:p>16:00</text:p>
          </table:table-cell>
          <table:table-cell table:style-name="ce206" table:content-validation-name="val3" office:value-type="string" calcext:value-type="string">
            <text:p>Euro Car Parts Limited,Unit 3 &amp; 4 Chelsea Fields Estate, 278 Western Road, Colliers Wood, London,SW19 2QA</text:p>
          </table:table-cell>
          <table:table-cell table:style-name="ce53" table:formula="of:=[.E98]-[.C98]+([.D98]&gt;[.B98])" office:value-type="time" office:time-value="PT08H15M00S" calcext:value-type="time">
            <text:p>08:15</text:p>
          </table:table-cell>
          <table:table-cell table:style-name="ce75" table:formula="of:=[.G98]*24-0.3" office:value-type="float" office:value="7.95" calcext:value-type="float">
            <text:p>7.95</text:p>
          </table:table-cell>
          <table:table-cell table:style-name="ce89" table:formula="of:=[.H98]*7.5" office:value-type="currency" office:currency="GBP" office:value="59.625" calcext:value-type="currency">
            <text:p>£59.63</text:p>
          </table:table-cell>
          <table:table-cell table:style-name="ce89" office:value-type="currency" office:currency="GBP" office:value="63.69" calcext:value-type="currency">
            <text:p>£63.6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2640" calcext:value-type="float">
            <text:p>532640</text:p>
          </table:table-cell>
          <table:table-cell table:style-name="ce40" office:value-type="date" office:date-value="2018-10-07" calcext:value-type="date">
            <text:p>07/10/2018</text:p>
          </table:table-cell>
          <table:table-cell table:style-name="ce53" office:value-type="time" office:time-value="PT20H30M00S" calcext:value-type="time">
            <text:p>20:30</text:p>
          </table:table-cell>
          <table:table-cell table:style-name="ce40" office:value-type="date" office:date-value="2018-10-08" calcext:value-type="date">
            <text:p>08/10/2018</text:p>
          </table:table-cell>
          <table:table-cell table:style-name="ce53" office:value-type="time" office:time-value="PT05H15M00S" calcext:value-type="time">
            <text:p>05:15</text:p>
          </table:table-cell>
          <table:table-cell table:style-name="ce206" table:content-validation-name="val3" office:value-type="string" calcext:value-type="string">
            <text:p>Top Shop,Oxford Circus, 36-38 Great Castle Street, West End, Greater London,W1W 8LG</text:p>
          </table:table-cell>
          <table:table-cell table:style-name="ce53" table:formula="of:=[.E99]-[.C99]+([.D99]&gt;[.B99])" office:value-type="time" office:time-value="PT08H45M00S" calcext:value-type="time">
            <text:p>08:45</text:p>
          </table:table-cell>
          <table:table-cell table:style-name="ce75" table:formula="of:=[.G99]*24-0.3" office:value-type="float" office:value="8.45" calcext:value-type="float">
            <text:p>8.45</text:p>
          </table:table-cell>
          <table:table-cell table:style-name="ce89" table:formula="of:=[.H99]*7.5" office:value-type="currency" office:currency="GBP" office:value="63.375" calcext:value-type="currency">
            <text:p>£63.38</text:p>
          </table:table-cell>
          <table:table-cell table:style-name="ce89" office:value-type="currency" office:currency="GBP" office:value="65.9" calcext:value-type="currency">
            <text:p>£65.90</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10474" calcext:value-type="float">
            <text:p>510474</text:p>
          </table:table-cell>
          <table:table-cell table:style-name="ce40" office:value-type="date" office:date-value="2018-10-10" calcext:value-type="date">
            <text:p>10/10/2018</text:p>
          </table:table-cell>
          <table:table-cell table:style-name="ce53" office:value-type="time" office:time-value="PT06H00M00S" calcext:value-type="time">
            <text:p>06:00</text:p>
          </table:table-cell>
          <table:table-cell table:style-name="ce40" office:value-type="date" office:date-value="2018-10-10" calcext:value-type="date">
            <text:p>10/10/2018</text:p>
          </table:table-cell>
          <table:table-cell table:style-name="ce53" office:value-type="time" office:time-value="PT15H50M00S" calcext:value-type="time">
            <text:p>15:50</text:p>
          </table:table-cell>
          <table:table-cell table:style-name="ce206" table:content-validation-name="val3" office:value-type="string" calcext:value-type="string">
            <text:p>Co-Op Group Limited,177-187 Arthur Road, Wimbledon Park, Wimbledon, London,SW19 8AE</text:p>
          </table:table-cell>
          <table:table-cell table:style-name="ce53" table:formula="of:=[.E100]-[.C100]+([.D100]&gt;[.B100])" office:value-type="time" office:time-value="PT09H50M00S" calcext:value-type="time">
            <text:p>09:50</text:p>
          </table:table-cell>
          <table:table-cell table:style-name="ce75" table:formula="of:=[.G100]*24-0.3" office:value-type="float" office:value="9.53333333333333" calcext:value-type="float">
            <text:p>9.53</text:p>
          </table:table-cell>
          <table:table-cell table:style-name="ce89" table:formula="of:=[.H100]*7.5" office:value-type="currency" office:currency="GBP" office:value="71.5" calcext:value-type="currency">
            <text:p>£71.50</text:p>
          </table:table-cell>
          <table:table-cell table:style-name="ce89" office:value-type="currency" office:currency="GBP" office:value="73.73" calcext:value-type="currency">
            <text:p>£73.7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25" office:value-type="float" office:value="537603" calcext:value-type="float">
            <text:p>537603</text:p>
          </table:table-cell>
          <table:table-cell table:style-name="ce47" office:value-type="date" office:date-value="2018-10-12" calcext:value-type="date">
            <text:p>12/10/2018</text:p>
          </table:table-cell>
          <table:table-cell table:style-name="ce59" office:value-type="time" office:time-value="PT16H30M00S" calcext:value-type="time">
            <text:p>16:30</text:p>
          </table:table-cell>
          <table:table-cell table:style-name="ce47" office:value-type="date" office:date-value="2018-10-12" calcext:value-type="date">
            <text:p>12/10/2018</text:p>
          </table:table-cell>
          <table:table-cell table:style-name="ce59" office:value-type="time" office:time-value="PT21H30M00S" calcext:value-type="time">
            <text:p>21:30</text:p>
          </table:table-cell>
          <table:table-cell table:style-name="ce69" table:content-validation-name="val3" office:value-type="string" calcext:value-type="string">
            <text:p>Space NK Limited,2/2a Church Street, Kingston-upon-Thames, Surrey,KT1 1RJ</text:p>
          </table:table-cell>
          <table:table-cell table:style-name="ce59" table:formula="of:=[.E101]-[.C101]+([.D101]&gt;[.B101])" office:value-type="time" office:time-value="PT05H00M00S" calcext:value-type="time">
            <text:p>05:00</text:p>
          </table:table-cell>
          <table:table-cell table:style-name="ce82" table:formula="of:=[.G101]*24-0.3" office:value-type="float" office:value="4.7" calcext:value-type="float">
            <text:p>4.70</text:p>
          </table:table-cell>
          <table:table-cell table:style-name="ce96" table:formula="of:=[.H101]*7.5" office:value-type="currency" office:currency="GBP" office:value="35.25" calcext:value-type="currency">
            <text:p>£35.25</text:p>
          </table:table-cell>
          <table:table-cell table:style-name="ce96" office:value-type="currency" office:currency="GBP" office:value="31.32" calcext:value-type="currency">
            <text:p>£31.32</text:p>
          </table:table-cell>
          <table:table-cell table:style-name="ce161" office:value-type="string" calcext:value-type="string">
            <text:p>02/11/2018 - Period 16/2018</text:p>
          </table:table-cell>
          <table:table-cell table:style-name="ce25" table:number-columns-repeated="3"/>
          <table:table-cell table:style-name="ce96"/>
          <table:table-cell table:style-name="ce86" office:value-type="currency" office:currency="GBP" office:value="7.5" calcext:value-type="currency">
            <text:p>£7.50</text:p>
          </table:table-cell>
          <table:table-cell table:style-name="ce25" table:number-columns-repeated="1008"/>
        </table:table-row>
        <table:table-row table:style-name="ro1">
          <table:table-cell table:style-name="ce161" office:value-type="float" office:value="537533" calcext:value-type="float">
            <text:p>537533</text:p>
          </table:table-cell>
          <table:table-cell table:style-name="ce40" office:value-type="date" office:date-value="2018-10-15" calcext:value-type="date">
            <text:p>15/10/2018</text:p>
          </table:table-cell>
          <table:table-cell table:style-name="ce53" office:value-type="time" office:time-value="PT18H00M00S" calcext:value-type="time">
            <text:p>18:00</text:p>
          </table:table-cell>
          <table:table-cell table:style-name="ce40" office:value-type="date" office:date-value="2018-10-16" calcext:value-type="date">
            <text:p>16/10/2018</text:p>
          </table:table-cell>
          <table:table-cell table:style-name="ce53" office:value-type="time" office:time-value="PT02H10M00S" calcext:value-type="time">
            <text:p>02:10</text:p>
          </table:table-cell>
          <table:table-cell table:style-name="ce206" table:content-validation-name="val3" office:value-type="string" calcext:value-type="string">
            <text:p>W H Smith Plc,(Travel) Heathrow Airport, Terminal 3, Hounslow,TW6 1QB</text:p>
          </table:table-cell>
          <table:table-cell table:style-name="ce53" table:formula="of:=[.E102]-[.C102]+([.D102]&gt;[.B102])" office:value-type="time" office:time-value="PT08H10M00S" calcext:value-type="time">
            <text:p>08:10</text:p>
          </table:table-cell>
          <table:table-cell table:style-name="ce75" table:formula="of:=[.G102]*24-0.3" office:value-type="float" office:value="7.86666666666667" calcext:value-type="float">
            <text:p>7.87</text:p>
          </table:table-cell>
          <table:table-cell table:style-name="ce89" table:formula="of:=[.H102]*7.5" office:value-type="currency" office:currency="GBP" office:value="59" calcext:value-type="currency">
            <text:p>£59.00</text:p>
          </table:table-cell>
          <table:table-cell table:style-name="ce89" office:value-type="currency" office:currency="GBP" office:value="61.33" calcext:value-type="currency">
            <text:p>£61.3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10563" calcext:value-type="float">
            <text:p>510563</text:p>
          </table:table-cell>
          <table:table-cell table:style-name="ce40" office:value-type="date" office:date-value="2018-10-17" calcext:value-type="date">
            <text:p>17/10/2018</text:p>
          </table:table-cell>
          <table:table-cell table:style-name="ce53" office:value-type="time" office:time-value="PT06H00M00S" calcext:value-type="time">
            <text:p>06:00</text:p>
          </table:table-cell>
          <table:table-cell table:style-name="ce40" office:value-type="date" office:date-value="2018-10-17" calcext:value-type="date">
            <text:p>17/10/2018</text:p>
          </table:table-cell>
          <table:table-cell table:style-name="ce53" office:value-type="time" office:time-value="PT17H00M00S" calcext:value-type="time">
            <text:p>17:00</text:p>
          </table:table-cell>
          <table:table-cell table:style-name="ce206" table:content-validation-name="val3" office:value-type="string" calcext:value-type="string">
            <text:p>Co-Op Group Limited,73-75 Upper Richmond Road, Putney, Greater London,SW15 2SR</text:p>
          </table:table-cell>
          <table:table-cell table:style-name="ce53" table:formula="of:=[.E103]-[.C103]+([.D103]&gt;[.B103])" office:value-type="time" office:time-value="PT11H00M00S" calcext:value-type="time">
            <text:p>11:00</text:p>
          </table:table-cell>
          <table:table-cell table:style-name="ce75" table:formula="of:=[.G103]*24-0.3" office:value-type="float" office:value="10.7" calcext:value-type="float">
            <text:p>10.70</text:p>
          </table:table-cell>
          <table:table-cell table:style-name="ce89" table:formula="of:=[.H103]*7.5" office:value-type="currency" office:currency="GBP" office:value="80.25" calcext:value-type="currency">
            <text:p>£80.25</text:p>
          </table:table-cell>
          <table:table-cell table:style-name="ce89" office:value-type="currency" office:currency="GBP" office:value="79.61" calcext:value-type="currency">
            <text:p>£79.61</text:p>
          </table:table-cell>
          <table:table-cell table:style-name="ce161" office:value-type="string" calcext:value-type="string">
            <text:p>02/11/2018 - Period 16/2018</text:p>
          </table:table-cell>
          <table:table-cell table:style-name="ce161" table:number-columns-repeated="3"/>
          <table:table-cell table:style-name="ce89" table:formula="of:=SUM([.J92:.J103])" office:value-type="currency" office:currency="GBP" office:value="630.71" calcext:value-type="currency">
            <text:p>£630.71</text:p>
          </table:table-cell>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48354" calcext:value-type="float">
            <text:p>548354</text:p>
          </table:table-cell>
          <table:table-cell table:style-name="ce40" office:value-type="date" office:date-value="2018-10-31" calcext:value-type="date">
            <text:p>31/10/2018</text:p>
          </table:table-cell>
          <table:table-cell table:style-name="ce53" office:value-type="time" office:time-value="PT19H45M00S" calcext:value-type="time">
            <text:p>19:45</text:p>
          </table:table-cell>
          <table:table-cell table:style-name="ce40" office:value-type="date" office:date-value="2018-11-01" calcext:value-type="date">
            <text:p>01/11/2018</text:p>
          </table:table-cell>
          <table:table-cell table:style-name="ce53" office:value-type="time" office:time-value="PT02H04M00S" calcext:value-type="time">
            <text:p>02:04</text:p>
          </table:table-cell>
          <table:table-cell table:style-name="ce206" table:content-validation-name="val3" office:value-type="string" calcext:value-type="string">
            <text:p>Waterstones Booksellers Limited,150-152 King's Rd, Chelsea, London,SW3 3NR</text:p>
          </table:table-cell>
          <table:table-cell table:style-name="ce53" table:formula="of:=[.E104]-[.C104]+([.D104]&gt;[.B104])" office:value-type="time" office:time-value="PT06H19M00S" calcext:value-type="time">
            <text:p>06:19</text:p>
          </table:table-cell>
          <table:table-cell table:style-name="ce75" table:formula="of:=[.G104]*24-0.3" office:value-type="float" office:value="6.01666666666667" calcext:value-type="float">
            <text:p>6.02</text:p>
          </table:table-cell>
          <table:table-cell table:style-name="ce89" table:formula="of:=[.H104]*7.5" office:value-type="currency" office:currency="GBP" office:value="45.125" calcext:value-type="currency">
            <text:p>£45.13</text:p>
          </table:table-cell>
          <table:table-cell table:style-name="ce89" office:value-type="currency" office:currency="GBP" office:value="46.33" calcext:value-type="currency">
            <text:p>£46.33</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18252" calcext:value-type="float">
            <text:p>518252</text:p>
          </table:table-cell>
          <table:table-cell table:style-name="ce40" office:value-type="date" office:date-value="2018-11-02" calcext:value-type="date">
            <text:p>02/11/2018</text:p>
          </table:table-cell>
          <table:table-cell table:style-name="ce53" office:value-type="time" office:time-value="PT15H06M00S" calcext:value-type="time">
            <text:p>15:06</text:p>
          </table:table-cell>
          <table:table-cell table:style-name="ce40" office:value-type="date" office:date-value="2018-11-02" calcext:value-type="date">
            <text:p>02/11/2018</text:p>
          </table:table-cell>
          <table:table-cell table:style-name="ce53" office:value-type="time" office:time-value="PT22H11M00S" calcext:value-type="time">
            <text:p>22:11</text:p>
          </table:table-cell>
          <table:table-cell table:style-name="ce206" table:content-validation-name="val3" office:value-type="string" calcext:value-type="string">
            <text:p>Superdrug,41, High Street Walton On Thames Surrey ,KT12 1DH </text:p>
          </table:table-cell>
          <table:table-cell table:style-name="ce53" table:formula="of:=[.E105]-[.C105]+([.D105]&gt;[.B105])" office:value-type="time" office:time-value="PT07H05M00S" calcext:value-type="time">
            <text:p>07:05</text:p>
          </table:table-cell>
          <table:table-cell table:style-name="ce75" table:formula="of:=[.G105]*24-0.3" office:value-type="float" office:value="6.78333333333333" calcext:value-type="float">
            <text:p>6.78</text:p>
          </table:table-cell>
          <table:table-cell table:style-name="ce89" table:formula="of:=[.H105]*7.5" office:value-type="currency" office:currency="GBP" office:value="50.875" calcext:value-type="currency">
            <text:p>£50.88</text:p>
          </table:table-cell>
          <table:table-cell table:style-name="ce89" office:value-type="currency" office:currency="GBP" office:value="56.77" calcext:value-type="currency">
            <text:p>£56.77</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1424" calcext:value-type="float">
            <text:p>531424</text:p>
          </table:table-cell>
          <table:table-cell table:style-name="ce40" office:value-type="date" office:date-value="2018-11-05" calcext:value-type="date">
            <text:p>05/11/2018</text:p>
          </table:table-cell>
          <table:table-cell table:style-name="ce53" office:value-type="time" office:time-value="PT18H00M00S" calcext:value-type="time">
            <text:p>18:00</text:p>
          </table:table-cell>
          <table:table-cell table:style-name="ce40" office:value-type="date" office:date-value="2018-11-06" calcext:value-type="date">
            <text:p>06/11/2018</text:p>
          </table:table-cell>
          <table:table-cell table:style-name="ce53" office:value-type="time" office:time-value="PT00H50M00S" calcext:value-type="time">
            <text:p>00:50</text:p>
          </table:table-cell>
          <table:table-cell table:style-name="ce206" table:content-validation-name="val3" office:value-type="string" calcext:value-type="string">
            <text:p>Waterstones Booksellers Limited,187 Piccadilly, St. James's, London,W1J 9LE</text:p>
          </table:table-cell>
          <table:table-cell table:style-name="ce53" table:formula="of:=[.E106]-[.C106]+([.D106]&gt;[.B106])" office:value-type="time" office:time-value="PT06H50M00S" calcext:value-type="time">
            <text:p>06:50</text:p>
          </table:table-cell>
          <table:table-cell table:style-name="ce75" table:formula="of:=[.G106]*24-0.3" office:value-type="float" office:value="6.53333333333333" calcext:value-type="float">
            <text:p>6.53</text:p>
          </table:table-cell>
          <table:table-cell table:style-name="ce89" table:formula="of:=[.H106]*7.5" office:value-type="currency" office:currency="GBP" office:value="49" calcext:value-type="currency">
            <text:p>£49.00</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9711" calcext:value-type="float">
            <text:p>539711</text:p>
          </table:table-cell>
          <table:table-cell table:style-name="ce40" office:value-type="date" office:date-value="2018-11-07" calcext:value-type="date">
            <text:p>07/11/2018</text:p>
          </table:table-cell>
          <table:table-cell table:style-name="ce53" office:value-type="time" office:time-value="PT16H30M00S" calcext:value-type="time">
            <text:p>16:30</text:p>
          </table:table-cell>
          <table:table-cell table:style-name="ce40" office:value-type="date" office:date-value="2018-11-07" calcext:value-type="date">
            <text:p>07/11/2018</text:p>
          </table:table-cell>
          <table:table-cell table:style-name="ce53" office:value-type="time" office:time-value="PT23H11M00S" calcext:value-type="time">
            <text:p>23:11</text:p>
          </table:table-cell>
          <table:table-cell table:style-name="ce206" table:content-validation-name="val3" office:value-type="string" calcext:value-type="string">
            <text:p>Poundland Limited,122-124 Tolworth Broadway, Surbiton,KT6 7HT</text:p>
          </table:table-cell>
          <table:table-cell table:style-name="ce53" table:formula="of:=[.E107]-[.C107]+([.D107]&gt;[.B107])" office:value-type="time" office:time-value="PT06H41M00S" calcext:value-type="time">
            <text:p>06:41</text:p>
          </table:table-cell>
          <table:table-cell table:style-name="ce75" table:formula="of:=[.G107]*24-0.3" office:value-type="float" office:value="6.38333333333333" calcext:value-type="float">
            <text:p>6.38</text:p>
          </table:table-cell>
          <table:table-cell table:style-name="ce89" table:formula="of:=[.H107]*7.5" office:value-type="currency" office:currency="GBP" office:value="47.875" calcext:value-type="currency">
            <text:p>£47.88</text:p>
          </table:table-cell>
          <table:table-cell table:style-name="ce89" office:value-type="currency" office:currency="GBP" office:value="50.24" calcext:value-type="currency">
            <text:p>£50.24</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9676" calcext:value-type="float">
            <text:p>539676</text:p>
          </table:table-cell>
          <table:table-cell table:style-name="ce40" office:value-type="date" office:date-value="2018-11-12" calcext:value-type="date">
            <text:p>12/11/2018</text:p>
          </table:table-cell>
          <table:table-cell table:style-name="ce53" office:value-type="time" office:time-value="PT16H30M00S" calcext:value-type="time">
            <text:p>16:30</text:p>
          </table:table-cell>
          <table:table-cell table:style-name="ce40" office:value-type="date" office:date-value="2018-11-12" calcext:value-type="date">
            <text:p>12/11/2018</text:p>
          </table:table-cell>
          <table:table-cell table:style-name="ce53" office:value-type="time" office:time-value="PT23H15M00S" calcext:value-type="time">
            <text:p>23:15</text:p>
          </table:table-cell>
          <table:table-cell table:style-name="ce206" table:content-validation-name="val3" office:value-type="string" calcext:value-type="string">
            <text:p>Poundland Limited,Unit 48, Kings Mall, Hammersmith, London,W6 0PZ</text:p>
          </table:table-cell>
          <table:table-cell table:style-name="ce53" table:formula="of:=[.E108]-[.C108]+([.D108]&gt;[.B108])" office:value-type="time" office:time-value="PT06H45M00S" calcext:value-type="time">
            <text:p>06:45</text:p>
          </table:table-cell>
          <table:table-cell table:style-name="ce75" table:formula="of:=[.G108]*24-0.3" office:value-type="float" office:value="6.45" calcext:value-type="float">
            <text:p>6.45</text:p>
          </table:table-cell>
          <table:table-cell table:style-name="ce89" table:formula="of:=[.H108]*7.5" office:value-type="currency" office:currency="GBP" office:value="48.375" calcext:value-type="currency">
            <text:p>£48.38</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3" office:value-type="float" office:value="539703" calcext:value-type="float">
            <text:p>539703</text:p>
          </table:table-cell>
          <table:table-cell table:style-name="ce34" office:value-type="date" office:date-value="2018-11-19" calcext:value-type="date">
            <text:p>19/11/2018</text:p>
          </table:table-cell>
          <table:table-cell table:style-name="ce52" office:value-type="time" office:time-value="PT16H30M00S" calcext:value-type="time">
            <text:p>16:30</text:p>
          </table:table-cell>
          <table:table-cell table:style-name="ce34" office:value-type="date" office:date-value="2018-11-19" calcext:value-type="date">
            <text:p>19/11/2018</text:p>
          </table:table-cell>
          <table:table-cell table:style-name="ce52" office:value-type="time" office:time-value="PT23H53M00S" calcext:value-type="time">
            <text:p>23:53</text:p>
          </table:table-cell>
          <table:table-cell table:style-name="ce5" table:content-validation-name="val3" office:value-type="string" calcext:value-type="string">
            <text:p>Poundland Limited,12/18 Crown Hill, Croydon, Surrey,CR0 1RZ</text:p>
          </table:table-cell>
          <table:table-cell table:style-name="ce52" table:formula="of:=[.E109]-[.C109]+([.D109]&gt;[.B109])" office:value-type="time" office:time-value="PT07H23M00S" calcext:value-type="time">
            <text:p>07:23</text:p>
          </table:table-cell>
          <table:table-cell table:style-name="ce74" table:formula="of:=[.G109]*24-0.3" office:value-type="float" office:value="7.08333333333333" calcext:value-type="float">
            <text:p>7.08</text:p>
          </table:table-cell>
          <table:table-cell table:style-name="ce88" table:formula="of:=[.H109]*7.5" office:value-type="currency" office:currency="GBP" office:value="53.125" calcext:value-type="currency">
            <text:p>£53.13</text:p>
          </table:table-cell>
          <table:table-cell table:style-name="ce88" office:value-type="currency" office:currency="GBP" office:value="56.12" calcext:value-type="currency">
            <text:p>£56.12</text:p>
          </table:table-cell>
          <table:table-cell table:style-name="ce161" office:value-type="string" calcext:value-type="string">
            <text:p>14/12/2018 - Period 19/2018</text:p>
          </table:table-cell>
          <table:table-cell table:style-name="ce13" table:number-columns-repeated="3"/>
          <table:table-cell table:style-name="ce88"/>
          <table:table-cell table:style-name="ce86" office:value-type="currency" office:currency="GBP" office:value="7.5" calcext:value-type="currency">
            <text:p>£7.50</text:p>
          </table:table-cell>
          <table:table-cell table:style-name="ce13" table:number-columns-repeated="1008"/>
        </table:table-row>
        <table:table-row table:style-name="ro1">
          <table:table-cell table:style-name="ce161" office:value-type="float" office:value="551505" calcext:value-type="float">
            <text:p>551505</text:p>
          </table:table-cell>
          <table:table-cell table:style-name="ce40" office:value-type="date" office:date-value="2018-11-21" calcext:value-type="date">
            <text:p>21/11/2018</text:p>
          </table:table-cell>
          <table:table-cell table:style-name="ce53" office:value-type="time" office:time-value="PT13H30M00S" calcext:value-type="time">
            <text:p>13:30</text:p>
          </table:table-cell>
          <table:table-cell table:style-name="ce40" office:value-type="date" office:date-value="2018-11-21" calcext:value-type="date">
            <text:p>21/11/2018</text:p>
          </table:table-cell>
          <table:table-cell table:style-name="ce53" office:value-type="time" office:time-value="PT20H00M00S" calcext:value-type="time">
            <text:p>20:00</text:p>
          </table:table-cell>
          <table:table-cell table:style-name="ce206" table:content-validation-name="val3" office:value-type="string" calcext:value-type="string">
            <text:p>Homebase Group Limited, Unit 1, Victoria Retail Park, Crown Road, off Victoria Road South Ruislip Middlesex,HA4 0AJ</text:p>
          </table:table-cell>
          <table:table-cell table:style-name="ce53" table:formula="of:=[.E110]-[.C110]+([.D110]&gt;[.B110])" office:value-type="time" office:time-value="PT06H30M00S" calcext:value-type="time">
            <text:p>06:30</text:p>
          </table:table-cell>
          <table:table-cell table:style-name="ce75" table:formula="of:=[.G110]*24-0.3" office:value-type="float" office:value="6.2" calcext:value-type="float">
            <text:p>6.20</text:p>
          </table:table-cell>
          <table:table-cell table:style-name="ce89" table:formula="of:=[.H110]*7.5" office:value-type="currency" office:currency="GBP" office:value="46.5" calcext:value-type="currency">
            <text:p>£46.50</text:p>
          </table:table-cell>
          <table:table-cell table:style-name="ce89" office:value-type="currency" office:currency="GBP" office:value="46.33" calcext:value-type="currency">
            <text:p>£46.33</text:p>
          </table:table-cell>
          <table:table-cell table:style-name="ce161" office:value-type="string" calcext:value-type="string">
            <text:p>14/12/2018 - Period 19/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28" office:value-type="string" calcext:value-type="string">
            <text:p>Rest from accident at work</text:p>
          </table:table-cell>
          <table:table-cell table:style-name="ce49"/>
          <table:table-cell table:style-name="ce62"/>
          <table:table-cell table:style-name="ce49"/>
          <table:table-cell table:style-name="ce62"/>
          <table:table-cell table:style-name="ce70"/>
          <table:table-cell table:style-name="ce62"/>
          <table:table-cell table:style-name="ce84"/>
          <table:table-cell table:style-name="ce28"/>
          <table:table-cell table:style-name="ce99"/>
          <table:table-cell table:style-name="ce28" table:number-columns-repeated="4"/>
          <table:table-cell table:style-name="ce99"/>
          <table:table-cell table:style-name="ce86" office:value-type="currency" office:currency="GBP" office:value="7.5" calcext:value-type="currency">
            <text:p>£7.50</text:p>
          </table:table-cell>
          <table:table-cell table:style-name="ce28" table:number-columns-repeated="1008"/>
        </table:table-row>
        <table:table-row table:style-name="ro1">
          <table:table-cell table:style-name="ce162" office:value-type="float" office:value="552879" calcext:value-type="float">
            <text:p>552879</text:p>
          </table:table-cell>
          <table:table-cell table:style-name="ce41" office:value-type="date" office:date-value="2019-02-08" calcext:value-type="date">
            <text:p>08/02/2019</text:p>
          </table:table-cell>
          <table:table-cell table:style-name="ce55" office:value-type="time" office:time-value="PT07H35M00S" calcext:value-type="time">
            <text:p>07:35</text:p>
          </table:table-cell>
          <table:table-cell table:style-name="ce41" office:value-type="date" office:date-value="2019-02-08" calcext:value-type="date">
            <text:p>08/02/2019</text:p>
          </table:table-cell>
          <table:table-cell table:style-name="ce55" office:value-type="time" office:time-value="PT16H35M00S" calcext:value-type="time">
            <text:p>16:35</text:p>
          </table:table-cell>
          <table:table-cell table:style-name="ce85" table:content-validation-name="val3" office:value-type="string" calcext:value-type="string">
            <text:p>Co-Op Group Limited,56-58 Abbeville Road, Clapham,SW4 9NF</text:p>
          </table:table-cell>
          <table:table-cell table:style-name="ce55" table:formula="of:=[.E112]-[.C112]+([.D112]&gt;[.B112])" office:value-type="time" office:time-value="PT09H00M00S" calcext:value-type="time">
            <text:p>09:00</text:p>
          </table:table-cell>
          <table:table-cell table:style-name="ce78" table:formula="of:=[.G112]*24-0.3" office:value-type="float" office:value="8.7" calcext:value-type="float">
            <text:p>8.70</text:p>
          </table:table-cell>
          <table:table-cell table:style-name="ce90" table:formula="of:=[.H112]*7.5" office:value-type="currency" office:currency="GBP" office:value="65.25" calcext:value-type="currency">
            <text:p>£65.25</text:p>
          </table:table-cell>
          <table:table-cell table:style-name="ce90" office:value-type="currency" office:currency="GBP" office:value="62.77" calcext:value-type="currency">
            <text:p>£62.77</text:p>
          </table:table-cell>
          <table:table-cell table:style-name="ce162" office:value-type="string" calcext:value-type="string">
            <text:p>22/02/2019 - Period 24/2018</text:p>
          </table:table-cell>
          <table:table-cell table:style-name="ce162" table:number-columns-repeated="3"/>
          <table:table-cell table:style-name="ce90"/>
          <table:table-cell table:style-name="ce86" office:value-type="currency" office:currency="GBP" office:value="7.5" calcext:value-type="currency">
            <text:p>£7.50</text:p>
          </table:table-cell>
          <table:table-cell table:style-name="ce162" table:number-columns-repeated="1008"/>
        </table:table-row>
        <table:table-row table:style-name="ro1">
          <table:table-cell table:style-name="ce161" office:value-type="float" office:value="539791" calcext:value-type="float">
            <text:p>539791</text:p>
          </table:table-cell>
          <table:table-cell table:style-name="ce40" office:value-type="date" office:date-value="2019-02-14" calcext:value-type="date">
            <text:p>14/02/2019</text:p>
          </table:table-cell>
          <table:table-cell table:style-name="ce53" office:value-type="time" office:time-value="PT20H00M00S" calcext:value-type="time">
            <text:p>20:00</text:p>
          </table:table-cell>
          <table:table-cell table:style-name="ce40" office:value-type="date" office:date-value="2019-02-15" calcext:value-type="date">
            <text:p>15/02/2019</text:p>
          </table:table-cell>
          <table:table-cell table:style-name="ce53" office:value-type="time" office:time-value="PT00H00M00S" calcext:value-type="time">
            <text:p>00:00</text:p>
          </table:table-cell>
          <table:table-cell table:style-name="ce206" table:content-validation-name="val3" office:value-type="string" calcext:value-type="string">
            <text:p>Poundland Limited,55-57 Powis Street, Woolwich, London,SE18 6HZ</text:p>
          </table:table-cell>
          <table:table-cell table:style-name="ce53" table:formula="of:=[.E113]-[.C113]+([.D113]&gt;[.B113])" office:value-type="time" office:time-value="PT04H00M00S" calcext:value-type="time">
            <text:p>04:00</text:p>
          </table:table-cell>
          <table:table-cell table:style-name="ce75" table:formula="of:=[.G113]*24-0.3" office:value-type="float" office:value="3.7" calcext:value-type="float">
            <text:p>3.70</text:p>
          </table:table-cell>
          <table:table-cell table:style-name="ce89" table:formula="of:=[.H113]*7.5" office:value-type="currency" office:currency="GBP" office:value="27.75" calcext:value-type="currency">
            <text:p>£27.75</text:p>
          </table:table-cell>
          <table:table-cell table:style-name="ce89" office:value-type="currency" office:currency="GBP" office:value="31.97" calcext:value-type="currency">
            <text:p>£31.97</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2891" calcext:value-type="float">
            <text:p>552891</text:p>
          </table:table-cell>
          <table:table-cell table:style-name="ce40" office:value-type="date" office:date-value="2019-02-19" calcext:value-type="date">
            <text:p>19/02/2019</text:p>
          </table:table-cell>
          <table:table-cell table:style-name="ce53" office:value-type="time" office:time-value="PT06H35M00S" calcext:value-type="time">
            <text:p>06:35</text:p>
          </table:table-cell>
          <table:table-cell table:style-name="ce40" office:value-type="date" office:date-value="2019-02-19" calcext:value-type="date">
            <text:p>19/02/2019</text:p>
          </table:table-cell>
          <table:table-cell table:style-name="ce53" office:value-type="time" office:time-value="PT11H30M00S" calcext:value-type="time">
            <text:p>11:30</text:p>
          </table:table-cell>
          <table:table-cell table:style-name="ce206" table:content-validation-name="val3" office:value-type="string" calcext:value-type="string">
            <text:p>Co-Op Group Limited,Childs Hill, 713 Finchley Rd, London,NW11 2JN</text:p>
          </table:table-cell>
          <table:table-cell table:style-name="ce53" table:formula="of:=[.E114]-[.C114]+([.D114]&gt;[.B114])" office:value-type="time" office:time-value="PT04H55M00S" calcext:value-type="time">
            <text:p>04:55</text:p>
          </table:table-cell>
          <table:table-cell table:style-name="ce75" table:formula="of:=[.G114]*24-0.3" office:value-type="float" office:value="4.61666666666667" calcext:value-type="float">
            <text:p>4.62</text:p>
          </table:table-cell>
          <table:table-cell table:style-name="ce89" table:formula="of:=[.H114]*7.5" office:value-type="currency" office:currency="GBP" office:value="34.625" calcext:value-type="currency">
            <text:p>£34.63</text:p>
          </table:table-cell>
          <table:table-cell table:style-name="ce89" office:value-type="currency" office:currency="GBP" office:value="45.94" calcext:value-type="currency">
            <text:p>£45.94</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2869" calcext:value-type="float">
            <text:p>552869</text:p>
          </table:table-cell>
          <table:table-cell table:style-name="ce40" office:value-type="date" office:date-value="2019-02-21" calcext:value-type="date">
            <text:p>21/02/2019</text:p>
          </table:table-cell>
          <table:table-cell table:style-name="ce53" office:value-type="time" office:time-value="PT06H20M00S" calcext:value-type="time">
            <text:p>06:20</text:p>
          </table:table-cell>
          <table:table-cell table:style-name="ce40" office:value-type="date" office:date-value="2019-02-21" calcext:value-type="date">
            <text:p>21/02/2019</text:p>
          </table:table-cell>
          <table:table-cell table:style-name="ce53" office:value-type="time" office:time-value="PT11H20M00S" calcext:value-type="time">
            <text:p>11:20</text:p>
          </table:table-cell>
          <table:table-cell table:style-name="ce206" table:content-validation-name="val3" office:value-type="string" calcext:value-type="string">
            <text:p>Co-Op Group Limited,27-37 Battersea Bridge Road Battersea London,SW11 3BA</text:p>
          </table:table-cell>
          <table:table-cell table:style-name="ce53" table:formula="of:=[.E115]-[.C115]+([.D115]&gt;[.B115])" office:value-type="time" office:time-value="PT05H00M00S" calcext:value-type="time">
            <text:p>05:00</text:p>
          </table:table-cell>
          <table:table-cell table:style-name="ce75" table:formula="of:=[.G115]*24-0.3" office:value-type="float" office:value="4.7" calcext:value-type="float">
            <text:p>4.70</text:p>
          </table:table-cell>
          <table:table-cell table:style-name="ce89" table:formula="of:=[.H115]*7.5" office:value-type="currency" office:currency="GBP" office:value="35.25" calcext:value-type="currency">
            <text:p>£35.25</text:p>
          </table:table-cell>
          <table:table-cell table:style-name="ce89" office:value-type="currency" office:currency="GBP" office:value="38.5" calcext:value-type="currency">
            <text:p>£38.50</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4875" calcext:value-type="float">
            <text:p>554875</text:p>
          </table:table-cell>
          <table:table-cell table:style-name="ce40" office:value-type="date" office:date-value="2019-02-22" calcext:value-type="date">
            <text:p>22/02/2019</text:p>
          </table:table-cell>
          <table:table-cell table:style-name="ce53" office:value-type="time" office:time-value="PT06H20M00S" calcext:value-type="time">
            <text:p>06:20</text:p>
          </table:table-cell>
          <table:table-cell table:style-name="ce40" office:value-type="date" office:date-value="2019-02-22" calcext:value-type="date">
            <text:p>22/02/2019</text:p>
          </table:table-cell>
          <table:table-cell table:style-name="ce53" office:value-type="time" office:time-value="PT11H50M00S" calcext:value-type="time">
            <text:p>11:50</text:p>
          </table:table-cell>
          <table:table-cell table:style-name="ce206" table:content-validation-name="val3" office:value-type="string" calcext:value-type="string">
            <text:p>Co-Op Group Limited,384 Long Ln, Uxbridge,UB10 9PG</text:p>
          </table:table-cell>
          <table:table-cell table:style-name="ce53" table:formula="of:=[.E116]-[.C116]+([.D116]&gt;[.B116])" office:value-type="time" office:time-value="PT05H30M00S" calcext:value-type="time">
            <text:p>05:30</text:p>
          </table:table-cell>
          <table:table-cell table:style-name="ce75" table:formula="of:=[.G116]*24-0.3" office:value-type="float" office:value="5.2" calcext:value-type="float">
            <text:p>5.20</text:p>
          </table:table-cell>
          <table:table-cell table:style-name="ce89" table:formula="of:=[.H116]*7.5" office:value-type="currency" office:currency="GBP" office:value="39" calcext:value-type="currency">
            <text:p>£39.00</text:p>
          </table:table-cell>
          <table:table-cell table:style-name="ce89" office:value-type="currency" office:currency="GBP" office:value="41.76" calcext:value-type="currency">
            <text:p>£41.76</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0195" calcext:value-type="float">
            <text:p>550195</text:p>
          </table:table-cell>
          <table:table-cell table:style-name="ce40" office:value-type="date" office:date-value="2019-02-27" calcext:value-type="date">
            <text:p>27/02/2019</text:p>
          </table:table-cell>
          <table:table-cell table:style-name="ce53" office:value-type="time" office:time-value="PT09H00M00S" calcext:value-type="time">
            <text:p>09:00</text:p>
          </table:table-cell>
          <table:table-cell table:style-name="ce40" office:value-type="date" office:date-value="2019-02-27" calcext:value-type="date">
            <text:p>27/02/2019</text:p>
          </table:table-cell>
          <table:table-cell table:style-name="ce53" office:value-type="time" office:time-value="PT18H15M00S" calcext:value-type="time">
            <text:p>18:15</text:p>
          </table:table-cell>
          <table:table-cell table:style-name="ce206"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117]-[.C117]+([.D117]&gt;[.B117])" office:value-type="time" office:time-value="PT09H15M00S" calcext:value-type="time">
            <text:p>09:15</text:p>
          </table:table-cell>
          <table:table-cell table:style-name="ce75" table:formula="of:=[.G117]*24-0.3" office:value-type="float" office:value="8.95" calcext:value-type="float">
            <text:p>8.95</text:p>
          </table:table-cell>
          <table:table-cell table:style-name="ce89" table:formula="of:=[.H117]*7.5" office:value-type="currency" office:currency="GBP" office:value="67.125" calcext:value-type="currency">
            <text:p>£67.13</text:p>
          </table:table-cell>
          <table:table-cell table:style-name="ce89" office:value-type="currency" office:currency="GBP" office:value="71.78" calcext:value-type="currency">
            <text:p>£71.78</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4821" calcext:value-type="float">
            <text:p>554821</text:p>
          </table:table-cell>
          <table:table-cell table:style-name="ce40" office:value-type="date" office:date-value="2019-02-28" calcext:value-type="date">
            <text:p>28/02/2019</text:p>
          </table:table-cell>
          <table:table-cell table:style-name="ce53" office:value-type="time" office:time-value="PT10H40M00S" calcext:value-type="time">
            <text:p>10:40</text:p>
          </table:table-cell>
          <table:table-cell table:style-name="ce40" office:value-type="date" office:date-value="2019-02-28" calcext:value-type="date">
            <text:p>28/02/2019</text:p>
          </table:table-cell>
          <table:table-cell table:style-name="ce53" office:value-type="time" office:time-value="PT14H00M00S" calcext:value-type="time">
            <text:p>14:00</text:p>
          </table:table-cell>
          <table:table-cell table:style-name="ce206" table:content-validation-name="val3" office:value-type="string" calcext:value-type="string">
            <text:p>Co-Op Group Limited,(Archway) 11/19 Junction Road, Archway, Highgate, London,N19 5QT</text:p>
          </table:table-cell>
          <table:table-cell table:style-name="ce53" table:formula="of:=[.E118]-[.C118]+([.D118]&gt;[.B118])" office:value-type="time" office:time-value="PT03H20M00S" calcext:value-type="time">
            <text:p>03:20</text:p>
          </table:table-cell>
          <table:table-cell table:style-name="ce75" table:formula="of:=[.G118]*24-0.3" office:value-type="float" office:value="3.03333333333333" calcext:value-type="float">
            <text:p>3.03</text:p>
          </table:table-cell>
          <table:table-cell table:style-name="ce89" table:formula="of:=[.H118]*7.5" office:value-type="currency" office:currency="GBP" office:value="22.75" calcext:value-type="currency">
            <text:p>£22.75</text:p>
          </table:table-cell>
          <table:table-cell table:style-name="ce89" office:value-type="currency" office:currency="GBP" office:value="31.32" calcext:value-type="currency">
            <text:p>£31.32</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9815" calcext:value-type="float">
            <text:p>539815</text:p>
          </table:table-cell>
          <table:table-cell table:style-name="ce40" office:value-type="date" office:date-value="2019-03-04" calcext:value-type="date">
            <text:p>04/03/2019</text:p>
          </table:table-cell>
          <table:table-cell table:style-name="ce53" office:value-type="time" office:time-value="PT17H00M00S" calcext:value-type="time">
            <text:p>17:00</text:p>
          </table:table-cell>
          <table:table-cell table:style-name="ce40" office:value-type="date" office:date-value="2019-03-04" calcext:value-type="date">
            <text:p>04/03/2019</text:p>
          </table:table-cell>
          <table:table-cell table:style-name="ce53" office:value-type="time" office:time-value="PT22H40M00S" calcext:value-type="time">
            <text:p>22:40</text:p>
          </table:table-cell>
          <table:table-cell table:style-name="ce206" table:content-validation-name="val3" office:value-type="string" calcext:value-type="string">
            <text:p>Poundland Limited,148 Streatham High Road, Streatham, London,SW16 1DF</text:p>
          </table:table-cell>
          <table:table-cell table:style-name="ce53" table:formula="of:=[.E119]-[.C119]+([.D119]&gt;[.B119])" office:value-type="time" office:time-value="PT05H40M00S" calcext:value-type="time">
            <text:p>05:40</text:p>
          </table:table-cell>
          <table:table-cell table:style-name="ce75" table:formula="of:=[.G119]*24-0.3" office:value-type="float" office:value="5.36666666666667" calcext:value-type="float">
            <text:p>5.37</text:p>
          </table:table-cell>
          <table:table-cell table:style-name="ce89" table:formula="of:=[.H119]*7.5" office:value-type="currency" office:currency="GBP" office:value="40.25" calcext:value-type="currency">
            <text:p>£40.25</text:p>
          </table:table-cell>
          <table:table-cell table:style-name="ce89" office:value-type="currency" office:currency="GBP" office:value="44.37" calcext:value-type="currency">
            <text:p>£44.37</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office:value-type="float" office:value="558456" calcext:value-type="float">
            <text:p>558456</text:p>
          </table:table-cell>
          <table:table-cell office:value-type="date" office:date-value="2019-03-06" calcext:value-type="date">
            <text:p>06/03/2019</text:p>
          </table:table-cell>
          <table:table-cell office:value-type="time" office:time-value="PT17H00M00S" calcext:value-type="time">
            <text:p>17:00</text:p>
          </table:table-cell>
          <table:table-cell office:value-type="date" office:date-value="2019-03-07" calcext:value-type="date">
            <text:p>07/03/2019</text:p>
          </table:table-cell>
          <table:table-cell office:value-type="time" office:time-value="PT01H30M00S" calcext:value-type="time">
            <text:p>01:30</text:p>
          </table:table-cell>
          <table:table-cell table:style-name="ce206" table:content-validation-name="val6" office:value-type="string" calcext:value-type="string">
            <text:p>Superdrug,19/20 The Broadway Southall Middlesex ,UB1 1JR</text:p>
          </table:table-cell>
          <table:table-cell table:style-name="ce53" table:formula="of:=[.E120]-[.C120]+([.D120]&gt;[.B120])" office:value-type="time" office:time-value="PT08H30M00S" calcext:value-type="time">
            <text:p>08:30</text:p>
          </table:table-cell>
          <table:table-cell table:style-name="ce75" table:formula="of:=[.G120]*24-0.3" office:value-type="float" office:value="8.2" calcext:value-type="float">
            <text:p>8.20</text:p>
          </table:table-cell>
          <table:table-cell table:style-name="ce89" table:formula="of:=[.H120]*7.5" office:value-type="currency" office:currency="GBP" office:value="61.5" calcext:value-type="currency">
            <text:p>£61.50</text:p>
          </table:table-cell>
          <table:table-cell office:value-type="currency" office:currency="GBP" office:value="63.95" calcext:value-type="currency">
            <text:p>£63.95</text:p>
          </table:table-cell>
          <table:table-cell table:style-name="ce161" office:value-type="string" calcext:value-type="string">
            <text:p>22/03/2019 - Period 26/2018</text:p>
          </table:table-cell>
          <table:table-cell/>
          <table:table-cell table:style-name="ce86" table:number-columns-repeated="2"/>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21127" calcext:value-type="float">
            <text:p>521127</text:p>
          </table:table-cell>
          <table:table-cell table:style-name="ce40" office:value-type="date" office:date-value="2019-03-11" calcext:value-type="date">
            <text:p>11/03/2019</text:p>
          </table:table-cell>
          <table:table-cell table:style-name="ce53" office:value-type="time" office:time-value="PT14H00M00S" calcext:value-type="time">
            <text:p>14:00</text:p>
          </table:table-cell>
          <table:table-cell table:style-name="ce40" office:value-type="date" office:date-value="2019-03-11" calcext:value-type="date">
            <text:p>11/03/2019</text:p>
          </table:table-cell>
          <table:table-cell table:style-name="ce53" office:value-type="time" office:time-value="PT20H20M00S" calcext:value-type="time">
            <text:p>20:20</text:p>
          </table:table-cell>
          <table:table-cell table:style-name="ce206" table:content-validation-name="val3" office:value-type="string" calcext:value-type="string">
            <text:p>Boots UK Limited, 200 Bishopsgate, London,EC2M 4NR</text:p>
          </table:table-cell>
          <table:table-cell table:style-name="ce53" table:formula="of:=[.E121]-[.C121]+([.D121]&gt;[.B121])" office:value-type="time" office:time-value="PT06H20M00S" calcext:value-type="time">
            <text:p>06:20</text:p>
          </table:table-cell>
          <table:table-cell table:style-name="ce75" table:formula="of:=[.G121]*24-0.3" office:value-type="float" office:value="6.03333333333333" calcext:value-type="float">
            <text:p>6.03</text:p>
          </table:table-cell>
          <table:table-cell table:style-name="ce89" table:formula="of:=[.H121]*7.5" office:value-type="currency" office:currency="GBP" office:value="45.25" calcext:value-type="currency">
            <text:p>£45.25</text:p>
          </table:table-cell>
          <table:table-cell table:style-name="ce89" office:value-type="currency" office:currency="GBP" office:value="46.98" calcext:value-type="currency">
            <text:p>£46.98</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3302" calcext:value-type="float">
            <text:p>553302</text:p>
          </table:table-cell>
          <table:table-cell table:style-name="ce40" office:value-type="date" office:date-value="2019-03-13" calcext:value-type="date">
            <text:p>13/03/2019</text:p>
          </table:table-cell>
          <table:table-cell table:style-name="ce53" office:value-type="time" office:time-value="PT07H11M00S" calcext:value-type="time">
            <text:p>07:11</text:p>
          </table:table-cell>
          <table:table-cell table:style-name="ce40" office:value-type="date" office:date-value="2019-03-13" calcext:value-type="date">
            <text:p>13/03/2019</text:p>
          </table:table-cell>
          <table:table-cell table:style-name="ce53" office:value-type="time" office:time-value="PT14H00M00S" calcext:value-type="time">
            <text:p>14:00</text:p>
          </table:table-cell>
          <table:table-cell table:style-name="ce206" table:content-validation-name="val3" office:value-type="string" calcext:value-type="string">
            <text:p>Co-Op Group Limited,38 The Broadway, Thames Ditton, Surrey,KT7 0JW</text:p>
          </table:table-cell>
          <table:table-cell table:style-name="ce53" table:formula="of:=[.E122]-[.C122]+([.D122]&gt;[.B122])" office:value-type="time" office:time-value="PT06H49M00S" calcext:value-type="time">
            <text:p>06:49</text:p>
          </table:table-cell>
          <table:table-cell table:style-name="ce75" table:formula="of:=[.G122]*24-0.3" office:value-type="float" office:value="6.51666666666667" calcext:value-type="float">
            <text:p>6.52</text:p>
          </table:table-cell>
          <table:table-cell table:style-name="ce89" table:formula="of:=[.H122]*7.5" office:value-type="currency" office:currency="GBP" office:value="48.875" calcext:value-type="currency">
            <text:p>£48.88</text:p>
          </table:table-cell>
          <table:table-cell table:style-name="ce89" office:value-type="currency" office:currency="GBP" office:value="52.2" calcext:value-type="currency">
            <text:p>£52.2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6969" calcext:value-type="float">
            <text:p>556969</text:p>
          </table:table-cell>
          <table:table-cell table:style-name="ce40" office:value-type="date" office:date-value="2019-03-15" calcext:value-type="date">
            <text:p>15/03/2019</text:p>
          </table:table-cell>
          <table:table-cell table:style-name="ce53" office:value-type="time" office:time-value="PT06H30M00S" calcext:value-type="time">
            <text:p>06:30</text:p>
          </table:table-cell>
          <table:table-cell table:style-name="ce40" office:value-type="date" office:date-value="2019-03-15" calcext:value-type="date">
            <text:p>15/03/2019</text:p>
          </table:table-cell>
          <table:table-cell table:style-name="ce53" office:value-type="time" office:time-value="PT14H10M00S" calcext:value-type="time">
            <text:p>14:10</text:p>
          </table:table-cell>
          <table:table-cell table:style-name="ce206" table:content-validation-name="val3" office:value-type="string" calcext:value-type="string">
            <text:p>Co-Op Group Limited,6 Station Parade, London,W4 3HD</text:p>
          </table:table-cell>
          <table:table-cell table:style-name="ce53" table:formula="of:=[.E123]-[.C123]+([.D123]&gt;[.B123])" office:value-type="time" office:time-value="PT07H40M00S" calcext:value-type="time">
            <text:p>07:40</text:p>
          </table:table-cell>
          <table:table-cell table:style-name="ce75" table:formula="of:=[.G123]*24-0.3" office:value-type="float" office:value="7.36666666666667" calcext:value-type="float">
            <text:p>7.37</text:p>
          </table:table-cell>
          <table:table-cell table:style-name="ce89" table:formula="of:=[.H123]*7.5" office:value-type="currency" office:currency="GBP" office:value="55.25" calcext:value-type="currency">
            <text:p>£55.25</text:p>
          </table:table-cell>
          <table:table-cell table:style-name="ce89" office:value-type="currency" office:currency="GBP" office:value="60.3" calcext:value-type="currency">
            <text:p>£60.3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75425" calcext:value-type="float">
            <text:p>575425</text:p>
          </table:table-cell>
          <table:table-cell table:style-name="ce40" office:value-type="date" office:date-value="2019-03-18" calcext:value-type="date">
            <text:p>18/03/2019</text:p>
          </table:table-cell>
          <table:table-cell table:style-name="ce53" office:value-type="time" office:time-value="PT09H00M00S" calcext:value-type="time">
            <text:p>09:00</text:p>
          </table:table-cell>
          <table:table-cell table:style-name="ce40" office:value-type="date" office:date-value="2019-03-18" calcext:value-type="date">
            <text:p>18/03/2019</text:p>
          </table:table-cell>
          <table:table-cell table:style-name="ce53" office:value-type="time" office:time-value="PT18H00M00S" calcext:value-type="time">
            <text:p>18:00</text:p>
          </table:table-cell>
          <table:table-cell table:style-name="ce206" table:content-validation-name="val3" office:value-type="string" calcext:value-type="string">
            <text:p>Co-Op Group Limited,38 The Broadway, Thames Ditton, Surrey,KT7 0JW</text:p>
          </table:table-cell>
          <table:table-cell table:style-name="ce53" table:formula="of:=[.E124]-[.C124]+([.D124]&gt;[.B124])" office:value-type="time" office:time-value="PT09H00M00S" calcext:value-type="time">
            <text:p>09:00</text:p>
          </table:table-cell>
          <table:table-cell table:style-name="ce75" table:formula="of:=[.G124]*24-0.3" office:value-type="float" office:value="8.7" calcext:value-type="float">
            <text:p>8.70</text:p>
          </table:table-cell>
          <table:table-cell table:style-name="ce89" table:formula="of:=[.H124]*7.5" office:value-type="currency" office:currency="GBP" office:value="65.25" calcext:value-type="currency">
            <text:p>£65.25</text:p>
          </table:table-cell>
          <table:table-cell table:style-name="ce89" office:value-type="currency" office:currency="GBP" office:value="67.86" calcext:value-type="currency">
            <text:p>£67.8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1511" calcext:value-type="float">
            <text:p>531511</text:p>
          </table:table-cell>
          <table:table-cell table:style-name="ce40" office:value-type="date" office:date-value="2019-03-20" calcext:value-type="date">
            <text:p>20/03/2019</text:p>
          </table:table-cell>
          <table:table-cell table:style-name="ce53" office:value-type="time" office:time-value="PT19H45M00S" calcext:value-type="time">
            <text:p>19:45</text:p>
          </table:table-cell>
          <table:table-cell table:style-name="ce40" office:value-type="date" office:date-value="2019-03-22" calcext:value-type="date">
            <text:p>22/03/2019</text:p>
          </table:table-cell>
          <table:table-cell table:style-name="ce53" office:value-type="time" office:time-value="PT01H10M00S" calcext:value-type="time">
            <text:p>01:10</text:p>
          </table:table-cell>
          <table:table-cell table:style-name="ce206" table:content-validation-name="val3" office:value-type="string" calcext:value-type="string">
            <text:p>Waterstones Booksellers Limited,The Grand Building, Trafalgar Square, London, London,WC2N 5EJ</text:p>
          </table:table-cell>
          <table:table-cell table:style-name="ce53" table:formula="of:=[.E125]-[.C125]+([.D125]&gt;[.B125])" office:value-type="time" office:time-value="PT05H25M00S" calcext:value-type="time">
            <text:p>05:25</text:p>
          </table:table-cell>
          <table:table-cell table:style-name="ce75" table:formula="of:=[.G125]*24-0.3" office:value-type="float" office:value="5.11666666666667" calcext:value-type="float">
            <text:p>5.12</text:p>
          </table:table-cell>
          <table:table-cell table:style-name="ce89" table:formula="of:=[.H125]*7.5" office:value-type="currency" office:currency="GBP" office:value="38.375" calcext:value-type="currency">
            <text:p>£38.38</text:p>
          </table:table-cell>
          <table:table-cell table:style-name="ce89" office:value-type="currency" office:currency="GBP" office:value="43.06" calcext:value-type="currency">
            <text:p>£43.0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3361" calcext:value-type="float">
            <text:p>553361</text:p>
          </table:table-cell>
          <table:table-cell table:style-name="ce40" office:value-type="date" office:date-value="2019-03-22" calcext:value-type="date">
            <text:p>22/03/2019</text:p>
          </table:table-cell>
          <table:table-cell table:style-name="ce53" office:value-type="time" office:time-value="PT06H00M00S" calcext:value-type="time">
            <text:p>06:00</text:p>
          </table:table-cell>
          <table:table-cell table:style-name="ce40" office:value-type="date" office:date-value="2019-03-22" calcext:value-type="date">
            <text:p>22/03/2019</text:p>
          </table:table-cell>
          <table:table-cell table:style-name="ce53" office:value-type="time" office:time-value="PT14H35M00S" calcext:value-type="time">
            <text:p>14:35</text:p>
          </table:table-cell>
          <table:table-cell table:style-name="ce206" table:content-validation-name="val3" office:value-type="string" calcext:value-type="string">
            <text:p>Co-Op Group Limited,90 Inner Park Rd, Wimbledon, London,SW19 6DA</text:p>
          </table:table-cell>
          <table:table-cell table:style-name="ce53" table:formula="of:=[.E126]-[.C126]+([.D126]&gt;[.B126])" office:value-type="time" office:time-value="PT08H35M00S" calcext:value-type="time">
            <text:p>08:35</text:p>
          </table:table-cell>
          <table:table-cell table:style-name="ce75" table:formula="of:=[.G126]*24-0.3" office:value-type="float" office:value="8.28333333333334" calcext:value-type="float">
            <text:p>8.28</text:p>
          </table:table-cell>
          <table:table-cell table:style-name="ce89" table:formula="of:=[.H126]*7.5" office:value-type="currency" office:currency="GBP" office:value="62.125" calcext:value-type="currency">
            <text:p>£62.13</text:p>
          </table:table-cell>
          <table:table-cell table:style-name="ce89" office:value-type="currency" office:currency="GBP" office:value="66.56" calcext:value-type="currency">
            <text:p>£66.5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39802" calcext:value-type="float">
            <text:p>539802</text:p>
          </table:table-cell>
          <table:table-cell table:style-name="ce40" office:value-type="date" office:date-value="2019-03-25" calcext:value-type="date">
            <text:p>25/03/2019</text:p>
          </table:table-cell>
          <table:table-cell table:style-name="ce53" office:value-type="time" office:time-value="PT17H20M00S" calcext:value-type="time">
            <text:p>17:20</text:p>
          </table:table-cell>
          <table:table-cell table:style-name="ce40" office:value-type="date" office:date-value="2019-03-25" calcext:value-type="date">
            <text:p>25/03/2019</text:p>
          </table:table-cell>
          <table:table-cell table:style-name="ce53" office:value-type="time" office:time-value="PT23H00M00S" calcext:value-type="time">
            <text:p>23:00</text:p>
          </table:table-cell>
          <table:table-cell table:style-name="ce206" table:content-validation-name="val3" office:value-type="string" calcext:value-type="string">
            <text:p>Poundland Limited,420 Brixton Road, Brixton, London,SW9 7AE</text:p>
          </table:table-cell>
          <table:table-cell table:style-name="ce53" table:formula="of:=[.E127]-[.C127]+([.D127]&gt;[.B127])" office:value-type="time" office:time-value="PT05H40M00S" calcext:value-type="time">
            <text:p>05:40</text:p>
          </table:table-cell>
          <table:table-cell table:style-name="ce75" table:formula="of:=[.G127]*24-0.3" office:value-type="float" office:value="5.36666666666667" calcext:value-type="float">
            <text:p>5.37</text:p>
          </table:table-cell>
          <table:table-cell table:style-name="ce89" table:formula="of:=[.H127]*7.5" office:value-type="currency" office:currency="GBP" office:value="40.25" calcext:value-type="currency">
            <text:p>£40.25</text:p>
          </table:table-cell>
          <table:table-cell table:style-name="ce89" office:value-type="currency" office:currency="GBP" office:value="48.58" calcext:value-type="currency">
            <text:p>£48.58</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3267" calcext:value-type="float">
            <text:p>553267</text:p>
          </table:table-cell>
          <table:table-cell table:style-name="ce40" office:value-type="date" office:date-value="2019-03-27" calcext:value-type="date">
            <text:p>27/03/2019</text:p>
          </table:table-cell>
          <table:table-cell table:style-name="ce53" office:value-type="time" office:time-value="PT06H00M00S" calcext:value-type="time">
            <text:p>06:00</text:p>
          </table:table-cell>
          <table:table-cell table:style-name="ce40" office:value-type="date" office:date-value="2019-03-27" calcext:value-type="date">
            <text:p>27/03/2019</text:p>
          </table:table-cell>
          <table:table-cell table:style-name="ce53" office:value-type="time" office:time-value="PT14H30M00S" calcext:value-type="time">
            <text:p>14:30</text:p>
          </table:table-cell>
          <table:table-cell table:style-name="ce206" table:content-validation-name="val3" office:value-type="string" calcext:value-type="string">
            <text:p>Co-Op Group Limited,107 - 109 Streatham Vale, Streatham, London,SW16 5SQ</text:p>
          </table:table-cell>
          <table:table-cell table:style-name="ce53" table:formula="of:=[.E128]-[.C128]+([.D128]&gt;[.B128])" office:value-type="time" office:time-value="PT08H30M00S" calcext:value-type="time">
            <text:p>08:30</text:p>
          </table:table-cell>
          <table:table-cell table:style-name="ce75" table:formula="of:=[.G128]*24-0.3" office:value-type="float" office:value="8.2" calcext:value-type="float">
            <text:p>8.20</text:p>
          </table:table-cell>
          <table:table-cell table:style-name="ce89" table:formula="of:=[.H128]*7.5" office:value-type="currency" office:currency="GBP" office:value="61.5" calcext:value-type="currency">
            <text:p>£61.50</text:p>
          </table:table-cell>
          <table:table-cell table:style-name="ce89" office:value-type="currency" office:currency="GBP" office:value="67.05" calcext:value-type="currency">
            <text:p>£67.05</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3195" calcext:value-type="float">
            <text:p>553195</text:p>
          </table:table-cell>
          <table:table-cell table:style-name="ce40" office:value-type="date" office:date-value="2019-03-29" calcext:value-type="date">
            <text:p>29/03/2019</text:p>
          </table:table-cell>
          <table:table-cell table:style-name="ce53" office:value-type="time" office:time-value="PT06H20M00S" calcext:value-type="time">
            <text:p>06:20</text:p>
          </table:table-cell>
          <table:table-cell table:style-name="ce40" office:value-type="date" office:date-value="2019-03-29" calcext:value-type="date">
            <text:p>29/03/2019</text:p>
          </table:table-cell>
          <table:table-cell table:style-name="ce53" office:value-type="time" office:time-value="PT13H45M00S" calcext:value-type="time">
            <text:p>13:45</text:p>
          </table:table-cell>
          <table:table-cell table:style-name="ce206" table:content-validation-name="val3" office:value-type="string" calcext:value-type="string">
            <text:p>Co-Op Group Limited,68 - 74 Coombe Lane, Raynes Park, London,SW20 0AX</text:p>
          </table:table-cell>
          <table:table-cell table:style-name="ce53" table:formula="of:=[.E129]-[.C129]+([.D129]&gt;[.B129])" office:value-type="time" office:time-value="PT07H25M00S" calcext:value-type="time">
            <text:p>07:25</text:p>
          </table:table-cell>
          <table:table-cell table:style-name="ce75" table:formula="of:=[.G129]*24-0.3" office:value-type="float" office:value="7.11666666666667" calcext:value-type="float">
            <text:p>7.12</text:p>
          </table:table-cell>
          <table:table-cell table:style-name="ce89" table:formula="of:=[.H129]*7.5" office:value-type="currency" office:currency="GBP" office:value="53.375" calcext:value-type="currency">
            <text:p>£53.38</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21246" calcext:value-type="float">
            <text:p>521246</text:p>
          </table:table-cell>
          <table:table-cell table:style-name="ce40" office:value-type="date" office:date-value="2019-04-01" calcext:value-type="date">
            <text:p>01/04/2019</text:p>
          </table:table-cell>
          <table:table-cell table:style-name="ce53" office:value-type="time" office:time-value="PT16H00M00S" calcext:value-type="time">
            <text:p>16:00</text:p>
          </table:table-cell>
          <table:table-cell table:style-name="ce40" office:value-type="date" office:date-value="2019-04-02" calcext:value-type="date">
            <text:p>02/04/2019</text:p>
          </table:table-cell>
          <table:table-cell table:style-name="ce53" office:value-type="time" office:time-value="PT00H00M00S" calcext:value-type="time">
            <text:p>00:00</text:p>
          </table:table-cell>
          <table:table-cell table:style-name="ce206" table:content-validation-name="val3" office:value-type="string" calcext:value-type="string">
            <text:p>Boots UK Limited,Cab Road, Waterloo Station, Newington, London,SE1 7LY</text:p>
          </table:table-cell>
          <table:table-cell table:style-name="ce53" table:formula="of:=[.E130]-[.C130]+([.D130]&gt;[.B130])" office:value-type="time" office:time-value="PT08H00M00S" calcext:value-type="time">
            <text:p>08:00</text:p>
          </table:table-cell>
          <table:table-cell table:style-name="ce75" table:formula="of:=[.G130]*24-0.3" office:value-type="float" office:value="7.7" calcext:value-type="float">
            <text:p>7.70</text:p>
          </table:table-cell>
          <table:table-cell table:style-name="ce89" table:formula="of:=[.H130]*[.$P130]" office:value-type="currency" office:currency="GBP" office:value="63.217" calcext:value-type="currency">
            <text:p>£63.22</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783" calcext:value-type="float">
            <text:p>559783</text:p>
          </table:table-cell>
          <table:table-cell table:style-name="ce40" office:value-type="date" office:date-value="2019-04-08" calcext:value-type="date">
            <text:p>08/04/2019</text:p>
          </table:table-cell>
          <table:table-cell table:style-name="ce53" office:value-type="time" office:time-value="PT16H10M00S" calcext:value-type="time">
            <text:p>16:10</text:p>
          </table:table-cell>
          <table:table-cell table:style-name="ce40" office:value-type="date" office:date-value="2019-04-09" calcext:value-type="date">
            <text:p>09/04/2019</text:p>
          </table:table-cell>
          <table:table-cell table:style-name="ce53" office:value-type="time" office:time-value="PT00H35M00S" calcext:value-type="time">
            <text:p>00:35</text:p>
          </table:table-cell>
          <table:table-cell table:style-name="ce206" table:content-validation-name="val3" office:value-type="string" calcext:value-type="string">
            <text:p>Claires Accessories Uk Ltd,Unit 11, Eden Walk Shopping Centre, Kingston upon Thames, London,KT1 1BP </text:p>
          </table:table-cell>
          <table:table-cell table:style-name="ce53" table:formula="of:=[.E131]-[.C131]+([.D131]&gt;[.B131])" office:value-type="time" office:time-value="PT08H25M00S" calcext:value-type="time">
            <text:p>08:25</text:p>
          </table:table-cell>
          <table:table-cell table:style-name="ce75" table:formula="of:=[.G131]*24-0.3" office:value-type="float" office:value="8.11666666666667" calcext:value-type="float">
            <text:p>8.12</text:p>
          </table:table-cell>
          <table:table-cell table:style-name="ce89" table:formula="of:=[.H131]*[.$P131]" office:value-type="currency" office:currency="GBP" office:value="66.6378333333334" calcext:value-type="currency">
            <text:p>£66.64</text:p>
          </table:table-cell>
          <table:table-cell table:style-name="ce89" office:value-type="currency" office:currency="GBP" office:value="67.73" calcext:value-type="currency">
            <text:p>£67.73</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20936" calcext:value-type="float">
            <text:p>520936</text:p>
          </table:table-cell>
          <table:table-cell table:style-name="ce40" office:value-type="date" office:date-value="2019-04-10" calcext:value-type="date">
            <text:p>10/04/2019</text:p>
          </table:table-cell>
          <table:table-cell table:style-name="ce53" office:value-type="time" office:time-value="PT14H00M00S" calcext:value-type="time">
            <text:p>14:00</text:p>
          </table:table-cell>
          <table:table-cell table:style-name="ce40" office:value-type="date" office:date-value="2019-04-10" calcext:value-type="date">
            <text:p>10/04/2019</text:p>
          </table:table-cell>
          <table:table-cell table:style-name="ce53" office:value-type="time" office:time-value="PT19H30M00S" calcext:value-type="time">
            <text:p>19:30</text:p>
          </table:table-cell>
          <table:table-cell table:style-name="ce206" table:content-validation-name="val3" office:value-type="string" calcext:value-type="string">
            <text:p>Boots UK Limited,127a Kensington High St, Kensington, London,W8 5SF</text:p>
          </table:table-cell>
          <table:table-cell table:style-name="ce53" table:formula="of:=[.E132]-[.C132]+([.D132]&gt;[.B132])" office:value-type="time" office:time-value="PT05H30M00S" calcext:value-type="time">
            <text:p>05:30</text:p>
          </table:table-cell>
          <table:table-cell table:style-name="ce75" table:formula="of:=[.G132]*24-0.3" office:value-type="float" office:value="5.2" calcext:value-type="float">
            <text:p>5.20</text:p>
          </table:table-cell>
          <table:table-cell table:style-name="ce89" table:formula="of:=[.H132]*[.$P132]" office:value-type="currency" office:currency="GBP" office:value="42.692" calcext:value-type="currency">
            <text:p>£42.69</text:p>
          </table:table-cell>
          <table:table-cell table:style-name="ce89" office:value-type="currency" office:currency="GBP" office:value="45.16" calcext:value-type="currency">
            <text:p>£45.16</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office:value-type="float" office:value="558603" calcext:value-type="float">
            <text:p>558603</text:p>
          </table:table-cell>
          <table:table-cell office:value-type="date" office:date-value="2019-04-12" calcext:value-type="date">
            <text:p>12/04/2019</text:p>
          </table:table-cell>
          <table:table-cell office:value-type="time" office:time-value="PT15H30M00S" calcext:value-type="time">
            <text:p>15:30</text:p>
          </table:table-cell>
          <table:table-cell office:value-type="date" office:date-value="2019-04-12" calcext:value-type="date">
            <text:p>12/04/2019</text:p>
          </table:table-cell>
          <table:table-cell office:value-type="time" office:time-value="PT23H20M00S" calcext:value-type="time">
            <text:p>23:20</text:p>
          </table:table-cell>
          <table:table-cell table:style-name="ce206" table:content-validation-name="val6" office:value-type="string" calcext:value-type="string">
            <text:p>Superdrug,1491-1493, London Rd, Norbury, London,SW16 3LU</text:p>
          </table:table-cell>
          <table:table-cell table:style-name="ce53" table:formula="of:=[.E133]-[.C133]+([.D133]&gt;[.B133])" office:value-type="time" office:time-value="PT07H50M00S" calcext:value-type="time">
            <text:p>07:50</text:p>
          </table:table-cell>
          <table:table-cell table:style-name="ce75" table:formula="of:=[.G133]*24-0.3" office:value-type="float" office:value="7.53333333333333" calcext:value-type="float">
            <text:p>7.53</text:p>
          </table:table-cell>
          <table:table-cell table:style-name="ce89" table:formula="of:=[.H133]*[.$P133]" office:value-type="currency" office:currency="GBP" office:value="61.8486666666666" calcext:value-type="currency">
            <text:p>£61.85</text:p>
          </table:table-cell>
          <table:table-cell office:value-type="currency" office:currency="GBP" office:value="67.05" calcext:value-type="currency">
            <text:p>£67.0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office:value-type="float" office:value="558460" calcext:value-type="float">
            <text:p>558460</text:p>
          </table:table-cell>
          <table:table-cell office:value-type="date" office:date-value="2019-04-17" calcext:value-type="date">
            <text:p>17/04/2019</text:p>
          </table:table-cell>
          <table:table-cell office:value-type="time" office:time-value="PT15H00M00S" calcext:value-type="time">
            <text:p>15:00</text:p>
          </table:table-cell>
          <table:table-cell office:value-type="date" office:date-value="2019-04-18" calcext:value-type="date">
            <text:p>18/04/2019</text:p>
          </table:table-cell>
          <table:table-cell office:value-type="time" office:time-value="PT00H00M00S" calcext:value-type="time">
            <text:p>00:00</text:p>
          </table:table-cell>
          <table:table-cell table:style-name="ce206" table:content-validation-name="val6" office:value-type="string" calcext:value-type="string">
            <text:p>Superdrug,Unit 2, The Bull, 262 Upper Richmond Rd, London,SW14 7JE</text:p>
          </table:table-cell>
          <table:table-cell table:style-name="ce53" table:formula="of:=[.E134]-[.C134]+([.D134]&gt;[.B134])" office:value-type="time" office:time-value="PT09H00M00S" calcext:value-type="time">
            <text:p>09:00</text:p>
          </table:table-cell>
          <table:table-cell table:style-name="ce75" table:formula="of:=[.G134]*24-0.3" office:value-type="float" office:value="8.7" calcext:value-type="float">
            <text:p>8.70</text:p>
          </table:table-cell>
          <table:table-cell table:style-name="ce89" table:formula="of:=[.H134]*[.$P134]" office:value-type="currency" office:currency="GBP" office:value="71.427" calcext:value-type="currency">
            <text:p>£71.43</text:p>
          </table:table-cell>
          <table:table-cell office:value-type="currency" office:currency="GBP" office:value="71.15" calcext:value-type="currency">
            <text:p>£71.1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53499" calcext:value-type="float">
            <text:p>553499</text:p>
          </table:table-cell>
          <table:table-cell table:style-name="ce40" office:value-type="date" office:date-value="2019-04-24" calcext:value-type="date">
            <text:p>24/04/2019</text:p>
          </table:table-cell>
          <table:table-cell table:style-name="ce53" office:value-type="time" office:time-value="PT07H00M00S" calcext:value-type="time">
            <text:p>07:00</text:p>
          </table:table-cell>
          <table:table-cell table:style-name="ce40" office:value-type="date" office:date-value="2019-04-24" calcext:value-type="date">
            <text:p>24/04/2019</text:p>
          </table:table-cell>
          <table:table-cell table:style-name="ce53" office:value-type="time" office:time-value="PT12H30M00S" calcext:value-type="time">
            <text:p>12:30</text:p>
          </table:table-cell>
          <table:table-cell table:style-name="ce206" table:content-validation-name="val3" office:value-type="string" calcext:value-type="string">
            <text:p>Co-Op Group Limited,28-32 Denmark Hill, Camberwell, London,SE5 8RZ</text:p>
          </table:table-cell>
          <table:table-cell table:style-name="ce53" table:formula="of:=[.E135]-[.C135]+([.D135]&gt;[.B135])" office:value-type="time" office:time-value="PT05H30M00S" calcext:value-type="time">
            <text:p>05:30</text:p>
          </table:table-cell>
          <table:table-cell table:style-name="ce75" table:formula="of:=[.G135]*24-0.3" office:value-type="float" office:value="5.2" calcext:value-type="float">
            <text:p>5.20</text:p>
          </table:table-cell>
          <table:table-cell table:style-name="ce89" table:formula="of:=[.H135]*[.$P135]" office:value-type="currency" office:currency="GBP" office:value="42.692" calcext:value-type="currency">
            <text:p>£42.69</text:p>
          </table:table-cell>
          <table:table-cell table:style-name="ce89" office:value-type="currency" office:currency="GBP" office:value="46.2" calcext:value-type="currency">
            <text:p>£46.20</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583" calcext:value-type="float">
            <text:p>573583</text:p>
          </table:table-cell>
          <table:table-cell table:style-name="ce40" office:value-type="date" office:date-value="2019-04-27" calcext:value-type="date">
            <text:p>27/04/2019</text:p>
          </table:table-cell>
          <table:table-cell table:style-name="ce53" office:value-type="time" office:time-value="PT20H30M00S" calcext:value-type="time">
            <text:p>20:30</text:p>
          </table:table-cell>
          <table:table-cell table:style-name="ce40" office:value-type="date" office:date-value="2019-04-27" calcext:value-type="date">
            <text:p>27/04/2019</text:p>
          </table:table-cell>
          <table:table-cell table:style-name="ce53" office:value-type="time" office:time-value="PT23H50M00S" calcext:value-type="time">
            <text:p>23:50</text:p>
          </table:table-cell>
          <table:table-cell table:style-name="ce206" table:content-validation-name="val3" office:value-type="string" calcext:value-type="string">
            <text:p>Waterstones Booksellers Limited,The Arcade Westfield Stratford City 74-75 Montfichet Rd, London,E20 1EH </text:p>
          </table:table-cell>
          <table:table-cell table:style-name="ce53" table:formula="of:=[.E136]-[.C136]+([.D136]&gt;[.B136])" office:value-type="time" office:time-value="PT03H20M00S" calcext:value-type="time">
            <text:p>03:20</text:p>
          </table:table-cell>
          <table:table-cell table:style-name="ce75" table:formula="of:=[.G136]*24-0.3" office:value-type="float" office:value="3.03333333333333" calcext:value-type="float">
            <text:p>3.03</text:p>
          </table:table-cell>
          <table:table-cell table:style-name="ce89" table:formula="of:=[.H136]*[.$P136]" office:value-type="currency" office:currency="GBP" office:value="24.9036666666666" calcext:value-type="currency">
            <text:p>£24.90</text:p>
          </table:table-cell>
          <table:table-cell table:style-name="ce89" office:value-type="currency" office:currency="GBP" office:value="32.84" calcext:value-type="currency">
            <text:p>£32.84</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5004" calcext:value-type="float">
            <text:p>555004</text:p>
          </table:table-cell>
          <table:table-cell table:style-name="ce40" office:value-type="date" office:date-value="2019-05-01" calcext:value-type="date">
            <text:p>01/05/2019</text:p>
          </table:table-cell>
          <table:table-cell table:style-name="ce53" office:value-type="time" office:time-value="PT06H30M00S" calcext:value-type="time">
            <text:p>06:30</text:p>
          </table:table-cell>
          <table:table-cell table:style-name="ce40" office:value-type="date" office:date-value="2019-05-01" calcext:value-type="date">
            <text:p>01/05/2019</text:p>
          </table:table-cell>
          <table:table-cell table:style-name="ce53" office:value-type="time" office:time-value="PT18H30M00S" calcext:value-type="time">
            <text:p>18:30</text:p>
          </table:table-cell>
          <table:table-cell table:style-name="ce206" table:content-validation-name="val3" office:value-type="string" calcext:value-type="string">
            <text:p>Co-Op Group Limited,176 – 178, Sternhold Avenue, Streatham, London,SW2 4RU</text:p>
          </table:table-cell>
          <table:table-cell table:style-name="ce53" table:formula="of:=[.E137]-[.C137]+([.D137]&gt;[.B137])" office:value-type="time" office:time-value="PT12H00M00S" calcext:value-type="time">
            <text:p>12:00</text:p>
          </table:table-cell>
          <table:table-cell table:style-name="ce75" table:formula="of:=[.G137]*24-0.3" office:value-type="float" office:value="11.7" calcext:value-type="float">
            <text:p>11.70</text:p>
          </table:table-cell>
          <table:table-cell table:style-name="ce89" table:formula="of:=[.H137]*[.$P137]" office:value-type="currency" office:currency="GBP" office:value="96.057" calcext:value-type="currency">
            <text:p>£96.06</text:p>
          </table:table-cell>
          <table:table-cell table:style-name="ce89" office:value-type="currency" office:currency="GBP" office:value="97.15" calcext:value-type="currency">
            <text:p>£97.15</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841" calcext:value-type="float">
            <text:p>568841</text:p>
          </table:table-cell>
          <table:table-cell table:style-name="ce40" office:value-type="date" office:date-value="2019-05-08" calcext:value-type="date">
            <text:p>08/05/2019</text:p>
          </table:table-cell>
          <table:table-cell table:style-name="ce53" office:value-type="time" office:time-value="PT19H45M00S" calcext:value-type="time">
            <text:p>19:45</text:p>
          </table:table-cell>
          <table:table-cell table:style-name="ce40" office:value-type="date" office:date-value="2019-05-09" calcext:value-type="date">
            <text:p>09/05/2019</text:p>
          </table:table-cell>
          <table:table-cell table:style-name="ce53" office:value-type="time" office:time-value="PT00H30M00S" calcext:value-type="time">
            <text:p>00:30</text:p>
          </table:table-cell>
          <table:table-cell table:style-name="ce206" table:content-validation-name="val3" office:value-type="string" calcext:value-type="string">
            <text:p>Swarovski International Limited,Crystallized, Westfield Shopping Centrre, Unit 2124, White City, London,W12 7GF</text:p>
          </table:table-cell>
          <table:table-cell table:style-name="ce53" table:formula="of:=[.E138]-[.C138]+([.D138]&gt;[.B138])" office:value-type="time" office:time-value="PT04H45M00S" calcext:value-type="time">
            <text:p>04:45</text:p>
          </table:table-cell>
          <table:table-cell table:style-name="ce75" table:formula="of:=[.G138]*24-0.3" office:value-type="float" office:value="4.45" calcext:value-type="float">
            <text:p>4.45</text:p>
          </table:table-cell>
          <table:table-cell table:style-name="ce89" table:formula="of:=[.H138]*[.$P138]" office:value-type="currency" office:currency="GBP" office:value="36.5345" calcext:value-type="currency">
            <text:p>£36.53</text:p>
          </table:table-cell>
          <table:table-cell table:style-name="ce89" office:value-type="currency" office:currency="GBP" office:value="49.2" calcext:value-type="currency">
            <text:p>£49.20</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169" calcext:value-type="float">
            <text:p>553169</text:p>
          </table:table-cell>
          <table:table-cell table:style-name="ce40" office:value-type="date" office:date-value="2019-05-10" calcext:value-type="date">
            <text:p>10/05/2019</text:p>
          </table:table-cell>
          <table:table-cell table:style-name="ce53" office:value-type="time" office:time-value="PT06H00M00S" calcext:value-type="time">
            <text:p>06:00</text:p>
          </table:table-cell>
          <table:table-cell table:style-name="ce40" office:value-type="date" office:date-value="2019-05-10" calcext:value-type="date">
            <text:p>10/05/2019</text:p>
          </table:table-cell>
          <table:table-cell table:style-name="ce53" office:value-type="time" office:time-value="PT18H00M00S" calcext:value-type="time">
            <text:p>18:00</text:p>
          </table:table-cell>
          <table:table-cell table:style-name="ce206" table:content-validation-name="val3" office:value-type="string" calcext:value-type="string">
            <text:p>Co-Op Group Limited,50 Parsons Green Lane, London,SW6 4HU</text:p>
          </table:table-cell>
          <table:table-cell table:style-name="ce53" table:formula="of:=[.E139]-[.C139]+([.D139]&gt;[.B139])" office:value-type="time" office:time-value="PT12H00M00S" calcext:value-type="time">
            <text:p>12:00</text:p>
          </table:table-cell>
          <table:table-cell table:style-name="ce75" table:formula="of:=[.G139]*24-0.3" office:value-type="float" office:value="11.7" calcext:value-type="float">
            <text:p>11.70</text:p>
          </table:table-cell>
          <table:table-cell table:style-name="ce89" table:formula="of:=[.H139]*[.$P139]" office:value-type="currency" office:currency="GBP" office:value="96.057" calcext:value-type="currency">
            <text:p>£96.06</text:p>
          </table:table-cell>
          <table:table-cell table:style-name="ce89" office:value-type="currency" office:currency="GBP" office:value="93.05" calcext:value-type="currency">
            <text:p>£93.05</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office:value-type="float" office:value="520869" calcext:value-type="float">
            <text:p>520869</text:p>
          </table:table-cell>
          <table:table-cell office:value-type="date" office:date-value="2019-05-13" calcext:value-type="date">
            <text:p>13/05/2019</text:p>
          </table:table-cell>
          <table:table-cell office:value-type="time" office:time-value="PT14H00M00S" calcext:value-type="time">
            <text:p>14:00</text:p>
          </table:table-cell>
          <table:table-cell office:value-type="date" office:date-value="2019-05-13" calcext:value-type="date">
            <text:p>13/05/2019</text:p>
          </table:table-cell>
          <table:table-cell office:value-type="time" office:time-value="PT22H03M00S" calcext:value-type="time">
            <text:p>22:03</text:p>
          </table:table-cell>
          <table:table-cell table:style-name="ce206" table:content-validation-name="val3" office:value-type="string" calcext:value-type="string">
            <text:p>Boots UK Limited,54-58, High St Maidenhead, Berkshire,SL6 1PY</text:p>
          </table:table-cell>
          <table:table-cell table:style-name="ce53" table:formula="of:=[.E140]-[.C140]+([.D140]&gt;[.B140])" office:value-type="time" office:time-value="PT08H03M00S" calcext:value-type="time">
            <text:p>08:03</text:p>
          </table:table-cell>
          <table:table-cell table:style-name="ce75" table:formula="of:=[.G140]*24-0.3" office:value-type="float" office:value="7.75" calcext:value-type="float">
            <text:p>7.75</text:p>
          </table:table-cell>
          <table:table-cell table:style-name="ce89" table:formula="of:=[.H140]*[.$P140]" office:value-type="currency" office:currency="GBP" office:value="63.6275" calcext:value-type="currency">
            <text:p>£63.63</text:p>
          </table:table-cell>
          <table:table-cell office:value-type="currency" office:currency="GBP" office:value="67.05" calcext:value-type="currency">
            <text:p>£67.05</text:p>
          </table:table-cell>
          <table:table-cell table:style-name="ce161" office:value-type="string" calcext:value-type="string">
            <text:p>31/05/2019 - Period 4/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60137" calcext:value-type="float">
            <text:p>560137</text:p>
          </table:table-cell>
          <table:table-cell table:style-name="ce40" office:value-type="date" office:date-value="2019-05-17" calcext:value-type="date">
            <text:p>17/05/2019</text:p>
          </table:table-cell>
          <table:table-cell table:style-name="ce53" office:value-type="time" office:time-value="PT17H00M00S" calcext:value-type="time">
            <text:p>17:00</text:p>
          </table:table-cell>
          <table:table-cell table:style-name="ce40" office:value-type="date" office:date-value="2019-05-17" calcext:value-type="date">
            <text:p>17/05/2019</text:p>
          </table:table-cell>
          <table:table-cell table:style-name="ce53" office:value-type="time" office:time-value="PT23H40M00S" calcext:value-type="time">
            <text:p>23:40</text:p>
          </table:table-cell>
          <table:table-cell table:style-name="ce206" table:content-validation-name="val6" office:value-type="string" calcext:value-type="string">
            <text:p>Superdrug,19 Tooting High St, Tooting, London,SW17 0SN</text:p>
          </table:table-cell>
          <table:table-cell table:style-name="ce53" table:formula="of:=[.E141]-[.C141]+([.D141]&gt;[.B141])" office:value-type="time" office:time-value="PT06H40M00S" calcext:value-type="time">
            <text:p>06:40</text:p>
          </table:table-cell>
          <table:table-cell table:style-name="ce75" table:formula="of:=[.G141]*24-0.3" office:value-type="float" office:value="6.36666666666667" calcext:value-type="float">
            <text:p>6.37</text:p>
          </table:table-cell>
          <table:table-cell table:style-name="ce89" table:formula="of:=[.H141]*[.$P141]" office:value-type="currency" office:currency="GBP" office:value="52.2703333333334" calcext:value-type="currency">
            <text:p>£52.27</text:p>
          </table:table-cell>
          <table:table-cell table:style-name="ce89" office:value-type="currency" office:currency="GBP" office:value="54.73" calcext:value-type="currency">
            <text:p>£54.73</text:p>
          </table:table-cell>
          <table:table-cell table:style-name="ce161" office:value-type="string" calcext:value-type="string">
            <text:p>31/05/2019 - Period 4/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20929" calcext:value-type="float">
            <text:p>520929</text:p>
          </table:table-cell>
          <table:table-cell table:style-name="ce40" office:value-type="date" office:date-value="2019-05-20" calcext:value-type="date">
            <text:p>20/05/2019</text:p>
          </table:table-cell>
          <table:table-cell table:style-name="ce53" office:value-type="time" office:time-value="PT14H00M00S" calcext:value-type="time">
            <text:p>14:00</text:p>
          </table:table-cell>
          <table:table-cell table:style-name="ce40" office:value-type="date" office:date-value="2019-05-20" calcext:value-type="date">
            <text:p>20/05/2019</text:p>
          </table:table-cell>
          <table:table-cell table:style-name="ce53" office:value-type="time" office:time-value="PT22H20M00S" calcext:value-type="time">
            <text:p>22:20</text:p>
          </table:table-cell>
          <table:table-cell table:style-name="ce206" table:content-validation-name="val3" office:value-type="string" calcext:value-type="string">
            <text:p>Boots UK Limited,Unit Msu2, Whitefriars Shopping Centre Gravel Walk Canterbury,CT1 2TF</text:p>
          </table:table-cell>
          <table:table-cell table:style-name="ce53" table:formula="of:=[.E142]-[.C142]+([.D142]&gt;[.B142])" office:value-type="time" office:time-value="PT08H20M00S" calcext:value-type="time">
            <text:p>08:20</text:p>
          </table:table-cell>
          <table:table-cell table:style-name="ce75" table:formula="of:=[.G142]*24-0.3" office:value-type="float" office:value="8.03333333333333" calcext:value-type="float">
            <text:p>8.03</text:p>
          </table:table-cell>
          <table:table-cell table:style-name="ce89" table:formula="of:=[.H142]*[.$P142]" office:value-type="currency" office:currency="GBP" office:value="65.9536666666667" calcext:value-type="currency">
            <text:p>£65.95</text:p>
          </table:table-cell>
          <table:table-cell table:style-name="ce89" office:value-type="currency" office:currency="GBP" office:value="67.05" calcext:value-type="currency">
            <text:p>£67.05</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805" calcext:value-type="float">
            <text:p>559805</text:p>
          </table:table-cell>
          <table:table-cell table:style-name="ce40" office:value-type="date" office:date-value="2019-05-22" calcext:value-type="date">
            <text:p>22/05/2019</text:p>
          </table:table-cell>
          <table:table-cell table:style-name="ce53" office:value-type="time" office:time-value="PT16H00M00S" calcext:value-type="time">
            <text:p>16:00</text:p>
          </table:table-cell>
          <table:table-cell table:style-name="ce40" office:value-type="date" office:date-value="2019-05-22" calcext:value-type="date">
            <text:p>22/05/2019</text:p>
          </table:table-cell>
          <table:table-cell table:style-name="ce53" office:value-type="time" office:time-value="PT21H50M00S" calcext:value-type="time">
            <text:p>21:50</text:p>
          </table:table-cell>
          <table:table-cell table:style-name="ce206" table:content-validation-name="val3" office:value-type="string" calcext:value-type="string">
            <text:p>Claires Accessories Uk Ltd,76 St Johns Road London Greater London,SW11 1PT</text:p>
          </table:table-cell>
          <table:table-cell table:style-name="ce53" table:formula="of:=[.E143]-[.C143]+([.D143]&gt;[.B143])" office:value-type="time" office:time-value="PT05H50M00S" calcext:value-type="time">
            <text:p>05:50</text:p>
          </table:table-cell>
          <table:table-cell table:style-name="ce75" table:formula="of:=[.G143]*24-0.3" office:value-type="float" office:value="5.53333333333333" calcext:value-type="float">
            <text:p>5.53</text:p>
          </table:table-cell>
          <table:table-cell table:style-name="ce89" table:formula="of:=[.H143]*[.$P143]" office:value-type="currency" office:currency="GBP" office:value="45.4286666666666" calcext:value-type="currency">
            <text:p>£45.43</text:p>
          </table:table-cell>
          <table:table-cell table:style-name="ce89" office:value-type="currency" office:currency="GBP" office:value="46.52" calcext:value-type="currency">
            <text:p>£46.52</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369" calcext:value-type="float">
            <text:p>553369</text:p>
          </table:table-cell>
          <table:table-cell table:style-name="ce40" office:value-type="date" office:date-value="2019-06-05" calcext:value-type="date">
            <text:p>05/06/2019</text:p>
          </table:table-cell>
          <table:table-cell table:style-name="ce53" office:value-type="time" office:time-value="PT06H00M00S" calcext:value-type="time">
            <text:p>06:00</text:p>
          </table:table-cell>
          <table:table-cell table:style-name="ce40" office:value-type="date" office:date-value="2019-06-05" calcext:value-type="date">
            <text:p>05/06/2019</text:p>
          </table:table-cell>
          <table:table-cell table:style-name="ce53" office:value-type="time" office:time-value="PT16H45M00S" calcext:value-type="time">
            <text:p>16:45</text:p>
          </table:table-cell>
          <table:table-cell table:style-name="ce206" table:content-validation-name="val3" office:value-type="string" calcext:value-type="string">
            <text:p>Co-Op Group Limited,40 Balham Hill, Wandsworth, London,SW12 9EL</text:p>
          </table:table-cell>
          <table:table-cell table:style-name="ce53" table:formula="of:=[.E144]-[.C144]+([.D144]&gt;[.B144])" office:value-type="time" office:time-value="PT10H45M00S" calcext:value-type="time">
            <text:p>10:45</text:p>
          </table:table-cell>
          <table:table-cell table:style-name="ce75" table:formula="of:=[.G144]*24-0.3" office:value-type="float" office:value="10.45" calcext:value-type="float">
            <text:p>10.45</text:p>
          </table:table-cell>
          <table:table-cell table:style-name="ce89" table:formula="of:=[.H144]*[.$P144]" office:value-type="currency" office:currency="GBP" office:value="85.7945" calcext:value-type="currency">
            <text:p>£85.79</text:p>
          </table:table-cell>
          <table:table-cell table:style-name="ce89" office:value-type="currency" office:currency="GBP" office:value="85.52" calcext:value-type="currency">
            <text:p>£85.52</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375" calcext:value-type="float">
            <text:p>553375</text:p>
          </table:table-cell>
          <table:table-cell table:style-name="ce40" office:value-type="date" office:date-value="2019-06-07" calcext:value-type="date">
            <text:p>07/06/2019</text:p>
          </table:table-cell>
          <table:table-cell table:style-name="ce53" office:value-type="time" office:time-value="PT06H00M00S" calcext:value-type="time">
            <text:p>06:00</text:p>
          </table:table-cell>
          <table:table-cell table:style-name="ce40" office:value-type="date" office:date-value="2019-06-07" calcext:value-type="date">
            <text:p>07/06/2019</text:p>
          </table:table-cell>
          <table:table-cell table:style-name="ce53" office:value-type="time" office:time-value="PT16H30M00S" calcext:value-type="time">
            <text:p>16:30</text:p>
          </table:table-cell>
          <table:table-cell table:style-name="ce206" table:content-validation-name="val3" office:value-type="string" calcext:value-type="string">
            <text:p>Co-Op Group Limited,The Old Anchor, 71 Richmond Rd, Twickenham,TW1 3AW</text:p>
          </table:table-cell>
          <table:table-cell table:style-name="ce53" table:formula="of:=[.E145]-[.C145]+([.D145]&gt;[.B145])" office:value-type="time" office:time-value="PT10H30M00S" calcext:value-type="time">
            <text:p>10:30</text:p>
          </table:table-cell>
          <table:table-cell table:style-name="ce75" table:formula="of:=[.G145]*24-0.3" office:value-type="float" office:value="10.2" calcext:value-type="float">
            <text:p>10.20</text:p>
          </table:table-cell>
          <table:table-cell table:style-name="ce89" table:formula="of:=[.H145]*[.$P145]" office:value-type="currency" office:currency="GBP" office:value="83.742" calcext:value-type="currency">
            <text:p>£83.74</text:p>
          </table:table-cell>
          <table:table-cell table:style-name="ce89" office:value-type="currency" office:currency="GBP" office:value="77.31" calcext:value-type="currency">
            <text:p>£77.31</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6023" calcext:value-type="float">
            <text:p>566023</text:p>
          </table:table-cell>
          <table:table-cell table:style-name="ce40" office:value-type="date" office:date-value="2019-06-10" calcext:value-type="date">
            <text:p>10/06/2019</text:p>
          </table:table-cell>
          <table:table-cell table:style-name="ce53" office:value-type="time" office:time-value="PT09H30M00S" calcext:value-type="time">
            <text:p>09:30</text:p>
          </table:table-cell>
          <table:table-cell table:style-name="ce40" office:value-type="date" office:date-value="2019-06-10" calcext:value-type="date">
            <text:p>10/06/2019</text:p>
          </table:table-cell>
          <table:table-cell table:style-name="ce53" office:value-type="time" office:time-value="PT22H50M00S" calcext:value-type="time">
            <text:p>22:50</text:p>
          </table:table-cell>
          <table:table-cell table:style-name="ce206" table:content-validation-name="val3" office:value-type="string" calcext:value-type="string">
            <text:p>W H Smith Plc,Gatwick Airport, North Terminal, Gatwick, West Sussex,RH6 0PJ</text:p>
          </table:table-cell>
          <table:table-cell table:style-name="ce53" table:formula="of:=[.E146]-[.C146]+([.D146]&gt;[.B146])" office:value-type="time" office:time-value="PT13H20M00S" calcext:value-type="time">
            <text:p>13:20</text:p>
          </table:table-cell>
          <table:table-cell table:style-name="ce75" table:formula="of:=[.G146]*24-0.3" office:value-type="float" office:value="13.0333333333333" calcext:value-type="float">
            <text:p>13.03</text:p>
          </table:table-cell>
          <table:table-cell table:style-name="ce89" table:formula="of:=[.H146]*[.$P146]" office:value-type="currency" office:currency="GBP" office:value="107.003666666666" calcext:value-type="currency">
            <text:p>£107.00</text:p>
          </table:table-cell>
          <table:table-cell table:style-name="ce89" office:value-type="currency" office:currency="GBP" office:value="93.73" calcext:value-type="currency">
            <text:p>£93.7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2837" calcext:value-type="float">
            <text:p>552837</text:p>
          </table:table-cell>
          <table:table-cell table:style-name="ce40" office:value-type="date" office:date-value="2019-06-12" calcext:value-type="date">
            <text:p>12/06/2019</text:p>
          </table:table-cell>
          <table:table-cell table:style-name="ce53" office:value-type="time" office:time-value="PT06H10M00S" calcext:value-type="time">
            <text:p>06:10</text:p>
          </table:table-cell>
          <table:table-cell table:style-name="ce40" office:value-type="date" office:date-value="2019-06-12" calcext:value-type="date">
            <text:p>12/06/2019</text:p>
          </table:table-cell>
          <table:table-cell table:style-name="ce53" office:value-type="time" office:time-value="PT13H30M00S" calcext:value-type="time">
            <text:p>13:30</text:p>
          </table:table-cell>
          <table:table-cell table:style-name="ce206" table:content-validation-name="val3" office:value-type="string" calcext:value-type="string">
            <text:p>Co-Op Group Limited,38-40 Randlesdown Road, Bellingham, London,SE6 3BT</text:p>
          </table:table-cell>
          <table:table-cell table:style-name="ce53" table:formula="of:=[.E147]-[.C147]+([.D147]&gt;[.B147])" office:value-type="time" office:time-value="PT07H20M00S" calcext:value-type="time">
            <text:p>07:20</text:p>
          </table:table-cell>
          <table:table-cell table:style-name="ce75" table:formula="of:=[.G147]*24-0.3" office:value-type="float" office:value="7.03333333333333" calcext:value-type="float">
            <text:p>7.03</text:p>
          </table:table-cell>
          <table:table-cell table:style-name="ce89" table:formula="of:=[.H147]*[.$P147]" office:value-type="currency" office:currency="GBP" office:value="57.7436666666666" calcext:value-type="currency">
            <text:p>£57.74</text:p>
          </table:table-cell>
          <table:table-cell table:style-name="ce89" office:value-type="currency" office:currency="GBP" office:value="63.63" calcext:value-type="currency">
            <text:p>£63.6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8387" calcext:value-type="float">
            <text:p>578387</text:p>
          </table:table-cell>
          <table:table-cell table:style-name="ce40" office:value-type="date" office:date-value="2019-06-14" calcext:value-type="date">
            <text:p>14/06/2019</text:p>
          </table:table-cell>
          <table:table-cell table:style-name="ce53" office:value-type="time" office:time-value="PT06H00M00S" calcext:value-type="time">
            <text:p>06:00</text:p>
          </table:table-cell>
          <table:table-cell table:style-name="ce40" office:value-type="date" office:date-value="2019-06-14" calcext:value-type="date">
            <text:p>14/06/2019</text:p>
          </table:table-cell>
          <table:table-cell table:style-name="ce53" office:value-type="time" office:time-value="PT18H20M00S" calcext:value-type="time">
            <text:p>18:20</text:p>
          </table:table-cell>
          <table:table-cell table:style-name="ce206" table:content-validation-name="val3" office:value-type="string" calcext:value-type="string">
            <text:p>Claires Accessories Uk Ltd,Unit 2051, Arial Way, Westfield Shopping Centre, White City, London,W12 7GE</text:p>
          </table:table-cell>
          <table:table-cell table:style-name="ce53" table:formula="of:=[.E148]-[.C148]+([.D148]&gt;[.B148])" office:value-type="time" office:time-value="PT12H20M00S" calcext:value-type="time">
            <text:p>12:20</text:p>
          </table:table-cell>
          <table:table-cell table:style-name="ce75" table:formula="of:=[.G148]*24-0.3" office:value-type="float" office:value="12.0333333333333" calcext:value-type="float">
            <text:p>12.03</text:p>
          </table:table-cell>
          <table:table-cell table:style-name="ce89" table:formula="of:=[.H148]*[.$P148]" office:value-type="currency" office:currency="GBP" office:value="98.7936666666664" calcext:value-type="currency">
            <text:p>£98.79</text:p>
          </table:table-cell>
          <table:table-cell table:style-name="ce89" office:value-type="currency" office:currency="GBP" office:value="94.42" calcext:value-type="currency">
            <text:p>£94.42</text:p>
          </table:table-cell>
          <table:table-cell table:style-name="ce161" office:value-type="string" calcext:value-type="string">
            <text:p>28/06/2019 - Period 6/2019</text:p>
          </table:table-cell>
          <table:table-cell table:style-name="ce161"/>
          <table:table-cell table:style-name="ce89" table:formula="of:=SUM([.J142:.J148])" office:value-type="currency" office:currency="GBP" office:value="528.18" calcext:value-type="currency">
            <text:p>£528.1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191" calcext:value-type="float">
            <text:p>568191</text:p>
          </table:table-cell>
          <table:table-cell table:style-name="ce40" office:value-type="date" office:date-value="2019-06-17" calcext:value-type="date">
            <text:p>17/06/2019</text:p>
          </table:table-cell>
          <table:table-cell table:style-name="ce53" office:value-type="time" office:time-value="PT16H00M00S" calcext:value-type="time">
            <text:p>16:00</text:p>
          </table:table-cell>
          <table:table-cell table:style-name="ce40" office:value-type="date" office:date-value="2019-06-18" calcext:value-type="date">
            <text:p>18/06/2019</text:p>
          </table:table-cell>
          <table:table-cell table:style-name="ce53" office:value-type="time" office:time-value="PT00H20M00S" calcext:value-type="time">
            <text:p>00:20</text:p>
          </table:table-cell>
          <table:table-cell table:style-name="ce206" table:content-validation-name="val3" office:value-type="string" calcext:value-type="string">
            <text:p>Poundland Limited,177 Central Road, Worcester Park, Surrey,KT4 8DR</text:p>
          </table:table-cell>
          <table:table-cell table:style-name="ce53" table:formula="of:=[.E149]-[.C149]+([.D149]&gt;[.B149])" office:value-type="time" office:time-value="PT08H20M00S" calcext:value-type="time">
            <text:p>08:20</text:p>
          </table:table-cell>
          <table:table-cell table:style-name="ce75" table:formula="of:=[.G149]*24-0.3" office:value-type="float" office:value="8.03333333333333" calcext:value-type="float">
            <text:p>8.03</text:p>
          </table:table-cell>
          <table:table-cell table:style-name="ce89" table:formula="of:=[.H149]*[.$P149]" office:value-type="currency" office:currency="GBP" office:value="65.9536666666667" calcext:value-type="currency">
            <text:p>£65.95</text:p>
          </table:table-cell>
          <table:table-cell table:style-name="ce89" office:value-type="currency" office:currency="GBP" office:value="52" calcext:value-type="currency">
            <text:p>£52.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055" calcext:value-type="float">
            <text:p>571055</text:p>
          </table:table-cell>
          <table:table-cell table:style-name="ce40" office:value-type="date" office:date-value="2019-06-19" calcext:value-type="date">
            <text:p>19/06/2019</text:p>
          </table:table-cell>
          <table:table-cell table:style-name="ce53" office:value-type="time" office:time-value="PT17H45M00S" calcext:value-type="time">
            <text:p>17:45</text:p>
          </table:table-cell>
          <table:table-cell table:style-name="ce40" office:value-type="date" office:date-value="2019-06-19" calcext:value-type="date">
            <text:p>19/06/2019</text:p>
          </table:table-cell>
          <table:table-cell table:style-name="ce53" office:value-type="time" office:time-value="PT23H45M00S" calcext:value-type="time">
            <text:p>23:45</text:p>
          </table:table-cell>
          <table:table-cell table:style-name="ce206" table:content-validation-name="val3" office:value-type="string" calcext:value-type="string">
            <text:p>Waterstones Booksellers Limited,Unit 5, Southside Shopping Centre, Wandsworth, London,SW18 4TF</text:p>
          </table:table-cell>
          <table:table-cell table:style-name="ce53" table:formula="of:=[.E150]-[.C150]+([.D150]&gt;[.B150])" office:value-type="time" office:time-value="PT06H00M00S" calcext:value-type="time">
            <text:p>06:00</text:p>
          </table:table-cell>
          <table:table-cell table:style-name="ce75" table:formula="of:=[.G150]*24-0.3" office:value-type="float" office:value="5.7" calcext:value-type="float">
            <text:p>5.70</text:p>
          </table:table-cell>
          <table:table-cell table:style-name="ce89" table:formula="of:=[.H150]*[.$P150]" office:value-type="currency" office:currency="GBP" office:value="46.797" calcext:value-type="currency">
            <text:p>£46.80</text:p>
          </table:table-cell>
          <table:table-cell table:style-name="ce89" office:value-type="currency" office:currency="GBP" office:value="47" calcext:value-type="currency">
            <text:p>£47.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2972" calcext:value-type="float">
            <text:p>552972</text:p>
          </table:table-cell>
          <table:table-cell table:style-name="ce40" office:value-type="date" office:date-value="2019-06-21" calcext:value-type="date">
            <text:p>21/06/2019</text:p>
          </table:table-cell>
          <table:table-cell table:style-name="ce53" office:value-type="time" office:time-value="PT06H00M00S" calcext:value-type="time">
            <text:p>06:00</text:p>
          </table:table-cell>
          <table:table-cell table:style-name="ce40" office:value-type="date" office:date-value="2019-06-21" calcext:value-type="date">
            <text:p>21/06/2019</text:p>
          </table:table-cell>
          <table:table-cell table:style-name="ce53" office:value-type="time" office:time-value="PT17H15M00S" calcext:value-type="time">
            <text:p>17:15</text:p>
          </table:table-cell>
          <table:table-cell table:style-name="ce206" table:content-validation-name="val3" office:value-type="string" calcext:value-type="string">
            <text:p>Co-Op Group Limited,227-233 Munster Road, Fulham, London,SW6 6BT</text:p>
          </table:table-cell>
          <table:table-cell table:style-name="ce53" table:formula="of:=[.E151]-[.C151]+([.D151]&gt;[.B151])" office:value-type="time" office:time-value="PT11H15M00S" calcext:value-type="time">
            <text:p>11:15</text:p>
          </table:table-cell>
          <table:table-cell table:style-name="ce75" table:formula="of:=[.G151]*24-0.3" office:value-type="float" office:value="10.95" calcext:value-type="float">
            <text:p>10.95</text:p>
          </table:table-cell>
          <table:table-cell table:style-name="ce89" table:formula="of:=[.H151]*[.$P151]" office:value-type="currency" office:currency="GBP" office:value="89.8995" calcext:value-type="currency">
            <text:p>£89.90</text:p>
          </table:table-cell>
          <table:table-cell table:style-name="ce89" office:value-type="currency" office:currency="GBP" office:value="88.94" calcext:value-type="currency">
            <text:p>£88.94</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21" office:value-type="float" office:value="548916" calcext:value-type="float">
            <text:p>548916</text:p>
          </table:table-cell>
          <table:table-cell table:style-name="ce45" office:value-type="date" office:date-value="2019-06-26" calcext:value-type="date">
            <text:p>26/06/2019</text:p>
          </table:table-cell>
          <table:table-cell table:style-name="ce77" office:value-type="time" office:time-value="PT14H00M00S" calcext:value-type="time">
            <text:p>14:00</text:p>
          </table:table-cell>
          <table:table-cell table:style-name="ce45" office:value-type="date" office:date-value="2019-06-26" calcext:value-type="date">
            <text:p>26/06/2019</text:p>
          </table:table-cell>
          <table:table-cell table:style-name="ce77" office:value-type="time" office:time-value="PT19H00M00S" calcext:value-type="time">
            <text:p>19:00</text:p>
          </table:table-cell>
          <table:table-cell table:style-name="ce104" table:content-validation-name="val3" office:value-type="string" calcext:value-type="string">
            <text:p>Boots UK Limited,Westfield, White City Shopping Centre, Ariel Way, White City, London,W12 7HT</text:p>
          </table:table-cell>
          <table:table-cell table:style-name="ce77" table:formula="of:=[.E152]-[.C152]+([.D152]&gt;[.B152])" office:value-type="time" office:time-value="PT05H00M00S" calcext:value-type="time">
            <text:p>05:00</text:p>
          </table:table-cell>
          <table:table-cell table:style-name="ce125" table:formula="of:=[.G152]*24-0.3" office:value-type="float" office:value="4.7" calcext:value-type="float">
            <text:p>4.70</text:p>
          </table:table-cell>
          <table:table-cell table:style-name="ce135" table:formula="of:=[.H152]*[.$P152]" office:value-type="currency" office:currency="GBP" office:value="38.587" calcext:value-type="currency">
            <text:p>£38.59</text:p>
          </table:table-cell>
          <table:table-cell table:style-name="ce135" office:value-type="currency" office:currency="GBP" office:value="41.05" calcext:value-type="currency">
            <text:p>£41.05</text:p>
          </table:table-cell>
          <table:table-cell table:style-name="ce21" office:value-type="string" calcext:value-type="string">
            <text:p>12/07/2019 - Period 7/2019</text:p>
          </table:table-cell>
          <table:table-cell table:style-name="ce21" table:number-columns-repeated="3"/>
          <table:table-cell table:style-name="ce135"/>
          <table:table-cell table:style-name="ce135" office:value-type="currency" office:currency="GBP" office:value="8.21" calcext:value-type="currency">
            <text:p>£8.21</text:p>
          </table:table-cell>
          <table:table-cell table:style-name="ce21" table:number-columns-repeated="1008"/>
        </table:table-row>
        <table:table-row table:style-name="ro1">
          <table:table-cell table:style-name="ce161" office:value-type="float" office:value="566008" calcext:value-type="float">
            <text:p>566008</text:p>
          </table:table-cell>
          <table:table-cell table:style-name="ce40" office:value-type="date" office:date-value="2019-06-27" calcext:value-type="date">
            <text:p>27/06/2019</text:p>
          </table:table-cell>
          <table:table-cell table:style-name="ce53" office:value-type="time" office:time-value="PT12H30M00S" calcext:value-type="time">
            <text:p>12:30</text:p>
          </table:table-cell>
          <table:table-cell table:style-name="ce40" office:value-type="date" office:date-value="2019-06-27" calcext:value-type="date">
            <text:p>27/06/2019</text:p>
          </table:table-cell>
          <table:table-cell table:style-name="ce53" office:value-type="time" office:time-value="PT22H20M00S" calcext:value-type="time">
            <text:p>22:20</text:p>
          </table:table-cell>
          <table:table-cell table:style-name="ce206" table:content-validation-name="val3" office:value-type="string" calcext:value-type="string">
            <text:p>W H Smith Plc,(Travel) Liverpool St (Broadgate, Western Concourse) Railway Station, Liverpool St, London,EC2M 7QA</text:p>
          </table:table-cell>
          <table:table-cell table:style-name="ce53" table:formula="of:=[.E153]-[.C153]+([.D153]&gt;[.B153])" office:value-type="time" office:time-value="PT09H50M00S" calcext:value-type="time">
            <text:p>09:50</text:p>
          </table:table-cell>
          <table:table-cell table:style-name="ce75" table:formula="of:=[.G153]*24-0.3" office:value-type="float" office:value="9.53333333333333" calcext:value-type="float">
            <text:p>9.53</text:p>
          </table:table-cell>
          <table:table-cell table:style-name="ce89" table:formula="of:=[.H153]*[.$P153]" office:value-type="currency" office:currency="GBP" office:value="78.2686666666667" calcext:value-type="currency">
            <text:p>£78.27</text:p>
          </table:table-cell>
          <table:table-cell table:style-name="ce89" office:value-type="currency" office:currency="GBP" office:value="78" calcext:value-type="currency">
            <text:p>£78.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office:value-type="float" office:value="521241" calcext:value-type="float">
            <text:p>521241</text:p>
          </table:table-cell>
          <table:table-cell office:value-type="date" office:date-value="2019-07-01" calcext:value-type="date">
            <text:p>01/07/2019</text:p>
          </table:table-cell>
          <table:table-cell office:value-type="time" office:time-value="PT14H00M00S" calcext:value-type="time">
            <text:p>14:00</text:p>
          </table:table-cell>
          <table:table-cell office:value-type="date" office:date-value="2019-07-01" calcext:value-type="date">
            <text:p>01/07/2019</text:p>
          </table:table-cell>
          <table:table-cell office:value-type="time" office:time-value="PT20H00M00S" calcext:value-type="time">
            <text:p>20:00</text:p>
          </table:table-cell>
          <table:table-cell table:style-name="ce206" table:content-validation-name="val3" office:value-type="string" calcext:value-type="string">
            <text:p>Boots UK Limited,60-64 George St, Richmond,TW9 1HF</text:p>
          </table:table-cell>
          <table:table-cell table:style-name="ce53" table:formula="of:=[.E154]-[.C154]+([.D154]&gt;[.B154])" office:value-type="time" office:time-value="PT06H00M00S" calcext:value-type="time">
            <text:p>06:00</text:p>
          </table:table-cell>
          <table:table-cell table:style-name="ce75" table:formula="of:=[.G154]*24-0.3" office:value-type="float" office:value="5.7" calcext:value-type="float">
            <text:p>5.70</text:p>
          </table:table-cell>
          <table:table-cell table:style-name="ce89" table:formula="of:=[.H154]*[.$P154]" office:value-type="currency" office:currency="GBP" office:value="46.797" calcext:value-type="currency">
            <text:p>£46.80</text:p>
          </table:table-cell>
          <table:table-cell office:value-type="currency" office:currency="GBP" office:value="50.63" calcext:value-type="currency">
            <text:p>£50.63</text:p>
          </table:table-cell>
          <table:table-cell office:value-type="string" calcext:value-type="string">
            <text:p>26/07/2019 - Period 8/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71071" calcext:value-type="float">
            <text:p>571071</text:p>
          </table:table-cell>
          <table:table-cell table:style-name="ce40" office:value-type="date" office:date-value="2019-07-03" calcext:value-type="date">
            <text:p>03/07/2019</text:p>
          </table:table-cell>
          <table:table-cell table:style-name="ce53" office:value-type="time" office:time-value="PT20H00M00S" calcext:value-type="time">
            <text:p>20:00</text:p>
          </table:table-cell>
          <table:table-cell table:style-name="ce40" office:value-type="date" office:date-value="2019-07-03" calcext:value-type="date">
            <text:p>03/07/2019</text:p>
          </table:table-cell>
          <table:table-cell table:style-name="ce53" office:value-type="time" office:time-value="PT23H50M00S" calcext:value-type="time">
            <text:p>23:50</text:p>
          </table:table-cell>
          <table:table-cell table:style-name="ce206" table:content-validation-name="val3" office:value-type="string" calcext:value-type="string">
            <text:p>Waterstones Booksellers Limited,Unit 5, Ground Floor, Exchange Centre, Putney High St, London,SW15 1TW</text:p>
          </table:table-cell>
          <table:table-cell table:style-name="ce53" table:formula="of:=[.E155]-[.C155]+([.D155]&gt;[.B155])" office:value-type="time" office:time-value="PT03H50M00S" calcext:value-type="time">
            <text:p>03:50</text:p>
          </table:table-cell>
          <table:table-cell table:style-name="ce75" table:formula="of:=[.G155]*24-0.3" office:value-type="float" office:value="3.53333333333333" calcext:value-type="float">
            <text:p>3.53</text:p>
          </table:table-cell>
          <table:table-cell table:style-name="ce89" table:formula="of:=[.H155]*[.$P155]" office:value-type="currency" office:currency="GBP" office:value="29.0086666666666" calcext:value-type="currency">
            <text:p>£29.01</text:p>
          </table:table-cell>
          <table:table-cell table:style-name="ce89" office:value-type="currency" office:currency="GBP" office:value="34.89" calcext:value-type="currency">
            <text:p>£34.89</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215" calcext:value-type="float">
            <text:p>568215</text:p>
          </table:table-cell>
          <table:table-cell table:style-name="ce40" office:value-type="date" office:date-value="2019-07-04" calcext:value-type="date">
            <text:p>04/07/2019</text:p>
          </table:table-cell>
          <table:table-cell table:style-name="ce53" office:value-type="time" office:time-value="PT19H40M00S" calcext:value-type="time">
            <text:p>19:40</text:p>
          </table:table-cell>
          <table:table-cell table:style-name="ce40" office:value-type="date" office:date-value="2019-07-05" calcext:value-type="date">
            <text:p>05/07/2019</text:p>
          </table:table-cell>
          <table:table-cell table:style-name="ce53" office:value-type="time" office:time-value="PT02H00M00S" calcext:value-type="time">
            <text:p>02:00</text:p>
          </table:table-cell>
          <table:table-cell table:style-name="ce206" table:content-validation-name="val3" office:value-type="string" calcext:value-type="string">
            <text:p>Poundland Limited,177 Central Road, Worcester Park, Surrey,KT4 8DR</text:p>
          </table:table-cell>
          <table:table-cell table:style-name="ce53" table:formula="of:=[.E156]-[.C156]+([.D156]&gt;[.B156])" office:value-type="time" office:time-value="PT06H20M00S" calcext:value-type="time">
            <text:p>06:20</text:p>
          </table:table-cell>
          <table:table-cell table:style-name="ce75" table:formula="of:=[.G156]*24-0.3" office:value-type="float" office:value="6.03333333333334" calcext:value-type="float">
            <text:p>6.03</text:p>
          </table:table-cell>
          <table:table-cell table:style-name="ce89" table:formula="of:=[.H156]*[.$P156]" office:value-type="currency" office:currency="GBP" office:value="49.5336666666667" calcext:value-type="currency">
            <text:p>£49.53</text:p>
          </table:table-cell>
          <table:table-cell table:style-name="ce89" office:value-type="currency" office:currency="GBP" office:value="53.37" calcext:value-type="currency">
            <text:p>£53.37</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0964" calcext:value-type="float">
            <text:p>580964</text:p>
          </table:table-cell>
          <table:table-cell table:style-name="ce40" office:value-type="date" office:date-value="2019-07-05" calcext:value-type="date">
            <text:p>05/07/2019</text:p>
          </table:table-cell>
          <table:table-cell table:style-name="ce53" office:value-type="time" office:time-value="PT15H00M00S" calcext:value-type="time">
            <text:p>15:00</text:p>
          </table:table-cell>
          <table:table-cell table:style-name="ce40" office:value-type="date" office:date-value="2019-07-05" calcext:value-type="date">
            <text:p>05/07/2019</text:p>
          </table:table-cell>
          <table:table-cell table:style-name="ce53" office:value-type="time" office:time-value="PT20H30M00S" calcext:value-type="time">
            <text:p>20:30</text:p>
          </table:table-cell>
          <table:table-cell table:style-name="ce206" table:content-validation-name="val6" office:value-type="string" calcext:value-type="string">
            <text:p>Superdrug,41, High Street Walton On Thames Surrey ,KT12 1DH </text:p>
          </table:table-cell>
          <table:table-cell table:style-name="ce53" table:formula="of:=[.E157]-[.C157]+([.D157]&gt;[.B157])" office:value-type="time" office:time-value="PT05H30M00S" calcext:value-type="time">
            <text:p>05:30</text:p>
          </table:table-cell>
          <table:table-cell table:style-name="ce75" table:formula="of:=[.G157]*24-0.3" office:value-type="float" office:value="5.2" calcext:value-type="float">
            <text:p>5.20</text:p>
          </table:table-cell>
          <table:table-cell table:style-name="ce89" table:formula="of:=[.H157]*[.$P157]" office:value-type="currency" office:currency="GBP" office:value="42.692" calcext:value-type="currency">
            <text:p>£42.69</text:p>
          </table:table-cell>
          <table:table-cell table:style-name="ce89" office:value-type="currency" office:currency="GBP" office:value="45.84" calcext:value-type="currency">
            <text:p>£45.84</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379" calcext:value-type="float">
            <text:p>559379</text:p>
          </table:table-cell>
          <table:table-cell table:style-name="ce40" office:value-type="date" office:date-value="2019-07-08" calcext:value-type="date">
            <text:p>08/07/2019</text:p>
          </table:table-cell>
          <table:table-cell table:style-name="ce53" office:value-type="time" office:time-value="PT17H00M00S" calcext:value-type="time">
            <text:p>17:00</text:p>
          </table:table-cell>
          <table:table-cell table:style-name="ce40" office:value-type="date" office:date-value="2019-07-08" calcext:value-type="date">
            <text:p>08/07/2019</text:p>
          </table:table-cell>
          <table:table-cell table:style-name="ce53" office:value-type="time" office:time-value="PT23H00M00S" calcext:value-type="time">
            <text:p>23:00</text:p>
          </table:table-cell>
          <table:table-cell table:style-name="ce206" table:content-validation-name="val6" office:value-type="string" calcext:value-type="string">
            <text:p>Superdrug,36 St John's Rd, Battersea, London,SW11 1PW</text:p>
          </table:table-cell>
          <table:table-cell table:style-name="ce53" table:formula="of:=[.E158]-[.C158]+([.D158]&gt;[.B158])" office:value-type="time" office:time-value="PT06H00M00S" calcext:value-type="time">
            <text:p>06:00</text:p>
          </table:table-cell>
          <table:table-cell table:style-name="ce75" table:formula="of:=[.G158]*24-0.3" office:value-type="float" office:value="5.7" calcext:value-type="float">
            <text:p>5.70</text:p>
          </table:table-cell>
          <table:table-cell table:style-name="ce89" table:formula="of:=[.H158]*[.$P158]" office:value-type="currency" office:currency="GBP" office:value="46.797" calcext:value-type="currency">
            <text:p>£46.8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274" calcext:value-type="float">
            <text:p>568274</text:p>
          </table:table-cell>
          <table:table-cell table:style-name="ce40" office:value-type="date" office:date-value="2019-07-10" calcext:value-type="date">
            <text:p>10/07/2019</text:p>
          </table:table-cell>
          <table:table-cell table:style-name="ce53" office:value-type="time" office:time-value="PT15H00M00S" calcext:value-type="time">
            <text:p>15:00</text:p>
          </table:table-cell>
          <table:table-cell table:style-name="ce40" office:value-type="date" office:date-value="2019-07-10" calcext:value-type="date">
            <text:p>10/07/2019</text:p>
          </table:table-cell>
          <table:table-cell table:style-name="ce53" office:value-type="time" office:time-value="PT23H00M00S" calcext:value-type="time">
            <text:p>23:00</text:p>
          </table:table-cell>
          <table:table-cell table:style-name="ce206" table:content-validation-name="val3" office:value-type="string" calcext:value-type="string">
            <text:p>Poundland Limited,46 High St, Epsom,KT19 8AJ</text:p>
          </table:table-cell>
          <table:table-cell table:style-name="ce53" table:formula="of:=[.E159]-[.C159]+([.D159]&gt;[.B159])" office:value-type="time" office:time-value="PT08H00M00S" calcext:value-type="time">
            <text:p>08:00</text:p>
          </table:table-cell>
          <table:table-cell table:style-name="ce75" table:formula="of:=[.G159]*24-0.3" office:value-type="float" office:value="7.7" calcext:value-type="float">
            <text:p>7.70</text:p>
          </table:table-cell>
          <table:table-cell table:style-name="ce89" table:formula="of:=[.H159]*[.$P159]" office:value-type="currency" office:currency="GBP" office:value="63.217" calcext:value-type="currency">
            <text:p>£63.22</text:p>
          </table:table-cell>
          <table:table-cell table:style-name="ce89" office:value-type="currency" office:currency="GBP" office:value="64.31" calcext:value-type="currency">
            <text:p>£64.31</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375" calcext:value-type="float">
            <text:p>559375</text:p>
          </table:table-cell>
          <table:table-cell table:style-name="ce40" office:value-type="date" office:date-value="2019-07-12" calcext:value-type="date">
            <text:p>12/07/2019</text:p>
          </table:table-cell>
          <table:table-cell table:style-name="ce53" office:value-type="time" office:time-value="PT17H30M00S" calcext:value-type="time">
            <text:p>17:30</text:p>
          </table:table-cell>
          <table:table-cell table:style-name="ce40" office:value-type="date" office:date-value="2019-07-13" calcext:value-type="date">
            <text:p>13/07/2019</text:p>
          </table:table-cell>
          <table:table-cell table:style-name="ce53" office:value-type="time" office:time-value="PT00H00M00S" calcext:value-type="time">
            <text:p>00:00</text:p>
          </table:table-cell>
          <table:table-cell table:style-name="ce206" table:content-validation-name="val6" office:value-type="string" calcext:value-type="string">
            <text:p>Superdrug,156-158 Clapham High St, Clapham, London,SW4 7UG</text:p>
          </table:table-cell>
          <table:table-cell table:style-name="ce53" table:formula="of:=[.E160]-[.C160]+([.D160]&gt;[.B160])" office:value-type="time" office:time-value="PT06H30M00S" calcext:value-type="time">
            <text:p>06:30</text:p>
          </table:table-cell>
          <table:table-cell table:style-name="ce75" table:formula="of:=[.G160]*24-0.3" office:value-type="float" office:value="6.2" calcext:value-type="float">
            <text:p>6.20</text:p>
          </table:table-cell>
          <table:table-cell table:style-name="ce89" table:formula="of:=[.H160]*[.$P160]" office:value-type="currency" office:currency="GBP" office:value="50.902" calcext:value-type="currency">
            <text:p>£50.9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0694" calcext:value-type="float">
            <text:p>580694</text:p>
          </table:table-cell>
          <table:table-cell table:style-name="ce40" office:value-type="date" office:date-value="2019-07-15" calcext:value-type="date">
            <text:p>15/07/2019</text:p>
          </table:table-cell>
          <table:table-cell table:style-name="ce53" office:value-type="time" office:time-value="PT17H00M00S" calcext:value-type="time">
            <text:p>17:00</text:p>
          </table:table-cell>
          <table:table-cell table:style-name="ce40" office:value-type="date" office:date-value="2019-07-15" calcext:value-type="date">
            <text:p>15/07/2019</text:p>
          </table:table-cell>
          <table:table-cell table:style-name="ce53" office:value-type="time" office:time-value="PT23H00M00S" calcext:value-type="time">
            <text:p>23:00</text:p>
          </table:table-cell>
          <table:table-cell table:style-name="ce206" table:content-validation-name="val3" office:value-type="string" calcext:value-type="string">
            <text:p>Wilkinson Group PLC,146/152, Clarence Street, Kingston Upon Thames, Surrey,KT1 1QP</text:p>
          </table:table-cell>
          <table:table-cell table:style-name="ce53" table:formula="of:=[.E161]-[.C161]+([.D161]&gt;[.B161])" office:value-type="time" office:time-value="PT06H00M00S" calcext:value-type="time">
            <text:p>06:00</text:p>
          </table:table-cell>
          <table:table-cell table:style-name="ce75" table:formula="of:=[.G161]*24-0.3" office:value-type="float" office:value="5.7" calcext:value-type="float">
            <text:p>5.70</text:p>
          </table:table-cell>
          <table:table-cell table:style-name="ce89" table:formula="of:=[.H161]*[.$P161]" office:value-type="currency" office:currency="GBP" office:value="46.797" calcext:value-type="currency">
            <text:p>£46.8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0695" calcext:value-type="float">
            <text:p>580695</text:p>
          </table:table-cell>
          <table:table-cell table:style-name="ce40" office:value-type="date" office:date-value="2019-07-16" calcext:value-type="date">
            <text:p>16/07/2019</text:p>
          </table:table-cell>
          <table:table-cell table:style-name="ce53" office:value-type="time" office:time-value="PT17H00M00S" calcext:value-type="time">
            <text:p>17:00</text:p>
          </table:table-cell>
          <table:table-cell table:style-name="ce40" office:value-type="date" office:date-value="2019-07-16" calcext:value-type="date">
            <text:p>16/07/2019</text:p>
          </table:table-cell>
          <table:table-cell table:style-name="ce53" office:value-type="time" office:time-value="PT23H30M00S" calcext:value-type="time">
            <text:p>23:30</text:p>
          </table:table-cell>
          <table:table-cell table:style-name="ce206" table:content-validation-name="val3" office:value-type="string" calcext:value-type="string">
            <text:p>Wilkinson Group PLC,78-80 High St, Epsom,KT19 8BA</text:p>
          </table:table-cell>
          <table:table-cell table:style-name="ce53" table:formula="of:=[.E162]-[.C162]+([.D162]&gt;[.B162])" office:value-type="time" office:time-value="PT06H30M00S" calcext:value-type="time">
            <text:p>06:30</text:p>
          </table:table-cell>
          <table:table-cell table:style-name="ce75" table:formula="of:=[.G162]*24-0.3" office:value-type="float" office:value="6.2" calcext:value-type="float">
            <text:p>6.20</text:p>
          </table:table-cell>
          <table:table-cell table:style-name="ce89" table:formula="of:=[.H162]*[.$P162]" office:value-type="currency" office:currency="GBP" office:value="50.902" calcext:value-type="currency">
            <text:p>£50.9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20758" calcext:value-type="float">
            <text:p>520758</text:p>
          </table:table-cell>
          <table:table-cell table:style-name="ce40" office:value-type="date" office:date-value="2019-07-22" calcext:value-type="date">
            <text:p>22/07/2019</text:p>
          </table:table-cell>
          <table:table-cell table:style-name="ce53" office:value-type="time" office:time-value="PT14H00M00S" calcext:value-type="time">
            <text:p>14:00</text:p>
          </table:table-cell>
          <table:table-cell table:style-name="ce40" office:value-type="date" office:date-value="2019-07-22" calcext:value-type="date">
            <text:p>22/07/2019</text:p>
          </table:table-cell>
          <table:table-cell table:style-name="ce53" office:value-type="time" office:time-value="PT20H10M00S" calcext:value-type="time">
            <text:p>20:10</text:p>
          </table:table-cell>
          <table:table-cell table:style-name="ce206" table:content-validation-name="val3" office:value-type="string" calcext:value-type="string">
            <text:p>Boots UK Limited,Unit 9 The Tandem Centre, London,SW19 2TY</text:p>
          </table:table-cell>
          <table:table-cell table:style-name="ce53" table:formula="of:=[.E163]-[.C163]+([.D163]&gt;[.B163])" office:value-type="time" office:time-value="PT06H10M00S" calcext:value-type="time">
            <text:p>06:10</text:p>
          </table:table-cell>
          <table:table-cell table:style-name="ce75" table:formula="of:=[.G163]*24-0.3" office:value-type="float" office:value="5.86666666666667" calcext:value-type="float">
            <text:p>5.87</text:p>
          </table:table-cell>
          <table:table-cell table:style-name="ce89" table:formula="of:=[.H163]*[.$P163]" office:value-type="currency" office:currency="GBP" office:value="48.1653333333333" calcext:value-type="currency">
            <text:p>£48.17</text:p>
          </table:table-cell>
          <table:table-cell table:style-name="ce89" office:value-type="currency" office:currency="GBP" office:value="47.89" calcext:value-type="currency">
            <text:p>£47.89</text:p>
          </table:table-cell>
          <table:table-cell table:style-name="ce161"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26" office:value-type="float" office:value="520963" calcext:value-type="float">
            <text:p>520963</text:p>
          </table:table-cell>
          <table:table-cell table:style-name="ce48" office:value-type="date" office:date-value="2019-07-24" calcext:value-type="date">
            <text:p>24/07/2019</text:p>
          </table:table-cell>
          <table:table-cell table:style-name="ce87" office:value-type="time" office:time-value="PT14H00M00S" calcext:value-type="time">
            <text:p>14:00</text:p>
          </table:table-cell>
          <table:table-cell table:style-name="ce48" office:value-type="date" office:date-value="2019-07-24" calcext:value-type="date">
            <text:p>24/07/2019</text:p>
          </table:table-cell>
          <table:table-cell table:style-name="ce87" office:value-type="time" office:time-value="PT21H30M00S" calcext:value-type="time">
            <text:p>21:30</text:p>
          </table:table-cell>
          <table:table-cell table:style-name="ce111" table:content-validation-name="val3" office:value-type="string" calcext:value-type="string">
            <text:p>Boots UK Limited,Msu2 Lower Thames Walk, Bluewater Shopping Centre, Greenhithe, Kent,DA9 9SJ</text:p>
          </table:table-cell>
          <table:table-cell table:style-name="ce87" table:formula="of:=[.E164]-[.C164]+([.D164]&gt;[.B164])" office:value-type="time" office:time-value="PT07H30M00S" calcext:value-type="time">
            <text:p>07:30</text:p>
          </table:table-cell>
          <table:table-cell table:style-name="ce130" table:formula="of:=[.G164]*24-0.3" office:value-type="float" office:value="7.2" calcext:value-type="float">
            <text:p>7.20</text:p>
          </table:table-cell>
          <table:table-cell table:style-name="ce141" table:formula="of:=[.H164]*[.$P164]" office:value-type="currency" office:currency="GBP" office:value="59.112" calcext:value-type="currency">
            <text:p>£59.11</text:p>
          </table:table-cell>
          <table:table-cell table:style-name="ce141" office:value-type="currency" office:currency="GBP" office:value="58.84" calcext:value-type="currency">
            <text:p>£58.84</text:p>
          </table:table-cell>
          <table:table-cell table:style-name="ce26" office:value-type="string" calcext:value-type="string">
            <text:p>09/08/2019 - Period 9/2019</text:p>
          </table:table-cell>
          <table:table-cell table:style-name="ce26" table:number-columns-repeated="3"/>
          <table:table-cell table:style-name="ce141"/>
          <table:table-cell table:style-name="ce141" office:value-type="currency" office:currency="GBP" office:value="8.21" calcext:value-type="currency">
            <text:p>£8.21</text:p>
          </table:table-cell>
          <table:table-cell table:style-name="ce26" table:number-columns-repeated="1008"/>
        </table:table-row>
        <table:table-row table:style-name="ro1">
          <table:table-cell table:style-name="ce161" office:value-type="float" office:value="571594" calcext:value-type="float">
            <text:p>571594</text:p>
          </table:table-cell>
          <table:table-cell table:style-name="ce40" office:value-type="date" office:date-value="2019-07-26" calcext:value-type="date">
            <text:p>26/07/2019</text:p>
          </table:table-cell>
          <table:table-cell table:style-name="ce53" office:value-type="time" office:time-value="PT08H00M00S" calcext:value-type="time">
            <text:p>08:00</text:p>
          </table:table-cell>
          <table:table-cell table:style-name="ce40" office:value-type="date" office:date-value="2019-07-26" calcext:value-type="date">
            <text:p>26/07/2019</text:p>
          </table:table-cell>
          <table:table-cell table:style-name="ce53" office:value-type="time" office:time-value="PT15H30M00S" calcext:value-type="time">
            <text:p>15:30</text:p>
          </table:table-cell>
          <table:table-cell table:style-name="ce206" table:content-validation-name="val3" office:value-type="string" calcext:value-type="string">
            <text:p>Euro Car Parts Limited,Unit 1b, 40 - 62 Gatwick Road, Crawley, West Sussex,RH10 9AN</text:p>
          </table:table-cell>
          <table:table-cell table:style-name="ce53" table:formula="of:=[.E165]-[.C165]+([.D165]&gt;[.B165])" office:value-type="time" office:time-value="PT07H30M00S" calcext:value-type="time">
            <text:p>07:30</text:p>
          </table:table-cell>
          <table:table-cell table:style-name="ce75" table:formula="of:=[.G165]*24-0.3" office:value-type="float" office:value="7.2" calcext:value-type="float">
            <text:p>7.20</text:p>
          </table:table-cell>
          <table:table-cell table:style-name="ce89" table:formula="of:=[.H165]*[.$P165]" office:value-type="currency" office:currency="GBP" office:value="59.112" calcext:value-type="currency">
            <text:p>£59.11</text:p>
          </table:table-cell>
          <table:table-cell table:style-name="ce89" office:value-type="currency" office:currency="GBP" office:value="58.84" calcext:value-type="currency">
            <text:p>£58.84</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244" calcext:value-type="float">
            <text:p>568244</text:p>
          </table:table-cell>
          <table:table-cell table:style-name="ce40" office:value-type="date" office:date-value="2019-07-29" calcext:value-type="date">
            <text:p>29/07/2019</text:p>
          </table:table-cell>
          <table:table-cell table:style-name="ce53" office:value-type="time" office:time-value="PT15H00M00S" calcext:value-type="time">
            <text:p>15:00</text:p>
          </table:table-cell>
          <table:table-cell table:style-name="ce40" office:value-type="date" office:date-value="2019-07-29" calcext:value-type="date">
            <text:p>29/07/2019</text:p>
          </table:table-cell>
          <table:table-cell table:style-name="ce53" office:value-type="time" office:time-value="PT23H50M00S" calcext:value-type="time">
            <text:p>23:50</text:p>
          </table:table-cell>
          <table:table-cell table:style-name="ce206" table:content-validation-name="val3" office:value-type="string" calcext:value-type="string">
            <text:p>Poundland Limited,167-169 High Street, Chatham, Kent,ME4 4BA</text:p>
          </table:table-cell>
          <table:table-cell table:style-name="ce53" table:formula="of:=[.E166]-[.C166]+([.D166]&gt;[.B166])" office:value-type="time" office:time-value="PT08H50M00S" calcext:value-type="time">
            <text:p>08:50</text:p>
          </table:table-cell>
          <table:table-cell table:style-name="ce75" table:formula="of:=[.G166]*24-0.3" office:value-type="float" office:value="8.53333333333333" calcext:value-type="float">
            <text:p>8.53</text:p>
          </table:table-cell>
          <table:table-cell table:style-name="ce89" table:formula="of:=[.H166]*[.$P166]"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2332" calcext:value-type="float">
            <text:p>582332</text:p>
          </table:table-cell>
          <table:table-cell table:style-name="ce40" office:value-type="date" office:date-value="2019-07-31" calcext:value-type="date">
            <text:p>31/07/2019</text:p>
          </table:table-cell>
          <table:table-cell table:style-name="ce53" office:value-type="time" office:time-value="PT17H00M00S" calcext:value-type="time">
            <text:p>17:00</text:p>
          </table:table-cell>
          <table:table-cell table:style-name="ce40" office:value-type="date" office:date-value="2019-07-31" calcext:value-type="date">
            <text:p>31/07/2019</text:p>
          </table:table-cell>
          <table:table-cell table:style-name="ce53" office:value-type="time" office:time-value="PT23H45M00S" calcext:value-type="time">
            <text:p>23:45</text:p>
          </table:table-cell>
          <table:table-cell table:style-name="ce206" table:content-validation-name="val6" office:value-type="string" calcext:value-type="string">
            <text:p>Poundland Limited,Butterfly Walk, Denmark Hill, Camberwell, London,SE5 8RW</text:p>
          </table:table-cell>
          <table:table-cell table:style-name="ce53" table:formula="of:=[.E167]-[.C167]+([.D167]&gt;[.B167])" office:value-type="time" office:time-value="PT06H45M00S" calcext:value-type="time">
            <text:p>06:45</text:p>
          </table:table-cell>
          <table:table-cell table:style-name="ce75" table:formula="of:=[.G167]*24-0.3" office:value-type="float" office:value="6.45" calcext:value-type="float">
            <text:p>6.45</text:p>
          </table:table-cell>
          <table:table-cell table:style-name="ce89" table:formula="of:=[.H167]*[.$P167]" office:value-type="currency" office:currency="GBP" office:value="52.9545" calcext:value-type="currency">
            <text:p>£52.9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5942" calcext:value-type="float">
            <text:p>555942</text:p>
          </table:table-cell>
          <table:table-cell table:style-name="ce40" office:value-type="date" office:date-value="2019-08-02" calcext:value-type="date">
            <text:p>02/08/2019</text:p>
          </table:table-cell>
          <table:table-cell table:style-name="ce53" office:value-type="time" office:time-value="PT07H00M00S" calcext:value-type="time">
            <text:p>07:00</text:p>
          </table:table-cell>
          <table:table-cell table:style-name="ce40" office:value-type="date" office:date-value="2019-08-02" calcext:value-type="date">
            <text:p>02/08/2019</text:p>
          </table:table-cell>
          <table:table-cell table:style-name="ce53" office:value-type="time" office:time-value="PT12H20M00S" calcext:value-type="time">
            <text:p>12:20</text:p>
          </table:table-cell>
          <table:table-cell table:style-name="ce206" table:content-validation-name="val3" office:value-type="string" calcext:value-type="string">
            <text:p>Co-Op Group Limited,51-53 Green Lane, Addlestone,KT15 2TX</text:p>
          </table:table-cell>
          <table:table-cell table:style-name="ce53" table:formula="of:=[.E168]-[.C168]+([.D168]&gt;[.B168])" office:value-type="time" office:time-value="PT05H20M00S" calcext:value-type="time">
            <text:p>05:20</text:p>
          </table:table-cell>
          <table:table-cell table:style-name="ce75" table:formula="of:=[.G168]*24-0.3" office:value-type="float" office:value="5.03333333333333" calcext:value-type="float">
            <text:p>5.03</text:p>
          </table:table-cell>
          <table:table-cell table:style-name="ce89" table:formula="of:=[.H168]*[.$P168]" office:value-type="currency" office:currency="GBP" office:value="41.3236666666666" calcext:value-type="currency">
            <text:p>£41.32</text:p>
          </table:table-cell>
          <table:table-cell table:style-name="ce89" office:value-type="currency" office:currency="GBP" office:value="41.5" calcext:value-type="currency">
            <text:p>£41.5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315" calcext:value-type="float">
            <text:p>568315</text:p>
          </table:table-cell>
          <table:table-cell table:style-name="ce40" office:value-type="date" office:date-value="2019-08-05" calcext:value-type="date">
            <text:p>05/08/2019</text:p>
          </table:table-cell>
          <table:table-cell table:style-name="ce53" office:value-type="time" office:time-value="PT17H00M00S" calcext:value-type="time">
            <text:p>17:00</text:p>
          </table:table-cell>
          <table:table-cell table:style-name="ce40" office:value-type="date" office:date-value="2019-08-06" calcext:value-type="date">
            <text:p>06/08/2019</text:p>
          </table:table-cell>
          <table:table-cell table:style-name="ce53" office:value-type="time" office:time-value="PT00H00M00S" calcext:value-type="time">
            <text:p>00:00</text:p>
          </table:table-cell>
          <table:table-cell table:style-name="ce206" table:content-validation-name="val3" office:value-type="string" calcext:value-type="string">
            <text:p>Poundland Limited,Unit 37, Central Mall, The Wandsworth Shopping Centre, Wandsworth,SW18 4TE</text:p>
          </table:table-cell>
          <table:table-cell table:style-name="ce53" table:formula="of:=[.E169]-[.C169]+([.D169]&gt;[.B169])" office:value-type="time" office:time-value="PT07H00M00S" calcext:value-type="time">
            <text:p>07:00</text:p>
          </table:table-cell>
          <table:table-cell table:style-name="ce75" table:formula="of:=[.G169]*24-0.3" office:value-type="float" office:value="6.7" calcext:value-type="float">
            <text:p>6.70</text:p>
          </table:table-cell>
          <table:table-cell table:style-name="ce89" table:formula="of:=[.H169]*[.$P169]" office:value-type="currency" office:currency="GBP" office:value="50.25" calcext:value-type="currency">
            <text:p>£50.2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7.5" calcext:value-type="currency">
            <text:p>£7.50</text:p>
          </table:table-cell>
          <table:table-cell table:style-name="ce161" table:number-columns-repeated="1008"/>
        </table:table-row>
        <table:table-row table:style-name="ro1">
          <table:table-cell table:style-name="ce161" office:value-type="float" office:value="559257" calcext:value-type="float">
            <text:p>559257</text:p>
          </table:table-cell>
          <table:table-cell table:style-name="ce40" office:value-type="date" office:date-value="2019-08-07" calcext:value-type="date">
            <text:p>07/08/2019</text:p>
          </table:table-cell>
          <table:table-cell table:style-name="ce53" office:value-type="time" office:time-value="PT17H15M00S" calcext:value-type="time">
            <text:p>17:15</text:p>
          </table:table-cell>
          <table:table-cell table:style-name="ce40" office:value-type="date" office:date-value="2019-08-07" calcext:value-type="date">
            <text:p>07/08/2019</text:p>
          </table:table-cell>
          <table:table-cell table:style-name="ce53" office:value-type="time" office:time-value="PT22H45M00S" calcext:value-type="time">
            <text:p>22:45</text:p>
          </table:table-cell>
          <table:table-cell table:style-name="ce206" table:content-validation-name="val6" office:value-type="string" calcext:value-type="string">
            <text:p>Superdrug,19/20 The Broadway Southall Middlesex ,UB1 1JR</text:p>
          </table:table-cell>
          <table:table-cell table:style-name="ce53" table:formula="of:=[.E170]-[.C170]+([.D170]&gt;[.B170])" office:value-type="time" office:time-value="PT05H30M00S" calcext:value-type="time">
            <text:p>05:30</text:p>
          </table:table-cell>
          <table:table-cell table:style-name="ce75" table:formula="of:=[.G170]*24-0.3" office:value-type="float" office:value="5.2" calcext:value-type="float">
            <text:p>5.20</text:p>
          </table:table-cell>
          <table:table-cell table:style-name="ce89" table:formula="of:=[.H170]*[.$P170]" office:value-type="currency" office:currency="GBP" office:value="42.692" calcext:value-type="currency">
            <text:p>£42.69</text:p>
          </table:table-cell>
          <table:table-cell table:style-name="ce89" office:value-type="currency" office:currency="GBP" office:value="46.52" calcext:value-type="currency">
            <text:p>£46.52</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595" calcext:value-type="float">
            <text:p>571595</text:p>
          </table:table-cell>
          <table:table-cell table:style-name="ce40" office:value-type="date" office:date-value="2019-08-09" calcext:value-type="date">
            <text:p>09/08/2019</text:p>
          </table:table-cell>
          <table:table-cell table:style-name="ce53" office:value-type="time" office:time-value="PT07H30M00S" calcext:value-type="time">
            <text:p>07:30</text:p>
          </table:table-cell>
          <table:table-cell table:style-name="ce40" office:value-type="date" office:date-value="2019-08-09" calcext:value-type="date">
            <text:p>09/08/2019</text:p>
          </table:table-cell>
          <table:table-cell table:style-name="ce53" office:value-type="time" office:time-value="PT15H15M00S" calcext:value-type="time">
            <text:p>15:15</text:p>
          </table:table-cell>
          <table:table-cell table:style-name="ce206" table:content-validation-name="val3" office:value-type="string" calcext:value-type="string">
            <text:p>Euro Car Parts Limited,13d Euroways, Wood Close, Mills Road, Quarry Wood, Maidstone,ME20 7NA</text:p>
          </table:table-cell>
          <table:table-cell table:style-name="ce53" table:formula="of:=[.E171]-[.C171]+([.D171]&gt;[.B171])" office:value-type="time" office:time-value="PT07H45M00S" calcext:value-type="time">
            <text:p>07:45</text:p>
          </table:table-cell>
          <table:table-cell table:style-name="ce75" table:formula="of:=[.G171]*24-0.3" office:value-type="float" office:value="7.45" calcext:value-type="float">
            <text:p>7.45</text:p>
          </table:table-cell>
          <table:table-cell table:style-name="ce89" table:formula="of:=[.H171]*[.$P171]" office:value-type="currency" office:currency="GBP" office:value="61.1645" calcext:value-type="currency">
            <text:p>£61.16</text:p>
          </table:table-cell>
          <table:table-cell table:style-name="ce89" office:value-type="currency" office:currency="GBP" office:value="60.89" calcext:value-type="currency">
            <text:p>£60.89</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2481" calcext:value-type="float">
            <text:p>582481</text:p>
          </table:table-cell>
          <table:table-cell table:style-name="ce40" office:value-type="date" office:date-value="2019-08-12" calcext:value-type="date">
            <text:p>12/08/2019</text:p>
          </table:table-cell>
          <table:table-cell table:style-name="ce53" office:value-type="time" office:time-value="PT16H00M00S" calcext:value-type="time">
            <text:p>16:00</text:p>
          </table:table-cell>
          <table:table-cell table:style-name="ce40" office:value-type="date" office:date-value="2019-08-12" calcext:value-type="date">
            <text:p>12/08/2019</text:p>
          </table:table-cell>
          <table:table-cell table:style-name="ce53" office:value-type="time" office:time-value="PT17H30M00S" calcext:value-type="time">
            <text:p>17:30</text:p>
          </table:table-cell>
          <table:table-cell table:style-name="ce206" table:content-validation-name="val3" office:value-type="string" calcext:value-type="string">
            <text:p>Poundland Limited,118 High Street, Waltham Cross, London,EN8 7BX</text:p>
          </table:table-cell>
          <table:table-cell table:style-name="ce53" table:formula="of:=[.E172]-[.C172]+([.D172]&gt;[.B172])" office:value-type="time" office:time-value="PT01H30M00S" calcext:value-type="time">
            <text:p>01:30</text:p>
          </table:table-cell>
          <table:table-cell table:style-name="ce75" table:formula="of:=[.G172]*24-0.3" office:value-type="float" office:value="1.2" calcext:value-type="float">
            <text:p>1.20</text:p>
          </table:table-cell>
          <table:table-cell table:style-name="ce89" table:formula="of:=[.H172]*[.$P172]" office:value-type="currency" office:currency="GBP" office:value="9.852" calcext:value-type="currency">
            <text:p>£9.85</text:p>
          </table:table-cell>
          <table:table-cell table:style-name="ce89" office:value-type="string" calcext:value-type="string">
            <text:p>Job cancelled by Poundland on the spot due to lacking of supervisor</text:p>
          </table:table-cell>
          <table:table-cell table:style-name="ce100"/>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087" calcext:value-type="float">
            <text:p>571087</text:p>
          </table:table-cell>
          <table:table-cell table:style-name="ce40" office:value-type="date" office:date-value="2019-08-14" calcext:value-type="date">
            <text:p>14/08/2019</text:p>
          </table:table-cell>
          <table:table-cell table:style-name="ce53" office:value-type="time" office:time-value="PT17H30M00S" calcext:value-type="time">
            <text:p>17:30</text:p>
          </table:table-cell>
          <table:table-cell table:style-name="ce40" office:value-type="date" office:date-value="2019-08-14" calcext:value-type="date">
            <text:p>14/08/2019</text:p>
          </table:table-cell>
          <table:table-cell table:style-name="ce53" office:value-type="time" office:time-value="PT22H30M00S" calcext:value-type="time">
            <text:p>22:30</text:p>
          </table:table-cell>
          <table:table-cell table:style-name="ce206" table:content-validation-name="val3" office:value-type="string" calcext:value-type="string">
            <text:p>Waterstones Booksellers Limited,Unit 12-13, Heart Shopping Centre, High Street, Walton-Upon-Thames, Surrey,KT12 1BZ</text:p>
          </table:table-cell>
          <table:table-cell table:style-name="ce53" table:formula="of:=[.E173]-[.C173]+([.D173]&gt;[.B173])" office:value-type="time" office:time-value="PT05H00M00S" calcext:value-type="time">
            <text:p>05:00</text:p>
          </table:table-cell>
          <table:table-cell table:style-name="ce75" table:formula="of:=[.G173]*24-0.3" office:value-type="float" office:value="4.7" calcext:value-type="float">
            <text:p>4.70</text:p>
          </table:table-cell>
          <table:table-cell table:style-name="ce89" table:formula="of:=[.H173]*[.$P173]" office:value-type="currency" office:currency="GBP" office:value="38.587" calcext:value-type="currency">
            <text:p>£38.59</text:p>
          </table:table-cell>
          <table:table-cell table:style-name="ce89" office:value-type="currency" office:currency="GBP" office:value="41.05" calcext:value-type="currency">
            <text:p>£41.05</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8284" calcext:value-type="float">
            <text:p>568284</text:p>
          </table:table-cell>
          <table:table-cell table:style-name="ce40" office:value-type="date" office:date-value="2019-08-19" calcext:value-type="date">
            <text:p>19/08/2019</text:p>
          </table:table-cell>
          <table:table-cell table:style-name="ce53" office:value-type="time" office:time-value="PT17H00M00S" calcext:value-type="time">
            <text:p>17:00</text:p>
          </table:table-cell>
          <table:table-cell table:style-name="ce40" office:value-type="date" office:date-value="2019-08-20" calcext:value-type="date">
            <text:p>20/08/2019</text:p>
          </table:table-cell>
          <table:table-cell table:style-name="ce53" office:value-type="time" office:time-value="PT01H50M00S" calcext:value-type="time">
            <text:p>01:50</text:p>
          </table:table-cell>
          <table:table-cell table:style-name="ce206" table:content-validation-name="val3" office:value-type="string" calcext:value-type="string">
            <text:p>Poundland Limited,44-50A, The Broadway Shopping Centre, Southall, Middlesex,UB1 1QB</text:p>
          </table:table-cell>
          <table:table-cell table:style-name="ce53" table:formula="of:=[.E174]-[.C174]+([.D174]&gt;[.B174])" office:value-type="time" office:time-value="PT08H50M00S" calcext:value-type="time">
            <text:p>08:50</text:p>
          </table:table-cell>
          <table:table-cell table:style-name="ce75" table:formula="of:=[.G174]*24-0.3" office:value-type="float" office:value="8.53333333333333" calcext:value-type="float">
            <text:p>8.53</text:p>
          </table:table-cell>
          <table:table-cell table:style-name="ce89" table:formula="of:=[.H174]*[.$P174]"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8308" calcext:value-type="float">
            <text:p>578308</text:p>
          </table:table-cell>
          <table:table-cell table:style-name="ce40" office:value-type="date" office:date-value="2019-08-23" calcext:value-type="date">
            <text:p>23/08/2019</text:p>
          </table:table-cell>
          <table:table-cell table:style-name="ce53" office:value-type="time" office:time-value="PT08H10M00S" calcext:value-type="time">
            <text:p>08:10</text:p>
          </table:table-cell>
          <table:table-cell table:style-name="ce40" office:value-type="date" office:date-value="2019-08-23" calcext:value-type="date">
            <text:p>23/08/2019</text:p>
          </table:table-cell>
          <table:table-cell table:style-name="ce53" office:value-type="time" office:time-value="PT09H30M00S" calcext:value-type="time">
            <text:p>09:30</text:p>
          </table:table-cell>
          <table:table-cell table:style-name="ce206" table:content-validation-name="val5" office:value-type="string" calcext:value-type="string">
            <text:p>Hallhuber GmbH,Ariel Way, Westfield, White City, London,W12 7GF</text:p>
          </table:table-cell>
          <table:table-cell table:style-name="ce53" table:formula="of:=[.E175]-[.C175]+([.D175]&gt;[.B175])" office:value-type="time" office:time-value="PT01H20M00S" calcext:value-type="time">
            <text:p>01:20</text:p>
          </table:table-cell>
          <table:table-cell table:style-name="ce75" table:formula="of:=[.G175]*24-0.3" office:value-type="float" office:value="1.03333333333333" calcext:value-type="float">
            <text:p>1.03</text:p>
          </table:table-cell>
          <table:table-cell table:style-name="ce89" table:formula="of:=[.H175]*[.$P175]" office:value-type="currency" office:currency="GBP" office:value="8.48366666666664" calcext:value-type="currency">
            <text:p>£8.48</text:p>
          </table:table-cell>
          <table:table-cell table:style-name="ce89" office:value-type="currency" office:currency="GBP" office:value="32.84" calcext:value-type="currency">
            <text:p>£32.84</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855" calcext:value-type="float">
            <text:p>553855</text:p>
          </table:table-cell>
          <table:table-cell table:style-name="ce40" office:value-type="date" office:date-value="2019-08-28" calcext:value-type="date">
            <text:p>28/08/2019</text:p>
          </table:table-cell>
          <table:table-cell table:style-name="ce53" office:value-type="time" office:time-value="PT06H00M00S" calcext:value-type="time">
            <text:p>06:00</text:p>
          </table:table-cell>
          <table:table-cell table:style-name="ce40" office:value-type="date" office:date-value="2019-08-28" calcext:value-type="date">
            <text:p>28/08/2019</text:p>
          </table:table-cell>
          <table:table-cell table:style-name="ce53" office:value-type="time" office:time-value="PT09H05M00S" calcext:value-type="time">
            <text:p>09:05</text:p>
          </table:table-cell>
          <table:table-cell table:style-name="ce206" table:content-validation-name="val3" office:value-type="string" calcext:value-type="string">
            <text:p>Co-Op Group Limited,Fairview Rd, Norbury, London,SW16 5PY</text:p>
          </table:table-cell>
          <table:table-cell table:style-name="ce53" table:formula="of:=[.E176]-[.C176]+([.D176]&gt;[.B176])" office:value-type="time" office:time-value="PT03H05M00S" calcext:value-type="time">
            <text:p>03:05</text:p>
          </table:table-cell>
          <table:table-cell table:style-name="ce75" table:formula="of:=[.G176]*24-0.3" office:value-type="float" office:value="2.78333333333333" calcext:value-type="float">
            <text:p>2.78</text:p>
          </table:table-cell>
          <table:table-cell table:style-name="ce89" table:formula="of:=[.H176]*[.$P176]" office:value-type="currency" office:currency="GBP" office:value="22.8511666666666" calcext:value-type="currency">
            <text:p>£22.85</text:p>
          </table:table-cell>
          <table:table-cell table:style-name="ce89" office:value-type="currency" office:currency="GBP" office:value="32.84" calcext:value-type="currency">
            <text:p>£32.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2373" calcext:value-type="float">
            <text:p>582373</text:p>
          </table:table-cell>
          <table:table-cell table:style-name="ce40" office:value-type="date" office:date-value="2019-09-01" calcext:value-type="date">
            <text:p>01/09/2019</text:p>
          </table:table-cell>
          <table:table-cell table:style-name="ce53" office:value-type="time" office:time-value="PT17H30M00S" calcext:value-type="time">
            <text:p>17:30</text:p>
          </table:table-cell>
          <table:table-cell table:style-name="ce40" office:value-type="date" office:date-value="2019-09-01" calcext:value-type="date">
            <text:p>01/09/2019</text:p>
          </table:table-cell>
          <table:table-cell table:style-name="ce53" office:value-type="time" office:time-value="PT23H20M00S" calcext:value-type="time">
            <text:p>23:20</text:p>
          </table:table-cell>
          <table:table-cell table:style-name="ce206" table:content-validation-name="val3" office:value-type="string" calcext:value-type="string">
            <text:p>Poundland Limited,464-466, Brixton Rd, Brixton, London,SW9 8ED</text:p>
          </table:table-cell>
          <table:table-cell table:style-name="ce53" table:formula="of:=[.E177]-[.C177]+([.D177]&gt;[.B177])" office:value-type="time" office:time-value="PT05H50M00S" calcext:value-type="time">
            <text:p>05:50</text:p>
          </table:table-cell>
          <table:table-cell table:style-name="ce75" table:formula="of:=[.G177]*24-0.3" office:value-type="float" office:value="5.53333333333333" calcext:value-type="float">
            <text:p>5.53</text:p>
          </table:table-cell>
          <table:table-cell table:style-name="ce89" table:formula="of:=[.H177]*[.$P177]" office:value-type="currency" office:currency="GBP" office:value="45.4286666666666" calcext:value-type="currency">
            <text:p>£45.43</text:p>
          </table:table-cell>
          <table:table-cell table:style-name="ce89" office:value-type="currency" office:currency="GBP" office:value="48.58" calcext:value-type="currency">
            <text:p>£48.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205" calcext:value-type="float">
            <text:p>571205</text:p>
          </table:table-cell>
          <table:table-cell table:style-name="ce40" office:value-type="date" office:date-value="2019-09-02" calcext:value-type="date">
            <text:p>02/09/2019</text:p>
          </table:table-cell>
          <table:table-cell table:style-name="ce53" office:value-type="time" office:time-value="PT18H00M00S" calcext:value-type="time">
            <text:p>18:00</text:p>
          </table:table-cell>
          <table:table-cell table:style-name="ce40" office:value-type="date" office:date-value="2019-09-03" calcext:value-type="date">
            <text:p>03/09/2019</text:p>
          </table:table-cell>
          <table:table-cell table:style-name="ce53" office:value-type="time" office:time-value="PT01H30M00S" calcext:value-type="time">
            <text:p>01:30</text:p>
          </table:table-cell>
          <table:table-cell table:style-name="ce206" table:content-validation-name="val3" office:value-type="string" calcext:value-type="string">
            <text:p>Waterstones Booksellers Limited,187 Piccadilly, St. James's, London,W1J 9LE</text:p>
          </table:table-cell>
          <table:table-cell table:style-name="ce53" table:formula="of:=[.E178]-[.C178]+([.D178]&gt;[.B178])" office:value-type="time" office:time-value="PT07H30M00S" calcext:value-type="time">
            <text:p>07:30</text:p>
          </table:table-cell>
          <table:table-cell table:style-name="ce75" table:formula="of:=[.G178]*24-0.3" office:value-type="float" office:value="7.2" calcext:value-type="float">
            <text:p>7.20</text:p>
          </table:table-cell>
          <table:table-cell table:style-name="ce89" table:formula="of:=[.H178]*[.$P178]" office:value-type="currency" office:currency="GBP" office:value="59.112" calcext:value-type="currency">
            <text:p>£59.11</text:p>
          </table:table-cell>
          <table:table-cell table:style-name="ce89" office:value-type="currency" office:currency="GBP" office:value="58.84" calcext:value-type="currency">
            <text:p>£58.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219" calcext:value-type="float">
            <text:p>571219</text:p>
          </table:table-cell>
          <table:table-cell table:style-name="ce40" office:value-type="date" office:date-value="2019-09-04" calcext:value-type="date">
            <text:p>04/09/2019</text:p>
          </table:table-cell>
          <table:table-cell table:style-name="ce53" office:value-type="time" office:time-value="PT19H45M00S" calcext:value-type="time">
            <text:p>19:45</text:p>
          </table:table-cell>
          <table:table-cell table:style-name="ce40" office:value-type="date" office:date-value="2019-09-05" calcext:value-type="date">
            <text:p>05/09/2019</text:p>
          </table:table-cell>
          <table:table-cell table:style-name="ce53" office:value-type="time" office:time-value="PT03H00M00S" calcext:value-type="time">
            <text:p>03:00</text:p>
          </table:table-cell>
          <table:table-cell table:style-name="ce206" table:content-validation-name="val3" office:value-type="string" calcext:value-type="string">
            <text:p>Waterstones Booksellers Limited,The Grand Building, Trafalgar Square, London, London,WC2N 5EJ</text:p>
          </table:table-cell>
          <table:table-cell table:style-name="ce53" table:formula="of:=[.E179]-[.C179]+([.D179]&gt;[.B179])" office:value-type="time" office:time-value="PT07H15M00S" calcext:value-type="time">
            <text:p>07:15</text:p>
          </table:table-cell>
          <table:table-cell table:style-name="ce75" table:formula="of:=[.G179]*24-0.3" office:value-type="float" office:value="6.95" calcext:value-type="float">
            <text:p>6.95</text:p>
          </table:table-cell>
          <table:table-cell table:style-name="ce89" table:formula="of:=[.H179]*[.$P179]" office:value-type="currency" office:currency="GBP" office:value="57.0595" calcext:value-type="currency">
            <text:p>£57.06</text:p>
          </table:table-cell>
          <table:table-cell table:style-name="ce89" office:value-type="currency" office:currency="GBP" office:value="56.79" calcext:value-type="currency">
            <text:p>£56.79</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082" calcext:value-type="float">
            <text:p>553082</text:p>
          </table:table-cell>
          <table:table-cell table:style-name="ce40" office:value-type="date" office:date-value="2019-09-06" calcext:value-type="date">
            <text:p>06/09/2019</text:p>
          </table:table-cell>
          <table:table-cell table:style-name="ce53" office:value-type="time" office:time-value="PT06H00M00S" calcext:value-type="time">
            <text:p>06:00</text:p>
          </table:table-cell>
          <table:table-cell table:style-name="ce40" office:value-type="date" office:date-value="2019-09-06" calcext:value-type="date">
            <text:p>06/09/2019</text:p>
          </table:table-cell>
          <table:table-cell table:style-name="ce53" office:value-type="time" office:time-value="PT10H15M00S" calcext:value-type="time">
            <text:p>10:15</text:p>
          </table:table-cell>
          <table:table-cell table:style-name="ce206" table:content-validation-name="val3" office:value-type="string" calcext:value-type="string">
            <text:p>Co-Op Group Limited,250-254 Kentish Town Road, Kentish Town, London,NW5 2AB</text:p>
          </table:table-cell>
          <table:table-cell table:style-name="ce53" table:formula="of:=[.E180]-[.C180]+([.D180]&gt;[.B180])" office:value-type="time" office:time-value="PT04H15M00S" calcext:value-type="time">
            <text:p>04:15</text:p>
          </table:table-cell>
          <table:table-cell table:style-name="ce75" table:formula="of:=[.G180]*24-0.3" office:value-type="float" office:value="3.95" calcext:value-type="float">
            <text:p>3.95</text:p>
          </table:table-cell>
          <table:table-cell table:style-name="ce89" table:formula="of:=[.H180]*[.$P180]" office:value-type="currency" office:currency="GBP" office:value="32.4295" calcext:value-type="currency">
            <text:p>£32.43</text:p>
          </table:table-cell>
          <table:table-cell table:style-name="ce89" office:value-type="currency" office:currency="GBP" office:value="35.58" calcext:value-type="currency">
            <text:p>£35.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834" calcext:value-type="float">
            <text:p>559834</text:p>
          </table:table-cell>
          <table:table-cell table:style-name="ce40" office:value-type="date" office:date-value="2019-09-09" calcext:value-type="date">
            <text:p>09/09/2019</text:p>
          </table:table-cell>
          <table:table-cell table:style-name="ce53" office:value-type="time" office:time-value="PT13H30M00S" calcext:value-type="time">
            <text:p>13:30</text:p>
          </table:table-cell>
          <table:table-cell table:style-name="ce40" office:value-type="date" office:date-value="2019-09-09" calcext:value-type="date">
            <text:p>09/09/2019</text:p>
          </table:table-cell>
          <table:table-cell table:style-name="ce53" office:value-type="time" office:time-value="PT22H15M00S" calcext:value-type="time">
            <text:p>22:15</text:p>
          </table:table-cell>
          <table:table-cell table:style-name="ce206" table:content-validation-name="val3" office:value-type="string" calcext:value-type="string">
            <text:p>Claires Accessories Uk Ltd,Unit 225 St Nicholas Way, Sutton,SM1 1AX</text:p>
          </table:table-cell>
          <table:table-cell table:style-name="ce53" table:formula="of:=[.E181]-[.C181]+([.D181]&gt;[.B181])" office:value-type="time" office:time-value="PT08H45M00S" calcext:value-type="time">
            <text:p>08:45</text:p>
          </table:table-cell>
          <table:table-cell table:style-name="ce75" table:formula="of:=[.G181]*24-0.3" office:value-type="float" office:value="8.45" calcext:value-type="float">
            <text:p>8.45</text:p>
          </table:table-cell>
          <table:table-cell table:style-name="ce89" table:formula="of:=[.H181]*[.$P181]" office:value-type="currency" office:currency="GBP" office:value="69.3745" calcext:value-type="currency">
            <text:p>£69.37</text:p>
          </table:table-cell>
          <table:table-cell table:style-name="ce89" office:value-type="currency" office:currency="GBP" office:value="69.1" calcext:value-type="currency">
            <text:p>£69.10</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136" calcext:value-type="float">
            <text:p>571136</text:p>
          </table:table-cell>
          <table:table-cell table:style-name="ce40" office:value-type="date" office:date-value="2019-09-16" calcext:value-type="date">
            <text:p>16/09/2019</text:p>
          </table:table-cell>
          <table:table-cell table:style-name="ce53" office:value-type="time" office:time-value="PT18H45M00S" calcext:value-type="time">
            <text:p>18:45</text:p>
          </table:table-cell>
          <table:table-cell table:style-name="ce40" office:value-type="date" office:date-value="2019-09-17" calcext:value-type="date">
            <text:p>17/09/2019</text:p>
          </table:table-cell>
          <table:table-cell table:style-name="ce53" office:value-type="time" office:time-value="PT00H05M00S" calcext:value-type="time">
            <text:p>00:05</text:p>
          </table:table-cell>
          <table:table-cell table:style-name="ce206" table:content-validation-name="val3" office:value-type="string" calcext:value-type="string">
            <text:p>Waterstones Booksellers Limited,70 St John's Rd, London,SW11 1PT</text:p>
          </table:table-cell>
          <table:table-cell table:style-name="ce53" table:formula="of:=[.E182]-[.C182]+([.D182]&gt;[.B182])" office:value-type="time" office:time-value="PT05H20M00S" calcext:value-type="time">
            <text:p>05:20</text:p>
          </table:table-cell>
          <table:table-cell table:style-name="ce75" table:formula="of:=[.G182]*24-0.3" office:value-type="float" office:value="5.03333333333333" calcext:value-type="float">
            <text:p>5.03</text:p>
          </table:table-cell>
          <table:table-cell table:style-name="ce89" table:formula="of:=[.H182]*[.$P182]" office:value-type="currency" office:currency="GBP" office:value="41.3236666666666" calcext:value-type="currency">
            <text:p>£41.32</text:p>
          </table:table-cell>
          <table:table-cell table:style-name="ce89" office:value-type="currency" office:currency="GBP" office:value="47.21" calcext:value-type="currency">
            <text:p>£47.21</text:p>
          </table:table-cell>
          <table:table-cell table:style-name="ce161" office:value-type="string" calcext:value-type="string">
            <text:p>04/10/2019 - Period 1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4860" calcext:value-type="float">
            <text:p>584860</text:p>
          </table:table-cell>
          <table:table-cell table:style-name="ce40" office:value-type="date" office:date-value="2019-09-18" calcext:value-type="date">
            <text:p>18/09/2019</text:p>
          </table:table-cell>
          <table:table-cell table:style-name="ce53" office:value-type="time" office:time-value="PT06H00M00S" calcext:value-type="time">
            <text:p>06:00</text:p>
          </table:table-cell>
          <table:table-cell table:style-name="ce40" office:value-type="date" office:date-value="2019-09-18" calcext:value-type="date">
            <text:p>18/09/2019</text:p>
          </table:table-cell>
          <table:table-cell table:style-name="ce53" office:value-type="time" office:time-value="PT14H00M00S" calcext:value-type="time">
            <text:p>14:00</text:p>
          </table:table-cell>
          <table:table-cell table:style-name="ce206" table:content-validation-name="val3" office:value-type="string" calcext:value-type="string">
            <text:p>Co-Op Group Limited,130-138 Garratt Ln, London,SW18 4DJ</text:p>
          </table:table-cell>
          <table:table-cell table:style-name="ce53" table:formula="of:=[.E183]-[.C183]+([.D183]&gt;[.B183])" office:value-type="time" office:time-value="PT08H00M00S" calcext:value-type="time">
            <text:p>08:00</text:p>
          </table:table-cell>
          <table:table-cell table:style-name="ce75" table:formula="of:=[.G183]*24-0.3" office:value-type="float" office:value="7.7" calcext:value-type="float">
            <text:p>7.70</text:p>
          </table:table-cell>
          <table:table-cell table:style-name="ce89" table:formula="of:=[.H183]*[.$P183]" office:value-type="currency" office:currency="GBP" office:value="63.217" calcext:value-type="currency">
            <text:p>£63.22</text:p>
          </table:table-cell>
          <table:table-cell table:style-name="ce89" office:value-type="currency" office:currency="GBP" office:value="62.94" calcext:value-type="currency">
            <text:p>£62.94</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7617" calcext:value-type="float">
            <text:p>557617</text:p>
          </table:table-cell>
          <table:table-cell table:style-name="ce40" office:value-type="date" office:date-value="2019-09-20" calcext:value-type="date">
            <text:p>20/09/2019</text:p>
          </table:table-cell>
          <table:table-cell table:style-name="ce53" office:value-type="time" office:time-value="PT12H40M00S" calcext:value-type="time">
            <text:p>12:40</text:p>
          </table:table-cell>
          <table:table-cell table:style-name="ce40" office:value-type="date" office:date-value="2019-09-20" calcext:value-type="date">
            <text:p>20/09/2019</text:p>
          </table:table-cell>
          <table:table-cell table:style-name="ce53" office:value-type="time" office:time-value="PT20H00M00S" calcext:value-type="time">
            <text:p>20:00</text:p>
          </table:table-cell>
          <table:table-cell table:style-name="ce206" table:content-validation-name="val3" office:value-type="string" calcext:value-type="string">
            <text:p>Savers Health and Beauty Limited,32 High St, Epsom,KT19 8AH</text:p>
          </table:table-cell>
          <table:table-cell table:style-name="ce53" table:formula="of:=[.E184]-[.C184]+([.D184]&gt;[.B184])" office:value-type="time" office:time-value="PT07H20M00S" calcext:value-type="time">
            <text:p>07:20</text:p>
          </table:table-cell>
          <table:table-cell table:style-name="ce75" table:formula="of:=[.G184]*24-0.3" office:value-type="float" office:value="7.03333333333333" calcext:value-type="float">
            <text:p>7.03</text:p>
          </table:table-cell>
          <table:table-cell table:style-name="ce89" table:formula="of:=[.H184]*[.$P184]" office:value-type="currency" office:currency="GBP" office:value="57.7436666666666" calcext:value-type="currency">
            <text:p>£57.74</text:p>
          </table:table-cell>
          <table:table-cell table:style-name="ce89" office:value-type="currency" office:currency="GBP" office:value="58.15" calcext:value-type="currency">
            <text:p>£58.15</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280" calcext:value-type="float">
            <text:p>553280</text:p>
          </table:table-cell>
          <table:table-cell table:style-name="ce40" office:value-type="date" office:date-value="2019-09-23" calcext:value-type="date">
            <text:p>23/09/2019</text:p>
          </table:table-cell>
          <table:table-cell table:style-name="ce53" office:value-type="time" office:time-value="PT06H00M00S" calcext:value-type="time">
            <text:p>06:00</text:p>
          </table:table-cell>
          <table:table-cell table:style-name="ce40" office:value-type="date" office:date-value="2019-09-23" calcext:value-type="date">
            <text:p>23/09/2019</text:p>
          </table:table-cell>
          <table:table-cell table:style-name="ce53" office:value-type="time" office:time-value="PT10H00M00S" calcext:value-type="time">
            <text:p>10:00</text:p>
          </table:table-cell>
          <table:table-cell table:style-name="ce206" table:content-validation-name="val3" office:value-type="string" calcext:value-type="string">
            <text:p>Co-Op Group Limited,43-49 Tattenham Cres, Epsom,KT18 5NX</text:p>
          </table:table-cell>
          <table:table-cell table:style-name="ce53" table:formula="of:=[.E185]-[.C185]+([.D185]&gt;[.B185])" office:value-type="time" office:time-value="PT04H00M00S" calcext:value-type="time">
            <text:p>04:00</text:p>
          </table:table-cell>
          <table:table-cell table:style-name="ce75" table:formula="of:=[.G185]*24-0.3" office:value-type="float" office:value="3.7" calcext:value-type="float">
            <text:p>3.70</text:p>
          </table:table-cell>
          <table:table-cell table:style-name="ce89" table:formula="of:=[.H185]*[.$P185]" office:value-type="currency" office:currency="GBP" office:value="30.377" calcext:value-type="currency">
            <text:p>£30.38</text:p>
          </table:table-cell>
          <table:table-cell table:style-name="ce89" office:value-type="currency" office:currency="GBP" office:value="34.89" calcext:value-type="currency">
            <text:p>£34.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220" calcext:value-type="float">
            <text:p>571220</text:p>
          </table:table-cell>
          <table:table-cell table:style-name="ce40" office:value-type="date" office:date-value="2019-09-25" calcext:value-type="date">
            <text:p>25/09/2019</text:p>
          </table:table-cell>
          <table:table-cell table:style-name="ce53" office:value-type="time" office:time-value="PT19H00M00S" calcext:value-type="time">
            <text:p>19:00</text:p>
          </table:table-cell>
          <table:table-cell table:style-name="ce40" office:value-type="date" office:date-value="2019-09-26" calcext:value-type="date">
            <text:p>26/09/2019</text:p>
          </table:table-cell>
          <table:table-cell table:style-name="ce53" office:value-type="time" office:time-value="PT03H30M00S" calcext:value-type="time">
            <text:p>03:30</text:p>
          </table:table-cell>
          <table:table-cell table:style-name="ce206" table:content-validation-name="val3" office:value-type="string" calcext:value-type="string">
            <text:p>Waterstones Booksellers Limited,203-206 Piccadilly, St. James's, London,W1J 9HD</text:p>
          </table:table-cell>
          <table:table-cell table:style-name="ce53" table:formula="of:=[.E186]-[.C186]+([.D186]&gt;[.B186])" office:value-type="time" office:time-value="PT08H30M00S" calcext:value-type="time">
            <text:p>08:30</text:p>
          </table:table-cell>
          <table:table-cell table:style-name="ce75" table:formula="of:=[.G186]*24-0.3" office:value-type="float" office:value="8.2" calcext:value-type="float">
            <text:p>8.20</text:p>
          </table:table-cell>
          <table:table-cell table:style-name="ce89" table:formula="of:=[.H186]*[.$P186]" office:value-type="currency" office:currency="GBP" office:value="67.322" calcext:value-type="currency">
            <text:p>£67.32</text:p>
          </table:table-cell>
          <table:table-cell table:style-name="ce89" office:value-type="currency" office:currency="GBP" office:value="67.05" calcext:value-type="currency">
            <text:p>£67.05</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4073" calcext:value-type="float">
            <text:p>574073</text:p>
          </table:table-cell>
          <table:table-cell table:style-name="ce40" office:value-type="date" office:date-value="2019-09-30" calcext:value-type="date">
            <text:p>30/09/2019</text:p>
          </table:table-cell>
          <table:table-cell table:style-name="ce53" office:value-type="time" office:time-value="PT17H30M00S" calcext:value-type="time">
            <text:p>17:30</text:p>
          </table:table-cell>
          <table:table-cell table:style-name="ce40" office:value-type="date" office:date-value="2019-09-30" calcext:value-type="date">
            <text:p>30/09/2019</text:p>
          </table:table-cell>
          <table:table-cell table:style-name="ce53" office:value-type="time" office:time-value="PT20H50M00S" calcext:value-type="time">
            <text:p>20:50</text:p>
          </table:table-cell>
          <table:table-cell table:style-name="ce206" table:content-validation-name="val3" office:value-type="string" calcext:value-type="string">
            <text:p>Tate Enterprises Ltd,Tate Britain, Millbank, Westminster, London,SW1P 4RG</text:p>
          </table:table-cell>
          <table:table-cell table:style-name="ce53" table:formula="of:=[.E187]-[.C187]+([.D187]&gt;[.B187])" office:value-type="time" office:time-value="PT03H20M00S" calcext:value-type="time">
            <text:p>03:20</text:p>
          </table:table-cell>
          <table:table-cell table:style-name="ce75" table:formula="of:=[.G187]*24-0.3" office:value-type="float" office:value="3.03333333333333" calcext:value-type="float">
            <text:p>3.03</text:p>
          </table:table-cell>
          <table:table-cell table:style-name="ce89" table:formula="of:=[.H187]*[.$P187]" office:value-type="currency" office:currency="GBP" office:value="24.9036666666666" calcext:value-type="currency">
            <text:p>£24.90</text:p>
          </table:table-cell>
          <table:table-cell table:style-name="ce89" office:value-type="currency" office:currency="GBP" office:value="39" calcext:value-type="currency">
            <text:p>£39.0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767" calcext:value-type="float">
            <text:p>573767</text:p>
          </table:table-cell>
          <table:table-cell table:style-name="ce40" office:value-type="date" office:date-value="2019-10-02" calcext:value-type="date">
            <text:p>02/10/2019</text:p>
          </table:table-cell>
          <table:table-cell table:style-name="ce53" office:value-type="time" office:time-value="PT17H30M00S" calcext:value-type="time">
            <text:p>17:30</text:p>
          </table:table-cell>
          <table:table-cell table:style-name="ce40" office:value-type="date" office:date-value="2019-10-03" calcext:value-type="date">
            <text:p>03/10/2019</text:p>
          </table:table-cell>
          <table:table-cell table:style-name="ce53" office:value-type="time" office:time-value="PT00H40M00S" calcext:value-type="time">
            <text:p>00:40</text:p>
          </table:table-cell>
          <table:table-cell table:style-name="ce206" table:content-validation-name="val3" office:value-type="string" calcext:value-type="string">
            <text:p>Primark Stores Limited,54 - 56, High St, North Maida Vale, London,NW6 4HJ</text:p>
          </table:table-cell>
          <table:table-cell table:style-name="ce53" table:formula="of:=[.E188]-[.C188]+([.D188]&gt;[.B188])" office:value-type="time" office:time-value="PT07H10M00S" calcext:value-type="time">
            <text:p>07:10</text:p>
          </table:table-cell>
          <table:table-cell table:style-name="ce75" table:formula="of:=[.G188]*24-0.3" office:value-type="float" office:value="6.86666666666667" calcext:value-type="float">
            <text:p>6.87</text:p>
          </table:table-cell>
          <table:table-cell table:style-name="ce89" table:formula="of:=[.H188]*[.$P188]" office:value-type="currency" office:currency="GBP" office:value="56.3753333333334" calcext:value-type="currency">
            <text:p>£56.38</text:p>
          </table:table-cell>
          <table:table-cell table:style-name="ce89" office:value-type="currency" office:currency="GBP" office:value="56.1" calcext:value-type="currency">
            <text:p>£56.1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769" calcext:value-type="float">
            <text:p>573769</text:p>
          </table:table-cell>
          <table:table-cell table:style-name="ce40" office:value-type="date" office:date-value="2019-10-03" calcext:value-type="date">
            <text:p>03/10/2019</text:p>
          </table:table-cell>
          <table:table-cell table:style-name="ce53" office:value-type="time" office:time-value="PT19H30M00S" calcext:value-type="time">
            <text:p>19:30</text:p>
          </table:table-cell>
          <table:table-cell table:style-name="ce40" office:value-type="date" office:date-value="2019-10-04" calcext:value-type="date">
            <text:p>04/10/2019</text:p>
          </table:table-cell>
          <table:table-cell table:style-name="ce53" office:value-type="time" office:time-value="PT01H50M00S" calcext:value-type="time">
            <text:p>01:50</text:p>
          </table:table-cell>
          <table:table-cell table:style-name="ce206" table:content-validation-name="val3" office:value-type="string" calcext:value-type="string">
            <text:p>Primark Stores Limited,The Pavilions, 18 Chequers Square, Uxbridge,UB8 1LN</text:p>
          </table:table-cell>
          <table:table-cell table:style-name="ce53" table:formula="of:=[.E189]-[.C189]+([.D189]&gt;[.B189])" office:value-type="time" office:time-value="PT06H20M00S" calcext:value-type="time">
            <text:p>06:20</text:p>
          </table:table-cell>
          <table:table-cell table:style-name="ce75" table:formula="of:=[.G189]*24-0.3" office:value-type="float" office:value="6.03333333333333" calcext:value-type="float">
            <text:p>6.03</text:p>
          </table:table-cell>
          <table:table-cell table:style-name="ce89" table:formula="of:=[.H189]*[.$P189]" office:value-type="currency" office:currency="GBP" office:value="49.5336666666666" calcext:value-type="currency">
            <text:p>£49.53</text:p>
          </table:table-cell>
          <table:table-cell table:style-name="ce89" office:value-type="currency" office:currency="GBP" office:value="47.89" calcext:value-type="currency">
            <text:p>£47.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7652" calcext:value-type="float">
            <text:p>557652</text:p>
          </table:table-cell>
          <table:table-cell table:style-name="ce40" office:value-type="date" office:date-value="2019-10-07" calcext:value-type="date">
            <text:p>07/10/2019</text:p>
          </table:table-cell>
          <table:table-cell table:style-name="ce53" office:value-type="time" office:time-value="PT12H30M00S" calcext:value-type="time">
            <text:p>12:30</text:p>
          </table:table-cell>
          <table:table-cell table:style-name="ce40" office:value-type="date" office:date-value="2019-10-07" calcext:value-type="date">
            <text:p>07/10/2019</text:p>
          </table:table-cell>
          <table:table-cell table:style-name="ce53" office:value-type="time" office:time-value="PT20H55M00S" calcext:value-type="time">
            <text:p>20:55</text:p>
          </table:table-cell>
          <table:table-cell table:style-name="ce206" table:content-validation-name="val3" office:value-type="string" calcext:value-type="string">
            <text:p>Savers Health and Beauty Limited,Unit 15-16, The High Parade, Streatham High Road, London,SW16 1EX</text:p>
          </table:table-cell>
          <table:table-cell table:style-name="ce53" table:formula="of:=[.E190]-[.C190]+([.D190]&gt;[.B190])" office:value-type="time" office:time-value="PT08H25M00S" calcext:value-type="time">
            <text:p>08:25</text:p>
          </table:table-cell>
          <table:table-cell table:style-name="ce75" table:formula="of:=[.G190]*24-0.3" office:value-type="float" office:value="8.11666666666667" calcext:value-type="float">
            <text:p>8.12</text:p>
          </table:table-cell>
          <table:table-cell table:style-name="ce89" table:formula="of:=[.H190]*[.$P190]" office:value-type="currency" office:currency="GBP" office:value="66.6378333333334" calcext:value-type="currency">
            <text:p>£66.64</text:p>
          </table:table-cell>
          <table:table-cell table:style-name="ce89" office:value-type="currency" office:currency="GBP" office:value="66.36" calcext:value-type="currency">
            <text:p>£66.3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550" calcext:value-type="float">
            <text:p>553550</text:p>
          </table:table-cell>
          <table:table-cell table:style-name="ce40" office:value-type="date" office:date-value="2019-10-09" calcext:value-type="date">
            <text:p>09/10/2019</text:p>
          </table:table-cell>
          <table:table-cell table:style-name="ce53" office:value-type="time" office:time-value="PT06H00M00S" calcext:value-type="time">
            <text:p>06:00</text:p>
          </table:table-cell>
          <table:table-cell table:style-name="ce40" office:value-type="date" office:date-value="2019-10-09" calcext:value-type="date">
            <text:p>09/10/2019</text:p>
          </table:table-cell>
          <table:table-cell table:style-name="ce53" office:value-type="time" office:time-value="PT18H00M00S" calcext:value-type="time">
            <text:p>18:00</text:p>
          </table:table-cell>
          <table:table-cell table:style-name="ce206" table:content-validation-name="val3" office:value-type="string" calcext:value-type="string">
            <text:p>Co-Op Group Limited,28-32 Denmark Hill, Camberwell, London,SE5 8RZ</text:p>
          </table:table-cell>
          <table:table-cell table:style-name="ce53" table:formula="of:=[.E191]-[.C191]+([.D191]&gt;[.B191])" office:value-type="time" office:time-value="PT12H00M00S" calcext:value-type="time">
            <text:p>12:00</text:p>
          </table:table-cell>
          <table:table-cell table:style-name="ce75" table:formula="of:=[.G191]*24-0.3" office:value-type="float" office:value="11.7" calcext:value-type="float">
            <text:p>11.70</text:p>
          </table:table-cell>
          <table:table-cell table:style-name="ce89" table:formula="of:=[.H191]*[.$P191]" office:value-type="currency" office:currency="GBP" office:value="96.057" calcext:value-type="currency">
            <text:p>£96.06</text:p>
          </table:table-cell>
          <table:table-cell table:style-name="ce89" office:value-type="currency" office:currency="GBP" office:value="91.68" calcext:value-type="currency">
            <text:p>£91.68</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532" calcext:value-type="float">
            <text:p>553532</text:p>
          </table:table-cell>
          <table:table-cell table:style-name="ce40" office:value-type="date" office:date-value="2019-10-11" calcext:value-type="date">
            <text:p>11/10/2019</text:p>
          </table:table-cell>
          <table:table-cell table:style-name="ce53" office:value-type="time" office:time-value="PT06H00M00S" calcext:value-type="time">
            <text:p>06:00</text:p>
          </table:table-cell>
          <table:table-cell table:style-name="ce40" office:value-type="date" office:date-value="2019-10-11" calcext:value-type="date">
            <text:p>11/10/2019</text:p>
          </table:table-cell>
          <table:table-cell table:style-name="ce53" office:value-type="time" office:time-value="PT14H40M00S" calcext:value-type="time">
            <text:p>14:40</text:p>
          </table:table-cell>
          <table:table-cell table:style-name="ce206" table:content-validation-name="val3" office:value-type="string" calcext:value-type="string">
            <text:p>Co-Op Group Limited,15-17 Northcote Rd, Clapham, London,SW11 1NG</text:p>
          </table:table-cell>
          <table:table-cell table:style-name="ce53" table:formula="of:=[.E192]-[.C192]+([.D192]&gt;[.B192])" office:value-type="time" office:time-value="PT08H40M00S" calcext:value-type="time">
            <text:p>08:40</text:p>
          </table:table-cell>
          <table:table-cell table:style-name="ce75" table:formula="of:=[.G192]*24-0.3" office:value-type="float" office:value="8.36666666666667" calcext:value-type="float">
            <text:p>8.37</text:p>
          </table:table-cell>
          <table:table-cell table:style-name="ce89" table:formula="of:=[.H192]*[.$P192]" office:value-type="currency" office:currency="GBP" office:value="68.6903333333334" calcext:value-type="currency">
            <text:p>£68.69</text:p>
          </table:table-cell>
          <table:table-cell table:style-name="ce89" office:value-type="currency" office:currency="GBP" office:value="69.79" calcext:value-type="currency">
            <text:p>£69.7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1182" calcext:value-type="float">
            <text:p>571182</text:p>
          </table:table-cell>
          <table:table-cell table:style-name="ce40" office:value-type="date" office:date-value="2019-10-14" calcext:value-type="date">
            <text:p>14/10/2019</text:p>
          </table:table-cell>
          <table:table-cell table:style-name="ce53" office:value-type="time" office:time-value="PT16H00M00S" calcext:value-type="time">
            <text:p>16:00</text:p>
          </table:table-cell>
          <table:table-cell table:style-name="ce40" office:value-type="date" office:date-value="2019-10-14" calcext:value-type="date">
            <text:p>14/10/2019</text:p>
          </table:table-cell>
          <table:table-cell table:style-name="ce53" office:value-type="time" office:time-value="PT21H25M00S" calcext:value-type="time">
            <text:p>21:25</text:p>
          </table:table-cell>
          <table:table-cell table:style-name="ce206" table:content-validation-name="val3" office:value-type="string" calcext:value-type="string">
            <text:p>Waterstones Booksellers Limited,203-206 Piccadilly, St. James's, London,W1J 9HD</text:p>
          </table:table-cell>
          <table:table-cell table:style-name="ce53" table:formula="of:=[.E193]-[.C193]+([.D193]&gt;[.B193])" office:value-type="time" office:time-value="PT05H25M00S" calcext:value-type="time">
            <text:p>05:25</text:p>
          </table:table-cell>
          <table:table-cell table:style-name="ce75" table:formula="of:=[.G193]*24-0.3" office:value-type="float" office:value="5.11666666666667" calcext:value-type="float">
            <text:p>5.12</text:p>
          </table:table-cell>
          <table:table-cell table:style-name="ce89" table:formula="of:=[.H193]*[.$P193]" office:value-type="currency" office:currency="GBP" office:value="42.0078333333334" calcext:value-type="currency">
            <text:p>£42.01</text:p>
          </table:table-cell>
          <table:table-cell table:style-name="ce89" office:value-type="currency" office:currency="GBP" office:value="45.26" calcext:value-type="currency">
            <text:p>£45.2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6223" calcext:value-type="float">
            <text:p>586223</text:p>
          </table:table-cell>
          <table:table-cell table:style-name="ce40" office:value-type="date" office:date-value="2019-10-15" calcext:value-type="date">
            <text:p>15/10/2019</text:p>
          </table:table-cell>
          <table:table-cell table:style-name="ce53" office:value-type="time" office:time-value="PT11H20M00S" calcext:value-type="time">
            <text:p>11:20</text:p>
          </table:table-cell>
          <table:table-cell table:style-name="ce40" office:value-type="date" office:date-value="2019-10-15" calcext:value-type="date">
            <text:p>15/10/2019</text:p>
          </table:table-cell>
          <table:table-cell table:style-name="ce53" office:value-type="time" office:time-value="PT15H20M00S" calcext:value-type="time">
            <text:p>15:20</text:p>
          </table:table-cell>
          <table:table-cell table:style-name="ce206" table:content-validation-name="val3" office:value-type="string" calcext:value-type="string">
            <text:p>Ralph Lauren UK Limited,Club Monaco, 33 Sloane Square, London,SW1W 8AQ</text:p>
          </table:table-cell>
          <table:table-cell table:style-name="ce53" table:formula="of:=[.E194]-[.C194]+([.D194]&gt;[.B194])" office:value-type="time" office:time-value="PT04H00M00S" calcext:value-type="time">
            <text:p>04:00</text:p>
          </table:table-cell>
          <table:table-cell table:style-name="ce75" table:formula="of:=[.G194]*24-0.3" office:value-type="float" office:value="3.7" calcext:value-type="float">
            <text:p>3.70</text:p>
          </table:table-cell>
          <table:table-cell table:style-name="ce89" table:formula="of:=[.H194]*[.$P194]" office:value-type="currency" office:currency="GBP" office:value="30.377" calcext:value-type="currency">
            <text:p>£30.38</text:p>
          </table:table-cell>
          <table:table-cell table:style-name="ce89" office:value-type="currency" office:currency="GBP" office:value="32.43" calcext:value-type="currency">
            <text:p>£32.43</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7053" calcext:value-type="float">
            <text:p>587053</text:p>
          </table:table-cell>
          <table:table-cell table:style-name="ce40" office:value-type="date" office:date-value="2019-10-15" calcext:value-type="date">
            <text:p>15/10/2019</text:p>
          </table:table-cell>
          <table:table-cell table:style-name="ce53" office:value-type="time" office:time-value="PT16H35M00S" calcext:value-type="time">
            <text:p>16:35</text:p>
          </table:table-cell>
          <table:table-cell table:style-name="ce40" office:value-type="date" office:date-value="2019-10-15" calcext:value-type="date">
            <text:p>15/10/2019</text:p>
          </table:table-cell>
          <table:table-cell table:style-name="ce53" office:value-type="time" office:time-value="PT21H30M00S" calcext:value-type="time">
            <text:p>21:30</text:p>
          </table:table-cell>
          <table:table-cell table:style-name="ce206" table:content-validation-name="val3" office:value-type="string" calcext:value-type="string">
            <text:p>Superdrug,37-39 Broad Street Teddington,TW11 8QZ</text:p>
          </table:table-cell>
          <table:table-cell table:style-name="ce53" table:formula="of:=[.E195]-[.C195]+([.D195]&gt;[.B195])" office:value-type="time" office:time-value="PT04H55M00S" calcext:value-type="time">
            <text:p>04:55</text:p>
          </table:table-cell>
          <table:table-cell table:style-name="ce75" table:formula="of:=[.G195]*24-0.3" office:value-type="float" office:value="4.61666666666667" calcext:value-type="float">
            <text:p>4.62</text:p>
          </table:table-cell>
          <table:table-cell table:style-name="ce89" table:formula="of:=[.H195]*[.$P195]" office:value-type="currency" office:currency="GBP" office:value="37.9028333333334" calcext:value-type="currency">
            <text:p>£37.90</text:p>
          </table:table-cell>
          <table:table-cell table:style-name="ce89" office:value-type="currency" office:currency="GBP" office:value="48.99" calcext:value-type="currency">
            <text:p>£48.9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769" calcext:value-type="float">
            <text:p>573769</text:p>
          </table:table-cell>
          <table:table-cell table:style-name="ce40" office:value-type="date" office:date-value="2019-10-17" calcext:value-type="date">
            <text:p>17/10/2019</text:p>
          </table:table-cell>
          <table:table-cell table:style-name="ce53" office:value-type="time" office:time-value="PT17H30M00S" calcext:value-type="time">
            <text:p>17:30</text:p>
          </table:table-cell>
          <table:table-cell table:style-name="ce40" office:value-type="date" office:date-value="2019-11-18" calcext:value-type="date">
            <text:p>18/11/2019</text:p>
          </table:table-cell>
          <table:table-cell table:style-name="ce53" office:value-type="time" office:time-value="PT02H55M00S" calcext:value-type="time">
            <text:p>02:55</text:p>
          </table:table-cell>
          <table:table-cell table:style-name="ce206" table:content-validation-name="val3" office:value-type="string" calcext:value-type="string">
            <text:p>Primark Stores Limited,508 High Rd, Wembley, Middlesex, London,HA9 7BS</text:p>
          </table:table-cell>
          <table:table-cell table:style-name="ce53" table:formula="of:=[.E196]-[.C196]+([.D196]&gt;[.B196])" office:value-type="time" office:time-value="PT09H25M00S" calcext:value-type="time">
            <text:p>09:25</text:p>
          </table:table-cell>
          <table:table-cell table:style-name="ce75" table:formula="of:=[.G196]*24-0.3" office:value-type="float" office:value="9.11666666666667" calcext:value-type="float">
            <text:p>9.12</text:p>
          </table:table-cell>
          <table:table-cell table:style-name="ce89" table:formula="of:=[.H196]*[.$P196]" office:value-type="currency" office:currency="GBP" office:value="74.8478333333334" calcext:value-type="currency">
            <text:p>£74.85</text:p>
          </table:table-cell>
          <table:table-cell table:style-name="ce89" office:value-type="currency" office:currency="GBP" office:value="74.57" calcext:value-type="currency">
            <text:p>£74.57</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354" calcext:value-type="float">
            <text:p>559354</text:p>
          </table:table-cell>
          <table:table-cell table:style-name="ce40" office:value-type="date" office:date-value="2019-10-20" calcext:value-type="date">
            <text:p>20/10/2019</text:p>
          </table:table-cell>
          <table:table-cell table:style-name="ce53" office:value-type="time" office:time-value="PT17H45M00S" calcext:value-type="time">
            <text:p>17:45</text:p>
          </table:table-cell>
          <table:table-cell table:style-name="ce40" office:value-type="date" office:date-value="2019-10-20" calcext:value-type="date">
            <text:p>20/10/2019</text:p>
          </table:table-cell>
          <table:table-cell table:style-name="ce53" office:value-type="time" office:time-value="PT23H25M00S" calcext:value-type="time">
            <text:p>23:25</text:p>
          </table:table-cell>
          <table:table-cell table:style-name="ce206" table:content-validation-name="val3" office:value-type="string" calcext:value-type="string">
            <text:p>Superdrug,Unit 35, Victoria St, Victoria, London,SW1V 1JT</text:p>
          </table:table-cell>
          <table:table-cell table:style-name="ce53" table:formula="of:=[.E197]-[.C197]+([.D197]&gt;[.B197])" office:value-type="time" office:time-value="PT05H40M00S" calcext:value-type="time">
            <text:p>05:40</text:p>
          </table:table-cell>
          <table:table-cell table:style-name="ce75" table:formula="of:=[.G197]*24-0.3" office:value-type="float" office:value="5.36666666666667" calcext:value-type="float">
            <text:p>5.37</text:p>
          </table:table-cell>
          <table:table-cell table:style-name="ce89" table:formula="of:=[.H197]*[.$P197]" office:value-type="currency" office:currency="GBP" office:value="44.0603333333334" calcext:value-type="currency">
            <text:p>£44.06</text:p>
          </table:table-cell>
          <table:table-cell table:style-name="ce89" office:value-type="currency" office:currency="GBP" office:value="46.52" calcext:value-type="currency">
            <text:p>£46.52</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9350" calcext:value-type="float">
            <text:p>559350</text:p>
          </table:table-cell>
          <table:table-cell table:style-name="ce40" office:value-type="date" office:date-value="2019-10-22" calcext:value-type="date">
            <text:p>22/10/2019</text:p>
          </table:table-cell>
          <table:table-cell table:style-name="ce53" office:value-type="time" office:time-value="PT16H00M00S" calcext:value-type="time">
            <text:p>16:00</text:p>
          </table:table-cell>
          <table:table-cell table:style-name="ce40" office:value-type="date" office:date-value="2019-10-22" calcext:value-type="date">
            <text:p>22/10/2019</text:p>
          </table:table-cell>
          <table:table-cell table:style-name="ce53" office:value-type="time" office:time-value="PT22H45M00S" calcext:value-type="time">
            <text:p>22:45</text:p>
          </table:table-cell>
          <table:table-cell table:style-name="ce206" table:content-validation-name="val3" office:value-type="string" calcext:value-type="string">
            <text:p>Superdrug,317 North End Rd, Fulham, London,SW6 1NN</text:p>
          </table:table-cell>
          <table:table-cell table:style-name="ce53" table:formula="of:=[.E198]-[.C198]+([.D198]&gt;[.B198])" office:value-type="time" office:time-value="PT06H45M00S" calcext:value-type="time">
            <text:p>06:45</text:p>
          </table:table-cell>
          <table:table-cell table:style-name="ce75" table:formula="of:=[.G198]*24-0.3" office:value-type="float" office:value="6.45" calcext:value-type="float">
            <text:p>6.45</text:p>
          </table:table-cell>
          <table:table-cell table:style-name="ce89" table:formula="of:=[.H198]*[.$P198]" office:value-type="currency" office:currency="GBP" office:value="52.9545" calcext:value-type="currency">
            <text:p>£52.95</text:p>
          </table:table-cell>
          <table:table-cell table:style-name="ce89" office:value-type="currency" office:currency="GBP" office:value="54.73" calcext:value-type="currency">
            <text:p>£54.73</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240" calcext:value-type="float">
            <text:p>553240</text:p>
          </table:table-cell>
          <table:table-cell table:style-name="ce40" office:value-type="date" office:date-value="2019-10-24" calcext:value-type="date">
            <text:p>24/10/2019</text:p>
          </table:table-cell>
          <table:table-cell table:style-name="ce53" office:value-type="time" office:time-value="PT06H00M00S" calcext:value-type="time">
            <text:p>06:00</text:p>
          </table:table-cell>
          <table:table-cell table:style-name="ce40" office:value-type="date" office:date-value="2019-10-24" calcext:value-type="date">
            <text:p>24/10/2019</text:p>
          </table:table-cell>
          <table:table-cell table:style-name="ce53" office:value-type="time" office:time-value="PT17H15M00S" calcext:value-type="time">
            <text:p>17:15</text:p>
          </table:table-cell>
          <table:table-cell table:style-name="ce206" table:content-validation-name="val3" office:value-type="string" calcext:value-type="string">
            <text:p>Co-Op Group Limited,187-189 Uxbridge Rd, White City, London,W12 9RA</text:p>
          </table:table-cell>
          <table:table-cell table:style-name="ce53" table:formula="of:=[.E199]-[.C199]+([.D199]&gt;[.B199])" office:value-type="time" office:time-value="PT11H15M00S" calcext:value-type="time">
            <text:p>11:15</text:p>
          </table:table-cell>
          <table:table-cell table:style-name="ce75" table:formula="of:=[.G199]*24-0.3" office:value-type="float" office:value="10.95" calcext:value-type="float">
            <text:p>10.95</text:p>
          </table:table-cell>
          <table:table-cell table:style-name="ce89" table:formula="of:=[.H199]*[.$P199]" office:value-type="currency" office:currency="GBP" office:value="89.8995" calcext:value-type="currency">
            <text:p>£89.90</text:p>
          </table:table-cell>
          <table:table-cell table:style-name="ce89" office:value-type="currency" office:currency="GBP" office:value="84.84" calcext:value-type="currency">
            <text:p>£84.8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60736" calcext:value-type="float">
            <text:p>560736</text:p>
          </table:table-cell>
          <table:table-cell table:style-name="ce40" office:value-type="date" office:date-value="2019-10-29" calcext:value-type="date">
            <text:p>29/10/2019</text:p>
          </table:table-cell>
          <table:table-cell table:style-name="ce53" office:value-type="time" office:time-value="PT16H00M00S" calcext:value-type="time">
            <text:p>16:00</text:p>
          </table:table-cell>
          <table:table-cell table:style-name="ce40" office:value-type="date" office:date-value="2019-10-29" calcext:value-type="date">
            <text:p>29/10/2019</text:p>
          </table:table-cell>
          <table:table-cell table:style-name="ce53" office:value-type="time" office:time-value="PT22H20M00S" calcext:value-type="time">
            <text:p>22:20</text:p>
          </table:table-cell>
          <table:table-cell table:style-name="ce206" table:content-validation-name="val3" office:value-type="string" calcext:value-type="string">
            <text:p>Superdrug,Unit 76/77, Southside Shopping Centre, Wandsworth, London,SW18 4FT</text:p>
          </table:table-cell>
          <table:table-cell table:style-name="ce53" table:formula="of:=[.E200]-[.C200]+([.D200]&gt;[.B200])" office:value-type="time" office:time-value="PT06H20M00S" calcext:value-type="time">
            <text:p>06:20</text:p>
          </table:table-cell>
          <table:table-cell table:style-name="ce75" table:formula="of:=[.G200]*24-0.3" office:value-type="float" office:value="6.03333333333334" calcext:value-type="float">
            <text:p>6.03</text:p>
          </table:table-cell>
          <table:table-cell table:style-name="ce89" table:formula="of:=[.H200]*[.$P200]" office:value-type="currency" office:currency="GBP" office:value="49.5336666666667" calcext:value-type="currency">
            <text:p>£49.53</text:p>
          </table:table-cell>
          <table:table-cell table:style-name="ce89" office:value-type="currency" office:currency="GBP" office:value="49.94" calcext:value-type="currency">
            <text:p>£49.9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4096" calcext:value-type="float">
            <text:p>574096</text:p>
          </table:table-cell>
          <table:table-cell table:style-name="ce40" office:value-type="date" office:date-value="2019-11-01" calcext:value-type="date">
            <text:p>01/11/2019</text:p>
          </table:table-cell>
          <table:table-cell table:style-name="ce53" office:value-type="time" office:time-value="PT21H45M00S" calcext:value-type="time">
            <text:p>21:45</text:p>
          </table:table-cell>
          <table:table-cell table:style-name="ce40" office:value-type="date" office:date-value="2019-11-02" calcext:value-type="date">
            <text:p>02/11/2019</text:p>
          </table:table-cell>
          <table:table-cell table:style-name="ce53" office:value-type="time" office:time-value="PT06H20M00S" calcext:value-type="time">
            <text:p>06:20</text:p>
          </table:table-cell>
          <table:table-cell table:style-name="ce206"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1]-[.C201]+([.D201]&gt;[.B201])" office:value-type="time" office:time-value="PT08H35M00S" calcext:value-type="time">
            <text:p>08:35</text:p>
          </table:table-cell>
          <table:table-cell table:style-name="ce75" table:formula="of:=[.G201]*24-0.3" office:value-type="float" office:value="8.28333333333333" calcext:value-type="float">
            <text:p>8.28</text:p>
          </table:table-cell>
          <table:table-cell table:style-name="ce89" table:formula="of:=[.H201]*[.$P201]" office:value-type="currency" office:currency="GBP" office:value="68.0061666666667" calcext:value-type="currency">
            <text:p>£68.01</text:p>
          </table:table-cell>
          <table:table-cell table:style-name="ce89" office:value-type="currency" office:currency="GBP" office:value="64.31" calcext:value-type="currency">
            <text:p>£64.31</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4100" calcext:value-type="float">
            <text:p>574100</text:p>
          </table:table-cell>
          <table:table-cell table:style-name="ce40" office:value-type="date" office:date-value="2019-11-02" calcext:value-type="date">
            <text:p>02/11/2019</text:p>
          </table:table-cell>
          <table:table-cell table:style-name="ce53" office:value-type="time" office:time-value="PT21H45M00S" calcext:value-type="time">
            <text:p>21:45</text:p>
          </table:table-cell>
          <table:table-cell table:style-name="ce40" office:value-type="date" office:date-value="2019-11-03" calcext:value-type="date">
            <text:p>03/11/2019</text:p>
          </table:table-cell>
          <table:table-cell table:style-name="ce53" office:value-type="time" office:time-value="PT06H00M00S" calcext:value-type="time">
            <text:p>06:00</text:p>
          </table:table-cell>
          <table:table-cell table:style-name="ce206"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2]-[.C202]+([.D202]&gt;[.B202])" office:value-type="time" office:time-value="PT08H15M00S" calcext:value-type="time">
            <text:p>08:15</text:p>
          </table:table-cell>
          <table:table-cell table:style-name="ce75" table:formula="of:=[.G202]*24-0.3" office:value-type="float" office:value="7.95" calcext:value-type="float">
            <text:p>7.95</text:p>
          </table:table-cell>
          <table:table-cell table:style-name="ce89" table:formula="of:=[.H202]*[.$P202]" office:value-type="currency" office:currency="GBP" office:value="65.2695" calcext:value-type="currency">
            <text:p>£65.27</text:p>
          </table:table-cell>
          <table:table-cell table:style-name="ce89" office:value-type="currency" office:currency="GBP" office:value="66.36" calcext:value-type="currency">
            <text:p>£66.36</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6772" calcext:value-type="float">
            <text:p>586772</text:p>
          </table:table-cell>
          <table:table-cell table:style-name="ce40" office:value-type="date" office:date-value="2019-11-05" calcext:value-type="date">
            <text:p>05/11/2019</text:p>
          </table:table-cell>
          <table:table-cell table:style-name="ce53" office:value-type="time" office:time-value="PT12H50M00S" calcext:value-type="time">
            <text:p>12:50</text:p>
          </table:table-cell>
          <table:table-cell table:style-name="ce40" office:value-type="date" office:date-value="2019-11-06" calcext:value-type="date">
            <text:p>06/11/2019</text:p>
          </table:table-cell>
          <table:table-cell table:style-name="ce53" office:value-type="time" office:time-value="PT02H30M00S" calcext:value-type="time">
            <text:p>02:30</text:p>
          </table:table-cell>
          <table:table-cell table:style-name="ce206" table:content-validation-name="val3" office:value-type="string" calcext:value-type="string">
            <text:p>W H Smith Plc,Unit L8, G13 &amp; G14, Wood St, Kingston upon Thames,KT1 1TR</text:p>
          </table:table-cell>
          <table:table-cell table:style-name="ce53" table:formula="of:=[.E203]-[.C203]+([.D203]&gt;[.B203])" office:value-type="time" office:time-value="PT13H40M00S" calcext:value-type="time">
            <text:p>13:40</text:p>
          </table:table-cell>
          <table:table-cell table:style-name="ce75" table:formula="of:=[.G203]*24-0.3" office:value-type="float" office:value="13.3666666666667" calcext:value-type="float">
            <text:p>13.37</text:p>
          </table:table-cell>
          <table:table-cell table:style-name="ce89" table:formula="of:=[.H203]*[.$P203]" office:value-type="currency" office:currency="GBP" office:value="109.740333333333" calcext:value-type="currency">
            <text:p>£109.74</text:p>
          </table:table-cell>
          <table:table-cell table:style-name="ce89" office:value-type="currency" office:currency="GBP" office:value="105.36" calcext:value-type="currency">
            <text:p>£105.36</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2004" calcext:value-type="float">
            <text:p>582004</text:p>
          </table:table-cell>
          <table:table-cell table:style-name="ce40" office:value-type="date" office:date-value="2019-11-06" calcext:value-type="date">
            <text:p>06/11/2019</text:p>
          </table:table-cell>
          <table:table-cell table:style-name="ce53" office:value-type="time" office:time-value="PT14H00M00S" calcext:value-type="time">
            <text:p>14:00</text:p>
          </table:table-cell>
          <table:table-cell table:style-name="ce40" office:value-type="date" office:date-value="2019-11-07" calcext:value-type="date">
            <text:p>07/11/2019</text:p>
          </table:table-cell>
          <table:table-cell table:style-name="ce53" office:value-type="time" office:time-value="PT04H45M00S" calcext:value-type="time">
            <text:p>04:45</text:p>
          </table:table-cell>
          <table:table-cell table:style-name="ce206" table:content-validation-name="val3" office:value-type="string" calcext:value-type="string">
            <text:p>W H Smith Plc,Heathrow Airport, Heathrow Terminal 5 (Landside, Hounslow,TW6 2GA</text:p>
          </table:table-cell>
          <table:table-cell table:style-name="ce53" table:formula="of:=[.E204]-[.C204]+([.D204]&gt;[.B204])" office:value-type="time" office:time-value="PT14H45M00S" calcext:value-type="time">
            <text:p>14:45</text:p>
          </table:table-cell>
          <table:table-cell table:style-name="ce75" table:formula="of:=[.G204]*24-0.3" office:value-type="float" office:value="14.45" calcext:value-type="float">
            <text:p>14.45</text:p>
          </table:table-cell>
          <table:table-cell table:style-name="ce89" table:formula="of:=[.H204]*[.$P204]" office:value-type="currency" office:currency="GBP" office:value="118.6345" calcext:value-type="currency">
            <text:p>£118.63</text:p>
          </table:table-cell>
          <table:table-cell table:style-name="ce89" office:value-type="currency" office:currency="GBP" office:value="114.94" calcext:value-type="currency">
            <text:p>£114.94</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1997" calcext:value-type="float">
            <text:p>581997</text:p>
          </table:table-cell>
          <table:table-cell table:style-name="ce40" office:value-type="date" office:date-value="2019-11-11" calcext:value-type="date">
            <text:p>11/11/2019</text:p>
          </table:table-cell>
          <table:table-cell table:style-name="ce53" office:value-type="time" office:time-value="PT13H00M00S" calcext:value-type="time">
            <text:p>13:00</text:p>
          </table:table-cell>
          <table:table-cell table:style-name="ce40" office:value-type="date" office:date-value="2019-11-12" calcext:value-type="date">
            <text:p>12/11/2019</text:p>
          </table:table-cell>
          <table:table-cell table:style-name="ce53" office:value-type="time" office:time-value="PT00H40M00S" calcext:value-type="time">
            <text:p>00:40</text:p>
          </table:table-cell>
          <table:table-cell table:style-name="ce206" table:content-validation-name="val3" office:value-type="string" calcext:value-type="string">
            <text:p>W H Smith Plc,Heathrow Airport, Terminal 3, Longford, Hounslow,TW6 1QG</text:p>
          </table:table-cell>
          <table:table-cell table:style-name="ce53" table:formula="of:=[.E205]-[.C205]+([.D205]&gt;[.B205])" office:value-type="time" office:time-value="PT11H40M00S" calcext:value-type="time">
            <text:p>11:40</text:p>
          </table:table-cell>
          <table:table-cell table:style-name="ce75" table:formula="of:=[.G205]*24-0.3" office:value-type="float" office:value="11.3666666666667" calcext:value-type="float">
            <text:p>11.37</text:p>
          </table:table-cell>
          <table:table-cell table:style-name="ce89" table:formula="of:=[.H205]*[.$P205]" office:value-type="currency" office:currency="GBP" office:value="93.3203333333334" calcext:value-type="currency">
            <text:p>£93.32</text:p>
          </table:table-cell>
          <table:table-cell table:style-name="ce89" office:value-type="currency" office:currency="GBP" office:value="93.05" calcext:value-type="currency">
            <text:p>£93.05</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2379" calcext:value-type="float">
            <text:p>582379</text:p>
          </table:table-cell>
          <table:table-cell table:style-name="ce40" office:value-type="date" office:date-value="2019-11-14" calcext:value-type="date">
            <text:p>14/11/2019</text:p>
          </table:table-cell>
          <table:table-cell table:style-name="ce53" office:value-type="time" office:time-value="PT15H00M00S" calcext:value-type="time">
            <text:p>15:00</text:p>
          </table:table-cell>
          <table:table-cell table:style-name="ce40" office:value-type="date" office:date-value="2019-11-15" calcext:value-type="date">
            <text:p>15/11/2019</text:p>
          </table:table-cell>
          <table:table-cell table:style-name="ce53" office:value-type="time" office:time-value="PT02H30M00S" calcext:value-type="time">
            <text:p>02:30</text:p>
          </table:table-cell>
          <table:table-cell table:style-name="ce206" table:content-validation-name="val3" office:value-type="string" calcext:value-type="string">
            <text:p>Adidas Store,Adidas Ag, Unit 2077, Level 50 Westfield Shopping Centre, White City, London,W12 7GE</text:p>
          </table:table-cell>
          <table:table-cell table:style-name="ce53" table:formula="of:=[.E206]-[.C206]+([.D206]&gt;[.B206])" office:value-type="time" office:time-value="PT11H30M00S" calcext:value-type="time">
            <text:p>11:30</text:p>
          </table:table-cell>
          <table:table-cell table:style-name="ce75" table:formula="of:=[.G206]*24-0.3" office:value-type="float" office:value="11.2" calcext:value-type="float">
            <text:p>11.20</text:p>
          </table:table-cell>
          <table:table-cell table:style-name="ce89" table:formula="of:=[.H206]*[.$P206]" office:value-type="currency" office:currency="GBP" office:value="91.952" calcext:value-type="currency">
            <text:p>£91.95</text:p>
          </table:table-cell>
          <table:table-cell table:style-name="ce89" office:value-type="currency" office:currency="GBP" office:value="90.31" calcext:value-type="currency">
            <text:p>£90.31</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1994" calcext:value-type="float">
            <text:p>581994</text:p>
          </table:table-cell>
          <table:table-cell table:style-name="ce40" office:value-type="date" office:date-value="2019-11-18" calcext:value-type="date">
            <text:p>18/11/2019</text:p>
          </table:table-cell>
          <table:table-cell table:style-name="ce53" office:value-type="time" office:time-value="PT14H30M00S" calcext:value-type="time">
            <text:p>14:30</text:p>
          </table:table-cell>
          <table:table-cell table:style-name="ce40" office:value-type="date" office:date-value="2019-11-18" calcext:value-type="date">
            <text:p>18/11/2019</text:p>
          </table:table-cell>
          <table:table-cell table:style-name="ce53" office:value-type="time" office:time-value="PT22H50M00S" calcext:value-type="time">
            <text:p>22:50</text:p>
          </table:table-cell>
          <table:table-cell table:style-name="ce206" table:content-validation-name="val3" office:value-type="string" calcext:value-type="string">
            <text:p>W H Smith Plc,Heathrow Airport, Terminal 2: The Queen's Terminal, Hounslow,TW6 1EW</text:p>
          </table:table-cell>
          <table:table-cell table:style-name="ce53" table:formula="of:=[.E207]-[.C207]+([.D207]&gt;[.B207])" office:value-type="time" office:time-value="PT08H20M00S" calcext:value-type="time">
            <text:p>08:20</text:p>
          </table:table-cell>
          <table:table-cell table:style-name="ce75" table:formula="of:=[.G207]*24-0.3" office:value-type="float" office:value="8.03333333333333" calcext:value-type="float">
            <text:p>8.03</text:p>
          </table:table-cell>
          <table:table-cell table:style-name="ce89" table:formula="of:=[.H207]*[.$P207]" office:value-type="currency" office:currency="GBP" office:value="65.9536666666667" calcext:value-type="currency">
            <text:p>£65.95</text:p>
          </table:table-cell>
          <table:table-cell table:style-name="ce89" office:value-type="currency" office:currency="GBP" office:value="83.47" calcext:value-type="currency">
            <text:p>£83.47</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150" calcext:value-type="float">
            <text:p>553150</text:p>
          </table:table-cell>
          <table:table-cell table:style-name="ce40" office:value-type="date" office:date-value="2019-11-21" calcext:value-type="date">
            <text:p>21/11/2019</text:p>
          </table:table-cell>
          <table:table-cell table:style-name="ce53" office:value-type="time" office:time-value="PT06H00M00S" calcext:value-type="time">
            <text:p>06:00</text:p>
          </table:table-cell>
          <table:table-cell table:style-name="ce40" office:value-type="date" office:date-value="2019-11-21" calcext:value-type="date">
            <text:p>21/11/2019</text:p>
          </table:table-cell>
          <table:table-cell table:style-name="ce53" office:value-type="time" office:time-value="PT11H55M00S" calcext:value-type="time">
            <text:p>11:55</text:p>
          </table:table-cell>
          <table:table-cell table:style-name="ce206" table:content-validation-name="val3" office:value-type="string" calcext:value-type="string">
            <text:p>Co-Op Group Limited,100 New Kings Road, Fulham, London,SW6 4LX</text:p>
          </table:table-cell>
          <table:table-cell table:style-name="ce53" table:formula="of:=[.E208]-[.C208]+([.D208]&gt;[.B208])" office:value-type="time" office:time-value="PT05H55M00S" calcext:value-type="time">
            <text:p>05:55</text:p>
          </table:table-cell>
          <table:table-cell table:style-name="ce75" table:formula="of:=[.G208]*24-0.3" office:value-type="float" office:value="5.61666666666667" calcext:value-type="float">
            <text:p>5.62</text:p>
          </table:table-cell>
          <table:table-cell table:style-name="ce89" table:formula="of:=[.H208]*[.$P208]" office:value-type="currency" office:currency="GBP" office:value="46.1128333333333" calcext:value-type="currency">
            <text:p>£46.11</text:p>
          </table:table-cell>
          <table:table-cell table:style-name="ce89" office:value-type="currency" office:currency="GBP" office:value="46.52" calcext:value-type="currency">
            <text:p>£46.52</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3084" calcext:value-type="float">
            <text:p>553084</text:p>
          </table:table-cell>
          <table:table-cell table:style-name="ce40" office:value-type="date" office:date-value="2019-11-28" calcext:value-type="date">
            <text:p>28/11/2019</text:p>
          </table:table-cell>
          <table:table-cell table:style-name="ce53" office:value-type="time" office:time-value="PT06H20M00S" calcext:value-type="time">
            <text:p>06:20</text:p>
          </table:table-cell>
          <table:table-cell table:style-name="ce40" office:value-type="date" office:date-value="2019-11-28" calcext:value-type="date">
            <text:p>28/11/2019</text:p>
          </table:table-cell>
          <table:table-cell table:style-name="ce53" office:value-type="time" office:time-value="PT15H10M00S" calcext:value-type="time">
            <text:p>15:10</text:p>
          </table:table-cell>
          <table:table-cell table:style-name="ce206" table:content-validation-name="val3" office:value-type="string" calcext:value-type="string">
            <text:p>Co-Op Group Limited,193 Balham High Road, London,SW12 9BE</text:p>
          </table:table-cell>
          <table:table-cell table:style-name="ce53" table:formula="of:=[.E209]-[.C209]+([.D209]&gt;[.B209])" office:value-type="time" office:time-value="PT08H50M00S" calcext:value-type="time">
            <text:p>08:50</text:p>
          </table:table-cell>
          <table:table-cell table:style-name="ce75" table:formula="of:=[.G209]*24-0.3" office:value-type="float" office:value="8.53333333333333" calcext:value-type="float">
            <text:p>8.53</text:p>
          </table:table-cell>
          <table:table-cell table:style-name="ce89" table:formula="of:=[.H209]*[.$P209]" office:value-type="currency" office:currency="GBP" office:value="70.0586666666667" calcext:value-type="currency">
            <text:p>£70.06</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52900" calcext:value-type="float">
            <text:p>552900</text:p>
          </table:table-cell>
          <table:table-cell table:style-name="ce40" office:value-type="date" office:date-value="2019-12-03" calcext:value-type="date">
            <text:p>03/12/2019</text:p>
          </table:table-cell>
          <table:table-cell table:style-name="ce53" office:value-type="time" office:time-value="PT06H00M00S" calcext:value-type="time">
            <text:p>06:00</text:p>
          </table:table-cell>
          <table:table-cell table:style-name="ce40" office:value-type="date" office:date-value="2019-12-03" calcext:value-type="date">
            <text:p>03/12/2019</text:p>
          </table:table-cell>
          <table:table-cell table:style-name="ce53" office:value-type="time" office:time-value="PT12H50M00S" calcext:value-type="time">
            <text:p>12:50</text:p>
          </table:table-cell>
          <table:table-cell table:style-name="ce206" table:content-validation-name="val3" office:value-type="string" calcext:value-type="string">
            <text:p>Co-Op Group Limited,22-26 Cricklewood Broadway, Cricklewood, London,NW2 3HD</text:p>
          </table:table-cell>
          <table:table-cell table:style-name="ce53" table:formula="of:=[.E210]-[.C210]+([.D210]&gt;[.B210])" office:value-type="time" office:time-value="PT06H50M00S" calcext:value-type="time">
            <text:p>06:50</text:p>
          </table:table-cell>
          <table:table-cell table:style-name="ce75" table:formula="of:=[.G210]*24-0.3" office:value-type="float" office:value="6.53333333333333" calcext:value-type="float">
            <text:p>6.53</text:p>
          </table:table-cell>
          <table:table-cell table:style-name="ce89" table:formula="of:=[.H210]*[.$P210]" office:value-type="currency" office:currency="GBP" office:value="53.6386666666667" calcext:value-type="currency">
            <text:p>£53.64</text:p>
          </table:table-cell>
          <table:table-cell table:style-name="ce89" office:value-type="currency" office:currency="GBP" office:value="58.84" calcext:value-type="currency">
            <text:p>£58.84</text:p>
          </table:table-cell>
          <table:table-cell table:style-name="ce161" office:value-type="string" calcext:value-type="string">
            <text:p>27/12/2019 - Period 1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787" calcext:value-type="float">
            <text:p>573787</text:p>
          </table:table-cell>
          <table:table-cell table:style-name="ce40" office:value-type="date" office:date-value="2020-01-07" calcext:value-type="date">
            <text:p>07/01/2020</text:p>
          </table:table-cell>
          <table:table-cell table:style-name="ce53" office:value-type="time" office:time-value="PT20H02M00S" calcext:value-type="time">
            <text:p>20:02</text:p>
          </table:table-cell>
          <table:table-cell table:style-name="ce40" office:value-type="date" office:date-value="2020-01-08" calcext:value-type="date">
            <text:p>08/01/2020</text:p>
          </table:table-cell>
          <table:table-cell table:style-name="ce53" office:value-type="time" office:time-value="PT01H30M00S" calcext:value-type="time">
            <text:p>01:30</text:p>
          </table:table-cell>
          <table:table-cell table:style-name="ce206" table:content-validation-name="val3" office:value-type="string" calcext:value-type="string">
            <text:p>Primark Stores Limited,The Lexicon, 25 Braccan Walk, Bracknell, <text:s/>Berkshire,RG12 1BE</text:p>
          </table:table-cell>
          <table:table-cell table:style-name="ce53" table:formula="of:=[.E211]-[.C211]+([.D211]&gt;[.B211])" office:value-type="time" office:time-value="PT05H28M00S" calcext:value-type="time">
            <text:p>05:28</text:p>
          </table:table-cell>
          <table:table-cell table:style-name="ce75" table:formula="of:=[.G211]*24-0.3" office:value-type="float" office:value="5.16666666666667" calcext:value-type="float">
            <text:p>5.17</text:p>
          </table:table-cell>
          <table:table-cell table:style-name="ce89" table:formula="of:=[.H211]*[.$P211]" office:value-type="currency" office:currency="GBP" office:value="42.4183333333333" calcext:value-type="currency">
            <text:p>£42.4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95362" calcext:value-type="float">
            <text:p>595362</text:p>
          </table:table-cell>
          <table:table-cell table:style-name="ce40" office:value-type="date" office:date-value="2020-01-09" calcext:value-type="date">
            <text:p>09/01/2020</text:p>
          </table:table-cell>
          <table:table-cell table:style-name="ce53" office:value-type="time" office:time-value="PT05H15M00S" calcext:value-type="time">
            <text:p>05:15</text:p>
          </table:table-cell>
          <table:table-cell table:style-name="ce40" office:value-type="date" office:date-value="2020-01-09" calcext:value-type="date">
            <text:p>09/01/2020</text:p>
          </table:table-cell>
          <table:table-cell table:style-name="ce53" office:value-type="time" office:time-value="PT13H20M00S" calcext:value-type="time">
            <text:p>13:20</text:p>
          </table:table-cell>
          <table:table-cell table:style-name="ce206" table:content-validation-name="val3" office:value-type="string" calcext:value-type="string">
            <text:p>Wm Morrison Supermarkets PLC,Morrisons Nutmeg, 399 Edgeware Road, Colindale, London,NW9 0AS</text:p>
          </table:table-cell>
          <table:table-cell table:style-name="ce53" table:formula="of:=[.E212]-[.C212]+([.D212]&gt;[.B212])" office:value-type="time" office:time-value="PT08H05M00S" calcext:value-type="time">
            <text:p>08:05</text:p>
          </table:table-cell>
          <table:table-cell table:style-name="ce75" table:formula="of:=[.G212]*24-0.3" office:value-type="float" office:value="7.78333333333333" calcext:value-type="float">
            <text:p>7.78</text:p>
          </table:table-cell>
          <table:table-cell table:style-name="ce89" table:formula="of:=[.H212]*[.$P212]" office:value-type="currency" office:currency="GBP" office:value="63.9011666666667" calcext:value-type="currency">
            <text:p>£63.90</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0951" calcext:value-type="float">
            <text:p>570951</text:p>
          </table:table-cell>
          <table:table-cell table:style-name="ce40" office:value-type="date" office:date-value="2020-02-14" calcext:value-type="date">
            <text:p>14/02/2020</text:p>
          </table:table-cell>
          <table:table-cell table:style-name="ce53" office:value-type="time" office:time-value="PT18H00M00S" calcext:value-type="time">
            <text:p>18:00</text:p>
          </table:table-cell>
          <table:table-cell table:style-name="ce40" office:value-type="date" office:date-value="2020-02-14" calcext:value-type="date">
            <text:p>14/02/2020</text:p>
          </table:table-cell>
          <table:table-cell table:style-name="ce53" office:value-type="time" office:time-value="PT22H50M00S" calcext:value-type="time">
            <text:p>22:50</text:p>
          </table:table-cell>
          <table:table-cell table:style-name="ce206" table:content-validation-name="val3" office:value-type="string" calcext:value-type="string">
            <text:p>Boots UK Limited,14 Harben Parade, South Hampstead, London,NW3 6JP</text:p>
          </table:table-cell>
          <table:table-cell table:style-name="ce53" table:formula="of:=[.E213]-[.C213]+([.D213]&gt;[.B213])" office:value-type="time" office:time-value="PT04H50M00S" calcext:value-type="time">
            <text:p>04:50</text:p>
          </table:table-cell>
          <table:table-cell table:style-name="ce75" table:formula="of:=[.G213]*24-0.3" office:value-type="float" office:value="4.53333333333333" calcext:value-type="float">
            <text:p>4.53</text:p>
          </table:table-cell>
          <table:table-cell table:style-name="ce89" table:formula="of:=[.H213]*[.$P213]" office:value-type="currency" office:currency="GBP" office:value="37.2186666666667" calcext:value-type="currency">
            <text:p>£37.2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73798" calcext:value-type="float">
            <text:p>573798</text:p>
          </table:table-cell>
          <table:table-cell table:style-name="ce40" office:value-type="date" office:date-value="2020-01-21" calcext:value-type="date">
            <text:p>21/01/2020</text:p>
          </table:table-cell>
          <table:table-cell table:style-name="ce53" office:value-type="time" office:time-value="PT20H00M00S" calcext:value-type="time">
            <text:p>20:00</text:p>
          </table:table-cell>
          <table:table-cell table:style-name="ce40" office:value-type="date" office:date-value="2020-01-22" calcext:value-type="date">
            <text:p>22/01/2020</text:p>
          </table:table-cell>
          <table:table-cell table:style-name="ce53" office:value-type="time" office:time-value="PT03H00M00S" calcext:value-type="time">
            <text:p>03:00</text:p>
          </table:table-cell>
          <table:table-cell table:style-name="ce206" table:content-validation-name="val3" office:value-type="string" calcext:value-type="string">
            <text:p>Primark Stores Limited,Marlowe Arcade, Canterbury, Kent,CT1 2TJ</text:p>
          </table:table-cell>
          <table:table-cell table:style-name="ce53" table:formula="of:=[.E214]-[.C214]+([.D214]&gt;[.B214])" office:value-type="time" office:time-value="PT07H00M00S" calcext:value-type="time">
            <text:p>07:00</text:p>
          </table:table-cell>
          <table:table-cell table:style-name="ce75" table:formula="of:=[.G214]*24-0.3" office:value-type="float" office:value="6.7" calcext:value-type="float">
            <text:p>6.70</text:p>
          </table:table-cell>
          <table:table-cell table:style-name="ce89" table:formula="of:=[.H214]*[.$P214]" office:value-type="currency" office:currency="GBP" office:value="55.007" calcext:value-type="currency">
            <text:p>£55.01</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2" office:value-type="float" office:value="573803" calcext:value-type="float">
            <text:p>573803</text:p>
          </table:table-cell>
          <table:table-cell table:style-name="ce41" office:value-type="date" office:date-value="2020-01-23" calcext:value-type="date">
            <text:p>23/01/2020</text:p>
          </table:table-cell>
          <table:table-cell table:style-name="ce55" office:value-type="time" office:time-value="PT20H00M00S" calcext:value-type="time">
            <text:p>20:00</text:p>
          </table:table-cell>
          <table:table-cell table:style-name="ce41" office:value-type="date" office:date-value="2020-01-24" calcext:value-type="date">
            <text:p>24/01/2020</text:p>
          </table:table-cell>
          <table:table-cell table:style-name="ce55" office:value-type="time" office:time-value="PT03H00M00S" calcext:value-type="time">
            <text:p>03:00</text:p>
          </table:table-cell>
          <table:table-cell table:style-name="ce85" table:content-validation-name="val3" office:value-type="string" calcext:value-type="string">
            <text:p>Primark Stores Limited,Westwood Cross Shopping Centre, Margate Road, Broadstairs, Kent,CT10 2BF</text:p>
          </table:table-cell>
          <table:table-cell table:style-name="ce55" table:formula="of:=[.E215]-[.C215]+([.D215]&gt;[.B215])" office:value-type="time" office:time-value="PT07H00M00S" calcext:value-type="time">
            <text:p>07:00</text:p>
          </table:table-cell>
          <table:table-cell table:style-name="ce78" table:formula="of:=[.G215]*24-0.3" office:value-type="float" office:value="6.7" calcext:value-type="float">
            <text:p>6.70</text:p>
          </table:table-cell>
          <table:table-cell table:style-name="ce90" table:formula="of:=[.H215]*[.$P215]" office:value-type="currency" office:currency="GBP" office:value="55.007" calcext:value-type="currency">
            <text:p>£55.01</text:p>
          </table:table-cell>
          <table:table-cell table:style-name="ce90" office:value-type="currency" office:currency="GBP" office:value="73.89" calcext:value-type="currency">
            <text:p>£73.89</text:p>
          </table:table-cell>
          <table:table-cell table:style-name="ce162" office:value-type="string" calcext:value-type="string">
            <text:p>13/12/2019 - Period 18/2019</text:p>
          </table:table-cell>
          <table:table-cell table:style-name="ce162" table:number-columns-repeated="3"/>
          <table:table-cell table:style-name="ce90"/>
          <table:table-cell table:style-name="ce90" office:value-type="currency" office:currency="GBP" office:value="8.21" calcext:value-type="currency">
            <text:p>£8.21</text:p>
          </table:table-cell>
          <table:table-cell table:style-name="ce162" table:number-columns-repeated="1008"/>
        </table:table-row>
        <table:table-row table:style-name="ro1">
          <table:table-cell table:style-name="ce161" office:value-type="float" office:value="571725" calcext:value-type="float">
            <text:p>571725</text:p>
          </table:table-cell>
          <table:table-cell table:style-name="ce40" office:value-type="date" office:date-value="2020-01-28" calcext:value-type="date">
            <text:p>28/01/2020</text:p>
          </table:table-cell>
          <table:table-cell table:style-name="ce53" office:value-type="time" office:time-value="PT13H00M00S" calcext:value-type="time">
            <text:p>13:00</text:p>
          </table:table-cell>
          <table:table-cell table:style-name="ce40" office:value-type="date" office:date-value="2020-01-28" calcext:value-type="date">
            <text:p>28/01/2020</text:p>
          </table:table-cell>
          <table:table-cell table:style-name="ce53" office:value-type="time" office:time-value="PT21H40M00S" calcext:value-type="time">
            <text:p>21:40</text:p>
          </table:table-cell>
          <table:table-cell table:style-name="ce206" table:content-validation-name="val3" office:value-type="string" calcext:value-type="string">
            <text:p>Boots UK Limited,122 Holborn, London,EC1N 2TD</text:p>
          </table:table-cell>
          <table:table-cell table:style-name="ce53" table:formula="of:=[.E216]-[.C216]+([.D216]&gt;[.B216])" office:value-type="time" office:time-value="PT08H40M00S" calcext:value-type="time">
            <text:p>08:40</text:p>
          </table:table-cell>
          <table:table-cell table:style-name="ce75" table:formula="of:=[.G216]*24-0.3" office:value-type="float" office:value="8.36666666666667" calcext:value-type="float">
            <text:p>8.37</text:p>
          </table:table-cell>
          <table:table-cell table:style-name="ce89" table:formula="of:=[.H216]*[.$P216]" office:value-type="currency" office:currency="GBP" office:value="68.6903333333333" calcext:value-type="currency">
            <text:p>£68.69</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table-cell table:style-name="ce161" office:value-type="float" office:value="589568" calcext:value-type="float">
            <text:p>589568</text:p>
          </table:table-cell>
          <table:table-cell table:style-name="ce40" office:value-type="date" office:date-value="2020-01-30" calcext:value-type="date">
            <text:p>30/01/2020</text:p>
          </table:table-cell>
          <table:table-cell table:style-name="ce53" office:value-type="time" office:time-value="PT06H30M00S" calcext:value-type="time">
            <text:p>06:30</text:p>
          </table:table-cell>
          <table:table-cell table:style-name="ce40" office:value-type="date" office:date-value="2020-01-30" calcext:value-type="date">
            <text:p>30/01/2020</text:p>
          </table:table-cell>
          <table:table-cell table:style-name="ce53" office:value-type="time" office:time-value="PT13H40M00S" calcext:value-type="time">
            <text:p>13:40</text:p>
          </table:table-cell>
          <table:table-cell table:style-name="ce206" table:content-validation-name="val3" office:value-type="string" calcext:value-type="string">
            <text:p>Co-Op Group Limited,15-17 Central Hill, Gipsy Hill, London,SE19 1BG</text:p>
          </table:table-cell>
          <table:table-cell table:style-name="ce53" table:formula="of:=[.E217]-[.C217]+([.D217]&gt;[.B217])" office:value-type="time" office:time-value="PT07H10M00S" calcext:value-type="time">
            <text:p>07:10</text:p>
          </table:table-cell>
          <table:table-cell table:style-name="ce75" table:formula="of:=[.G217]*24-0.3" office:value-type="float" office:value="6.86666666666667" calcext:value-type="float">
            <text:p>6.87</text:p>
          </table:table-cell>
          <table:table-cell table:style-name="ce89" table:formula="of:=[.H217]*[.$P217]" office:value-type="currency" office:currency="GBP" office:value="56.3753333333333" calcext:value-type="currency">
            <text:p>£56.38</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1008"/>
        </table:table-row>
        <table:table-row table:style-name="ro1" table:number-rows-repeated="1048358">
          <table:table-cell table:number-columns-repeated="1024"/>
        </table:table-row>
        <table:table-row table:style-name="ro1">
          <table:table-cell table:number-columns-repeated="1024"/>
        </table:table-row>
      </table:table>
      <table:table table:name="Travel" table:style-name="ta1">
        <office:forms form:automatic-focus="false" form:apply-design-mode="false"/>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5" table:default-cell-style-name="Default"/>
        <table:table-column table:style-name="co1" table:default-cell-style-name="ce296"/>
        <table:table-column table:style-name="co1" table:number-columns-repeated="1014" table:default-cell-style-name="Default"/>
        <table:table-row table:style-name="ro1">
          <table:table-cell office:value-type="string" calcext:value-type="string">
            <text:p>Job No.</text:p>
          </table:table-cell>
          <table:table-cell table:style-name="ce258" office:value-type="string" calcext:value-type="string">
            <text:p>Date</text:p>
          </table:table-cell>
          <table:table-cell table:style-name="ce258" office:value-type="string" calcext:value-type="string">
            <text:p>Location</text:p>
          </table:table-cell>
          <table:table-cell table:style-name="ce258" office:value-type="string" calcext:value-type="string">
            <text:p>Address</text:p>
          </table:table-cell>
          <table:table-cell table:style-name="ce258" office:value-type="string" calcext:value-type="string">
            <text:p>Method</text:p>
          </table:table-cell>
          <table:table-cell table:style-name="ce258" office:value-type="string" calcext:value-type="string">
            <text:p>Cost</text:p>
          </table:table-cell>
          <table:table-cell table:style-name="ce258" office:value-type="string" calcext:value-type="string">
            <text:p>Proof Type</text:p>
          </table:table-cell>
          <table:table-cell table:style-name="ce258" office:value-type="string" calcext:value-type="string">
            <text:p>Proof Ref</text:p>
          </table:table-cell>
          <table:table-cell table:style-name="ce258" office:value-type="string" calcext:value-type="string">
            <text:p>Payment Date</text:p>
          </table:table-cell>
          <table:table-cell table:style-name="ce331"/>
          <table:table-cell table:style-name="ce258" table:number-columns-repeated="1014"/>
        </table:table-row>
        <table:table-row table:style-name="ro1">
          <table:table-cell office:value-type="float" office:value="985323" calcext:value-type="float">
            <text:p>985323</text:p>
          </table:table-cell>
          <table:table-cell table:style-name="ce259" table:formula="of:=INDEX([JobSchedules.$B$2:.$B$40]; MATCH([.$A2]; [JobSchedules.$A$2:.$A$40]; 0))" office:value-type="date" office:date-value="2017-08-29" calcext:value-type="date">
            <text:p>29/08/2017</text:p>
          </table:table-cell>
          <table:table-cell table:formula="of:=INDEX([Addresses.$C$2:.$C$82]; MATCH([.$D48]; [Addresses.$E$2:.$E$82]; 0))" office:value-type="string" office:string-value="N7 6AX" calcext:value-type="string">
            <text:p>N7 6AX</text:p>
          </table:table-cell>
          <table:table-cell table:style-name="ce296" table:formula="of:=INDEX([JobSchedules.$F$2:.$F$104]; MATCH([.$A2]; [JobSchedules.$A$2:.$A$104]; 0))" office:value-type="string" office:string-value="Superdrug,Units 1-4, Trinity Parade High Street Hounslow Middlesex,TW3 1HG" calcext:value-type="string">
            <text:p>Superdrug,Units 1-4, Trinity Parade High Street Hounslow Middlesex,TW3 1HG</text:p>
          </table:table-cell>
          <table:table-cell office:value-type="string" calcext:value-type="string">
            <text:p><text:s/></text:p>
          </table:table-cell>
          <table:table-cell table:style-name="ce296" office:value-type="currency" office:currency="GBP" office:value="12.3" calcext:value-type="currency">
            <text:p>£12.30</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office:value-type="float" office:value="970539" calcext:value-type="float">
            <text:p>970539</text:p>
          </table:table-cell>
          <table:table-cell table:style-name="ce259" table:formula="of:=INDEX([JobSchedules.$B$2:.$B$40]; MATCH([.$A3]; [JobSchedules.$A$2:.$A$40]; 0))" office:value-type="date" office:date-value="2017-09-04" calcext:value-type="date">
            <text:p>04/09/2017</text:p>
          </table:table-cell>
          <table:table-cell table:formula="of:=INDEX([Addresses.$C$2:.$C$82]; MATCH([.$D3]; [Addresses.$E$2:.$E$82]; 0))" office:value-type="string" office:string-value="SW12 8BG" calcext:value-type="string">
            <text:p>SW12 8BG</text:p>
          </table:table-cell>
          <table:table-cell table:style-name="ce296" table:formula="of:=INDEX([JobSchedules.$F$2:.$F$104]; MATCH([.$A3]; [JobSchedules.$A$2:.$A$104]; 0))" office:value-type="string" office:string-value="Poundland Limited,Limited 163-165 Balham High Road Balham,SW12 8BG" calcext:value-type="string">
            <text:p>Poundland Limited,Limited 163-165 Balham High Road Balham,SW12 8BG</text:p>
          </table:table-cell>
          <table:table-cell office:value-type="string" calcext:value-type="string">
            <text:p><text:s/></text:p>
          </table:table-cell>
          <table:table-cell table:style-name="ce296" office:value-type="currency" office:currency="GBP" office:value="6.05" calcext:value-type="currency">
            <text:p>£6.05</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office:value-type="float" office:value="985276" calcext:value-type="float">
            <text:p>985276</text:p>
          </table:table-cell>
          <table:table-cell table:style-name="ce259" table:formula="of:=INDEX([JobSchedules.$B$2:.$B$40]; MATCH([.$A4]; [JobSchedules.$A$2:.$A$40]; 0))" office:value-type="date" office:date-value="2017-09-05" calcext:value-type="date">
            <text:p>05/09/2017</text:p>
          </table:table-cell>
          <table:table-cell table:formula="of:=INDEX([Addresses.$C$2:.$C$82]; MATCH([.$D4]; [Addresses.$E$2:.$E$82]; 0))" office:value-type="string" office:string-value="HA1 2TA" calcext:value-type="string">
            <text:p>HA1 2TA</text:p>
          </table:table-cell>
          <table:table-cell table:style-name="ce296" table:formula="of:=INDEX([JobSchedules.$F$2:.$F$104]; MATCH([.$A4]; [JobSchedules.$A$2:.$A$104]; 0))" office:value-type="string" office:string-value="Superdrug,297-301, Station Rd Harrow Middlesex,HA1 2TA" calcext:value-type="string">
            <text:p>Superdrug,297-301, Station Rd Harrow Middlesex,HA1 2TA</text:p>
          </table:table-cell>
          <table:table-cell office:value-type="string" calcext:value-type="string">
            <text:p><text:s/></text:p>
          </table:table-cell>
          <table:table-cell table:style-name="ce296" office:value-type="currency" office:currency="GBP" office:value="17.55" calcext:value-type="currency">
            <text:p>£17.55</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office:value-type="float" office:value="966946" calcext:value-type="float">
            <text:p>966946</text:p>
          </table:table-cell>
          <table:table-cell table:style-name="ce259" table:formula="of:=INDEX([JobSchedules.$B$2:.$B$40]; MATCH([.$A5]; [JobSchedules.$A$2:.$A$40]; 0))" office:value-type="date" office:date-value="2017-09-06" calcext:value-type="date">
            <text:p>06/09/2017</text:p>
          </table:table-cell>
          <table:table-cell table:formula="of:=INDEX([Addresses.$C$2:.$C$82]; MATCH([.$D5]; [Addresses.$E$2:.$E$82]; 0))" office:value-type="string" office:string-value="SW11 1PA" calcext:value-type="string">
            <text:p>SW11 1PA</text:p>
          </table:table-cell>
          <table:table-cell table:style-name="ce296" table:formula="of:=INDEX([JobSchedules.$F$2:.$F$104]; MATCH([.$A5]; [JobSchedules.$A$2:.$A$104]; 0))" office:value-type="string" office:string-value="Paperchase Limited ,62 Northcote Road Northcote Road,SW11 1PA" calcext:value-type="string">
            <text:p>Paperchase Limited ,62 Northcote Road Northcote Road,SW11 1PA</text:p>
          </table:table-cell>
          <table:table-cell office:value-type="string" calcext:value-type="string">
            <text:p><text:s/></text:p>
          </table:table-cell>
          <table:table-cell table:style-name="ce296" office:value-type="currency" office:currency="GBP" office:value="1.5" calcext:value-type="currency">
            <text:p>£1.50</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table:style-name="ce251" office:value-type="float" office:value="987941" calcext:value-type="float">
            <text:p>987941</text:p>
          </table:table-cell>
          <table:table-cell table:style-name="ce271" table:formula="of:=INDEX([JobSchedules.$B$2:.$B$40]; MATCH([.$A6]; [JobSchedules.$A$2:.$A$40]; 0))" office:value-type="date" office:date-value="2017-09-07" calcext:value-type="date">
            <text:p>07/09/2017</text:p>
          </table:table-cell>
          <table:table-cell table:style-name="ce251" table:formula="of:=INDEX([Addresses.$C$2:.$C$82]; MATCH([.$D6]; [Addresses.$E$2:.$E$82]; 0))" office:value-type="string" office:string-value="W13 0SA" calcext:value-type="string">
            <text:p>W13 0SA</text:p>
          </table:table-cell>
          <table:table-cell table:style-name="ce297" table:formula="of:=INDEX([JobSchedules.$F$2:.$F$104]; MATCH([.$A6]; [JobSchedules.$A$2:.$A$104]; 0))" office:value-type="string" office:string-value="Wilkinson Group PLC,90- 94 The Broadway West Ealing,W13 0SA" calcext:value-type="string">
            <text:p>Wilkinson Group PLC,90- 94 The Broadway West Ealing,W13 0SA</text:p>
          </table:table-cell>
          <table:table-cell table:style-name="ce251" office:value-type="string" calcext:value-type="string">
            <text:p><text:s/></text:p>
          </table:table-cell>
          <table:table-cell table:style-name="ce297" office:value-type="currency" office:currency="GBP" office:value="4.5" calcext:value-type="currency">
            <text:p>£4.50</text:p>
          </table:table-cell>
          <table:table-cell table:style-name="ce251" table:number-columns-repeated="2"/>
          <table:table-cell table:style-name="ce326" office:value-type="date" office:date-value="2017-10-06" calcext:value-type="date">
            <text:p>06/10/17</text:p>
          </table:table-cell>
          <table:table-cell table:style-name="ce297"/>
          <table:table-cell table:style-name="ce251" table:number-columns-repeated="1014"/>
        </table:table-row>
        <table:table-row table:style-name="ro1">
          <table:table-cell office:value-type="float" office:value="974102" calcext:value-type="float">
            <text:p>974102</text:p>
          </table:table-cell>
          <table:table-cell table:style-name="ce259" table:formula="of:=INDEX([JobSchedules.$B$2:.$B$40]; MATCH([.$A7]; [JobSchedules.$A$2:.$A$40]; 0))" office:value-type="date" office:date-value="2017-09-11" calcext:value-type="date">
            <text:p>11/09/2017</text:p>
          </table:table-cell>
          <table:table-cell table:formula="of:=INDEX([Addresses.$C$2:.$C$82]; MATCH([.$D7]; [Addresses.$E$2:.$E$82]; 0))" office:value-type="string" office:string-value="SW19 8UG" calcext:value-type="string">
            <text:p>SW19 8UG</text:p>
          </table:table-cell>
          <table:table-cell table:style-name="ce296" table:formula="of:=INDEX([JobSchedules.$F$2:.$F$104]; MATCH([.$A7]; [JobSchedules.$A$2:.$A$104]; 0))" office:value-type="string" office:string-value="Homebase Group Limited,Weir Road, Wimbledon, London,SW19 8UG" calcext:value-type="string">
            <text:p>Homebase Group Limited,Weir Road, Wimbledon, London,SW19 8UG</text:p>
          </table:table-cell>
          <table:table-cell office:value-type="string" calcext:value-type="string">
            <text:p><text:s/></text:p>
          </table:table-cell>
          <table:table-cell table:style-name="ce296" office:value-type="currency" office:currency="GBP" office:value="3.6" calcext:value-type="currency">
            <text:p>£3.60</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office:value-type="float" office:value="974103" calcext:value-type="float">
            <text:p>974103</text:p>
          </table:table-cell>
          <table:table-cell table:style-name="ce259" table:formula="of:=INDEX([JobSchedules.$B$2:.$B$40]; MATCH([.$A8]; [JobSchedules.$A$2:.$A$40]; 0))" office:value-type="date" office:date-value="2017-09-12" calcext:value-type="date">
            <text:p>12/09/2017</text:p>
          </table:table-cell>
          <table:table-cell table:formula="of:=INDEX([Addresses.$C$2:.$C$82]; MATCH([.$D8]; [Addresses.$E$2:.$E$82]; 0))" office:value-type="string" office:string-value="TW18 3AP" calcext:value-type="string">
            <text:p>TW18 3AP</text:p>
          </table:table-cell>
          <table:table-cell table:style-name="ce296" table:formula="of:=INDEX([JobSchedules.$F$2:.$F$104]; MATCH([.$A8]; [JobSchedules.$A$2:.$A$104]; 0))" office:value-type="string" office:string-value="Homebase Group Limited,The Causeway, Staines,TW18 3AP" calcext:value-type="string">
            <text:p>Homebase Group Limited,The Causeway, Staines,TW18 3AP</text:p>
          </table:table-cell>
          <table:table-cell office:value-type="string" calcext:value-type="string">
            <text:p><text:s/></text:p>
          </table:table-cell>
          <table:table-cell table:style-name="ce296" office:value-type="currency" office:currency="GBP" office:value="14.8" calcext:value-type="currency">
            <text:p>£14.80</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office:value-type="float" office:value="957597" calcext:value-type="float">
            <text:p>957597</text:p>
          </table:table-cell>
          <table:table-cell table:style-name="ce259" table:formula="of:=INDEX([JobSchedules.$B$2:.$B$40]; MATCH([.$A9]; [JobSchedules.$A$2:.$A$40]; 0))" office:value-type="date" office:date-value="2017-09-14" calcext:value-type="date">
            <text:p>14/09/2017</text:p>
          </table:table-cell>
          <table:table-cell table:formula="of:=INDEX([Addresses.$C2:.$C82]; MATCH([.$D$9]; [Addresses.$E$2:.$E$82]; 1))" office:value-type="string" office:string-value="SW20 0AX" calcext:value-type="string">
            <text:p>SW20 0AX</text:p>
          </table:table-cell>
          <table:table-cell table:style-name="ce296" table:formula="of:=INDEX([JobSchedules.$F$2:.$F$104]; MATCH([.$A9]; [JobSchedules.$A$2:.$A$104]; 0))" office:value-type="string" office:string-value="Co-Op Group Limited, Retail (Raynes Park) 68 - 74 Coombe Lane Raynes Park London, SW20 0AX" calcext:value-type="string">
            <text:p>Co-Op Group Limited, Retail (Raynes Park) 68 - 74 Coombe Lane Raynes Park London, SW20 0AX</text:p>
          </table:table-cell>
          <table:table-cell office:value-type="string" calcext:value-type="string">
            <text:p><text:s/></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0-06" calcext:value-type="date">
            <text:p>06/10/17</text:p>
          </table:table-cell>
          <table:table-cell table:number-columns-repeated="1015"/>
        </table:table-row>
        <table:table-row table:style-name="ro1">
          <table:table-cell table:style-name="ce251" office:value-type="float" office:value="961097" calcext:value-type="float">
            <text:p>961097</text:p>
          </table:table-cell>
          <table:table-cell table:style-name="ce271" table:formula="of:=INDEX([JobSchedules.$B$2:.$B$40]; MATCH([.$A10]; [JobSchedules.$A$2:.$A$40]; 0))" office:value-type="date" office:date-value="2017-09-17" calcext:value-type="date">
            <text:p>17/09/2017</text:p>
          </table:table-cell>
          <table:table-cell table:style-name="ce251" table:formula="of:=INDEX([Addresses.$C$2:.$C$82]; MATCH([.$D10]; [Addresses.$E$2:.$E$82]; 0))" office:value-type="string" office:string-value="SW1X 7RJ" calcext:value-type="string">
            <text:p>SW1X 7RJ</text:p>
          </table:table-cell>
          <table:table-cell table:style-name="ce297" table:formula="of:=INDEX([JobSchedules.$F$2:.$F$104]; MATCH([.$A10]; [JobSchedules.$A$2:.$A$104]; 0))" office:value-type="string" office:string-value="Harvey Nichols Group Limited,109 - 125 Knightsbridge London,SW1X 7RJ" calcext:value-type="string">
            <text:p>Harvey Nichols Group Limited,109 - 125 Knightsbridge London,SW1X 7RJ</text:p>
          </table:table-cell>
          <table:table-cell table:style-name="ce251" office:value-type="string" calcext:value-type="string">
            <text:p><text:s/></text:p>
          </table:table-cell>
          <table:table-cell table:style-name="ce297" office:value-type="currency" office:currency="GBP" office:value="6.1" calcext:value-type="currency">
            <text:p>£6.10</text:p>
          </table:table-cell>
          <table:table-cell table:style-name="ce251" table:number-columns-repeated="2"/>
          <table:table-cell table:style-name="ce326" office:value-type="date" office:date-value="2017-10-06" calcext:value-type="date">
            <text:p>06/10/17</text:p>
          </table:table-cell>
          <table:table-cell table:style-name="ce297"/>
          <table:table-cell table:style-name="ce251" table:number-columns-repeated="1014"/>
        </table:table-row>
        <table:table-row table:style-name="ro1">
          <table:table-cell office:value-type="float" office:value="966957" calcext:value-type="float">
            <text:p>966957</text:p>
          </table:table-cell>
          <table:table-cell table:style-name="ce259" table:formula="of:=INDEX([JobSchedules.$B$2:.$B$40]; MATCH([.$A11]; [JobSchedules.$A$2:.$A$40]; 0))" office:value-type="date" office:date-value="2017-09-19" calcext:value-type="date">
            <text:p>19/09/2017</text:p>
          </table:table-cell>
          <table:table-cell table:formula="of:=INDEX([Addresses.$C$2:.$C$82]; MATCH([.$D11]; [Addresses.$E$2:.$E$82]; 0))" office:value-type="string" office:string-value="W4 5TA" calcext:value-type="string">
            <text:p>W4 5TA</text:p>
          </table:table-cell>
          <table:table-cell table:style-name="ce296" table:formula="of:=INDEX([JobSchedules.$F$2:.$F$104]; MATCH([.$A11]; [JobSchedules.$A$2:.$A$104]; 0))" office:value-type="string" office:string-value="Paperchase Limited ,346 - 348 High Road Chiswick London,W4 5TA" calcext:value-type="string">
            <text:p>Paperchase Limited ,346 - 348 High Road Chiswick London,W4 5TA</text:p>
          </table:table-cell>
          <table:table-cell office:value-type="string" calcext:value-type="string">
            <text:p><text:s/></text:p>
          </table:table-cell>
          <table:table-cell table:style-name="ce296" office:value-type="currency" office:currency="GBP" office:value="4.35" calcext:value-type="currency">
            <text:p>£4.35</text:p>
          </table:table-cell>
          <table:table-cell table:number-columns-repeated="2"/>
          <table:table-cell table:style-name="ce325" office:value-type="date" office:date-value="2017-11-03" calcext:value-type="date">
            <text:p>03/11/17</text:p>
          </table:table-cell>
          <table:table-cell table:number-columns-repeated="1015"/>
        </table:table-row>
        <table:table-row table:style-name="ro1">
          <table:table-cell office:value-type="float" office:value="955181" calcext:value-type="float">
            <text:p>955181</text:p>
          </table:table-cell>
          <table:table-cell table:style-name="ce259" table:formula="of:=INDEX([JobSchedules.$B$2:.$B$40]; MATCH([.$A12]; [JobSchedules.$A$2:.$A$40]; 0))" office:value-type="date" office:date-value="2017-09-27" calcext:value-type="date">
            <text:p>27/09/2017</text:p>
          </table:table-cell>
          <table:table-cell table:formula="of:=INDEX([Addresses.$C$2:.$C$82]; MATCH([.$D12]; [Addresses.$E$2:.$E$82]; 1))" office:value-type="string" office:string-value="SW6 1NJ" calcext:value-type="string">
            <text:p>SW6 1NJ</text:p>
          </table:table-cell>
          <table:table-cell table:style-name="ce296" table:formula="of:=INDEX([JobSchedules.$F$2:.$F$104]; MATCH([.$A12]; [JobSchedules.$A$2:.$A$104]; 0))" office:value-type="string" office:string-value="Co-Op Group Limited,Retail (fulham North End Road) North End Road London,SW6 1NJ" calcext:value-type="string">
            <text:p>Co-Op Group Limited,Retail (fulham North End Road) North End Road London,SW6 1NJ</text:p>
          </table:table-cell>
          <table:table-cell office:value-type="string" calcext:value-type="string">
            <text:p><text:s/></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1-03" calcext:value-type="date">
            <text:p>03/11/17</text:p>
          </table:table-cell>
          <table:table-cell table:number-columns-repeated="1015"/>
        </table:table-row>
        <table:table-row table:style-name="ro1">
          <table:table-cell table:style-name="ce251" office:value-type="float" office:value="962393" calcext:value-type="float">
            <text:p>962393</text:p>
          </table:table-cell>
          <table:table-cell table:style-name="ce271" table:formula="of:=INDEX([JobSchedules.$B$2:.$B$40]; MATCH([.$A13]; [JobSchedules.$A$2:.$A$40]; 0))" office:value-type="date" office:date-value="2017-09-28" calcext:value-type="date">
            <text:p>28/09/2017</text:p>
          </table:table-cell>
          <table:table-cell table:style-name="ce251" table:formula="of:=INDEX([Addresses.$C$2:.$C$82]; MATCH([.$D13]; [Addresses.$E$2:.$E$82]; 0))" office:value-type="string" office:string-value="WC1E 6EQ" calcext:value-type="string">
            <text:p>WC1E 6EQ</text:p>
          </table:table-cell>
          <table:table-cell table:style-name="ce297" table:formula="of:=INDEX([JobSchedules.$F$2:.$F$104]; MATCH([.$A13]; [JobSchedules.$A$2:.$A$104]; 0))" office:value-type="string" office:string-value="Waterstones Booksellers Limited,82 Gower Street London,WC1E 6EQ" calcext:value-type="string">
            <text:p>Waterstones Booksellers Limited,82 Gower Street London,WC1E 6EQ</text:p>
          </table:table-cell>
          <table:table-cell table:style-name="ce251" office:value-type="string" calcext:value-type="string">
            <text:p><text:s/></text:p>
          </table:table-cell>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7-11-03" calcext:value-type="date">
            <text:p>03/11/17</text:p>
          </table:table-cell>
          <table:table-cell table:style-name="ce297"/>
          <table:table-cell table:style-name="ce251" table:number-columns-repeated="1014"/>
        </table:table-row>
        <table:table-row table:style-name="ro1">
          <table:table-cell table:style-name="ce252" office:value-type="float" office:value="974115" calcext:value-type="float">
            <text:p>974115</text:p>
          </table:table-cell>
          <table:table-cell table:style-name="ce272" table:formula="of:=INDEX([JobSchedules.$B$2:.$B$40]; MATCH([.$A14]; [JobSchedules.$A$2:.$A$40]; 0))" office:value-type="date" office:date-value="2017-10-03" calcext:value-type="date">
            <text:p>03/10/2017</text:p>
          </table:table-cell>
          <table:table-cell table:style-name="ce252" table:formula="of:=INDEX([Addresses.$C$2:.$C$82]; MATCH([.$D14]; [Addresses.$E$2:.$E$82]; 0))" office:value-type="string" office:string-value="SE6 3NU" calcext:value-type="string">
            <text:p>SE6 3NU</text:p>
          </table:table-cell>
          <table:table-cell table:style-name="ce298" table:formula="of:=INDEX([JobSchedules.$F$2:.$F$104]; MATCH([.$A14]; [JobSchedules.$A$2:.$A$104]; 0))" office:value-type="string" office:string-value="Homebase Group Limited,10 Beckenham Hill Road, Catford,SE6 3NU" calcext:value-type="string">
            <text:p>Homebase Group Limited,10 Beckenham Hill Road, Catford,SE6 3NU</text:p>
          </table:table-cell>
          <table:table-cell table:style-name="ce252" office:value-type="string" calcext:value-type="string">
            <text:p><text:s/></text:p>
          </table:table-cell>
          <table:table-cell table:style-name="ce298" office:value-type="currency" office:currency="GBP" office:value="7.85" calcext:value-type="currency">
            <text:p>£7.85</text:p>
          </table:table-cell>
          <table:table-cell table:style-name="ce252" table:number-columns-repeated="2"/>
          <table:table-cell table:style-name="ce327" office:value-type="date" office:date-value="2017-11-03" calcext:value-type="date">
            <text:p>03/11/17</text:p>
          </table:table-cell>
          <table:table-cell table:style-name="ce298"/>
          <table:table-cell table:style-name="ce252" table:number-columns-repeated="1014"/>
        </table:table-row>
        <table:table-row table:style-name="ro1">
          <table:table-cell table:style-name="ce252" office:value-type="float" office:value="980672" calcext:value-type="float">
            <text:p>980672</text:p>
          </table:table-cell>
          <table:table-cell table:style-name="ce272" table:formula="of:=INDEX([JobSchedules.$B$2:.$B$40]; MATCH([.$A15]; [JobSchedules.$A$2:.$A$40]; 0))" office:value-type="date" office:date-value="2017-10-04" calcext:value-type="date">
            <text:p>04/10/2017</text:p>
          </table:table-cell>
          <table:table-cell table:style-name="ce252" table:formula="of:=INDEX([Addresses.$C$2:.$C$82]; MATCH([.$D15]; [Addresses.$E$2:.$E$82]; 0))" office:value-type="string" office:string-value="SW15 1RB " calcext:value-type="string">
            <text:p>SW15 1RB </text:p>
          </table:table-cell>
          <table:table-cell table:style-name="ce298" table:formula="of:=INDEX([JobSchedules.$F$2:.$F$104]; MATCH([.$A15]; [JobSchedules.$A$2:.$A$104]; 0))" office:value-type="string" office:string-value="Poundland Limited,78-80 High Street The Exchange Putney London,SW15 1RB " calcext:value-type="string">
            <text:p>Poundland Limited,78-80 High Street The Exchange Putney London,SW15 1RB </text:p>
          </table:table-cell>
          <table:table-cell table:style-name="ce252" office:value-type="string" calcext:value-type="string">
            <text:p><text:s/></text:p>
          </table:table-cell>
          <table:table-cell table:style-name="ce298" office:value-type="currency" office:currency="GBP" office:value="0" calcext:value-type="currency">
            <text:p>£0.00</text:p>
          </table:table-cell>
          <table:table-cell table:style-name="ce252" table:number-columns-repeated="2"/>
          <table:table-cell table:style-name="ce327" office:value-type="date" office:date-value="2017-11-03" calcext:value-type="date">
            <text:p>03/11/17</text:p>
          </table:table-cell>
          <table:table-cell table:style-name="ce298"/>
          <table:table-cell table:style-name="ce252" table:number-columns-repeated="1014"/>
        </table:table-row>
        <table:table-row table:style-name="ro1">
          <table:table-cell table:style-name="ce252" office:value-type="float" office:value="974118" calcext:value-type="float">
            <text:p>974118</text:p>
          </table:table-cell>
          <table:table-cell table:style-name="ce272" table:formula="of:=INDEX([JobSchedules.$B$2:.$B$40]; MATCH([.$A16]; [JobSchedules.$A$2:.$A$40]; 0))" office:value-type="date" office:date-value="2017-10-11" calcext:value-type="date">
            <text:p>11/10/2017</text:p>
          </table:table-cell>
          <table:table-cell table:style-name="ce252" table:formula="of:=INDEX([Addresses.$C$2:.$C$82]; MATCH([.$D16]; [Addresses.$E$2:.$E$82]; 0))" office:value-type="string" office:string-value="KT3 3SW" calcext:value-type="string">
            <text:p>KT3 3SW</text:p>
          </table:table-cell>
          <table:table-cell table:style-name="ce298" table:formula="of:=INDEX([JobSchedules.$F$2:.$F$104]; MATCH([.$A16]; [JobSchedules.$A$2:.$A$104]; 0))" office:value-type="string" office:string-value="Homebase Group Limited,Kingston, 229-253 Kingston Road, New Malden,KT3 3SW" calcext:value-type="string">
            <text:p>Homebase Group Limited,Kingston, 229-253 Kingston Road, New Malden,KT3 3SW</text:p>
          </table:table-cell>
          <table:table-cell table:style-name="ce252" office:value-type="string" calcext:value-type="string">
            <text:p><text:s/></text:p>
          </table:table-cell>
          <table:table-cell table:style-name="ce298" office:value-type="currency" office:currency="GBP" office:value="6.85" calcext:value-type="currency">
            <text:p>£6.85</text:p>
          </table:table-cell>
          <table:table-cell table:style-name="ce252" table:number-columns-repeated="2"/>
          <table:table-cell table:style-name="ce327" office:value-type="date" office:date-value="2017-11-03" calcext:value-type="date">
            <text:p>03/11/17</text:p>
          </table:table-cell>
          <table:table-cell table:style-name="ce298"/>
          <table:table-cell table:style-name="ce252" table:number-columns-repeated="1014"/>
        </table:table-row>
        <table:table-row table:style-name="ro1">
          <table:table-cell table:style-name="ce253" office:value-type="float" office:value="962384" calcext:value-type="float">
            <text:p>962384</text:p>
          </table:table-cell>
          <table:table-cell table:style-name="ce273" table:formula="of:=INDEX([JobSchedules.$B$2]:$b$a19:[.AMJ1939]; MATCH([.$A17]; [JobSchedules.$A$2:.$A$40]; 0))[.D18]" office:value-type="string" office:string-value="" calcext:value-type="error">
            <text:p>Err:509</text:p>
          </table:table-cell>
          <table:table-cell table:style-name="ce253" table:formula="of:=INDEX([Addresses.$C$2:.$C$82]; MATCH([.$D17]; [Addresses.$E$2:.$E$82]; 0))" office:value-type="string" office:string-value="N1C 4QP" calcext:value-type="string">
            <text:p>N1C 4QP</text:p>
          </table:table-cell>
          <table:table-cell table:style-name="ce299" table:formula="of:=INDEX([JobSchedules.$F$2:.$F$104]; MATCH([.$A17]; [JobSchedules.$A$2:.$A$104]; 0))" office:value-type="string" office:string-value="Waterstones Booksellers Limited,Hatchards Unit 1, St Pancras Euston Road London,N1C 4QP" calcext:value-type="string">
            <text:p>Waterstones Booksellers Limited,Hatchards Unit 1, St Pancras Euston Road London,N1C 4QP</text:p>
          </table:table-cell>
          <table:table-cell table:style-name="ce253" office:value-type="string" calcext:value-type="string">
            <text:p><text:s/></text:p>
          </table:table-cell>
          <table:table-cell table:style-name="ce299" office:value-type="currency" office:currency="GBP" office:value="6.6" calcext:value-type="currency">
            <text:p>£6.60</text:p>
          </table:table-cell>
          <table:table-cell table:style-name="ce253" table:number-columns-repeated="2"/>
          <table:table-cell table:style-name="ce328" office:value-type="date" office:date-value="2017-11-17" calcext:value-type="date">
            <text:p>17/11/17</text:p>
          </table:table-cell>
          <table:table-cell table:style-name="ce299"/>
          <table:table-cell table:style-name="ce253" table:number-columns-repeated="1014"/>
        </table:table-row>
        <table:table-row table:style-name="ro1">
          <table:table-cell office:value-type="float" office:value="972007" calcext:value-type="float">
            <text:p>972007</text:p>
          </table:table-cell>
          <table:table-cell table:style-name="ce259" table:formula="of:=INDEX([JobSchedules.$B$2:.$B$40]; MATCH([.$A18]; [JobSchedules.$A$2:.$A$40]; 0))" office:value-type="date" office:date-value="2017-10-20" calcext:value-type="date">
            <text:p>20/10/2017</text:p>
          </table:table-cell>
          <table:table-cell table:formula="of:=INDEX([Addresses.$C$2:.$C$82]; MATCH([.$D18]; [Addresses.$E$2:.$E$82]; 0))" office:value-type="string" office:string-value="HA9 0TF" calcext:value-type="string">
            <text:p>HA9 0TF</text:p>
          </table:table-cell>
          <table:table-cell table:style-name="ce296" table:formula="of:=INDEX([JobSchedules.$F$2:.$F$104]; MATCH([.$A18]; [JobSchedules.$A$2:.$A$104]; 0))" office:value-type="string" office:string-value="Euro Car Parts Limited,Fulton Road, Wembley Industrial Estate, Wembley, Middlesex,HA9 0TF" calcext:value-type="string">
            <text:p>Euro Car Parts Limited,Fulton Road, Wembley Industrial Estate, Wembley, Middlesex,HA9 0TF</text:p>
          </table:table-cell>
          <table:table-cell office:value-type="string" calcext:value-type="string">
            <text:p><text:s/></text:p>
          </table:table-cell>
          <table:table-cell table:style-name="ce296" office:value-type="currency" office:currency="GBP" office:value="5.8" calcext:value-type="currency">
            <text:p>£5.80</text:p>
          </table:table-cell>
          <table:table-cell table:number-columns-repeated="2"/>
          <table:table-cell table:style-name="ce325" office:value-type="date" office:date-value="2017-11-17" calcext:value-type="date">
            <text:p>17/11/17</text:p>
          </table:table-cell>
          <table:table-cell table:number-columns-repeated="1015"/>
        </table:table-row>
        <table:table-row table:style-name="ro1">
          <table:table-cell office:value-type="float" office:value="974124" calcext:value-type="float">
            <text:p>974124</text:p>
          </table:table-cell>
          <table:table-cell table:style-name="ce259" table:formula="of:=INDEX([JobSchedules.$B$2:.$B$40]; MATCH([.$A19]; [JobSchedules.$A$2:.$A$40]; 0))" office:value-type="date" office:date-value="2017-10-24" calcext:value-type="date">
            <text:p>24/10/2017</text:p>
          </table:table-cell>
          <table:table-cell table:formula="of:=INDEX([Addresses.$C$2:.$C$82]; MATCH([.$D19]; [Addresses.$E$2:.$E$82]; 0))" office:value-type="string" office:string-value="SE3 9PP" calcext:value-type="string">
            <text:p>SE3 9PP</text:p>
          </table:table-cell>
          <table:table-cell table:style-name="ce296" table:formula="of:=INDEX([JobSchedules.$F$2:.$F$104]; MATCH([.$A19]; [JobSchedules.$A$2:.$A$104]; 0))" office:value-type="string" office:string-value="Homebase Group Limited,241 Kidbrooke Park Road, Kidbrooke, London,SE3 9PP" calcext:value-type="string">
            <text:p>Homebase Group Limited,241 Kidbrooke Park Road, Kidbrooke, London,SE3 9PP</text:p>
          </table:table-cell>
          <table:table-cell office:value-type="string" calcext:value-type="string">
            <text:p><text:s/></text:p>
          </table:table-cell>
          <table:table-cell table:style-name="ce296" office:value-type="currency" office:currency="GBP" office:value="6.2" calcext:value-type="currency">
            <text:p>£6.20</text:p>
          </table:table-cell>
          <table:table-cell table:number-columns-repeated="2"/>
          <table:table-cell table:style-name="ce325" office:value-type="date" office:date-value="2017-11-17" calcext:value-type="date">
            <text:p>17/11/17</text:p>
          </table:table-cell>
          <table:table-cell table:number-columns-repeated="1015"/>
        </table:table-row>
        <table:table-row table:style-name="ro1">
          <table:table-cell office:value-type="float" office:value="985236" calcext:value-type="float">
            <text:p>985236</text:p>
          </table:table-cell>
          <table:table-cell table:style-name="ce259" table:formula="of:=INDEX([JobSchedules.$B$2:.$B$40]; MATCH([.$A20]; [JobSchedules.$A$2:.$A$40]; 0))" office:value-type="date" office:date-value="2017-10-25" calcext:value-type="date">
            <text:p>25/10/2017</text:p>
          </table:table-cell>
          <table:table-cell table:formula="of:=INDEX([Addresses.$C$2:.$C$82]; MATCH([.$D20]; [Addresses.$E$2:.$E$82]; 0))" office:value-type="string" office:string-value="UB3 4DA" calcext:value-type="string">
            <text:p>UB3 4DA</text:p>
          </table:table-cell>
          <table:table-cell table:style-name="ce296" table:formula="of:=INDEX([JobSchedules.$F$2:.$F$104]; MATCH([.$A20]; [JobSchedules.$A$2:.$A$104]; 0))" office:value-type="string" office:string-value="Superdrug,2-8, Station Road, Hayes,UB3 4DA" calcext:value-type="string">
            <text:p>Superdrug,2-8, Station Road, Hayes,UB3 4DA</text:p>
          </table:table-cell>
          <table:table-cell office:value-type="string" calcext:value-type="string">
            <text:p><text:s/></text:p>
          </table:table-cell>
          <table:table-cell table:style-name="ce296" office:value-type="currency" office:currency="GBP" office:value="5.25" calcext:value-type="currency">
            <text:p>£5.25</text:p>
          </table:table-cell>
          <table:table-cell table:number-columns-repeated="2"/>
          <table:table-cell table:style-name="ce325" office:value-type="date" office:date-value="2017-11-17" calcext:value-type="date">
            <text:p>17/11/17</text:p>
          </table:table-cell>
          <table:table-cell table:number-columns-repeated="1015"/>
        </table:table-row>
        <table:table-row table:style-name="ro1">
          <table:table-cell office:value-type="float" office:value="501323" calcext:value-type="float">
            <text:p>501323</text:p>
          </table:table-cell>
          <table:table-cell table:style-name="ce259" table:formula="of:=INDEX([JobSchedules.$B$2:.$B$40]; MATCH([.$A21]; [JobSchedules.$A$2:.$A$40]; 0))" office:value-type="date" office:date-value="2017-10-28" calcext:value-type="date">
            <text:p>28/10/2017</text:p>
          </table:table-cell>
          <table:table-cell table:style-name="ce285" table:formula="of:=INDEX([Addresses.$C$2:.$C$82]; MATCH([.$D21]; [Addresses.$E$2:.$E$82]; 0))" office:value-type="string" office:string-value="" calcext:value-type="error">
            <text:p>#N/A</text:p>
          </table:table-cell>
          <table:table-cell table:style-name="ce296" table:formula="of:=INDEX([JobSchedules.$F$2:.$F$104]; MATCH([.$A21]; [JobSchedules.$A$2:.$A$104]; 0))" office:value-type="string" office:string-value="Outdoor And Cycle Concepts Ltd,Cotswold Outdoor, 56-58 Garratt Lane, Southside Shopping Centre, Wandsworth, London,SW18 4TF" calcext:value-type="string">
            <text:p>Outdoor And Cycle Concepts Ltd,Cotswold Outdoor, 56-58 Garratt Lane, Southside Shopping Centre, Wandsworth, London,SW18 4TF</text:p>
          </table:table-cell>
          <table:table-cell office:value-type="string" calcext:value-type="string">
            <text:p><text:s/></text:p>
          </table:table-cell>
          <table:table-cell table:style-name="ce303" office:value-type="currency" office:currency="GBP" office:value="3" calcext:value-type="currency">
            <text:p>£3.00</text:p>
          </table:table-cell>
          <table:table-cell table:style-name="ce255" table:number-columns-repeated="2"/>
          <table:table-cell table:style-name="ce325" office:value-type="date" office:date-value="2017-11-17" calcext:value-type="date">
            <text:p>17/11/17</text:p>
          </table:table-cell>
          <table:table-cell table:style-name="ce303"/>
          <table:table-cell table:style-name="ce255" table:number-columns-repeated="1014"/>
        </table:table-row>
        <table:table-row table:style-name="ro1">
          <table:table-cell table:style-name="ce251" office:value-type="float" office:value="985329" calcext:value-type="float">
            <text:p>985329</text:p>
          </table:table-cell>
          <table:table-cell table:style-name="ce271" table:formula="of:=INDEX([JobSchedules.$B$2:.$B$40]; MATCH([.$A22]; [JobSchedules.$A$2:.$A$40]; 0))" office:value-type="date" office:date-value="2017-10-31" calcext:value-type="date">
            <text:p>31/10/2017</text:p>
          </table:table-cell>
          <table:table-cell table:style-name="ce251" table:formula="of:=INDEX([Addresses.$C$2:.$C$82]; MATCH([.$D22]; [Addresses.$E$2:.$E$82]; 0))" office:value-type="string" office:string-value="SE6 4HQ" calcext:value-type="string">
            <text:p>SE6 4HQ</text:p>
          </table:table-cell>
          <table:table-cell table:style-name="ce297" table:formula="of:=INDEX([JobSchedules.$F$2:.$F$104]; MATCH([.$A22]; [JobSchedules.$A$2:.$A$104]; 0))" office:value-type="string" office:string-value="Superdrug,138-140 Rushey Green, Catford, London,SE6 4HQ" calcext:value-type="string">
            <text:p>Superdrug,138-140 Rushey Green, Catford, London,SE6 4HQ</text:p>
          </table:table-cell>
          <table:table-cell table:style-name="ce251" office:value-type="string" calcext:value-type="string">
            <text:p><text:s/></text:p>
          </table:table-cell>
          <table:table-cell table:style-name="ce297" office:value-type="currency" office:currency="GBP" office:value="5.1" calcext:value-type="currency">
            <text:p>£5.10</text:p>
          </table:table-cell>
          <table:table-cell table:style-name="ce251" table:number-columns-repeated="2"/>
          <table:table-cell table:style-name="ce326" office:value-type="date" office:date-value="2017-11-17" calcext:value-type="date">
            <text:p>17/11/17</text:p>
          </table:table-cell>
          <table:table-cell table:style-name="ce297" table:formula="of:=SUM([.F17:.F22])" office:value-type="currency" office:currency="GBP" office:value="31.95" calcext:value-type="currency">
            <text:p>£31.95</text:p>
          </table:table-cell>
          <table:table-cell table:style-name="ce251" office:value-type="string" calcext:value-type="string">
            <text:p>sent off 02/11/2017</text:p>
          </table:table-cell>
          <table:table-cell table:style-name="ce251" table:number-columns-repeated="1013"/>
        </table:table-row>
        <table:table-row table:style-name="ro1">
          <table:table-cell office:value-type="float" office:value="975572" calcext:value-type="float">
            <text:p>975572</text:p>
          </table:table-cell>
          <table:table-cell table:style-name="ce274" table:formula="of:=INDEX([JobSchedules.$B$2:.$B$40]; MATCH([.$A23]; [JobSchedules.$A$2:.$A$40]; 0))" office:value-type="date" office:date-value="2017-11-03" calcext:value-type="date">
            <text:p>03/11/2017</text:p>
          </table:table-cell>
          <table:table-cell table:style-name="ce286" table:formula="of:=INDEX([Addresses.$C$2:.$C$82]; 28)" office:value-type="string" office:string-value="TW16 5DB" calcext:value-type="string">
            <text:p>TW16 5DB</text:p>
          </table:table-cell>
          <table:table-cell table:style-name="ce300" table:formula="of:=INDEX([JobSchedules.$F$2:.$F$104]; MATCH([.$A23];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1013"/>
        </table:table-row>
        <table:table-row table:style-name="ro1">
          <table:table-cell office:value-type="float" office:value="975575" calcext:value-type="float">
            <text:p>975575</text:p>
          </table:table-cell>
          <table:table-cell table:style-name="ce274" table:formula="of:=INDEX([JobSchedules.$B$2:.$B$40]; MATCH([.$A24]; [JobSchedules.$A$2:.$A$40]; 0))" office:value-type="date" office:date-value="2017-11-04" calcext:value-type="date">
            <text:p>04/11/2017</text:p>
          </table:table-cell>
          <table:table-cell table:style-name="ce286" table:formula="of:=INDEX([Addresses.$C$2:.$C$82]; 28)" office:value-type="string" office:string-value="TW16 5DB" calcext:value-type="string">
            <text:p>TW16 5DB</text:p>
          </table:table-cell>
          <table:table-cell table:style-name="ce300" table:formula="of:=INDEX([JobSchedules.$F$2:.$F$104]; MATCH([.$A24];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1013"/>
        </table:table-row>
        <table:table-row table:style-name="ro1">
          <table:table-cell table:style-name="ce254" office:value-type="float" office:value="980897" calcext:value-type="float">
            <text:p>980897</text:p>
          </table:table-cell>
          <table:table-cell table:style-name="ce275" table:formula="of:=INDEX([JobSchedules.$B$2:.$B$40]; MATCH([.$A25]; [JobSchedules.$A$2:.$A$40]; 0))" office:value-type="date" office:date-value="2017-11-06" calcext:value-type="date">
            <text:p>06/11/2017</text:p>
          </table:table-cell>
          <table:table-cell table:style-name="ce254" table:formula="of:=INDEX([Addresses.$C$2:.$C$82]; MATCH([.$D25]; [Addresses.$E$2:.$E$82]; 0))" office:value-type="string" office:string-value="N17 9SX" calcext:value-type="string">
            <text:p>N17 9SX</text:p>
          </table:table-cell>
          <table:table-cell table:style-name="ce301" table:formula="of:=INDEX([JobSchedules.$F$2:.$F$104]; MATCH([.$A25]; [JobSchedules.$A$2:.$A$104]; 0))" office:value-type="string" office:string-value="Poundland Limited,530-536 High Rd, London,N17 9SX" calcext:value-type="string">
            <text:p>Poundland Limited,530-536 High Rd, London,N17 9SX</text:p>
          </table:table-cell>
          <table:table-cell table:style-name="ce254" office:value-type="string" calcext:value-type="string">
            <text:p>Bus+Train</text:p>
          </table:table-cell>
          <table:table-cell table:style-name="ce301" table:formula="of:=1.5+5.4+1.5+2.8+1.5" office:value-type="currency" office:currency="GBP" office:value="12.7" calcext:value-type="currency">
            <text:p>£12.70</text:p>
          </table:table-cell>
          <table:table-cell table:style-name="ce254" table:number-columns-repeated="2"/>
          <table:table-cell table:style-name="ce330" office:value-type="date" office:date-value="2017-12-15" calcext:value-type="date">
            <text:p>15/12/17</text:p>
          </table:table-cell>
          <table:table-cell table:style-name="ce301"/>
          <table:table-cell table:style-name="ce254" table:number-columns-repeated="1014"/>
        </table:table-row>
        <table:table-row table:style-name="ro1">
          <table:table-cell office:value-type="float" office:value="955190" calcext:value-type="float">
            <text:p>955190</text:p>
          </table:table-cell>
          <table:table-cell table:style-name="ce259" table:formula="of:=INDEX([JobSchedules.$B$2:.$B$40]; MATCH([.$A26]; [JobSchedules.$A$2:.$A$40]; 0))" office:value-type="date" office:date-value="2017-11-07" calcext:value-type="date">
            <text:p>07/11/2017</text:p>
          </table:table-cell>
          <table:table-cell table:formula="of:=INDEX([Addresses.$C$2:.$C$82]; 29)" office:value-type="string" office:string-value="SW10 0LU" calcext:value-type="string">
            <text:p>SW10 0LU</text:p>
          </table:table-cell>
          <table:table-cell table:style-name="ce296" table:formula="of:=INDEX([JobSchedules.$F$2:.$F$104]; MATCH([.$A26]; [JobSchedules.$A$2:.$A$104]; 0))" office:value-type="string" office:string-value="Co-Op Group Limited,Retail, 471-487 Kings Road, Chelsea, London, SW10 0LU," calcext:value-type="string">
            <text:p>Co-Op Group Limited,Retail, 471-487 Kings Road, Chelsea, London, SW10 0LU,</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15" calcext:value-type="date">
            <text:p>15/12/17</text:p>
          </table:table-cell>
          <table:table-cell table:number-columns-repeated="1015"/>
        </table:table-row>
        <table:table-row table:style-name="ro1">
          <table:table-cell office:value-type="float" office:value="981506" calcext:value-type="float">
            <text:p>981506</text:p>
          </table:table-cell>
          <table:table-cell table:style-name="ce259" table:formula="of:=INDEX([JobSchedules.$B$2:.$B$40]; MATCH([.$A27]; [JobSchedules.$A$2:.$A$40]; 0))" office:value-type="date" office:date-value="2017-11-08" calcext:value-type="date">
            <text:p>08/11/2017</text:p>
          </table:table-cell>
          <table:table-cell table:formula="of:=INDEX([Addresses.$C$2:.$C$82]; 30)" office:value-type="string" office:string-value="SW1V 1JT" calcext:value-type="string">
            <text:p>SW1V 1JT</text:p>
          </table:table-cell>
          <table:table-cell table:style-name="ce296" table:formula="of:=INDEX([JobSchedules.$F$2:.$F$104]; MATCH([.$A27]; [JobSchedules.$A$2:.$A$104]; 0))" office:value-type="string" office:string-value="W H Smith Plc,Victoria Railway Station, Victoria Street, London,SW1E 5ND" calcext:value-type="string">
            <text:p>W H Smith Plc,Victoria Railway Station, Victoria Street, London,SW1E 5ND</text:p>
          </table:table-cell>
          <table:table-cell office:value-type="string" calcext:value-type="string">
            <text:p>Bus</text:p>
          </table:table-cell>
          <table:table-cell table:style-name="ce296" table:formula="of:=1.5+1.5" office:value-type="currency" office:currency="GBP" office:value="3" calcext:value-type="currency">
            <text:p>£3.00</text:p>
          </table:table-cell>
          <table:table-cell table:number-columns-repeated="2"/>
          <table:table-cell table:style-name="ce325" office:value-type="date" office:date-value="2017-12-15" calcext:value-type="date">
            <text:p>15/12/17</text:p>
          </table:table-cell>
          <table:table-cell table:number-columns-repeated="1015"/>
        </table:table-row>
        <table:table-row table:style-name="ro1">
          <table:table-cell table:style-name="ce251" office:value-type="float" office:value="984744" calcext:value-type="float">
            <text:p>984744</text:p>
          </table:table-cell>
          <table:table-cell table:style-name="ce271" table:formula="of:=INDEX([JobSchedules.$B$2:.$B$40]; MATCH([.$A28]; [JobSchedules.$A$2:.$A$40]; 0))" office:value-type="date" office:date-value="2017-11-09" calcext:value-type="date">
            <text:p>09/11/2017</text:p>
          </table:table-cell>
          <table:table-cell table:style-name="ce251" table:formula="of:=INDEX([Addresses.$C$2:.$C$82]; MATCH([.$D28]; [Addresses.$E$2:.$E$82]; 0))" office:value-type="string" office:string-value="W3 6QX" calcext:value-type="string">
            <text:p>W3 6QX</text:p>
          </table:table-cell>
          <table:table-cell table:style-name="ce297" table:formula="of:=INDEX([JobSchedules.$F$2:.$F$104]; MATCH([.$A28]; [JobSchedules.$A$2:.$A$104]; 0))" office:value-type="string" office:string-value="Savers Health and Beauty Limited,118-120 High Street, Acton, London,W3 6QX" calcext:value-type="string">
            <text:p>Savers Health and Beauty Limited,118-120 High Street, Acton, London,W3 6QX</text:p>
          </table:table-cell>
          <table:table-cell table:style-name="ce251" office:value-type="string" calcext:value-type="string">
            <text:p>Bus+Train</text:p>
          </table:table-cell>
          <table:table-cell table:style-name="ce297" table:formula="of:=1.5+1.5+1.5" office:value-type="currency" office:currency="GBP" office:value="4.5" calcext:value-type="currency">
            <text:p>£4.50</text:p>
          </table:table-cell>
          <table:table-cell table:style-name="ce251" table:number-columns-repeated="2"/>
          <table:table-cell table:style-name="ce326" office:value-type="date" office:date-value="2017-12-15" calcext:value-type="date">
            <text:p>15/12/17</text:p>
          </table:table-cell>
          <table:table-cell table:style-name="ce297" table:formula="of:=SUM([.F23:.F28])" office:value-type="currency" office:currency="GBP" office:value="44" calcext:value-type="currency">
            <text:p>£44.00</text:p>
          </table:table-cell>
          <table:table-cell table:style-name="ce251" office:value-type="string" calcext:value-type="string">
            <text:p>sent off 14/11/2017</text:p>
          </table:table-cell>
          <table:table-cell table:style-name="ce251" table:number-columns-repeated="1013"/>
        </table:table-row>
        <table:table-row table:style-name="ro1">
          <table:table-cell office:value-type="float" office:value="957648" calcext:value-type="float">
            <text:p>957648</text:p>
          </table:table-cell>
          <table:table-cell table:style-name="ce259" table:formula="of:=INDEX([JobSchedules.$B$2:.$B$40]; MATCH([.$A29]; [JobSchedules.$A$2:.$A$40]; 0))" office:value-type="date" office:date-value="2017-11-13" calcext:value-type="date">
            <text:p>13/11/2017</text:p>
          </table:table-cell>
          <table:table-cell table:formula="of:=INDEX([Addresses.$C$2:.$C$82]; MATCH([.$D29]; [Addresses.$E$2:.$E$82]; 0))" office:value-type="string" office:string-value="EC1V 1LA" calcext:value-type="string">
            <text:p>EC1V 1LA</text:p>
          </table:table-cell>
          <table:table-cell table:style-name="ce296" table:formula="of:=INDEX([JobSchedules.$F$2:.$F$104]; MATCH([.$A29]; [JobSchedules.$A$2:.$A$104]; 0))" office:value-type="string" office:string-value="Co-Op Group Limited,271-273 City Road, Islington, London,EC1V 1LA" calcext:value-type="string">
            <text:p>Co-Op Group Limited,271-273 City Road, Islington, London,EC1V 1LA</text:p>
          </table:table-cell>
          <table:table-cell office:value-type="string" calcext:value-type="string">
            <text:p>Bus+Train</text:p>
          </table:table-cell>
          <table:table-cell table:style-name="ce296" table:formula="of:=1.5+1.5+2.4+1.2"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974130" calcext:value-type="float">
            <text:p>974130</text:p>
          </table:table-cell>
          <table:table-cell table:style-name="ce259" table:formula="of:=INDEX([JobSchedules.$B$2:.$B$40]; MATCH([.$A30]; [JobSchedules.$A$2:.$A$40]; 0))" office:value-type="date" office:date-value="2017-11-14" calcext:value-type="date">
            <text:p>14/11/2017</text:p>
          </table:table-cell>
          <table:table-cell table:formula="of:=INDEX([Addresses.$C$2:.$C$82]; MATCH([.$D30]; [Addresses.$E$2:.$E$82]; 0))" office:value-type="string" office:string-value="SW18 1EW" calcext:value-type="string">
            <text:p>SW18 1EW</text:p>
          </table:table-cell>
          <table:table-cell table:style-name="ce296" table:formula="of:=INDEX([JobSchedules.$F$2:.$F$104]; MATCH([.$A30]; [JobSchedules.$A$2:.$A$104]; 0))" office:value-type="string" office:string-value="Homebase Group Limited,Swandon way, Wandsworth, London,SW18 1EW" calcext:value-type="string">
            <text:p>Homebase Group Limited,Swandon way, Wandsworth, London,SW18 1EW</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962398" calcext:value-type="float">
            <text:p>962398</text:p>
          </table:table-cell>
          <table:table-cell table:style-name="ce259" table:formula="of:=INDEX([JobSchedules.$B$2:.$B$40]; MATCH([.$A31]; [JobSchedules.$A$2:.$A$40]; 0))" office:value-type="date" office:date-value="2017-11-15" calcext:value-type="date">
            <text:p>15/11/2017</text:p>
          </table:table-cell>
          <table:table-cell table:formula="of:=INDEX([Addresses.$C$2:.$C$82]; MATCH([.$D31]; [Addresses.$E$2:.$E$82]; 0))" office:value-type="string" office:string-value="WC2N 5EJ" calcext:value-type="string">
            <text:p>WC2N 5EJ</text:p>
          </table:table-cell>
          <table:table-cell table:style-name="ce296" table:formula="of:=INDEX([JobSchedules.$F$2:.$F$104]; MATCH([.$A31]; [JobSchedules.$A$2:.$A$104];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office:value-type="string" calcext:value-type="string">
            <text:p>Bus</text:p>
          </table:table-cell>
          <table:table-cell table:style-name="ce296" office:value-type="currency" office:currency="GBP" office:value="3" calcext:value-type="currency">
            <text:p>£3.0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984351" calcext:value-type="float">
            <text:p>984351</text:p>
          </table:table-cell>
          <table:table-cell table:style-name="ce259" table:formula="of:=INDEX([JobSchedules.$B$2:.$B$40]; MATCH([.$A32]; [JobSchedules.$A$2:.$A$40]; 0))" office:value-type="date" office:date-value="2017-11-17" calcext:value-type="date">
            <text:p>17/11/2017</text:p>
          </table:table-cell>
          <table:table-cell table:formula="of:=INDEX([Addresses.$C$2:.$C$82]; MATCH([.$D32]; [Addresses.$E$2:.$E$82]; 0))" office:value-type="string" office:string-value="SE16 3RW" calcext:value-type="string">
            <text:p>SE16 3RW</text:p>
          </table:table-cell>
          <table:table-cell table:style-name="ce296" table:formula="of:=INDEX([JobSchedules.$F$2:.$F$104]; MATCH([.$A32]; [JobSchedules.$A$2:.$A$104]; 0))" office:value-type="string" office:string-value="Superdrug,228 Southwark Park Road, Bermondsey, London,SE16 3RW" calcext:value-type="string">
            <text:p>Superdrug,228 Southwark Park Road, Bermondsey, London,SE16 3RW</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980390" calcext:value-type="float">
            <text:p>980390</text:p>
          </table:table-cell>
          <table:table-cell table:style-name="ce259" table:formula="of:=INDEX([JobSchedules.$B$2:.$B$40]; MATCH([.$A33]; [JobSchedules.$A$2:.$A$40]; 0))" office:value-type="date" office:date-value="2017-11-20" calcext:value-type="date">
            <text:p>20/11/2017</text:p>
          </table:table-cell>
          <table:table-cell table:formula="of:=INDEX([Addresses.$C$2:.$C$82]; MATCH([.$D33]; [Addresses.$E$2:.$E$82]; 0))" office:value-type="string" office:string-value="NW6 4JD" calcext:value-type="string">
            <text:p>NW6 4JD</text:p>
          </table:table-cell>
          <table:table-cell table:style-name="ce296" table:formula="of:=INDEX([JobSchedules.$F$2:.$F$104]; MATCH([.$A33]; [JobSchedules.$A$2:.$A$104]; 0))" office:value-type="string" office:string-value="Poundland Limited,172-176 Kilbur High Road, Kilburn,NW6 4JD" calcext:value-type="string">
            <text:p>Poundland Limited,172-176 Kilbur High Road, Kilburn,NW6 4JD</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501310" calcext:value-type="float">
            <text:p>501310</text:p>
          </table:table-cell>
          <table:table-cell table:style-name="ce259" office:value-type="date" office:date-value="2017-11-22" calcext:value-type="date">
            <text:p>22/11/2017</text:p>
          </table:table-cell>
          <table:table-cell table:formula="of:=INDEX([Addresses.$C$2:.$C$82]; MATCH([.$D34]; [Addresses.$E$2:.$E$82]; 1))" office:value-type="string" office:string-value="W4 5TA" calcext:value-type="string">
            <text:p>W4 5TA</text:p>
          </table:table-cell>
          <table:table-cell table:style-name="ce296" table:formula="of:=INDEX([JobSchedules.$F$2:.$F$104]; MATCH([.$A34]; [JobSchedules.$A$2:.$A$104]; 0))" office:value-type="string" office:string-value="Poundland Limited,435-441 High Road, Wembley, London,HA9 7AE" calcext:value-type="string">
            <text:p>Poundland Limited,435-441 High Road, Wembley, London,HA9 7AE</text:p>
          </table:table-cell>
          <table:table-cell office:value-type="string" calcext:value-type="string">
            <text:p>Bus+Train</text:p>
          </table:table-cell>
          <table:table-cell table:style-name="ce296" office:value-type="currency" office:currency="GBP" office:value="6.9" calcext:value-type="currency">
            <text:p>£6.9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office:value-type="float" office:value="980618" calcext:value-type="float">
            <text:p>980618</text:p>
          </table:table-cell>
          <table:table-cell table:style-name="ce259" office:value-type="date" office:date-value="2017-11-28" calcext:value-type="date">
            <text:p>28/11/2017</text:p>
          </table:table-cell>
          <table:table-cell table:formula="of:=INDEX([Addresses.$C$2:.$C$82]; MATCH([.$D35]; [Addresses.$E$2:.$E$82]; 0))" office:value-type="string" office:string-value="KT3 4EU" calcext:value-type="string">
            <text:p>KT3 4EU</text:p>
          </table:table-cell>
          <table:table-cell table:style-name="ce296" table:formula="of:=INDEX([JobSchedules.$F$2:.$F$104]; MATCH([.$A35]; [JobSchedules.$A$2:.$A$104]; 0))" office:value-type="string" office:string-value="Poundland Limited,106-110 High Street, New Malden, Surrey,KT3 4EU" calcext:value-type="string">
            <text:p>Poundland Limited,106-110 High Street, New Malden, Surrey,KT3 4EU</text:p>
          </table:table-cell>
          <table:table-cell office:value-type="string" calcext:value-type="string">
            <text:p>Bus+Train</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2-29" calcext:value-type="date">
            <text:p>29/12/17</text:p>
          </table:table-cell>
          <table:table-cell table:number-columns-repeated="1015"/>
        </table:table-row>
        <table:table-row table:style-name="ro1">
          <table:table-cell table:style-name="ce251" office:value-type="float" office:value="980662" calcext:value-type="float">
            <text:p>980662</text:p>
          </table:table-cell>
          <table:table-cell table:style-name="ce271" table:formula="of:=INDEX([JobSchedules.$B$2:.$B$40]; MATCH([.$A36]; [JobSchedules.$A$2:.$A$40]; 0))" office:value-type="date" office:date-value="2017-11-29" calcext:value-type="date">
            <text:p>29/11/2017</text:p>
          </table:table-cell>
          <table:table-cell table:style-name="ce251" table:formula="of:=INDEX([Addresses.$C$2:.$C$82]; MATCH([.$D36]; [Addresses.$E$2:.$E$82]; 0))" office:value-type="string" office:string-value="W6 9HW" calcext:value-type="string">
            <text:p>W6 9HW</text:p>
          </table:table-cell>
          <table:table-cell table:style-name="ce297" table:formula="of:=INDEX([JobSchedules.$F$2:.$F$104]; MATCH([.$A36];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51" office:value-type="string" calcext:value-type="string">
            <text:p>Bike</text:p>
          </table:table-cell>
          <table:table-cell table:style-name="ce297" office:value-type="currency" office:currency="GBP" office:value="0" calcext:value-type="currency">
            <text:p>£0.00</text:p>
          </table:table-cell>
          <table:table-cell table:style-name="ce251" table:number-columns-repeated="2"/>
          <table:table-cell table:style-name="ce326" office:value-type="date" office:date-value="2017-12-29" calcext:value-type="date">
            <text:p>29/12/17</text:p>
          </table:table-cell>
          <table:table-cell table:style-name="ce297" table:formula="of:=SUM([.$F$29:.$F$36])" office:value-type="currency" office:currency="GBP" office:value="35.8" calcext:value-type="currency">
            <text:p>£35.80</text:p>
          </table:table-cell>
          <table:table-cell table:style-name="ce251" office:value-type="string" calcext:value-type="string">
            <text:p>sent off 05/12/2017</text:p>
          </table:table-cell>
          <table:table-cell table:style-name="ce251"/>
          <table:table-cell table:style-name="ce251" office:value-type="string" calcext:value-type="string">
            <text:p>paid: period 20/2017</text:p>
          </table:table-cell>
          <table:table-cell table:style-name="ce251" table:number-columns-repeated="1011"/>
        </table:table-row>
        <table:table-row table:style-name="ro1">
          <table:table-cell office:value-type="float" office:value="504391" calcext:value-type="float">
            <text:p>504391</text:p>
          </table:table-cell>
          <table:table-cell table:style-name="ce259" table:formula="of:=INDEX([JobSchedules.$B$2:.$B$40]; MATCH([.$A37]; [JobSchedules.$A$2:.$A$40]; 0))" office:value-type="date" office:date-value="2017-12-01" calcext:value-type="date">
            <text:p>01/12/2017</text:p>
          </table:table-cell>
          <table:table-cell table:formula="of:=INDEX([Addresses.$C$2:.$C$82]; MATCH([.$D37]; [Addresses.$E$2:.$E$82]; 0))" office:value-type="string" office:string-value="SW3 4SG" calcext:value-type="string">
            <text:p>SW3 4SG</text:p>
          </table:table-cell>
          <table:table-cell table:style-name="ce296" table:formula="of:=INDEX([JobSchedules.$F$2:.$F$104]; MATCH([.$A37]; [JobSchedules.$A$2:.$A$104]; 0))" office:value-type="string" office:string-value="L K Bennett Limited,Unit 18-21, Duke Of York Square, London,SW3 4SG" calcext:value-type="string">
            <text:p>L K Bennett Limited,Unit 18-21, Duke Of York Square, London,SW3 4SG</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504432" calcext:value-type="float">
            <text:p>504432</text:p>
          </table:table-cell>
          <table:table-cell table:style-name="ce259" table:formula="of:=INDEX([JobSchedules.$B$2:.$B$40]; MATCH([.$A38]; [JobSchedules.$A$2:.$A$40]; 0))" office:value-type="date" office:date-value="2017-12-02" calcext:value-type="date">
            <text:p>02/12/2017</text:p>
          </table:table-cell>
          <table:table-cell table:formula="of:=INDEX([Addresses.$C$2:.$C$82]; MATCH([.$D38]; [Addresses.$E$2:.$E$82]; 0))" office:value-type="string" office:string-value="SW3 5UZ" calcext:value-type="string">
            <text:p>SW3 5UZ</text:p>
          </table:table-cell>
          <table:table-cell table:style-name="ce296" table:formula="of:=INDEX([JobSchedules.$F$2:.$F$104]; MATCH([.$A38]; [JobSchedules.$A$2:.$A$104]; 0))" office:value-type="string" office:string-value="Leyland SDM Limited,347-349 Kings Road, Chelsea, London,SW3 5UZ" calcext:value-type="string">
            <text:p>Leyland SDM Limited,347-349 Kings Road, Chelsea, London,SW3 5UZ</text:p>
          </table:table-cell>
          <table:table-cell office:value-type="string" calcext:value-type="string">
            <text:p>Bike</text:p>
          </table:table-cell>
          <table:table-cell table:style-name="ce296" office:value-type="currency" office:currency="GBP" office:value="0" calcext:value-type="currency">
            <text:p>£0.00</text:p>
          </table:table-cell>
          <table:table-cell table:style-name="ce296"/>
          <table:table-cell/>
          <table:table-cell table:style-name="ce325" office:value-type="date" office:date-value="2018-02-09" calcext:value-type="date">
            <text:p>09/02/18</text:p>
          </table:table-cell>
          <table:table-cell table:number-columns-repeated="1015"/>
        </table:table-row>
        <table:table-row table:style-name="ro1">
          <table:table-cell office:value-type="float" office:value="505192" calcext:value-type="float">
            <text:p>505192</text:p>
          </table:table-cell>
          <table:table-cell table:style-name="ce259" table:formula="of:=INDEX([JobSchedules.$B$2:.$B$40]; MATCH([.$A39]; [JobSchedules.$A$2:.$A$40]; 0))" office:value-type="date" office:date-value="2017-12-06" calcext:value-type="date">
            <text:p>06/12/2017</text:p>
          </table:table-cell>
          <table:table-cell table:formula="of:=INDEX([Addresses.$C$2:.$C$82]; MATCH([.$D39]; [Addresses.$E$2:.$E$82]; 0))" office:value-type="string" office:string-value="SW19 1QD" calcext:value-type="string">
            <text:p>SW19 1QD</text:p>
          </table:table-cell>
          <table:table-cell table:style-name="ce296" table:formula="of:=INDEX([JobSchedules.$F$2:.$F$104]; MATCH([.$A39]; [JobSchedules.$A$2:.$A$104]; 0))" office:value-type="string" office:string-value="Wilkinson Group PLC,The Broadway, Wimbledon, London,SW19 1QD" calcext:value-type="string">
            <text:p>Wilkinson Group PLC,The Broadway, Wimbledon, London,SW19 1QD</text:p>
          </table:table-cell>
          <table:table-cell/>
          <table:table-cell table:style-name="ce296" office:value-type="currency" office:currency="GBP" office:value="7.2" calcext:value-type="currency">
            <text:p>£7.2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992009" calcext:value-type="float">
            <text:p>992009</text:p>
          </table:table-cell>
          <table:table-cell table:style-name="ce259" table:formula="of:=INDEX([JobSchedules.$B$2:.$B$103]; MATCH([.$A40]; [JobSchedules.$A$2:.$A$103]; 0))" office:value-type="date" office:date-value="2017-12-12" calcext:value-type="date">
            <text:p>12/12/2017</text:p>
          </table:table-cell>
          <table:table-cell table:formula="of:=INDEX([Addresses.$C$2:.$C$82]; 5)" office:value-type="string" office:string-value="SE18 5PQ" calcext:value-type="string">
            <text:p>SE18 5PQ</text:p>
          </table:table-cell>
          <table:table-cell table:style-name="ce296" table:formula="of:=INDEX([JobSchedules.$F$2:.$F$104]; MATCH([.$A40]; [JobSchedules.$A$2:.$A$104]; 0))" office:value-type="string" office:string-value="Euro Car Parts Limited,Units 3 &amp; 4 , Block 2, Woolwich Dockyard Industrial Estate, WoolwichLondon,SE18 5PQ" calcext:value-type="string">
            <text:p>Euro Car Parts Limited,Units 3 &amp; 4 , Block 2, Woolwich Dockyard Industrial Estate, WoolwichLondon,SE18 5PQ</text:p>
          </table:table-cell>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503443" calcext:value-type="float">
            <text:p>503443</text:p>
          </table:table-cell>
          <table:table-cell table:style-name="ce259" table:formula="of:=INDEX([JobSchedules.$B$2:.$B$103]; MATCH([.$A41]; [JobSchedules.$A$2:.$A$103]; 0))" office:value-type="date" office:date-value="2018-01-06" calcext:value-type="date">
            <text:p>06/01/2018</text:p>
          </table:table-cell>
          <table:table-cell table:formula="of:=INDEX([Addresses.$C$2:.$C$82]; MATCH([.$D41]; [Addresses.$E$2:.$E$82]; 0))" office:value-type="string" office:string-value="NW10 6LA" calcext:value-type="string">
            <text:p>NW10 6LA</text:p>
          </table:table-cell>
          <table:table-cell table:style-name="ce296" table:formula="of:=INDEX([JobSchedules.$F$2:.$F$104]; MATCH([.$A41]; [JobSchedules.$A$2:.$A$104]; 0))" office:value-type="string" office:string-value="Trotters Childrenswear &amp; Accessories Ltd,3 Gorst Road, London,NW10 6LA" calcext:value-type="string">
            <text:p>Trotters Childrenswear &amp; Accessories Ltd,3 Gorst Road, London,NW10 6LA</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522461" calcext:value-type="float">
            <text:p>522461</text:p>
          </table:table-cell>
          <table:table-cell table:style-name="ce259" table:formula="of:=INDEX([JobSchedules.$B$2:.$B$103]; MATCH([.$A42]; [JobSchedules.$A$2:.$A$103]; 0))" office:value-type="date" office:date-value="2018-01-08" calcext:value-type="date">
            <text:p>08/01/2018</text:p>
          </table:table-cell>
          <table:table-cell table:formula="of:=INDEX([Addresses.$C$2:.$C$82]; MATCH([.$D42]; [Addresses.$E$2:.$E$82]; 0))" office:value-type="string" office:string-value="HA9 7AE" calcext:value-type="string">
            <text:p>HA9 7AE</text:p>
          </table:table-cell>
          <table:table-cell table:style-name="ce296" table:formula="of:=INDEX([JobSchedules.$F$2:.$F$104]; MATCH([.$A42];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981107" calcext:value-type="float">
            <text:p>981107</text:p>
          </table:table-cell>
          <table:table-cell table:style-name="ce259" table:formula="of:=INDEX([JobSchedules.$B$2:.$B$103]; MATCH([.$A43]; [JobSchedules.$A$2:.$A$103]; 0))" office:value-type="date" office:date-value="2018-01-09" calcext:value-type="date">
            <text:p>09/01/2018</text:p>
          </table:table-cell>
          <table:table-cell table:formula="of:=INDEX([Addresses.$C$2:.$C$82]; MATCH([.$D43]; [Addresses.$E$2:.$E$82]; 0))" office:value-type="string" office:string-value="SE18 6HZ" calcext:value-type="string">
            <text:p>SE18 6HZ</text:p>
          </table:table-cell>
          <table:table-cell table:style-name="ce296" table:formula="of:=INDEX([JobSchedules.$F$2:.$F$104]; MATCH([.$A43]; [JobSchedules.$A$2:.$A$104]; 0))" office:value-type="string" office:string-value="Poundland Limited,55-57 Powis Street, Woolwich, London,SE18 6HZ" calcext:value-type="string">
            <text:p>Poundland Limited,55-57 Powis Street, Woolwich, London,SE18 6HZ</text:p>
          </table:table-cell>
          <table:table-cell/>
          <table:table-cell table:style-name="ce296" office:value-type="currency" office:currency="GBP" office:value="9" calcext:value-type="currency">
            <text:p>£9.0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office:value-type="float" office:value="980539" calcext:value-type="float">
            <text:p>980539</text:p>
          </table:table-cell>
          <table:table-cell table:style-name="ce259" table:formula="of:=INDEX([JobSchedules.$B$2:.$B$103]; MATCH([.$A44]; [JobSchedules.$A$2:.$A$103]; 0))" office:value-type="date" office:date-value="2018-01-10" calcext:value-type="date">
            <text:p>10/01/2018</text:p>
          </table:table-cell>
          <table:table-cell table:formula="of:=INDEX([Addresses.$C$2:.$C$82]; MATCH([.$D44]; [Addresses.$E$2:.$E$82]; 0))" office:value-type="string" office:string-value="SE1 6TB" calcext:value-type="string">
            <text:p>SE1 6TB</text:p>
          </table:table-cell>
          <table:table-cell table:style-name="ce296" table:formula="of:=INDEX([JobSchedules.$F$2:.$F$104]; MATCH([.$A44]; [JobSchedules.$A$2:.$A$104]; 0))"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table-cell table:style-name="ce296" office:value-type="currency" office:currency="GBP" office:value="5.6" calcext:value-type="currency">
            <text:p>£5.60</text:p>
          </table:table-cell>
          <table:table-cell table:number-columns-repeated="2"/>
          <table:table-cell table:style-name="ce325" office:value-type="date" office:date-value="2018-02-09" calcext:value-type="date">
            <text:p>09/02/18</text:p>
          </table:table-cell>
          <table:table-cell table:number-columns-repeated="1015"/>
        </table:table-row>
        <table:table-row table:style-name="ro1">
          <table:table-cell table:style-name="ce251" office:value-type="float" office:value="975631" calcext:value-type="float">
            <text:p>975631</text:p>
          </table:table-cell>
          <table:table-cell table:style-name="ce271" table:formula="of:=INDEX([JobSchedules.$B$2:.$B$103]; MATCH([.$A45]; [JobSchedules.$A$2:.$A$103]; 0))" office:value-type="date" office:date-value="2018-01-14" calcext:value-type="date">
            <text:p>14/01/2018</text:p>
          </table:table-cell>
          <table:table-cell table:style-name="ce251" table:formula="of:=INDEX([Addresses.$C$2:.$C$82]; MATCH([.$D45]; [Addresses.$E$2:.$E$82]; 0))" office:value-type="string" office:string-value="W1W 8LG" calcext:value-type="string">
            <text:p>W1W 8LG</text:p>
          </table:table-cell>
          <table:table-cell table:style-name="ce297" table:formula="of:=INDEX([JobSchedules.$F$2:.$F$104]; MATCH([.$A45]; [JobSchedules.$A$2:.$A$104]; 0))"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style-name="ce251"/>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8-02-09" calcext:value-type="date">
            <text:p>09/02/18</text:p>
          </table:table-cell>
          <table:table-cell table:style-name="ce297" table:formula="of:=SUM([.F37:.F45])" office:value-type="currency" office:currency="GBP" office:value="34.7" calcext:value-type="currency">
            <text:p>£34.70</text:p>
          </table:table-cell>
          <table:table-cell table:style-name="ce251" office:value-type="string" calcext:value-type="string">
            <text:p>sent off 17/02/2018 @ 02:04:15AM</text:p>
          </table:table-cell>
          <table:table-cell table:style-name="ce251" table:number-columns-repeated="1013"/>
        </table:table-row>
        <table:table-row table:style-name="ro1">
          <table:table-cell office:value-type="float" office:value="504489" calcext:value-type="float">
            <text:p>504489</text:p>
          </table:table-cell>
          <table:table-cell table:style-name="ce259" table:formula="of:=INDEX([JobSchedules.$B$2:.$B$103]; MATCH([.$A46]; [JobSchedules.$A$2:.$A$103]; 0))" office:value-type="date" office:date-value="2018-01-16" calcext:value-type="date">
            <text:p>16/01/2018</text:p>
          </table:table-cell>
          <table:table-cell table:formula="of:=INDEX([Addresses.$C$2:.$C$82]; MATCH([.$D46]; [Addresses.$E$2:.$E$82]; 0))" office:value-type="string" office:string-value="SW12 9AP" calcext:value-type="string">
            <text:p>SW12 9AP</text:p>
          </table:table-cell>
          <table:table-cell table:style-name="ce296" table:formula="of:=INDEX([JobSchedules.$F$2:.$F$104]; MATCH([.$A46]; [JobSchedules.$A$2:.$A$104]; 0))" office:value-type="string" office:string-value="Oliver Bonas,101-103 Balham High Rd, London,SW12 9AP" calcext:value-type="string">
            <text:p>Oliver Bonas,101-103 Balham High Rd, London,SW12 9AP</text:p>
          </table:table-cell>
          <table:table-cell/>
          <table:table-cell table:style-name="ce296" office:value-type="currency" office:currency="GBP" office:value="7.4" calcext:value-type="currency">
            <text:p>£7.40</text:p>
          </table:table-cell>
          <table:table-cell table:number-columns-repeated="2"/>
          <table:table-cell table:style-name="ce325"/>
          <table:table-cell table:number-columns-repeated="1015"/>
        </table:table-row>
        <table:table-row table:style-name="ro1">
          <table:table-cell office:value-type="float" office:value="504499" calcext:value-type="float">
            <text:p>504499</text:p>
          </table:table-cell>
          <table:table-cell table:style-name="ce259" table:formula="of:=INDEX([JobSchedules.$B$2:.$B$103]; MATCH([.$A47]; [JobSchedules.$A$2:.$A$103]; 0))" office:value-type="date" office:date-value="2018-01-17" calcext:value-type="date">
            <text:p>17/01/2018</text:p>
          </table:table-cell>
          <table:table-cell table:formula="of:=INDEX([Addresses.$C$2:.$C$82]; MATCH([.$D47]; [Addresses.$E$2:.$E$82]; 0))" office:value-type="string" office:string-value="SW18 4TE" calcext:value-type="string">
            <text:p>SW18 4TE</text:p>
          </table:table-cell>
          <table:table-cell table:style-name="ce296" table:formula="of:=INDEX([JobSchedules.$F$2:.$F$104]; MATCH([.$A47]; [JobSchedules.$A$2:.$A$104]; 0))" office:value-type="string" office:string-value="Oliver Bonas,Unit 50 South Mall, Southside Shopping Centre, Wandsworth, London,SW18 4TE" calcext:value-type="string">
            <text:p>Oliver Bonas,Unit 50 South Mall, Southside Shopping Centre, Wandsworth, London,SW18 4TE</text:p>
          </table:table-cell>
          <table:table-cell/>
          <table:table-cell table:style-name="ce296" office:value-type="currency" office:currency="GBP" office:value="3" calcext:value-type="currency">
            <text:p>£3.00</text:p>
          </table:table-cell>
          <table:table-cell table:number-columns-repeated="2"/>
          <table:table-cell table:style-name="ce325"/>
          <table:table-cell table:number-columns-repeated="1015"/>
        </table:table-row>
        <table:table-row table:style-name="ro1">
          <table:table-cell office:value-type="float" office:value="980593" calcext:value-type="float">
            <text:p>980593</text:p>
          </table:table-cell>
          <table:table-cell table:style-name="ce259" table:formula="of:=INDEX([JobSchedules.$B$2:.$B$103]; MATCH([.$A48]; [JobSchedules.$A$2:.$A$103]; 0))" office:value-type="date" office:date-value="2018-01-22" calcext:value-type="date">
            <text:p>22/01/2018</text:p>
          </table:table-cell>
          <table:table-cell table:formula="of:=INDEX([Addresses.$C$2:.$C$82]; MATCH([.$D48]; [Addresses.$E$2:.$E$82]; 0))" office:value-type="string" office:string-value="N7 6AX" calcext:value-type="string">
            <text:p>N7 6AX</text:p>
          </table:table-cell>
          <table:table-cell table:style-name="ce296" table:formula="of:=INDEX([JobSchedules.$F$2:.$F$104]; MATCH([.$A48]; [JobSchedules.$A$2:.$A$104]; 0))" office:value-type="string" office:string-value="Poundland Limited,39-41 Seven Sisters Road, Holloway, London,N7 6AX" calcext:value-type="string">
            <text:p>Poundland Limited,39-41 Seven Sisters Road, Holloway, London,N7 6AX</text:p>
          </table:table-cell>
          <table:table-cell/>
          <table:table-cell table:style-name="ce296" office:value-type="currency" office:currency="GBP" office:value="6.8" calcext:value-type="currency">
            <text:p>£6.80</text:p>
          </table:table-cell>
          <table:table-cell table:number-columns-repeated="2"/>
          <table:table-cell table:style-name="ce325"/>
          <table:table-cell table:number-columns-repeated="1015"/>
        </table:table-row>
        <table:table-row table:style-name="ro1">
          <table:table-cell office:value-type="float" office:value="980503" calcext:value-type="float">
            <text:p>980503</text:p>
          </table:table-cell>
          <table:table-cell table:style-name="ce259" table:formula="of:=INDEX([JobSchedules.$B$2:.$B$103]; MATCH([.$A49]; [JobSchedules.$A$2:.$A$103]; 0))" office:value-type="date" office:date-value="2018-01-23" calcext:value-type="date">
            <text:p>23/01/2018</text:p>
          </table:table-cell>
          <table:table-cell table:formula="of:=INDEX([Addresses.$C$2:.$C$82]; MATCH([.$D49]; [Addresses.$E$2:.$E$82]; 0))" office:value-type="string" office:string-value="HA9 7AE" calcext:value-type="string">
            <text:p>HA9 7AE</text:p>
          </table:table-cell>
          <table:table-cell table:style-name="ce296" table:formula="of:=INDEX([JobSchedules.$F$2:.$F$104]; MATCH([.$A49];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7.3" calcext:value-type="currency">
            <text:p>£7.30</text:p>
          </table:table-cell>
          <table:table-cell table:number-columns-repeated="1018"/>
        </table:table-row>
        <table:table-row table:style-name="ro1">
          <table:table-cell office:value-type="float" office:value="980551" calcext:value-type="float">
            <text:p>980551</text:p>
          </table:table-cell>
          <table:table-cell table:style-name="ce259" table:formula="of:=INDEX([JobSchedules.$B$2:.$B$103]; MATCH([.$A50]; [JobSchedules.$A$2:.$A$103]; 0))" office:value-type="date" office:date-value="2018-01-24" calcext:value-type="date">
            <text:p>24/01/2018</text:p>
          </table:table-cell>
          <table:table-cell office:value-type="string" calcext:value-type="string">
            <text:p>W12 8PP</text:p>
          </table:table-cell>
          <table:table-cell table:style-name="ce296" table:formula="of:=INDEX([JobSchedules.$F$2:.$F$104]; MATCH([.$A50]; [JobSchedules.$A$2:.$A$104]; 0))" office:value-type="string" office:string-value="Poundland Limited, Units 2-4 The Broadway, West 12 Shopping Centre, Shepherds Bush, London,W12 8PP" calcext:value-type="string">
            <text:p>Poundland Limited, Units 2-4 The Broadway, West 12 Shopping Centre, Shepherds Bush, London,W12 8PP</text:p>
          </table:table-cell>
          <table:table-cell/>
          <table:table-cell table:style-name="ce296" office:value-type="currency" office:currency="GBP" office:value="4.7" calcext:value-type="currency">
            <text:p>£4.70</text:p>
          </table:table-cell>
          <table:table-cell table:number-columns-repeated="1018"/>
        </table:table-row>
        <table:table-row table:style-name="ro1">
          <table:table-cell office:value-type="float" office:value="980954" calcext:value-type="float">
            <text:p>980954</text:p>
          </table:table-cell>
          <table:table-cell table:style-name="ce274" table:formula="of:=INDEX([JobSchedules.$B$2:.$B$103]; MATCH([.$A51]; [JobSchedules.$A$2:.$A$103]; 0))" office:value-type="date" office:date-value="2018-01-25" calcext:value-type="date">
            <text:p>25/01/2018</text:p>
          </table:table-cell>
          <table:table-cell table:style-name="ce286" table:formula="of:=INDEX([Addresses.$C$2:.$C$82]; MATCH([.$D51]; [Addresses.$E$2:.$E$82]; 0))" office:value-type="string" office:string-value="HA8 5EL" calcext:value-type="string">
            <text:p>HA8 5EL</text:p>
          </table:table-cell>
          <table:table-cell table:style-name="ce300" table:formula="of:=INDEX([JobSchedules.$F$2:.$F$104]; MATCH([.$A51]; [JobSchedules.$A$2:.$A$104]; 0))" office:value-type="string" office:string-value="Poundland Limited,131-135 Burnt Oak Broadway, Edgware,HA8 5EL" calcext:value-type="string">
            <text:p>Poundland Limited,131-135 Burnt Oak Broadway, Edgware,HA8 5EL</text:p>
          </table:table-cell>
          <table:table-cell table:style-name="ce286"/>
          <table:table-cell table:style-name="ce300" office:value-type="currency" office:currency="GBP" office:value="9.8" calcext:value-type="currency">
            <text:p>£9.80</text:p>
          </table:table-cell>
          <table:table-cell table:style-name="ce286" table:number-columns-repeated="3"/>
          <table:table-cell table:style-name="ce300"/>
          <table:table-cell table:style-name="ce332" office:value-type="string" calcext:value-type="string">
            <text:p>sent off 20/02/2018</text:p>
          </table:table-cell>
          <table:table-cell table:style-name="ce286" table:number-columns-repeated="1013"/>
        </table:table-row>
        <table:table-row table:style-name="ro1">
          <table:table-cell office:value-type="float" office:value="500091" calcext:value-type="float">
            <text:p>500091</text:p>
          </table:table-cell>
          <table:table-cell table:style-name="ce259" table:formula="of:=INDEX([JobSchedules.$B$2:.$B$103]; MATCH([.$A52]; [JobSchedules.$A$2:.$A$103]; 0))" office:value-type="date" office:date-value="2018-01-30" calcext:value-type="date">
            <text:p>30/01/2018</text:p>
          </table:table-cell>
          <table:table-cell table:formula="of:=INDEX([Addresses.$C$2:.$C$82]; MATCH([.$D52]; [Addresses.$E$2:.$E$82]; 0))" office:value-type="string" office:string-value="ME20 6SQ" calcext:value-type="string">
            <text:p>ME20 6SQ</text:p>
          </table:table-cell>
          <table:table-cell table:style-name="ce296" table:formula="of:=INDEX([JobSchedules.$F$2:.$F$104]; MATCH([.$A52];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5.2" calcext:value-type="currency">
            <text:p>£5.20</text:p>
          </table:table-cell>
          <table:table-cell table:number-columns-repeated="1018"/>
        </table:table-row>
        <table:table-row table:style-name="ro1">
          <table:table-cell office:value-type="float" office:value="500093" calcext:value-type="float">
            <text:p>500093</text:p>
          </table:table-cell>
          <table:table-cell table:style-name="ce259" table:formula="of:=INDEX([JobSchedules.$B$2:.$B$103]; MATCH([.$A53]; [JobSchedules.$A$2:.$A$103]; 0))" office:value-type="date" office:date-value="2018-01-31" calcext:value-type="date">
            <text:p>31/01/2018</text:p>
          </table:table-cell>
          <table:table-cell table:formula="of:=INDEX([Addresses.$C$2:.$C$82]; MATCH([.$D53]; [Addresses.$E$2:.$E$82]; 0))" office:value-type="string" office:string-value="ME20 6SQ" calcext:value-type="string">
            <text:p>ME20 6SQ</text:p>
          </table:table-cell>
          <table:table-cell table:style-name="ce296" table:formula="of:=INDEX([JobSchedules.$F$2:.$F$104]; MATCH([.$A53];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4.2" calcext:value-type="currency">
            <text:p>£4.20</text:p>
          </table:table-cell>
          <table:table-cell table:number-columns-repeated="1018"/>
        </table:table-row>
        <table:table-row table:style-name="ro1">
          <table:table-cell table:style-name="ce251" office:value-type="float" office:value="507021" calcext:value-type="float">
            <text:p>507021</text:p>
          </table:table-cell>
          <table:table-cell table:style-name="ce276" table:formula="of:=INDEX([JobSchedules.$B$2:.$B$103]; MATCH([.$A54]; [JobSchedules.$A$2:.$A$103]; 0))" office:value-type="date" office:date-value="2018-02-04" calcext:value-type="date">
            <text:p>04/02/2018</text:p>
          </table:table-cell>
          <table:table-cell table:style-name="ce287" table:formula="of:=INDEX([Addresses.$C$2:.$C$82]; MATCH([.$D54]; [Addresses.$E$2:.$E$82]; 0))" office:value-type="string" office:string-value="W1B 4TB" calcext:value-type="string">
            <text:p>W1B 4TB</text:p>
          </table:table-cell>
          <table:table-cell table:style-name="ce302" table:formula="of:=INDEX([JobSchedules.$F$2:.$F$104]; MATCH([.$A54]; [JobSchedules.$A$2:.$A$104]; 0))" office:value-type="string" office:string-value="Burberry Limited,121 Regent Street, London,W1B 4TB" calcext:value-type="string">
            <text:p>Burberry Limited,121 Regent Street, London,W1B 4TB</text:p>
          </table:table-cell>
          <table:table-cell table:style-name="ce287"/>
          <table:table-cell table:style-name="ce297" table:formula="of:=1.5+3.8" office:value-type="currency" office:currency="GBP" office:value="5.3" calcext:value-type="currency">
            <text:p>£5.30</text:p>
          </table:table-cell>
          <table:table-cell table:style-name="ce302"/>
          <table:table-cell table:style-name="ce287" table:number-columns-repeated="2"/>
          <table:table-cell table:style-name="ce302" table:formula="of:=SUM([.F46:.F54])" office:value-type="currency" office:currency="GBP" office:value="53.7" calcext:value-type="currency">
            <text:p>£53.70</text:p>
          </table:table-cell>
          <table:table-cell table:style-name="ce287" office:value-type="string" calcext:value-type="string">
            <text:p>sent off 05/02/2017</text:p>
          </table:table-cell>
          <table:table-cell table:style-name="ce287" table:number-columns-repeated="1013"/>
        </table:table-row>
        <table:table-row table:style-name="ro1">
          <table:table-cell table:style-name="ce252" office:value-type="float" office:value="980971" calcext:value-type="float">
            <text:p>980971</text:p>
          </table:table-cell>
          <table:table-cell table:style-name="ce272" table:formula="of:=INDEX([JobSchedules.$B$2:.$B$103]; MATCH([.$A55]; [JobSchedules.$A$2:.$A$103]; 0))" office:value-type="date" office:date-value="2018-02-05" calcext:value-type="date">
            <text:p>05/02/2018</text:p>
          </table:table-cell>
          <table:table-cell table:style-name="ce252" table:formula="of:=INDEX([Addresses.$C$2:.$C$82]; MATCH([.$D55]; [Addresses.$E$2:.$E$82]; 0))" office:value-type="string" office:string-value="SW9 7AE" calcext:value-type="string">
            <text:p>SW9 7AE</text:p>
          </table:table-cell>
          <table:table-cell table:style-name="ce298" table:formula="of:=INDEX([JobSchedules.$F$2:.$F$104]; MATCH([.$A55]; [JobSchedules.$A$2:.$A$104]; 0))" office:value-type="string" office:string-value="Poundland Limited,420 Brixton Road, Brixton, London,SW9 7AE" calcext:value-type="string">
            <text:p>Poundland Limited,420 Brixton Road, Brixton, London,SW9 7AE</text:p>
          </table:table-cell>
          <table:table-cell table:style-name="ce252"/>
          <table:table-cell table:style-name="ce298" office:value-type="currency" office:currency="GBP" office:value="0" calcext:value-type="currency">
            <text:p>£0.00</text:p>
          </table:table-cell>
          <table:table-cell table:style-name="ce252" table:number-columns-repeated="3"/>
          <table:table-cell table:style-name="ce298"/>
          <table:table-cell table:style-name="ce252" table:number-columns-repeated="1014"/>
        </table:table-row>
        <table:table-row table:style-name="ro1">
          <table:table-cell table:style-name="ce252" office:value-type="float" office:value="962406" calcext:value-type="float">
            <text:p>962406</text:p>
          </table:table-cell>
          <table:table-cell table:style-name="ce272" table:formula="of:=INDEX([JobSchedules.$B$2:.$B$103]; MATCH([.$A56]; [JobSchedules.$A$2:.$A$103]; 0))" office:value-type="date" office:date-value="2018-02-06" calcext:value-type="date">
            <text:p>06/02/2018</text:p>
          </table:table-cell>
          <table:table-cell table:style-name="ce252" table:formula="of:=INDEX([Addresses.$C$2:.$C$82]; MATCH([.$D56]; [Addresses.$E$2:.$E$82]; 0))" office:value-type="string" office:string-value="TW10 6UA" calcext:value-type="string">
            <text:p>TW10 6UA</text:p>
          </table:table-cell>
          <table:table-cell table:style-name="ce298" table:formula="of:=INDEX([JobSchedules.$F$2:.$F$104]; MATCH([.$A56]; [JobSchedules.$A$2:.$A$104]; 0))" office:value-type="string" office:string-value="Waterstones Booksellers Limited,2-6, Hill Street, Richmond, Surrey,TW10 6UA" calcext:value-type="string">
            <text:p>Waterstones Booksellers Limited,2-6, Hill Street, Richmond, Surrey,TW10 6UA</text:p>
          </table:table-cell>
          <table:table-cell table:style-name="ce252"/>
          <table:table-cell table:style-name="ce298" office:value-type="currency" office:currency="GBP" office:value="6" calcext:value-type="currency">
            <text:p>£6.00</text:p>
          </table:table-cell>
          <table:table-cell table:style-name="ce252" table:number-columns-repeated="3"/>
          <table:table-cell table:style-name="ce298"/>
          <table:table-cell table:style-name="ce252" table:number-columns-repeated="1014"/>
        </table:table-row>
        <table:table-row table:style-name="ro1">
          <table:table-cell table:style-name="ce252" office:value-type="float" office:value="979065" calcext:value-type="float">
            <text:p>979065</text:p>
          </table:table-cell>
          <table:table-cell table:style-name="ce272" table:formula="of:=INDEX([JobSchedules.$B$2:.$B$103]; MATCH([.$A57]; [JobSchedules.$A$2:.$A$103]; 0))" office:value-type="date" office:date-value="2018-02-07" calcext:value-type="date">
            <text:p>07/02/2018</text:p>
          </table:table-cell>
          <table:table-cell table:style-name="ce252" table:formula="of:=INDEX([Addresses.$C$2:.$C$82]; MATCH([.$D57]; [Addresses.$E$2:.$E$82]; 0))" office:value-type="string" office:string-value="EC1N 2TD" calcext:value-type="string">
            <text:p>EC1N 2TD</text:p>
          </table:table-cell>
          <table:table-cell table:style-name="ce298" table:formula="of:=INDEX([JobSchedules.$F$2:.$F$104]; MATCH([.$A57]; [JobSchedules.$A$2:.$A$104]; 0))" office:value-type="string" office:string-value="Boots UK Limited,122 Holborn, London,EC1N 2TD" calcext:value-type="string">
            <text:p>Boots UK Limited,122 Holborn, London,EC1N 2TD</text:p>
          </table:table-cell>
          <table:table-cell table:style-name="ce252"/>
          <table:table-cell table:style-name="ce298" table:formula="of:=1.5+3.9" office:value-type="currency" office:currency="GBP" office:value="5.4" calcext:value-type="currency">
            <text:p>£5.40</text:p>
          </table:table-cell>
          <table:table-cell table:style-name="ce252" table:number-columns-repeated="3"/>
          <table:table-cell table:style-name="ce298"/>
          <table:table-cell table:style-name="ce252" table:number-columns-repeated="1014"/>
        </table:table-row>
        <table:table-row table:style-name="ro1">
          <table:table-cell table:style-name="ce252" office:value-type="float" office:value="980776" calcext:value-type="float">
            <text:p>980776</text:p>
          </table:table-cell>
          <table:table-cell table:style-name="ce272" table:formula="of:=INDEX([JobSchedules.$B$2:.$B$103]; MATCH([.$A58]; [JobSchedules.$A$2:.$A$103]; 0))" office:value-type="date" office:date-value="2018-02-07" calcext:value-type="date">
            <text:p>07/02/2018</text:p>
          </table:table-cell>
          <table:table-cell table:style-name="ce252" table:formula="of:=INDEX([Addresses.$C$2:.$C$82]; MATCH([.$D58]; [Addresses.$E$2:.$E$82]; 0))" office:value-type="string" office:string-value="UB1 1QB" calcext:value-type="string">
            <text:p>UB1 1QB</text:p>
          </table:table-cell>
          <table:table-cell table:style-name="ce298" table:formula="of:=INDEX([JobSchedules.$F$2:.$F$104]; MATCH([.$A58]; [JobSchedules.$A$2:.$A$104]; 0))" office:value-type="string" office:string-value="Poundland Limited,44-50A, The Broadway Shopping Centre, Southall, Middlesex,UB1 1QB" calcext:value-type="string">
            <text:p>Poundland Limited,44-50A, The Broadway Shopping Centre, Southall, Middlesex,UB1 1QB</text:p>
          </table:table-cell>
          <table:table-cell table:style-name="ce252"/>
          <table:table-cell table:style-name="ce298" table:formula="of:=3.9+0.5" office:value-type="currency" office:currency="GBP" office:value="4.4" calcext:value-type="currency">
            <text:p>£4.40</text:p>
          </table:table-cell>
          <table:table-cell table:style-name="ce252" table:number-columns-repeated="3"/>
          <table:table-cell table:style-name="ce298"/>
          <table:table-cell table:style-name="ce252" table:number-columns-repeated="1014"/>
        </table:table-row>
        <table:table-row table:style-name="ro1">
          <table:table-cell table:style-name="ce252" office:value-type="float" office:value="980948" calcext:value-type="float">
            <text:p>980948</text:p>
          </table:table-cell>
          <table:table-cell table:style-name="ce272" table:formula="of:=INDEX([JobSchedules.$B$2:.$B$103]; MATCH([.$A59]; [JobSchedules.$A$2:.$A$103]; 0))" office:value-type="date" office:date-value="2018-02-08" calcext:value-type="date">
            <text:p>08/02/2018</text:p>
          </table:table-cell>
          <table:table-cell table:style-name="ce252" table:formula="of:=INDEX([Addresses.$C$2:.$C$82]; MATCH([.$D59]; [Addresses.$E$2:.$E$82]; 0))" office:value-type="string" office:string-value="SW16 1DF" calcext:value-type="string">
            <text:p>SW16 1DF</text:p>
          </table:table-cell>
          <table:table-cell table:style-name="ce298" table:formula="of:=INDEX([JobSchedules.$F$2:.$F$104]; MATCH([.$A59]; [JobSchedules.$A$2:.$A$104]; 0))" office:value-type="string" office:string-value="Poundland Limited,148 Streatham High Road, Streatham, London,SW16 1DF" calcext:value-type="string">
            <text:p>Poundland Limited,148 Streatham High Road, Streatham, London,SW16 1DF</text:p>
          </table:table-cell>
          <table:table-cell table:style-name="ce252"/>
          <table:table-cell table:style-name="ce298" office:value-type="currency" office:currency="GBP" office:value="5.6" calcext:value-type="currency">
            <text:p>£5.60</text:p>
          </table:table-cell>
          <table:table-cell table:style-name="ce252" table:number-columns-repeated="3"/>
          <table:table-cell table:style-name="ce298" table:formula="of:=SUM([.F55:.F59])+9.8+(8.9*2)" office:value-type="currency" office:currency="GBP" office:value="49" calcext:value-type="currency">
            <text:p>£49.00</text:p>
          </table:table-cell>
          <table:table-cell table:style-name="ce252" table:number-columns-repeated="1014"/>
        </table:table-row>
        <table:table-row table:style-name="ro1">
          <table:table-cell office:value-type="float" office:value="517852" calcext:value-type="float">
            <text:p>517852</text:p>
          </table:table-cell>
          <table:table-cell table:style-name="ce259" table:formula="of:=INDEX([JobSchedules.$B$2:.$B$103]; MATCH([.$A60]; [JobSchedules.$A$2:.$A$103]; 0))" office:value-type="date" office:date-value="2018-02-13" calcext:value-type="date">
            <text:p>13/02/2018</text:p>
          </table:table-cell>
          <table:table-cell table:formula="of:=INDEX([Addresses.$C$2:.$C$82]; MATCH([.$D60]; [Addresses.$E$2:.$E$82]; 0))" office:value-type="string" office:string-value="SM1 1NS" calcext:value-type="string">
            <text:p>SM1 1NS</text:p>
          </table:table-cell>
          <table:table-cell table:style-name="ce296" table:formula="of:=INDEX([JobSchedules.$F$2:.$F$104]; MATCH([.$A60]; [JobSchedules.$A$2:.$A$104]; 0))" office:value-type="string" office:string-value="Superdrug,150 High Street, Sutton, Surrey,SM1 1NS" calcext:value-type="string">
            <text:p>Superdrug,150 High Street, Sutton, Surrey,SM1 1NS</text:p>
          </table:table-cell>
          <table:table-cell/>
          <table:table-cell table:style-name="ce296" office:value-type="currency" office:currency="GBP" office:value="8.4" calcext:value-type="currency">
            <text:p>£8.40</text:p>
          </table:table-cell>
          <table:table-cell table:number-columns-repeated="3"/>
          <table:table-cell table:style-name="ce301"/>
          <table:table-cell table:number-columns-repeated="1014"/>
        </table:table-row>
        <table:table-row table:style-name="ro1">
          <table:table-cell office:value-type="float" office:value="518739" calcext:value-type="float">
            <text:p>518739</text:p>
          </table:table-cell>
          <table:table-cell table:style-name="ce259" table:formula="of:=INDEX([JobSchedules.$B$2:.$B$103]; MATCH([.$A61]; [JobSchedules.$A$2:.$A$103]; 0))" office:value-type="date" office:date-value="2018-02-14" calcext:value-type="date">
            <text:p>14/02/2018</text:p>
          </table:table-cell>
          <table:table-cell table:formula="of:=INDEX([Addresses.$C$2:.$C$82]; MATCH([.$D61]; [Addresses.$E$2:.$E$82]; 0))" office:value-type="string" office:string-value="SE17 2AL" calcext:value-type="string">
            <text:p>SE17 2AL</text:p>
          </table:table-cell>
          <table:table-cell table:style-name="ce296" table:formula="of:=INDEX([JobSchedules.$F$2:.$F$104]; MATCH([.$A61]; [JobSchedules.$A$2:.$A$104]; 0))" office:value-type="string" office:string-value="Superdrug,371-375, Walworth Road, Walworth, London,SE17 2AL" calcext:value-type="string">
            <text:p>Superdrug,371-375, Walworth Road, Walworth, London,SE17 2AL</text:p>
          </table:table-cell>
          <table:table-cell/>
          <table:table-cell table:style-name="ce296" office:value-type="currency" office:currency="GBP" office:value="4.5" calcext:value-type="currency">
            <text:p>£4.50</text:p>
          </table:table-cell>
          <table:table-cell table:number-columns-repeated="3"/>
          <table:table-cell table:style-name="ce301"/>
          <table:table-cell table:number-columns-repeated="1014"/>
        </table:table-row>
        <table:table-row table:style-name="ro1">
          <table:table-cell table:style-name="ce251" office:value-type="float" office:value="517698" calcext:value-type="float">
            <text:p>517698</text:p>
          </table:table-cell>
          <table:table-cell table:style-name="ce271" table:formula="of:=INDEX([JobSchedules.$B$2:.$B$103]; MATCH([.$A62]; [JobSchedules.$A$2:.$A$103]; 0))" office:value-type="date" office:date-value="2018-02-15" calcext:value-type="date">
            <text:p>15/02/2018</text:p>
          </table:table-cell>
          <table:table-cell table:style-name="ce251" table:formula="of:=INDEX([Addresses.$C$2:.$C$82]; MATCH([.$D62]; [Addresses.$E$2:.$E$82]; 0))" office:value-type="string" office:string-value="UB3 4DA" calcext:value-type="string">
            <text:p>UB3 4DA</text:p>
          </table:table-cell>
          <table:table-cell table:style-name="ce297" table:formula="of:=INDEX([JobSchedules.$F$2:.$F$104]; MATCH([.$A62]; [JobSchedules.$A$2:.$A$104]; 0))" office:value-type="string" office:string-value="Superdrug,2-8, Station Road, Hayes,UB3 4DA" calcext:value-type="string">
            <text:p>Superdrug,2-8, Station Road, Hayes,UB3 4DA</text:p>
          </table:table-cell>
          <table:table-cell table:style-name="ce251"/>
          <table:table-cell table:style-name="ce297" office:value-type="currency" office:currency="GBP" office:value="10.3" calcext:value-type="currency">
            <text:p>£10.30</text:p>
          </table:table-cell>
          <table:table-cell table:style-name="ce251" table:number-columns-repeated="3"/>
          <table:table-cell table:style-name="ce297" table:formula="of:=SUM([.F60:.F62])" office:value-type="currency" office:currency="GBP" office:value="23.2" calcext:value-type="currency">
            <text:p>£23.20</text:p>
          </table:table-cell>
          <table:table-cell table:style-name="ce302" table:formula="of:=SUM([.J59:.J62])" office:value-type="currency" office:currency="GBP" office:value="72.2" calcext:value-type="currency">
            <text:p>£72.20</text:p>
          </table:table-cell>
          <table:table-cell table:style-name="ce287" office:value-type="string" calcext:value-type="string">
            <text:p>sent off 20/02/2018</text:p>
          </table:table-cell>
          <table:table-cell table:style-name="ce251" table:number-columns-repeated="1012"/>
        </table:table-row>
        <table:table-row table:style-name="ro1">
          <table:table-cell office:value-type="float" office:value="508001" calcext:value-type="float">
            <text:p>508001</text:p>
          </table:table-cell>
          <table:table-cell table:style-name="ce277" table:formula="of:=INDEX([JobSchedules.$B$2:.$B$103]; MATCH([.$A63]; [JobSchedules.$A$2:.$A$103]; 0))" office:value-type="date" office:date-value="2018-02-20" calcext:value-type="date">
            <text:p>20/02/2018</text:p>
          </table:table-cell>
          <table:table-cell table:style-name="ce255" table:formula="of:=INDEX([Addresses.$C$2:.$C$82]; MATCH([.$D63]; [Addresses.$E$2:.$E$82]; 0))" office:value-type="string" office:string-value="SW11 3BA" calcext:value-type="string">
            <text:p>SW11 3BA</text:p>
          </table:table-cell>
          <table:table-cell table:style-name="ce303" table:formula="of:=INDEX([JobSchedules.$F$2:.$F$104]; MATCH([.$A63]; [JobSchedules.$A$2:.$A$104]; 0))" office:value-type="string" office:string-value="Co-Op Group Limited,27-37 Battersea Bridge Road Battersea London,SW11 3BA" calcext:value-type="string">
            <text:p>Co-Op Group Limited,27-37 Battersea Bridge Road Battersea London,SW11 3BA</text:p>
          </table:table-cell>
          <table:table-cell table:style-name="ce255"/>
          <table:table-cell table:style-name="ce303" office:value-type="currency" office:currency="GBP" office:value="3" calcext:value-type="currency">
            <text:p>£3.00</text:p>
          </table:table-cell>
          <table:table-cell table:style-name="ce255" table:number-columns-repeated="3"/>
          <table:table-cell table:style-name="ce303"/>
          <table:table-cell table:style-name="ce255" table:number-columns-repeated="1014"/>
        </table:table-row>
        <table:table-row table:style-name="ro1">
          <table:table-cell office:value-type="float" office:value="527470" calcext:value-type="float">
            <text:p>527470</text:p>
          </table:table-cell>
          <table:table-cell table:style-name="ce277" table:formula="of:=INDEX([JobSchedules.$B$2:.$B$103]; MATCH([.$A64]; [JobSchedules.$A$2:.$A$103]; 0))" office:value-type="date" office:date-value="2018-02-21" calcext:value-type="date">
            <text:p>21/02/2018</text:p>
          </table:table-cell>
          <table:table-cell table:style-name="ce255" table:formula="of:=INDEX([Addresses.$C$2:.$C$82]; MATCH([.$D64]; [Addresses.$E$2:.$E$82]; 0))" office:value-type="string" office:string-value="ME4 4HY " calcext:value-type="string">
            <text:p>ME4 4HY </text:p>
          </table:table-cell>
          <table:table-cell table:style-name="ce303" table:formula="of:=INDEX([JobSchedules.$F$2:.$F$104]; MATCH([.$A64]; [JobSchedules.$A$2:.$A$104]; 0))" office:value-type="string" office:string-value="Poundland Limited,Unit 12a/13 Pentagon Shopping Centre Chatham Kent,ME4 4HY " calcext:value-type="string">
            <text:p>Poundland Limited,Unit 12a/13 Pentagon Shopping Centre Chatham Kent,ME4 4HY </text:p>
          </table:table-cell>
          <table:table-cell table:style-name="ce255"/>
          <table:table-cell table:style-name="ce303" office:value-type="currency" office:currency="GBP" office:value="6.1" calcext:value-type="currency">
            <text:p>£6.10</text:p>
          </table:table-cell>
          <table:table-cell table:style-name="ce255" table:number-columns-repeated="3"/>
          <table:table-cell table:style-name="ce303"/>
          <table:table-cell table:style-name="ce255" table:number-columns-repeated="1014"/>
        </table:table-row>
        <table:table-row table:style-name="ro1">
          <table:table-cell office:value-type="float" office:value="519165" calcext:value-type="float">
            <text:p>519165</text:p>
          </table:table-cell>
          <table:table-cell table:style-name="ce277" table:formula="of:=INDEX([JobSchedules.$B$2:.$B$103]; MATCH([.$A65]; [JobSchedules.$A$2:.$A$103]; 0))" office:value-type="date" office:date-value="2018-02-25" calcext:value-type="date">
            <text:p>25/02/2018</text:p>
          </table:table-cell>
          <table:table-cell table:style-name="ce255" table:formula="of:=INDEX([Addresses.$C$2:.$C$82]; MATCH([.$D65]; [Addresses.$E$2:.$E$82]; 0))" office:value-type="string" office:string-value="W2 6LS" calcext:value-type="string">
            <text:p>W2 6LS</text:p>
          </table:table-cell>
          <table:table-cell table:style-name="ce303" table:formula="of:=INDEX([JobSchedules.$F$2:.$F$104]; MATCH([.$A65]; [JobSchedules.$A$2:.$A$104]; 0))" office:value-type="string" office:string-value="Superdrug,Unit 2, 128/134 Queensway, London,W2 6LS" calcext:value-type="string">
            <text:p>Superdrug,Unit 2, 128/134 Queensway, London,W2 6LS</text:p>
          </table:table-cell>
          <table:table-cell table:style-name="ce255"/>
          <table:table-cell table:style-name="ce303" office:value-type="currency" office:currency="GBP" office:value="3.9" calcext:value-type="currency">
            <text:p>£3.90</text:p>
          </table:table-cell>
          <table:table-cell table:style-name="ce255" table:number-columns-repeated="3"/>
          <table:table-cell table:style-name="ce303"/>
          <table:table-cell table:style-name="ce255" table:number-columns-repeated="1014"/>
        </table:table-row>
        <table:table-row table:style-name="ro1">
          <table:table-cell table:style-name="ce251" office:value-type="float" office:value="980378" calcext:value-type="float">
            <text:p>980378</text:p>
          </table:table-cell>
          <table:table-cell table:style-name="ce271" table:formula="of:=INDEX([JobSchedules.$B$2:.$B$103]; MATCH([.$A66]; [JobSchedules.$A$2:.$A$103]; 0))" office:value-type="date" office:date-value="2018-02-26" calcext:value-type="date">
            <text:p>26/02/2018</text:p>
          </table:table-cell>
          <table:table-cell table:style-name="ce251" table:formula="of:=INDEX([Addresses.$C$2:.$C$82]; MATCH([.$D66]; [Addresses.$E$2:.$E$82]; 0))" office:value-type="string" office:string-value="SW18 4TE" calcext:value-type="string">
            <text:p>SW18 4TE</text:p>
          </table:table-cell>
          <table:table-cell table:style-name="ce297" table:formula="of:=INDEX([JobSchedules.$F$2:.$F$104]; MATCH([.$A66]; [JobSchedules.$A$2:.$A$104];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51"/>
          <table:table-cell table:style-name="ce297" office:value-type="currency" office:currency="GBP" office:value="4.5" calcext:value-type="currency">
            <text:p>£4.50</text:p>
          </table:table-cell>
          <table:table-cell table:style-name="ce251" table:number-columns-repeated="3"/>
          <table:table-cell table:style-name="ce297" table:formula="of:=SUM([.F63:.F66])" office:value-type="currency" office:currency="GBP" office:value="17.5" calcext:value-type="currency">
            <text:p>£17.50</text:p>
          </table:table-cell>
          <table:table-cell table:style-name="ce287" office:value-type="string" calcext:value-type="string">
            <text:p>sent off 28/02/2018</text:p>
          </table:table-cell>
          <table:table-cell table:style-name="ce251" table:number-columns-repeated="1013"/>
        </table:table-row>
        <table:table-row table:style-name="ro1">
          <table:table-cell office:value-type="float" office:value="979567" calcext:value-type="float">
            <text:p>979567</text:p>
          </table:table-cell>
          <table:table-cell table:style-name="ce278" table:formula="of:=INDEX([JobSchedules.$B$2:.$B$103]; MATCH([.$A67]; [JobSchedules.$A$2:.$A$103]; 0))" office:value-type="date" office:date-value="2018-02-27" calcext:value-type="date">
            <text:p>27/02/2018</text:p>
          </table:table-cell>
          <table:table-cell table:style-name="ce288" table:formula="of:=INDEX([Addresses.$C$2:.$C$82]; MATCH([.$D67]; [Addresses.$E$2:.$E$82]; 0))" office:value-type="string" office:string-value="UB8 1GA" calcext:value-type="string">
            <text:p>UB8 1GA</text:p>
          </table:table-cell>
          <table:table-cell table:style-name="ce304" table:formula="of:=INDEX([JobSchedules.$F$2:.$F$104]; MATCH([.$A67]; [JobSchedules.$A$2:.$A$104]; 0))" office:value-type="string" office:string-value="Boots UK Limited,128 The Chimes Shopping Centre, High Street, Uxbridge, Middlesex,UB8 1GA" calcext:value-type="string">
            <text:p>Boots UK Limited,128 The Chimes Shopping Centre, High Street, Uxbridge, Middlesex,UB8 1GA</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1014"/>
        </table:table-row>
        <table:table-row table:style-name="ro1">
          <table:table-cell office:value-type="float" office:value="962417" calcext:value-type="float">
            <text:p>962417</text:p>
          </table:table-cell>
          <table:table-cell table:style-name="ce278" table:formula="of:=INDEX([JobSchedules.$B$2:.$B$103]; MATCH([.$A68]; [JobSchedules.$A$2:.$A$103]; 0))" office:value-type="date" office:date-value="2018-03-15" calcext:value-type="date">
            <text:p>15/03/2018</text:p>
          </table:table-cell>
          <table:table-cell table:style-name="ce288" table:formula="of:=INDEX([Addresses.$C$2:.$C$82]; MATCH([.$D68]; [Addresses.$E$2:.$E$82]; 0))" office:value-type="string" office:string-value="WC1E 6EQ" calcext:value-type="string">
            <text:p>WC1E 6EQ</text:p>
          </table:table-cell>
          <table:table-cell table:style-name="ce304" table:formula="of:=INDEX([JobSchedules.$F$2:.$F$104]; MATCH([.$A68]; [JobSchedules.$A$2:.$A$104]; 0))" office:value-type="string" office:string-value="Waterstones Booksellers Limited,82 Gower Street London,WC1E 6EQ" calcext:value-type="string">
            <text:p>Waterstones Booksellers Limited,82 Gower Street London,WC1E 6EQ</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1014"/>
        </table:table-row>
        <table:table-row table:style-name="ro1">
          <table:table-cell office:value-type="float" office:value="517698" calcext:value-type="float">
            <text:p>517698</text:p>
          </table:table-cell>
          <table:table-cell table:style-name="ce279" table:formula="of:=INDEX([JobSchedules.$B$2:.$B$103]; MATCH([.$A69]; [JobSchedules.$A$2:.$A$103]; 0))" office:value-type="date" office:date-value="2018-02-15" calcext:value-type="date">
            <text:p>15/02/2018</text:p>
          </table:table-cell>
          <table:table-cell table:style-name="ce289" table:formula="of:=INDEX([Addresses.$C$2:.$C$82]; MATCH([.$D69]; [Addresses.$E$2:.$E$82]; 0))" office:value-type="string" office:string-value="UB3 4DA" calcext:value-type="string">
            <text:p>UB3 4DA</text:p>
          </table:table-cell>
          <table:table-cell table:style-name="ce305" table:formula="of:=INDEX([JobSchedules.$F$2:.$F$104]; MATCH([.$A69]; [JobSchedules.$A$2:.$A$104]; 0))" office:value-type="string" office:string-value="Superdrug,2-8, Station Road, Hayes,UB3 4DA" calcext:value-type="string">
            <text:p>Superdrug,2-8, Station Road, Hayes,UB3 4DA</text:p>
          </table:table-cell>
          <table:table-cell table:style-name="ce289"/>
          <table:table-cell table:style-name="ce305" office:value-type="currency" office:currency="GBP" office:value="0" calcext:value-type="currency">
            <text:p>£0.00</text:p>
          </table:table-cell>
          <table:table-cell table:style-name="ce289" table:number-columns-repeated="3"/>
          <table:table-cell table:style-name="ce305"/>
          <table:table-cell table:style-name="ce289" table:number-columns-repeated="1014"/>
        </table:table-row>
        <table:table-row table:style-name="ro1">
          <table:table-cell office:value-type="float" office:value="530323" calcext:value-type="float">
            <text:p>530323</text:p>
          </table:table-cell>
          <table:table-cell table:style-name="ce280" table:formula="of:=INDEX([JobSchedules.$B$2:.$B$103]; MATCH([.$A70]; [JobSchedules.$A$2:.$A$103]; 0))" office:value-type="date" office:date-value="2018-08-09" calcext:value-type="date">
            <text:p>09/08/2018</text:p>
          </table:table-cell>
          <table:table-cell table:style-name="ce290" table:formula="of:=INDEX([Addresses.$C$2:.$C$82]; MATCH([.$D70]; [Addresses.$E$2:.$E$82]; 0))" office:value-type="string" office:string-value="NR1 3SH" calcext:value-type="string">
            <text:p>NR1 3SH</text:p>
          </table:table-cell>
          <table:table-cell table:style-name="ce306" table:formula="of:=INDEX([JobSchedules.$F$2:.$F$104]; MATCH([.$A70]; [JobSchedules.$A$2:.$A$104]; 0))" office:value-type="string" office:string-value="Poundland Limited,48-54 St Stephens Street Norwich Norfolk,NR1 3SH" calcext:value-type="string">
            <text:p>Poundland Limited,48-54 St Stephens Street Norwich Norfolk,NR1 3SH</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1014"/>
        </table:table-row>
        <table:table-row table:style-name="ro1">
          <table:table-cell table:style-name="ce251" office:value-type="float" office:value="518802" calcext:value-type="float">
            <text:p>518802</text:p>
          </table:table-cell>
          <table:table-cell table:style-name="ce281" table:formula="of:=INDEX([JobSchedules.$B$2:.$B$103]; MATCH([.$A71]; [JobSchedules.$A$2:.$A$103]; 0))" office:value-type="date" office:date-value="2018-08-10" calcext:value-type="date">
            <text:p>10/08/2018</text:p>
          </table:table-cell>
          <table:table-cell table:style-name="ce291" table:formula="of:=INDEX([Addresses.$C$2:.$C$82]; MATCH([.$D71]; [Addresses.$E$2:.$E$82]; 0))" office:value-type="string" office:string-value="TW11 8QZ" calcext:value-type="string">
            <text:p>TW11 8QZ</text:p>
          </table:table-cell>
          <table:table-cell table:style-name="ce321" table:formula="of:=INDEX([JobSchedules.$F$2:.$F$104]; MATCH([.$A71]; [JobSchedules.$A$2:.$A$104]; 0))" office:value-type="string" office:string-value="Superdrug,37-39 Broad Street Teddington,TW11 8QZ" calcext:value-type="string">
            <text:p>Superdrug,37-39 Broad Street Teddington,TW11 8QZ</text:p>
          </table:table-cell>
          <table:table-cell table:style-name="ce291"/>
          <table:table-cell table:style-name="ce321" office:value-type="currency" office:currency="GBP" office:value="8.8" calcext:value-type="currency">
            <text:p>£8.80</text:p>
          </table:table-cell>
          <table:table-cell table:style-name="ce291" table:number-columns-repeated="3"/>
          <table:table-cell table:style-name="ce321" table:formula="of:=SUM([.F70:.F71])" office:value-type="currency" office:currency="GBP" office:value="15.6" calcext:value-type="currency">
            <text:p>£15.60</text:p>
          </table:table-cell>
          <table:table-cell table:style-name="ce287" office:value-type="string" calcext:value-type="string">
            <text:p>sent off 12/08/2018</text:p>
          </table:table-cell>
          <table:table-cell table:style-name="ce291" table:number-columns-repeated="1013"/>
        </table:table-row>
        <table:table-row table:style-name="ro1">
          <table:table-cell office:value-type="float" office:value="539197" calcext:value-type="float">
            <text:p>539197</text:p>
          </table:table-cell>
          <table:table-cell table:style-name="ce280" table:formula="of:=INDEX([JobSchedules.$B$2:.$B$103]; MATCH([.$A72]; [JobSchedules.$A$2:.$A$103]; 0))" office:value-type="date" office:date-value="2018-08-13" calcext:value-type="date">
            <text:p>13/08/2018</text:p>
          </table:table-cell>
          <table:table-cell table:style-name="ce290" table:formula="of:=INDEX([Addresses.$C$2:.$C$82]; MATCH([.$D72]; [Addresses.$E$2:.$E$82]; 0))" office:value-type="string" office:string-value="KT1 1NR" calcext:value-type="string">
            <text:p>KT1 1NR</text:p>
          </table:table-cell>
          <table:table-cell table:style-name="ce306" table:formula="of:=INDEX([JobSchedules.$F$2:.$F$104]; MATCH([.$A72]; [JobSchedules.$A$2:.$A$104]; 0))" office:value-type="string" office:string-value="Superdrug,40 Clarence St, Kingston upon Thames,KT1 1NR" calcext:value-type="string">
            <text:p>Superdrug,40 Clarence St, Kingston upon Thames,KT1 1NR</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30335" calcext:value-type="float">
            <text:p>530335</text:p>
          </table:table-cell>
          <table:table-cell table:style-name="ce280" table:formula="of:=INDEX([JobSchedules.$B$2:.$B$103]; MATCH([.$A73]; [JobSchedules.$A$2:.$A$103]; 0))" office:value-type="date" office:date-value="2018-08-15" calcext:value-type="date">
            <text:p>15/08/2018</text:p>
          </table:table-cell>
          <table:table-cell table:style-name="ce292" office:value-type="string" calcext:value-type="string">
            <text:p>UB1 1QB</text:p>
          </table:table-cell>
          <table:table-cell table:style-name="ce306" table:formula="of:=INDEX([JobSchedules.$F$2:.$F$104]; MATCH([.$A73]; [JobSchedules.$A$2:.$A$104]; 0))" office:value-type="string" office:string-value="Poundland Limited,44-50A The Broadway Shopping Centre, Southall,UB1 1QB" calcext:value-type="string">
            <text:p>Poundland Limited,44-50A The Broadway Shopping Centre, Southall,UB1 1QB</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1014"/>
        </table:table-row>
        <table:table-row table:style-name="ro1">
          <table:table-cell table:style-name="ce251" office:value-type="float" office:value="518223" calcext:value-type="float">
            <text:p>518223</text:p>
          </table:table-cell>
          <table:table-cell table:style-name="ce281" table:formula="of:=INDEX([JobSchedules.$B$2:.$B$103]; MATCH([.$A74]; [JobSchedules.$A$2:.$A$103]; 0))" office:value-type="date" office:date-value="2018-08-17" calcext:value-type="date">
            <text:p>17/08/2018</text:p>
          </table:table-cell>
          <table:table-cell table:style-name="ce291" table:formula="of:=INDEX([Addresses.$C$2:.$C$82]; MATCH([.$D74]; [Addresses.$E$2:.$E$82]; 0))" office:value-type="string" office:string-value="SE20 7DS" calcext:value-type="string">
            <text:p>SE20 7DS</text:p>
          </table:table-cell>
          <table:table-cell table:style-name="ce321" table:formula="of:=INDEX([JobSchedules.$F$2:.$F$104]; MATCH([.$A74]; [JobSchedules.$A$2:.$A$104]; 0))" office:value-type="string" office:string-value="Superdrug,125 High Street, Penge, London,SE20 7DS" calcext:value-type="string">
            <text:p>Superdrug,125 High Street, Penge, London,SE20 7DS</text:p>
          </table:table-cell>
          <table:table-cell table:style-name="ce291"/>
          <table:table-cell table:style-name="ce321" office:value-type="currency" office:currency="GBP" office:value="8.2" calcext:value-type="currency">
            <text:p>£8.20</text:p>
          </table:table-cell>
          <table:table-cell table:style-name="ce291" table:number-columns-repeated="3"/>
          <table:table-cell table:style-name="ce321" table:formula="of:=SUM([.F72:.F74])" office:value-type="currency" office:currency="GBP" office:value="20.9" calcext:value-type="currency">
            <text:p>£20.90</text:p>
          </table:table-cell>
          <table:table-cell table:style-name="ce287" office:value-type="string" calcext:value-type="string">
            <text:p>sent off 19/08/2018</text:p>
          </table:table-cell>
          <table:table-cell table:style-name="ce291" table:number-columns-repeated="1013"/>
        </table:table-row>
        <table:table-row table:style-name="ro1">
          <table:table-cell office:value-type="float" office:value="530239" calcext:value-type="float">
            <text:p>530239</text:p>
          </table:table-cell>
          <table:table-cell table:style-name="ce280" table:formula="of:=INDEX([JobSchedules.$B$2:.$B$103]; MATCH([.$A75]; [JobSchedules.$A$2:.$A$103]; 0))" office:value-type="date" office:date-value="2018-08-20" calcext:value-type="date">
            <text:p>20/08/2018</text:p>
          </table:table-cell>
          <table:table-cell table:style-name="ce290" table:formula="of:=INDEX([Addresses.$C$2:.$C$82]; MATCH([.$D75]; [Addresses.$E$2:.$E$82]; 0))" office:value-type="string" office:string-value="W6 9HW" calcext:value-type="string">
            <text:p>W6 9HW</text:p>
          </table:table-cell>
          <table:table-cell table:style-name="ce306" table:formula="of:=INDEX([JobSchedules.$F$2:.$F$104]; MATCH([.$A75];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30352" calcext:value-type="float">
            <text:p>530352</text:p>
          </table:table-cell>
          <table:table-cell table:style-name="ce280" table:formula="of:=INDEX([JobSchedules.$B$2:.$B$103]; MATCH([.$A76]; [JobSchedules.$A$2:.$A$103]; 0))" office:value-type="date" office:date-value="2018-08-21" calcext:value-type="date">
            <text:p>21/08/2018</text:p>
          </table:table-cell>
          <table:table-cell table:style-name="ce290" table:formula="of:=INDEX([Addresses.$C$2:.$C$82]; MATCH([.$D76]; [Addresses.$E$2:.$E$82]; 0))" office:value-type="string" office:string-value="SW17 0SP" calcext:value-type="string">
            <text:p>SW17 0SP</text:p>
          </table:table-cell>
          <table:table-cell table:style-name="ce306" table:formula="of:=INDEX([JobSchedules.$F$2:.$F$104]; MATCH([.$A76]; [JobSchedules.$A$2:.$A$104]; 0))" office:value-type="string" office:string-value="Poundland Limited,57-63 Tooting High Street, Tooting, London ,SW17 0SP" calcext:value-type="string">
            <text:p>Poundland Limited,57-63 Tooting High Street, Tooting, London ,SW17 0SP</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1" office:value-type="float" office:value="538567" calcext:value-type="float">
            <text:p>538567</text:p>
          </table:table-cell>
          <table:table-cell table:style-name="ce281" table:formula="of:=INDEX([JobSchedules.$B$2:.$B$103]; MATCH([.$A77]; [JobSchedules.$A$2:.$A$103]; 0))" office:value-type="date" office:date-value="2018-08-24" calcext:value-type="date">
            <text:p>24/08/2018</text:p>
          </table:table-cell>
          <table:table-cell table:style-name="ce291" table:formula="of:=INDEX([Addresses.$C$2:.$C$82]; MATCH([.$D77]; [Addresses.$E$2:.$E$82]; 0))" office:value-type="string" office:string-value="W12 7GF" calcext:value-type="string">
            <text:p>W12 7GF</text:p>
          </table:table-cell>
          <table:table-cell table:style-name="ce321" table:formula="of:=INDEX([JobSchedules.$F$2:.$F$104]; MATCH([.$A77]; [JobSchedules.$A$2:.$A$104]; 0))" office:value-type="string" office:string-value="Hallhuber GmbH,Ariel Way, Westfield, White City, London,W12 7GF" calcext:value-type="string">
            <text:p>Hallhuber GmbH,Ariel Way, Westfield, White City, London,W12 7GF</text:p>
          </table:table-cell>
          <table:table-cell table:style-name="ce291"/>
          <table:table-cell table:style-name="ce321" office:value-type="currency" office:currency="GBP" office:value="3" calcext:value-type="currency">
            <text:p>£3.00</text:p>
          </table:table-cell>
          <table:table-cell table:style-name="ce291" table:number-columns-repeated="3"/>
          <table:table-cell table:style-name="ce321" table:formula="of:=SUM([.F75:.F77])" office:value-type="currency" office:currency="GBP" office:value="9" calcext:value-type="currency">
            <text:p>£9.00</text:p>
          </table:table-cell>
          <table:table-cell table:style-name="ce287" office:value-type="string" calcext:value-type="string">
            <text:p>sent off 29/08/2018</text:p>
          </table:table-cell>
          <table:table-cell table:style-name="ce291" table:number-columns-repeated="1013"/>
        </table:table-row>
        <table:table-row table:style-name="ro1">
          <table:table-cell office:value-type="float" office:value="509833" calcext:value-type="float">
            <text:p>509833</text:p>
          </table:table-cell>
          <table:table-cell table:style-name="ce280" table:formula="of:=INDEX([JobSchedules.$B$2:.$B$103]; MATCH([.$A78]; [JobSchedules.$A$2:.$A$103]; 0))" office:value-type="date" office:date-value="2018-08-29" calcext:value-type="date">
            <text:p>29/08/2018</text:p>
          </table:table-cell>
          <table:table-cell table:style-name="ce290" table:formula="of:=INDEX([Addresses.$C$2:.$C$82]; MATCH([.$D78]; [Addresses.$E$2:.$E$82]; 0))" office:value-type="string" office:string-value="SW18 4JS" calcext:value-type="string">
            <text:p>SW18 4JS</text:p>
          </table:table-cell>
          <table:table-cell table:style-name="ce306" table:formula="of:=INDEX([JobSchedules.$F$2:.$F$104]; MATCH([.$A78]; [JobSchedules.$A$2:.$A$104]; 0))" office:value-type="string" office:string-value="Co-Op Group Limited,4 Buckhold Rd, London,SW18 4JS" calcext:value-type="string">
            <text:p>Co-Op Group Limited,4 Buckhold Rd, London,SW18 4JS</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24890" calcext:value-type="float">
            <text:p>524890</text:p>
          </table:table-cell>
          <table:table-cell table:style-name="ce280" table:formula="of:=INDEX([JobSchedules.$B$2:.$B$103]; MATCH([.$A79]; [JobSchedules.$A$2:.$A$103]; 0))" office:value-type="date" office:date-value="2018-08-29" calcext:value-type="date">
            <text:p>29/08/2018</text:p>
          </table:table-cell>
          <table:table-cell table:style-name="ce290" table:formula="of:=INDEX([Addresses.$C$2:.$C$82]; MATCH([.$D79]; [Addresses.$E$2:.$E$82]; 0))" office:value-type="string" office:string-value="SW11 1PA" calcext:value-type="string">
            <text:p>SW11 1PA</text:p>
          </table:table-cell>
          <table:table-cell table:style-name="ce306" table:formula="of:=INDEX([JobSchedules.$F$2:.$F$104]; MATCH([.$A79]; [JobSchedules.$A$2:.$A$104]; 0))" office:value-type="string" office:string-value="Paperchase Limited ,62 Northcote Road Northcote Road,SW11 1PA" calcext:value-type="string">
            <text:p>Paperchase Limited ,62 Northcote Road Northcote Road,SW11 1PA</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38563" calcext:value-type="float">
            <text:p>538563</text:p>
          </table:table-cell>
          <table:table-cell table:style-name="ce280" table:formula="of:=INDEX([JobSchedules.$B$2:.$B$103]; MATCH([.$A80]; [JobSchedules.$A$2:.$A$103]; 0))" office:value-type="date" office:date-value="2018-08-31" calcext:value-type="date">
            <text:p>31/08/2018</text:p>
          </table:table-cell>
          <table:table-cell table:style-name="ce290" table:formula="of:=INDEX([Addresses.$C$2:.$C$82]; MATCH([.$D80]; [Addresses.$E$2:.$E$82]; 0))" office:value-type="string" office:string-value="SW1E 6QT" calcext:value-type="string">
            <text:p>SW1E 6QT</text:p>
          </table:table-cell>
          <table:table-cell table:style-name="ce306" table:formula="of:=INDEX([JobSchedules.$F$2:.$F$104]; MATCH([.$A80]; [JobSchedules.$A$2:.$A$104]; 0))" office:value-type="string" office:string-value="Hallhuber GmbH,C/O House of Fraser, 101 Victoria St, Victoria, London,SW1E 6QT" calcext:value-type="string">
            <text:p>Hallhuber GmbH,C/O House of Fraser, 101 Victoria St, Victoria, London,SW1E 6QT</text:p>
          </table:table-cell>
          <table:table-cell table:style-name="ce290"/>
          <table:table-cell table:style-name="ce306" office:value-type="currency" office:currency="GBP" office:value="1.5" calcext:value-type="currency">
            <text:p>£1.50</text:p>
          </table:table-cell>
          <table:table-cell table:style-name="ce290" table:number-columns-repeated="3"/>
          <table:table-cell table:style-name="ce306"/>
          <table:table-cell table:style-name="ce290" table:number-columns-repeated="2"/>
          <table:table-cell table:style-name="ce290" office:value-type="string" calcext:value-type="string">
            <text:p>so far unpaid</text:p>
          </table:table-cell>
          <table:table-cell table:style-name="ce290" table:number-columns-repeated="1011"/>
        </table:table-row>
        <table:table-row table:style-name="ro1">
          <table:table-cell table:style-name="ce251" office:value-type="float" office:value="546922" calcext:value-type="float">
            <text:p>546922</text:p>
          </table:table-cell>
          <table:table-cell table:style-name="ce281" table:formula="of:=INDEX([JobSchedules.$B$2:.$B$103]; MATCH([.$A81]; [JobSchedules.$A$2:.$A$103]; 0))" office:value-type="date" office:date-value="2018-08-31" calcext:value-type="date">
            <text:p>31/08/2018</text:p>
          </table:table-cell>
          <table:table-cell table:style-name="ce291" table:formula="of:=INDEX([Addresses.$C$2:.$C$398]; MATCH([.$D81]; [Addresses.$E$2:.$E$398]; 0))" office:value-type="string" office:string-value="IG3 8HG" calcext:value-type="string">
            <text:p>IG3 8HG</text:p>
          </table:table-cell>
          <table:table-cell table:style-name="ce321" table:formula="of:=INDEX([JobSchedules.$F$2:.$F$104]; MATCH([.$A81]; [JobSchedules.$A$2:.$A$104]; 0))"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style-name="ce291"/>
          <table:table-cell table:style-name="ce321" office:value-type="currency" office:currency="GBP" office:value="8.3" calcext:value-type="currency">
            <text:p>£8.30</text:p>
          </table:table-cell>
          <table:table-cell table:style-name="ce291" table:number-columns-repeated="3"/>
          <table:table-cell table:style-name="ce321" table:formula="of:=SUM([.F78:.F81])" office:value-type="currency" office:currency="GBP" office:value="9.8" calcext:value-type="currency">
            <text:p>£9.80</text:p>
          </table:table-cell>
          <table:table-cell table:style-name="ce287" office:value-type="string" calcext:value-type="string">
            <text:p>sent off 02/09/2018</text:p>
          </table:table-cell>
          <table:table-cell table:style-name="ce291"/>
          <table:table-cell table:style-name="ce297" table:formula="of:=SUM([.J45:.J81])" office:value-type="currency" office:currency="GBP" office:value="233.4" calcext:value-type="currency">
            <text:p>£233.40</text:p>
          </table:table-cell>
          <table:table-cell table:style-name="ce291" table:number-columns-repeated="1011"/>
        </table:table-row>
        <table:table-row table:style-name="ro1">
          <table:table-cell office:value-type="float" office:value="518234" calcext:value-type="float">
            <text:p>518234</text:p>
          </table:table-cell>
          <table:table-cell table:style-name="ce280" table:formula="of:=INDEX([JobSchedules.$B$2:.$B$103]; MATCH([.$A82]; [JobSchedules.$A$2:.$A$103]; 0))" office:value-type="date" office:date-value="2018-09-03" calcext:value-type="date">
            <text:p>03/09/2018</text:p>
          </table:table-cell>
          <table:table-cell table:style-name="ce290" table:formula="of:=INDEX([Addresses.$C$2:.$C$398]; MATCH([.$D82]; [Addresses.$E$2:.$E$398]; 0))" office:value-type="string" office:string-value="DA16 3HE" calcext:value-type="string">
            <text:p>DA16 3HE</text:p>
          </table:table-cell>
          <table:table-cell table:style-name="ce306" table:formula="of:=INDEX([JobSchedules.$F$2:.$F$104]; MATCH([.$A82]; [JobSchedules.$A$2:.$A$104]; 0))" office:value-type="string" office:string-value="Superdrug,6-8 Upper Wickham Lane, Welling, Kent,DA16 3HE" calcext:value-type="string">
            <text:p>Superdrug,6-8 Upper Wickham Lane, Welling, Kent,DA16 3HE</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09940" calcext:value-type="float">
            <text:p>509940</text:p>
          </table:table-cell>
          <table:table-cell table:style-name="ce280" table:formula="of:=INDEX([JobSchedules.$B$2:.$B$103]; MATCH([.$A83]; [JobSchedules.$A$2:.$A$103]; 0))" office:value-type="date" office:date-value="2018-09-05" calcext:value-type="date">
            <text:p>05/09/2018</text:p>
          </table:table-cell>
          <table:table-cell table:style-name="ce290" table:formula="of:=INDEX([Addresses.$C$2:.$C$398]; MATCH([.$D2]; [Addresses.$E$2:.$E$398]; 0))" office:value-type="string" office:string-value="TW3 1HG" calcext:value-type="string">
            <text:p>TW3 1HG</text:p>
          </table:table-cell>
          <table:table-cell table:style-name="ce306" table:formula="of:=INDEX([JobSchedules.$F$2:.$F$104]; MATCH([.$A83]; [JobSchedules.$A$2:.$A$104]; 0))" office:value-type="string" office:string-value="Co-Op Group Limited,Co-Op Group Retail(Shoreditch), 185 Old Street, London,EC1V 9NP" calcext:value-type="string">
            <text:p>Co-Op Group Limited,Co-Op Group Retail(Shoreditch), 185 Old Street, London,EC1V 9NP</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1014"/>
        </table:table-row>
        <table:table-row table:style-name="ro1">
          <table:table-cell table:style-name="ce251" office:value-type="float" office:value="533678" calcext:value-type="float">
            <text:p>533678</text:p>
          </table:table-cell>
          <table:table-cell table:style-name="ce281" table:formula="of:=INDEX([JobSchedules.$B$2:.$B$103]; MATCH([.$A84]; [JobSchedules.$A$2:.$A$103]; 0))" office:value-type="date" office:date-value="2018-09-06" calcext:value-type="date">
            <text:p>06/09/2018</text:p>
          </table:table-cell>
          <table:table-cell table:style-name="ce291" table:formula="of:=INDEX([Addresses.$C$2:.$C$398]; MATCH([.$D84]; [Addresses.$E$2:.$E$398]; 0))" office:value-type="string" office:string-value="UB7 0LB" calcext:value-type="string">
            <text:p>UB7 0LB</text:p>
          </table:table-cell>
          <table:table-cell table:style-name="ce321" table:formula="of:=INDEX([JobSchedules.$F$2:.$F$104]; MATCH([.$A84]; [JobSchedules.$A$2:.$A$104];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1"/>
          <table:table-cell table:style-name="ce321" office:value-type="currency" office:currency="GBP" office:value="10.2" calcext:value-type="currency">
            <text:p>£10.20</text:p>
          </table:table-cell>
          <table:table-cell table:style-name="ce291" table:number-columns-repeated="3"/>
          <table:table-cell table:style-name="ce321" table:formula="of:=SUM([.F82:.F84])" office:value-type="currency" office:currency="GBP" office:value="26.8" calcext:value-type="currency">
            <text:p>£26.80</text:p>
          </table:table-cell>
          <table:table-cell table:style-name="ce287" office:value-type="string" calcext:value-type="string">
            <text:p>sent off 09/09/2018</text:p>
          </table:table-cell>
          <table:table-cell table:style-name="ce291"/>
          <table:table-cell table:style-name="ce291" office:value-type="string" calcext:value-type="string">
            <text:p>SENT OFF ALL EXPENSES LIST UP TO THIS ENTRY £409.75-£255.75 =£154.00</text:p>
          </table:table-cell>
          <table:table-cell table:style-name="ce291" table:number-columns-repeated="1011"/>
        </table:table-row>
        <table:table-row table:style-name="ro1">
          <table:table-cell office:value-type="float" office:value="509748" calcext:value-type="float">
            <text:p>509748</text:p>
          </table:table-cell>
          <table:table-cell table:style-name="ce280" table:formula="of:=INDEX([JobSchedules.$B$2:.$B$403]; MATCH([.$A85]; [JobSchedules.$A$2:.$A$103]; 0))" office:value-type="date" office:date-value="2018-09-10" calcext:value-type="date">
            <text:p>10/09/2018</text:p>
          </table:table-cell>
          <table:table-cell table:style-name="ce290" office:value-type="string" calcext:value-type="string">
            <text:p>SW6 1NJ</text:p>
          </table:table-cell>
          <table:table-cell table:style-name="ce306" table:formula="of:=INDEX([JobSchedules.$F$2:.$F$104]; MATCH([.$A85]; [JobSchedules.$A$2:.$A$104]; 0))" office:value-type="string" office:string-value="Co-Op Group Limited,Retail (fulham North End Road) North End Road London,SW6 1NJ" calcext:value-type="string">
            <text:p>Co-Op Group Limited,Retail (fulham North End Road) North End Road London,SW6 1N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19193" calcext:value-type="float">
            <text:p>519193</text:p>
          </table:table-cell>
          <table:table-cell table:style-name="ce280" table:formula="of:=INDEX([JobSchedules.$B$2:.$B$403]; MATCH([.$A86]; [JobSchedules.$A$2:.$A$103]; 0))" office:value-type="date" office:date-value="2018-09-12" calcext:value-type="date">
            <text:p>12/09/2018</text:p>
          </table:table-cell>
          <table:table-cell table:style-name="ce290" office:value-type="string" calcext:value-type="string">
            <text:p>SW19 8YE</text:p>
          </table:table-cell>
          <table:table-cell table:style-name="ce306" table:formula="of:=INDEX([JobSchedules.$F$2:.$F$403]; MATCH([.$A86]; [JobSchedules.$A$2:.$A$403]; 0))" office:value-type="string" office:string-value="Superdrug,Centre Court Shopping Centre, 104/105, London,SW19 8YE" calcext:value-type="string">
            <text:p>Superdrug,Centre Court Shopping Centre, 104/105, London,SW19 8YE</text:p>
          </table:table-cell>
          <table:table-cell table:style-name="ce290"/>
          <table:table-cell table:style-name="ce306" office:value-type="currency" office:currency="GBP" office:value="5.9" calcext:value-type="currency">
            <text:p>£5.9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18627" calcext:value-type="float">
            <text:p>518627</text:p>
          </table:table-cell>
          <table:table-cell table:style-name="ce280" table:formula="of:=INDEX([JobSchedules.$B$2:.$B$403]; MATCH([.$A87]; [JobSchedules.$A$2:.$A$103]; 0))" office:value-type="date" office:date-value="2018-09-14" calcext:value-type="date">
            <text:p>14/09/2018</text:p>
          </table:table-cell>
          <table:table-cell table:style-name="ce290" office:value-type="string" calcext:value-type="string">
            <text:p>SW14 7JE</text:p>
          </table:table-cell>
          <table:table-cell table:style-name="ce306" table:formula="of:=INDEX([JobSchedules.$F$2:.$F$403]; MATCH([.$A87]; [JobSchedules.$A$2:.$A$403]; 0))" office:value-type="string" office:string-value="Superdrug,Unit 2, The Bull, 262 Upper Richmond Rd, London,SW14 7JE" calcext:value-type="string">
            <text:p>Superdrug,Unit 2, The Bull, 262 Upper Richmond Rd, London,SW14 7JE</text:p>
          </table:table-cell>
          <table:table-cell table:style-name="ce290"/>
          <table:table-cell table:style-name="ce306" office:value-type="currency" office:currency="GBP" office:value="4.4" calcext:value-type="currency">
            <text:p>£4.4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47576" calcext:value-type="float">
            <text:p>547576</text:p>
          </table:table-cell>
          <table:table-cell table:style-name="ce282" table:formula="of:=INDEX([JobSchedules.$B$2:.$B$403]; MATCH([.$A88]; [JobSchedules.$A$2:.$A$103]; 0))" office:value-type="date" office:date-value="2018-09-15" calcext:value-type="date">
            <text:p>15/09/2018</text:p>
          </table:table-cell>
          <table:table-cell table:style-name="ce293" office:value-type="string" calcext:value-type="string">
            <text:p>KT1 1BW</text:p>
          </table:table-cell>
          <table:table-cell table:style-name="ce322" table:formula="of:=INDEX([JobSchedules.$F$2:.$F$104]; MATCH([.$A88]; [JobSchedules.$A$2:.$A$104]; 0))" office:value-type="string" office:string-value="Heal’s PLC,49-51 Eden St, Kingston upon Thames,KT1 1BW" calcext:value-type="string">
            <text:p>Heal’s PLC,49-51 Eden St, Kingston upon Thames,KT1 1BW</text:p>
          </table:table-cell>
          <table:table-cell table:style-name="ce293"/>
          <table:table-cell table:style-name="ce322" office:value-type="currency" office:currency="GBP" office:value="8.8" calcext:value-type="currency">
            <text:p>£8.80</text:p>
          </table:table-cell>
          <table:table-cell table:style-name="ce293" table:number-columns-repeated="3"/>
          <table:table-cell table:style-name="ce322" table:formula="of:=SUM([.F85:.F88])" office:value-type="currency" office:currency="GBP" office:value="22.1" calcext:value-type="currency">
            <text:p>£22.10</text:p>
          </table:table-cell>
          <table:table-cell table:style-name="ce332" office:value-type="string" calcext:value-type="string">
            <text:p>sent off 16/09/2018</text:p>
          </table:table-cell>
          <table:table-cell table:style-name="ce293" table:number-columns-repeated="1013"/>
        </table:table-row>
        <table:table-row table:style-name="ro1">
          <table:table-cell office:value-type="float" office:value="537532" calcext:value-type="float">
            <text:p>537532</text:p>
          </table:table-cell>
          <table:table-cell table:style-name="ce280" table:formula="of:=INDEX([JobSchedules.$B$2:.$B$403]; MATCH([.$A89]; [JobSchedules.$A$2:.$A$103]; 0))" office:value-type="date" office:date-value="2018-09-17" calcext:value-type="date">
            <text:p>17/09/2018</text:p>
          </table:table-cell>
          <table:table-cell table:style-name="ce290" office:value-type="string" calcext:value-type="string">
            <text:p>TW6 1LN</text:p>
          </table:table-cell>
          <table:table-cell table:style-name="ce306" table:formula="of:=INDEX([JobSchedules.$F$2:.$F$403]; MATCH([.$A89]; [JobSchedules.$A$2:.$A$403]; 0))" office:value-type="string" office:string-value="W H Smith Plc,(Travel) Heathrow Airport, Terminal 2, Hounslow,TW6 1LN" calcext:value-type="string">
            <text:p>W H Smith Plc,(Travel) Heathrow Airport, Terminal 2, Hounslow,TW6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10142" calcext:value-type="float">
            <text:p>510142</text:p>
          </table:table-cell>
          <table:table-cell table:style-name="ce282" table:formula="of:=INDEX([JobSchedules.$B$2:.$B$403]; MATCH([.$A90]; [JobSchedules.$A$2:.$A$103]; 0))" office:value-type="date" office:date-value="2018-09-19" calcext:value-type="date">
            <text:p>19/09/2018</text:p>
          </table:table-cell>
          <table:table-cell table:style-name="ce293" office:value-type="string" calcext:value-type="string">
            <text:p>SW11 3SE</text:p>
          </table:table-cell>
          <table:table-cell table:style-name="ce322" table:formula="of:=INDEX([JobSchedules.$F$2:.$F$403]; MATCH([.$A90]; [JobSchedules.$A$2:.$A$403]; 0))"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89:.F90])" office:value-type="currency" office:currency="GBP" office:value="4.5" calcext:value-type="currency">
            <text:p>£4.50</text:p>
          </table:table-cell>
          <table:table-cell table:style-name="ce332" office:value-type="string" calcext:value-type="string">
            <text:p>sent off 23/09/2018</text:p>
          </table:table-cell>
          <table:table-cell table:style-name="ce293" table:number-columns-repeated="1013"/>
        </table:table-row>
        <table:table-row table:style-name="ro1">
          <table:table-cell office:value-type="float" office:value="537575" calcext:value-type="float">
            <text:p>537575</text:p>
          </table:table-cell>
          <table:table-cell table:style-name="ce280" table:formula="of:=INDEX([JobSchedules.$B$2:.$B$403]; MATCH([.$A91]; [JobSchedules.$A$2:.$A$103]; 0))" office:value-type="date" office:date-value="2018-09-24" calcext:value-type="date">
            <text:p>24/09/2018</text:p>
          </table:table-cell>
          <table:table-cell table:style-name="ce290" office:value-type="string" calcext:value-type="string">
            <text:p>TW9 1TW</text:p>
          </table:table-cell>
          <table:table-cell table:style-name="ce306" table:formula="of:=INDEX([JobSchedules.$F$2:.$F$403]; MATCH([.$A91]; [JobSchedules.$A$2:.$A$403]; 0))" office:value-type="string" office:string-value="Space NK Limited,Space N K, 34 Hill Street, Richmond, Surrey,TW9 1TW" calcext:value-type="string">
            <text:p>Space NK Limited,Space N K, 34 Hill Street, Richmond, Surrey,TW9 1TW</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46813" calcext:value-type="float">
            <text:p>546813</text:p>
          </table:table-cell>
          <table:table-cell table:style-name="ce280" office:value-type="date" office:date-value="2018-09-26" calcext:value-type="date">
            <text:p>26/09/2018</text:p>
          </table:table-cell>
          <table:table-cell table:style-name="ce290" office:value-type="string" calcext:value-type="string">
            <text:p>SW12 9BE</text:p>
          </table:table-cell>
          <table:table-cell table:style-name="ce306" office:value-type="string" calcext:value-type="string">
            <text:p>Co-Op Group Limited,193 Balham High Road, London,SW12 9BE</text:p>
          </table:table-cell>
          <table:table-cell table:style-name="ce290"/>
          <table:table-cell table:style-name="ce306" office:value-type="currency" office:currency="GBP" office:value="5.2" calcext:value-type="currency">
            <text:p>£5.2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37605" calcext:value-type="float">
            <text:p>537605</text:p>
          </table:table-cell>
          <table:table-cell table:style-name="ce282" table:formula="of:=INDEX([JobSchedules.$B$2:.$B$403]; MATCH([.$A93]; [JobSchedules.$A$2:.$A$103]; 0))" office:value-type="date" office:date-value="2018-09-28" calcext:value-type="date">
            <text:p>28/09/2018</text:p>
          </table:table-cell>
          <table:table-cell table:style-name="ce293" office:value-type="string" calcext:value-type="string">
            <text:p>SW6 4SR</text:p>
          </table:table-cell>
          <table:table-cell table:style-name="ce322" table:formula="of:=INDEX([JobSchedules.$F$2:.$F$403]; MATCH([.$A93]; [JobSchedules.$A$2:.$A$403]; 0))" office:value-type="string" office:string-value="Space NK Limited,205 New King's Rd, Fulham, London,SW6 4SR" calcext:value-type="string">
            <text:p>Space NK Limited,205 New King's Rd, Fulham, London,SW6 4SR</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91:.F93])" office:value-type="currency" office:currency="GBP" office:value="12.1" calcext:value-type="currency">
            <text:p>£12.10</text:p>
          </table:table-cell>
          <table:table-cell table:style-name="ce332" office:value-type="string" calcext:value-type="string">
            <text:p>sent off 30/09/2018</text:p>
          </table:table-cell>
          <table:table-cell table:style-name="ce293" table:number-columns-repeated="1013"/>
        </table:table-row>
        <table:table-row table:style-name="ro1">
          <table:table-cell office:value-type="float" office:value="510304" calcext:value-type="float">
            <text:p>510304</text:p>
          </table:table-cell>
          <table:table-cell table:style-name="ce280" table:formula="of:=INDEX([JobSchedules.$B$2:.$B$403]; MATCH([.$A94]; [JobSchedules.$A$2:.$A$103]; 0))" office:value-type="date" office:date-value="2018-10-01" calcext:value-type="date">
            <text:p>01/10/2018</text:p>
          </table:table-cell>
          <table:table-cell table:style-name="ce290" office:value-type="string" calcext:value-type="string">
            <text:p>HA9 8NF</text:p>
          </table:table-cell>
          <table:table-cell table:style-name="ce306" table:formula="of:=INDEX([JobSchedules.$F$2:.$F$403]; MATCH([.$A94]; [JobSchedules.$A$2:.$A$403]; 0))" office:value-type="string" office:string-value="Co-Op Group Limited,215-221 Preston Rd, Wembley,HA9 8NF" calcext:value-type="string">
            <text:p>Co-Op Group Limited,215-221 Preston Rd, Wembley,HA9 8NF</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37580" calcext:value-type="float">
            <text:p>537580</text:p>
          </table:table-cell>
          <table:table-cell table:style-name="ce280" table:formula="of:=INDEX([JobSchedules.$B$2:.$B$403]; MATCH([.$A95]; [JobSchedules.$A$2:.$A$103]; 0))" office:value-type="date" office:date-value="2018-10-01" calcext:value-type="date">
            <text:p>01/10/2018</text:p>
          </table:table-cell>
          <table:table-cell table:style-name="ce290" office:value-type="string" calcext:value-type="string">
            <text:p>W8 4LB</text:p>
          </table:table-cell>
          <table:table-cell table:style-name="ce306" table:formula="of:=INDEX([JobSchedules.$F$2:.$F$403]; MATCH([.$A95]; [JobSchedules.$A$2:.$A$403]; 0))" office:value-type="string" office:string-value="Space NK Limited,3 Kensington Church Street, London,W8 4LB" calcext:value-type="string">
            <text:p>Space NK Limited,3 Kensington Church Street, London,W8 4LB</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03979" calcext:value-type="float">
            <text:p>503979</text:p>
          </table:table-cell>
          <table:table-cell table:style-name="ce280" table:formula="of:=INDEX([JobSchedules.$B$2:.$B$403]; MATCH([.$A96]; [JobSchedules.$A$2:.$A$103]; 0))" office:value-type="date" office:date-value="2018-10-03" calcext:value-type="date">
            <text:p>03/10/2018</text:p>
          </table:table-cell>
          <table:table-cell table:style-name="ce290" office:value-type="string" calcext:value-type="string">
            <text:p>HA9 0TG</text:p>
          </table:table-cell>
          <table:table-cell table:style-name="ce306" table:formula="of:=INDEX([JobSchedules.$F$2:.$F$403]; MATCH([.$A96]; [JobSchedules.$A$2:.$A$403]; 0))"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22731" calcext:value-type="float">
            <text:p>522731</text:p>
          </table:table-cell>
          <table:table-cell table:style-name="ce282" table:formula="of:=INDEX([JobSchedules.$B$2:.$B$403]; MATCH([.$A97]; [JobSchedules.$A$2:.$A$103]; 0))" office:value-type="date" office:date-value="2018-10-05" calcext:value-type="date">
            <text:p>05/10/2018</text:p>
          </table:table-cell>
          <table:table-cell table:style-name="ce293" office:value-type="string" calcext:value-type="string">
            <text:p>SW19 2QA </text:p>
          </table:table-cell>
          <table:table-cell table:style-name="ce322" table:formula="of:=INDEX([JobSchedules.$F$2:.$F$403]; MATCH([.$A97]; [JobSchedules.$A$2:.$A$403]; 0))"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style-name="ce293"/>
          <table:table-cell table:style-name="ce322" office:value-type="currency" office:currency="GBP" office:value="7.3" calcext:value-type="currency">
            <text:p>£7.30</text:p>
          </table:table-cell>
          <table:table-cell table:style-name="ce293" table:number-columns-repeated="3"/>
          <table:table-cell table:style-name="ce322" table:formula="of:=SUM([.F94:.F97])" office:value-type="currency" office:currency="GBP" office:value="31.4" calcext:value-type="currency">
            <text:p>£31.40</text:p>
          </table:table-cell>
          <table:table-cell table:style-name="ce332" office:value-type="string" calcext:value-type="string">
            <text:p>sent off 07/10/2018</text:p>
          </table:table-cell>
          <table:table-cell table:style-name="ce293" table:number-columns-repeated="1013"/>
        </table:table-row>
        <table:table-row table:style-name="ro1">
          <table:table-cell office:value-type="float" office:value="532640" calcext:value-type="float">
            <text:p>532640</text:p>
          </table:table-cell>
          <table:table-cell table:style-name="ce280" table:formula="of:=INDEX([JobSchedules.$B$2:.$B$403]; MATCH([.$A98]; [JobSchedules.$A$2:.$A$103]; 0))" office:value-type="date" office:date-value="2018-10-07" calcext:value-type="date">
            <text:p>07/10/2018</text:p>
          </table:table-cell>
          <table:table-cell table:style-name="ce290" office:value-type="string" calcext:value-type="string">
            <text:p>W1W 8LG</text:p>
          </table:table-cell>
          <table:table-cell table:style-name="ce306" table:formula="of:=INDEX([JobSchedules.$F$2:.$F$403]; MATCH([.$A98]; [JobSchedules.$A$2:.$A$403]; 0))" office:value-type="string" office:string-value="Top Shop,Oxford Circus, 36-38 Great Castle Street, West End, Greater London,W1W 8LG" calcext:value-type="string">
            <text:p>Top Shop,Oxford Circus, 36-38 Great Castle Street, West End, Greater London,W1W 8LG</text:p>
          </table:table-cell>
          <table:table-cell table:style-name="ce290"/>
          <table:table-cell table:style-name="ce306" table:formula="of:=3.9+3.9" office:value-type="currency" office:currency="GBP" office:value="7.8" calcext:value-type="currency">
            <text:p>£7.8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10474" calcext:value-type="float">
            <text:p>510474</text:p>
          </table:table-cell>
          <table:table-cell table:style-name="ce280" table:formula="of:=INDEX([JobSchedules.$B$2:.$B$403]; MATCH([.$A99]; [JobSchedules.$A$2:.$A$103]; 0))" office:value-type="date" office:date-value="2018-10-10" calcext:value-type="date">
            <text:p>10/10/2018</text:p>
          </table:table-cell>
          <table:table-cell table:style-name="ce290" office:value-type="string" calcext:value-type="string">
            <text:p>SW19 8AE</text:p>
          </table:table-cell>
          <table:table-cell table:style-name="ce306" table:formula="of:=INDEX([JobSchedules.$F$2:.$F$403]; MATCH([.$A99]; [JobSchedules.$A$2:.$A$403]; 0))" office:value-type="string" office:string-value="Co-Op Group Limited,177-187 Arthur Road, Wimbledon Park, Wimbledon, London,SW19 8AE" calcext:value-type="string">
            <text:p>Co-Op Group Limited,177-187 Arthur Road, Wimbledon Park, Wimbledon, London,SW19 8A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37603" calcext:value-type="float">
            <text:p>537603</text:p>
          </table:table-cell>
          <table:table-cell table:style-name="ce280" table:formula="of:=INDEX([JobSchedules.$B$2:.$B$403]; MATCH([.$A100]; [JobSchedules.$A$2:.$A$103]; 0))" office:value-type="date" office:date-value="2018-10-12" calcext:value-type="date">
            <text:p>12/10/2018</text:p>
          </table:table-cell>
          <table:table-cell table:style-name="ce290" office:value-type="string" calcext:value-type="string">
            <text:p>KT1 1RJ</text:p>
          </table:table-cell>
          <table:table-cell table:style-name="ce306" table:formula="of:=INDEX([JobSchedules.$F$2:.$F$403]; MATCH([.$A100]; [JobSchedules.$A$2:.$A$403]; 0))" office:value-type="string" office:string-value="Space NK Limited,2/2a Church Street, Kingston-upon-Thames, Surrey,KT1 1RJ" calcext:value-type="string">
            <text:p>Space NK Limited,2/2a Church Street, Kingston-upon-Thames, Surrey,KT1 1RJ</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37533" calcext:value-type="float">
            <text:p>537533</text:p>
          </table:table-cell>
          <table:table-cell table:style-name="ce282" table:formula="of:=INDEX([JobSchedules.$B$2:.$B$403]; MATCH([.$A101]; [JobSchedules.$A$2:.$A$103]; 0))" office:value-type="date" office:date-value="2018-10-15" calcext:value-type="date">
            <text:p>15/10/2018</text:p>
          </table:table-cell>
          <table:table-cell table:style-name="ce293" office:value-type="string" calcext:value-type="string">
            <text:p>TW6 1QB</text:p>
          </table:table-cell>
          <table:table-cell table:style-name="ce322" table:formula="of:=INDEX([JobSchedules.$F$2:.$F$403]; MATCH([.$A101]; [JobSchedules.$A$2:.$A$403]; 0))" office:value-type="string" office:string-value="W H Smith Plc,(Travel) Heathrow Airport, Terminal 3, Hounslow,TW6 1QB" calcext:value-type="string">
            <text:p>W H Smith Plc,(Travel) Heathrow Airport, Terminal 3, Hounslow,TW6 1QB</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98:.F101])" office:value-type="currency" office:currency="GBP" office:value="23.9" calcext:value-type="currency">
            <text:p>£23.90</text:p>
          </table:table-cell>
          <table:table-cell table:style-name="ce332" office:value-type="string" calcext:value-type="string">
            <text:p>sent off 16/10/2018</text:p>
          </table:table-cell>
          <table:table-cell table:style-name="ce293" table:number-columns-repeated="1013"/>
        </table:table-row>
        <table:table-row table:style-name="ro1">
          <table:table-cell office:value-type="float" office:value="510563" calcext:value-type="float">
            <text:p>510563</text:p>
          </table:table-cell>
          <table:table-cell table:style-name="ce280" table:formula="of:=INDEX([JobSchedules.$B$2:.$B$403]; MATCH([.$A102]; [JobSchedules.$A$2:.$A$103]; 0))" office:value-type="date" office:date-value="2018-10-17" calcext:value-type="date">
            <text:p>17/10/2018</text:p>
          </table:table-cell>
          <table:table-cell table:style-name="ce290" office:value-type="string" calcext:value-type="string">
            <text:p>SW15 2SR</text:p>
          </table:table-cell>
          <table:table-cell table:style-name="ce306" table:formula="of:=INDEX([JobSchedules.$F$2:.$F$403]; MATCH([.$A102]; [JobSchedules.$A$2:.$A$403]; 0))" office:value-type="string" office:string-value="Co-Op Group Limited,73-75 Upper Richmond Road, Putney, Greater London,SW15 2SR" calcext:value-type="string">
            <text:p>Co-Op Group Limited,73-75 Upper Richmond Road, Putney, Greater London,SW15 2SR</text:p>
          </table:table-cell>
          <table:table-cell table:style-name="ce290" office:value-type="string" calcext:value-type="string">
            <text:p>17/10/</text:p>
          </table:table-cell>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office:value-type="float" office:value="548354" calcext:value-type="float">
            <text:p>548354</text:p>
          </table:table-cell>
          <table:table-cell table:style-name="ce280" table:formula="of:=INDEX([JobSchedules.$B$2:.$B$403]; MATCH([.$A103]; [JobSchedules.$A$2:.$A$400]; 0))" office:value-type="date" office:date-value="2018-10-31" calcext:value-type="date">
            <text:p>31/10/2018</text:p>
          </table:table-cell>
          <table:table-cell table:style-name="ce290" office:value-type="string" calcext:value-type="string">
            <text:p>SW3 3NR</text:p>
          </table:table-cell>
          <table:table-cell table:style-name="ce306" table:formula="of:=INDEX([JobSchedules.$F$2:.$F$403]; MATCH([.$A103]; [JobSchedules.$A$2:.$A$403]; 0))" office:value-type="string" office:string-value="Waterstones Booksellers Limited,150-152 King's Rd, Chelsea, London,SW3 3NR" calcext:value-type="string">
            <text:p>Waterstones Booksellers Limited,150-152 King's Rd, Chelsea, London,SW3 3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18252" calcext:value-type="float">
            <text:p>518252</text:p>
          </table:table-cell>
          <table:table-cell table:style-name="ce282" table:formula="of:=INDEX([JobSchedules.$B$2:.$B$403]; MATCH([.$A104]; [JobSchedules.$A$2:.$A$400]; 0))" office:value-type="date" office:date-value="2018-11-02" calcext:value-type="date">
            <text:p>02/11/2018</text:p>
          </table:table-cell>
          <table:table-cell table:style-name="ce293" office:value-type="string" calcext:value-type="string">
            <text:p>KT12 1DH</text:p>
          </table:table-cell>
          <table:table-cell table:style-name="ce322" table:formula="of:=INDEX([JobSchedules.$F$2:.$F$403]; MATCH([.$A104];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table:formula="of:=1.5+2.9+3.9+7" office:value-type="currency" office:currency="GBP" office:value="15.3" calcext:value-type="currency">
            <text:p>£15.30</text:p>
          </table:table-cell>
          <table:table-cell table:style-name="ce293" table:number-columns-repeated="3"/>
          <table:table-cell table:style-name="ce322" table:formula="of:=SUM([.F102:.F104])" office:value-type="currency" office:currency="GBP" office:value="21.3" calcext:value-type="currency">
            <text:p>£21.30</text:p>
          </table:table-cell>
          <table:table-cell table:style-name="ce332" office:value-type="string" calcext:value-type="string">
            <text:p>sent off 04/11/2018</text:p>
          </table:table-cell>
          <table:table-cell table:style-name="ce293" table:number-columns-repeated="1013"/>
        </table:table-row>
        <table:table-row table:style-name="ro1">
          <table:table-cell office:value-type="float" office:value="531424" calcext:value-type="float">
            <text:p>531424</text:p>
          </table:table-cell>
          <table:table-cell table:style-name="ce280" table:formula="of:=INDEX([JobSchedules.$B$2:.$B$403]; MATCH([.$A105]; [JobSchedules.$A$2:.$A$400]; 0))" office:value-type="date" office:date-value="2018-11-05" calcext:value-type="date">
            <text:p>05/11/2018</text:p>
          </table:table-cell>
          <table:table-cell table:style-name="ce290" office:value-type="string" calcext:value-type="string">
            <text:p>W1J 9LE </text:p>
          </table:table-cell>
          <table:table-cell table:style-name="ce306" table:formula="of:=INDEX([JobSchedules.$F$2:.$F$403]; MATCH([.$A105];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39711" calcext:value-type="float">
            <text:p>539711</text:p>
          </table:table-cell>
          <table:table-cell table:style-name="ce282" table:formula="of:=INDEX([JobSchedules.$B$2:.$B$403]; MATCH([.$A106]; [JobSchedules.$A$2:.$A$400]; 0))" office:value-type="date" office:date-value="2018-11-07" calcext:value-type="date">
            <text:p>07/11/2018</text:p>
          </table:table-cell>
          <table:table-cell table:style-name="ce293" office:value-type="string" calcext:value-type="string">
            <text:p>KT6 7HT</text:p>
          </table:table-cell>
          <table:table-cell table:style-name="ce322" table:formula="of:=INDEX([JobSchedules.$F$2:.$F$403]; MATCH([.$A106]; [JobSchedules.$A$2:.$A$403]; 0))" office:value-type="string" office:string-value="Poundland Limited,122-124 Tolworth Broadway, Surbiton,KT6 7HT" calcext:value-type="string">
            <text:p>Poundland Limited,122-124 Tolworth Broadway, Surbiton,KT6 7HT</text:p>
          </table:table-cell>
          <table:table-cell table:style-name="ce293"/>
          <table:table-cell table:style-name="ce322" office:value-type="currency" office:currency="GBP" office:value="5.6" calcext:value-type="currency">
            <text:p>£5.60</text:p>
          </table:table-cell>
          <table:table-cell table:style-name="ce293" table:number-columns-repeated="3"/>
          <table:table-cell table:style-name="ce322" table:formula="of:=SUM([.F105:.F106])" office:value-type="currency" office:currency="GBP" office:value="8.6" calcext:value-type="currency">
            <text:p>£8.60</text:p>
          </table:table-cell>
          <table:table-cell table:style-name="ce332" office:value-type="string" calcext:value-type="string">
            <text:p>sent off 11/11/2018</text:p>
          </table:table-cell>
          <table:table-cell table:style-name="ce293" table:number-columns-repeated="1013"/>
        </table:table-row>
        <table:table-row table:style-name="ro1">
          <table:table-cell table:style-name="ce254" office:value-type="float" office:value="539676" calcext:value-type="float">
            <text:p>539676</text:p>
          </table:table-cell>
          <table:table-cell table:style-name="ce282" table:formula="of:=INDEX([JobSchedules.$B$2:.$B$403]; MATCH([.$A107]; [JobSchedules.$A$2:.$A$400]; 0))" office:value-type="date" office:date-value="2018-11-12" calcext:value-type="date">
            <text:p>12/11/2018</text:p>
          </table:table-cell>
          <table:table-cell table:style-name="ce293" office:value-type="string" calcext:value-type="string">
            <text:p>W6 0PZ</text:p>
          </table:table-cell>
          <table:table-cell table:style-name="ce322" table:formula="of:=INDEX([JobSchedules.$F$2:.$F$403]; MATCH([.$A107]; [JobSchedules.$A$2:.$A$403]; 0))" office:value-type="string" office:string-value="Poundland Limited,Unit 48, Kings Mall, Hammersmith, London,W6 0PZ" calcext:value-type="string">
            <text:p>Poundland Limited,Unit 48, Kings Mall, Hammersmith, London,W6 0PZ</text:p>
          </table:table-cell>
          <table:table-cell table:style-name="ce293"/>
          <table:table-cell table:style-name="ce322" table:formula="of:=1.5+1.5" office:value-type="currency" office:currency="GBP" office:value="3" calcext:value-type="currency">
            <text:p>£3.00</text:p>
          </table:table-cell>
          <table:table-cell table:style-name="ce293" table:number-columns-repeated="3"/>
          <table:table-cell table:style-name="ce322" table:formula="of:=SUM([.F107])" office:value-type="currency" office:currency="GBP" office:value="3" calcext:value-type="currency">
            <text:p>£3.00</text:p>
          </table:table-cell>
          <table:table-cell table:style-name="ce332" office:value-type="string" calcext:value-type="string">
            <text:p>sent off 18/11/2018</text:p>
          </table:table-cell>
          <table:table-cell table:style-name="ce293" table:number-columns-repeated="1013"/>
        </table:table-row>
        <table:table-row table:style-name="ro1">
          <table:table-cell table:style-name="ce255" office:value-type="float" office:value="539703" calcext:value-type="float">
            <text:p>539703</text:p>
          </table:table-cell>
          <table:table-cell table:style-name="ce280" table:formula="of:=INDEX([JobSchedules.$B$2:.$B$403]; MATCH([.$A108]; [JobSchedules.$A$2:.$A$400]; 0))" office:value-type="date" office:date-value="2018-11-19" calcext:value-type="date">
            <text:p>19/11/2018</text:p>
          </table:table-cell>
          <table:table-cell table:style-name="ce290" office:value-type="string" calcext:value-type="string">
            <text:p>CR0 1RZ</text:p>
          </table:table-cell>
          <table:table-cell table:style-name="ce306" table:formula="of:=INDEX([JobSchedules.$F$2:.$F$403]; MATCH([.$A108]; [JobSchedules.$A$2:.$A$403]; 0))" office:value-type="string" office:string-value="Poundland Limited,12/18 Crown Hill, Croydon, Surrey,CR0 1RZ" calcext:value-type="string">
            <text:p>Poundland Limited,12/18 Crown Hill, Croydon, Surrey,CR0 1RZ</text:p>
          </table:table-cell>
          <table:table-cell table:style-name="ce290"/>
          <table:table-cell table:style-name="ce306" office:value-type="currency" office:currency="GBP" office:value="7.5" calcext:value-type="currency">
            <text:p>£7.5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254" office:value-type="float" office:value="551505" calcext:value-type="float">
            <text:p>551505</text:p>
          </table:table-cell>
          <table:table-cell table:style-name="ce282" table:formula="of:=INDEX([JobSchedules.$B$2:.$B$403]; MATCH([.$A109]; [JobSchedules.$A$2:.$A$400]; 0))" office:value-type="date" office:date-value="2018-11-21" calcext:value-type="date">
            <text:p>21/11/2018</text:p>
          </table:table-cell>
          <table:table-cell table:style-name="ce293" office:value-type="string" calcext:value-type="string">
            <text:p>HA4 0AJ</text:p>
          </table:table-cell>
          <table:table-cell table:style-name="ce322" table:formula="of:=INDEX([JobSchedules.$F$2:.$F$403]; MATCH([.$A109]; [JobSchedules.$A$2:.$A$403]; 0))"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style-name="ce293"/>
          <table:table-cell table:style-name="ce322" office:value-type="currency" office:currency="GBP" office:value="8.4" calcext:value-type="currency">
            <text:p>£8.40</text:p>
          </table:table-cell>
          <table:table-cell table:style-name="ce293" table:number-columns-repeated="3"/>
          <table:table-cell table:style-name="ce322" table:formula="of:=SUM([.F108:.F109])" office:value-type="currency" office:currency="GBP" office:value="15.9" calcext:value-type="currency">
            <text:p>£15.90</text:p>
          </table:table-cell>
          <table:table-cell table:style-name="ce332" office:value-type="string" calcext:value-type="string">
            <text:p>sent off 25/11/2018</text:p>
          </table:table-cell>
          <table:table-cell table:style-name="ce293"/>
          <table:table-cell table:style-name="ce293" office:value-type="string" calcext:value-type="string">
            <text:p>Letter returned 06/12/2018 , ignored</text:p>
          </table:table-cell>
          <table:table-cell table:style-name="ce293" table:number-columns-repeated="1011"/>
        </table:table-row>
        <table:table-row table:style-name="ro1">
          <table:table-cell table:style-name="ce254" office:value-type="float" office:value="552879" calcext:value-type="float">
            <text:p>552879</text:p>
          </table:table-cell>
          <table:table-cell table:style-name="ce282" table:formula="of:=INDEX([JobSchedules.$B$2:.$B$403]; MATCH([.$A110]; [JobSchedules.$A$2:.$A$400]; 0))" office:value-type="date" office:date-value="2019-02-08" calcext:value-type="date">
            <text:p>08/02/2019</text:p>
          </table:table-cell>
          <table:table-cell table:style-name="ce293" office:value-type="string" calcext:value-type="string">
            <text:p>SW4 9NF</text:p>
          </table:table-cell>
          <table:table-cell table:style-name="ce322" table:formula="of:=INDEX([JobSchedules.$F$2:.$F$403]; MATCH([.$A110]; [JobSchedules.$A$2:.$A$403]; 0))" office:value-type="string" office:string-value="Co-Op Group Limited,56-58 Abbeville Road, Clapham,SW4 9NF" calcext:value-type="string">
            <text:p>Co-Op Group Limited,56-58 Abbeville Road, Clapham,SW4 9NF</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08:.F110])" office:value-type="currency" office:currency="GBP" office:value="18.9" calcext:value-type="currency">
            <text:p>£18.90</text:p>
          </table:table-cell>
          <table:table-cell table:style-name="ce332" office:value-type="string" calcext:value-type="string">
            <text:p>sent off 10/02/2019</text:p>
          </table:table-cell>
          <table:table-cell table:style-name="ce293"/>
          <table:table-cell table:style-name="ce293" office:value-type="string" calcext:value-type="string">
            <text:p>included the 25/11/2018</text:p>
          </table:table-cell>
          <table:table-cell table:style-name="ce293" table:number-columns-repeated="1011"/>
        </table:table-row>
        <table:table-row table:style-name="ro1">
          <table:table-cell table:style-name="ce255" office:value-type="float" office:value="539791" calcext:value-type="float">
            <text:p>539791</text:p>
          </table:table-cell>
          <table:table-cell table:style-name="ce280" table:formula="of:=INDEX([JobSchedules.$B$2:.$B$403]; MATCH([.$A111]; [JobSchedules.$A$2:.$A$400]; 0))" office:value-type="date" office:date-value="2019-02-14" calcext:value-type="date">
            <text:p>14/02/2019</text:p>
          </table:table-cell>
          <table:table-cell table:style-name="ce290" office:value-type="string" calcext:value-type="string">
            <text:p>SE18 6HZ</text:p>
          </table:table-cell>
          <table:table-cell table:style-name="ce306" table:formula="of:=INDEX([JobSchedules.$F$2:.$F$403]; MATCH([.$A111]; [JobSchedules.$A$2:.$A$403]; 0))" office:value-type="string" office:string-value="Poundland Limited,55-57 Powis Street, Woolwich, London,SE18 6HZ" calcext:value-type="string">
            <text:p>Poundland Limited,55-57 Powis Street, Woolwich, London,SE18 6HZ</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255" office:value-type="float" office:value="552891" calcext:value-type="float">
            <text:p>552891</text:p>
          </table:table-cell>
          <table:table-cell table:style-name="ce280" table:formula="of:=INDEX([JobSchedules.$B$2:.$B$403]; MATCH([.$A112]; [JobSchedules.$A$2:.$A$400]; 0))" office:value-type="date" office:date-value="2019-02-19" calcext:value-type="date">
            <text:p>19/02/2019</text:p>
          </table:table-cell>
          <table:table-cell table:style-name="ce290" office:value-type="string" calcext:value-type="string">
            <text:p>NW11 2JN</text:p>
          </table:table-cell>
          <table:table-cell table:style-name="ce306" table:formula="of:=INDEX([JobSchedules.$F$2:.$F$403]; MATCH([.$A112]; [JobSchedules.$A$2:.$A$403]; 0))" office:value-type="string" office:string-value="Co-Op Group Limited,Childs Hill, 713 Finchley Rd, London,NW11 2JN" calcext:value-type="string">
            <text:p>Co-Op Group Limited,Childs Hill, 713 Finchley Rd, London,NW11 2JN</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255" office:value-type="float" office:value="552869" calcext:value-type="float">
            <text:p>552869</text:p>
          </table:table-cell>
          <table:table-cell table:style-name="ce280" table:formula="of:=INDEX([JobSchedules.$B$2:.$B$403]; MATCH([.$A113]; [JobSchedules.$A$2:.$A$400]; 0))" office:value-type="date" office:date-value="2019-02-21" calcext:value-type="date">
            <text:p>21/02/2019</text:p>
          </table:table-cell>
          <table:table-cell table:style-name="ce290" office:value-type="string" calcext:value-type="string">
            <text:p>SW11 3BA</text:p>
          </table:table-cell>
          <table:table-cell table:style-name="ce306" table:formula="of:=INDEX([JobSchedules.$F$2:.$F$403]; MATCH([.$A113]; [JobSchedules.$A$2:.$A$403]; 0))" office:value-type="string" office:string-value="Co-Op Group Limited,27-37 Battersea Bridge Road Battersea London,SW11 3BA" calcext:value-type="string">
            <text:p>Co-Op Group Limited,27-37 Battersea Bridge Road Battersea London,SW11 3B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255" office:value-type="float" office:value="554875" calcext:value-type="float">
            <text:p>554875</text:p>
          </table:table-cell>
          <table:table-cell table:style-name="ce280" table:formula="of:=INDEX([JobSchedules.$B$2:.$B$403]; MATCH([.$A114]; [JobSchedules.$A$2:.$A$400]; 0))" office:value-type="date" office:date-value="2019-02-22" calcext:value-type="date">
            <text:p>22/02/2019</text:p>
          </table:table-cell>
          <table:table-cell table:style-name="ce290" office:value-type="string" calcext:value-type="string">
            <text:p>UB10 9PG</text:p>
          </table:table-cell>
          <table:table-cell table:style-name="ce306" table:formula="of:=INDEX([JobSchedules.$F$2:.$F$403]; MATCH([.$A114]; [JobSchedules.$A$2:.$A$403]; 0))" office:value-type="string" office:string-value="Co-Op Group Limited,384 Long Ln, Uxbridge,UB10 9PG" calcext:value-type="string">
            <text:p>Co-Op Group Limited,384 Long Ln, Uxbridge,UB10 9PG</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formula="of:=SUM([.F111:.F114])" office:value-type="currency" office:currency="GBP" office:value="15.9" calcext:value-type="currency">
            <text:p>£15.90</text:p>
          </table:table-cell>
          <table:table-cell table:style-name="ce332" office:value-type="string" calcext:value-type="string">
            <text:p>Intended to send off 24/02/2019 but decided to delay until the end of the year</text:p>
          </table:table-cell>
          <table:table-cell table:style-name="ce290" table:number-columns-repeated="1013"/>
        </table:table-row>
        <table:table-row table:style-name="ro1">
          <table:table-cell table:style-name="ce255" office:value-type="float" office:value="550195" calcext:value-type="float">
            <text:p>550195</text:p>
          </table:table-cell>
          <table:table-cell table:style-name="ce280" table:formula="of:=INDEX([JobSchedules.$B$2:.$B$403]; MATCH([.$A115]; [JobSchedules.$A$2:.$A$400]; 0))" office:value-type="date" office:date-value="2019-02-27" calcext:value-type="date">
            <text:p>27/02/2019</text:p>
          </table:table-cell>
          <table:table-cell table:style-name="ce290" office:value-type="string" calcext:value-type="string">
            <text:p>UB7 0LB</text:p>
          </table:table-cell>
          <table:table-cell table:style-name="ce306" table:formula="of:=INDEX([JobSchedules.$F$2:.$F$403]; MATCH([.$A115]; [JobSchedules.$A$2:.$A$403];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0"/>
          <table:table-cell table:style-name="ce306" office:value-type="currency" office:currency="GBP" office:value="11.7" calcext:value-type="currency">
            <text:p>£11.70</text:p>
          </table:table-cell>
          <table:table-cell table:style-name="ce290" table:number-columns-repeated="3"/>
          <table:table-cell table:style-name="ce306"/>
          <table:table-cell table:style-name="ce332"/>
          <table:table-cell table:style-name="ce290" table:number-columns-repeated="1013"/>
        </table:table-row>
        <table:table-row table:style-name="ro1">
          <table:table-cell table:style-name="ce255" office:value-type="float" office:value="554821" calcext:value-type="float">
            <text:p>554821</text:p>
          </table:table-cell>
          <table:table-cell table:style-name="ce280" table:formula="of:=INDEX([JobSchedules.$B$2:.$B$403]; MATCH([.$A116]; [JobSchedules.$A$2:.$A$400]; 0))" office:value-type="date" office:date-value="2019-02-28" calcext:value-type="date">
            <text:p>28/02/2019</text:p>
          </table:table-cell>
          <table:table-cell table:style-name="ce290" office:value-type="string" calcext:value-type="string">
            <text:p>N19 5QT</text:p>
          </table:table-cell>
          <table:table-cell table:style-name="ce306" table:formula="of:=INDEX([JobSchedules.$F$2:.$F$403]; MATCH([.$A116]; [JobSchedules.$A$2:.$A$403]; 0))" office:value-type="string" office:string-value="Co-Op Group Limited,(Archway) 11/19 Junction Road, Archway, Highgate, London,N19 5QT" calcext:value-type="string">
            <text:p>Co-Op Group Limited,(Archway) 11/19 Junction Road, Archway, Highgate, London,N19 5QT</text:p>
          </table:table-cell>
          <table:table-cell table:style-name="ce290"/>
          <table:table-cell table:style-name="ce306" office:value-type="currency" office:currency="GBP" office:value="7" calcext:value-type="currency">
            <text:p>£7.00</text:p>
          </table:table-cell>
          <table:table-cell table:style-name="ce290" table:number-columns-repeated="3"/>
          <table:table-cell table:style-name="ce306" table:formula="of:=SUM([.F115:.F116])" office:value-type="currency" office:currency="GBP" office:value="18.7" calcext:value-type="currency">
            <text:p>£18.70</text:p>
          </table:table-cell>
          <table:table-cell table:style-name="ce332" office:value-type="string" calcext:value-type="string">
            <text:p>Intended to send off 03/03/2019 but decided to delay until the end of the year</text:p>
          </table:table-cell>
          <table:table-cell table:style-name="ce290" table:number-columns-repeated="1013"/>
        </table:table-row>
        <table:table-row table:style-name="ro1">
          <table:table-cell table:style-name="ce255" office:value-type="float" office:value="539815" calcext:value-type="float">
            <text:p>539815</text:p>
          </table:table-cell>
          <table:table-cell table:style-name="ce280" table:formula="of:=INDEX([JobSchedules.$B$2:.$B$403]; MATCH([.$A117]; [JobSchedules.$A$2:.$A$400]; 0))" office:value-type="date" office:date-value="2019-03-04" calcext:value-type="date">
            <text:p>04/03/2019</text:p>
          </table:table-cell>
          <table:table-cell table:style-name="ce290" office:value-type="string" calcext:value-type="string">
            <text:p>SW16 1DF</text:p>
          </table:table-cell>
          <table:table-cell table:style-name="ce306" table:formula="of:=INDEX([JobSchedules.$F$2:.$F$403]; MATCH([.$A117]; [JobSchedules.$A$2:.$A$403]; 0))" office:value-type="string" office:string-value="Poundland Limited,148 Streatham High Road, Streatham, London,SW16 1DF" calcext:value-type="string">
            <text:p>Poundland Limited,148 Streatham High Road, Streatham, London,SW16 1DF</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332"/>
          <table:table-cell table:style-name="ce290" table:number-columns-repeated="1013"/>
        </table:table-row>
        <table:table-row table:style-name="ro1">
          <table:table-cell table:style-name="ce255" office:value-type="float" office:value="558456" calcext:value-type="float">
            <text:p>558456</text:p>
          </table:table-cell>
          <table:table-cell table:style-name="ce280" table:formula="of:=INDEX([JobSchedules.$B$2:.$B$403]; MATCH([.$A118]; [JobSchedules.$A$2:.$A$400]; 0))" office:value-type="date" office:date-value="2019-03-06" calcext:value-type="date">
            <text:p>06/03/2019</text:p>
          </table:table-cell>
          <table:table-cell table:style-name="ce290" office:value-type="string" calcext:value-type="string">
            <text:p>UB1 1JR</text:p>
          </table:table-cell>
          <table:table-cell table:style-name="ce306" table:formula="of:=INDEX([JobSchedules.$F$2:.$F$403]; MATCH([.$A118];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117:.F118])" office:value-type="currency" office:currency="GBP" office:value="11" calcext:value-type="currency">
            <text:p>£11.00</text:p>
          </table:table-cell>
          <table:table-cell table:style-name="ce332" office:value-type="string" calcext:value-type="string">
            <text:p>Intended to send off 10/03/2019 but decided to delay until the end of the year</text:p>
          </table:table-cell>
          <table:table-cell table:style-name="ce290" table:number-columns-repeated="1013"/>
        </table:table-row>
        <table:table-row table:style-name="ro1">
          <table:table-cell table:style-name="ce255" office:value-type="float" office:value="521127" calcext:value-type="float">
            <text:p>521127</text:p>
          </table:table-cell>
          <table:table-cell table:style-name="ce280" table:formula="of:=INDEX([JobSchedules.$B$2:.$B$403]; MATCH([.$A119]; [JobSchedules.$A$2:.$A$400]; 0))" office:value-type="date" office:date-value="2019-03-11" calcext:value-type="date">
            <text:p>11/03/2019</text:p>
          </table:table-cell>
          <table:table-cell table:style-name="ce290" office:value-type="string" calcext:value-type="string">
            <text:p>EC2M 4NR</text:p>
          </table:table-cell>
          <table:table-cell table:style-name="ce306" table:formula="of:=INDEX([JobSchedules.$F$2:.$F$403]; MATCH([.$A119]; [JobSchedules.$A$2:.$A$403]; 0))" office:value-type="string" office:string-value="Boots UK Limited, 200 Bishopsgate, London,EC2M 4NR" calcext:value-type="string">
            <text:p>Boots UK Limited, 200 Bishopsgate, London,EC2M 4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2"/>
          <table:table-cell table:style-name="ce290" table:number-columns-repeated="1013"/>
        </table:table-row>
        <table:table-row table:style-name="ro1">
          <table:table-cell table:style-name="ce255" office:value-type="float" office:value="553302" calcext:value-type="float">
            <text:p>553302</text:p>
          </table:table-cell>
          <table:table-cell table:style-name="ce280" table:formula="of:=INDEX([JobSchedules.$B$2:.$B$403]; MATCH([.$A120]; [JobSchedules.$A$2:.$A$400]; 0))" office:value-type="date" office:date-value="2019-03-13" calcext:value-type="date">
            <text:p>13/03/2019</text:p>
          </table:table-cell>
          <table:table-cell table:style-name="ce290" office:value-type="string" calcext:value-type="string">
            <text:p>KT7 0JW</text:p>
          </table:table-cell>
          <table:table-cell table:style-name="ce306" table:formula="of:=INDEX([JobSchedules.$F$2:.$F$403]; MATCH([.$A120];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table:formula="of:=5.6+3.2+3" office:value-type="currency" office:currency="GBP" office:value="11.8" calcext:value-type="currency">
            <text:p>£11.80</text:p>
          </table:table-cell>
          <table:table-cell table:style-name="ce290" table:number-columns-repeated="3"/>
          <table:table-cell table:style-name="ce306"/>
          <table:table-cell table:style-name="ce332"/>
          <table:table-cell table:style-name="ce290" table:number-columns-repeated="1013"/>
        </table:table-row>
        <table:table-row table:style-name="ro1">
          <table:table-cell table:style-name="ce255" office:value-type="float" office:value="556969" calcext:value-type="float">
            <text:p>556969</text:p>
          </table:table-cell>
          <table:table-cell table:style-name="ce280" table:formula="of:=INDEX([JobSchedules.$B$2:.$B$403]; MATCH([.$A121]; [JobSchedules.$A$2:.$A$400]; 0))" office:value-type="date" office:date-value="2019-03-15" calcext:value-type="date">
            <text:p>15/03/2019</text:p>
          </table:table-cell>
          <table:table-cell table:style-name="ce290" office:value-type="string" calcext:value-type="string">
            <text:p>W4 3HD</text:p>
          </table:table-cell>
          <table:table-cell table:style-name="ce306" table:formula="of:=INDEX([JobSchedules.$F$2:.$F$403]; MATCH([.$A121]; [JobSchedules.$A$2:.$A$403]; 0))" office:value-type="string" office:string-value="Co-Op Group Limited,6 Station Parade, London,W4 3HD" calcext:value-type="string">
            <text:p>Co-Op Group Limited,6 Station Parade, London,W4 3HD</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1:.F121])" office:value-type="currency" office:currency="GBP" office:value="64.9" calcext:value-type="currency">
            <text:p>£64.9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5" office:value-type="float" office:value="575425" calcext:value-type="float">
            <text:p>575425</text:p>
          </table:table-cell>
          <table:table-cell table:style-name="ce280" table:formula="of:=INDEX([JobSchedules.$B$2:.$B$403]; MATCH([.$A122]; [JobSchedules.$A$2:.$A$400]; 0))" office:value-type="date" office:date-value="2019-03-18" calcext:value-type="date">
            <text:p>18/03/2019</text:p>
          </table:table-cell>
          <table:table-cell table:style-name="ce290" office:value-type="string" calcext:value-type="string">
            <text:p>W5 2NH</text:p>
          </table:table-cell>
          <table:table-cell table:style-name="ce306" table:formula="of:=INDEX([JobSchedules.$F$2:.$F$403]; MATCH([.$A122];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2:.F122])" office:value-type="currency" office:currency="GBP" office:value="65.5" calcext:value-type="currency">
            <text:p>£65.5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5" office:value-type="float" office:value="531511" calcext:value-type="float">
            <text:p>531511</text:p>
          </table:table-cell>
          <table:table-cell table:style-name="ce280" table:formula="of:=INDEX([JobSchedules.$B$2:.$B$403]; MATCH([.$A123]; [JobSchedules.$A$2:.$A$400]; 0))" office:value-type="date" office:date-value="2019-03-20" calcext:value-type="date">
            <text:p>20/03/2019</text:p>
          </table:table-cell>
          <table:table-cell table:style-name="ce290" office:value-type="string" calcext:value-type="string">
            <text:p>WC2N 5EJ</text:p>
          </table:table-cell>
          <table:table-cell table:style-name="ce306" table:formula="of:=INDEX([JobSchedules.$F$2:.$F$403]; MATCH([.$A123];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3:.F123])"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5" office:value-type="float" office:value="553361" calcext:value-type="float">
            <text:p>553361</text:p>
          </table:table-cell>
          <table:table-cell table:style-name="ce280" table:formula="of:=INDEX([JobSchedules.$B$2:.$B$403]; MATCH([.$A124]; [JobSchedules.$A$2:.$A$400]; 0))" office:value-type="date" office:date-value="2019-03-22" calcext:value-type="date">
            <text:p>22/03/2019</text:p>
          </table:table-cell>
          <table:table-cell table:style-name="ce290" office:value-type="string" calcext:value-type="string">
            <text:p>SW19 6DA</text:p>
          </table:table-cell>
          <table:table-cell table:style-name="ce306" table:formula="of:=INDEX([JobSchedules.$F$2:.$F$403]; MATCH([.$A124]; [JobSchedules.$A$2:.$A$403]; 0))" office:value-type="string" office:string-value="Co-Op Group Limited,90 Inner Park Rd, Wimbledon, London,SW19 6DA" calcext:value-type="string">
            <text:p>Co-Op Group Limited,90 Inner Park Rd, Wimbledon, London,SW19 6D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4:.F124])" office:value-type="currency" office:currency="GBP" office:value="68.5" calcext:value-type="currency">
            <text:p>£68.5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5" office:value-type="float" office:value="539802" calcext:value-type="float">
            <text:p>539802</text:p>
          </table:table-cell>
          <table:table-cell table:style-name="ce280" table:formula="of:=INDEX([JobSchedules.$B$2:.$B$403]; MATCH([.$A125]; [JobSchedules.$A$2:.$A$400]; 0))" office:value-type="date" office:date-value="2019-03-25" calcext:value-type="date">
            <text:p>25/03/2019</text:p>
          </table:table-cell>
          <table:table-cell table:style-name="ce290" office:value-type="string" calcext:value-type="string">
            <text:p>SW9 7AE</text:p>
          </table:table-cell>
          <table:table-cell table:style-name="ce306" table:formula="of:=INDEX([JobSchedules.$F$2:.$F$403]; MATCH([.$A125]; [JobSchedules.$A$2:.$A$403]; 0))" office:value-type="string" office:string-value="Poundland Limited,420 Brixton Road, Brixton, London,SW9 7AE" calcext:value-type="string">
            <text:p>Poundland Limited,420 Brixton Road, Brixton, London,SW9 7AE</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5:.F125])"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5" office:value-type="float" office:value="553267" calcext:value-type="float">
            <text:p>553267</text:p>
          </table:table-cell>
          <table:table-cell table:style-name="ce280" table:formula="of:=INDEX([JobSchedules.$B$2:.$B$403]; MATCH([.$A126]; [JobSchedules.$A$2:.$A$400]; 0))" office:value-type="date" office:date-value="2019-03-27" calcext:value-type="date">
            <text:p>27/03/2019</text:p>
          </table:table-cell>
          <table:table-cell table:style-name="ce290" office:value-type="string" calcext:value-type="string">
            <text:p>SW16 5SQ</text:p>
          </table:table-cell>
          <table:table-cell table:style-name="ce306" table:formula="of:=INDEX([JobSchedules.$F$2:.$F$403]; MATCH([.$A126]; [JobSchedules.$A$2:.$A$403]; 0))" office:value-type="string" office:string-value="Co-Op Group Limited,107 - 109 Streatham Vale, Streatham, London,SW16 5SQ" calcext:value-type="string">
            <text:p>Co-Op Group Limited,107 - 109 Streatham Vale, Streatham, London,SW16 5SQ</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6:.F126])" office:value-type="currency" office:currency="GBP" office:value="59.8" calcext:value-type="currency">
            <text:p>£59.80</text:p>
          </table:table-cell>
          <table:table-cell table:style-name="ce332" office:value-type="string" calcext:value-type="string">
            <text:p>Sent off 18/03/2019 for all last 4 weeks</text:p>
          </table:table-cell>
          <table:table-cell table:style-name="ce290" table:number-columns-repeated="1013"/>
        </table:table-row>
        <table:table-row table:style-name="ro1">
          <table:table-cell table:style-name="ce254" office:value-type="float" office:value="553195" calcext:value-type="float">
            <text:p>553195</text:p>
          </table:table-cell>
          <table:table-cell table:style-name="ce282" table:formula="of:=INDEX([JobSchedules.$B$2:.$B$403]; MATCH([.$A127]; [JobSchedules.$A$2:.$A$400]; 0))" office:value-type="date" office:date-value="2019-03-29" calcext:value-type="date">
            <text:p>29/03/2019</text:p>
          </table:table-cell>
          <table:table-cell table:style-name="ce293" office:value-type="string" calcext:value-type="string">
            <text:p>SW20 0AX</text:p>
          </table:table-cell>
          <table:table-cell table:style-name="ce322" table:formula="of:=INDEX([JobSchedules.$F$2:.$F$403]; MATCH([.$A127]; [JobSchedules.$A$2:.$A$403]; 0))" office:value-type="string" office:string-value="Co-Op Group Limited,68 - 74 Coombe Lane, Raynes Park, London,SW20 0AX" calcext:value-type="string">
            <text:p>Co-Op Group Limited,68 - 74 Coombe Lane, Raynes Park, London,SW20 0AX</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17:.F127])" office:value-type="currency" office:currency="GBP" office:value="57.3" calcext:value-type="currency">
            <text:p>£57.30</text:p>
          </table:table-cell>
          <table:table-cell table:style-name="ce332" office:value-type="string" calcext:value-type="string">
            <text:p>Sent off 18/03/2019 for all last 4 weeks</text:p>
          </table:table-cell>
          <table:table-cell table:style-name="ce293" table:number-columns-repeated="1013"/>
        </table:table-row>
        <table:table-row table:style-name="ro1">
          <table:table-cell table:style-name="ce254" office:value-type="float" office:value="521246" calcext:value-type="float">
            <text:p>521246</text:p>
          </table:table-cell>
          <table:table-cell table:style-name="ce282" table:formula="of:=INDEX([JobSchedules.$B$2:.$B$403]; MATCH([.$A128]; [JobSchedules.$A$2:.$A$400]; 0))" office:value-type="date" office:date-value="2019-04-01" calcext:value-type="date">
            <text:p>01/04/2019</text:p>
          </table:table-cell>
          <table:table-cell table:style-name="ce293" office:value-type="string" calcext:value-type="string">
            <text:p>SE1 7LY</text:p>
          </table:table-cell>
          <table:table-cell table:style-name="ce322" table:formula="of:=INDEX([JobSchedules.$F$2:.$F$403]; MATCH([.$A128]; [JobSchedules.$A$2:.$A$403]; 0))" office:value-type="string" office:string-value="Boots UK Limited,Cab Road, Waterloo Station, Newington, London,SE1 7LY" calcext:value-type="string">
            <text:p>Boots UK Limited,Cab Road, Waterloo Station, Newington, London,SE1 7LY</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28:.F128])" office:value-type="currency" office:currency="GBP" office:value="3" calcext:value-type="currency">
            <text:p>£3.00</text:p>
          </table:table-cell>
          <table:table-cell table:style-name="ce332" office:value-type="string" calcext:value-type="string">
            <text:p>Sent off 08/04/2019</text:p>
          </table:table-cell>
          <table:table-cell table:style-name="ce293" table:number-columns-repeated="1013"/>
        </table:table-row>
        <table:table-row table:style-name="ro1">
          <table:table-cell table:style-name="ce255" office:value-type="float" office:value="559783" calcext:value-type="float">
            <text:p>559783</text:p>
          </table:table-cell>
          <table:table-cell table:style-name="ce280" table:formula="of:=INDEX([JobSchedules.$B$2:.$B$403]; MATCH([.$A129]; [JobSchedules.$A$2:.$A$400]; 0))" office:value-type="date" office:date-value="2019-04-08" calcext:value-type="date">
            <text:p>08/04/2019</text:p>
          </table:table-cell>
          <table:table-cell table:style-name="ce290" office:value-type="string" calcext:value-type="string">
            <text:p>KT1 1BP</text:p>
          </table:table-cell>
          <table:table-cell table:style-name="ce306" table:formula="of:=INDEX([JobSchedules.$F$2:.$F$403]; MATCH([.$A129]; [JobSchedules.$A$2:.$A$403]; 0))"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5" office:value-type="float" office:value="520936" calcext:value-type="float">
            <text:p>520936</text:p>
          </table:table-cell>
          <table:table-cell table:style-name="ce280" table:formula="of:=INDEX([JobSchedules.$B$2:.$B$403]; MATCH([.$A130]; [JobSchedules.$A$2:.$A$400]; 0))" office:value-type="date" office:date-value="2019-04-10" calcext:value-type="date">
            <text:p>10/04/2019</text:p>
          </table:table-cell>
          <table:table-cell table:style-name="ce290" office:value-type="string" calcext:value-type="string">
            <text:p>W8 5SF</text:p>
          </table:table-cell>
          <table:table-cell table:style-name="ce306" table:formula="of:=INDEX([JobSchedules.$F$2:.$F$403]; MATCH([.$A130]; [JobSchedules.$A$2:.$A$403]; 0))" office:value-type="string" office:string-value="Boots UK Limited,127a Kensington High St, Kensington, London,W8 5SF" calcext:value-type="string">
            <text:p>Boots UK Limited,127a Kensington High St, Kensington, London,W8 5S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58603" calcext:value-type="float">
            <text:p>558603</text:p>
          </table:table-cell>
          <table:table-cell table:style-name="ce282" table:formula="of:=INDEX([JobSchedules.$B$2:.$B$403]; MATCH([.$A131]; [JobSchedules.$A$2:.$A$400]; 0))" office:value-type="date" office:date-value="2019-04-12" calcext:value-type="date">
            <text:p>12/04/2019</text:p>
          </table:table-cell>
          <table:table-cell table:style-name="ce293" office:value-type="string" calcext:value-type="string">
            <text:p>SW16 3LU</text:p>
          </table:table-cell>
          <table:table-cell table:style-name="ce322" table:formula="of:=INDEX([JobSchedules.$F$2:.$F$403]; MATCH([.$A131]; [JobSchedules.$A$2:.$A$403]; 0))" office:value-type="string" office:string-value="Superdrug,1491-1493, London Rd, Norbury, London,SW16 3LU" calcext:value-type="string">
            <text:p>Superdrug,1491-1493, London Rd, Norbury, London,SW16 3LU</text:p>
          </table:table-cell>
          <table:table-cell table:style-name="ce293"/>
          <table:table-cell table:style-name="ce322" office:value-type="currency" office:currency="GBP" office:value="5.3" calcext:value-type="currency">
            <text:p>£5.30</text:p>
          </table:table-cell>
          <table:table-cell table:style-name="ce293" table:number-columns-repeated="3"/>
          <table:table-cell table:style-name="ce322" table:formula="of:=SUM([.F129:.F131])" office:value-type="currency" office:currency="GBP" office:value="11.3" calcext:value-type="currency">
            <text:p>£11.30</text:p>
          </table:table-cell>
          <table:table-cell table:style-name="ce332" office:value-type="string" calcext:value-type="string">
            <text:p>Sent off 17/04/2019</text:p>
          </table:table-cell>
          <table:table-cell table:style-name="ce293" table:number-columns-repeated="1013"/>
        </table:table-row>
        <table:table-row table:style-name="ro1">
          <table:table-cell table:style-name="ce254" office:value-type="float" office:value="558460" calcext:value-type="float">
            <text:p>558460</text:p>
          </table:table-cell>
          <table:table-cell table:style-name="ce282" table:formula="of:=INDEX([JobSchedules.$B$2:.$B$403]; MATCH([.$A132]; [JobSchedules.$A$2:.$A$400]; 0))" office:value-type="date" office:date-value="2019-04-17" calcext:value-type="date">
            <text:p>17/04/2019</text:p>
          </table:table-cell>
          <table:table-cell table:style-name="ce293" office:value-type="string" calcext:value-type="string">
            <text:p>SW14 7JE</text:p>
          </table:table-cell>
          <table:table-cell table:style-name="ce322" table:formula="of:=INDEX([JobSchedules.$F$2:.$F$403]; MATCH([.$A132]; [JobSchedules.$A$2:.$A$403]; 0))" office:value-type="string" office:string-value="Superdrug,Unit 2, The Bull, 262 Upper Richmond Rd, London,SW14 7JE" calcext:value-type="string">
            <text:p>Superdrug,Unit 2, The Bull, 262 Upper Richmond Rd, London,SW14 7JE</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F132]" office:value-type="currency" office:currency="GBP" office:value="3" calcext:value-type="currency">
            <text:p>£3.00</text:p>
          </table:table-cell>
          <table:table-cell table:style-name="ce332" office:value-type="string" calcext:value-type="string">
            <text:p>Sent off 23/04/2019</text:p>
          </table:table-cell>
          <table:table-cell table:style-name="ce293" table:number-columns-repeated="1013"/>
        </table:table-row>
        <table:table-row table:style-name="ro1">
          <table:table-cell table:style-name="ce255" office:value-type="float" office:value="553499" calcext:value-type="float">
            <text:p>553499</text:p>
          </table:table-cell>
          <table:table-cell table:style-name="ce280" table:formula="of:=INDEX([JobSchedules.$B$2:.$B$403]; MATCH([.$A133]; [JobSchedules.$A$2:.$A$400]; 0))" office:value-type="date" office:date-value="2019-04-24" calcext:value-type="date">
            <text:p>24/04/2019</text:p>
          </table:table-cell>
          <table:table-cell table:style-name="ce290" office:value-type="string" calcext:value-type="string">
            <text:p>SE5 8RZ</text:p>
          </table:table-cell>
          <table:table-cell table:style-name="ce306" table:formula="of:=INDEX([JobSchedules.$F$2:.$F$403]; MATCH([.$A133]; [JobSchedules.$A$2:.$A$403]; 0))" office:value-type="string" office:string-value="Co-Op Group Limited,28-32 Denmark Hill, Camberwell, London,SE5 8RZ" calcext:value-type="string">
            <text:p>Co-Op Group Limited,28-32 Denmark Hill, Camberwell, London,SE5 8RZ</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73583" calcext:value-type="float">
            <text:p>573583</text:p>
          </table:table-cell>
          <table:table-cell table:style-name="ce282" table:formula="of:=INDEX([JobSchedules.$B$2:.$B$403]; MATCH([.$A134]; [JobSchedules.$A$2:.$A$400]; 0))" office:value-type="date" office:date-value="2019-04-27" calcext:value-type="date">
            <text:p>27/04/2019</text:p>
          </table:table-cell>
          <table:table-cell table:style-name="ce293" office:value-type="string" calcext:value-type="string">
            <text:p>E20 1EH</text:p>
          </table:table-cell>
          <table:table-cell table:style-name="ce322" table:formula="of:=INDEX([JobSchedules.$F$2:.$F$403]; MATCH([.$A134]; [JobSchedules.$A$2:.$A$403]; 0))"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33:.F134])" office:value-type="currency" office:currency="GBP" office:value="7.5" calcext:value-type="currency">
            <text:p>£7.50</text:p>
          </table:table-cell>
          <table:table-cell table:style-name="ce332" office:value-type="string" calcext:value-type="string">
            <text:p>Sent off 29/04/2019</text:p>
          </table:table-cell>
          <table:table-cell table:style-name="ce293" table:number-columns-repeated="1013"/>
        </table:table-row>
        <table:table-row table:style-name="ro1">
          <table:table-cell table:style-name="ce254" office:value-type="float" office:value="555004" calcext:value-type="float">
            <text:p>555004</text:p>
          </table:table-cell>
          <table:table-cell table:style-name="ce282" table:formula="of:=INDEX([JobSchedules.$B$2:.$B$403]; MATCH([.$A135]; [JobSchedules.$A$2:.$A$400]; 0))" office:value-type="date" office:date-value="2019-05-01" calcext:value-type="date">
            <text:p>01/05/2019</text:p>
          </table:table-cell>
          <table:table-cell table:style-name="ce293" office:value-type="string" calcext:value-type="string">
            <text:p>SW2 4RU</text:p>
          </table:table-cell>
          <table:table-cell table:style-name="ce322" table:formula="of:=INDEX([JobSchedules.$F$2:.$F$403]; MATCH([.$A135]; [JobSchedules.$A$2:.$A$403]; 0))" office:value-type="string" office:string-value="Co-Op Group Limited,176 – 178, Sternhold Avenue, Streatham, London,SW2 4RU" calcext:value-type="string">
            <text:p>Co-Op Group Limited,176 – 178, Sternhold Avenue, Streatham, London,SW2 4RU</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35])" office:value-type="currency" office:currency="GBP" office:value="3" calcext:value-type="currency">
            <text:p>£3.00</text:p>
          </table:table-cell>
          <table:table-cell table:style-name="ce332" office:value-type="string" calcext:value-type="string">
            <text:p>Sent off 06/05/2019</text:p>
          </table:table-cell>
          <table:table-cell table:style-name="ce293" table:number-columns-repeated="1013"/>
        </table:table-row>
        <table:table-row table:style-name="ro1">
          <table:table-cell table:style-name="ce255" office:value-type="float" office:value="568841" calcext:value-type="float">
            <text:p>568841</text:p>
          </table:table-cell>
          <table:table-cell table:style-name="ce280" table:formula="of:=INDEX([JobSchedules.$B$2:.$B$403]; MATCH([.$A136]; [JobSchedules.$A$2:.$A$400]; 0))" office:value-type="date" office:date-value="2019-05-08" calcext:value-type="date">
            <text:p>08/05/2019</text:p>
          </table:table-cell>
          <table:table-cell table:style-name="ce290" office:value-type="string" calcext:value-type="string">
            <text:p>W12 7GF</text:p>
          </table:table-cell>
          <table:table-cell table:style-name="ce306" table:formula="of:=INDEX([JobSchedules.$F$2:.$F$403]; MATCH([.$A136]; [JobSchedules.$A$2:.$A$403]; 0))"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53169" calcext:value-type="float">
            <text:p>553169</text:p>
          </table:table-cell>
          <table:table-cell table:style-name="ce282" table:formula="of:=INDEX([JobSchedules.$B$2:.$B$403]; MATCH([.$A137]; [JobSchedules.$A$2:.$A$400]; 0))" office:value-type="date" office:date-value="2019-05-10" calcext:value-type="date">
            <text:p>10/05/2019</text:p>
          </table:table-cell>
          <table:table-cell table:style-name="ce293" office:value-type="string" calcext:value-type="string">
            <text:p>SW6 4HU</text:p>
          </table:table-cell>
          <table:table-cell table:style-name="ce322" table:formula="of:=INDEX([JobSchedules.$F$2:.$F$403]; MATCH([.$A137]; [JobSchedules.$A$2:.$A$403]; 0))" office:value-type="string" office:string-value="Co-Op Group Limited,50 Parsons Green Lane, London,SW6 4HU" calcext:value-type="string">
            <text:p>Co-Op Group Limited,50 Parsons Green Lane, London,SW6 4HU</text:p>
          </table:table-cell>
          <table:table-cell table:style-name="ce293"/>
          <table:table-cell table:style-name="ce322" office:value-type="currency" office:currency="GBP" office:value="0" calcext:value-type="currency">
            <text:p>£0.00</text:p>
          </table:table-cell>
          <table:table-cell table:style-name="ce293" office:value-type="string" calcext:value-type="string">
            <text:p>By Bike</text:p>
          </table:table-cell>
          <table:table-cell table:style-name="ce293" table:number-columns-repeated="2"/>
          <table:table-cell table:style-name="ce322" table:formula="of:=SUM([.F136:.F137])" office:value-type="currency" office:currency="GBP" office:value="3" calcext:value-type="currency">
            <text:p>£3.00</text:p>
          </table:table-cell>
          <table:table-cell table:style-name="ce332" office:value-type="string" calcext:value-type="string">
            <text:p>Sent off 12/05/2019</text:p>
          </table:table-cell>
          <table:table-cell table:style-name="ce293" table:number-columns-repeated="1013"/>
        </table:table-row>
        <table:table-row table:style-name="ro1">
          <table:table-cell table:style-name="ce255" office:value-type="float" office:value="520929" calcext:value-type="float">
            <text:p>520929</text:p>
          </table:table-cell>
          <table:table-cell table:style-name="ce280" table:formula="of:=INDEX([JobSchedules.$B$2:.$B$403]; MATCH([.$A138]; [JobSchedules.$A$2:.$A$400]; 0))" office:value-type="date" office:date-value="2019-05-20" calcext:value-type="date">
            <text:p>20/05/2019</text:p>
          </table:table-cell>
          <table:table-cell table:style-name="ce290" office:value-type="string" calcext:value-type="string">
            <text:p>CT1 2TF</text:p>
          </table:table-cell>
          <table:table-cell table:style-name="ce306" table:formula="of:=INDEX([JobSchedules.$F$2:.$F$403]; MATCH([.$A138]; [JobSchedules.$A$2:.$A$403]; 0))" office:value-type="string" office:string-value="Boots UK Limited,Unit Msu2, Whitefriars Shopping Centre Gravel Walk Canterbury,CT1 2TF" calcext:value-type="string">
            <text:p>Boots UK Limited,Unit Msu2, Whitefriars Shopping Centre Gravel Walk Canterbury,CT1 2TF</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1014"/>
        </table:table-row>
        <table:table-row table:style-name="ro1">
          <table:table-cell table:style-name="ce256" office:value-type="float" office:value="559805" calcext:value-type="float">
            <text:p>559805</text:p>
          </table:table-cell>
          <table:table-cell table:style-name="ce283" table:formula="of:=INDEX([JobSchedules.$B$2:.$B$403]; MATCH([.$A139]; [JobSchedules.$A$2:.$A$400]; 0))" office:value-type="date" office:date-value="2019-05-22" calcext:value-type="date">
            <text:p>22/05/2019</text:p>
          </table:table-cell>
          <table:table-cell table:style-name="ce294" office:value-type="string" calcext:value-type="string">
            <text:p>SW11 1PT</text:p>
          </table:table-cell>
          <table:table-cell table:style-name="ce323" table:formula="of:=INDEX([JobSchedules.$F$2:.$F$403]; MATCH([.$A139]; [JobSchedules.$A$2:.$A$403]; 0))" office:value-type="string" office:string-value="Claires Accessories Uk Ltd,76 St Johns Road London Greater London,SW11 1PT" calcext:value-type="string">
            <text:p>Claires Accessories Uk Ltd,76 St Johns Road London Greater London,SW11 1PT</text:p>
          </table:table-cell>
          <table:table-cell table:style-name="ce294"/>
          <table:table-cell table:style-name="ce323" office:value-type="currency" office:currency="GBP" office:value="0" calcext:value-type="currency">
            <text:p>£0.00</text:p>
          </table:table-cell>
          <table:table-cell table:style-name="ce294" office:value-type="string" calcext:value-type="string">
            <text:p>By Bike</text:p>
          </table:table-cell>
          <table:table-cell table:style-name="ce294" table:number-columns-repeated="2"/>
          <table:table-cell table:style-name="ce323" table:formula="of:=SUM([.F138:.F139])" office:value-type="currency" office:currency="GBP" office:value="5.4" calcext:value-type="currency">
            <text:p>£5.40</text:p>
          </table:table-cell>
          <table:table-cell table:style-name="ce294" office:value-type="string" calcext:value-type="string">
            <text:p>Did not sent 30/05/2019</text:p>
          </table:table-cell>
          <table:table-cell table:style-name="ce294" table:number-columns-repeated="1013"/>
        </table:table-row>
        <table:table-row table:style-name="ro1">
          <table:table-cell table:style-name="ce255" office:value-type="float" office:value="553369" calcext:value-type="float">
            <text:p>553369</text:p>
          </table:table-cell>
          <table:table-cell table:style-name="ce280" table:formula="of:=INDEX([JobSchedules.$B$2:.$B$403]; MATCH([.$A140]; [JobSchedules.$A$2:.$A$400]; 0))" office:value-type="date" office:date-value="2019-06-05" calcext:value-type="date">
            <text:p>05/06/2019</text:p>
          </table:table-cell>
          <table:table-cell table:style-name="ce290" office:value-type="string" calcext:value-type="string">
            <text:p>SW12 9EL </text:p>
          </table:table-cell>
          <table:table-cell table:style-name="ce306" table:formula="of:=INDEX([JobSchedules.$F$2:.$F$403]; MATCH([.$A140]; [JobSchedules.$A$2:.$A$403]; 0))" office:value-type="string" office:string-value="Co-Op Group Limited,40 Balham Hill, Wandsworth, London,SW12 9EL" calcext:value-type="string">
            <text:p>Co-Op Group Limited,40 Balham Hill, Wandsworth, London,SW12 9EL</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7" office:value-type="float" office:value="553375" calcext:value-type="float">
            <text:p>553375</text:p>
          </table:table-cell>
          <table:table-cell table:style-name="ce284" table:formula="of:=INDEX([JobSchedules.$B$2:.$B$403]; MATCH([.$A141]; [JobSchedules.$A$2:.$A$400]; 0))" office:value-type="date" office:date-value="2019-06-07" calcext:value-type="date">
            <text:p>07/06/2019</text:p>
          </table:table-cell>
          <table:table-cell table:style-name="ce295" office:value-type="string" calcext:value-type="string">
            <text:p>TW1 3AW</text:p>
          </table:table-cell>
          <table:table-cell table:style-name="ce324" table:formula="of:=INDEX([JobSchedules.$F$2:.$F$403]; MATCH([.$A141]; [JobSchedules.$A$2:.$A$403]; 0))" office:value-type="string" office:string-value="Co-Op Group Limited,The Old Anchor, 71 Richmond Rd, Twickenham,TW1 3AW" calcext:value-type="string">
            <text:p>Co-Op Group Limited,The Old Anchor, 71 Richmond Rd, Twickenham,TW1 3AW</text:p>
          </table:table-cell>
          <table:table-cell table:style-name="ce295"/>
          <table:table-cell table:style-name="ce324" office:value-type="currency" office:currency="GBP" office:value="9.7" calcext:value-type="currency">
            <text:p>£9.70</text:p>
          </table:table-cell>
          <table:table-cell table:style-name="ce295" table:number-columns-repeated="3"/>
          <table:table-cell table:style-name="ce324" table:formula="of:=SUM([.F140:.F141])" office:value-type="currency" office:currency="GBP" office:value="12.7" calcext:value-type="currency">
            <text:p>£12.70</text:p>
          </table:table-cell>
          <table:table-cell table:style-name="ce334" office:value-type="string" calcext:value-type="string">
            <text:p>Sent off 09/06/2019</text:p>
          </table:table-cell>
          <table:table-cell table:style-name="ce295" table:number-columns-repeated="1013"/>
        </table:table-row>
        <table:table-row table:style-name="ro1">
          <table:table-cell table:style-name="ce255" office:value-type="float" office:value="566023" calcext:value-type="float">
            <text:p>566023</text:p>
          </table:table-cell>
          <table:table-cell table:style-name="ce280" table:formula="of:=INDEX([JobSchedules.$B$2:.$B$403]; MATCH([.$A142]; [JobSchedules.$A$2:.$A$400]; 0))" office:value-type="date" office:date-value="2019-06-10" calcext:value-type="date">
            <text:p>10/06/2019</text:p>
          </table:table-cell>
          <table:table-cell table:style-name="ce290" office:value-type="string" calcext:value-type="string">
            <text:p>RH6 0PJ</text:p>
          </table:table-cell>
          <table:table-cell table:style-name="ce306" table:formula="of:=INDEX([JobSchedules.$F$2:.$F$403]; MATCH([.$A142]; [JobSchedules.$A$2:.$A$403]; 0))" office:value-type="string" office:string-value="W H Smith Plc,Gatwick Airport, North Terminal, Gatwick, West Sussex,RH6 0PJ" calcext:value-type="string">
            <text:p>W H Smith Plc,Gatwick Airport, North Terminal, Gatwick, West Sussex,RH6 0PJ</text:p>
          </table:table-cell>
          <table:table-cell table:style-name="ce290"/>
          <table:table-cell table:style-name="ce306" office:value-type="currency" office:currency="GBP" office:value="18.9" calcext:value-type="currency">
            <text:p>£18.90</text:p>
          </table:table-cell>
          <table:table-cell table:style-name="ce290" table:number-columns-repeated="3"/>
          <table:table-cell table:style-name="ce306"/>
          <table:table-cell table:style-name="ce290" table:number-columns-repeated="1014"/>
        </table:table-row>
        <table:table-row table:style-name="ro1">
          <table:table-cell table:style-name="ce255" office:value-type="float" office:value="568186" calcext:value-type="float">
            <text:p>568186</text:p>
          </table:table-cell>
          <table:table-cell table:style-name="ce280" table:formula="of:=INDEX([JobSchedules.$B$2:.$B$403]; MATCH([.$A143]; [JobSchedules.$A$2:.$A$400]; 0))" office:value-type="string" office:string-value="" calcext:value-type="error">
            <text:p>#N/A</text:p>
          </table:table-cell>
          <table:table-cell table:style-name="ce290" office:value-type="string" calcext:value-type="string">
            <text:p>SE6 3BT</text:p>
          </table:table-cell>
          <table:table-cell table:style-name="ce306" table:formula="of:=INDEX([JobSchedules.$F$2:.$F$403]; MATCH([.$A143]; [JobSchedules.$A$2:.$A$403]; 0))" office:value-type="string" office:string-value="" calcext:value-type="error">
            <text:p>#N/A</text:p>
          </table:table-cell>
          <table:table-cell table:style-name="ce290"/>
          <table:table-cell table:style-name="ce306" office:value-type="currency" office:currency="GBP" office:value="8.1" calcext:value-type="currency">
            <text:p>£8.1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78387" calcext:value-type="float">
            <text:p>578387</text:p>
          </table:table-cell>
          <table:table-cell table:style-name="ce282" table:formula="of:=INDEX([JobSchedules.$B$2:.$B$403]; MATCH([.$A144]; [JobSchedules.$A$2:.$A$400]; 0))" office:value-type="date" office:date-value="2019-06-14" calcext:value-type="date">
            <text:p>14/06/2019</text:p>
          </table:table-cell>
          <table:table-cell table:style-name="ce293" office:value-type="string" calcext:value-type="string">
            <text:p>W12 7GE</text:p>
          </table:table-cell>
          <table:table-cell table:style-name="ce322" table:formula="of:=INDEX([JobSchedules.$F$2:.$F$403]; MATCH([.$A144]; [JobSchedules.$A$2:.$A$403]; 0))"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style-name="ce293"/>
          <table:table-cell table:style-name="ce322" office:value-type="currency" office:currency="GBP" office:value="1.5" calcext:value-type="currency">
            <text:p>£1.50</text:p>
          </table:table-cell>
          <table:table-cell table:style-name="ce293" table:number-columns-repeated="3"/>
          <table:table-cell table:style-name="ce322" table:formula="of:=SUM([.F142:.F144])" office:value-type="currency" office:currency="GBP" office:value="28.5" calcext:value-type="currency">
            <text:p>£28.50</text:p>
          </table:table-cell>
          <table:table-cell table:style-name="ce332" office:value-type="string" calcext:value-type="string">
            <text:p>Sent off 16/06/2019</text:p>
          </table:table-cell>
          <table:table-cell table:style-name="ce293" table:number-columns-repeated="1013"/>
        </table:table-row>
        <table:table-row table:style-name="ro1">
          <table:table-cell table:style-name="ce255" office:value-type="float" office:value="568191" calcext:value-type="float">
            <text:p>568191</text:p>
          </table:table-cell>
          <table:table-cell table:style-name="ce280" table:formula="of:=INDEX([JobSchedules.$B$2:.$B$403]; MATCH([.$A145]; [JobSchedules.$A$2:.$A$400]; 0))" office:value-type="date" office:date-value="2019-06-17" calcext:value-type="date">
            <text:p>17/06/2019</text:p>
          </table:table-cell>
          <table:table-cell table:style-name="ce290" office:value-type="string" calcext:value-type="string">
            <text:p>KT4 8DR</text:p>
          </table:table-cell>
          <table:table-cell table:style-name="ce306" table:formula="of:=INDEX([JobSchedules.$F$2:.$F$403]; MATCH([.$A145];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290" table:number-columns-repeated="1014"/>
        </table:table-row>
        <table:table-row table:style-name="ro1">
          <table:table-cell table:style-name="ce255" office:value-type="float" office:value="571055" calcext:value-type="float">
            <text:p>571055</text:p>
          </table:table-cell>
          <table:table-cell table:style-name="ce280" table:formula="of:=INDEX([JobSchedules.$B$2:.$B$403]; MATCH([.$A146]; [JobSchedules.$A$2:.$A$400]; 0))" office:value-type="date" office:date-value="2019-06-19" calcext:value-type="date">
            <text:p>19/06/2019</text:p>
          </table:table-cell>
          <table:table-cell table:style-name="ce290" office:value-type="string" calcext:value-type="string">
            <text:p>SW18 4TF</text:p>
          </table:table-cell>
          <table:table-cell table:style-name="ce306" table:formula="of:=INDEX([JobSchedules.$F$2:.$F$403]; MATCH([.$A146]; [JobSchedules.$A$2:.$A$403]; 0))"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52972" calcext:value-type="float">
            <text:p>552972</text:p>
          </table:table-cell>
          <table:table-cell table:style-name="ce282" table:formula="of:=INDEX([JobSchedules.$B$2:.$B$403]; MATCH([.$A147]; [JobSchedules.$A$2:.$A$400]; 0))" office:value-type="date" office:date-value="2019-06-21" calcext:value-type="date">
            <text:p>21/06/2019</text:p>
          </table:table-cell>
          <table:table-cell table:style-name="ce293" office:value-type="string" calcext:value-type="string">
            <text:p>SW6 6BT</text:p>
          </table:table-cell>
          <table:table-cell table:style-name="ce322" table:formula="of:=INDEX([JobSchedules.$F$2:.$F$403]; MATCH([.$A147]; [JobSchedules.$A$2:.$A$403]; 0))" office:value-type="string" office:string-value="Co-Op Group Limited,227-233 Munster Road, Fulham, London,SW6 6BT" calcext:value-type="string">
            <text:p>Co-Op Group Limited,227-233 Munster Road, Fulham, London,SW6 6B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45:.F147])" office:value-type="currency" office:currency="GBP" office:value="11" calcext:value-type="currency">
            <text:p>£11.00</text:p>
          </table:table-cell>
          <table:table-cell table:style-name="ce332" office:value-type="string" calcext:value-type="string">
            <text:p>Sent off 23/06/2019</text:p>
          </table:table-cell>
          <table:table-cell table:style-name="ce293" table:number-columns-repeated="1013"/>
        </table:table-row>
        <table:table-row table:style-name="ro1">
          <table:table-cell table:style-name="ce255" office:value-type="float" office:value="548916" calcext:value-type="float">
            <text:p>548916</text:p>
          </table:table-cell>
          <table:table-cell table:style-name="ce280" table:formula="of:=INDEX([JobSchedules.$B$2:.$B$403]; MATCH([.$A148]; [JobSchedules.$A$2:.$A$400]; 0))" office:value-type="date" office:date-value="2019-06-26" calcext:value-type="date">
            <text:p>26/06/2019</text:p>
          </table:table-cell>
          <table:table-cell table:style-name="ce290" office:value-type="string" calcext:value-type="string">
            <text:p>W12 7HT</text:p>
          </table:table-cell>
          <table:table-cell table:style-name="ce306" table:formula="of:=INDEX([JobSchedules.$F$2:.$F$403]; MATCH([.$A148]; [JobSchedules.$A$2:.$A$403]; 0))"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66008" calcext:value-type="float">
            <text:p>566008</text:p>
          </table:table-cell>
          <table:table-cell table:style-name="ce282" table:formula="of:=INDEX([JobSchedules.$B$2:.$B$403]; MATCH([.$A149]; [JobSchedules.$A$2:.$A$400]; 0))" office:value-type="date" office:date-value="2019-06-27" calcext:value-type="date">
            <text:p>27/06/2019</text:p>
          </table:table-cell>
          <table:table-cell table:style-name="ce293" office:value-type="string" calcext:value-type="string">
            <text:p>EC2M 7QA</text:p>
          </table:table-cell>
          <table:table-cell table:style-name="ce322" table:formula="of:=INDEX([JobSchedules.$F$2:.$F$403]; MATCH([.$A149]; [JobSchedules.$A$2:.$A$403]; 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style-name="ce293"/>
          <table:table-cell table:style-name="ce322" office:value-type="currency" office:currency="GBP" office:value="5.4" calcext:value-type="currency">
            <text:p>£5.40</text:p>
          </table:table-cell>
          <table:table-cell table:style-name="ce293" table:number-columns-repeated="3"/>
          <table:table-cell table:style-name="ce322" table:formula="of:=SUM([.F148:.F149])" office:value-type="currency" office:currency="GBP" office:value="8.4" calcext:value-type="currency">
            <text:p>£8.40</text:p>
          </table:table-cell>
          <table:table-cell table:style-name="ce332" office:value-type="string" calcext:value-type="string">
            <text:p>Sent off 30/06/2019</text:p>
          </table:table-cell>
          <table:table-cell table:style-name="ce293" table:number-columns-repeated="1013"/>
        </table:table-row>
        <table:table-row table:style-name="ro1">
          <table:table-cell table:style-name="ce255" office:value-type="float" office:value="521241" calcext:value-type="float">
            <text:p>521241</text:p>
          </table:table-cell>
          <table:table-cell table:style-name="ce280" table:formula="of:=INDEX([JobSchedules.$B$2:.$B$403]; MATCH([.$A150]; [JobSchedules.$A$2:.$A$400]; 0))" office:value-type="date" office:date-value="2019-07-01" calcext:value-type="date">
            <text:p>01/07/2019</text:p>
          </table:table-cell>
          <table:table-cell table:style-name="ce290" office:value-type="string" calcext:value-type="string">
            <text:p>TW9 1HF</text:p>
          </table:table-cell>
          <table:table-cell table:style-name="ce306" table:formula="of:=INDEX([JobSchedules.$F$2:.$F$403]; MATCH([.$A150]; [JobSchedules.$A$2:.$A$403]; 0))" office:value-type="string" office:string-value="Boots UK Limited,60-64 George St, Richmond,TW9 1HF" calcext:value-type="string">
            <text:p>Boots UK Limited,60-64 George St, Richmond,TW9 1HF</text:p>
          </table:table-cell>
          <table:table-cell table:style-name="ce290"/>
          <table:table-cell table:style-name="ce306" office:value-type="currency" office:currency="GBP" office:value="5" calcext:value-type="currency">
            <text:p>£5.00</text:p>
          </table:table-cell>
          <table:table-cell table:style-name="ce290" table:number-columns-repeated="3"/>
          <table:table-cell table:style-name="ce306"/>
          <table:table-cell table:style-name="ce290" table:number-columns-repeated="1014"/>
        </table:table-row>
        <table:table-row table:style-name="ro1">
          <table:table-cell table:style-name="ce255" office:value-type="float" office:value="571071" calcext:value-type="float">
            <text:p>571071</text:p>
          </table:table-cell>
          <table:table-cell table:style-name="ce280" table:formula="of:=INDEX([JobSchedules.$B$2:.$B$403]; MATCH([.$A151]; [JobSchedules.$A$2:.$A$400]; 0))" office:value-type="date" office:date-value="2019-07-03" calcext:value-type="date">
            <text:p>03/07/2019</text:p>
          </table:table-cell>
          <table:table-cell table:style-name="ce290" office:value-type="string" calcext:value-type="string">
            <text:p>SW15 1TW</text:p>
          </table:table-cell>
          <table:table-cell table:style-name="ce306" table:formula="of:=INDEX([JobSchedules.$F$2:.$F$403]; MATCH([.$A151]; [JobSchedules.$A$2:.$A$403]; 0))"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255" office:value-type="float" office:value="568215" calcext:value-type="float">
            <text:p>568215</text:p>
          </table:table-cell>
          <table:table-cell table:style-name="ce280" table:formula="of:=INDEX([JobSchedules.$B$2:.$B$403]; MATCH([.$A152]; [JobSchedules.$A$2:.$A$400]; 0))" office:value-type="date" office:date-value="2019-07-04" calcext:value-type="date">
            <text:p>04/07/2019</text:p>
          </table:table-cell>
          <table:table-cell table:style-name="ce290" office:value-type="string" calcext:value-type="string">
            <text:p>SW15 1RB</text:p>
          </table:table-cell>
          <table:table-cell table:style-name="ce306" table:formula="of:=INDEX([JobSchedules.$F$2:.$F$403]; MATCH([.$A152];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254" office:value-type="float" office:value="580964" calcext:value-type="float">
            <text:p>580964</text:p>
          </table:table-cell>
          <table:table-cell table:style-name="ce282" table:formula="of:=INDEX([JobSchedules.$B$2:.$B$403]; MATCH([.$A153]; [JobSchedules.$A$2:.$A$400]; 0))" office:value-type="date" office:date-value="2019-07-05" calcext:value-type="date">
            <text:p>05/07/2019</text:p>
          </table:table-cell>
          <table:table-cell table:style-name="ce293" office:value-type="string" calcext:value-type="string">
            <text:p>KT12 1DH</text:p>
          </table:table-cell>
          <table:table-cell table:style-name="ce322" table:formula="of:=INDEX([JobSchedules.$F$2:.$F$403]; MATCH([.$A153];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office:value-type="currency" office:currency="GBP" office:value="8.2" calcext:value-type="currency">
            <text:p>£8.20</text:p>
          </table:table-cell>
          <table:table-cell table:style-name="ce293" table:number-columns-repeated="3"/>
          <table:table-cell table:style-name="ce322" table:formula="of:=SUM([.F150:.F153])" office:value-type="currency" office:currency="GBP" office:value="16.2" calcext:value-type="currency">
            <text:p>£16.20</text:p>
          </table:table-cell>
          <table:table-cell table:style-name="ce332" office:value-type="string" calcext:value-type="string">
            <text:p>Sent off 08/07/2019</text:p>
          </table:table-cell>
          <table:table-cell table:style-name="ce293" table:number-columns-repeated="1013"/>
        </table:table-row>
        <table:table-row table:style-name="ro1">
          <table:table-cell table:style-name="ce161" office:value-type="float" office:value="559379" calcext:value-type="float">
            <text:p>559379</text:p>
          </table:table-cell>
          <table:table-cell table:style-name="ce280" table:formula="of:=INDEX([JobSchedules.$B$2:.$B$403]; MATCH([.$A154]; [JobSchedules.$A$2:.$A$400]; 0))" office:value-type="date" office:date-value="2019-07-08" calcext:value-type="date">
            <text:p>08/07/2019</text:p>
          </table:table-cell>
          <table:table-cell table:style-name="ce290" office:value-type="string" calcext:value-type="string">
            <text:p>SW11 1PW</text:p>
          </table:table-cell>
          <table:table-cell table:style-name="ce306" table:formula="of:=INDEX([JobSchedules.$F$2:.$F$403]; MATCH([.$A154]; [JobSchedules.$A$2:.$A$403]; 0))" office:value-type="string" office:string-value="Superdrug,36 St John's Rd, Battersea, London,SW11 1PW" calcext:value-type="string">
            <text:p>Superdrug,36 St John's Rd, Battersea, London,SW11 1PW</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68274" calcext:value-type="float">
            <text:p>568274</text:p>
          </table:table-cell>
          <table:table-cell table:style-name="ce280" table:formula="of:=INDEX([JobSchedules.$B$2:.$B$403]; MATCH([.$A155]; [JobSchedules.$A$2:.$A$400]; 0))" office:value-type="date" office:date-value="2019-07-10" calcext:value-type="date">
            <text:p>10/07/2019</text:p>
          </table:table-cell>
          <table:table-cell table:style-name="ce290" office:value-type="string" calcext:value-type="string">
            <text:p>KT19 8AJ</text:p>
          </table:table-cell>
          <table:table-cell table:style-name="ce306" table:formula="of:=INDEX([JobSchedules.$F$2:.$F$403]; MATCH([.$A155]; [JobSchedules.$A$2:.$A$403]; 0))" office:value-type="string" office:string-value="Poundland Limited,46 High St, Epsom,KT19 8AJ" calcext:value-type="string">
            <text:p>Poundland Limited,46 High St, Epsom,KT19 8AJ</text:p>
          </table:table-cell>
          <table:table-cell table:style-name="ce290"/>
          <table:table-cell table:style-name="ce306" office:value-type="currency" office:currency="GBP" office:value="10" calcext:value-type="currency">
            <text:p>£10.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9375" calcext:value-type="float">
            <text:p>559375</text:p>
          </table:table-cell>
          <table:table-cell table:style-name="ce282" table:formula="of:=INDEX([JobSchedules.$B$2:.$B$403]; MATCH([.$A156]; [JobSchedules.$A$2:.$A$400]; 0))" office:value-type="date" office:date-value="2019-07-12" calcext:value-type="date">
            <text:p>12/07/2019</text:p>
          </table:table-cell>
          <table:table-cell table:style-name="ce293" office:value-type="string" calcext:value-type="string">
            <text:p>SW4 7UB</text:p>
          </table:table-cell>
          <table:table-cell table:style-name="ce322" table:formula="of:=INDEX([JobSchedules.$F$2:.$F$403]; MATCH([.$A156]; [JobSchedules.$A$2:.$A$403]; 0))" office:value-type="string" office:string-value="Superdrug,156-158 Clapham High St, Clapham, London,SW4 7UG" calcext:value-type="string">
            <text:p>Superdrug,156-158 Clapham High St, Clapham, London,SW4 7U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54:.F156])" office:value-type="currency" office:currency="GBP" office:value="13" calcext:value-type="currency">
            <text:p>£13.00</text:p>
          </table:table-cell>
          <table:table-cell table:style-name="ce332" office:value-type="string" calcext:value-type="string">
            <text:p>Sent off 15/07/2019</text:p>
          </table:table-cell>
          <table:table-cell table:style-name="ce293" table:number-columns-repeated="1013"/>
        </table:table-row>
        <table:table-row table:style-name="ro1">
          <table:table-cell table:style-name="ce161" office:value-type="float" office:value="580694" calcext:value-type="float">
            <text:p>580694</text:p>
          </table:table-cell>
          <table:table-cell table:style-name="ce280" table:formula="of:=INDEX([JobSchedules.$B$2:.$B$403]; MATCH([.$A157]; [JobSchedules.$A$2:.$A$400]; 0))" office:value-type="date" office:date-value="2019-07-15" calcext:value-type="date">
            <text:p>15/07/2019</text:p>
          </table:table-cell>
          <table:table-cell table:style-name="ce290" office:value-type="string" calcext:value-type="string">
            <text:p>KT1 1QP</text:p>
          </table:table-cell>
          <table:table-cell table:style-name="ce306" table:formula="of:=INDEX([JobSchedules.$F$2:.$F$403]; MATCH([.$A157]; [JobSchedules.$A$2:.$A$403]; 0))" office:value-type="string" office:string-value="Wilkinson Group PLC,146/152, Clarence Street, Kingston Upon Thames, Surrey,KT1 1QP" calcext:value-type="string">
            <text:p>Wilkinson Group PLC,146/152, Clarence Street, Kingston Upon Thames, Surrey,KT1 1QP</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80695" calcext:value-type="float">
            <text:p>580695</text:p>
          </table:table-cell>
          <table:table-cell table:style-name="ce282" table:formula="of:=INDEX([JobSchedules.$B$2:.$B$403]; MATCH([.$A158]; [JobSchedules.$A$2:.$A$400]; 0))" office:value-type="date" office:date-value="2019-07-16" calcext:value-type="date">
            <text:p>16/07/2019</text:p>
          </table:table-cell>
          <table:table-cell table:style-name="ce293" office:value-type="string" calcext:value-type="string">
            <text:p>KT19 8BA</text:p>
          </table:table-cell>
          <table:table-cell table:style-name="ce322" table:formula="of:=INDEX([JobSchedules.$F$2:.$F$403]; MATCH([.$A158]; [JobSchedules.$A$2:.$A$403]; 0))" office:value-type="string" office:string-value="Wilkinson Group PLC,78-80 High St, Epsom,KT19 8BA" calcext:value-type="string">
            <text:p>Wilkinson Group PLC,78-80 High St, Epsom,KT19 8BA</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57:.F158])" office:value-type="currency" office:currency="GBP" office:value="10.5" calcext:value-type="currency">
            <text:p>£10.50</text:p>
          </table:table-cell>
          <table:table-cell table:style-name="ce332" office:value-type="string" calcext:value-type="string">
            <text:p>Sent off 21/07/2019</text:p>
          </table:table-cell>
          <table:table-cell table:style-name="ce293" table:number-columns-repeated="1013"/>
        </table:table-row>
        <table:table-row table:style-name="ro1">
          <table:table-cell table:style-name="ce155" office:value-type="float" office:value="520758" calcext:value-type="float">
            <text:p>520758</text:p>
          </table:table-cell>
          <table:table-cell table:style-name="ce280" table:formula="of:=INDEX([JobSchedules.$B$2:.$B$403]; MATCH([.$A159]; [JobSchedules.$A$2:.$A$400]; 0))" office:value-type="date" office:date-value="2019-07-22" calcext:value-type="date">
            <text:p>22/07/2019</text:p>
          </table:table-cell>
          <table:table-cell table:style-name="ce290" office:value-type="string" calcext:value-type="string">
            <text:p>SW19 2TY</text:p>
          </table:table-cell>
          <table:table-cell table:style-name="ce306" table:formula="of:=INDEX([JobSchedules.$F$2:.$F$403]; MATCH([.$A159]; [JobSchedules.$A$2:.$A$403]; 0))" office:value-type="string" office:string-value="Boots UK Limited,Unit 9 The Tandem Centre, London,SW19 2TY" calcext:value-type="string">
            <text:p>Boots UK Limited,Unit 9 The Tandem Centre, London,SW19 2TY</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55" office:value-type="float" office:value="520963" calcext:value-type="float">
            <text:p>520963</text:p>
          </table:table-cell>
          <table:table-cell table:style-name="ce280" table:formula="of:=INDEX([JobSchedules.$B$2:.$B$403]; MATCH([.$A160]; [JobSchedules.$A$2:.$A$400]; 0))" office:value-type="date" office:date-value="2019-07-24" calcext:value-type="date">
            <text:p>24/07/2019</text:p>
          </table:table-cell>
          <table:table-cell table:style-name="ce290" office:value-type="string" calcext:value-type="string">
            <text:p>DA9 9SJ</text:p>
          </table:table-cell>
          <table:table-cell table:style-name="ce306" table:formula="of:=INDEX([JobSchedules.$F$2:.$F$403]; MATCH([.$A160]; [JobSchedules.$A$2:.$A$403]; 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style-name="ce290"/>
          <table:table-cell table:style-name="ce306" office:value-type="currency" office:currency="GBP" office:value="6.9" calcext:value-type="currency">
            <text:p>£6.9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1594" calcext:value-type="float">
            <text:p>571594</text:p>
          </table:table-cell>
          <table:table-cell table:style-name="ce282" table:formula="of:=INDEX([JobSchedules.$B$2:.$B$403]; MATCH([.$A161]; [JobSchedules.$A$2:.$A$400]; 0))" office:value-type="date" office:date-value="2019-07-26" calcext:value-type="date">
            <text:p>26/07/2019</text:p>
          </table:table-cell>
          <table:table-cell table:style-name="ce293" office:value-type="string" calcext:value-type="string">
            <text:p>RH10 9AN</text:p>
          </table:table-cell>
          <table:table-cell table:style-name="ce322" table:formula="of:=INDEX([JobSchedules.$F$2:.$F$403]; MATCH([.$A161]; [JobSchedules.$A$2:.$A$403]; 0))" office:value-type="string" office:string-value="Euro Car Parts Limited,Unit 1b, 40 - 62 Gatwick Road, Crawley, West Sussex,RH10 9AN" calcext:value-type="string">
            <text:p>Euro Car Parts Limited,Unit 1b, 40 - 62 Gatwick Road, Crawley, West Sussex,RH10 9AN</text:p>
          </table:table-cell>
          <table:table-cell table:style-name="ce293"/>
          <table:table-cell table:style-name="ce322" table:formula="of:=10.7+11+2.5" office:value-type="currency" office:currency="GBP" office:value="24.2" calcext:value-type="currency">
            <text:p>£24.20</text:p>
          </table:table-cell>
          <table:table-cell table:style-name="ce293" table:number-columns-repeated="3"/>
          <table:table-cell table:style-name="ce322" table:formula="of:=SUM([.F159:.F161])" office:value-type="currency" office:currency="GBP" office:value="34.1" calcext:value-type="currency">
            <text:p>£34.10</text:p>
          </table:table-cell>
          <table:table-cell table:style-name="ce332" office:value-type="string" calcext:value-type="string">
            <text:p>Sent off 30/07/2019</text:p>
          </table:table-cell>
          <table:table-cell table:style-name="ce293" table:number-columns-repeated="1013"/>
        </table:table-row>
        <table:table-row table:style-name="ro1">
          <table:table-cell table:style-name="ce161" office:value-type="float" office:value="568244" calcext:value-type="float">
            <text:p>568244</text:p>
          </table:table-cell>
          <table:table-cell table:style-name="ce280" office:value-type="date" office:date-value="2019-07-29" calcext:value-type="date">
            <text:p>29/07/2019</text:p>
          </table:table-cell>
          <table:table-cell table:style-name="ce290" office:value-type="string" calcext:value-type="string">
            <text:p>ME4 4BA</text:p>
          </table:table-cell>
          <table:table-cell table:style-name="ce306" table:formula="of:=INDEX([JobSchedules.$F$2:.$F$403]; MATCH([.$A162]; [JobSchedules.$A$2:.$A$403]; 0))" office:value-type="string" office:string-value="Poundland Limited,167-169 High Street, Chatham, Kent,ME4 4BA" calcext:value-type="string">
            <text:p>Poundland Limited,167-169 High Street, Chatham, Kent,ME4 4B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82332" calcext:value-type="float">
            <text:p>582332</text:p>
          </table:table-cell>
          <table:table-cell table:style-name="ce280" table:formula="of:=INDEX([JobSchedules.$B$2:.$B$403]; MATCH([.$A163]; [JobSchedules.$A$2:.$A$400]; 0))" office:value-type="date" office:date-value="2019-07-31" calcext:value-type="date">
            <text:p>31/07/2019</text:p>
          </table:table-cell>
          <table:table-cell table:style-name="ce290" office:value-type="string" calcext:value-type="string">
            <text:p>SE5 8RW</text:p>
          </table:table-cell>
          <table:table-cell table:style-name="ce306" table:formula="of:=INDEX([JobSchedules.$F$2:.$F$403]; MATCH([.$A163]; [JobSchedules.$A$2:.$A$403]; 0))" office:value-type="string" office:string-value="Poundland Limited,Butterfly Walk, Denmark Hill, Camberwell, London,SE5 8RW" calcext:value-type="string">
            <text:p>Poundland Limited,Butterfly Walk, Denmark Hill, Camberwell, London,SE5 8R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55942" calcext:value-type="float">
            <text:p>555942</text:p>
          </table:table-cell>
          <table:table-cell table:style-name="ce280" table:formula="of:=INDEX([JobSchedules.$B$2:.$B$403]; MATCH([.$A164]; [JobSchedules.$A$2:.$A$400]; 0))" office:value-type="date" office:date-value="2019-08-02" calcext:value-type="date">
            <text:p>02/08/2019</text:p>
          </table:table-cell>
          <table:table-cell table:style-name="ce290" office:value-type="string" calcext:value-type="string">
            <text:p>KT15 2TX</text:p>
          </table:table-cell>
          <table:table-cell table:style-name="ce306" table:formula="of:=INDEX([JobSchedules.$F$2:.$F$403]; MATCH([.$A164]; [JobSchedules.$A$2:.$A$403]; 0))" office:value-type="string" office:string-value="Co-Op Group Limited,51-53 Green Lane, Addlestone,KT15 2TX" calcext:value-type="string">
            <text:p>Co-Op Group Limited,51-53 Green Lane, Addlestone,KT15 2TX</text:p>
          </table:table-cell>
          <table:table-cell table:style-name="ce290"/>
          <table:table-cell table:style-name="ce306" table:formula="of:=3+12.6" office:value-type="currency" office:currency="GBP" office:value="15.6" calcext:value-type="currency">
            <text:p>£15.6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161" office:value-type="float" office:value="568315" calcext:value-type="float">
            <text:p>568315</text:p>
          </table:table-cell>
          <table:table-cell table:style-name="ce280" table:formula="of:=INDEX([JobSchedules.$B$2:.$B$403]; MATCH([.$A165]; [JobSchedules.$A$2:.$A$400]; 0))" office:value-type="date" office:date-value="2019-08-05" calcext:value-type="date">
            <text:p>05/08/2019</text:p>
          </table:table-cell>
          <table:table-cell table:style-name="ce290" office:value-type="string" calcext:value-type="string">
            <text:p>SW18 4TE</text:p>
          </table:table-cell>
          <table:table-cell table:style-name="ce306" table:formula="of:=INDEX([JobSchedules.$F$2:.$F$403]; MATCH([.$A165]; [JobSchedules.$A$2:.$A$403];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59257" calcext:value-type="float">
            <text:p>559257</text:p>
          </table:table-cell>
          <table:table-cell table:style-name="ce280" table:formula="of:=INDEX([JobSchedules.$B$2:.$B$403]; MATCH([.$A166]; [JobSchedules.$A$2:.$A$400]; 0))" office:value-type="date" office:date-value="2019-08-07" calcext:value-type="date">
            <text:p>07/08/2019</text:p>
          </table:table-cell>
          <table:table-cell table:style-name="ce290" office:value-type="string" calcext:value-type="string">
            <text:p>UB1 1JR</text:p>
          </table:table-cell>
          <table:table-cell table:style-name="ce306" table:formula="of:=INDEX([JobSchedules.$F$2:.$F$403]; MATCH([.$A166];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4.7" calcext:value-type="currency">
            <text:p>£4.7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1595" calcext:value-type="float">
            <text:p>571595</text:p>
          </table:table-cell>
          <table:table-cell table:style-name="ce282" table:formula="of:=INDEX([JobSchedules.$B$2:.$B$403]; MATCH([.$A167]; [JobSchedules.$A$2:.$A$400]; 0))" office:value-type="date" office:date-value="2019-08-09" calcext:value-type="date">
            <text:p>09/08/2019</text:p>
          </table:table-cell>
          <table:table-cell table:style-name="ce293" office:value-type="string" calcext:value-type="string">
            <text:p>ME20 7NA</text:p>
          </table:table-cell>
          <table:table-cell table:style-name="ce322" table:formula="of:=INDEX([JobSchedules.$F$2:.$F$403]; MATCH([.$A167]; [JobSchedules.$A$2:.$A$403]; 0))"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style-name="ce293"/>
          <table:table-cell table:style-name="ce322" table:formula="of:=13.6-5.1" office:value-type="currency" office:currency="GBP" office:value="8.5" calcext:value-type="currency">
            <text:p>£8.50</text:p>
          </table:table-cell>
          <table:table-cell table:style-name="ce293" table:number-columns-repeated="3"/>
          <table:table-cell table:style-name="ce322" table:formula="of:=SUM([.F162:.F167])" office:value-type="currency" office:currency="GBP" office:value="37.8" calcext:value-type="currency">
            <text:p>£37.80</text:p>
          </table:table-cell>
          <table:table-cell table:style-name="ce332" office:value-type="string" calcext:value-type="string">
            <text:p>Sent off 13/08/2019</text:p>
          </table:table-cell>
          <table:table-cell table:style-name="ce293" table:number-columns-repeated="1013"/>
        </table:table-row>
        <table:table-row table:style-name="ro1">
          <table:table-cell table:style-name="ce161" office:value-type="float" office:value="582481" calcext:value-type="float">
            <text:p>582481</text:p>
          </table:table-cell>
          <table:table-cell table:style-name="ce280" table:formula="of:=INDEX([JobSchedules.$B$2:.$B$403]; MATCH([.$A168]; [JobSchedules.$A$2:.$A$400]; 0))" office:value-type="date" office:date-value="2019-08-12" calcext:value-type="date">
            <text:p>12/08/2019</text:p>
          </table:table-cell>
          <table:table-cell table:style-name="ce290" office:value-type="string" calcext:value-type="string">
            <text:p>EN8 7BX</text:p>
          </table:table-cell>
          <table:table-cell table:style-name="ce306" table:formula="of:=INDEX([JobSchedules.$F$2:.$F$403]; MATCH([.$A168]; [JobSchedules.$A$2:.$A$403]; 0))" office:value-type="string" office:string-value="Poundland Limited,118 High Street, Waltham Cross, London,EN8 7BX" calcext:value-type="string">
            <text:p>Poundland Limited,118 High Street, Waltham Cross, London,EN8 7BX</text:p>
          </table:table-cell>
          <table:table-cell table:style-name="ce290"/>
          <table:table-cell table:style-name="ce306" office:value-type="currency" office:currency="GBP" office:value="11" calcext:value-type="currency">
            <text:p>£11.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1087" calcext:value-type="float">
            <text:p>571087</text:p>
          </table:table-cell>
          <table:table-cell table:style-name="ce282" table:formula="of:=INDEX([JobSchedules.$B$2:.$B$403]; MATCH([.$A169]; [JobSchedules.$A$2:.$A$400]; 0))" office:value-type="date" office:date-value="2019-08-14" calcext:value-type="date">
            <text:p>14/08/2019</text:p>
          </table:table-cell>
          <table:table-cell table:style-name="ce293" office:value-type="string" calcext:value-type="string">
            <text:p>KT12 1BZ</text:p>
          </table:table-cell>
          <table:table-cell table:style-name="ce322" table:formula="of:=INDEX([JobSchedules.$F$2:.$F$403]; MATCH([.$A169]; [JobSchedules.$A$2:.$A$403]; 0))"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style-name="ce293"/>
          <table:table-cell table:style-name="ce322" office:value-type="currency" office:currency="GBP" office:value="7" calcext:value-type="currency">
            <text:p>£7.00</text:p>
          </table:table-cell>
          <table:table-cell table:style-name="ce293" table:number-columns-repeated="3"/>
          <table:table-cell table:style-name="ce322" table:formula="of:=SUM([.F168:.F169])" office:value-type="currency" office:currency="GBP" office:value="18" calcext:value-type="currency">
            <text:p>£18.00</text:p>
          </table:table-cell>
          <table:table-cell table:style-name="ce332" office:value-type="string" calcext:value-type="string">
            <text:p>Sent off 19/08/2019</text:p>
          </table:table-cell>
          <table:table-cell table:style-name="ce293" table:number-columns-repeated="1013"/>
        </table:table-row>
        <table:table-row table:style-name="ro1">
          <table:table-cell table:style-name="ce161" office:value-type="float" office:value="568284" calcext:value-type="float">
            <text:p>568284</text:p>
          </table:table-cell>
          <table:table-cell table:style-name="ce280" table:formula="of:=INDEX([JobSchedules.$B$2:.$B$403]; MATCH([.$A170]; [JobSchedules.$A$2:.$A$400]; 0))" office:value-type="date" office:date-value="2019-08-19" calcext:value-type="date">
            <text:p>19/08/2019</text:p>
          </table:table-cell>
          <table:table-cell table:style-name="ce290" office:value-type="string" calcext:value-type="string">
            <text:p>UB1 1QB</text:p>
          </table:table-cell>
          <table:table-cell table:style-name="ce306" table:formula="of:=INDEX([JobSchedules.$F$2:.$F$403]; MATCH([.$A170]; [JobSchedules.$A$2:.$A$403]; 0))" office:value-type="string" office:string-value="Poundland Limited,44-50A, The Broadway Shopping Centre, Southall, Middlesex,UB1 1QB" calcext:value-type="string">
            <text:p>Poundland Limited,44-50A, The Broadway Shopping Centre, Southall, Middlesex,UB1 1QB</text:p>
          </table:table-cell>
          <table:table-cell table:style-name="ce290"/>
          <table:table-cell table:style-name="ce306" office:value-type="currency" office:currency="GBP" office:value="5.5" calcext:value-type="currency">
            <text:p>£5.5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8308" calcext:value-type="float">
            <text:p>578308</text:p>
          </table:table-cell>
          <table:table-cell table:style-name="ce282" table:formula="of:=INDEX([JobSchedules.$B$2:.$B$403]; MATCH([.$A171]; [JobSchedules.$A$2:.$A$400]; 0))" office:value-type="date" office:date-value="2019-08-23" calcext:value-type="date">
            <text:p>23/08/2019</text:p>
          </table:table-cell>
          <table:table-cell table:style-name="ce293" office:value-type="string" calcext:value-type="string">
            <text:p>W12 7GF</text:p>
          </table:table-cell>
          <table:table-cell table:style-name="ce322" table:formula="of:=INDEX([JobSchedules.$F$2:.$F$403]; MATCH([.$A171]; [JobSchedules.$A$2:.$A$403]; 0))" office:value-type="string" office:string-value="Hallhuber GmbH,Ariel Way, Westfield, White City, London,W12 7GF" calcext:value-type="string">
            <text:p>Hallhuber GmbH,Ariel Way, Westfield, White City, London,W12 7GF</text:p>
          </table:table-cell>
          <table:table-cell table:style-name="ce293"/>
          <table:table-cell table:style-name="ce322" office:value-type="currency" office:currency="GBP" office:value="4.7" calcext:value-type="currency">
            <text:p>£4.70</text:p>
          </table:table-cell>
          <table:table-cell table:style-name="ce293" table:number-columns-repeated="3"/>
          <table:table-cell table:style-name="ce322" table:formula="of:=SUM([.F170:.F171])" office:value-type="currency" office:currency="GBP" office:value="10.2" calcext:value-type="currency">
            <text:p>£10.20</text:p>
          </table:table-cell>
          <table:table-cell table:style-name="ce332" office:value-type="string" calcext:value-type="string">
            <text:p>Sent off 27/08/2019</text:p>
          </table:table-cell>
          <table:table-cell table:style-name="ce293" table:number-columns-repeated="1013"/>
        </table:table-row>
        <table:table-row table:style-name="ro1">
          <table:table-cell table:style-name="ce161" office:value-type="float" office:value="553855" calcext:value-type="float">
            <text:p>553855</text:p>
          </table:table-cell>
          <table:table-cell table:style-name="ce280" table:formula="of:=INDEX([JobSchedules.$B$2:.$B$403]; MATCH([.$A172]; [JobSchedules.$A$2:.$A$400]; 0))" office:value-type="date" office:date-value="2019-08-28" calcext:value-type="date">
            <text:p>28/08/2019</text:p>
          </table:table-cell>
          <table:table-cell table:style-name="ce290" office:value-type="string" calcext:value-type="string">
            <text:p>SW16 5PY</text:p>
          </table:table-cell>
          <table:table-cell table:style-name="ce306" table:formula="of:=INDEX([JobSchedules.$F$2:.$F$403]; MATCH([.$A172]; [JobSchedules.$A$2:.$A$403]; 0))" office:value-type="string" office:string-value="Co-Op Group Limited,Fairview Rd, Norbury, London,SW16 5PY" calcext:value-type="string">
            <text:p>Co-Op Group Limited,Fairview Rd, Norbury, London,SW16 5PY</text:p>
          </table:table-cell>
          <table:table-cell table:style-name="ce290"/>
          <table:table-cell table:style-name="ce306" office:value-type="currency" office:currency="GBP" office:value="5.7" calcext:value-type="currency">
            <text:p>£5.7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82373" calcext:value-type="float">
            <text:p>582373</text:p>
          </table:table-cell>
          <table:table-cell table:style-name="ce282" table:formula="of:=INDEX([JobSchedules.$B$2:.$B$403]; MATCH([.$A173]; [JobSchedules.$A$2:.$A$400]; 0))" office:value-type="date" office:date-value="2019-09-01" calcext:value-type="date">
            <text:p>01/09/2019</text:p>
          </table:table-cell>
          <table:table-cell table:style-name="ce293" office:value-type="string" calcext:value-type="string">
            <text:p>SW9 8ED</text:p>
          </table:table-cell>
          <table:table-cell table:style-name="ce322" table:formula="of:=INDEX([JobSchedules.$F$2:.$F$403]; MATCH([.$A173]; [JobSchedules.$A$2:.$A$403]; 0))" office:value-type="string" office:string-value="Poundland Limited,464-466, Brixton Rd, Brixton, London,SW9 8ED" calcext:value-type="string">
            <text:p>Poundland Limited,464-466, Brixton Rd, Brixton, London,SW9 8ED</text:p>
          </table:table-cell>
          <table:table-cell table:style-name="ce293"/>
          <table:table-cell table:style-name="ce322" office:value-type="currency" office:currency="GBP" office:value="5.1" calcext:value-type="currency">
            <text:p>£5.10</text:p>
          </table:table-cell>
          <table:table-cell table:style-name="ce293" table:number-columns-repeated="3"/>
          <table:table-cell table:style-name="ce322" table:formula="of:=SUM([.F172:.F173])" office:value-type="currency" office:currency="GBP" office:value="10.8" calcext:value-type="currency">
            <text:p>£10.80</text:p>
          </table:table-cell>
          <table:table-cell table:style-name="ce332" office:value-type="string" calcext:value-type="string">
            <text:p>Sent off 02/09/2019</text:p>
          </table:table-cell>
          <table:table-cell table:style-name="ce293" table:number-columns-repeated="1013"/>
        </table:table-row>
        <table:table-row table:style-name="ro1">
          <table:table-cell table:style-name="ce161" office:value-type="float" office:value="571205" calcext:value-type="float">
            <text:p>571205</text:p>
          </table:table-cell>
          <table:table-cell table:style-name="ce280" table:formula="of:=INDEX([JobSchedules.$B$2:.$B$403]; MATCH([.$A174]; [JobSchedules.$A$2:.$A$400]; 0))" office:value-type="date" office:date-value="2019-09-02" calcext:value-type="date">
            <text:p>02/09/2019</text:p>
          </table:table-cell>
          <table:table-cell table:style-name="ce290" office:value-type="string" calcext:value-type="string">
            <text:p>W1J 9LE </text:p>
          </table:table-cell>
          <table:table-cell table:style-name="ce306" table:formula="of:=INDEX([JobSchedules.$F$2:.$F$403]; MATCH([.$A174];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71219" calcext:value-type="float">
            <text:p>571219</text:p>
          </table:table-cell>
          <table:table-cell table:style-name="ce280" table:formula="of:=INDEX([JobSchedules.$B$2:.$B$403]; MATCH([.$A175]; [JobSchedules.$A$2:.$A$400]; 0))" office:value-type="date" office:date-value="2019-09-04" calcext:value-type="date">
            <text:p>04/09/2019</text:p>
          </table:table-cell>
          <table:table-cell table:style-name="ce290" office:value-type="string" calcext:value-type="string">
            <text:p>WC2N 5EJ</text:p>
          </table:table-cell>
          <table:table-cell table:style-name="ce306" table:formula="of:=INDEX([JobSchedules.$F$2:.$F$403]; MATCH([.$A175];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3082" calcext:value-type="float">
            <text:p>553082</text:p>
          </table:table-cell>
          <table:table-cell table:style-name="ce282" table:formula="of:=INDEX([JobSchedules.$B$2:.$B$403]; MATCH([.$A176]; [JobSchedules.$A$2:.$A$400]; 0))" office:value-type="date" office:date-value="2019-09-06" calcext:value-type="date">
            <text:p>06/09/2019</text:p>
          </table:table-cell>
          <table:table-cell table:style-name="ce293" office:value-type="string" calcext:value-type="string">
            <text:p>NW5 2AB</text:p>
          </table:table-cell>
          <table:table-cell table:style-name="ce322" table:formula="of:=INDEX([JobSchedules.$F$2:.$F$403]; MATCH([.$A176]; [JobSchedules.$A$2:.$A$403]; 0))" office:value-type="string" office:string-value="Co-Op Group Limited,250-254 Kentish Town Road, Kentish Town, London,NW5 2AB" calcext:value-type="string">
            <text:p>Co-Op Group Limited,250-254 Kentish Town Road, Kentish Town, London,NW5 2AB</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74:.F176])" office:value-type="currency" office:currency="GBP" office:value="9" calcext:value-type="currency">
            <text:p>£9.00</text:p>
          </table:table-cell>
          <table:table-cell table:style-name="ce332" office:value-type="string" calcext:value-type="string">
            <text:p>Sent off 10/09/2019</text:p>
          </table:table-cell>
          <table:table-cell table:style-name="ce293" table:number-columns-repeated="1013"/>
        </table:table-row>
        <table:table-row table:style-name="ro1">
          <table:table-cell table:style-name="ce162" office:value-type="float" office:value="559834" calcext:value-type="float">
            <text:p>559834</text:p>
          </table:table-cell>
          <table:table-cell table:style-name="ce282" table:formula="of:=INDEX([JobSchedules.$B$2:.$B$403]; MATCH([.$A177]; [JobSchedules.$A$2:.$A$400]; 0))" office:value-type="date" office:date-value="2019-09-09" calcext:value-type="date">
            <text:p>09/09/2019</text:p>
          </table:table-cell>
          <table:table-cell table:style-name="ce293" office:value-type="string" calcext:value-type="string">
            <text:p>SM1 1AX</text:p>
          </table:table-cell>
          <table:table-cell table:style-name="ce322" table:formula="of:=INDEX([JobSchedules.$F$2:.$F$403]; MATCH([.$A177]; [JobSchedules.$A$2:.$A$403]; 0))" office:value-type="string" office:string-value="Claires Accessories Uk Ltd,Unit 225 St Nicholas Way, Sutton,SM1 1AX" calcext:value-type="string">
            <text:p>Claires Accessories Uk Ltd,Unit 225 St Nicholas Way, Sutton,SM1 1AX</text:p>
          </table:table-cell>
          <table:table-cell table:style-name="ce293"/>
          <table:table-cell table:style-name="ce322" table:formula="of:=3+5.6" office:value-type="currency" office:currency="GBP" office:value="8.6" calcext:value-type="currency">
            <text:p>£8.60</text:p>
          </table:table-cell>
          <table:table-cell table:style-name="ce293" table:number-columns-repeated="3"/>
          <table:table-cell table:style-name="ce322" table:formula="of:=[.F177]" office:value-type="currency" office:currency="GBP" office:value="8.6" calcext:value-type="currency">
            <text:p>£8.60</text:p>
          </table:table-cell>
          <table:table-cell table:style-name="ce332" office:value-type="string" calcext:value-type="string">
            <text:p>Sent off 16/09/2019</text:p>
          </table:table-cell>
          <table:table-cell table:style-name="ce293" table:number-columns-repeated="1013"/>
        </table:table-row>
        <table:table-row table:style-name="ro1">
          <table:table-cell table:style-name="ce161" office:value-type="float" office:value="571136" calcext:value-type="float">
            <text:p>571136</text:p>
          </table:table-cell>
          <table:table-cell table:style-name="ce280" table:formula="of:=INDEX([JobSchedules.$B$2:.$B$403]; MATCH([.$A178]; [JobSchedules.$A$2:.$A$400]; 0))" office:value-type="date" office:date-value="2019-09-16" calcext:value-type="date">
            <text:p>16/09/2019</text:p>
          </table:table-cell>
          <table:table-cell table:style-name="ce290" office:value-type="string" calcext:value-type="string">
            <text:p>SM1 1AX</text:p>
          </table:table-cell>
          <table:table-cell table:style-name="ce306" table:formula="of:=INDEX([JobSchedules.$F$2:.$F$403]; MATCH([.$A178]; [JobSchedules.$A$2:.$A$403]; 0))" office:value-type="string" office:string-value="Waterstones Booksellers Limited,70 St John's Rd, London,SW11 1PT" calcext:value-type="string">
            <text:p>Waterstones Booksellers Limited,70 St John's Rd, London,SW11 1PT</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84860" calcext:value-type="float">
            <text:p>584860</text:p>
          </table:table-cell>
          <table:table-cell table:style-name="ce280" table:formula="of:=INDEX([JobSchedules.$B$2:.$B$403]; MATCH([.$A179]; [JobSchedules.$A$2:.$A$400]; 0))" office:value-type="date" office:date-value="2019-09-18" calcext:value-type="date">
            <text:p>18/09/2019</text:p>
          </table:table-cell>
          <table:table-cell table:style-name="ce290" office:value-type="string" calcext:value-type="string">
            <text:p>SM1 1AX</text:p>
          </table:table-cell>
          <table:table-cell table:style-name="ce306" table:formula="of:=INDEX([JobSchedules.$F$2:.$F$403]; MATCH([.$A179]; [JobSchedules.$A$2:.$A$403]; 0))" office:value-type="string" office:string-value="Co-Op Group Limited,130-138 Garratt Ln, London,SW18 4DJ" calcext:value-type="string">
            <text:p>Co-Op Group Limited,130-138 Garratt Ln, London,SW18 4DJ</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7617" calcext:value-type="float">
            <text:p>557617</text:p>
          </table:table-cell>
          <table:table-cell table:style-name="ce282" table:formula="of:=INDEX([JobSchedules.$B$2:.$B$403]; MATCH([.$A180]; [JobSchedules.$A$2:.$A$400]; 0))" office:value-type="date" office:date-value="2019-09-20" calcext:value-type="date">
            <text:p>20/09/2019</text:p>
          </table:table-cell>
          <table:table-cell table:style-name="ce293" office:value-type="string" calcext:value-type="string">
            <text:p>SM1 1AX</text:p>
          </table:table-cell>
          <table:table-cell table:style-name="ce322" table:formula="of:=INDEX([JobSchedules.$F$2:.$F$403]; MATCH([.$A180]; [JobSchedules.$A$2:.$A$403]; 0))" office:value-type="string" office:string-value="Savers Health and Beauty Limited,32 High St, Epsom,KT19 8AH" calcext:value-type="string">
            <text:p>Savers Health and Beauty Limited,32 High St, Epsom,KT19 8AH</text:p>
          </table:table-cell>
          <table:table-cell table:style-name="ce293"/>
          <table:table-cell table:style-name="ce322" office:value-type="currency" office:currency="GBP" office:value="8.5" calcext:value-type="currency">
            <text:p>£8.50</text:p>
          </table:table-cell>
          <table:table-cell table:style-name="ce293" table:number-columns-repeated="3"/>
          <table:table-cell table:style-name="ce322" table:formula="of:=SUM([.F178:.F180])" office:value-type="currency" office:currency="GBP" office:value="8.5" calcext:value-type="currency">
            <text:p>£8.50</text:p>
          </table:table-cell>
          <table:table-cell table:style-name="ce332" office:value-type="string" calcext:value-type="string">
            <text:p>Sent off 22/09/2019</text:p>
          </table:table-cell>
          <table:table-cell table:style-name="ce293" table:number-columns-repeated="1013"/>
        </table:table-row>
        <table:table-row table:style-name="ro1">
          <table:table-cell table:style-name="ce161" office:value-type="float" office:value="553280" calcext:value-type="float">
            <text:p>553280</text:p>
          </table:table-cell>
          <table:table-cell table:style-name="ce280" table:formula="of:=INDEX([JobSchedules.$B$2:.$B$403]; MATCH([.$A181];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1];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table:formula="of:=16.8+2.6+1.5" office:value-type="currency" office:currency="GBP" office:value="20.9" calcext:value-type="currency">
            <text:p>£20.9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1220" calcext:value-type="float">
            <text:p>571220</text:p>
          </table:table-cell>
          <table:table-cell table:style-name="ce282" table:formula="of:=INDEX([JobSchedules.$B$2:.$B$403]; MATCH([.$A182]; [JobSchedules.$A$2:.$A$400]; 0))" office:value-type="date" office:date-value="2019-09-25" calcext:value-type="date">
            <text:p>25/09/2019</text:p>
          </table:table-cell>
          <table:table-cell table:style-name="ce293" office:value-type="string" calcext:value-type="string">
            <text:p>SW1Y 6WW</text:p>
          </table:table-cell>
          <table:table-cell table:style-name="ce322" table:formula="of:=INDEX([JobSchedules.$F$2:.$F$403]; MATCH([.$A182];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81:.F182])" office:value-type="currency" office:currency="GBP" office:value="23.9" calcext:value-type="currency">
            <text:p>£23.90</text:p>
          </table:table-cell>
          <table:table-cell table:style-name="ce332" office:value-type="string" calcext:value-type="string">
            <text:p>Sent off 30/09/2019</text:p>
          </table:table-cell>
          <table:table-cell table:style-name="ce293" table:number-columns-repeated="1013"/>
        </table:table-row>
        <table:table-row table:style-name="ro1">
          <table:table-cell table:style-name="ce161" office:value-type="float" office:value="553280" calcext:value-type="float">
            <text:p>553280</text:p>
          </table:table-cell>
          <table:table-cell table:style-name="ce280" table:formula="of:=INDEX([JobSchedules.$B$2:.$B$403]; MATCH([.$A183];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3];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office:value-type="currency" office:currency="GBP" office:value="5.8" calcext:value-type="currency">
            <text:p>£5.8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74073" calcext:value-type="float">
            <text:p>574073</text:p>
          </table:table-cell>
          <table:table-cell table:style-name="ce280" table:formula="of:=INDEX([JobSchedules.$B$2:.$B$403]; MATCH([.$A184]; [JobSchedules.$A$2:.$A$400]; 0))" office:value-type="date" office:date-value="2019-09-30" calcext:value-type="date">
            <text:p>30/09/2019</text:p>
          </table:table-cell>
          <table:table-cell table:style-name="ce290" office:value-type="string" calcext:value-type="string">
            <text:p>SW1P 4RG</text:p>
          </table:table-cell>
          <table:table-cell table:style-name="ce306" table:formula="of:=INDEX([JobSchedules.$F$2:.$F$403]; MATCH([.$A184]; [JobSchedules.$A$2:.$A$403]; 0))" office:value-type="string" office:string-value="Tate Enterprises Ltd,Tate Britain, Millbank, Westminster, London,SW1P 4RG" calcext:value-type="string">
            <text:p>Tate Enterprises Ltd,Tate Britain, Millbank, Westminster, London,SW1P 4RG</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73767" calcext:value-type="float">
            <text:p>573767</text:p>
          </table:table-cell>
          <table:table-cell table:style-name="ce280" table:formula="of:=INDEX([JobSchedules.$B$2:.$B$403]; MATCH([.$A185]; [JobSchedules.$A$2:.$A$400]; 0))" office:value-type="date" office:date-value="2019-10-02" calcext:value-type="date">
            <text:p>02/10/2019</text:p>
          </table:table-cell>
          <table:table-cell table:style-name="ce290" office:value-type="string" calcext:value-type="string">
            <text:p>NW6 4HJ</text:p>
          </table:table-cell>
          <table:table-cell table:style-name="ce306" table:formula="of:=INDEX([JobSchedules.$F$2:.$F$403]; MATCH([.$A185]; [JobSchedules.$A$2:.$A$403]; 0))" office:value-type="string" office:string-value="Primark Stores Limited,54 - 56, High St, North Maida Vale, London,NW6 4HJ" calcext:value-type="string">
            <text:p>Primark Stores Limited,54 - 56, High St, North Maida Vale, London,NW6 4H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3769" calcext:value-type="float">
            <text:p>573769</text:p>
          </table:table-cell>
          <table:table-cell table:style-name="ce282" table:formula="of:=INDEX([JobSchedules.$B$2:.$B$403]; MATCH([.$A186]; [JobSchedules.$A$2:.$A$400]; 0))" office:value-type="date" office:date-value="2019-10-03" calcext:value-type="date">
            <text:p>03/10/2019</text:p>
          </table:table-cell>
          <table:table-cell table:style-name="ce293" office:value-type="string" calcext:value-type="string">
            <text:p>UB8 1LN</text:p>
          </table:table-cell>
          <table:table-cell table:style-name="ce322" table:formula="of:=INDEX([JobSchedules.$F$2:.$F$403]; MATCH([.$A186];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183:.F186])" office:value-type="currency" office:currency="GBP" office:value="14.6" calcext:value-type="currency">
            <text:p>£14.60</text:p>
          </table:table-cell>
          <table:table-cell table:style-name="ce332" office:value-type="string" calcext:value-type="string">
            <text:p>Sent off 06/10/2019</text:p>
          </table:table-cell>
          <table:table-cell table:style-name="ce293" table:number-columns-repeated="1013"/>
        </table:table-row>
        <table:table-row table:style-name="ro1">
          <table:table-cell table:style-name="ce161" office:value-type="float" office:value="100410" calcext:value-type="float">
            <text:p>100410</text:p>
          </table:table-cell>
          <table:table-cell table:style-name="ce280" table:formula="of:=INDEX([JobSchedules.$B$2:.$B$403]; MATCH([.$A187]; [JobSchedules.$A$2:.$A$400]; 0))" office:value-type="string" office:string-value="" calcext:value-type="error">
            <text:p>#N/A</text:p>
          </table:table-cell>
          <table:table-cell table:style-name="ce290" office:value-type="string" calcext:value-type="string">
            <text:p>SW16 1EX</text:p>
          </table:table-cell>
          <table:table-cell table:style-name="ce306" table:formula="of:=INDEX([JobSchedules.$F$2:.$F$403]; MATCH([.$A187];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100401" calcext:value-type="float">
            <text:p>100401</text:p>
          </table:table-cell>
          <table:table-cell table:style-name="ce280" table:formula="of:=INDEX([JobSchedules.$B$2:.$B$403]; MATCH([.$A188]; [JobSchedules.$A$2:.$A$400]; 0))" office:value-type="string" office:string-value="" calcext:value-type="error">
            <text:p>#N/A</text:p>
          </table:table-cell>
          <table:table-cell table:style-name="ce290" office:value-type="string" calcext:value-type="string">
            <text:p>SE5 8RZ</text:p>
          </table:table-cell>
          <table:table-cell table:style-name="ce306" table:formula="of:=INDEX([JobSchedules.$F$2:.$F$403]; MATCH([.$A188];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3532" calcext:value-type="float">
            <text:p>553532</text:p>
          </table:table-cell>
          <table:table-cell table:style-name="ce282" table:formula="of:=INDEX([JobSchedules.$B$2:.$B$403]; MATCH([.$A189]; [JobSchedules.$A$2:.$A$400]; 0))" office:value-type="date" office:date-value="2019-10-11" calcext:value-type="date">
            <text:p>11/10/2019</text:p>
          </table:table-cell>
          <table:table-cell table:style-name="ce293" office:value-type="string" calcext:value-type="string">
            <text:p>SW11 1NG</text:p>
          </table:table-cell>
          <table:table-cell table:style-name="ce322" table:formula="of:=INDEX([JobSchedules.$F$2:.$F$403]; MATCH([.$A189]; [JobSchedules.$A$2:.$A$403]; 0))" office:value-type="string" office:string-value="Co-Op Group Limited,15-17 Northcote Rd, Clapham, London,SW11 1NG" calcext:value-type="string">
            <text:p>Co-Op Group Limited,15-17 Northcote Rd, Clapham, London,SW11 1NG</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187:.F189])" office:value-type="currency" office:currency="GBP" office:value="6" calcext:value-type="currency">
            <text:p>£6.00</text:p>
          </table:table-cell>
          <table:table-cell table:style-name="ce332" office:value-type="string" calcext:value-type="string">
            <text:p>Sent off 13/10/2019</text:p>
          </table:table-cell>
          <table:table-cell table:style-name="ce293" table:number-columns-repeated="1013"/>
        </table:table-row>
        <table:table-row table:style-name="ro1">
          <table:table-cell table:style-name="ce161" office:value-type="float" office:value="571182" calcext:value-type="float">
            <text:p>571182</text:p>
          </table:table-cell>
          <table:table-cell table:style-name="ce280" table:formula="of:=INDEX([JobSchedules.$B$2:.$B$403]; MATCH([.$A190]; [JobSchedules.$A$2:.$A$400]; 0))" office:value-type="date" office:date-value="2019-10-14" calcext:value-type="date">
            <text:p>14/10/2019</text:p>
          </table:table-cell>
          <table:table-cell table:style-name="ce290" office:value-type="string" calcext:value-type="string">
            <text:p>W5 5JY</text:p>
          </table:table-cell>
          <table:table-cell table:style-name="ce306" table:formula="of:=INDEX([JobSchedules.$F$2:.$F$403]; MATCH([.$A190];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0"/>
          <table:table-cell table:style-name="ce306" office:value-type="currency" office:currency="GBP" office:value="8.2" calcext:value-type="currency">
            <text:p>£8.2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86223" calcext:value-type="float">
            <text:p>586223</text:p>
          </table:table-cell>
          <table:table-cell table:style-name="ce280" table:formula="of:=INDEX([JobSchedules.$B$2:.$B$403]; MATCH([.$A191]; [JobSchedules.$A$2:.$A$400]; 0))" office:value-type="date" office:date-value="2019-10-15" calcext:value-type="date">
            <text:p>15/10/2019</text:p>
          </table:table-cell>
          <table:table-cell table:style-name="ce290" office:value-type="string" calcext:value-type="string">
            <text:p>SW1W 8AQ</text:p>
          </table:table-cell>
          <table:table-cell table:style-name="ce306" table:formula="of:=INDEX([JobSchedules.$F$2:.$F$403]; MATCH([.$A191]; [JobSchedules.$A$2:.$A$403]; 0))" office:value-type="string" office:string-value="Ralph Lauren UK Limited,Club Monaco, 33 Sloane Square, London,SW1W 8AQ" calcext:value-type="string">
            <text:p>Ralph Lauren UK Limited,Club Monaco, 33 Sloane Square, London,SW1W 8AQ</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87053" calcext:value-type="float">
            <text:p>587053</text:p>
          </table:table-cell>
          <table:table-cell table:style-name="ce280" table:formula="of:=INDEX([JobSchedules.$B$2:.$B$403]; MATCH([.$A192]; [JobSchedules.$A$2:.$A$400]; 0))" office:value-type="date" office:date-value="2019-10-15" calcext:value-type="date">
            <text:p>15/10/2019</text:p>
          </table:table-cell>
          <table:table-cell table:style-name="ce290" office:value-type="string" calcext:value-type="string">
            <text:p>TW11 8QZ</text:p>
          </table:table-cell>
          <table:table-cell table:style-name="ce306" table:formula="of:=INDEX([JobSchedules.$F$2:.$F$403]; MATCH([.$A192]; [JobSchedules.$A$2:.$A$403]; 0))" office:value-type="string" office:string-value="Superdrug,37-39 Broad Street Teddington,TW11 8QZ" calcext:value-type="string">
            <text:p>Superdrug,37-39 Broad Street Teddington,TW11 8QZ</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73769" calcext:value-type="float">
            <text:p>573769</text:p>
          </table:table-cell>
          <table:table-cell table:style-name="ce280" office:value-type="date" office:date-value="2019-10-17" calcext:value-type="date">
            <text:p>17/10/2019</text:p>
          </table:table-cell>
          <table:table-cell table:style-name="ce290" office:value-type="string" calcext:value-type="string">
            <text:p>HA9 7BS</text:p>
          </table:table-cell>
          <table:table-cell table:style-name="ce306" table:formula="of:=INDEX([JobSchedules.$F$2:.$F$403]; MATCH([.$A193];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9354" calcext:value-type="float">
            <text:p>559354</text:p>
          </table:table-cell>
          <table:table-cell table:style-name="ce282" table:formula="of:=INDEX([JobSchedules.$B$2:.$B$403]; MATCH([.$A194]; [JobSchedules.$A$2:.$A$400]; 0))" office:value-type="date" office:date-value="2019-10-20" calcext:value-type="date">
            <text:p>20/10/2019</text:p>
          </table:table-cell>
          <table:table-cell table:style-name="ce293" office:value-type="string" calcext:value-type="string">
            <text:p>SW1V 1JT</text:p>
          </table:table-cell>
          <table:table-cell table:style-name="ce322" table:formula="of:=INDEX([JobSchedules.$F$2:.$F$403]; MATCH([.$A194]; [JobSchedules.$A$2:.$A$403]; 0))" office:value-type="string" office:string-value="Superdrug,Unit 35, Victoria St, Victoria, London,SW1V 1JT" calcext:value-type="string">
            <text:p>Superdrug,Unit 35, Victoria St, Victoria, London,SW1V 1J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90:.F194])" office:value-type="currency" office:currency="GBP" office:value="28.5" calcext:value-type="currency">
            <text:p>£28.50</text:p>
          </table:table-cell>
          <table:table-cell table:style-name="ce332" office:value-type="string" calcext:value-type="string">
            <text:p>Sent off 23/10/2019</text:p>
          </table:table-cell>
          <table:table-cell table:style-name="ce293" table:number-columns-repeated="1013"/>
        </table:table-row>
        <table:table-row table:style-name="ro1">
          <table:table-cell table:style-name="ce161" office:value-type="float" office:value="559350" calcext:value-type="float">
            <text:p>559350</text:p>
          </table:table-cell>
          <table:table-cell table:style-name="ce280" table:formula="of:=INDEX([JobSchedules.$B$2:.$B$403]; MATCH([.$A195]; [JobSchedules.$A$2:.$A$400]; 0))" office:value-type="date" office:date-value="2019-10-22" calcext:value-type="date">
            <text:p>22/10/2019</text:p>
          </table:table-cell>
          <table:table-cell table:style-name="ce290" office:value-type="string" calcext:value-type="string">
            <text:p>SW6 1NN</text:p>
          </table:table-cell>
          <table:table-cell table:style-name="ce306" table:formula="of:=INDEX([JobSchedules.$F$2:.$F$403]; MATCH([.$A195]; [JobSchedules.$A$2:.$A$403]; 0))" office:value-type="string" office:string-value="Superdrug,317 North End Rd, Fulham, London,SW6 1NN" calcext:value-type="string">
            <text:p>Superdrug,317 North End Rd, Fulham, London,SW6 1NN</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3240" calcext:value-type="float">
            <text:p>553240</text:p>
          </table:table-cell>
          <table:table-cell table:style-name="ce282" table:formula="of:=INDEX([JobSchedules.$B$2:.$B$403]; MATCH([.$A196]; [JobSchedules.$A$2:.$A$400]; 0))" office:value-type="date" office:date-value="2019-10-24" calcext:value-type="date">
            <text:p>24/10/2019</text:p>
          </table:table-cell>
          <table:table-cell table:style-name="ce293" office:value-type="string" calcext:value-type="string">
            <text:p>W12 9RA</text:p>
          </table:table-cell>
          <table:table-cell table:style-name="ce322" table:formula="of:=INDEX([JobSchedules.$F$2:.$F$403]; MATCH([.$A196]; [JobSchedules.$A$2:.$A$403]; 0))" office:value-type="string" office:string-value="Co-Op Group Limited,187-189 Uxbridge Rd, White City, London,W12 9RA" calcext:value-type="string">
            <text:p>Co-Op Group Limited,187-189 Uxbridge Rd, White City, London,W12 9RA</text:p>
          </table:table-cell>
          <table:table-cell table:style-name="ce293"/>
          <table:table-cell table:style-name="ce322" office:value-type="currency" office:currency="GBP" office:value="12.8" calcext:value-type="currency">
            <text:p>£12.80</text:p>
          </table:table-cell>
          <table:table-cell table:style-name="ce293" table:number-columns-repeated="3"/>
          <table:table-cell table:style-name="ce322"/>
          <table:table-cell table:style-name="ce293" table:number-columns-repeated="1014"/>
        </table:table-row>
        <table:table-row table:style-name="ro1">
          <table:table-cell table:style-name="ce161" office:value-type="float" office:value="560736" calcext:value-type="float">
            <text:p>560736</text:p>
          </table:table-cell>
          <table:table-cell table:style-name="ce280" table:formula="of:=INDEX([JobSchedules.$B$2:.$B$403]; MATCH([.$A197]; [JobSchedules.$A$2:.$A$400]; 0))" office:value-type="date" office:date-value="2019-10-29" calcext:value-type="date">
            <text:p>29/10/2019</text:p>
          </table:table-cell>
          <table:table-cell table:style-name="ce290" office:value-type="string" calcext:value-type="string">
            <text:p>SW18 4TG</text:p>
          </table:table-cell>
          <table:table-cell table:style-name="ce306" table:formula="of:=INDEX([JobSchedules.$F$2:.$F$403]; MATCH([.$A197]; [JobSchedules.$A$2:.$A$403]; 0))" office:value-type="string" office:string-value="Superdrug,Unit 76/77, Southside Shopping Centre, Wandsworth, London,SW18 4FT" calcext:value-type="string">
            <text:p>Superdrug,Unit 76/77, Southside Shopping Centre, Wandsworth, London,SW18 4F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1014"/>
        </table:table-row>
        <table:table-row table:style-name="ro1">
          <table:table-cell table:style-name="ce161" office:value-type="float" office:value="574096" calcext:value-type="float">
            <text:p>574096</text:p>
          </table:table-cell>
          <table:table-cell table:style-name="ce280" table:formula="of:=INDEX([JobSchedules.$B$2:.$B$403]; MATCH([.$A198]; [JobSchedules.$A$2:.$A$400]; 0))" office:value-type="date" office:date-value="2019-11-01" calcext:value-type="date">
            <text:p>01/11/2019</text:p>
          </table:table-cell>
          <table:table-cell table:style-name="ce290" office:value-type="string" calcext:value-type="string">
            <text:p>TW16 5DB</text:p>
          </table:table-cell>
          <table:table-cell table:style-name="ce306" table:formula="of:=INDEX([JobSchedules.$F$2:.$F$403]; MATCH([.$A198];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0"/>
          <table:table-cell table:style-name="ce306" table:formula="of:=3.9+11.6" office:value-type="currency" office:currency="GBP" office:value="15.5" calcext:value-type="currency">
            <text:p>£15.5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74100" calcext:value-type="float">
            <text:p>574100</text:p>
          </table:table-cell>
          <table:table-cell table:style-name="ce282" table:formula="of:=INDEX([JobSchedules.$B$2:.$B$403]; MATCH([.$A199]; [JobSchedules.$A$2:.$A$400]; 0))" office:value-type="date" office:date-value="2019-11-02" calcext:value-type="date">
            <text:p>02/11/2019</text:p>
          </table:table-cell>
          <table:table-cell table:style-name="ce293" office:value-type="string" calcext:value-type="string">
            <text:p>TW16 5DB</text:p>
          </table:table-cell>
          <table:table-cell table:style-name="ce322" table:formula="of:=INDEX([JobSchedules.$F$2:.$F$403]; MATCH([.$A199];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3"/>
          <table:table-cell table:style-name="ce322" office:value-type="currency" office:currency="GBP" office:value="8.6" calcext:value-type="currency">
            <text:p>£8.60</text:p>
          </table:table-cell>
          <table:table-cell table:style-name="ce293" table:number-columns-repeated="3"/>
          <table:table-cell table:style-name="ce322" table:formula="of:=SUM([.F197:.F199])-9.8" office:value-type="currency" office:currency="GBP" office:value="17.3" calcext:value-type="currency">
            <text:p>£17.30</text:p>
          </table:table-cell>
          <table:table-cell table:style-name="ce332" office:value-type="string" calcext:value-type="string">
            <text:p>Refund £9.80 - Sent off 04/11/2019</text:p>
          </table:table-cell>
          <table:table-cell table:style-name="ce293" table:number-columns-repeated="1013"/>
        </table:table-row>
        <table:table-row table:style-name="ro1">
          <table:table-cell table:style-name="ce161" office:value-type="float" office:value="586772" calcext:value-type="float">
            <text:p>586772</text:p>
          </table:table-cell>
          <table:table-cell table:style-name="ce280" table:formula="of:=INDEX([JobSchedules.$B$2:.$B$403]; MATCH([.$A200]; [JobSchedules.$A$2:.$A$400]; 0))" office:value-type="date" office:date-value="2019-11-05" calcext:value-type="date">
            <text:p>05/11/2019</text:p>
          </table:table-cell>
          <table:table-cell table:style-name="ce290" office:value-type="string" calcext:value-type="string">
            <text:p>KT1 1TR</text:p>
          </table:table-cell>
          <table:table-cell table:style-name="ce306" table:formula="of:=INDEX([JobSchedules.$F$2:.$F$403]; MATCH([.$A200]; [JobSchedules.$A$2:.$A$403]; 0))" office:value-type="string" office:string-value="W H Smith Plc,Unit L8, G13 &amp; G14, Wood St, Kingston upon Thames,KT1 1TR" calcext:value-type="string">
            <text:p>W H Smith Plc,Unit L8, G13 &amp; G14, Wood St, Kingston upon Thames,KT1 1TR</text:p>
          </table:table-cell>
          <table:table-cell table:style-name="ce290"/>
          <table:table-cell table:style-name="ce306" table:formula="of:=6" office:value-type="currency" office:currency="GBP" office:value="6" calcext:value-type="currency">
            <text:p>£6.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82004" calcext:value-type="float">
            <text:p>582004</text:p>
          </table:table-cell>
          <table:table-cell table:style-name="ce282" table:formula="of:=INDEX([JobSchedules.$B$2:.$B$403]; MATCH([.$A201]; [JobSchedules.$A$2:.$A$400]; 0))" office:value-type="date" office:date-value="2019-11-06" calcext:value-type="date">
            <text:p>06/11/2019</text:p>
          </table:table-cell>
          <table:table-cell table:style-name="ce293" office:value-type="string" calcext:value-type="string">
            <text:p>TW6 2GA</text:p>
          </table:table-cell>
          <table:table-cell table:style-name="ce322" table:formula="of:=INDEX([JobSchedules.$F$2:.$F$403]; MATCH([.$A201]; [JobSchedules.$A$2:.$A$403]; 0))" office:value-type="string" office:string-value="W H Smith Plc,Heathrow Airport, Heathrow Terminal 5 (Landside, Hounslow,TW6 2GA" calcext:value-type="string">
            <text:p>W H Smith Plc,Heathrow Airport, Heathrow Terminal 5 (Landside, Hounslow,TW6 2GA</text:p>
          </table:table-cell>
          <table:table-cell table:style-name="ce293"/>
          <table:table-cell table:style-name="ce322" table:formula="of:=7.1+5.5+3.8+3" office:value-type="currency" office:currency="GBP" office:value="19.4" calcext:value-type="currency">
            <text:p>£19.40</text:p>
          </table:table-cell>
          <table:table-cell table:style-name="ce293" table:number-columns-repeated="3"/>
          <table:table-cell table:style-name="ce322" table:formula="of:=SUM([.F200:.F201])-2.6" office:value-type="currency" office:currency="GBP" office:value="22.8" calcext:value-type="currency">
            <text:p>£22.80</text:p>
          </table:table-cell>
          <table:table-cell table:style-name="ce332" office:value-type="string" calcext:value-type="string">
            <text:p>Refund £2.6 - Sent off 10/11/2019</text:p>
          </table:table-cell>
          <table:table-cell table:style-name="ce293" table:number-columns-repeated="1013"/>
        </table:table-row>
        <table:table-row table:style-name="ro1">
          <table:table-cell table:style-name="ce161" office:value-type="float" office:value="581997" calcext:value-type="float">
            <text:p>581997</text:p>
          </table:table-cell>
          <table:table-cell table:style-name="ce280" table:formula="of:=INDEX([JobSchedules.$B$2:.$B$403]; MATCH([.$A202]; [JobSchedules.$A$2:.$A$400]; 0))" office:value-type="date" office:date-value="2019-11-11" calcext:value-type="date">
            <text:p>11/11/2019</text:p>
          </table:table-cell>
          <table:table-cell table:style-name="ce290" office:value-type="string" calcext:value-type="string">
            <text:p>TW6 1QG</text:p>
          </table:table-cell>
          <table:table-cell table:style-name="ce306" table:formula="of:=INDEX([JobSchedules.$F$2:.$F$403]; MATCH([.$A202]; [JobSchedules.$A$2:.$A$403]; 0))" office:value-type="string" office:string-value="W H Smith Plc,Heathrow Airport, Terminal 3, Longford, Hounslow,TW6 1QG" calcext:value-type="string">
            <text:p>W H Smith Plc,Heathrow Airport, Terminal 3, Longford, Hounslow,TW6 1QG</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82379" calcext:value-type="float">
            <text:p>582379</text:p>
          </table:table-cell>
          <table:table-cell table:style-name="ce282" table:formula="of:=INDEX([JobSchedules.$B$2:.$B$403]; MATCH([.$A203]; [JobSchedules.$A$2:.$A$400]; 0))" office:value-type="date" office:date-value="2019-11-14" calcext:value-type="date">
            <text:p>14/11/2019</text:p>
          </table:table-cell>
          <table:table-cell table:style-name="ce293" office:value-type="string" calcext:value-type="string">
            <text:p>W12 7GE</text:p>
          </table:table-cell>
          <table:table-cell table:style-name="ce322" table:formula="of:=INDEX([JobSchedules.$F$2:.$F$403]; MATCH([.$A203]; [JobSchedules.$A$2:.$A$403]; 0))" office:value-type="string" office:string-value="Adidas Store,Adidas Ag, Unit 2077, Level 50 Westfield Shopping Centre, White City, London,W12 7GE" calcext:value-type="string">
            <text:p>Adidas Store,Adidas Ag, Unit 2077, Level 50 Westfield Shopping Centre, White City, London,W12 7GE</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202:.F203])" office:value-type="currency" office:currency="GBP" office:value="9" calcext:value-type="currency">
            <text:p>£9.00</text:p>
          </table:table-cell>
          <table:table-cell table:style-name="ce332" office:value-type="string" calcext:value-type="string">
            <text:p>Sent off 17/11/2019</text:p>
          </table:table-cell>
          <table:table-cell table:style-name="ce293" table:number-columns-repeated="1013"/>
        </table:table-row>
        <table:table-row table:style-name="ro1">
          <table:table-cell table:style-name="ce161" office:value-type="float" office:value="581994" calcext:value-type="float">
            <text:p>581994</text:p>
          </table:table-cell>
          <table:table-cell table:style-name="ce280" table:formula="of:=INDEX([JobSchedules.$B$2:.$B$403]; MATCH([.$A204]; [JobSchedules.$A$2:.$A$400]; 0))" office:value-type="date" office:date-value="2019-11-18" calcext:value-type="date">
            <text:p>18/11/2019</text:p>
          </table:table-cell>
          <table:table-cell table:style-name="ce290" office:value-type="string" calcext:value-type="string">
            <text:p>TW6 1LN</text:p>
          </table:table-cell>
          <table:table-cell table:style-name="ce306" table:formula="of:=INDEX([JobSchedules.$F$2:.$F$403]; MATCH([.$A204]; [JobSchedules.$A$2:.$A$403]; 0))" office:value-type="string" office:string-value="W H Smith Plc,Heathrow Airport, Terminal 2: The Queen's Terminal, Hounslow,TW6 1EW" calcext:value-type="string">
            <text:p>W H Smith Plc,Heathrow Airport, Terminal 2: The Queen's Terminal, Hounslow,TW6 1EW</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1014"/>
        </table:table-row>
        <table:table-row table:style-name="ro1">
          <table:table-cell table:style-name="ce162" office:value-type="float" office:value="553150" calcext:value-type="float">
            <text:p>553150</text:p>
          </table:table-cell>
          <table:table-cell table:style-name="ce282" table:formula="of:=INDEX([JobSchedules.$B$2:.$B$403]; MATCH([.$A205]; [JobSchedules.$A$2:.$A$400]; 0))" office:value-type="date" office:date-value="2019-11-21" calcext:value-type="date">
            <text:p>21/11/2019</text:p>
          </table:table-cell>
          <table:table-cell table:style-name="ce293" office:value-type="string" calcext:value-type="string">
            <text:p>SW6 4LX</text:p>
          </table:table-cell>
          <table:table-cell table:style-name="ce322" table:formula="of:=INDEX([JobSchedules.$F$2:.$F$403]; MATCH([.$A205]; [JobSchedules.$A$2:.$A$403]; 0))" office:value-type="string" office:string-value="Co-Op Group Limited,100 New Kings Road, Fulham, London,SW6 4LX" calcext:value-type="string">
            <text:p>Co-Op Group Limited,100 New Kings Road, Fulham, London,SW6 4LX</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4:.F205])" office:value-type="currency" office:currency="GBP" office:value="9" calcext:value-type="currency">
            <text:p>£9.00</text:p>
          </table:table-cell>
          <table:table-cell table:style-name="ce332" office:value-type="string" calcext:value-type="string">
            <text:p>Sent off 27/11/2019</text:p>
          </table:table-cell>
          <table:table-cell table:style-name="ce293" table:number-columns-repeated="1013"/>
        </table:table-row>
        <table:table-row table:style-name="ro1">
          <table:table-cell table:style-name="ce162" office:value-type="float" office:value="553084" calcext:value-type="float">
            <text:p>553084</text:p>
          </table:table-cell>
          <table:table-cell table:style-name="ce282" table:formula="of:=INDEX([JobSchedules.$B$2:.$B$403]; MATCH([.$A206]; [JobSchedules.$A$2:.$A$400]; 0))" office:value-type="date" office:date-value="2019-11-28" calcext:value-type="date">
            <text:p>28/11/2019</text:p>
          </table:table-cell>
          <table:table-cell table:style-name="ce293" office:value-type="string" calcext:value-type="string">
            <text:p>TW6 1LN</text:p>
          </table:table-cell>
          <table:table-cell table:style-name="ce322" table:formula="of:=INDEX([JobSchedules.$F$2:.$F$403]; MATCH([.$A206]; [JobSchedules.$A$2:.$A$403]; 0))" office:value-type="string" office:string-value="Co-Op Group Limited,193 Balham High Road, London,SW12 9BE" calcext:value-type="string">
            <text:p>Co-Op Group Limited,193 Balham High Road, London,SW12 9BE</text:p>
          </table:table-cell>
          <table:table-cell table:style-name="ce293"/>
          <table:table-cell table:style-name="ce322" office:value-type="currency" office:currency="GBP" office:value="6.8" calcext:value-type="currency">
            <text:p>£6.80</text:p>
          </table:table-cell>
          <table:table-cell table:style-name="ce293" table:number-columns-repeated="3"/>
          <table:table-cell table:style-name="ce322" table:formula="of:=SUM([.F206:.F206])-1.5" office:value-type="currency" office:currency="GBP" office:value="5.3" calcext:value-type="currency">
            <text:p>£5.30</text:p>
          </table:table-cell>
          <table:table-cell table:style-name="ce332" office:value-type="string" calcext:value-type="string">
            <text:p>Sent off 01/12/2019 minus £1.50 refund from TFL, ref:1431 1251</text:p>
          </table:table-cell>
          <table:table-cell table:style-name="ce293" table:number-columns-repeated="1013"/>
        </table:table-row>
        <table:table-row table:style-name="ro1">
          <table:table-cell table:style-name="ce162" office:value-type="float" office:value="552900" calcext:value-type="float">
            <text:p>552900</text:p>
          </table:table-cell>
          <table:table-cell table:style-name="ce282" table:formula="of:=INDEX([JobSchedules.$B$2:.$B$403]; MATCH([.$A207]; [JobSchedules.$A$2:.$A$400]; 0))" office:value-type="date" office:date-value="2019-12-03" calcext:value-type="date">
            <text:p>03/12/2019</text:p>
          </table:table-cell>
          <table:table-cell table:style-name="ce293" office:value-type="string" calcext:value-type="string">
            <text:p>NW2 3HD</text:p>
          </table:table-cell>
          <table:table-cell table:style-name="ce322" table:formula="of:=INDEX([JobSchedules.$F$2:.$F$403]; MATCH([.$A207]; [JobSchedules.$A$2:.$A$403]; 0))" office:value-type="string" office:string-value="Co-Op Group Limited,22-26 Cricklewood Broadway, Cricklewood, London,NW2 3HD" calcext:value-type="string">
            <text:p>Co-Op Group Limited,22-26 Cricklewood Broadway, Cricklewood, London,NW2 3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7:.F207])"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1013"/>
        </table:table-row>
        <table:table-row table:style-name="ro1">
          <table:table-cell table:style-name="ce161" office:value-type="float" office:value="573787" calcext:value-type="float">
            <text:p>573787</text:p>
          </table:table-cell>
          <table:table-cell table:style-name="ce280" table:formula="of:=INDEX([JobSchedules.$B$2:.$B$403]; MATCH([.$A208]; [JobSchedules.$A$2:.$A$400]; 0))" office:value-type="date" office:date-value="2020-01-07" calcext:value-type="date">
            <text:p>07/01/2020</text:p>
          </table:table-cell>
          <table:table-cell table:style-name="ce290" office:value-type="string" calcext:value-type="string">
            <text:p>RG12 1BE</text:p>
          </table:table-cell>
          <table:table-cell table:style-name="ce306" table:formula="of:=INDEX([JobSchedules.$F$2:.$F$403]; MATCH([.$A208]; [JobSchedules.$A$2:.$A$403]; 0))" office:value-type="string" office:string-value="Primark Stores Limited,The Lexicon, 25 Braccan Walk, Bracknell,  Berkshire,RG12 1BE" calcext:value-type="string">
            <text:p>Primark Stores Limited,The Lexicon, 25 Braccan Walk, Bracknell, <text:s/>Berkshire,RG12 1B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08:.F208])" office:value-type="currency" office:currency="GBP" office:value="3" calcext:value-type="currency">
            <text:p>£3.00</text:p>
          </table:table-cell>
          <table:table-cell table:style-name="ce333"/>
          <table:table-cell table:style-name="ce290" table:number-columns-repeated="1013"/>
        </table:table-row>
        <table:table-row table:style-name="ro1">
          <table:table-cell table:style-name="ce162" office:value-type="float" office:value="595362" calcext:value-type="float">
            <text:p>595362</text:p>
          </table:table-cell>
          <table:table-cell table:style-name="ce282" table:formula="of:=INDEX([JobSchedules.$B$2:.$B$403]; MATCH([.$A209]; [JobSchedules.$A$2:.$A$400]; 0))" office:value-type="date" office:date-value="2020-01-09" calcext:value-type="date">
            <text:p>09/01/2020</text:p>
          </table:table-cell>
          <table:table-cell table:style-name="ce293" office:value-type="string" calcext:value-type="string">
            <text:p>NW9 0AS</text:p>
          </table:table-cell>
          <table:table-cell table:style-name="ce322" table:formula="of:=INDEX([JobSchedules.$F$2:.$F$403]; MATCH([.$A209]; [JobSchedules.$A$2:.$A$403]; 0))"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9:.F209])"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1013"/>
        </table:table-row>
        <table:table-row table:style-name="ro1">
          <table:table-cell table:style-name="ce162" office:value-type="float" office:value="570951" calcext:value-type="float">
            <text:p>570951</text:p>
          </table:table-cell>
          <table:table-cell table:style-name="ce282" table:formula="of:=INDEX([JobSchedules.$B$2:.$B$403]; MATCH([.$A210]; [JobSchedules.$A$2:.$A$400]; 0))" office:value-type="date" office:date-value="2020-02-14" calcext:value-type="date">
            <text:p>14/02/2020</text:p>
          </table:table-cell>
          <table:table-cell table:style-name="ce293" office:value-type="string" calcext:value-type="string">
            <text:p>NW3 6JP</text:p>
          </table:table-cell>
          <table:table-cell table:style-name="ce322" table:formula="of:=INDEX([JobSchedules.$F$2:.$F$403]; MATCH([.$A210]; [JobSchedules.$A$2:.$A$403]; 0))" office:value-type="string" office:string-value="Boots UK Limited,14 Harben Parade, South Hampstead, London,NW3 6JP" calcext:value-type="string">
            <text:p>Boots UK Limited,14 Harben Parade, South Hampstead, London,NW3 6JP</text:p>
          </table:table-cell>
          <table:table-cell table:style-name="ce293"/>
          <table:table-cell table:style-name="ce322" office:value-type="currency" office:currency="GBP" office:value="7.2" calcext:value-type="currency">
            <text:p>£7.20</text:p>
          </table:table-cell>
          <table:table-cell table:style-name="ce293" table:number-columns-repeated="3"/>
          <table:table-cell table:style-name="ce322" table:formula="of:=SUM([.F210:.F210])" office:value-type="currency" office:currency="GBP" office:value="7.2" calcext:value-type="currency">
            <text:p>£7.20</text:p>
          </table:table-cell>
          <table:table-cell table:style-name="ce332" office:value-type="string" calcext:value-type="string">
            <text:p>Sent off 19/01/2020</text:p>
          </table:table-cell>
          <table:table-cell table:style-name="ce293" table:number-columns-repeated="1013"/>
        </table:table-row>
        <table:table-row table:style-name="ro1">
          <table:table-cell table:style-name="ce161" office:value-type="float" office:value="573798" calcext:value-type="float">
            <text:p>573798</text:p>
          </table:table-cell>
          <table:table-cell table:style-name="ce280" office:value-type="date" office:date-value="2020-01-21" calcext:value-type="date">
            <text:p>21/01/2020</text:p>
          </table:table-cell>
          <table:table-cell table:style-name="ce290" office:value-type="string" calcext:value-type="string">
            <text:p>CT1 2TJ</text:p>
          </table:table-cell>
          <table:table-cell table:style-name="ce306" table:formula="of:=INDEX([JobSchedules.$F$2:.$F$403]; MATCH([.$A211]; [JobSchedules.$A$2:.$A$403]; 0))" office:value-type="string" office:string-value="Primark Stores Limited,Marlowe Arcade, Canterbury, Kent,CT1 2TJ" calcext:value-type="string">
            <text:p>Primark Stores Limited,Marlowe Arcade, Canterbury, Kent,CT1 2TJ</text:p>
          </table:table-cell>
          <table:table-cell table:style-name="ce290"/>
          <table:table-cell table:style-name="ce306" table:formula="of:=1.5+3" office:value-type="currency" office:currency="GBP" office:value="4.5" calcext:value-type="currency">
            <text:p>£4.50</text:p>
          </table:table-cell>
          <table:table-cell table:style-name="ce290" table:number-columns-repeated="3"/>
          <table:table-cell table:style-name="ce306"/>
          <table:table-cell table:style-name="ce333"/>
          <table:table-cell table:style-name="ce290" table:number-columns-repeated="1013"/>
        </table:table-row>
        <table:table-row table:style-name="ro1">
          <table:table-cell table:style-name="ce162" office:value-type="float" office:value="573803" calcext:value-type="float">
            <text:p>573803</text:p>
          </table:table-cell>
          <table:table-cell table:style-name="ce282" table:formula="of:=INDEX([JobSchedules.$B$2:.$B$403]; MATCH([.$A212]; [JobSchedules.$A$2:.$A$400]; 0))" office:value-type="date" office:date-value="2020-01-23" calcext:value-type="date">
            <text:p>23/01/2020</text:p>
          </table:table-cell>
          <table:table-cell table:style-name="ce293" office:value-type="string" calcext:value-type="string">
            <text:p>CT10 2BF</text:p>
          </table:table-cell>
          <table:table-cell table:style-name="ce322" table:formula="of:=INDEX([JobSchedules.$F$2:.$F$403]; MATCH([.$A212]; [JobSchedules.$A$2:.$A$403]; 0))"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style-name="ce293"/>
          <table:table-cell table:style-name="ce322" table:formula="of:=1.5+3.9" office:value-type="currency" office:currency="GBP" office:value="5.4" calcext:value-type="currency">
            <text:p>£5.40</text:p>
          </table:table-cell>
          <table:table-cell table:style-name="ce293" table:number-columns-repeated="3"/>
          <table:table-cell table:style-name="ce322" table:formula="of:=SUM([.F211:.F212])" office:value-type="currency" office:currency="GBP" office:value="9.9" calcext:value-type="currency">
            <text:p>£9.90</text:p>
          </table:table-cell>
          <table:table-cell table:style-name="ce332" office:value-type="string" calcext:value-type="string">
            <text:p>Sent off 26/01/2020</text:p>
          </table:table-cell>
          <table:table-cell table:style-name="ce293" table:number-columns-repeated="1013"/>
        </table:table-row>
        <table:table-row table:style-name="ro1">
          <table:table-cell table:style-name="ce161" office:value-type="float" office:value="571725" calcext:value-type="float">
            <text:p>571725</text:p>
          </table:table-cell>
          <table:table-cell table:style-name="ce280" table:formula="of:=INDEX([JobSchedules.$B$2:.$B$403]; MATCH([.$A213]; [JobSchedules.$A$2:.$A$400]; 0))" office:value-type="date" office:date-value="2020-01-28" calcext:value-type="date">
            <text:p>28/01/2020</text:p>
          </table:table-cell>
          <table:table-cell table:style-name="ce290" office:value-type="string" calcext:value-type="string">
            <text:p>EC1N 2TD</text:p>
          </table:table-cell>
          <table:table-cell table:style-name="ce306" table:formula="of:=INDEX([JobSchedules.$F$2:.$F$403]; MATCH([.$A213]; [JobSchedules.$A$2:.$A$403]; 0))" office:value-type="string" office:string-value="Boots UK Limited,122 Holborn, London,EC1N 2TD" calcext:value-type="string">
            <text:p>Boots UK Limited,122 Holborn, London,EC1N 2TD</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13:.F213])" office:value-type="currency" office:currency="GBP" office:value="3" calcext:value-type="currency">
            <text:p>£3.00</text:p>
          </table:table-cell>
          <table:table-cell table:style-name="ce333"/>
          <table:table-cell table:style-name="ce290" table:number-columns-repeated="1013"/>
        </table:table-row>
        <table:table-row table:style-name="ro1">
          <table:table-cell table:style-name="ce162" office:value-type="float" office:value="589568" calcext:value-type="float">
            <text:p>589568</text:p>
          </table:table-cell>
          <table:table-cell table:style-name="ce282" table:formula="of:=INDEX([JobSchedules.$B$2:.$B$403]; MATCH([.$A214]; [JobSchedules.$A$2:.$A$400]; 0))" office:value-type="date" office:date-value="2020-01-30" calcext:value-type="date">
            <text:p>30/01/2020</text:p>
          </table:table-cell>
          <table:table-cell table:style-name="ce293" office:value-type="string" calcext:value-type="string">
            <text:p>SE19 1BG</text:p>
          </table:table-cell>
          <table:table-cell table:style-name="ce322" table:formula="of:=INDEX([JobSchedules.$F$2:.$F$403]; MATCH([.$A214]; [JobSchedules.$A$2:.$A$403]; 0))" office:value-type="string" office:string-value="Co-Op Group Limited,15-17 Central Hill, Gipsy Hill, London,SE19 1BG" calcext:value-type="string">
            <text:p>Co-Op Group Limited,15-17 Central Hill, Gipsy Hill, London,SE19 1B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13:.F214])" office:value-type="currency" office:currency="GBP" office:value="6" calcext:value-type="currency">
            <text:p>£6.00</text:p>
          </table:table-cell>
          <table:table-cell table:style-name="ce332" office:value-type="string" calcext:value-type="string">
            <text:p>Sent off 03/02/2020</text:p>
          </table:table-cell>
          <table:table-cell table:style-name="ce293" table:number-columns-repeated="1013"/>
        </table:table-row>
        <table:table-row table:style-name="ro1" table:number-rows-repeated="1048361">
          <table:table-cell table:number-columns-repeated="1024"/>
        </table:table-row>
        <table:table-row table:style-name="ro1">
          <table:table-cell table:number-columns-repeated="1024"/>
        </table:table-row>
      </table:table>
      <table:table table:name="Company" table:style-name="ta1">
        <table:table-column table:style-name="co11" table:default-cell-style-name="ce336"/>
        <table:table-column table:style-name="co1" table:default-cell-style-name="ce341"/>
        <table:table-column table:style-name="co1" table:number-columns-repeated="1022" table:default-cell-style-name="ce336"/>
        <table:table-row table:style-name="ro1">
          <table:table-cell table:style-name="ce335" office:value-type="string" calcext:value-type="string">
            <text:p>Company Name</text:p>
          </table:table-cell>
          <table:table-cell table:style-name="ce340" office:value-type="string" calcext:value-type="string">
            <text:p>Registration</text:p>
          </table:table-cell>
          <table:table-cell table:style-name="ce335" office:value-type="string" calcext:value-type="string">
            <text:p>Contact</text:p>
          </table:table-cell>
          <table:table-cell table:style-name="ce335" table:number-columns-repeated="1021"/>
        </table:table-row>
        <table:table-row table:style-name="ro1">
          <table:table-cell office:value-type="string" calcext:value-type="string">
            <text:p>Co-Op Group Limited</text:p>
          </table:table-cell>
          <table:table-cell office:value-type="string" calcext:value-type="string">
            <text:p>10653796</text:p>
          </table:table-cell>
          <table:table-cell table:number-columns-repeated="1022"/>
        </table:table-row>
        <table:table-row table:style-name="ro1">
          <table:table-cell office:value-type="string" calcext:value-type="string">
            <text:p>Harvey Nichols Group Limited</text:p>
          </table:table-cell>
          <table:table-cell office:value-type="string" calcext:value-type="string">
            <text:p>72539</text:p>
          </table:table-cell>
          <table:table-cell table:number-columns-repeated="1022"/>
        </table:table-row>
        <table:table-row table:style-name="ro1">
          <table:table-cell office:value-type="string" calcext:value-type="string">
            <text:p>Homebase Group Limited</text:p>
          </table:table-cell>
          <table:table-cell office:value-type="string" calcext:value-type="string">
            <text:p>1460756</text:p>
          </table:table-cell>
          <table:table-cell table:number-columns-repeated="1022"/>
        </table:table-row>
        <table:table-row table:style-name="ro1">
          <table:table-cell office:value-type="string" calcext:value-type="string">
            <text:p>Paperchase Limited </text:p>
          </table:table-cell>
          <table:table-cell office:value-type="string" calcext:value-type="string">
            <text:p>3283485</text:p>
          </table:table-cell>
          <table:table-cell table:number-columns-repeated="1022"/>
        </table:table-row>
        <table:table-row table:style-name="ro1">
          <table:table-cell office:value-type="string" calcext:value-type="string">
            <text:p>Poundland Limited</text:p>
          </table:table-cell>
          <table:table-cell office:value-type="string" calcext:value-type="string">
            <text:p>2495645</text:p>
          </table:table-cell>
          <table:table-cell table:number-columns-repeated="1022"/>
        </table:table-row>
        <table:table-row table:style-name="ro1">
          <table:table-cell office:value-type="string" calcext:value-type="string">
            <text:p>Superdrug</text:p>
          </table:table-cell>
          <table:table-cell office:value-type="string" calcext:value-type="string">
            <text:p>807043</text:p>
          </table:table-cell>
          <table:table-cell table:number-columns-repeated="1022"/>
        </table:table-row>
        <table:table-row table:style-name="ro1">
          <table:table-cell office:value-type="string" calcext:value-type="string">
            <text:p>Wilkinson Group PLC</text:p>
          </table:table-cell>
          <table:table-cell office:value-type="string" calcext:value-type="string">
            <text:p>2669929</text:p>
          </table:table-cell>
          <table:table-cell table:number-columns-repeated="1022"/>
        </table:table-row>
        <table:table-row table:style-name="ro1">
          <table:table-cell office:value-type="string" calcext:value-type="string">
            <text:p>Waterstones Booksellers Limited</text:p>
          </table:table-cell>
          <table:table-cell office:value-type="string" calcext:value-type="string">
            <text:p>NF002993</text:p>
          </table:table-cell>
          <table:table-cell table:number-columns-repeated="1022"/>
        </table:table-row>
        <table:table-row table:style-name="ro1">
          <table:table-cell office:value-type="string" calcext:value-type="string">
            <text:p>Evans Cycles Limited</text:p>
          </table:table-cell>
          <table:table-cell office:value-type="string" calcext:value-type="string">
            <text:p>06649810</text:p>
          </table:table-cell>
          <table:table-cell table:number-columns-repeated="1022"/>
        </table:table-row>
        <table:table-row table:style-name="ro1">
          <table:table-cell office:value-type="string" calcext:value-type="string">
            <text:p>Top Shop Group Limited</text:p>
          </table:table-cell>
          <table:table-cell office:value-type="string" calcext:value-type="string">
            <text:p>10598692</text:p>
          </table:table-cell>
          <table:table-cell table:number-columns-repeated="1022"/>
        </table:table-row>
        <table:table-row table:style-name="ro1">
          <table:table-cell office:value-type="string" calcext:value-type="string">
            <text:p>Space NK Limited</text:p>
          </table:table-cell>
          <table:table-cell office:value-type="string" calcext:value-type="string">
            <text:p>02773985</text:p>
          </table:table-cell>
          <table:table-cell table:number-columns-repeated="102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1022"/>
        </table:table-row>
        <table:table-row table:style-name="ro1">
          <table:table-cell office:value-type="string" calcext:value-type="string">
            <text:p>Outdoor And Cycle Concepts Ltd</text:p>
          </table:table-cell>
          <table:table-cell office:value-type="string" calcext:value-type="string">
            <text:p>03382348</text:p>
          </table:table-cell>
          <table:table-cell table:number-columns-repeated="1022"/>
        </table:table-row>
        <table:table-row table:style-name="ro1">
          <table:table-cell office:value-type="string" calcext:value-type="string">
            <text:p>Johnson &amp; Johnson Vision Care (Ireland)</text:p>
          </table:table-cell>
          <table:table-cell office:value-type="string" calcext:value-type="string">
            <text:p>IE210174</text:p>
          </table:table-cell>
          <table:table-cell table:number-columns-repeated="102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1022"/>
        </table:table-row>
        <table:table-row table:style-name="ro1">
          <table:table-cell office:value-type="string" calcext:value-type="string">
            <text:p>W H Smith Plc</text:p>
          </table:table-cell>
          <table:table-cell office:value-type="string" calcext:value-type="string">
            <text:p>05202036</text:p>
          </table:table-cell>
          <table:table-cell table:number-columns-repeated="1022"/>
        </table:table-row>
        <table:table-row table:style-name="ro1">
          <table:table-cell office:value-type="string" calcext:value-type="string">
            <text:p>Savers Health and Beauty Limited</text:p>
          </table:table-cell>
          <table:table-cell table:style-name="ce342" office:value-type="string" calcext:value-type="string">
            <text:p>02202838</text:p>
          </table:table-cell>
          <table:table-cell table:number-columns-repeated="1022"/>
        </table:table-row>
        <table:table-row table:style-name="ro1">
          <table:table-cell table:style-name="ce337" office:value-type="string" calcext:value-type="string">
            <text:p>L K Bennett Limited</text:p>
          </table:table-cell>
          <table:table-cell table:style-name="ce373" office:value-type="string" calcext:value-type="string">
            <text:p>02699136</text:p>
          </table:table-cell>
          <table:table-cell table:number-columns-repeated="1022"/>
        </table:table-row>
        <table:table-row table:style-name="ro1">
          <table:table-cell office:value-type="string" calcext:value-type="string">
            <text:p>Leyland SDM Limited</text:p>
          </table:table-cell>
          <table:table-cell office:value-type="string" calcext:value-type="string">
            <text:p>04188642</text:p>
          </table:table-cell>
          <table:table-cell table:number-columns-repeated="1022"/>
        </table:table-row>
        <table:table-row table:style-name="ro1">
          <table:table-cell office:value-type="string" calcext:value-type="string">
            <text:p>Trotters Childrenswear &amp; Accessories Ltd</text:p>
          </table:table-cell>
          <table:table-cell office:value-type="string" calcext:value-type="string">
            <text:p>02481498</text:p>
          </table:table-cell>
          <table:table-cell table:number-columns-repeated="1022"/>
        </table:table-row>
        <table:table-row table:style-name="ro1">
          <table:table-cell office:value-type="string" calcext:value-type="string">
            <text:p>Top Shop</text:p>
          </table:table-cell>
          <table:table-cell office:value-type="string" calcext:value-type="string">
            <text:p>7297722</text:p>
          </table:table-cell>
          <table:table-cell office:value-type="string" calcext:value-type="string">
            <text:p>Credit only available to over 18s and subject to status is provided by NewDay Ltd. NewDay Ltd is a company registered in England and Wales with registered number 7297722, registered office: Two Pancras Square, London, N1C 4AG. NewDay Ltd is authorised and regulated by the Financial Conduct Authority with number 690292 and is also authorised by the Financial Conduct Authority under the Payment Services Regulations 2009 (Ref no: 555318) for the provision of payment services. The retailer, Top Shop / Top Man Limited trading as Topshop, acts solely as a credit broker and provides credit products from NewDay Ltd on a non-exclusive basis and is authorised and regulated by the Financial Conduct Authority with number 679741. Registered office: Colegrave House, 70 Berners Street, London, United Kingdom, W1T 3NL. Registered in England and Wales. Registered number 02317752.</text:p>
          </table:table-cell>
          <table:table-cell table:number-columns-repeated="1021"/>
        </table:table-row>
        <table:table-row table:style-name="ro1">
          <table:table-cell office:value-type="string" calcext:value-type="string">
            <text:p>Oliver Bonas</text:p>
          </table:table-cell>
          <table:table-cell office:value-type="string" calcext:value-type="string">
            <text:p>3799350</text:p>
          </table:table-cell>
          <table:table-cell office:value-type="string" calcext:value-type="string">
            <text:p>Oliver Bonas <text:s/>2018. Unit F, Davis Road Industrial Park, Chessington, Surrey, KT9 1TQ, Company Registration no: 3799350 VAT no: 562 220 768.</text:p>
          </table:table-cell>
          <table:table-cell table:number-columns-repeated="1021"/>
        </table:table-row>
        <table:table-row table:style-name="ro1">
          <table:table-cell office:value-type="string" calcext:value-type="string">
            <text:p>All Saints Retail Limited</text:p>
          </table:table-cell>
          <table:table-cell office:value-type="string" calcext:value-type="string">
            <text:p>04096157</text:p>
          </table:table-cell>
          <table:table-cell office:value-type="string" calcext:value-type="string">
            <text:p>Jack's Place Units C15-C17, 6 Corbet Place, London, E1 6NN</text:p>
          </table:table-cell>
          <table:table-cell table:number-columns-repeated="1021"/>
        </table:table-row>
        <table:table-row table:style-name="ro1">
          <table:table-cell office:value-type="string" calcext:value-type="string">
            <text:p>Boots UK Limited</text:p>
          </table:table-cell>
          <table:table-cell office:value-type="string" calcext:value-type="string">
            <text:p>00928555</text:p>
          </table:table-cell>
          <table:table-cell office:value-type="string" calcext:value-type="string">
            <text:p>1 Thane Road West, Nottingham, NG2 3AA</text:p>
          </table:table-cell>
          <table:table-cell table:number-columns-repeated="1021"/>
        </table:table-row>
        <table:table-row table:style-name="ro1">
          <table:table-cell office:value-type="string" calcext:value-type="string">
            <text:p>Burberry Limited</text:p>
          </table:table-cell>
          <table:table-cell office:value-type="string" calcext:value-type="string">
            <text:p>00162636</text:p>
          </table:table-cell>
          <table:table-cell office:value-type="string" calcext:value-type="string">
            <text:p>Horseferry House, Horseferry Road, London, SW1P 2AW</text:p>
          </table:table-cell>
          <table:table-cell table:number-columns-repeated="1021"/>
        </table:table-row>
        <table:table-row table:style-name="ro1">
          <table:table-cell office:value-type="string" calcext:value-type="string">
            <text:p>Hallhuber GmbH</text:p>
          </table:table-cell>
          <table:table-cell office:value-type="string" calcext:value-type="string">
            <text:p>FC031551</text:p>
          </table:table-cell>
          <table:table-cell office:value-type="string" calcext:value-type="string">
            <text:p>GERMANY, HRB 55371, Private Limited Company</text:p>
          </table:table-cell>
          <table:table-cell table:number-columns-repeated="1021"/>
        </table:table-row>
        <table:table-row table:style-name="ro1">
          <table:table-cell table:style-name="ce338" office:value-type="string" calcext:value-type="string">
            <text:p>Ford Sports &amp; Social Club</text:p>
          </table:table-cell>
          <table:table-cell/>
          <table:table-cell office:value-type="string" calcext:value-type="string">
            <text:p>Ford Sports &amp; Social Club (Newbury Park), Ford Sports &amp; Social Club, Newbury Park. Aldborough Road South, Newbury Park, Ilford, IG3 8HG</text:p>
          </table:table-cell>
          <table:table-cell table:number-columns-repeated="1021"/>
        </table:table-row>
        <table:table-row table:style-name="ro1">
          <table:table-cell office:value-type="string" calcext:value-type="string">
            <text:p>Burberry Group PLC</text:p>
          </table:table-cell>
          <table:table-cell office:value-type="string" calcext:value-type="string">
            <text:p>03458224</text:p>
          </table:table-cell>
          <table:table-cell office:value-type="string" calcext:value-type="string">
            <text:p>Horseferry House, Horseferry Road, London, SW1P 2AW </text:p>
          </table:table-cell>
          <table:table-cell table:number-columns-repeated="1021"/>
        </table:table-row>
        <table:table-row table:style-name="ro1">
          <table:table-cell office:value-type="string" calcext:value-type="string">
            <text:p>Heal’s PLC</text:p>
          </table:table-cell>
          <table:table-cell office:value-type="string" calcext:value-type="string">
            <text:p>02486613</text:p>
          </table:table-cell>
          <table:table-cell office:value-type="string" calcext:value-type="string">
            <text:p>The Heal's Building, 196 Tottenham Court Road, London, W1T 7LQ </text:p>
          </table:table-cell>
          <table:table-cell table:number-columns-repeated="1021"/>
        </table:table-row>
        <table:table-row table:style-name="ro1">
          <table:table-cell table:style-name="ce339" office:value-type="string" calcext:value-type="string">
            <text:p>Claires Accessories Uk Ltd</text:p>
          </table:table-cell>
          <table:table-cell office:value-type="string" calcext:value-type="string">
            <text:p>03115188</text:p>
          </table:table-cell>
          <table:table-cell office:value-type="string" calcext:value-type="string">
            <text:p>Unit 4 Bromford Gate, Bromford Lane, Birmingham, B24 8DW </text:p>
          </table:table-cell>
          <table:table-cell table:number-columns-repeated="1021"/>
        </table:table-row>
        <table:table-row table:style-name="ro1">
          <table:table-cell office:value-type="string" calcext:value-type="string">
            <text:p>Swarovski International Limited</text:p>
          </table:table-cell>
          <table:table-cell office:value-type="string" calcext:value-type="string">
            <text:p>09687591</text:p>
          </table:table-cell>
          <table:table-cell office:value-type="string" calcext:value-type="string">
            <text:p>2nd Floor 21 Sackville Street, London, England, W1S 3DN </text:p>
          </table:table-cell>
          <table:table-cell table:number-columns-repeated="1021"/>
        </table:table-row>
        <table:table-row table:style-name="ro1">
          <table:table-cell office:value-type="string" calcext:value-type="string">
            <text:p>Tate Enterprises Ltd</text:p>
          </table:table-cell>
          <table:table-cell office:value-type="string" calcext:value-type="string">
            <text:p>03173975</text:p>
          </table:table-cell>
          <table:table-cell office:value-type="string" calcext:value-type="string">
            <text:p>Tate, Millbank, London, SW1P 4RG </text:p>
          </table:table-cell>
          <table:table-cell table:number-columns-repeated="1021"/>
        </table:table-row>
        <table:table-row table:style-name="ro1">
          <table:table-cell office:value-type="string" calcext:value-type="string">
            <text:p>Primark Stores Limited</text:p>
          </table:table-cell>
          <table:table-cell office:value-type="string" calcext:value-type="string">
            <text:p>00453448</text:p>
          </table:table-cell>
          <table:table-cell office:value-type="string" calcext:value-type="string">
            <text:p>Weston Centre, 10 Grosvenor Street, London, W1K 4QY</text:p>
          </table:table-cell>
          <table:table-cell table:number-columns-repeated="1021"/>
        </table:table-row>
        <table:table-row table:style-name="ro1">
          <table:table-cell office:value-type="string" calcext:value-type="string">
            <text:p>Ralph Lauren UK Limited</text:p>
          </table:table-cell>
          <table:table-cell office:value-type="string" calcext:value-type="string">
            <text:p>02959496</text:p>
          </table:table-cell>
          <table:table-cell office:value-type="string" calcext:value-type="string">
            <text:p>46 Clarendon Road, Watford, Hertfordshire, WD17 1HE</text:p>
          </table:table-cell>
          <table:table-cell table:number-columns-repeated="1021"/>
        </table:table-row>
        <table:table-row table:style-name="ro1">
          <table:table-cell office:value-type="string" calcext:value-type="string">
            <text:p>Adidas Store</text:p>
          </table:table-cell>
          <table:table-cell office:value-type="string" calcext:value-type="string">
            <text:p>10643823</text:p>
          </table:table-cell>
          <table:table-cell office:value-type="string" calcext:value-type="string">
            <text:p>adidas AG, Adi-Dassler-Strasse 1, 91074 Herzogenaurach, Germany </text:p>
          </table:table-cell>
          <table:table-cell table:number-columns-repeated="1021"/>
        </table:table-row>
        <table:table-row table:style-name="ro1">
          <table:table-cell office:value-type="string" calcext:value-type="string">
            <text:p>Wm Morrison Supermarkets PLC</text:p>
          </table:table-cell>
          <table:table-cell office:value-type="string" calcext:value-type="string">
            <text:p>00358949</text:p>
          </table:table-cell>
          <table:table-cell office:value-type="string" calcext:value-type="string">
            <text:p>Hilmore House, Gain Lane, Bradford, West Yorkshire, BD3 7DL</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Addresses" table:style-name="ta1">
        <table:table-column table:style-name="co31" table:default-cell-style-name="ce377"/>
        <table:table-column table:style-name="co32" table:default-cell-style-name="ce377"/>
        <table:table-column table:style-name="co33" table:default-cell-style-name="ce377"/>
        <table:table-column table:style-name="co34" table:default-cell-style-name="ce169"/>
        <table:table-column table:style-name="co1" table:number-columns-repeated="1020" table:default-cell-style-name="ce377"/>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1019"/>
        </table:table-row>
        <table:table-row table:style-name="ro1">
          <table:table-cell table:content-validation-name="val7"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 &quot;; 0; [.A2:.C2])" office:value-type="string" office:string-value="Co-Op Group Limited, Retail (Raynes Park) 68 - 74 Coombe Lane Raynes Park London, SW20 0AX" calcext:value-type="string">
            <text:p>Co-Op Group Limited, Retail (Raynes Park) 68 - 74 Coombe Lane Raynes Park London, SW20 0AX</text:p>
          </table:table-cell>
          <table:table-cell table:number-columns-repeated="1019"/>
        </table:table-row>
        <table:table-row table:style-name="ro1">
          <table:table-cell table:content-validation-name="val8"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3:.C3])"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1019"/>
        </table:table-row>
        <table:table-row table:style-name="ro1">
          <table:table-cell table:content-validation-name="val8"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4:.C4])" office:value-type="string" office:string-value="Co-Op Group Limited,Food, 276-288 Kingston Road, Wimbledon Chase,SW20 8LX" calcext:value-type="string">
            <text:p>Co-Op Group Limited,Food, 276-288 Kingston Road, Wimbledon Chase,SW20 8LX</text:p>
          </table:table-cell>
          <table:table-cell table:number-columns-repeated="1019"/>
        </table:table-row>
        <table:table-row table:style-name="ro1">
          <table:table-cell table:content-validation-name="val8"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5:.C5])"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1019"/>
        </table:table-row>
        <table:table-row table:style-name="ro7">
          <table:table-cell table:content-validation-name="val8"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6:.C6])"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1019"/>
        </table:table-row>
        <table:table-row table:style-name="ro1">
          <table:table-cell table:content-validation-name="val8"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7:.C7])" office:value-type="string" office:string-value="Evans Cycles Limited,48 Richmond Road Kingston Surrey,KT2 5EE" calcext:value-type="string">
            <text:p>Evans Cycles Limited,48 Richmond Road Kingston Surrey,KT2 5EE</text:p>
          </table:table-cell>
          <table:table-cell table:number-columns-repeated="1019"/>
        </table:table-row>
        <table:table-row table:style-name="ro1">
          <table:table-cell table:content-validation-name="val8"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8:.C8])" office:value-type="string" office:string-value="Harvey Nichols Group Limited,109 - 125 Knightsbridge London,SW1X 7RJ" calcext:value-type="string">
            <text:p>Harvey Nichols Group Limited,109 - 125 Knightsbridge London,SW1X 7RJ</text:p>
          </table:table-cell>
          <table:table-cell table:number-columns-repeated="1019"/>
        </table:table-row>
        <table:table-row table:style-name="ro1">
          <table:table-cell table:content-validation-name="val8"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9:.C9])" office:value-type="string" office:string-value="Homebase Group Limited,Weir Road, Wimbledon, London,SW19 8UG" calcext:value-type="string">
            <text:p>Homebase Group Limited,Weir Road, Wimbledon, London,SW19 8UG</text:p>
          </table:table-cell>
          <table:table-cell table:number-columns-repeated="1019"/>
        </table:table-row>
        <table:table-row table:style-name="ro1">
          <table:table-cell table:content-validation-name="val8"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10:.C10])" office:value-type="string" office:string-value="Homebase Group Limited,The Causeway, Staines,TW18 3AP" calcext:value-type="string">
            <text:p>Homebase Group Limited,The Causeway, Staines,TW18 3AP</text:p>
          </table:table-cell>
          <table:table-cell table:number-columns-repeated="1019"/>
        </table:table-row>
        <table:table-row table:style-name="ro1">
          <table:table-cell table:content-validation-name="val8"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11:.C11])" office:value-type="string" office:string-value="Homebase Group Limited,10 Beckenham Hill Road, Catford,SE6 3NU" calcext:value-type="string">
            <text:p>Homebase Group Limited,10 Beckenham Hill Road, Catford,SE6 3NU</text:p>
          </table:table-cell>
          <table:table-cell table:number-columns-repeated="1019"/>
        </table:table-row>
        <table:table-row table:style-name="ro1">
          <table:table-cell table:content-validation-name="val8"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12:.C12])" office:value-type="string" office:string-value="Homebase Group Limited,Kingston, 229-253 Kingston Road, New Malden,KT3 3SW" calcext:value-type="string">
            <text:p>Homebase Group Limited,Kingston, 229-253 Kingston Road, New Malden,KT3 3SW</text:p>
          </table:table-cell>
          <table:table-cell table:number-columns-repeated="1019"/>
        </table:table-row>
        <table:table-row table:style-name="ro1">
          <table:table-cell table:content-validation-name="val8"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13:.C13])" office:value-type="string" office:string-value="Homebase Group Limited,241 Kidbrooke Park Road, Kidbrooke, London,SE3 9PP" calcext:value-type="string">
            <text:p>Homebase Group Limited,241 Kidbrooke Park Road, Kidbrooke, London,SE3 9PP</text:p>
          </table:table-cell>
          <table:table-cell table:number-columns-repeated="1019"/>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14:.C14])"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1019"/>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15:.C15])"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1019"/>
        </table:table-row>
        <table:table-row table:style-name="ro1">
          <table:table-cell table:content-validation-name="val8"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16:.C16])" office:value-type="string" office:string-value="Paperchase Limited ,62 Northcote Road Northcote Road,SW11 1PA" calcext:value-type="string">
            <text:p>Paperchase Limited ,62 Northcote Road Northcote Road,SW11 1PA</text:p>
          </table:table-cell>
          <table:table-cell table:number-columns-repeated="1019"/>
        </table:table-row>
        <table:table-row table:style-name="ro1">
          <table:table-cell table:content-validation-name="val8"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17:.C17])" office:value-type="string" office:string-value="Paperchase Limited ,346 - 348 High Road Chiswick London,W4 5TA" calcext:value-type="string">
            <text:p>Paperchase Limited ,346 - 348 High Road Chiswick London,W4 5T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8:.C18])" office:value-type="string" office:string-value="Poundland Limited,Limited 163-165 Balham High Road Balham,SW12 8BG" calcext:value-type="string">
            <text:p>Poundland Limited,Limited 163-165 Balham High Road Balham,SW12 8BG</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9:.C19])" office:value-type="string" office:string-value="Poundland Limited,78-80 High Street The Exchange Putney London,SW15 1RB " calcext:value-type="string">
            <text:p>Poundland Limited,78-80 High Street The Exchange Putney London,SW15 1RB </text:p>
          </table:table-cell>
          <table:table-cell table:number-columns-repeated="1019"/>
        </table:table-row>
        <table:table-row table:style-name="ro1">
          <table:table-cell table:content-validation-name="val8"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20:.C20])"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21:.C21])" office:value-type="string" office:string-value="Superdrug,Units 1-4, Trinity Parade High Street Hounslow Middlesex,TW3 1HG" calcext:value-type="string">
            <text:p>Superdrug,Units 1-4, Trinity Parade High Street Hounslow Middlesex,TW3 1HG</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22:.C22])" office:value-type="string" office:string-value="Superdrug,297-301, Station Rd Harrow Middlesex,HA1 2TA" calcext:value-type="string">
            <text:p>Superdrug,297-301, Station Rd Harrow Middlesex,HA1 2TA</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23:.C23])" office:value-type="string" office:string-value="Superdrug,2-8, Station Road, Hayes,UB3 4DA" calcext:value-type="string">
            <text:p>Superdrug,2-8, Station Road, Hayes,UB3 4DA</text:p>
          </table:table-cell>
          <table:table-cell table:number-columns-repeated="1019"/>
        </table:table-row>
        <table:table-row table:style-name="ro1">
          <table:table-cell table:content-validation-name="val8"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24:.C24])"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25:.C25])" office:value-type="string" office:string-value="Waterstones Booksellers Limited,82 Gower Street London,WC1E 6EQ" calcext:value-type="string">
            <text:p>Waterstones Booksellers Limited,82 Gower Street London,WC1E 6EQ</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26:.C26])"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1019"/>
        </table:table-row>
        <table:table-row table:style-name="ro1">
          <table:table-cell table:content-validation-name="val8"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27:.C27])" office:value-type="string" office:string-value="Wilkinson Group PLC,90- 94 The Broadway West Ealing,W13 0SA" calcext:value-type="string">
            <text:p>Wilkinson Group PLC,90- 94 The Broadway West Ealing,W13 0SA</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28:.C28])" office:value-type="string" office:string-value="Superdrug,138-140 Rushey Green, Catford, London,SE6 4HQ" calcext:value-type="string">
            <text:p>Superdrug,138-140 Rushey Green, Catford, London,SE6 4HQ</text:p>
          </table:table-cell>
          <table:table-cell table:number-columns-repeated="1019"/>
        </table:table-row>
        <table:table-row table:style-name="ro1">
          <table:table-cell table:content-validation-name="val8"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29:.C29])"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1019"/>
        </table:table-row>
        <table:table-row table:style-name="ro1">
          <table:table-cell table:content-validation-name="val8"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30:.C30])" office:value-type="string" office:string-value="Superdrug,Retail, 471-487 Kings Road, Chelsea, London,SW10 0LU" calcext:value-type="string">
            <text:p>Superdrug,Retail, 471-487 Kings Road, Chelsea, London,SW10 0LU</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31:.C31])" office:value-type="string" office:string-value="W H Smith Plc,Victoria Railway Station, Victoria Street, London,SW1V 1JT" calcext:value-type="string">
            <text:p>W H Smith Plc,Victoria Railway Station, Victoria Street, London,SW1V 1JT</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32:.C32])" office:value-type="string" office:string-value="Poundland Limited,530-536 High Rd, London,N17 9SX" calcext:value-type="string">
            <text:p>Poundland Limited,530-536 High Rd, London,N17 9SX</text:p>
          </table:table-cell>
          <table:table-cell table:number-columns-repeated="1019"/>
        </table:table-row>
        <table:table-row table:style-name="ro7">
          <table:table-cell table:content-validation-name="val8"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33:.C33])"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1019"/>
        </table:table-row>
        <table:table-row table:style-name="ro8">
          <table:table-cell table:content-validation-name="val8"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34:.C34])"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1019"/>
        </table:table-row>
        <table:table-row table:style-name="ro8">
          <table:table-cell table:content-validation-name="val8"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35:.C35])" office:value-type="string" office:string-value="Superdrug,228 Southwark Park Road, Bermondsey, London,SE16 3RW" calcext:value-type="string">
            <text:p>Superdrug,228 Southwark Park Road, Bermondsey, London,SE16 3RW</text:p>
          </table:table-cell>
          <table:table-cell table:number-columns-repeated="1019"/>
        </table:table-row>
        <table:table-row table:style-name="ro1">
          <table:table-cell table:content-validation-name="val8"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36:.C36])" office:value-type="string" office:string-value="Savers Health and Beauty Limited,118-120 High Street, Acton, London,W3 6QX" calcext:value-type="string">
            <text:p>Savers Health and Beauty Limited,118-120 High Street, Acton, London,W3 6QX</text:p>
          </table:table-cell>
          <table:table-cell table:number-columns-repeated="1019"/>
        </table:table-row>
        <table:table-row table:style-name="ro8">
          <table:table-cell table:content-validation-name="val8"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37:.C37])" office:value-type="string" office:string-value="Co-Op Group Limited,271-273 City Road, Islington, London,EC1V 1LA" calcext:value-type="string">
            <text:p>Co-Op Group Limited,271-273 City Road, Islington, London,EC1V 1LA</text:p>
          </table:table-cell>
          <table:table-cell table:number-columns-repeated="1019"/>
        </table:table-row>
        <table:table-row table:style-name="ro1">
          <table:table-cell table:content-validation-name="val8"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38:.C38])" office:value-type="string" office:string-value="Homebase Group Limited,Swandon way, Wandsworth, London,SW18 1EW" calcext:value-type="string">
            <text:p>Homebase Group Limited,Swandon way, Wandsworth, London,SW18 1EW</text:p>
          </table:table-cell>
          <table:table-cell table:number-columns-repeated="1019"/>
        </table:table-row>
        <table:table-row table:style-name="ro8">
          <table:table-cell table:content-validation-name="val8"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39:.C39])" office:value-type="string" office:string-value="Poundland Limited,143-151 High Street, Penge, London,SE20 7DS" calcext:value-type="string">
            <text:p>Poundland Limited,143-151 High Street, Penge, London,SE20 7DS</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40:.C40])" office:value-type="string" office:string-value="Poundland Limited,172-176 Kilbur High Road, Kilburn,NW6 4JD" calcext:value-type="string">
            <text:p>Poundland Limited,172-176 Kilbur High Road, Kilburn,NW6 4JD</text:p>
          </table:table-cell>
          <table:table-cell table:number-columns-repeated="1019"/>
        </table:table-row>
        <table:table-row table:style-name="ro8">
          <table:table-cell table:content-validation-name="val8"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41:.C41])" office:value-type="string" office:string-value="Poundland Limited,435/441 High Road, Middlesex, Wembley,HA9 7AE" calcext:value-type="string">
            <text:p>Poundland Limited,435/441 High Road, Middlesex, Wembley,HA9 7A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42:.C42])" office:value-type="string" office:string-value="Poundland Limited,106-110 High Street, New Malden, Surrey,KT3 4EU" calcext:value-type="string">
            <text:p>Poundland Limited,106-110 High Street, New Malden, Surrey,KT3 4EU</text:p>
          </table:table-cell>
          <table:table-cell table:number-columns-repeated="1019"/>
        </table:table-row>
        <table:table-row table:style-name="ro8">
          <table:table-cell table:content-validation-name="val8"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43:.C43])" office:value-type="string" office:string-value="Poundland Limited,Unit 1, 49/63 King Street, Hammersmith, Greater London,W6 9HW" calcext:value-type="string">
            <text:p>Poundland Limited,Unit 1, 49/63 King Street, Hammersmith, Greater London,W6 9HW</text:p>
          </table:table-cell>
          <table:table-cell table:number-columns-repeated="1019"/>
        </table:table-row>
        <table:table-row table:style-name="ro1">
          <table:table-cell table:content-validation-name="val8"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44:.C44])" office:value-type="string" office:string-value="L K Bennett Limited,Unit 18-21, Duke Of York Square, London,SW3 4SG" calcext:value-type="string">
            <text:p>L K Bennett Limited,Unit 18-21, Duke Of York Square, London,SW3 4SG</text:p>
          </table:table-cell>
          <table:table-cell table:number-columns-repeated="1019"/>
        </table:table-row>
        <table:table-row table:style-name="ro1">
          <table:table-cell table:content-validation-name="val8"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45:.C45])" office:value-type="string" office:string-value="Leyland SDM Limited,347-349 Kings Road, Chelsea, London,SW3 5UZ" calcext:value-type="string">
            <text:p>Leyland SDM Limited,347-349 Kings Road, Chelsea, London,SW3 5UZ</text:p>
          </table:table-cell>
          <table:table-cell table:number-columns-repeated="1019"/>
        </table:table-row>
        <table:table-row table:style-name="ro1">
          <table:table-cell table:content-validation-name="val8"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46:.C46])" office:value-type="string" office:string-value="Wilkinson Group PLC,The Broadway, Wimbledon, London,SW19 1QD" calcext:value-type="string">
            <text:p>Wilkinson Group PLC,The Broadway, Wimbledon, London,SW19 1QD</text:p>
          </table:table-cell>
          <table:table-cell table:number-columns-repeated="4"/>
          <table:table-cell office:value-type="string" calcext:value-type="string">
            <text:p>sw19 3jt</text:p>
          </table:table-cell>
          <table:table-cell table:number-columns-repeated="1014"/>
        </table:table-row>
        <table:table-row table:style-name="ro1">
          <table:table-cell table:content-validation-name="val8"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47:.C47])" office:value-type="string" office:string-value="Space NK Limited,27 Duke Of York Square, London,SW3 4LY" calcext:value-type="string">
            <text:p>Space NK Limited,27 Duke Of York Square, London,SW3 4LY</text:p>
          </table:table-cell>
          <table:table-cell table:number-columns-repeated="4"/>
          <table:table-cell office:value-type="string" calcext:value-type="string">
            <text:p>sw19 3jt</text:p>
          </table:table-cell>
          <table:table-cell table:number-columns-repeated="1014"/>
        </table:table-row>
        <table:table-row table:style-name="ro1">
          <table:table-cell table:content-validation-name="val9"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48:.C48])" office:value-type="string" office:string-value="Trotters Childrenswear &amp; Accessories Ltd,3 Gorst Road, London,NW10 6LA" calcext:value-type="string">
            <text:p>Trotters Childrenswear &amp; Accessories Ltd,3 Gorst Road, London,NW10 6LA</text:p>
          </table:table-cell>
          <table:table-cell table:number-columns-repeated="4"/>
          <table:table-cell office:value-type="string" calcext:value-type="string">
            <text:p>sw19 3jt</text:p>
          </table:table-cell>
          <table:table-cell table:number-columns-repeated="1014"/>
        </table:table-row>
        <table:table-row table:style-name="ro1">
          <table:table-cell table:content-validation-name="val8"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49:.C49])" office:value-type="string" office:string-value="Poundland Limited,55-57 Powis Street, Woolwich, London,SE18 6HZ" calcext:value-type="string">
            <text:p>Poundland Limited,55-57 Powis Street, Woolwich, London,SE18 6HZ</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50:.C50])"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1019"/>
        </table:table-row>
        <table:table-row table:style-name="ro1">
          <table:table-cell table:content-validation-name="val10"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51:.C51])"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1019"/>
        </table:table-row>
        <table:table-row table:style-name="ro1">
          <table:table-cell table:content-validation-name="val10"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52:.C52])" office:value-type="string" office:string-value="Oliver Bonas,101-103 Balham High Rd, London,SW12 9AP" calcext:value-type="string">
            <text:p>Oliver Bonas,101-103 Balham High Rd, London,SW12 9AP</text:p>
          </table:table-cell>
          <table:table-cell table:number-columns-repeated="1019"/>
        </table:table-row>
        <table:table-row table:style-name="ro1">
          <table:table-cell table:content-validation-name="val10"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53:.C53])" office:value-type="string" office:string-value="Oliver Bonas,Unit A, 57-69 Parsons Green Lane, London,SW64HU" calcext:value-type="string">
            <text:p>Oliver Bonas,Unit A, 57-69 Parsons Green Lane, London,SW64HU</text:p>
          </table:table-cell>
          <table:table-cell table:number-columns-repeated="1019"/>
        </table:table-row>
        <table:table-row table:style-name="ro1">
          <table:table-cell table:content-validation-name="val10"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54:.C54])"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55:.C55])" office:value-type="string" office:string-value="Poundland Limited,39-41 Seven Sisters Road, Holloway, London,N7 6AX" calcext:value-type="string">
            <text:p>Poundland Limited,39-41 Seven Sisters Road, Holloway, London,N7 6AX</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56:.C56])" office:value-type="string" office:string-value="Poundland Limited,Unit A, 492 - 500 High Road, Wembley, Middlesex,HA9 7BH" calcext:value-type="string">
            <text:p>Poundland Limited,Unit A, 492 - 500 High Road, Wembley, Middlesex,HA9 7BH</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57:.C57])"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1019"/>
        </table:table-row>
        <table:table-row table:style-name="ro1">
          <table:table-cell table:content-validation-name="val11"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58:.C58])"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1019"/>
        </table:table-row>
        <table:table-row table:style-name="ro1">
          <table:table-cell table:content-validation-name="val11"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59:.C59])" office:value-type="string" office:string-value="Waterstones Booksellers Limited,2-6, Hill Street, Richmond, Surrey,TW10 6UA" calcext:value-type="string">
            <text:p>Waterstones Booksellers Limited,2-6, Hill Street, Richmond, Surrey,TW10 6UA</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60:.C60])" office:value-type="string" office:string-value="Boots UK Limited,122 Holborn, London,EC1N 2TD" calcext:value-type="string">
            <text:p>Boots UK Limited,122 Holborn, London,EC1N 2TD</text:p>
          </table:table-cell>
          <table:table-cell table:number-columns-repeated="1019"/>
        </table:table-row>
        <table:table-row table:style-name="ro1">
          <table:table-cell table:content-validation-name="val11"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61:.C61])" office:value-type="string" office:string-value="Burberry Limited,121 Regent Street, London,W1B 4TB" calcext:value-type="string">
            <text:p>Burberry Limited,121 Regent Street, London,W1B 4TB</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62:.C62])" office:value-type="string" office:string-value="Poundland Limited,420 Brixton Road, Brixton, London,SW9 7AE" calcext:value-type="string">
            <text:p>Poundland Limited,420 Brixton Road, Brixton, London,SW9 7A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63:.C63])"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64:.C64])" office:value-type="string" office:string-value="Poundland Limited,148 Streatham High Road, Streatham, London,SW16 1DF" calcext:value-type="string">
            <text:p>Poundland Limited,148 Streatham High Road, Streatham, London,SW16 1DF</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65:.C65])" office:value-type="string" office:string-value="Superdrug,150 High Street, Sutton, Surrey,SM1 1NS" calcext:value-type="string">
            <text:p>Superdrug,150 High Street, Sutton, Surrey,SM1 1NS</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66:.C66])" office:value-type="string" office:string-value="Superdrug,371-375, Walworth Road, Walworth, London,SE17 2AL" calcext:value-type="string">
            <text:p>Superdrug,371-375, Walworth Road, Walworth, London,SE17 2AL</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67:.C67])" office:value-type="string" office:string-value="Superdrug,2-8 Station Rd, Hayes,UB3 4DA" calcext:value-type="string">
            <text:p>Superdrug,2-8 Station Rd, Hayes,UB3 4D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68:.C68])" office:value-type="string" office:string-value="Poundland Limited,131-135 Burnt Oak Broadway, Edgware,HA8 5EL" calcext:value-type="string">
            <text:p>Poundland Limited,131-135 Burnt Oak Broadway, Edgware,HA8 5EL</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69:.C69])" office:value-type="string" office:string-value="Co-Op Group Limited,27-37 Battersea Bridge Road Battersea London,SW11 3BA" calcext:value-type="string">
            <text:p>Co-Op Group Limited,27-37 Battersea Bridge Road Battersea London,SW11 3B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70:.C70])" office:value-type="string" office:string-value="Poundland Limited,Unit 12a/13 Pentagon Shopping Centre Chatham Kent,ME4 4HY " calcext:value-type="string">
            <text:p>Poundland Limited,Unit 12a/13 Pentagon Shopping Centre Chatham Kent,ME4 4HY </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71:.C71])" office:value-type="string" office:string-value="Superdrug,Unit 2, 128/134 Queensway, London,W2 6LS" calcext:value-type="string">
            <text:p>Superdrug,Unit 2, 128/134 Queensway, London,W2 6LS</text:p>
          </table:table-cell>
          <table:table-cell table:number-columns-repeated="1019"/>
        </table:table-row>
        <table:table-row table:style-name="ro1">
          <table:table-cell table:content-validation-name="val12"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72:.C72])"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73:.C73])" office:value-type="string" office:string-value="Poundland Limited,53-57 High St, Bromley,BR1 1JY" calcext:value-type="string">
            <text:p>Poundland Limited,53-57 High St, Bromley,BR1 1JY</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74:.C74])" office:value-type="string" office:string-value="Co-Op Group Limited,4 Buckhold Rd, London,SW18 4JS" calcext:value-type="string">
            <text:p>Co-Op Group Limited,4 Buckhold Rd, London,SW18 4JS</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75:.C75])"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76:.C76])" office:value-type="string" office:string-value="Poundland Limited,48-54 St Stephens Street Norwich Norfolk,NR1 3SH" calcext:value-type="string">
            <text:p>Poundland Limited,48-54 St Stephens Street Norwich Norfolk,NR1 3SH</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77:.C77])" office:value-type="string" office:string-value="Superdrug,37-39 Broad Street Teddington,TW11 8QZ" calcext:value-type="string">
            <text:p>Superdrug,37-39 Broad Street Teddington,TW11 8QZ</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78:.C78])" office:value-type="string" office:string-value="Superdrug,125 High Street, Penge, London,SE20 7DS" calcext:value-type="string">
            <text:p>Superdrug,125 High Street, Penge, London,SE20 7DS</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79:.C79])" office:value-type="string" office:string-value="Superdrug,40 Clarence St, Kingston upon Thames,KT1 1NR" calcext:value-type="string">
            <text:p>Superdrug,40 Clarence St, Kingston upon Thames,KT1 1NR</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80:.C80])" office:value-type="string" office:string-value="Poundland Limited,57-63 Tooting High Street, Tooting, London ,SW17 0SP" calcext:value-type="string">
            <text:p>Poundland Limited,57-63 Tooting High Street, Tooting, London ,SW17 0SP</text:p>
          </table:table-cell>
          <table:table-cell table:number-columns-repeated="1019"/>
        </table:table-row>
        <table:table-row table:style-name="ro1">
          <table:table-cell table:content-validation-name="val13"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81:.C81])" office:value-type="string" office:string-value="Hallhuber GmbH,Ariel Way, Westfield, White City, London,W12 7GF" calcext:value-type="string">
            <text:p>Hallhuber GmbH,Ariel Way, Westfield, White City, London,W12 7GF</text:p>
          </table:table-cell>
          <table:table-cell table:number-columns-repeated="1019"/>
        </table:table-row>
        <table:table-row table:style-name="ro1">
          <table:table-cell table:content-validation-name="val13"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82:.C82])" office:value-type="string" office:string-value="Hallhuber GmbH,C/O House of Fraser, 101 Victoria St, Victoria, London,SW1E 6QT" calcext:value-type="string">
            <text:p>Hallhuber GmbH,C/O House of Fraser, 101 Victoria St, Victoria, London,SW1E 6QT</text:p>
          </table:table-cell>
          <table:table-cell table:number-columns-repeated="1019"/>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83:.C83])"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1019"/>
        </table:table-row>
        <table:table-row table:style-name="ro7">
          <table:table-cell table:content-validation-name="val8"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84:.C84])"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85:.C85])" office:value-type="string" office:string-value="Superdrug,6-8 Upper Wickham Lane, Welling, Kent,DA16 3HE" calcext:value-type="string">
            <text:p>Superdrug,6-8 Upper Wickham Lane, Welling, Kent,DA16 3HE</text:p>
          </table:table-cell>
          <table:table-cell table:number-columns-repeated="1019"/>
        </table:table-row>
        <table:table-row table:style-name="ro1">
          <table:table-cell table:content-validation-name="val14"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86:.C86])"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87:.C87])" office:value-type="string" office:string-value="Superdrug,Centre Court Shopping Centre, 104/105, London,SW19 8YE" calcext:value-type="string">
            <text:p>Superdrug,Centre Court Shopping Centre, 104/105, London,SW19 8YE</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88:.C88])" office:value-type="string" office:string-value="Superdrug,Unit 2, The Bull, 262 Upper Richmond Rd, London,SW14 7JE" calcext:value-type="string">
            <text:p>Superdrug,Unit 2, The Bull, 262 Upper Richmond Rd, London,SW14 7JE</text:p>
          </table:table-cell>
          <table:table-cell table:number-columns-repeated="1019"/>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89:.C89])" office:value-type="string" office:string-value="Heal’s PLC,49-51 Eden St, Kingston upon Thames,KT1 1BW" calcext:value-type="string">
            <text:p>Heal’s PLC,49-51 Eden St, Kingston upon Thames,KT1 1BW</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90:.C90])" office:value-type="string" office:string-value="W H Smith Plc,(Travel) Heathrow Airport, Terminal 2, Hounslow,TW6 1LN" calcext:value-type="string">
            <text:p>W H Smith Plc,(Travel) Heathrow Airport, Terminal 2, Hounslow,TW6 1LN</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91:.C91])"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1019"/>
        </table:table-row>
        <table:table-row table:style-name="ro1">
          <table:table-cell table:content-validation-name="val8"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92:.C92])" office:value-type="string" office:string-value="Space NK Limited,Space N K, 34 Hill Street, Richmond, Surrey,TW9 1TW" calcext:value-type="string">
            <text:p>Space NK Limited,Space N K, 34 Hill Street, Richmond, Surrey,TW9 1TW</text:p>
          </table:table-cell>
          <table:table-cell table:number-columns-repeated="1019"/>
        </table:table-row>
        <table:table-row table:style-name="ro1">
          <table:table-cell table:content-validation-name="val8"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93:.C93])" office:value-type="string" office:string-value="Space NK Limited,205 New King's Rd, Fulham, London,SW6 4SR" calcext:value-type="string">
            <text:p>Space NK Limited,205 New King's Rd, Fulham, London,SW6 4SR</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94:.C94])" office:value-type="string" office:string-value="Co-Op Group Limited,193 Balham High Road, London,SW12 9BE" calcext:value-type="string">
            <text:p>Co-Op Group Limited,193 Balham High Road, London,SW12 9BE</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95:.C95])" office:value-type="string" office:string-value="Co-Op Group Limited,215-221 Preston Rd, Wembley,HA9 8NF" calcext:value-type="string">
            <text:p>Co-Op Group Limited,215-221 Preston Rd, Wembley,HA9 8NF</text:p>
          </table:table-cell>
          <table:table-cell table:number-columns-repeated="1019"/>
        </table:table-row>
        <table:table-row table:style-name="ro1">
          <table:table-cell table:content-validation-name="val16"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96:.C96])"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1019"/>
        </table:table-row>
        <table:table-row table:style-name="ro1">
          <table:table-cell table:content-validation-name="val8"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97:.C97])" office:value-type="string" office:string-value="Space NK Limited,3 Kensington Church Street, London,W8 4LB" calcext:value-type="string">
            <text:p>Space NK Limited,3 Kensington Church Street, London,W8 4LB</text:p>
          </table:table-cell>
          <table:table-cell table:number-columns-repeated="1019"/>
        </table:table-row>
        <table:table-row table:style-name="ro1">
          <table:table-cell table:content-validation-name="val8"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98:.C98])"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99:.C99])" office:value-type="string" office:string-value="Co-Op Group Limited,28-32 Denmark Hill, Camberwell, London,SE5 8RZ" calcext:value-type="string">
            <text:p>Co-Op Group Limited,28-32 Denmark Hill, Camberwell, London,SE5 8RZ</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100:.C100])" office:value-type="string" office:string-value="Co-Op Group Limited,15-17 Northcote Rd, Clapham, London,SW11 1NG" calcext:value-type="string">
            <text:p>Co-Op Group Limited,15-17 Northcote Rd, Clapham, London,SW11 1NG</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101:.C101])"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02:.C102])" office:value-type="string" office:string-value="W H Smith Plc,(Travel) Heathrow Airport, Terminal 3, Hounslow,TW6 1QB" calcext:value-type="string">
            <text:p>W H Smith Plc,(Travel) Heathrow Airport, Terminal 3, Hounslow,TW6 1QB</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103:.C103])" office:value-type="string" office:string-value="Co-Op Group Limited,73-75 Upper Richmond Road, Putney, Greater London,SW15 2SR" calcext:value-type="string">
            <text:p>Co-Op Group Limited,73-75 Upper Richmond Road, Putney, Greater London,SW15 2SR</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04:.C104])" office:value-type="string" office:string-value="Superdrug,Unit 3, 142 -170 Streatham Hill, London,SW2 4RS" calcext:value-type="string">
            <text:p>Superdrug,Unit 3, 142 -170 Streatham Hill, London,SW2 4RS</text:p>
          </table:table-cell>
          <table:table-cell table:number-columns-repeated="1019"/>
        </table:table-row>
        <table:table-row table:style-name="ro1">
          <table:table-cell table:content-validation-name="val8"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05:.C105])" office:value-type="string" office:string-value="Space NK Limited,2/2a Church Street, Kingston-upon-Thames, Surrey,KT1 1RJ" calcext:value-type="string">
            <text:p>Space NK Limited,2/2a Church Street, Kingston-upon-Thames, Surrey,KT1 1RJ</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06:.C106])" office:value-type="string" office:string-value="Superdrug,41, High Street Walton On Thames Surrey ,KT12 1DH " calcext:value-type="string">
            <text:p>Superdrug,41, High Street Walton On Thames Surrey ,KT12 1DH </text:p>
          </table:table-cell>
          <table:table-cell table:number-columns-repeated="1019"/>
        </table:table-row>
        <table:table-row table:style-name="ro8">
          <table:table-cell table:content-validation-name="val8"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07:.C107])" office:value-type="string" office:string-value="Waterstones Booksellers Limited,150-152 King's Rd, Chelsea, London,SW3 3NR" calcext:value-type="string">
            <text:p>Waterstones Booksellers Limited,150-152 King's Rd, Chelsea, London,SW3 3NR</text:p>
          </table:table-cell>
          <table:table-cell table:number-columns-repeated="1019"/>
        </table:table-row>
        <table:table-row table:style-name="ro8">
          <table:table-cell table:content-validation-name="val8"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08:.C108])" office:value-type="string" office:string-value="Waterstones Booksellers Limited,187 Piccadilly, St. James's, London,W1J 9LE" calcext:value-type="string">
            <text:p>Waterstones Booksellers Limited,187 Piccadilly, St. James's, London,W1J 9L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109:.C109])" office:value-type="string" office:string-value="Poundland Limited,122-124 Tolworth Broadway, Surbiton,KT6 7HT" calcext:value-type="string">
            <text:p>Poundland Limited,122-124 Tolworth Broadway, Surbiton,KT6 7HT</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110:.C110])" office:value-type="string" office:string-value="Poundland Limited,12/18 Crown Hill, Croydon, Surrey,CR0 1RZ" calcext:value-type="string">
            <text:p>Poundland Limited,12/18 Crown Hill, Croydon, Surrey,CR0 1RZ</text:p>
          </table:table-cell>
          <table:table-cell table:number-columns-repeated="1019"/>
        </table:table-row>
        <table:table-row table:style-name="ro1">
          <table:table-cell table:content-validation-name="val8"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111:.C111])"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12:.C112])" office:value-type="string" office:string-value="Poundland Limited,Unit 48, Kings Mall, Hammersmith, London,W6 0PZ" calcext:value-type="string">
            <text:p>Poundland Limited,Unit 48, Kings Mall, Hammersmith, London,W6 0PZ</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113:.C113])" office:value-type="string" office:string-value="Co-Op Group Limited,56-58 Abbeville Road, Clapham,SW4 9NF" calcext:value-type="string">
            <text:p>Co-Op Group Limited,56-58 Abbeville Road, Clapham,SW4 9NF</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114:.C114])" office:value-type="string" office:string-value="Poundland Limited,27 Wheatfield Way, Kingston Upon Thames, Surrey,KT1 2NU" calcext:value-type="string">
            <text:p>Poundland Limited,27 Wheatfield Way, Kingston Upon Thames, Surrey,KT1 2NU</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115:.C115])" office:value-type="string" office:string-value="Co-Op Group Limited,Childs Hill, 713 Finchley Rd, London,NW11 2JN" calcext:value-type="string">
            <text:p>Co-Op Group Limited,Childs Hill, 713 Finchley Rd, London,NW11 2JN</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116:.C116])" office:value-type="string" office:string-value="Co-Op Group Limited,384 Long Ln, Uxbridge,UB10 9PG" calcext:value-type="string">
            <text:p>Co-Op Group Limited,384 Long Ln, Uxbridge,UB10 9PG</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117:.C117])"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18:.C118])" office:value-type="string" office:string-value="Superdrug,19/20 The Broadway Southall Middlesex ,UB1 1JR" calcext:value-type="string">
            <text:p>Superdrug,19/20 The Broadway Southall Middlesex ,UB1 1JR</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119:.C119])" office:value-type="string" office:string-value="Boots UK Limited, 200 Bishopsgate, London,EC2M 4NR" calcext:value-type="string">
            <text:p>Boots UK Limited, 200 Bishopsgate, London,EC2M 4NR</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120:.C120])" office:value-type="string" office:string-value="Co-Op Group Limited,38 The Broadway, Thames Ditton, Surrey,KT7 0JW" calcext:value-type="string">
            <text:p>Co-Op Group Limited,38 The Broadway, Thames Ditton, Surrey,KT7 0JW</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121:.C121])" office:value-type="string" office:string-value="Co-Op Group Limited,6 Station Parade, London,W4 3HD" calcext:value-type="string">
            <text:p>Co-Op Group Limited,6 Station Parade, London,W4 3HD</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22:.C122])" office:value-type="string" office:string-value="W H Smith Plc,21 - 23 The Broadway Ealing, London,W5 2NH" calcext:value-type="string">
            <text:p>W H Smith Plc,21 - 23 The Broadway Ealing, London,W5 2NH</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123:.C123])" office:value-type="string" office:string-value="Co-Op Group Limited,90 Inner Park Rd, Wimbledon, London,SW19 6DA" calcext:value-type="string">
            <text:p>Co-Op Group Limited,90 Inner Park Rd, Wimbledon, London,SW19 6DA</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124:.C124])" office:value-type="string" office:string-value="Co-Op Group Limited,107 - 109 Streatham Vale, Streatham, London,SW16 5SQ" calcext:value-type="string">
            <text:p>Co-Op Group Limited,107 - 109 Streatham Vale, Streatham, London,SW16 5SQ</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125:.C125])" office:value-type="string" office:string-value="Co-Op Group Limited,68 - 74 Coombe Lane, Raynes Park, London,SW20 0AX" calcext:value-type="string">
            <text:p>Co-Op Group Limited,68 - 74 Coombe Lane, Raynes Park, London,SW20 0AX</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126:.C126])" office:value-type="string" office:string-value="Boots UK Limited,Cab Road, Waterloo Station, Newington, London,SE1 7LY" calcext:value-type="string">
            <text:p>Boots UK Limited,Cab Road, Waterloo Station, Newington, London,SE1 7LY</text:p>
          </table:table-cell>
          <table:table-cell table:number-columns-repeated="1019"/>
        </table:table-row>
        <table:table-row table:style-name="ro1">
          <table:table-cell table:content-validation-name="val11"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27:.C127])"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128:.C128])" office:value-type="string" office:string-value="Boots UK Limited,127a Kensington High St, Kensington, London,W8 5SF" calcext:value-type="string">
            <text:p>Boots UK Limited,127a Kensington High St, Kensington, London,W8 5SF</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29:.C129])" office:value-type="string" office:string-value="Superdrug,1491-1493, London Rd, Norbury, London,SW16 3LU" calcext:value-type="string">
            <text:p>Superdrug,1491-1493, London Rd, Norbury, London,SW16 3LU</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30:.C130])"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131:.C131])" office:value-type="string" office:string-value="Co-Op Group Limited,176 – 178, Sternhold Avenue, Streatham, London,SW2 4RU" calcext:value-type="string">
            <text:p>Co-Op Group Limited,176 – 178, Sternhold Avenue, Streatham, London,SW2 4RU</text:p>
          </table:table-cell>
          <table:table-cell table:number-columns-repeated="1019"/>
        </table:table-row>
        <table:table-row table:style-name="ro1">
          <table:table-cell table:content-validation-name="val17"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32:.C132])"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133:.C133])" office:value-type="string" office:string-value="Co-Op Group Limited,50 Parsons Green Lane, London,SW6 4HU" calcext:value-type="string">
            <text:p>Co-Op Group Limited,50 Parsons Green Lane, London,SW6 4HU</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134:.C134])" office:value-type="string" office:string-value="Boots UK Limited,Unit Msu2, Whitefriars Shopping Centre Gravel Walk Canterbury,CT1 2TF" calcext:value-type="string">
            <text:p>Boots UK Limited,Unit Msu2, Whitefriars Shopping Centre Gravel Walk Canterbury,CT1 2TF</text:p>
          </table:table-cell>
          <table:table-cell/>
          <table:table-cell table:style-name="ce146"/>
          <table:table-cell table:number-columns-repeated="1017"/>
        </table:table-row>
        <table:table-row table:style-name="ro1">
          <table:table-cell table:content-validation-name="val11"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135:.C135])" office:value-type="string" office:string-value="Claires Accessories Uk Ltd,76 St Johns Road London Greater London,SW11 1PT" calcext:value-type="string">
            <text:p>Claires Accessories Uk Ltd,76 St Johns Road London Greater London,SW11 1PT</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136:.C136])" office:value-type="string" office:string-value="Co-Op Group Limited,40 Balham Hill, Wandsworth, London,SW12 9EL" calcext:value-type="string">
            <text:p>Co-Op Group Limited,40 Balham Hill, Wandsworth, London,SW12 9EL</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137:.C137])" office:value-type="string" office:string-value="Co-Op Group Limited,The Old Anchor, 71 Richmond Rd, Twickenham,KT4 8DR" calcext:value-type="string">
            <text:p>Co-Op Group Limited,The Old Anchor, 71 Richmond Rd, Twickenham,KT4 8DR</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38:.C138])" office:value-type="string" office:string-value="W H Smith Plc,Gatwick Airport, North Terminal, Gatwick, West Sussex,RH6 0PJ" calcext:value-type="string">
            <text:p>W H Smith Plc,Gatwick Airport, North Terminal, Gatwick, West Sussex,RH6 0PJ</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139:.C139])" office:value-type="string" office:string-value="Co-Op Group Limited,38-40 Randlesdown Road, Bellingham, London,SE6 3BT" calcext:value-type="string">
            <text:p>Co-Op Group Limited,38-40 Randlesdown Road, Bellingham, London,SE6 3BT</text:p>
          </table:table-cell>
          <table:table-cell table:number-columns-repeated="1019"/>
        </table:table-row>
        <table:table-row table:style-name="ro1">
          <table:table-cell table:content-validation-name="val11"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140:.C140])"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141:.C141])" office:value-type="string" office:string-value="Poundland Limited,177 Central Road, Worcester Park, Surrey,KT4 8DR" calcext:value-type="string">
            <text:p>Poundland Limited,177 Central Road, Worcester Park, Surrey,KT4 8DR</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142:.C142])" office:value-type="string" office:string-value="Co-Op Group Limited,227-233 Munster Road, Fulham, London,SW6 6BT" calcext:value-type="string">
            <text:p>Co-Op Group Limited,227-233 Munster Road, Fulham, London,SW6 6BT</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43:.C143])"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44:.C144])"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45:.C145])"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46:.C146])" office:value-type="string" office:string-value="Superdrug,19 Tooting High St, Tooting, London,SW17 0SN" calcext:value-type="string">
            <text:p>Superdrug,19 Tooting High St, Tooting, London,SW17 0SN</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147:.C147])" office:value-type="string" office:string-value="Boots UK Limited,54-58, High St Maidenhead, Berkshire,SL6 1PY" calcext:value-type="string">
            <text:p>Boots UK Limited,54-58, High St Maidenhead, Berkshire,SL6 1PY</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148:.C148])" office:value-type="string" office:string-value="Boots UK Limited,60-64 George St, Richmond,TW9 1HF" calcext:value-type="string">
            <text:p>Boots UK Limited,60-64 George St, Richmond,TW9 1HF</text:p>
          </table:table-cell>
          <table:table-cell/>
          <table:table-cell table:style-name="ce146"/>
          <table:table-cell table:number-columns-repeated="1017"/>
        </table:table-row>
        <table:table-row table:style-name="ro1">
          <table:table-cell table:content-validation-name="val8"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49:.C149])"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150:.C150])" office:value-type="string" office:string-value="Poundland Limited, 78-80 High Street, The Exchange, Putney, London,SW15 1RB" calcext:value-type="string">
            <text:p>Poundland Limited, 78-80 High Street, The Exchange, Putney, London,SW15 1RB</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51:.C151])" office:value-type="string" office:string-value="Superdrug,36 St John's Rd, Battersea, London,SW11 1PW" calcext:value-type="string">
            <text:p>Superdrug,36 St John's Rd, Battersea, London,SW11 1PW</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152:.C152])" office:value-type="string" office:string-value="Poundland Limited,46 High St, Epsom,KT19 8AJ" calcext:value-type="string">
            <text:p>Poundland Limited,46 High St, Epsom,KT19 8AJ</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53:.C153])" office:value-type="string" office:string-value="Superdrug,156-158 Clapham High St, Clapham, London,SW4 7UG" calcext:value-type="string">
            <text:p>Superdrug,156-158 Clapham High St, Clapham, London,SW4 7UG</text:p>
          </table:table-cell>
          <table:table-cell table:number-columns-repeated="1019"/>
        </table:table-row>
        <table:table-row table:style-name="ro1">
          <table:table-cell table:content-validation-name="val8"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54:.C154])"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1019"/>
        </table:table-row>
        <table:table-row table:style-name="ro1">
          <table:table-cell table:content-validation-name="val8"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55:.C155])" office:value-type="string" office:string-value="Wilkinson Group PLC,78-80 High St, Epsom,KT19 8BA" calcext:value-type="string">
            <text:p>Wilkinson Group PLC,78-80 High St, Epsom,KT19 8BA</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56:.C156])" office:value-type="string" office:string-value="Boots UK Limited,Unit 9 The Tandem Centre, London,SW19 2TY" calcext:value-type="string">
            <text:p>Boots UK Limited,Unit 9 The Tandem Centre, London,SW19 2TY</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157:.C157])"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1019"/>
        </table:table-row>
        <table:table-row table:style-name="ro1">
          <table:table-cell table:content-validation-name="val8"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158:.C158])"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1019"/>
        </table:table-row>
        <table:table-row table:style-name="ro1">
          <table:table-cell table:content-validation-name="val8"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159:.C159])"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160:.C160])" office:value-type="string" office:string-value="Poundland Limited,167-169 High Street, Chatham, Kent,ME4 4BA" calcext:value-type="string">
            <text:p>Poundland Limited,167-169 High Street, Chatham, Kent,ME4 4BA</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61:.C161])" office:value-type="string" office:string-value="Poundland Limited,Butterfly Walk, Denmark Hill, Camberwell, London,SE5 8RW" calcext:value-type="string">
            <text:p>Poundland Limited,Butterfly Walk, Denmark Hill, Camberwell, London,SE5 8RW</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162:.C162])" office:value-type="string" office:string-value="Co-Op Group Limited,51-53 Green Lane, Addlestone,KT15 2TX" calcext:value-type="string">
            <text:p>Co-Op Group Limited,51-53 Green Lane, Addlestone,KT15 2TX</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163:.C163])" office:value-type="string" office:string-value="Poundland Limited,118 High Street, Waltham Cross, London,EN8 7BX" calcext:value-type="string">
            <text:p>Poundland Limited,118 High Street, Waltham Cross, London,EN8 7BX</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64:.C164])"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165:.C165])" office:value-type="string" office:string-value="Co-Op Group Limited,Fairview Rd, Norbury, London,SW16 5PY" calcext:value-type="string">
            <text:p>Co-Op Group Limited,Fairview Rd, Norbury, London,SW16 5PY</text:p>
          </table:table-cell>
          <table:table-cell table:number-columns-repeated="1019"/>
        </table:table-row>
        <table:table-row table:style-name="ro1">
          <table:table-cell table:content-validation-name="val8"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166:.C166])" office:value-type="string" office:string-value="Poundland Limited,464-466, Brixton Rd, Brixton, London,SW9 8ED" calcext:value-type="string">
            <text:p>Poundland Limited,464-466, Brixton Rd, Brixton, London,SW9 8ED</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167:.C167])" office:value-type="string" office:string-value="Co-Op Group Limited,250-254 Kentish Town Road, Kentish Town, London,NW5 2AB" calcext:value-type="string">
            <text:p>Co-Op Group Limited,250-254 Kentish Town Road, Kentish Town, London,NW5 2AB</text:p>
          </table:table-cell>
          <table:table-cell table:number-columns-repeated="1019"/>
        </table:table-row>
        <table:table-row table:style-name="ro1">
          <table:table-cell table:content-validation-name="val11"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168:.C168])" office:value-type="string" office:string-value="Claires Accessories Uk Ltd,Unit 225 St Nicholas Way, Sutton,SM1 1AX" calcext:value-type="string">
            <text:p>Claires Accessories Uk Ltd,Unit 225 St Nicholas Way, Sutton,SM1 1AX</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70 St John's Rd, London</text:p>
          </table:table-cell>
          <table:table-cell office:value-type="string" calcext:value-type="string">
            <text:p>SW11 1PT</text:p>
          </table:table-cell>
          <table:table-cell office:value-type="string" calcext:value-type="string">
            <text:p>020 7978 5844</text:p>
          </table:table-cell>
          <table:table-cell table:formula="of:=COM.MICROSOFT.TEXTJOIN(&quot;,&quot;; 0; [.A169:.C169])" office:value-type="string" office:string-value="Waterstones Booksellers Limited,70 St John's Rd, London,SW11 1PT" calcext:value-type="string">
            <text:p>Waterstones Booksellers Limited,70 St John's Rd, London,SW11 1PT</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30-138 Garratt Ln, London</text:p>
          </table:table-cell>
          <table:table-cell table:style-name="ce113" office:value-type="string" calcext:value-type="string">
            <text:p>SW18 4DJ</text:p>
          </table:table-cell>
          <table:table-cell office:value-type="string" calcext:value-type="string">
            <text:p>020 8874 2843</text:p>
          </table:table-cell>
          <table:table-cell table:formula="of:=COM.MICROSOFT.TEXTJOIN(&quot;,&quot;; 0; [.A170:.C170])" office:value-type="string" office:string-value="Co-Op Group Limited,130-138 Garratt Ln, London,SW18 4DJ" calcext:value-type="string">
            <text:p>Co-Op Group Limited,130-138 Garratt Ln, London,SW18 4DJ</text:p>
          </table:table-cell>
          <table:table-cell table:number-columns-repeated="1019"/>
        </table:table-row>
        <table:table-row table:style-name="ro1">
          <table:table-cell table:content-validation-name="val8" office:value-type="string" calcext:value-type="string">
            <text:p>Savers Health and Beauty Limited</text:p>
          </table:table-cell>
          <table:table-cell office:value-type="string" calcext:value-type="string">
            <text:p>32 High St, Epsom</text:p>
          </table:table-cell>
          <table:table-cell office:value-type="string" calcext:value-type="string">
            <text:p>KT19 8AH</text:p>
          </table:table-cell>
          <table:table-cell office:value-type="string" calcext:value-type="string">
            <text:p>01372 726576</text:p>
          </table:table-cell>
          <table:table-cell table:formula="of:=COM.MICROSOFT.TEXTJOIN(&quot;,&quot;; 0; [.A171:.C171])" office:value-type="string" office:string-value="Savers Health and Beauty Limited,32 High St, Epsom,KT19 8AH" calcext:value-type="string">
            <text:p>Savers Health and Beauty Limited,32 High St, Epsom,KT19 8AH</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43-49 Tattenham Cres, Epsom</text:p>
          </table:table-cell>
          <table:table-cell table:style-name="ce113" office:value-type="string" calcext:value-type="string">
            <text:p>KT18 5NX</text:p>
          </table:table-cell>
          <table:table-cell office:value-type="string" calcext:value-type="string">
            <text:p>01737 355268</text:p>
          </table:table-cell>
          <table:table-cell table:formula="of:=COM.MICROSOFT.TEXTJOIN(&quot;,&quot;; 0; [.A172:.C172])" office:value-type="string" office:string-value="Co-Op Group Limited,43-49 Tattenham Cres, Epsom,KT18 5NX" calcext:value-type="string">
            <text:p>Co-Op Group Limited,43-49 Tattenham Cres, Epsom,KT18 5NX</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203-206 Piccadilly, St. James's, London</text:p>
          </table:table-cell>
          <table:table-cell office:value-type="string" calcext:value-type="string">
            <text:p>W1J 9HD</text:p>
          </table:table-cell>
          <table:table-cell office:value-type="string" calcext:value-type="string">
            <text:p><text:s/>020 7851 2400</text:p>
          </table:table-cell>
          <table:table-cell table:formula="of:=COM.MICROSOFT.TEXTJOIN(&quot;,&quot;; 0; [.A173:.C173])" office:value-type="string" office:string-value="Waterstones Booksellers Limited,203-206 Piccadilly, St. James's, London,W1J 9HD" calcext:value-type="string">
            <text:p>Waterstones Booksellers Limited,203-206 Piccadilly, St. James's, London,W1J 9HD</text:p>
          </table:table-cell>
          <table:table-cell table:number-columns-repeated="1019"/>
        </table:table-row>
        <table:table-row table:style-name="ro1">
          <table:table-cell table:content-validation-name="val18" office:value-type="string" calcext:value-type="string">
            <text:p>Tate Enterprises Ltd</text:p>
          </table:table-cell>
          <table:table-cell office:value-type="string" calcext:value-type="string">
            <text:p>Tate Britain, Millbank, Westminster, London</text:p>
          </table:table-cell>
          <table:table-cell table:style-name="ce113" office:value-type="string" calcext:value-type="string">
            <text:p>SW1P 4RG</text:p>
          </table:table-cell>
          <table:table-cell office:value-type="string" calcext:value-type="string">
            <text:p>020 7887 8888</text:p>
          </table:table-cell>
          <table:table-cell table:formula="of:=COM.MICROSOFT.TEXTJOIN(&quot;,&quot;; 0; [.A174:.C174])" office:value-type="string" office:string-value="Tate Enterprises Ltd,Tate Britain, Millbank, Westminster, London,SW1P 4RG" calcext:value-type="string">
            <text:p>Tate Enterprises Ltd,Tate Britain, Millbank, Westminster, London,SW1P 4RG</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54 - 56, High St, North Maida Vale, London</text:p>
          </table:table-cell>
          <table:table-cell table:style-name="ce113" office:value-type="string" calcext:value-type="string">
            <text:p>NW6 4HJ</text:p>
          </table:table-cell>
          <table:table-cell office:value-type="string" calcext:value-type="string">
            <text:p>020 7624 4664</text:p>
          </table:table-cell>
          <table:table-cell table:formula="of:=COM.MICROSOFT.TEXTJOIN(&quot;,&quot;; 0; [.A175:.C175])" office:value-type="string" office:string-value="Primark Stores Limited,54 - 56, High St, North Maida Vale, London,NW6 4HJ" calcext:value-type="string">
            <text:p>Primark Stores Limited,54 - 56, High St, North Maida Vale, London,NW6 4HJ</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The Pavilions, 18 Chequers Square, Uxbridge</text:p>
          </table:table-cell>
          <table:table-cell table:style-name="ce113" office:value-type="string" calcext:value-type="string">
            <text:p>UB8 1LN</text:p>
          </table:table-cell>
          <table:table-cell office:value-type="string" calcext:value-type="string">
            <text:p>01895 233926</text:p>
          </table:table-cell>
          <table:table-cell table:formula="of:=COM.MICROSOFT.TEXTJOIN(&quot;,&quot;; 0; [.A176:.C176])" office:value-type="string" office:string-value="Primark Stores Limited,The Pavilions, 18 Chequers Square, Uxbridge,UB8 1LN" calcext:value-type="string">
            <text:p>Primark Stores Limited,The Pavilions, 18 Chequers Square, Uxbridge,UB8 1LN</text:p>
          </table:table-cell>
          <table:table-cell table:number-columns-repeated="1019"/>
        </table:table-row>
        <table:table-row table:style-name="ro1">
          <table:table-cell table:content-validation-name="val8" office:value-type="string" calcext:value-type="string">
            <text:p>Savers Health and Beauty Limited</text:p>
          </table:table-cell>
          <table:table-cell office:value-type="string" calcext:value-type="string">
            <text:p>Unit 15-16, The High Parade, Streatham High Road, London</text:p>
          </table:table-cell>
          <table:table-cell office:value-type="string" calcext:value-type="string">
            <text:p>SW16 1EX</text:p>
          </table:table-cell>
          <table:table-cell office:value-type="string" calcext:value-type="string">
            <text:p>020 8769 1974</text:p>
          </table:table-cell>
          <table:table-cell table:formula="of:=COM.MICROSOFT.TEXTJOIN(&quot;,&quot;; 0; [.A177:.C177])" office:value-type="string" office:string-value="Savers Health and Beauty Limited,Unit 15-16, The High Parade, Streatham High Road, London,SW16 1EX" calcext:value-type="string">
            <text:p>Savers Health and Beauty Limited,Unit 15-16, The High Parade, Streatham High Road, London,SW16 1EX</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table:style-name="ce113" office:value-type="string" calcext:value-type="string">
            <text:p>SE5 8RZ</text:p>
          </table:table-cell>
          <table:table-cell office:value-type="string" calcext:value-type="string">
            <text:p>020 7737 0647</text:p>
          </table:table-cell>
          <table:table-cell table:formula="of:=COM.MICROSOFT.TEXTJOIN(&quot;,&quot;; 0; [.A178:.C178])" office:value-type="string" office:string-value="Co-Op Group Limited,28-32 Denmark Hill, Camberwell, London,SE5 8RZ" calcext:value-type="string">
            <text:p>Co-Op Group Limited,28-32 Denmark Hill, Camberwell, London,SE5 8RZ</text:p>
          </table:table-cell>
          <table:table-cell table:number-columns-repeated="1019"/>
        </table:table-row>
        <table:table-row table:style-name="ro1">
          <table:table-cell table:content-validation-name="val8" office:value-type="string" calcext:value-type="string">
            <text:p>Waterstones Booksellers Limited</text:p>
          </table:table-cell>
          <table:table-cell office:value-type="string" calcext:value-type="string">
            <text:p>Ealing Broadway Centre, 64 The Broadway, Ealing, London</text:p>
          </table:table-cell>
          <table:table-cell office:value-type="string" calcext:value-type="string">
            <text:p>W5 5JY</text:p>
          </table:table-cell>
          <table:table-cell office:value-type="string" calcext:value-type="string">
            <text:p>020 8840 5905</text:p>
          </table:table-cell>
          <table:table-cell table:formula="of:=COM.MICROSOFT.TEXTJOIN(&quot;,&quot;; 0; [.A179:.C179])" office:value-type="string" office:string-value="Waterstones Booksellers Limited,Ealing Broadway Centre, 64 The Broadway, Ealing, London,W5 5JY" calcext:value-type="string">
            <text:p>Waterstones Booksellers Limited,Ealing Broadway Centre, 64 The Broadway, Ealing, London,W5 5JY</text:p>
          </table:table-cell>
          <table:table-cell table:number-columns-repeated="1019"/>
        </table:table-row>
        <table:table-row table:style-name="ro1">
          <table:table-cell table:content-validation-name="val19" office:value-type="string" calcext:value-type="string">
            <text:p>Ralph Lauren UK Limited</text:p>
          </table:table-cell>
          <table:table-cell office:value-type="string" calcext:value-type="string">
            <text:p>Club Monaco, 33 Sloane Square, London</text:p>
          </table:table-cell>
          <table:table-cell office:value-type="string" calcext:value-type="string">
            <text:p>SW1W 8AQ</text:p>
          </table:table-cell>
          <table:table-cell office:value-type="string" calcext:value-type="string">
            <text:p>020 7953 9100</text:p>
          </table:table-cell>
          <table:table-cell table:formula="of:=COM.MICROSOFT.TEXTJOIN(&quot;,&quot;; 0; [.A180:.C180])" office:value-type="string" office:string-value="Ralph Lauren UK Limited,Club Monaco, 33 Sloane Square, London,SW1W 8AQ" calcext:value-type="string">
            <text:p>Ralph Lauren UK Limited,Club Monaco, 33 Sloane Square, London,SW1W 8AQ</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508 High Rd, Wembley, Middlesex, London</text:p>
          </table:table-cell>
          <table:table-cell table:style-name="ce113" office:value-type="string" calcext:value-type="string">
            <text:p>HA9 7BS</text:p>
          </table:table-cell>
          <table:table-cell office:value-type="string" calcext:value-type="string">
            <text:p>020 8902 1313</text:p>
          </table:table-cell>
          <table:table-cell table:formula="of:=COM.MICROSOFT.TEXTJOIN(&quot;,&quot;; 0; [.A181:.C181])" office:value-type="string" office:string-value="Primark Stores Limited,508 High Rd, Wembley, Middlesex, London,HA9 7BS" calcext:value-type="string">
            <text:p>Primark Stores Limited,508 High Rd, Wembley, Middlesex, London,HA9 7BS</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 35, Victoria St, Victoria, London</text:p>
          </table:table-cell>
          <table:table-cell office:value-type="string" calcext:value-type="string">
            <text:p>SW1V 1JT</text:p>
          </table:table-cell>
          <table:table-cell office:value-type="string" calcext:value-type="string">
            <text:p>020 7834 4301</text:p>
          </table:table-cell>
          <table:table-cell table:formula="of:=COM.MICROSOFT.TEXTJOIN(&quot;,&quot;; 0; [.A182:.C182])" office:value-type="string" office:string-value="Superdrug,Unit 35, Victoria St, Victoria, London,SW1V 1JT" calcext:value-type="string">
            <text:p>Superdrug,Unit 35, Victoria St, Victoria, London,SW1V 1JT</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317 North End Rd, Fulham, London</text:p>
          </table:table-cell>
          <table:table-cell office:value-type="string" calcext:value-type="string">
            <text:p>SW6 1NN</text:p>
          </table:table-cell>
          <table:table-cell office:value-type="string" calcext:value-type="string">
            <text:p>020 7385 9253</text:p>
          </table:table-cell>
          <table:table-cell table:formula="of:=COM.MICROSOFT.TEXTJOIN(&quot;,&quot;; 0; [.A183:.C183])" office:value-type="string" office:string-value="Superdrug,317 North End Rd, Fulham, London,SW6 1NN" calcext:value-type="string">
            <text:p>Superdrug,317 North End Rd, Fulham, London,SW6 1NN</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87-189 Uxbridge Rd, White City, London</text:p>
          </table:table-cell>
          <table:table-cell table:style-name="ce113" office:value-type="string" calcext:value-type="string">
            <text:p>W12 9RA</text:p>
          </table:table-cell>
          <table:table-cell office:value-type="string" calcext:value-type="string">
            <text:p>020 8743 8985</text:p>
          </table:table-cell>
          <table:table-cell table:formula="of:=COM.MICROSOFT.TEXTJOIN(&quot;,&quot;; 0; [.A184:.C184])" office:value-type="string" office:string-value="Co-Op Group Limited,187-189 Uxbridge Rd, White City, London,W12 9RA" calcext:value-type="string">
            <text:p>Co-Op Group Limited,187-189 Uxbridge Rd, White City, London,W12 9RA</text:p>
          </table:table-cell>
          <table:table-cell table:number-columns-repeated="1019"/>
        </table:table-row>
        <table:table-row table:style-name="ro1">
          <table:table-cell table:content-validation-name="val8" office:value-type="string" calcext:value-type="string">
            <text:p>Superdrug</text:p>
          </table:table-cell>
          <table:table-cell office:value-type="string" calcext:value-type="string">
            <text:p>Unit 76/77, Southside Shopping Centre, Wandsworth, London</text:p>
          </table:table-cell>
          <table:table-cell office:value-type="string" calcext:value-type="string">
            <text:p>SW18 4FT</text:p>
          </table:table-cell>
          <table:table-cell office:value-type="string" calcext:value-type="string">
            <text:p>020 8874 8435</text:p>
          </table:table-cell>
          <table:table-cell table:formula="of:=COM.MICROSOFT.TEXTJOIN(&quot;,&quot;; 0; [.A185:.C185])" office:value-type="string" office:string-value="Superdrug,Unit 76/77, Southside Shopping Centre, Wandsworth, London,SW18 4FT" calcext:value-type="string">
            <text:p>Superdrug,Unit 76/77, Southside Shopping Centre, Wandsworth, London,SW18 4FT</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Unit L8, G13 &amp; G14, Wood St, Kingston upon Thames</text:p>
          </table:table-cell>
          <table:table-cell office:value-type="string" calcext:value-type="string">
            <text:p>KT1 1TR</text:p>
          </table:table-cell>
          <table:table-cell office:value-type="string" calcext:value-type="string">
            <text:p>020 8549 7631</text:p>
          </table:table-cell>
          <table:table-cell table:formula="of:=COM.MICROSOFT.TEXTJOIN(&quot;,&quot;; 0; [.A186:.C186])" office:value-type="string" office:string-value="W H Smith Plc,Unit L8, G13 &amp; G14, Wood St, Kingston upon Thames,KT1 1TR" calcext:value-type="string">
            <text:p>W H Smith Plc,Unit L8, G13 &amp; G14, Wood St, Kingston upon Thames,KT1 1TR</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Heathrow Airport, Heathrow Terminal 5 (Landside, Hounslow</text:p>
          </table:table-cell>
          <table:table-cell office:value-type="string" calcext:value-type="string">
            <text:p>TW6 2GA</text:p>
          </table:table-cell>
          <table:table-cell office:value-type="string" calcext:value-type="string">
            <text:p>020 8283 5016</text:p>
          </table:table-cell>
          <table:table-cell table:formula="of:=COM.MICROSOFT.TEXTJOIN(&quot;,&quot;; 0; [.A187:.C187])" office:value-type="string" office:string-value="W H Smith Plc,Heathrow Airport, Heathrow Terminal 5 (Landside, Hounslow,TW6 2GA" calcext:value-type="string">
            <text:p>W H Smith Plc,Heathrow Airport, Heathrow Terminal 5 (Landside, Hounslow,TW6 2GA</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Heathrow Airport, Terminal 3, Longford, Hounslow</text:p>
          </table:table-cell>
          <table:table-cell office:value-type="string" calcext:value-type="string">
            <text:p>TW6 1QG</text:p>
          </table:table-cell>
          <table:table-cell office:value-type="string" calcext:value-type="string">
            <text:p>020 8759 6536</text:p>
          </table:table-cell>
          <table:table-cell table:formula="of:=COM.MICROSOFT.TEXTJOIN(&quot;,&quot;; 0; [.A188:.C188])" office:value-type="string" office:string-value="W H Smith Plc,Heathrow Airport, Terminal 3, Longford, Hounslow,TW6 1QG" calcext:value-type="string">
            <text:p>W H Smith Plc,Heathrow Airport, Terminal 3, Longford, Hounslow,TW6 1QG</text:p>
          </table:table-cell>
          <table:table-cell table:number-columns-repeated="1019"/>
        </table:table-row>
        <table:table-row table:style-name="ro1">
          <table:table-cell table:content-validation-name="val20" office:value-type="string" calcext:value-type="string">
            <text:p>Adidas Store</text:p>
          </table:table-cell>
          <table:table-cell office:value-type="string" calcext:value-type="string">
            <text:p>Adidas Ag, Unit 2077, Level 50 Westfield Shopping Centre, White City, London</text:p>
          </table:table-cell>
          <table:table-cell office:value-type="string" calcext:value-type="string">
            <text:p>W12 7GE</text:p>
          </table:table-cell>
          <table:table-cell office:value-type="string" calcext:value-type="string">
            <text:p>0208 749 4317</text:p>
          </table:table-cell>
          <table:table-cell table:formula="of:=COM.MICROSOFT.TEXTJOIN(&quot;,&quot;; 0; [.A189:.C189])" office:value-type="string" office:string-value="Adidas Store,Adidas Ag, Unit 2077, Level 50 Westfield Shopping Centre, White City, London,W12 7GE" calcext:value-type="string">
            <text:p>Adidas Store,Adidas Ag, Unit 2077, Level 50 Westfield Shopping Centre, White City, London,W12 7GE</text:p>
          </table:table-cell>
          <table:table-cell table:number-columns-repeated="1019"/>
        </table:table-row>
        <table:table-row table:style-name="ro1">
          <table:table-cell table:content-validation-name="val8" office:value-type="string" calcext:value-type="string">
            <text:p>W H Smith Plc</text:p>
          </table:table-cell>
          <table:table-cell office:value-type="string" calcext:value-type="string">
            <text:p>Heathrow Airport, Terminal 2: The Queen's Terminal, Hounslow</text:p>
          </table:table-cell>
          <table:table-cell office:value-type="string" calcext:value-type="string">
            <text:p>TW6 1EW</text:p>
          </table:table-cell>
          <table:table-cell office:value-type="string" calcext:value-type="string">
            <text:p>020 8976 7705</text:p>
          </table:table-cell>
          <table:table-cell table:formula="of:=COM.MICROSOFT.TEXTJOIN(&quot;,&quot;; 0; [.A190:.C190])" office:value-type="string" office:string-value="W H Smith Plc,Heathrow Airport, Terminal 2: The Queen's Terminal, Hounslow,TW6 1EW" calcext:value-type="string">
            <text:p>W H Smith Plc,Heathrow Airport, Terminal 2: The Queen's Terminal, Hounslow,TW6 1EW</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00 New Kings Road, Fulham, London</text:p>
          </table:table-cell>
          <table:table-cell table:style-name="ce113" office:value-type="string" calcext:value-type="string">
            <text:p>SW6 4LX</text:p>
          </table:table-cell>
          <table:table-cell office:value-type="string" calcext:value-type="string">
            <text:p>0207 736 6509</text:p>
          </table:table-cell>
          <table:table-cell table:formula="of:=COM.MICROSOFT.TEXTJOIN(&quot;,&quot;; 0; [.A191:.C191])" office:value-type="string" office:string-value="Co-Op Group Limited,100 New Kings Road, Fulham, London,SW6 4LX" calcext:value-type="string">
            <text:p>Co-Op Group Limited,100 New Kings Road, Fulham, London,SW6 4LX</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22-26 Cricklewood Broadway, Cricklewood, London</text:p>
          </table:table-cell>
          <table:table-cell table:style-name="ce113" office:value-type="string" calcext:value-type="string">
            <text:p>NW2 3HD</text:p>
          </table:table-cell>
          <table:table-cell office:value-type="string" calcext:value-type="string">
            <text:p>020 8450 6207</text:p>
          </table:table-cell>
          <table:table-cell table:formula="of:=COM.MICROSOFT.TEXTJOIN(&quot;,&quot;; 0; [.A192:.C192])" office:value-type="string" office:string-value="Co-Op Group Limited,22-26 Cricklewood Broadway, Cricklewood, London,NW2 3HD" calcext:value-type="string">
            <text:p>Co-Op Group Limited,22-26 Cricklewood Broadway, Cricklewood, London,NW2 3HD</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The Lexicon, 25 Braccan Walk, Bracknell, <text:s/>Berkshire</text:p>
          </table:table-cell>
          <table:table-cell table:style-name="ce113" office:value-type="string" calcext:value-type="string">
            <text:p>RG12 1BE</text:p>
          </table:table-cell>
          <table:table-cell office:value-type="string" calcext:value-type="string">
            <text:p>01344 305937</text:p>
          </table:table-cell>
          <table:table-cell table:formula="of:=COM.MICROSOFT.TEXTJOIN(&quot;,&quot;; 0; [.A193:.C193])" office:value-type="string" office:string-value="Primark Stores Limited,The Lexicon, 25 Braccan Walk, Bracknell,  Berkshire,RG12 1BE" calcext:value-type="string">
            <text:p>Primark Stores Limited,The Lexicon, 25 Braccan Walk, Bracknell, <text:s/>Berkshire,RG12 1BE</text:p>
          </table:table-cell>
          <table:table-cell table:number-columns-repeated="1019"/>
        </table:table-row>
        <table:table-row table:style-name="ro1">
          <table:table-cell table:content-validation-name="val21" office:value-type="string" calcext:value-type="string">
            <text:p>Wm Morrison Supermarkets PLC</text:p>
          </table:table-cell>
          <table:table-cell office:value-type="string" calcext:value-type="string">
            <text:p>Morrisons Nutmeg, 399 Edgeware Road, Colindale, London</text:p>
          </table:table-cell>
          <table:table-cell table:style-name="ce113" office:value-type="string" calcext:value-type="string">
            <text:p>NW9 0AS</text:p>
          </table:table-cell>
          <table:table-cell office:value-type="string" calcext:value-type="string">
            <text:p>020 8712 1176</text:p>
          </table:table-cell>
          <table:table-cell table:formula="of:=COM.MICROSOFT.TEXTJOIN(&quot;,&quot;; 0; [.A194:.C194])"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number-columns-repeated="1019"/>
        </table:table-row>
        <table:table-row table:style-name="ro1">
          <table:table-cell table:content-validation-name="val11" office:value-type="string" calcext:value-type="string">
            <text:p>Boots UK Limited</text:p>
          </table:table-cell>
          <table:table-cell office:value-type="string" calcext:value-type="string">
            <text:p>14 Harben Parade, South Hampstead, London</text:p>
          </table:table-cell>
          <table:table-cell office:value-type="string" calcext:value-type="string">
            <text:p>NW3 6JP</text:p>
          </table:table-cell>
          <table:table-cell office:value-type="string" calcext:value-type="string">
            <text:p>020 7722 1443</text:p>
          </table:table-cell>
          <table:table-cell table:formula="of:=COM.MICROSOFT.TEXTJOIN(&quot;,&quot;; 0; [.A195:.C195])" office:value-type="string" office:string-value="Boots UK Limited,14 Harben Parade, South Hampstead, London,NW3 6JP" calcext:value-type="string">
            <text:p>Boots UK Limited,14 Harben Parade, South Hampstead, London,NW3 6JP</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Marlowe Arcade, Canterbury, Kent</text:p>
          </table:table-cell>
          <table:table-cell office:value-type="string" calcext:value-type="string">
            <text:p>CT1 2TJ</text:p>
          </table:table-cell>
          <table:table-cell office:value-type="string" calcext:value-type="string">
            <text:p>01227 456002</text:p>
          </table:table-cell>
          <table:table-cell table:formula="of:=COM.MICROSOFT.TEXTJOIN(&quot;,&quot;; 0; [.A196:.C196])" office:value-type="string" office:string-value="Primark Stores Limited,Marlowe Arcade, Canterbury, Kent,CT1 2TJ" calcext:value-type="string">
            <text:p>Primark Stores Limited,Marlowe Arcade, Canterbury, Kent,CT1 2TJ</text:p>
          </table:table-cell>
          <table:table-cell table:number-columns-repeated="1019"/>
        </table:table-row>
        <table:table-row table:style-name="ro1">
          <table:table-cell table:content-validation-name="val18" office:value-type="string" calcext:value-type="string">
            <text:p>Primark Stores Limited</text:p>
          </table:table-cell>
          <table:table-cell office:value-type="string" calcext:value-type="string">
            <text:p>Westwood Cross Shopping Centre, Margate Road, Broadstairs, Kent</text:p>
          </table:table-cell>
          <table:table-cell office:value-type="string" calcext:value-type="string">
            <text:p>CT10 2BF</text:p>
          </table:table-cell>
          <table:table-cell office:value-type="string" calcext:value-type="string">
            <text:p>01843 862757</text:p>
          </table:table-cell>
          <table:table-cell table:formula="of:=COM.MICROSOFT.TEXTJOIN(&quot;,&quot;; 0; [.A197:.C197])"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number-columns-repeated="1019"/>
        </table:table-row>
        <table:table-row table:style-name="ro1">
          <table:table-cell table:content-validation-name="val8" office:value-type="string" calcext:value-type="string">
            <text:p>Co-Op Group Limited</text:p>
          </table:table-cell>
          <table:table-cell office:value-type="string" calcext:value-type="string">
            <text:p>15-17 Central Hill, Gipsy Hill, London</text:p>
          </table:table-cell>
          <table:table-cell office:value-type="string" calcext:value-type="string">
            <text:p>SE19 1BG</text:p>
          </table:table-cell>
          <table:table-cell office:value-type="string" calcext:value-type="string">
            <text:p>0208 670 5044</text:p>
          </table:table-cell>
          <table:table-cell table:formula="of:=COM.MICROSOFT.TEXTJOIN(&quot;,&quot;; 0; [.A198:.C198])" office:value-type="string" office:string-value="Co-Op Group Limited,15-17 Central Hill, Gipsy Hill, London,SE19 1BG" calcext:value-type="string">
            <text:p>Co-Op Group Limited,15-17 Central Hill, Gipsy Hill, London,SE19 1BG</text:p>
          </table:table-cell>
          <table:table-cell table:number-columns-repeated="1019"/>
        </table:table-row>
        <table:table-row table:style-name="ro1" table:number-rows-repeated="1048377">
          <table:table-cell table:number-columns-repeated="1024"/>
        </table:table-row>
        <table:table-row table:style-name="ro1">
          <table:table-cell table:number-columns-repeated="1024"/>
        </table:table-row>
      </table:table>
      <table:table table:name="Travel Expenses Payments Summary"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number-columns-repeated="5"/>
        </table:table-row>
      </table:table>
      <table:table table:name="20190911-Travel Expenses Report" table:style-name="ta1">
        <table:table-column table:style-name="co1" table:default-cell-style-name="Default"/>
        <table:table-column table:style-name="co21" table:default-cell-style-name="Default"/>
        <table:table-column table:style-name="co22" table:default-cell-style-name="ce296"/>
        <table:table-column table:style-name="co23" table:default-cell-style-name="Default"/>
        <table:table-column table:style-name="co1" table:default-cell-style-name="ce296"/>
        <table:table-column table:style-name="co1" table:number-columns-repeated="1019" table:default-cell-style-name="Default"/>
        <table:table-row table:style-name="ro1">
          <table:table-cell office:value-type="string" calcext:value-type="string">
            <text:p>Date Claimed</text:p>
          </table:table-cell>
          <table:table-cell office:value-type="string" calcext:value-type="string">
            <text:p>Date Range</text:p>
          </table:table-cell>
          <table:table-cell office:value-type="string" calcext:value-type="string">
            <text:p>Amount Claimed</text:p>
          </table:table-cell>
          <table:table-cell office:value-type="string" calcext:value-type="string">
            <text:p>Pay Slip ID</text:p>
          </table:table-cell>
          <table:table-cell office:value-type="string" calcext:value-type="string">
            <text:p>Amount Paid</text:p>
          </table:table-cell>
          <table:table-cell table:number-columns-repeated="1019"/>
        </table:table-row>
        <table:table-row table:style-name="ro1">
          <table:table-cell table:style-name="ce259" office:value-type="date" office:date-value="2017-09-10" calcext:value-type="date">
            <text:p>10/09/2017</text:p>
          </table:table-cell>
          <table:table-cell table:style-name="ce259" office:value-type="string" calcext:value-type="string">
            <text:p>29/08/2017-07/09/2017</text:p>
          </table:table-cell>
          <table:table-cell office:value-type="currency" office:currency="GBP" office:value="41.95" calcext:value-type="currency">
            <text:p>£41.95</text:p>
          </table:table-cell>
          <table:table-cell office:value-type="string" calcext:value-type="string">
            <text:p>06/10/2017 - Period 14/2017</text:p>
          </table:table-cell>
          <table:table-cell office:value-type="currency" office:currency="GBP" office:value="67.95" calcext:value-type="currency">
            <text:p>£67.95</text:p>
          </table:table-cell>
          <table:table-cell table:number-columns-repeated="1019"/>
        </table:table-row>
        <table:table-row table:style-name="ro1">
          <table:table-cell table:style-name="ce259" office:value-type="date" office:date-value="2017-09-18" calcext:value-type="date">
            <text:p>18/09/2017</text:p>
          </table:table-cell>
          <table:table-cell table:style-name="ce259" office:value-type="string" calcext:value-type="string">
            <text:p>19/09/2017-17/09/2017</text:p>
          </table:table-cell>
          <table:table-cell office:value-type="currency" office:currency="GBP" office:value="26" calcext:value-type="currency">
            <text:p>£26.00</text:p>
          </table:table-cell>
          <table:table-cell office:value-type="string" calcext:value-type="string">
            <text:p>03/11/2017 - Period 16/2017</text:p>
          </table:table-cell>
          <table:table-cell office:value-type="currency" office:currency="GBP" office:value="28.65" calcext:value-type="currency">
            <text:p>£28.65</text:p>
          </table:table-cell>
          <table:table-cell table:number-columns-repeated="1019"/>
        </table:table-row>
        <table:table-row table:style-name="ro1">
          <table:table-cell table:style-name="ce259" office:value-type="date" office:date-value="2017-10-12" calcext:value-type="date">
            <text:p>12/10/2017</text:p>
          </table:table-cell>
          <table:table-cell table:style-name="ce259" office:value-type="string" calcext:value-type="string">
            <text:p>19/09/2017-28/09/2017</text:p>
          </table:table-cell>
          <table:table-cell office:value-type="currency" office:currency="GBP" office:value="8.25" calcext:value-type="currency">
            <text:p>£8.25</text:p>
          </table:table-cell>
          <table:table-cell office:value-type="string" calcext:value-type="string">
            <text:p>17/11/2017 - Period 17/2017</text:p>
          </table:table-cell>
          <table:table-cell office:value-type="currency" office:currency="GBP" office:value="31.95" calcext:value-type="currency">
            <text:p>£31.95</text:p>
          </table:table-cell>
          <table:table-cell table:number-columns-repeated="1019"/>
        </table:table-row>
        <table:table-row table:style-name="ro1">
          <table:table-cell table:style-name="ce259" office:value-type="date" office:date-value="2017-01-18" calcext:value-type="date">
            <text:p>18/01/2017</text:p>
          </table:table-cell>
          <table:table-cell table:style-name="ce259" office:value-type="string" calcext:value-type="string">
            <text:p>03/010/2017-16/10/2017</text:p>
          </table:table-cell>
          <table:table-cell office:value-type="currency" office:currency="GBP" office:value="20.4" calcext:value-type="currency">
            <text:p>£20.40</text:p>
          </table:table-cell>
          <table:table-cell office:value-type="string" calcext:value-type="string">
            <text:p>15/12/2017 - Period 19/2017</text:p>
          </table:table-cell>
          <table:table-cell office:value-type="currency" office:currency="GBP" office:value="20.2" calcext:value-type="currency">
            <text:p>£20.20</text:p>
          </table:table-cell>
          <table:table-cell table:number-columns-repeated="1019"/>
        </table:table-row>
        <table:table-row table:style-name="ro1">
          <table:table-cell table:style-name="ce259" office:value-type="date" office:date-value="2017-11-02" calcext:value-type="date">
            <text:p>02/11/2017</text:p>
          </table:table-cell>
          <table:table-cell table:style-name="ce259" office:value-type="string" calcext:value-type="string">
            <text:p>17/10/2017-31/11/2017</text:p>
          </table:table-cell>
          <table:table-cell office:value-type="currency" office:currency="GBP" office:value="31.95" calcext:value-type="currency">
            <text:p>£31.95</text:p>
          </table:table-cell>
          <table:table-cell office:value-type="string" calcext:value-type="string">
            <text:p>29/12/2017 - Period 20/2017</text:p>
          </table:table-cell>
          <table:table-cell office:value-type="currency" office:currency="GBP" office:value="35.8" calcext:value-type="currency">
            <text:p>£35.80</text:p>
          </table:table-cell>
          <table:table-cell table:number-columns-repeated="1019"/>
        </table:table-row>
        <table:table-row table:style-name="ro1">
          <table:table-cell table:style-name="ce259" office:value-type="date" office:date-value="2017-11-14" calcext:value-type="date">
            <text:p>14/11/2017</text:p>
          </table:table-cell>
          <table:table-cell table:style-name="ce259" office:value-type="string" calcext:value-type="string">
            <text:p>03/11/2017-09/11/2017</text:p>
          </table:table-cell>
          <table:table-cell office:value-type="currency" office:currency="GBP" office:value="44" calcext:value-type="currency">
            <text:p>£44.00</text:p>
          </table:table-cell>
          <table:table-cell office:value-type="string" calcext:value-type="string">
            <text:p>09/02/2018 - Period 23/2017</text:p>
          </table:table-cell>
          <table:table-cell office:value-type="currency" office:currency="GBP" office:value="34.7" calcext:value-type="currency">
            <text:p>£34.70</text:p>
          </table:table-cell>
          <table:table-cell table:number-columns-repeated="1019"/>
        </table:table-row>
        <table:table-row table:style-name="ro1">
          <table:table-cell table:style-name="ce259" office:value-type="date" office:date-value="2017-12-05" calcext:value-type="date">
            <text:p>05/12/2017</text:p>
          </table:table-cell>
          <table:table-cell table:style-name="ce259" office:value-type="string" calcext:value-type="string">
            <text:p>13/11/2017-29/11/2017</text:p>
          </table:table-cell>
          <table:table-cell office:value-type="currency" office:currency="GBP" office:value="35.8" calcext:value-type="currency">
            <text:p>£35.80</text:p>
          </table:table-cell>
          <table:table-cell office:value-type="string" calcext:value-type="string">
            <text:p>07/09/2018 - Period 12/2018</text:p>
          </table:table-cell>
          <table:table-cell office:value-type="currency" office:currency="GBP" office:value="36.5" calcext:value-type="currency">
            <text:p>£36.50</text:p>
          </table:table-cell>
          <table:table-cell table:number-columns-repeated="1019"/>
        </table:table-row>
        <table:table-row table:style-name="ro1">
          <table:table-cell table:style-name="ce259" office:value-type="date" office:date-value="2018-01-17" calcext:value-type="date">
            <text:p>17/01/2018</text:p>
          </table:table-cell>
          <table:table-cell table:style-name="ce259" office:value-type="string" calcext:value-type="string">
            <text:p>01/12/2017-14/01/2018</text:p>
          </table:table-cell>
          <table:table-cell office:value-type="currency" office:currency="GBP" office:value="34.7" calcext:value-type="currency">
            <text:p>£34.70</text:p>
          </table:table-cell>
          <table:table-cell table:number-columns-repeated="1021"/>
        </table:table-row>
        <table:table-row table:style-name="ro1">
          <table:table-cell table:style-name="ce259" office:value-type="date" office:date-value="2018-02-05" calcext:value-type="date">
            <text:p>05/02/2018</text:p>
          </table:table-cell>
          <table:table-cell table:style-name="ce259" office:value-type="string" calcext:value-type="string">
            <text:p>16/01/2018-04/02/2018</text:p>
          </table:table-cell>
          <table:table-cell office:value-type="currency" office:currency="GBP" office:value="43.9" calcext:value-type="currency">
            <text:p>£43.90</text:p>
          </table:table-cell>
          <table:table-cell table:number-columns-repeated="1021"/>
        </table:table-row>
        <table:table-row table:style-name="ro1">
          <table:table-cell table:style-name="ce259" office:value-type="date" office:date-value="2018-02-19" calcext:value-type="date">
            <text:p>19/02/2018</text:p>
          </table:table-cell>
          <table:table-cell table:style-name="ce259" office:value-type="string" calcext:value-type="string">
            <text:p>13/02/2018-15/02/2018</text:p>
          </table:table-cell>
          <table:table-cell office:value-type="currency" office:currency="GBP" office:value="23.2" calcext:value-type="currency">
            <text:p>£23.20</text:p>
          </table:table-cell>
          <table:table-cell table:number-columns-repeated="1021"/>
        </table:table-row>
        <table:table-row table:style-name="ro1">
          <table:table-cell table:style-name="ce259" office:value-type="date" office:date-value="2018-02-28" calcext:value-type="date">
            <text:p>28/02/2018</text:p>
          </table:table-cell>
          <table:table-cell table:style-name="ce259" office:value-type="string" calcext:value-type="string">
            <text:p>20/02/2018-26/02/2018</text:p>
          </table:table-cell>
          <table:table-cell office:value-type="currency" office:currency="GBP" office:value="17.5" calcext:value-type="currency">
            <text:p>£17.50</text:p>
          </table:table-cell>
          <table:table-cell table:number-columns-repeated="1021"/>
        </table:table-row>
        <table:table-row table:style-name="ro1">
          <table:table-cell table:style-name="ce259" office:value-type="date" office:date-value="2018-08-12" calcext:value-type="date">
            <text:p>12/08/2018</text:p>
          </table:table-cell>
          <table:table-cell table:style-name="ce259" office:value-type="string" calcext:value-type="string">
            <text:p>09/08/2018-10/08/2018</text:p>
          </table:table-cell>
          <table:table-cell office:value-type="currency" office:currency="GBP" office:value="15.6" calcext:value-type="currency">
            <text:p>£15.60</text:p>
          </table:table-cell>
          <table:table-cell table:number-columns-repeated="1021"/>
        </table:table-row>
        <table:table-row table:style-name="ro1">
          <table:table-cell table:style-name="ce259" office:value-type="date" office:date-value="2018-08-19" calcext:value-type="date">
            <text:p>19/08/2018</text:p>
          </table:table-cell>
          <table:table-cell table:style-name="ce259" office:value-type="string" calcext:value-type="string">
            <text:p>10/08/2018-17/08-2018</text:p>
          </table:table-cell>
          <table:table-cell office:value-type="currency" office:currency="GBP" office:value="20.9" calcext:value-type="currency">
            <text:p>£20.90</text:p>
          </table:table-cell>
          <table:table-cell table:number-columns-repeated="1021"/>
        </table:table-row>
        <table:table-row table:style-name="ro1">
          <table:table-cell table:style-name="ce259" office:value-type="date" office:date-value="2018-08-29" calcext:value-type="date">
            <text:p>29/08/2018</text:p>
          </table:table-cell>
          <table:table-cell table:style-name="ce259" office:value-type="string" calcext:value-type="string">
            <text:p>20/08/2018-24/08/2018</text:p>
          </table:table-cell>
          <table:table-cell office:value-type="currency" office:currency="GBP" office:value="9" calcext:value-type="currency">
            <text:p>£9.00</text:p>
          </table:table-cell>
          <table:table-cell table:number-columns-repeated="1021"/>
        </table:table-row>
        <table:table-row table:style-name="ro1">
          <table:table-cell table:style-name="ce259" office:value-type="date" office:date-value="2018-09-02" calcext:value-type="date">
            <text:p>02/09/2018</text:p>
          </table:table-cell>
          <table:table-cell table:style-name="ce259" office:value-type="string" calcext:value-type="string">
            <text:p>29/08/2018-31/08/2018</text:p>
          </table:table-cell>
          <table:table-cell office:value-type="currency" office:currency="GBP" office:value="9.8" calcext:value-type="currency">
            <text:p>£9.80</text:p>
          </table:table-cell>
          <table:table-cell table:number-columns-repeated="1021"/>
        </table:table-row>
        <table:table-row table:style-name="ro1">
          <table:table-cell table:style-name="ce259" office:value-type="date" office:date-value="2018-09-09" calcext:value-type="date">
            <text:p>09/09/2018</text:p>
          </table:table-cell>
          <table:table-cell table:style-name="ce259" office:value-type="string" calcext:value-type="string">
            <text:p>03/09/2018-06/09/2018</text:p>
          </table:table-cell>
          <table:table-cell office:value-type="currency" office:currency="GBP" office:value="26.8" calcext:value-type="currency">
            <text:p>£26.80</text:p>
          </table:table-cell>
          <table:table-cell table:number-columns-repeated="1021"/>
        </table:table-row>
        <table:table-row table:style-name="ro1">
          <table:table-cell table:style-name="ce397"/>
          <table:table-cell table:style-name="ce397" office:value-type="string" calcext:value-type="string">
            <text:p>Grand Total:</text:p>
          </table:table-cell>
          <table:table-cell table:style-name="ce398" table:formula="of:=SUM([.C2:.C17])" office:value-type="currency" office:currency="GBP" office:value="409.75" calcext:value-type="currency">
            <text:p>£409.75</text:p>
          </table:table-cell>
          <table:table-cell table:style-name="ce399"/>
          <table:table-cell table:style-name="ce398" table:formula="of:=SUM([.E2:.E17])" office:value-type="currency" office:currency="GBP" office:value="255.75" calcext:value-type="currency">
            <text:p>£255.75</text:p>
          </table:table-cell>
          <table:table-cell table:style-name="ce399" table:number-columns-repeated="1019"/>
        </table:table-row>
        <table:table-row table:style-name="ro1">
          <table:table-cell table:style-name="ce397"/>
          <table:table-cell table:style-name="ce397" office:value-type="string" calcext:value-type="string">
            <text:p>Deficit:</text:p>
          </table:table-cell>
          <table:table-cell table:style-name="ce398" table:formula="of:=[.C18]-[.E18]" office:value-type="currency" office:currency="GBP" office:value="154" calcext:value-type="currency">
            <text:p>£154.00</text:p>
          </table:table-cell>
          <table:table-cell table:style-name="ce399"/>
          <table:table-cell table:style-name="ce398"/>
          <table:table-cell table:style-name="ce399" table:number-columns-repeated="1019"/>
        </table:table-row>
        <table:table-row table:style-name="ro1" table:number-rows-repeated="3">
          <table:table-cell table:style-name="ce259" table:number-columns-repeated="2"/>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Sheet8" table:style-name="ta1">
        <table:table-column table:style-name="co1" table:default-cell-style-name="ce401"/>
        <table:table-column table:style-name="co1" table:number-columns-repeated="5" table:default-cell-style-name="ce338"/>
        <table:table-column table:style-name="co1" table:default-cell-style-name="Default"/>
        <table:table-row table:style-name="ro4">
          <table:table-cell table:style-name="ce400" office:value-type="string" calcext:value-type="string">
            <text:p>Fri Aug 30</text:p>
          </table:table-cell>
          <table:table-cell office:value-type="string" calcext:value-type="string">
            <text:p>Job 4 of 4 (2 Staff)</text:p>
          </table:table-cell>
          <table:table-cell office:value-type="string" calcext:value-type="string">
            <text:p> </text:p>
          </table:table-cell>
          <table:table-cell office:value-type="string" calcext:value-type="string" table:number-columns-spanned="2" table:number-rows-spanned="1">
            <text:p>On Site Times</text:p>
          </table:table-cell>
          <table:covered-table-cell table:style-name="Default"/>
          <table:table-cell table:style-name="Default"/>
          <table:table-cell/>
        </table:table-row>
        <table:table-row table:style-name="ro5">
          <table:table-cell/>
          <table:table-cell office:value-type="string" calcext:value-type="string">
            <text:p>Account No: 100401</text:p>
            <text:p/>
            <text:p>Branch No: GLBSW</text:p>
            <text:p/>
            <text:p>Job No: 552862</text:p>
          </table:table-cell>
          <table:table-cell office:value-type="string" calcext:value-type="string">
            <text:p>Co-Operative Group Food Limited</text:p>
            <text:p>Wandsworth-Buckhold Square</text:p>
            <text:p>4 Buckhold Square</text:p>
            <text:p>Wandsworth</text:p>
            <text:p>SW18 4JS</text:p>
            <text:p/>
            <text:p/>
            <text:p>Telephone: 0208 871 4114</text:p>
            <text:p/>
            <text:p/>
            <text:p>Baseline Productivity Target : 2200</text:p>
          </table:table-cell>
          <table:table-cell office:value-type="string" calcext:value-type="string">
            <text:p>Car No: PT000 </text:p>
          </table:table-cell>
          <table:table-cell office:value-type="string" calcext:value-type="string">
            <text:p>Manager: </text:p>
            <text:p>Supervisor: </text:p>
            <text:p>Control Desk: </text:p>
            <text:p>Auditor: </text:p>
            <text:p>Counter: </text:p>
            <text:p>Early Counter: </text:p>
            <text:p>Planner: </text:p>
            <text:p>Buddy: </text:p>
            <text:p>Pharm Super: </text:p>
            <text:p>Pharm: </text:p>
            <text:p>Comet DA: </text:p>
          </table:table-cell>
          <table:table-cell office:value-type="string" calcext:value-type="string">
            <text:p>00:00</text:p>
            <text:p>06:00</text:p>
            <text:p>00:00</text:p>
            <text:p>00:00</text:p>
            <text:p>06:00</text:p>
            <text:p>-</text:p>
            <text:p>00:00</text:p>
            <text:p>00:00</text:p>
            <text:p>00:00</text:p>
            <text:p>00:00</text:p>
            <text:p>-</text:p>
          </table:table-cell>
          <table:table-cell/>
        </table:table-row>
        <table:table-row table:style-name="ro1">
          <table:table-cell/>
          <table:table-cell office:value-type="string" calcext:value-type="string" table:number-columns-spanned="5" table:number-rows-spanned="1">
            <text:p> </text:p>
          </table:table-cell>
          <table:covered-table-cell table:number-columns-repeated="4" table:style-name="Default"/>
          <table:table-cell/>
        </table:table-row>
        <table:table-row table:style-name="ro6">
          <table:table-cell/>
          <table:table-cell office:value-type="string" calcext:value-type="string">
            <text:p> </text:p>
          </table:table-cell>
          <table:table-cell office:value-type="string" calcext:value-type="string" table:number-columns-spanned="2" table:number-rows-spanned="1">
            <text:p> </text:p>
          </table:table-cell>
          <table:covered-table-cell table:style-name="Default"/>
          <table:table-cell office:value-type="string" calcext:value-type="string" table:number-columns-spanned="2" table:number-rows-spanned="1">
            <text:p>SUPERVISOR MUST ENSURE THE -1 DAY PRECALL TO THE STORE IS MADE (FRIDAY IF COUNT IS MONDAY) - BOOKSTOCK REFRESH TO BE CARRIED OUT</text:p>
          </table:table-cell>
          <table:covered-table-cell table:style-name="Default"/>
          <table:table-cell/>
        </table:table-row>
        <table:table-row table:style-name="ro1">
          <table:table-cell/>
          <table:table-cell table:style-name="ce401" table:number-columns-repeated="6"/>
        </table:table-row>
        <table:table-row table:style-name="ro1">
          <table:table-cell/>
          <table:table-cell office:value-type="string" calcext:value-type="string">
            <text:p>Begum</text:p>
          </table:table-cell>
          <table:table-cell office:value-type="string" calcext:value-type="string">
            <text:p>Jahenara</text:p>
          </table:table-cell>
          <table:table-cell office:value-type="string" calcext:value-type="string">
            <text:p>Supervisor</text:p>
          </table:table-cell>
          <table:table-cell office:value-type="string" calcext:value-type="string">
            <text:p>PT000</text:p>
          </table:table-cell>
          <table:table-cell office:value-type="string" calcext:value-type="string">
            <text:p> </text:p>
          </table:table-cell>
          <table:table-cell/>
        </table:table-row>
        <table:table-row table:style-name="ro1">
          <table:table-cell/>
          <table:table-cell table:style-name="ce401" table:number-columns-repeated="5"/>
          <table:table-cell/>
        </table:table-row>
        <table:table-row table:style-name="ro1">
          <table:table-cell/>
          <table:table-cell office:value-type="string" calcext:value-type="string">
            <text:p>Tran</text:p>
          </table:table-cell>
          <table:table-cell office:value-type="string" calcext:value-type="string">
            <text:p>Hoang Duy</text:p>
          </table:table-cell>
          <table:table-cell office:value-type="string" calcext:value-type="string">
            <text:p>Counter</text:p>
          </table:table-cell>
          <table:table-cell office:value-type="string" calcext:value-type="string">
            <text:p>PT000 </text:p>
          </table:table-cell>
          <table:table-cell office:value-type="string" calcext:value-type="string">
            <text:p> </text:p>
          </table:table-cell>
          <table:table-cell/>
        </table:table-row>
        <table:table-row table:style-name="ro1">
          <table:table-cell table:number-columns-repeated="7"/>
        </table:table-row>
        <table:table-row table:style-name="ro1">
          <table:table-cell/>
          <table:table-cell table:style-name="ce401" table:number-columns-repeated="5"/>
          <table:table-cell/>
        </table:table-row>
        <table:table-row table:style-name="ro1" table:number-rows-repeated="3">
          <table:table-cell table:number-columns-repeated="7"/>
        </table:table-row>
        <table:table-row table:style-name="ro1">
          <table:table-cell table:number-columns-repeated="5"/>
          <table:table-cell table:style-name="Default"/>
          <table:table-cell/>
        </table:table-row>
        <table:table-row table:style-name="ro1" table:number-rows-repeated="6">
          <table:table-cell table:number-columns-repeated="7"/>
        </table:table-row>
        <table:table-row table:style-name="ro1">
          <table:table-cell table:number-columns-repeated="7"/>
        </table:table-row>
      </table:table>
      <table:table table:name="Sorted Address" table:style-name="ta1">
        <table:table-column table:style-name="co35" table:default-cell-style-name="ce377"/>
        <table:table-column table:style-name="co36" table:default-cell-style-name="ce377"/>
        <table:table-column table:style-name="co1" table:default-cell-style-name="ce377"/>
        <table:table-column table:style-name="co37" table:default-cell-style-name="ce169"/>
        <table:table-column table:style-name="co1" table:number-columns-repeated="6" table:default-cell-style-name="ce377"/>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5"/>
        </table:table-row>
        <table:table-row table:style-name="ro1">
          <table:table-cell table:content-validation-name="val11"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2:.C2])"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3:.C3])" office:value-type="string" office:string-value="Boots UK Limited, 200 Bishopsgate, London,EC2M 4NR" calcext:value-type="string">
            <text:p>Boots UK Limited, 200 Bishopsgate, London,EC2M 4NR</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4:.C4])" office:value-type="string" office:string-value="Boots UK Limited,122 Holborn, London,EC1N 2TD" calcext:value-type="string">
            <text:p>Boots UK Limited,122 Holborn, London,EC1N 2TD</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5:.C5])" office:value-type="string" office:string-value="Boots UK Limited,127a Kensington High St, Kensington, London,W8 5SF" calcext:value-type="string">
            <text:p>Boots UK Limited,127a Kensington High St, Kensington, London,W8 5SF</text:p>
          </table:table-cell>
          <table:table-cell table:number-columns-repeated="5"/>
        </table:table-row>
        <table:table-row table:style-name="ro1">
          <table:table-cell table:content-validation-name="val12"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6:.C6])"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7:.C7])" office:value-type="string" office:string-value="Boots UK Limited,54-58, High St Maidenhead, Berkshire,SL6 1PY" calcext:value-type="string">
            <text:p>Boots UK Limited,54-58, High St Maidenhead, Berkshire,SL6 1P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8:.C8])" office:value-type="string" office:string-value="Boots UK Limited,60-64 George St, Richmond,TW9 1HF" calcext:value-type="string">
            <text:p>Boots UK Limited,60-64 George St, Richmond,TW9 1HF</text:p>
          </table:table-cell>
          <table:table-cell/>
          <table:table-cell table:style-name="ce146"/>
          <table:table-cell table:number-columns-repeated="3"/>
        </table:table-row>
        <table:table-row table:style-name="ro1">
          <table:table-cell table:content-validation-name="val11"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9:.C9])" office:value-type="string" office:string-value="Boots UK Limited,Cab Road, Waterloo Station, Newington, London,SE1 7LY" calcext:value-type="string">
            <text:p>Boots UK Limited,Cab Road, Waterloo Station, Newington, London,SE1 7L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10:.C1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1:.C11])" office:value-type="string" office:string-value="Boots UK Limited,Unit 9 The Tandem Centre, London,SW19 2TY" calcext:value-type="string">
            <text:p>Boots UK Limited,Unit 9 The Tandem Centre, London,SW19 2T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12:.C12])" office:value-type="string" office:string-value="Boots UK Limited,Unit Msu2, Whitefriars Shopping Centre Gravel Walk Canterbury,CT1 2TF" calcext:value-type="string">
            <text:p>Boots UK Limited,Unit Msu2, Whitefriars Shopping Centre Gravel Walk Canterbury,CT1 2TF</text:p>
          </table:table-cell>
          <table:table-cell/>
          <table:table-cell table:style-name="ce146"/>
          <table:table-cell table:number-columns-repeated="3"/>
        </table:table-row>
        <table:table-row table:style-name="ro1">
          <table:table-cell table:content-validation-name="val11"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3:.C13])"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5"/>
        </table:table-row>
        <table:table-row table:style-name="ro1">
          <table:table-cell table:content-validation-name="val14"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14:.C14])"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5"/>
        </table:table-row>
        <table:table-row table:style-name="ro1">
          <table:table-cell table:content-validation-name="val11"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15:.C15])" office:value-type="string" office:string-value="Burberry Limited,121 Regent Street, London,W1B 4TB" calcext:value-type="string">
            <text:p>Burberry Limited,121 Regent Street, London,W1B 4TB</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16:.C16])" office:value-type="string" office:string-value="Claires Accessories Uk Ltd,76 St Johns Road London Greater London,SW11 1PT" calcext:value-type="string">
            <text:p>Claires Accessories Uk Ltd,76 St Johns Road London Greater London,SW11 1PT</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7:.C17])"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5"/>
        </table:table-row>
        <table:table-row table:style-name="ro1">
          <table:table-cell table:content-validation-name="val16"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18:.C18])"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19:.C19])"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20:.C20])" office:value-type="string" office:string-value="Claires Accessories Uk Ltd,Unit 225 St Nicholas Way, Sutton,SM1 1AX" calcext:value-type="string">
            <text:p>Claires Accessories Uk Ltd,Unit 225 St Nicholas Way, Sutton,SM1 1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21:.C21])"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22:.C22])" office:value-type="string" office:string-value="Co-Op Group Limited,107 - 109 Streatham Vale, Streatham, London,SW16 5SQ" calcext:value-type="string">
            <text:p>Co-Op Group Limited,107 - 109 Streatham Vale, Streatham, London,SW16 5SQ</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23:.C23])" office:value-type="string" office:string-value="Co-Op Group Limited,15-17 Northcote Rd, Clapham, London,SW11 1NG" calcext:value-type="string">
            <text:p>Co-Op Group Limited,15-17 Northcote Rd, Clapham, London,SW11 1NG</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24:.C24])" office:value-type="string" office:string-value="Co-Op Group Limited,176 – 178, Sternhold Avenue, Streatham, London,SW2 4RU" calcext:value-type="string">
            <text:p>Co-Op Group Limited,176 – 178, Sternhold Avenue, Streatham, London,SW2 4RU</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25:.C25])"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26:.C26])" office:value-type="string" office:string-value="Co-Op Group Limited,193 Balham High Road, London,SW12 9BE" calcext:value-type="string">
            <text:p>Co-Op Group Limited,193 Balham High Road, London,SW12 9B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27:.C27])" office:value-type="string" office:string-value="Co-Op Group Limited,215-221 Preston Rd, Wembley,HA9 8NF" calcext:value-type="string">
            <text:p>Co-Op Group Limited,215-221 Preston Rd, Wembley,HA9 8NF</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28:.C28])" office:value-type="string" office:string-value="Co-Op Group Limited,227-233 Munster Road, Fulham, London,SW6 6BT" calcext:value-type="string">
            <text:p>Co-Op Group Limited,227-233 Munster Road, Fulham, London,SW6 6B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29:.C29])" office:value-type="string" office:string-value="Co-Op Group Limited,250-254 Kentish Town Road, Kentish Town, London,NW5 2AB" calcext:value-type="string">
            <text:p>Co-Op Group Limited,250-254 Kentish Town Road, Kentish Town, London,NW5 2AB</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30:.C30])" office:value-type="string" office:string-value="Co-Op Group Limited,27-37 Battersea Bridge Road Battersea London,SW11 3BA" calcext:value-type="string">
            <text:p>Co-Op Group Limited,27-37 Battersea Bridge Road Battersea London,SW11 3BA</text:p>
          </table:table-cell>
          <table:table-cell table:number-columns-repeated="5"/>
        </table:table-row>
        <table:table-row table:style-name="ro1">
          <table:table-cell table:content-validation-name="val8"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31:.C31])" office:value-type="string" office:string-value="Co-Op Group Limited,271-273 City Road, Islington, London,EC1V 1LA" calcext:value-type="string">
            <text:p>Co-Op Group Limited,271-273 City Road, Islington, London,EC1V 1LA</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32:.C32])" office:value-type="string" office:string-value="Co-Op Group Limited,28-32 Denmark Hill, Camberwell, London,SE5 8RZ" calcext:value-type="string">
            <text:p>Co-Op Group Limited,28-32 Denmark Hill, Camberwell, London,SE5 8RZ</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33:.C33])" office:value-type="string" office:string-value="Co-Op Group Limited,38 The Broadway, Thames Ditton, Surrey,KT7 0JW" calcext:value-type="string">
            <text:p>Co-Op Group Limited,38 The Broadway, Thames Ditton, Surrey,KT7 0JW</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34:.C34])" office:value-type="string" office:string-value="Co-Op Group Limited,38-40 Randlesdown Road, Bellingham, London,SE6 3BT" calcext:value-type="string">
            <text:p>Co-Op Group Limited,38-40 Randlesdown Road, Bellingham, London,SE6 3B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35:.C35])" office:value-type="string" office:string-value="Co-Op Group Limited,384 Long Ln, Uxbridge,UB10 9PG" calcext:value-type="string">
            <text:p>Co-Op Group Limited,384 Long Ln, Uxbridge,UB10 9PG</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36:.C36])" office:value-type="string" office:string-value="Co-Op Group Limited,4 Buckhold Rd, London,SW18 4JS" calcext:value-type="string">
            <text:p>Co-Op Group Limited,4 Buckhold Rd, London,SW18 4JS</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37:.C37])" office:value-type="string" office:string-value="Co-Op Group Limited,40 Balham Hill, Wandsworth, London,SW12 9EL" calcext:value-type="string">
            <text:p>Co-Op Group Limited,40 Balham Hill, Wandsworth, London,SW12 9EL</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38:.C38])" office:value-type="string" office:string-value="Co-Op Group Limited,50 Parsons Green Lane, London,SW6 4HU" calcext:value-type="string">
            <text:p>Co-Op Group Limited,50 Parsons Green Lane, London,SW6 4HU</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39:.C39])" office:value-type="string" office:string-value="Co-Op Group Limited,51-53 Green Lane, Addlestone,KT15 2TX" calcext:value-type="string">
            <text:p>Co-Op Group Limited,51-53 Green Lane, Addlestone,KT15 2T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40:.C40])" office:value-type="string" office:string-value="Co-Op Group Limited,56-58 Abbeville Road, Clapham,SW4 9NF" calcext:value-type="string">
            <text:p>Co-Op Group Limited,56-58 Abbeville Road, Clapham,SW4 9NF</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41:.C41])" office:value-type="string" office:string-value="Co-Op Group Limited,6 Station Parade, London,W4 3HD" calcext:value-type="string">
            <text:p>Co-Op Group Limited,6 Station Parade, London,W4 3HD</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42:.C42])" office:value-type="string" office:string-value="Co-Op Group Limited,68 - 74 Coombe Lane, Raynes Park, London,SW20 0AX" calcext:value-type="string">
            <text:p>Co-Op Group Limited,68 - 74 Coombe Lane, Raynes Park, London,SW20 0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43:.C43])" office:value-type="string" office:string-value="Co-Op Group Limited,73-75 Upper Richmond Road, Putney, Greater London,SW15 2SR" calcext:value-type="string">
            <text:p>Co-Op Group Limited,73-75 Upper Richmond Road, Putney, Greater London,SW15 2SR</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44:.C44])" office:value-type="string" office:string-value="Co-Op Group Limited,90 Inner Park Rd, Wimbledon, London,SW19 6DA" calcext:value-type="string">
            <text:p>Co-Op Group Limited,90 Inner Park Rd, Wimbledon, London,SW19 6DA</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45:.C45])"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46:.C46])" office:value-type="string" office:string-value="Co-Op Group Limited,Childs Hill, 713 Finchley Rd, London,NW11 2JN" calcext:value-type="string">
            <text:p>Co-Op Group Limited,Childs Hill, 713 Finchley Rd, London,NW11 2JN</text:p>
          </table:table-cell>
          <table:table-cell table:number-columns-repeated="5"/>
        </table:table-row>
        <table:table-row table:style-name="ro4">
          <table:table-cell table:content-validation-name="val8"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47:.C47])"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48:.C48])" office:value-type="string" office:string-value="Co-Op Group Limited,Fairview Rd, Norbury, London,SW16 5PY" calcext:value-type="string">
            <text:p>Co-Op Group Limited,Fairview Rd, Norbury, London,SW16 5PY</text:p>
          </table:table-cell>
          <table:table-cell table:number-columns-repeated="5"/>
        </table:table-row>
        <table:table-row table:style-name="ro1">
          <table:table-cell table:content-validation-name="val8"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49:.C49])" office:value-type="string" office:string-value="Co-Op Group Limited,Food, 276-288 Kingston Road, Wimbledon Chase,SW20 8LX" calcext:value-type="string">
            <text:p>Co-Op Group Limited,Food, 276-288 Kingston Road, Wimbledon Chase,SW20 8LX</text:p>
          </table:table-cell>
          <table:table-cell table:number-columns-repeated="5"/>
        </table:table-row>
        <table:table-row table:style-name="ro1">
          <table:table-cell table:content-validation-name="val8"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50:.C50])"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 &quot;; 0; [.A51:.C51])" office:value-type="string" office:string-value="Co-Op Group Limited, Retail (Raynes Park) 68 - 74 Coombe Lane Raynes Park London, SW20 0AX" calcext:value-type="string">
            <text:p>Co-Op Group Limited, Retail (Raynes Park) 68 - 74 Coombe Lane Raynes Park London, SW20 0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52:.C52])" office:value-type="string" office:string-value="Co-Op Group Limited,The Old Anchor, 71 Richmond Rd, Twickenham,KT4 8DR" calcext:value-type="string">
            <text:p>Co-Op Group Limited,The Old Anchor, 71 Richmond Rd, Twickenham,KT4 8DR</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53:.C53])"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5"/>
        </table:table-row>
        <table:table-row table:style-name="ro1">
          <table:table-cell table:content-validation-name="val8"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54:.C54])"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55:.C55])"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56:.C56])"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5"/>
        </table:table-row>
        <table:table-row table:style-name="ro4">
          <table:table-cell table:content-validation-name="val8"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57:.C57])"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5"/>
        </table:table-row>
        <table:table-row table:style-name="ro1">
          <table:table-cell table:content-validation-name="val8"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58:.C58])" office:value-type="string" office:string-value="Evans Cycles Limited,48 Richmond Road Kingston Surrey,KT2 5EE" calcext:value-type="string">
            <text:p>Evans Cycles Limited,48 Richmond Road Kingston Surrey,KT2 5EE</text:p>
          </table:table-cell>
          <table:table-cell table:number-columns-repeated="5"/>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59:.C59])"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5"/>
        </table:table-row>
        <table:table-row table:style-name="ro1">
          <table:table-cell table:content-validation-name="val13"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60:.C60])" office:value-type="string" office:string-value="Hallhuber GmbH,Ariel Way, Westfield, White City, London,W12 7GF" calcext:value-type="string">
            <text:p>Hallhuber GmbH,Ariel Way, Westfield, White City, London,W12 7GF</text:p>
          </table:table-cell>
          <table:table-cell table:number-columns-repeated="5"/>
        </table:table-row>
        <table:table-row table:style-name="ro1">
          <table:table-cell table:content-validation-name="val13"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61:.C61])" office:value-type="string" office:string-value="Hallhuber GmbH,C/O House of Fraser, 101 Victoria St, Victoria, London,SW1E 6QT" calcext:value-type="string">
            <text:p>Hallhuber GmbH,C/O House of Fraser, 101 Victoria St, Victoria, London,SW1E 6QT</text:p>
          </table:table-cell>
          <table:table-cell table:number-columns-repeated="5"/>
        </table:table-row>
        <table:table-row table:style-name="ro1">
          <table:table-cell table:content-validation-name="val8"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62:.C62])" office:value-type="string" office:string-value="Harvey Nichols Group Limited,109 - 125 Knightsbridge London,SW1X 7RJ" calcext:value-type="string">
            <text:p>Harvey Nichols Group Limited,109 - 125 Knightsbridge London,SW1X 7RJ</text:p>
          </table:table-cell>
          <table:table-cell table:number-columns-repeated="5"/>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63:.C63])" office:value-type="string" office:string-value="Heal’s PLC,49-51 Eden St, Kingston upon Thames,KT1 1BW" calcext:value-type="string">
            <text:p>Heal’s PLC,49-51 Eden St, Kingston upon Thames,KT1 1BW</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64:.C64])"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65:.C65])" office:value-type="string" office:string-value="Homebase Group Limited,10 Beckenham Hill Road, Catford,SE6 3NU" calcext:value-type="string">
            <text:p>Homebase Group Limited,10 Beckenham Hill Road, Catford,SE6 3NU</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66:.C66])" office:value-type="string" office:string-value="Homebase Group Limited,241 Kidbrooke Park Road, Kidbrooke, London,SE3 9PP" calcext:value-type="string">
            <text:p>Homebase Group Limited,241 Kidbrooke Park Road, Kidbrooke, London,SE3 9PP</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67:.C67])" office:value-type="string" office:string-value="Homebase Group Limited,Kingston, 229-253 Kingston Road, New Malden,KT3 3SW" calcext:value-type="string">
            <text:p>Homebase Group Limited,Kingston, 229-253 Kingston Road, New Malden,KT3 3SW</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68:.C68])" office:value-type="string" office:string-value="Homebase Group Limited,Swandon way, Wandsworth, London,SW18 1EW" calcext:value-type="string">
            <text:p>Homebase Group Limited,Swandon way, Wandsworth, London,SW18 1EW</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69:.C69])" office:value-type="string" office:string-value="Homebase Group Limited,The Causeway, Staines,TW18 3AP" calcext:value-type="string">
            <text:p>Homebase Group Limited,The Causeway, Staines,TW18 3AP</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70:.C70])" office:value-type="string" office:string-value="Homebase Group Limited,Weir Road, Wimbledon, London,SW19 8UG" calcext:value-type="string">
            <text:p>Homebase Group Limited,Weir Road, Wimbledon, London,SW19 8UG</text:p>
          </table:table-cell>
          <table:table-cell table:number-columns-repeated="5"/>
        </table:table-row>
        <table:table-row table:style-name="ro1">
          <table:table-cell table:content-validation-name="val8"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71:.C71])"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5"/>
        </table:table-row>
        <table:table-row table:style-name="ro1">
          <table:table-cell table:content-validation-name="val8"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72:.C72])" office:value-type="string" office:string-value="L K Bennett Limited,Unit 18-21, Duke Of York Square, London,SW3 4SG" calcext:value-type="string">
            <text:p>L K Bennett Limited,Unit 18-21, Duke Of York Square, London,SW3 4SG</text:p>
          </table:table-cell>
          <table:table-cell table:number-columns-repeated="5"/>
        </table:table-row>
        <table:table-row table:style-name="ro1">
          <table:table-cell table:content-validation-name="val8"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73:.C73])" office:value-type="string" office:string-value="Leyland SDM Limited,347-349 Kings Road, Chelsea, London,SW3 5UZ" calcext:value-type="string">
            <text:p>Leyland SDM Limited,347-349 Kings Road, Chelsea, London,SW3 5UZ</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74:.C74])" office:value-type="string" office:string-value="Oliver Bonas,101-103 Balham High Rd, London,SW12 9AP" calcext:value-type="string">
            <text:p>Oliver Bonas,101-103 Balham High Rd, London,SW12 9AP</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75:.C75])"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76:.C76])" office:value-type="string" office:string-value="Oliver Bonas,Unit A, 57-69 Parsons Green Lane, London,SW64HU" calcext:value-type="string">
            <text:p>Oliver Bonas,Unit A, 57-69 Parsons Green Lane, London,SW64HU</text:p>
          </table:table-cell>
          <table:table-cell table:number-columns-repeated="5"/>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77:.C77])"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5"/>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78:.C78])"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5"/>
        </table:table-row>
        <table:table-row table:style-name="ro1">
          <table:table-cell table:content-validation-name="val8"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79:.C79])" office:value-type="string" office:string-value="Paperchase Limited ,346 - 348 High Road Chiswick London,W4 5TA" calcext:value-type="string">
            <text:p>Paperchase Limited ,346 - 348 High Road Chiswick London,W4 5TA</text:p>
          </table:table-cell>
          <table:table-cell table:number-columns-repeated="5"/>
        </table:table-row>
        <table:table-row table:style-name="ro1">
          <table:table-cell table:content-validation-name="val8"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80:.C80])" office:value-type="string" office:string-value="Paperchase Limited ,62 Northcote Road Northcote Road,SW11 1PA" calcext:value-type="string">
            <text:p>Paperchase Limited ,62 Northcote Road Northcote Road,SW11 1PA</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81:.C81])" office:value-type="string" office:string-value="Poundland Limited, 78-80 High Street, The Exchange, Putney, London,SW15 1RB" calcext:value-type="string">
            <text:p>Poundland Limited, 78-80 High Street, The Exchange, Putney, London,SW15 1R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82:.C82])" office:value-type="string" office:string-value="Poundland Limited,106-110 High Street, New Malden, Surrey,KT3 4EU" calcext:value-type="string">
            <text:p>Poundland Limited,106-110 High Street, New Malden, Surrey,KT3 4EU</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83:.C83])" office:value-type="string" office:string-value="Poundland Limited,118 High Street, Waltham Cross, London,EN8 7BX" calcext:value-type="string">
            <text:p>Poundland Limited,118 High Street, Waltham Cross, London,EN8 7B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84:.C84])" office:value-type="string" office:string-value="Poundland Limited,12/18 Crown Hill, Croydon, Surrey,CR0 1RZ" calcext:value-type="string">
            <text:p>Poundland Limited,12/18 Crown Hill, Croydon, Surrey,CR0 1R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85:.C85])" office:value-type="string" office:string-value="Poundland Limited,122-124 Tolworth Broadway, Surbiton,KT6 7HT" calcext:value-type="string">
            <text:p>Poundland Limited,122-124 Tolworth Broadway, Surbiton,KT6 7HT</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86:.C86])" office:value-type="string" office:string-value="Poundland Limited,131-135 Burnt Oak Broadway, Edgware,HA8 5EL" calcext:value-type="string">
            <text:p>Poundland Limited,131-135 Burnt Oak Broadway, Edgware,HA8 5EL</text:p>
          </table:table-cell>
          <table:table-cell table:number-columns-repeated="5"/>
        </table:table-row>
        <table:table-row table:style-name="ro1">
          <table:table-cell table:content-validation-name="val8"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87:.C87])" office:value-type="string" office:string-value="Poundland Limited,143-151 High Street, Penge, London,SE20 7DS" calcext:value-type="string">
            <text:p>Poundland Limited,143-151 High Street, Penge, London,SE20 7DS</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88:.C88])" office:value-type="string" office:string-value="Poundland Limited,148 Streatham High Road, Streatham, London,SW16 1DF" calcext:value-type="string">
            <text:p>Poundland Limited,148 Streatham High Road, Streatham, London,SW16 1DF</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89:.C89])" office:value-type="string" office:string-value="Poundland Limited,167-169 High Street, Chatham, Kent,ME4 4BA" calcext:value-type="string">
            <text:p>Poundland Limited,167-169 High Street, Chatham, Kent,ME4 4BA</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90:.C90])" office:value-type="string" office:string-value="Poundland Limited,172-176 Kilbur High Road, Kilburn,NW6 4JD" calcext:value-type="string">
            <text:p>Poundland Limited,172-176 Kilbur High Road, Kilburn,NW6 4JD</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91:.C91])" office:value-type="string" office:string-value="Poundland Limited,177 Central Road, Worcester Park, Surrey,KT4 8DR" calcext:value-type="string">
            <text:p>Poundland Limited,177 Central Road, Worcester Park, Surrey,KT4 8DR</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92:.C92])" office:value-type="string" office:string-value="Poundland Limited,27 Wheatfield Way, Kingston Upon Thames, Surrey,KT1 2NU" calcext:value-type="string">
            <text:p>Poundland Limited,27 Wheatfield Way, Kingston Upon Thames, Surrey,KT1 2NU</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93:.C93])" office:value-type="string" office:string-value="Poundland Limited,39-41 Seven Sisters Road, Holloway, London,N7 6AX" calcext:value-type="string">
            <text:p>Poundland Limited,39-41 Seven Sisters Road, Holloway, London,N7 6A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94:.C94])" office:value-type="string" office:string-value="Poundland Limited,420 Brixton Road, Brixton, London,SW9 7AE" calcext:value-type="string">
            <text:p>Poundland Limited,420 Brixton Road, Brixton, London,SW9 7AE</text:p>
          </table:table-cell>
          <table:table-cell table:number-columns-repeated="5"/>
        </table:table-row>
        <table:table-row table:style-name="ro1">
          <table:table-cell table:content-validation-name="val8"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95:.C95])" office:value-type="string" office:string-value="Poundland Limited,435/441 High Road, Middlesex, Wembley,HA9 7AE" calcext:value-type="string">
            <text:p>Poundland Limited,435/441 High Road, Middlesex, Wembley,HA9 7AE</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96:.C96])"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97:.C97])" office:value-type="string" office:string-value="Poundland Limited,46 High St, Epsom,KT19 8AJ" calcext:value-type="string">
            <text:p>Poundland Limited,46 High St, Epsom,KT19 8AJ</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98:.C98])" office:value-type="string" office:string-value="Poundland Limited,464-466, Brixton Rd, Brixton, London,SW9 8ED" calcext:value-type="string">
            <text:p>Poundland Limited,464-466, Brixton Rd, Brixton, London,SW9 8ED</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99:.C99])" office:value-type="string" office:string-value="Poundland Limited,48-54 St Stephens Street Norwich Norfolk,NR1 3SH" calcext:value-type="string">
            <text:p>Poundland Limited,48-54 St Stephens Street Norwich Norfolk,NR1 3SH</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100:.C100])" office:value-type="string" office:string-value="Poundland Limited,53-57 High St, Bromley,BR1 1JY" calcext:value-type="string">
            <text:p>Poundland Limited,53-57 High St, Bromley,BR1 1JY</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101:.C101])" office:value-type="string" office:string-value="Poundland Limited,530-536 High Rd, London,N17 9SX" calcext:value-type="string">
            <text:p>Poundland Limited,530-536 High Rd, London,N17 9S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102:.C102])" office:value-type="string" office:string-value="Poundland Limited,55-57 Powis Street, Woolwich, London,SE18 6HZ" calcext:value-type="string">
            <text:p>Poundland Limited,55-57 Powis Street, Woolwich, London,SE18 6H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103:.C103])" office:value-type="string" office:string-value="Poundland Limited,57-63 Tooting High Street, Tooting, London ,SW17 0SP" calcext:value-type="string">
            <text:p>Poundland Limited,57-63 Tooting High Street, Tooting, London ,SW17 0SP</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04:.C104])" office:value-type="string" office:string-value="Poundland Limited,78-80 High Street The Exchange Putney London,SW15 1RB " calcext:value-type="string">
            <text:p>Poundland Limited,78-80 High Street The Exchange Putney London,SW15 1RB </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05:.C105])" office:value-type="string" office:string-value="Poundland Limited,Butterfly Walk, Denmark Hill, Camberwell, London,SE5 8RW" calcext:value-type="string">
            <text:p>Poundland Limited,Butterfly Walk, Denmark Hill, Camberwell, London,SE5 8RW</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06:.C106])" office:value-type="string" office:string-value="Poundland Limited,Limited 163-165 Balham High Road Balham,SW12 8BG" calcext:value-type="string">
            <text:p>Poundland Limited,Limited 163-165 Balham High Road Balham,SW12 8BG</text:p>
          </table:table-cell>
          <table:table-cell table:number-columns-repeated="5"/>
        </table:table-row>
        <table:table-row table:style-name="ro1">
          <table:table-cell table:content-validation-name="val8"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107:.C107])" office:value-type="string" office:string-value="Poundland Limited,Unit 1, 49/63 King Street, Hammersmith, Greater London,W6 9HW" calcext:value-type="string">
            <text:p>Poundland Limited,Unit 1, 49/63 King Street, Hammersmith, Greater London,W6 9HW</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108:.C108])" office:value-type="string" office:string-value="Poundland Limited,Unit 12a/13 Pentagon Shopping Centre Chatham Kent,ME4 4HY " calcext:value-type="string">
            <text:p>Poundland Limited,Unit 12a/13 Pentagon Shopping Centre Chatham Kent,ME4 4HY </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109:.C109])"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110:.C11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11:.C111])" office:value-type="string" office:string-value="Poundland Limited,Unit 48, Kings Mall, Hammersmith, London,W6 0PZ" calcext:value-type="string">
            <text:p>Poundland Limited,Unit 48, Kings Mall, Hammersmith, London,W6 0P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112:.C112])" office:value-type="string" office:string-value="Poundland Limited,Unit A, 492 - 500 High Road, Wembley, Middlesex,HA9 7BH" calcext:value-type="string">
            <text:p>Poundland Limited,Unit A, 492 - 500 High Road, Wembley, Middlesex,HA9 7BH</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113:.C113])"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5"/>
        </table:table-row>
        <table:table-row table:style-name="ro1">
          <table:table-cell table:content-validation-name="val8"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114:.C114])" office:value-type="string" office:string-value="Savers Health and Beauty Limited,118-120 High Street, Acton, London,W3 6QX" calcext:value-type="string">
            <text:p>Savers Health and Beauty Limited,118-120 High Street, Acton, London,W3 6QX</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15:.C115])" office:value-type="string" office:string-value="Space NK Limited,2/2a Church Street, Kingston-upon-Thames, Surrey,KT1 1RJ" calcext:value-type="string">
            <text:p>Space NK Limited,2/2a Church Street, Kingston-upon-Thames, Surrey,KT1 1RJ</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116:.C116])" office:value-type="string" office:string-value="Space NK Limited,205 New King's Rd, Fulham, London,SW6 4SR" calcext:value-type="string">
            <text:p>Space NK Limited,205 New King's Rd, Fulham, London,SW6 4SR</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117:.C117])" office:value-type="string" office:string-value="Space NK Limited,27 Duke Of York Square, London,SW3 4LY" calcext:value-type="string">
            <text:p>Space NK Limited,27 Duke Of York Square, London,SW3 4LY</text:p>
          </table:table-cell>
          <table:table-cell table:number-columns-repeated="4"/>
          <table:table-cell office:value-type="string" calcext:value-type="string">
            <text:p>sw19 3jt</text:p>
          </table:table-cell>
        </table:table-row>
        <table:table-row table:style-name="ro1">
          <table:table-cell table:content-validation-name="val8"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118:.C118])" office:value-type="string" office:string-value="Space NK Limited,3 Kensington Church Street, London,W8 4LB" calcext:value-type="string">
            <text:p>Space NK Limited,3 Kensington Church Street, London,W8 4LB</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119:.C119])" office:value-type="string" office:string-value="Space NK Limited,Space N K, 34 Hill Street, Richmond, Surrey,TW9 1TW" calcext:value-type="string">
            <text:p>Space NK Limited,Space N K, 34 Hill Street, Richmond, Surrey,TW9 1TW</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120:.C120])"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121:.C121])" office:value-type="string" office:string-value="Superdrug,125 High Street, Penge, London,SE20 7DS" calcext:value-type="string">
            <text:p>Superdrug,125 High Street, Penge, London,SE20 7D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122:.C122])" office:value-type="string" office:string-value="Superdrug,138-140 Rushey Green, Catford, London,SE6 4HQ" calcext:value-type="string">
            <text:p>Superdrug,138-140 Rushey Green, Catford, London,SE6 4HQ</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23:.C123])" office:value-type="string" office:string-value="Superdrug,1491-1493, London Rd, Norbury, London,SW16 3LU" calcext:value-type="string">
            <text:p>Superdrug,1491-1493, London Rd, Norbury, London,SW16 3LU</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124:.C124])" office:value-type="string" office:string-value="Superdrug,150 High Street, Sutton, Surrey,SM1 1NS" calcext:value-type="string">
            <text:p>Superdrug,150 High Street, Sutton, Surrey,SM1 1N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25:.C125])" office:value-type="string" office:string-value="Superdrug,156-158 Clapham High St, Clapham, London,SW4 7UG" calcext:value-type="string">
            <text:p>Superdrug,156-158 Clapham High St, Clapham, London,SW4 7UG</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26:.C126])" office:value-type="string" office:string-value="Superdrug,19 Tooting High St, Tooting, London,SW17 0SN" calcext:value-type="string">
            <text:p>Superdrug,19 Tooting High St, Tooting, London,SW17 0SN</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27:.C127])" office:value-type="string" office:string-value="Superdrug,19/20 The Broadway Southall Middlesex ,UB1 1JR" calcext:value-type="string">
            <text:p>Superdrug,19/20 The Broadway Southall Middlesex ,UB1 1JR</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128:.C128])" office:value-type="string" office:string-value="Superdrug,2-8 Station Rd, Hayes,UB3 4DA" calcext:value-type="string">
            <text:p>Superdrug,2-8 Station Rd, Hayes,UB3 4DA</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129:.C129])" office:value-type="string" office:string-value="Superdrug,2-8, Station Road, Hayes,UB3 4DA" calcext:value-type="string">
            <text:p>Superdrug,2-8, Station Road, Hayes,UB3 4DA</text:p>
          </table:table-cell>
          <table:table-cell table:number-columns-repeated="5"/>
        </table:table-row>
        <table:table-row table:style-name="ro1">
          <table:table-cell table:content-validation-name="val8"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130:.C130])" office:value-type="string" office:string-value="Superdrug,228 Southwark Park Road, Bermondsey, London,SE16 3RW" calcext:value-type="string">
            <text:p>Superdrug,228 Southwark Park Road, Bermondsey, London,SE16 3RW</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131:.C131])" office:value-type="string" office:string-value="Superdrug,297-301, Station Rd Harrow Middlesex,HA1 2TA" calcext:value-type="string">
            <text:p>Superdrug,297-301, Station Rd Harrow Middlesex,HA1 2TA</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32:.C132])" office:value-type="string" office:string-value="Superdrug,36 St John's Rd, Battersea, London,SW11 1PW" calcext:value-type="string">
            <text:p>Superdrug,36 St John's Rd, Battersea, London,SW11 1PW</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133:.C133])" office:value-type="string" office:string-value="Superdrug,37-39 Broad Street Teddington,TW11 8QZ" calcext:value-type="string">
            <text:p>Superdrug,37-39 Broad Street Teddington,TW11 8QZ</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134:.C134])" office:value-type="string" office:string-value="Superdrug,371-375, Walworth Road, Walworth, London,SE17 2AL" calcext:value-type="string">
            <text:p>Superdrug,371-375, Walworth Road, Walworth, London,SE17 2AL</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135:.C135])" office:value-type="string" office:string-value="Superdrug,40 Clarence St, Kingston upon Thames,KT1 1NR" calcext:value-type="string">
            <text:p>Superdrug,40 Clarence St, Kingston upon Thames,KT1 1NR</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36:.C136])" office:value-type="string" office:string-value="Superdrug,41, High Street Walton On Thames Surrey ,KT12 1DH " calcext:value-type="string">
            <text:p>Superdrug,41, High Street Walton On Thames Surrey ,KT12 1DH </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137:.C137])" office:value-type="string" office:string-value="Superdrug,6-8 Upper Wickham Lane, Welling, Kent,DA16 3HE" calcext:value-type="string">
            <text:p>Superdrug,6-8 Upper Wickham Lane, Welling, Kent,DA16 3HE</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138:.C138])" office:value-type="string" office:string-value="Superdrug,Centre Court Shopping Centre, 104/105, London,SW19 8YE" calcext:value-type="string">
            <text:p>Superdrug,Centre Court Shopping Centre, 104/105, London,SW19 8YE</text:p>
          </table:table-cell>
          <table:table-cell table:number-columns-repeated="5"/>
        </table:table-row>
        <table:table-row table:style-name="ro1">
          <table:table-cell table:content-validation-name="val8"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139:.C139])" office:value-type="string" office:string-value="Superdrug,Retail, 471-487 Kings Road, Chelsea, London,SW10 0LU" calcext:value-type="string">
            <text:p>Superdrug,Retail, 471-487 Kings Road, Chelsea, London,SW10 0LU</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140:.C140])" office:value-type="string" office:string-value="Superdrug,Unit 2, 128/134 Queensway, London,W2 6LS" calcext:value-type="string">
            <text:p>Superdrug,Unit 2, 128/134 Queensway, London,W2 6L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141:.C141])" office:value-type="string" office:string-value="Superdrug,Unit 2, The Bull, 262 Upper Richmond Rd, London,SW14 7JE" calcext:value-type="string">
            <text:p>Superdrug,Unit 2, The Bull, 262 Upper Richmond Rd, London,SW14 7JE</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42:.C142])" office:value-type="string" office:string-value="Superdrug,Unit 3, 142 -170 Streatham Hill, London,SW2 4RS" calcext:value-type="string">
            <text:p>Superdrug,Unit 3, 142 -170 Streatham Hill, London,SW2 4R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143:.C143])" office:value-type="string" office:string-value="Superdrug,Units 1-4, Trinity Parade High Street Hounslow Middlesex,TW3 1HG" calcext:value-type="string">
            <text:p>Superdrug,Units 1-4, Trinity Parade High Street Hounslow Middlesex,TW3 1HG</text:p>
          </table:table-cell>
          <table:table-cell table:number-columns-repeated="5"/>
        </table:table-row>
        <table:table-row table:style-name="ro1">
          <table:table-cell table:content-validation-name="val17"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44:.C144])"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5"/>
        </table:table-row>
        <table:table-row table:style-name="ro1">
          <table:table-cell table:content-validation-name="val10"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145:.C145])"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5"/>
        </table:table-row>
        <table:table-row table:style-name="ro1">
          <table:table-cell table:content-validation-name="val8"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146:.C146])"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5"/>
        </table:table-row>
        <table:table-row table:style-name="ro1">
          <table:table-cell table:content-validation-name="val9"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147:.C147])" office:value-type="string" office:string-value="Trotters Childrenswear &amp; Accessories Ltd,3 Gorst Road, London,NW10 6LA" calcext:value-type="string">
            <text:p>Trotters Childrenswear &amp; Accessories Ltd,3 Gorst Road, London,NW10 6LA</text:p>
          </table:table-cell>
          <table:table-cell table:number-columns-repeated="4"/>
          <table:table-cell office:value-type="string" calcext:value-type="string">
            <text:p>sw19 3jt</text:p>
          </table:table-cell>
        </table:table-row>
        <table:table-row table:style-name="ro1">
          <table:table-cell table:content-validation-name="val8"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148:.C148])" office:value-type="string" office:string-value="W H Smith Plc,(Travel) Heathrow Airport, Terminal 2, Hounslow,TW6 1LN" calcext:value-type="string">
            <text:p>W H Smith Plc,(Travel) Heathrow Airport, Terminal 2, Hounslow,TW6 1LN</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49:.C149])" office:value-type="string" office:string-value="W H Smith Plc,(Travel) Heathrow Airport, Terminal 3, Hounslow,TW6 1QB" calcext:value-type="string">
            <text:p>W H Smith Plc,(Travel) Heathrow Airport, Terminal 3, Hounslow,TW6 1QB</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50:.C15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51:.C151])" office:value-type="string" office:string-value="W H Smith Plc,21 - 23 The Broadway Ealing, London,W5 2NH" calcext:value-type="string">
            <text:p>W H Smith Plc,21 - 23 The Broadway Ealing, London,W5 2NH</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52:.C152])" office:value-type="string" office:string-value="W H Smith Plc,Gatwick Airport, North Terminal, Gatwick, West Sussex,RH6 0PJ" calcext:value-type="string">
            <text:p>W H Smith Plc,Gatwick Airport, North Terminal, Gatwick, West Sussex,RH6 0PJ</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153:.C153])" office:value-type="string" office:string-value="W H Smith Plc,Victoria Railway Station, Victoria Street, London,SW1V 1JT" calcext:value-type="string">
            <text:p>W H Smith Plc,Victoria Railway Station, Victoria Street, London,SW1V 1JT</text:p>
          </table:table-cell>
          <table:table-cell table:number-columns-repeated="5"/>
        </table:table-row>
        <table:table-row table:style-name="ro1">
          <table:table-cell table:content-validation-name="val8"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54:.C154])" office:value-type="string" office:string-value="Waterstones Booksellers Limited,150-152 King's Rd, Chelsea, London,SW3 3NR" calcext:value-type="string">
            <text:p>Waterstones Booksellers Limited,150-152 King's Rd, Chelsea, London,SW3 3NR</text:p>
          </table:table-cell>
          <table:table-cell table:number-columns-repeated="5"/>
        </table:table-row>
        <table:table-row table:style-name="ro1">
          <table:table-cell table:content-validation-name="val8"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55:.C155])" office:value-type="string" office:string-value="Waterstones Booksellers Limited,187 Piccadilly, St. James's, London,W1J 9LE" calcext:value-type="string">
            <text:p>Waterstones Booksellers Limited,187 Piccadilly, St. James's, London,W1J 9LE</text:p>
          </table:table-cell>
          <table:table-cell table:number-columns-repeated="5"/>
        </table:table-row>
        <table:table-row table:style-name="ro1">
          <table:table-cell table:content-validation-name="val11"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156:.C156])" office:value-type="string" office:string-value="Waterstones Booksellers Limited,2-6, Hill Street, Richmond, Surrey,TW10 6UA" calcext:value-type="string">
            <text:p>Waterstones Booksellers Limited,2-6, Hill Street, Richmond, Surrey,TW10 6UA</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157:.C157])" office:value-type="string" office:string-value="Waterstones Booksellers Limited,82 Gower Street London,WC1E 6EQ" calcext:value-type="string">
            <text:p>Waterstones Booksellers Limited,82 Gower Street London,WC1E 6EQ</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158:.C158])"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59:.C159])"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5"/>
        </table:table-row>
        <table:table-row table:style-name="ro1">
          <table:table-cell table:content-validation-name="val8"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160:.C16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61:.C161])"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62:.C162])"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63:.C163])"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5"/>
        </table:table-row>
        <table:table-row table:style-name="ro4">
          <table:table-cell table:content-validation-name="val8"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164:.C164])"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65:.C165])"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66:.C166])" office:value-type="string" office:string-value="Wilkinson Group PLC,78-80 High St, Epsom,KT19 8BA" calcext:value-type="string">
            <text:p>Wilkinson Group PLC,78-80 High St, Epsom,KT19 8BA</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167:.C167])" office:value-type="string" office:string-value="Wilkinson Group PLC,90- 94 The Broadway West Ealing,W13 0SA" calcext:value-type="string">
            <text:p>Wilkinson Group PLC,90- 94 The Broadway West Ealing,W13 0SA</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168:.C168])" office:value-type="string" office:string-value="Wilkinson Group PLC,The Broadway, Wimbledon, London,SW19 1QD" calcext:value-type="string">
            <text:p>Wilkinson Group PLC,The Broadway, Wimbledon, London,SW19 1QD</text:p>
          </table:table-cell>
          <table:table-cell table:number-columns-repeated="4"/>
          <table:table-cell office:value-type="string" calcext:value-type="string">
            <text:p>sw19 3jt</text:p>
          </table:table-cell>
        </table:table-row>
      </table:table>
      <table:named-expressions/>
      <table:database-ranges>
        <table:database-range table:name="addresses" table:target-range-address="Addresses.A2:Addresses.C4000" table:on-update-keep-styles="true" table:on-update-keep-size="false">
          <table:sort>
            <table:sort-by table:field-number="0" table:data-type="automatic"/>
          </table:sort>
        </table:database-range>
        <table:database-range table:name="__Anonymous_Sheet_DB__2" table:target-range-address="Company.A1:Company.B13">
          <table:sort>
            <table:sort-by table:field-number="0" table:data-type="automatic"/>
          </table:sort>
        </table:database-range>
        <table:database-range table:name="__Anonymous_Sheet_DB__7" table:target-range-address="'Sorted Address'.A2:'Sorted Address'.J168"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4:29:38.759355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01:52:08.142019863</meta:creation-date>
    <dc:date>2020-02-03T06:19:36.145344951</dc:date>
    <meta:editing-duration>P4DT1H38M31S</meta:editing-duration>
    <meta:editing-cycles>1355</meta:editing-cycles>
    <meta:generator>LibreOffice/6.0.7.3$Linux_X86_64 LibreOffice_project/00m0$Build-3</meta:generator>
    <meta:document-statistic meta:table-count="8" meta:cell-count="5989" meta:object-count="0"/>
  </office:meta>
</office:document-meta>
</file>